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6.77mm"/>
    </style:style>
    <style:style style:name="co4" style:family="table-column">
      <style:table-column-properties fo:break-before="auto" style:column-width="17.16mm"/>
    </style:style>
    <style:style style:name="co5" style:family="table-column">
      <style:table-column-properties fo:break-before="auto" style:column-width="17.36mm"/>
    </style:style>
    <style:style style:name="co6" style:family="table-column">
      <style:table-column-properties fo:break-before="auto" style:column-width="8.77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20.74mm"/>
    </style:style>
    <style:style style:name="co9" style:family="table-column">
      <style:table-column-properties fo:break-before="auto" style:column-width="4.2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6.0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27">
      <style:table-cell-properties fo:background-color="#eeeee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27">
      <style:table-cell-properties fo:background-color="#99ccff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27"/>
    <style:style style:name="ce18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27">
      <style:table-cell-properties fo:background-color="#ff99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27">
      <style:table-cell-properties fo:background-color="#ffffc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124"/>
    <style:style style:name="ce6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27">
      <style:table-cell-properties fo:background-color="#ccff99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">
      <style:text-properties style:font-name="Arial" style:font-name-asian="Microsoft YaHei" style:font-name-complex="Mangal"/>
    </style:style>
    <style:style style:name="ce12" style:family="table-cell" style:parent-style-name="Default" style:data-style-name="N1"/>
    <style:style style:name="ce13" style:family="table-cell" style:parent-style-name="Default" style:data-style-name="N127">
      <style:table-cell-properties fo:background-color="#7e0021" style:text-align-source="fix" style:repeat-content="false"/>
      <style:paragraph-properties fo:text-align="center" fo:margin-left="0mm"/>
      <style:text-properties fo:color="#ff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 style:data-style-name="N127">
      <style:table-cell-properties fo:background-color="#ffff00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27">
      <style:table-cell-properties fo:background-color="#ffff00"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1">
      <style:table-cell-properties fo:background-color="#ffff00"/>
      <style:text-properties style:font-name="Arial" style:font-name-asian="Microsoft YaHei" style:font-name-complex="Mangal"/>
    </style:style>
    <style:style style:name="ce35" style:family="table-cell" style:parent-style-name="Default" style:data-style-name="N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_2" table:style-name="ta1" table:print="false">
        <table:shapes>
          <draw:frame draw:z-index="0" draw:style-name="gr1" draw:text-style-name="P1" svg:width="289.44mm" svg:height="103.98mm" svg:x="284.92mm" svg:y="29.18mm">
            <loext:p draw:notify-on-update-of-ranges="Sheet1_2.B3:Sheet1_2.B258 Sheet1_2.C2:Sheet1_2.C2 Sheet1_2.C3:Sheet1_2.C258 Sheet1_2.D2:Sheet1_2.D2 Sheet1_2.D3:Sheet1_2.D258 Sheet1_2.E2:Sheet1_2.E2 Sheet1_2.E3:Sheet1_2.E25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97.26mm" svg:height="154.16mm" svg:x="287.11mm" svg:y="143.51mm">
            <loext:p draw:notify-on-update-of-ranges="Sheet1_2.H2:Sheet1_2.H258 Sheet1_2.J2:Sheet1_2.J258 Sheet1_2.K2:Sheet1_2.K25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53.65mm" svg:height="131.54mm" svg:x="298.55mm" svg:y="337.27mm">
            <loext:p draw:notify-on-update-of-ranges="Sheet1_2.M2:Sheet1_2.M25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default-cell-style-name="Default"/>
        <table:table-column table:style-name="co12" table:default-cell-style-name="ce12"/>
        <table:table-column table:style-name="co9" table:default-cell-style-name="ce5"/>
        <table:table-column table:style-name="co12" table:default-cell-style-name="Default"/>
        <table:table-column table:style-name="co12" table:default-cell-style-name="ce12"/>
        <table:table-column table:style-name="co9" table:default-cell-style-name="ce5"/>
        <table:table-column table:style-name="co12" table:number-columns-repeated="6" table:default-cell-style-name="Default"/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SPWM</text:p>
          </table:table-cell>
          <table:covered-table-cell table:number-columns-repeated="2" table:style-name="ce18"/>
          <table:table-cell table:style-name="ce2"/>
          <table:table-cell table:style-name="ce6"/>
          <table:table-cell table:style-name="ce15" office:value-type="string" calcext:value-type="string" table:number-columns-spanned="4" table:number-rows-spanned="1">
            <text:p>SVPWM</text:p>
          </table:table-cell>
          <table:covered-table-cell table:style-name="ce15"/>
          <table:covered-table-cell table:number-columns-repeated="2" table:style-name="ce18"/>
          <table:table-cell table:style-name="ce2"/>
          <table:table-cell office:value-type="string" calcext:value-type="string">
            <text:p>Sine</text:p>
          </table:table-cell>
          <table:table-cell table:style-name="ce15"/>
          <table:table-cell/>
          <table:table-cell office:value-type="string" calcext:value-type="string">
            <text:p>Square</text:p>
          </table:table-cell>
          <table:table-cell table:style-name="ce15"/>
          <table:table-cell table:number-columns-repeated="6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6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1"/>
          <table:table-cell table:style-name="ce13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9"/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formula="of:=[.$A$3]*SIN(RADIANS([.B3]))" office:value-type="float" office:value="0" calcext:value-type="float">
            <text:p>0,0</text:p>
          </table:table-cell>
          <table:table-cell table:formula="of:=[.$A$3]*SIN(RADIANS([.B3]-120))" office:value-type="float" office:value="-220.836477965032" calcext:value-type="float">
            <text:p>-220,8</text:p>
          </table:table-cell>
          <table:table-cell table:formula="of:=[.$A$3]*SIN(RADIANS([.B3]+120))" office:value-type="float" office:value="220.836477965032" calcext:value-type="float">
            <text:p>220,8</text:p>
          </table:table-cell>
          <table:table-cell table:style-name="ce10"/>
          <table:table-cell table:style-name="ce6" table:formula="of:=(MIN([.C3];[.D3];[.E3])+MAX([.C3];[.D3];[.E3]))/2" office:value-type="float" office:value="0" calcext:value-type="float">
            <text:p>0,0</text:p>
          </table:table-cell>
          <table:table-cell table:style-name="ce26" table:formula="of:=((([.C3]-[.G3]+[.$A$3])/2)*[.$V$3])-[.$W$3]" office:value-type="float" office:value="127.2625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]-[.G3]+[.$A$3])/2" office:value-type="float" office:value="17.0817610174841" calcext:value-type="float">
            <text:p>17</text:p>
          </table:table-cell>
          <table:table-cell table:style-name="ce12" table:formula="of:=([.E3]-[.G3]+[.$A$3])/2" office:value-type="float" office:value="237.918238982516" calcext:value-type="float">
            <text:p>238</text:p>
          </table:table-cell>
          <table:table-cell table:style-name="ce10"/>
          <table:table-cell table:formula="of:=([.$A$3]+[.C3])/2" office:value-type="float" office:value="127.5" calcext:value-type="float">
            <text:p>128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AX([.H3:.H278])" office:value-type="float" office:value="254.791297992684" calcext:value-type="float">
            <text:p>255</text:p>
          </table:table-cell>
          <table:table-cell table:style-name="ce26" table:formula="of:=[.S3]-[.S4]" office:value-type="float" office:value="255.057595985368" calcext:value-type="float">
            <text:p>255</text:p>
          </table:table-cell>
          <table:table-cell/>
          <table:table-cell office:value-type="float" office:value="1.155" calcext:value-type="float">
            <text:p>1,1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table:formula="of:=[.B3]+1.40625" office:value-type="float" office:value="1.40625" calcext:value-type="float">
            <text:p>1,40625</text:p>
          </table:table-cell>
          <table:table-cell table:formula="of:=[.$A$3]*SIN(RADIANS([.B4]))" office:value-type="float" office:value="6.25801327334263" calcext:value-type="float">
            <text:p>6,3</text:p>
          </table:table-cell>
          <table:table-cell table:formula="of:=[.$A$3]*SIN(RADIANS([.B4]-120))" office:value-type="float" office:value="-223.898972783344" calcext:value-type="float">
            <text:p>-223,9</text:p>
          </table:table-cell>
          <table:table-cell table:formula="of:=[.$A$3]*SIN(RADIANS([.B4]+120))" office:value-type="float" office:value="217.640959510001" calcext:value-type="float">
            <text:p>217,6</text:p>
          </table:table-cell>
          <table:table-cell table:style-name="ce10"/>
          <table:table-cell table:style-name="ce6" table:formula="of:=(MIN([.C4];[.D4];[.E4])+MAX([.C4];[.D4];[.E4]))/2" office:value-type="float" office:value="-3.12900663667133" calcext:value-type="float">
            <text:p>-3,1</text:p>
          </table:table-cell>
          <table:table-cell table:style-name="ce26" table:formula="of:=((([.C4]-[.G4]+[.$A$3])/2)*[.$V$3])-[.$W$3]" office:value-type="float" office:value="132.683503998033" calcext:value-type="float">
            <text:p>1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]-[.G4]+[.$A$3])/2" office:value-type="float" office:value="17.1150169266637" calcext:value-type="float">
            <text:p>17</text:p>
          </table:table-cell>
          <table:table-cell table:style-name="ce12" table:formula="of:=([.E4]-[.G4]+[.$A$3])/2" office:value-type="float" office:value="237.884983073336" calcext:value-type="float">
            <text:p>238</text:p>
          </table:table-cell>
          <table:table-cell table:style-name="ce10"/>
          <table:table-cell table:formula="of:=([.$A$3]+[.C4])/2" office:value-type="float" office:value="130.629006636671" calcext:value-type="float">
            <text:p>1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IN([.H3:.H278])" office:value-type="float" office:value="-0.266297992684219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B4]+1.40625" office:value-type="float" office:value="2.8125" calcext:value-type="float">
            <text:p>2,8125</text:p>
          </table:table-cell>
          <table:table-cell table:formula="of:=[.$A$3]*SIN(RADIANS([.B5]))" office:value-type="float" office:value="12.5122569534916" calcext:value-type="float">
            <text:p>12,5</text:p>
          </table:table-cell>
          <table:table-cell table:formula="of:=[.$A$3]*SIN(RADIANS([.B5]-120))" office:value-type="float" office:value="-226.826599232573" calcext:value-type="float">
            <text:p>-226,8</text:p>
          </table:table-cell>
          <table:table-cell table:formula="of:=[.$A$3]*SIN(RADIANS([.B5]+120))" office:value-type="float" office:value="214.314342279082" calcext:value-type="float">
            <text:p>214,3</text:p>
          </table:table-cell>
          <table:table-cell table:style-name="ce10"/>
          <table:table-cell table:style-name="ce6" table:formula="of:=(MIN([.C5];[.D5];[.E5])+MAX([.C5];[.D5];[.E5]))/2" office:value-type="float" office:value="-6.25612847674582" calcext:value-type="float">
            <text:p>-6,3</text:p>
          </table:table-cell>
          <table:table-cell table:style-name="ce26" table:formula="of:=((([.C5]-[.G5]+[.$A$3])/2)*[.$V$3])-[.$W$3]" office:value-type="float" office:value="138.101242585962" calcext:value-type="float">
            <text:p>1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]-[.G5]+[.$A$3])/2" office:value-type="float" office:value="17.2147646220863" calcext:value-type="float">
            <text:p>17</text:p>
          </table:table-cell>
          <table:table-cell table:style-name="ce12" table:formula="of:=([.E5]-[.G5]+[.$A$3])/2" office:value-type="float" office:value="237.785235377914" calcext:value-type="float">
            <text:p>238</text:p>
          </table:table-cell>
          <table:table-cell table:style-name="ce10"/>
          <table:table-cell table:formula="of:=([.$A$3]+[.C5])/2" office:value-type="float" office:value="133.756128476746" calcext:value-type="float">
            <text:p>1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]+1.40625" office:value-type="float" office:value="4.21875" calcext:value-type="float">
            <text:p>4,21875</text:p>
          </table:table-cell>
          <table:table-cell table:formula="of:=[.$A$3]*SIN(RADIANS([.B6]))" office:value-type="float" office:value="18.7589637179152" calcext:value-type="float">
            <text:p>18,8</text:p>
          </table:table-cell>
          <table:table-cell table:formula="of:=[.$A$3]*SIN(RADIANS([.B6]-120))" office:value-type="float" office:value="-229.617593820018" calcext:value-type="float">
            <text:p>-229,6</text:p>
          </table:table-cell>
          <table:table-cell table:formula="of:=[.$A$3]*SIN(RADIANS([.B6]+120))" office:value-type="float" office:value="210.858630102103" calcext:value-type="float">
            <text:p>210,9</text:p>
          </table:table-cell>
          <table:table-cell table:style-name="ce10"/>
          <table:table-cell table:style-name="ce6" table:formula="of:=(MIN([.C6];[.D6];[.E6])+MAX([.C6];[.D6];[.E6]))/2" office:value-type="float" office:value="-9.37948185895759" calcext:value-type="float">
            <text:p>-9,4</text:p>
          </table:table-cell>
          <table:table-cell table:style-name="ce26" table:formula="of:=((([.C6]-[.G6]+[.$A$3])/2)*[.$V$3])-[.$W$3]" office:value-type="float" office:value="143.512452320644" calcext:value-type="float">
            <text:p>1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]-[.G6]+[.$A$3])/2" office:value-type="float" office:value="17.3809440194699" calcext:value-type="float">
            <text:p>17</text:p>
          </table:table-cell>
          <table:table-cell table:style-name="ce12" table:formula="of:=([.E6]-[.G6]+[.$A$3])/2" office:value-type="float" office:value="237.61905598053" calcext:value-type="float">
            <text:p>238</text:p>
          </table:table-cell>
          <table:table-cell table:style-name="ce10"/>
          <table:table-cell table:formula="of:=([.$A$3]+[.C6])/2" office:value-type="float" office:value="136.879481858958" calcext:value-type="float">
            <text:p>1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]+1.40625" office:value-type="float" office:value="5.625" calcext:value-type="float">
            <text:p>5,625</text:p>
          </table:table-cell>
          <table:table-cell table:formula="of:=[.$A$3]*SIN(RADIANS([.B7]))" office:value-type="float" office:value="24.994370784038" calcext:value-type="float">
            <text:p>25,0</text:p>
          </table:table-cell>
          <table:table-cell table:formula="of:=[.$A$3]*SIN(RADIANS([.B7]-120))" office:value-type="float" office:value="-232.2702753549" calcext:value-type="float">
            <text:p>-232,3</text:p>
          </table:table-cell>
          <table:table-cell table:formula="of:=[.$A$3]*SIN(RADIANS([.B7]+120))" office:value-type="float" office:value="207.275904570862" calcext:value-type="float">
            <text:p>207,3</text:p>
          </table:table-cell>
          <table:table-cell table:style-name="ce10"/>
          <table:table-cell table:style-name="ce6" table:formula="of:=(MIN([.C7];[.D7];[.E7])+MAX([.C7];[.D7];[.E7]))/2" office:value-type="float" office:value="-12.497185392019" calcext:value-type="float">
            <text:p>-12,5</text:p>
          </table:table-cell>
          <table:table-cell table:style-name="ce26" table:formula="of:=((([.C7]-[.G7]+[.$A$3])/2)*[.$V$3])-[.$W$3]" office:value-type="float" office:value="148.913873691673" calcext:value-type="float">
            <text:p>1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]-[.G7]+[.$A$3])/2" office:value-type="float" office:value="17.6134550185596" calcext:value-type="float">
            <text:p>18</text:p>
          </table:table-cell>
          <table:table-cell table:style-name="ce12" table:formula="of:=([.E7]-[.G7]+[.$A$3])/2" office:value-type="float" office:value="237.38654498144" calcext:value-type="float">
            <text:p>237</text:p>
          </table:table-cell>
          <table:table-cell table:style-name="ce10"/>
          <table:table-cell table:formula="of:=([.$A$3]+[.C7])/2" office:value-type="float" office:value="139.997185392019" calcext:value-type="float">
            <text:p>1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]+1.40625" office:value-type="float" office:value="7.03125" calcext:value-type="float">
            <text:p>7,03125</text:p>
          </table:table-cell>
          <table:table-cell table:formula="of:=[.$A$3]*SIN(RADIANS([.B8]))" office:value-type="float" office:value="31.2147221758001" calcext:value-type="float">
            <text:p>31,2</text:p>
          </table:table-cell>
          <table:table-cell table:formula="of:=[.$A$3]*SIN(RADIANS([.B8]-120))" office:value-type="float" office:value="-234.783045961053" calcext:value-type="float">
            <text:p>-234,8</text:p>
          </table:table-cell>
          <table:table-cell table:formula="of:=[.$A$3]*SIN(RADIANS([.B8]+120))" office:value-type="float" office:value="203.568323785253" calcext:value-type="float">
            <text:p>203,6</text:p>
          </table:table-cell>
          <table:table-cell table:style-name="ce10"/>
          <table:table-cell table:style-name="ce6" table:formula="of:=(MIN([.C8];[.D8];[.E8])+MAX([.C8];[.D8];[.E8]))/2" office:value-type="float" office:value="-15.6073610879" calcext:value-type="float">
            <text:p>-15,6</text:p>
          </table:table-cell>
          <table:table-cell table:style-name="ce26" table:formula="of:=((([.C8]-[.G8]+[.$A$3])/2)*[.$V$3])-[.$W$3]" office:value-type="float" office:value="154.302253084787" calcext:value-type="float">
            <text:p>1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]-[.G8]+[.$A$3])/2" office:value-type="float" office:value="17.9121575634235" calcext:value-type="float">
            <text:p>18</text:p>
          </table:table-cell>
          <table:table-cell table:style-name="ce12" table:formula="of:=([.E8]-[.G8]+[.$A$3])/2" office:value-type="float" office:value="237.087842436577" calcext:value-type="float">
            <text:p>237</text:p>
          </table:table-cell>
          <table:table-cell table:style-name="ce10"/>
          <table:table-cell table:formula="of:=([.$A$3]+[.C8])/2" office:value-type="float" office:value="143.1073610879" calcext:value-type="float">
            <text:p>1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]+1.40625" office:value-type="float" office:value="8.4375" calcext:value-type="float">
            <text:p>8,4375</text:p>
          </table:table-cell>
          <table:table-cell table:formula="of:=[.$A$3]*SIN(RADIANS([.B9]))" office:value-type="float" office:value="37.4162709861172" calcext:value-type="float">
            <text:p>37,4</text:p>
          </table:table-cell>
          <table:table-cell table:formula="of:=[.$A$3]*SIN(RADIANS([.B9]-120))" office:value-type="float" office:value="-237.154392039423" calcext:value-type="float">
            <text:p>-237,2</text:p>
          </table:table-cell>
          <table:table-cell table:formula="of:=[.$A$3]*SIN(RADIANS([.B9]+120))" office:value-type="float" office:value="199.738121053306" calcext:value-type="float">
            <text:p>199,7</text:p>
          </table:table-cell>
          <table:table-cell table:style-name="ce10"/>
          <table:table-cell table:style-name="ce6" table:formula="of:=(MIN([.C9];[.D9];[.E9])+MAX([.C9];[.D9];[.E9]))/2" office:value-type="float" office:value="-18.7081354930586" calcext:value-type="float">
            <text:p>-18,7</text:p>
          </table:table-cell>
          <table:table-cell table:style-name="ce26" table:formula="of:=((([.C9]-[.G9]+[.$A$3])/2)*[.$V$3])-[.$W$3]" office:value-type="float" office:value="159.674344741724" calcext:value-type="float">
            <text:p>1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]-[.G9]+[.$A$3])/2" office:value-type="float" office:value="18.2768717268178" calcext:value-type="float">
            <text:p>18</text:p>
          </table:table-cell>
          <table:table-cell table:style-name="ce12" table:formula="of:=([.E9]-[.G9]+[.$A$3])/2" office:value-type="float" office:value="236.723128273182" calcext:value-type="float">
            <text:p>237</text:p>
          </table:table-cell>
          <table:table-cell table:style-name="ce10"/>
          <table:table-cell table:formula="of:=([.$A$3]+[.C9])/2" office:value-type="float" office:value="146.208135493059" calcext:value-type="float">
            <text:p>1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]+1.40625" office:value-type="float" office:value="9.84375" calcext:value-type="float">
            <text:p>9,84375</text:p>
          </table:table-cell>
          <table:table-cell table:formula="of:=[.$A$3]*SIN(RADIANS([.B10]))" office:value-type="float" office:value="43.5952816338768" calcext:value-type="float">
            <text:p>43,6</text:p>
          </table:table-cell>
          <table:table-cell table:formula="of:=[.$A$3]*SIN(RADIANS([.B10]-120))" office:value-type="float" office:value="-239.382885179802" calcext:value-type="float">
            <text:p>-239,4</text:p>
          </table:table-cell>
          <table:table-cell table:formula="of:=[.$A$3]*SIN(RADIANS([.B10]+120))" office:value-type="float" office:value="195.787603545926" calcext:value-type="float">
            <text:p>195,8</text:p>
          </table:table-cell>
          <table:table-cell table:style-name="ce10"/>
          <table:table-cell table:style-name="ce6" table:formula="of:=(MIN([.C10];[.D10];[.E10])+MAX([.C10];[.D10];[.E10]))/2" office:value-type="float" office:value="-21.7976408169384" calcext:value-type="float">
            <text:p>-21,8</text:p>
          </table:table-cell>
          <table:table-cell table:style-name="ce26" table:formula="of:=((([.C10]-[.G10]+[.$A$3])/2)*[.$V$3])-[.$W$3]" office:value-type="float" office:value="165.026912715346" calcext:value-type="float">
            <text:p>1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]-[.G10]+[.$A$3])/2" office:value-type="float" office:value="18.707377818568" calcext:value-type="float">
            <text:p>19</text:p>
          </table:table-cell>
          <table:table-cell table:style-name="ce12" table:formula="of:=([.E10]-[.G10]+[.$A$3])/2" office:value-type="float" office:value="236.292622181432" calcext:value-type="float">
            <text:p>236</text:p>
          </table:table-cell>
          <table:table-cell table:style-name="ce10"/>
          <table:table-cell table:formula="of:=([.$A$3]+[.C10])/2" office:value-type="float" office:value="149.297640816938" calcext:value-type="float">
            <text:p>1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]+1.40625" office:value-type="float" office:value="11.25" calcext:value-type="float">
            <text:p>11,25</text:p>
          </table:table-cell>
          <table:table-cell table:formula="of:=[.$A$3]*SIN(RADIANS([.B11]))" office:value-type="float" office:value="49.7480321141127" calcext:value-type="float">
            <text:p>49,7</text:p>
          </table:table-cell>
          <table:table-cell table:formula="of:=[.$A$3]*SIN(RADIANS([.B11]-120))" office:value-type="float" office:value="-241.467183021252" calcext:value-type="float">
            <text:p>-241,5</text:p>
          </table:table-cell>
          <table:table-cell table:formula="of:=[.$A$3]*SIN(RADIANS([.B11]+120))" office:value-type="float" office:value="191.719150907139" calcext:value-type="float">
            <text:p>191,7</text:p>
          </table:table-cell>
          <table:table-cell table:style-name="ce10"/>
          <table:table-cell table:style-name="ce6" table:formula="of:=(MIN([.C11];[.D11];[.E11])+MAX([.C11];[.D11];[.E11]))/2" office:value-type="float" office:value="-24.8740160570564" calcext:value-type="float">
            <text:p>-24,9</text:p>
          </table:table-cell>
          <table:table-cell table:style-name="ce26" table:formula="of:=((([.C11]-[.G11]+[.$A$3])/2)*[.$V$3])-[.$W$3]" office:value-type="float" office:value="170.35673281885" calcext:value-type="float">
            <text:p>1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]-[.G11]+[.$A$3])/2" office:value-type="float" office:value="19.2034165179022" calcext:value-type="float">
            <text:p>19</text:p>
          </table:table-cell>
          <table:table-cell table:style-name="ce12" table:formula="of:=([.E11]-[.G11]+[.$A$3])/2" office:value-type="float" office:value="235.796583482098" calcext:value-type="float">
            <text:p>236</text:p>
          </table:table-cell>
          <table:table-cell table:style-name="ce10"/>
          <table:table-cell table:formula="of:=([.$A$3]+[.C11])/2" office:value-type="float" office:value="152.374016057056" calcext:value-type="float">
            <text:p>1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]+1.40625" office:value-type="float" office:value="12.65625" calcext:value-type="float">
            <text:p>12,65625</text:p>
          </table:table-cell>
          <table:table-cell table:formula="of:=[.$A$3]*SIN(RADIANS([.B12]))" office:value-type="float" office:value="55.8708162400018" calcext:value-type="float">
            <text:p>55,9</text:p>
          </table:table-cell>
          <table:table-cell table:formula="of:=[.$A$3]*SIN(RADIANS([.B12]-120))" office:value-type="float" office:value="-243.406030060689" calcext:value-type="float">
            <text:p>-243,4</text:p>
          </table:table-cell>
          <table:table-cell table:formula="of:=[.$A$3]*SIN(RADIANS([.B12]+120))" office:value-type="float" office:value="187.535213820687" calcext:value-type="float">
            <text:p>187,5</text:p>
          </table:table-cell>
          <table:table-cell table:style-name="ce10"/>
          <table:table-cell table:style-name="ce6" table:formula="of:=(MIN([.C12];[.D12];[.E12])+MAX([.C12];[.D12];[.E12]))/2" office:value-type="float" office:value="-27.9354081200009" calcext:value-type="float">
            <text:p>-27,9</text:p>
          </table:table-cell>
          <table:table-cell table:style-name="ce26" table:formula="of:=((([.C12]-[.G12]+[.$A$3])/2)*[.$V$3])-[.$W$3]" office:value-type="float" office:value="175.660594567902" calcext:value-type="float">
            <text:p>1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]-[.G12]+[.$A$3])/2" office:value-type="float" office:value="19.7646890296559" calcext:value-type="float">
            <text:p>20</text:p>
          </table:table-cell>
          <table:table-cell table:style-name="ce12" table:formula="of:=([.E12]-[.G12]+[.$A$3])/2" office:value-type="float" office:value="235.235310970344" calcext:value-type="float">
            <text:p>235</text:p>
          </table:table-cell>
          <table:table-cell table:style-name="ce10"/>
          <table:table-cell table:formula="of:=([.$A$3]+[.C12])/2" office:value-type="float" office:value="155.435408120001" calcext:value-type="float">
            <text:p>1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]+1.40625" office:value-type="float" office:value="14.0625" calcext:value-type="float">
            <text:p>14,0625</text:p>
          </table:table-cell>
          <table:table-cell table:formula="of:=[.$A$3]*SIN(RADIANS([.B13]))" office:value-type="float" office:value="61.9599458753323" calcext:value-type="float">
            <text:p>62,0</text:p>
          </table:table-cell>
          <table:table-cell table:formula="of:=[.$A$3]*SIN(RADIANS([.B13]-120))" office:value-type="float" office:value="-245.198258409155" calcext:value-type="float">
            <text:p>-245,2</text:p>
          </table:table-cell>
          <table:table-cell table:formula="of:=[.$A$3]*SIN(RADIANS([.B13]+120))" office:value-type="float" office:value="183.238312533823" calcext:value-type="float">
            <text:p>183,2</text:p>
          </table:table-cell>
          <table:table-cell table:style-name="ce10"/>
          <table:table-cell table:style-name="ce6" table:formula="of:=(MIN([.C13];[.D13];[.E13])+MAX([.C13];[.D13];[.E13]))/2" office:value-type="float" office:value="-30.9799729376661" calcext:value-type="float">
            <text:p>-31,0</text:p>
          </table:table-cell>
          <table:table-cell table:style-name="ce26" table:formula="of:=((([.C13]-[.G13]+[.$A$3])/2)*[.$V$3])-[.$W$3]" office:value-type="float" office:value="180.935303114507" calcext:value-type="float">
            <text:p>18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]-[.G13]+[.$A$3])/2" office:value-type="float" office:value="20.3908572642554" calcext:value-type="float">
            <text:p>20</text:p>
          </table:table-cell>
          <table:table-cell table:style-name="ce12" table:formula="of:=([.E13]-[.G13]+[.$A$3])/2" office:value-type="float" office:value="234.609142735745" calcext:value-type="float">
            <text:p>235</text:p>
          </table:table-cell>
          <table:table-cell table:style-name="ce10"/>
          <table:table-cell table:formula="of:=([.$A$3]+[.C13])/2" office:value-type="float" office:value="158.479972937666" calcext:value-type="float">
            <text:p>15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]+1.40625" office:value-type="float" office:value="15.46875" calcext:value-type="float">
            <text:p>15,46875</text:p>
          </table:table-cell>
          <table:table-cell table:formula="of:=[.$A$3]*SIN(RADIANS([.B14]))" office:value-type="float" office:value="68.0117531560991" calcext:value-type="float">
            <text:p>68,0</text:p>
          </table:table-cell>
          <table:table-cell table:formula="of:=[.$A$3]*SIN(RADIANS([.B14]-120))" office:value-type="float" office:value="-246.842788495309" calcext:value-type="float">
            <text:p>-246,8</text:p>
          </table:table-cell>
          <table:table-cell table:formula="of:=[.$A$3]*SIN(RADIANS([.B14]+120))" office:value-type="float" office:value="178.83103533921" calcext:value-type="float">
            <text:p>178,8</text:p>
          </table:table-cell>
          <table:table-cell table:style-name="ce10"/>
          <table:table-cell table:style-name="ce6" table:formula="of:=(MIN([.C14];[.D14];[.E14])+MAX([.C14];[.D14];[.E14]))/2" office:value-type="float" office:value="-34.0058765780496" calcext:value-type="float">
            <text:p>-34,0</text:p>
          </table:table-cell>
          <table:table-cell table:style-name="ce26" table:formula="of:=((([.C14]-[.G14]+[.$A$3])/2)*[.$V$3])-[.$W$3]" office:value-type="float" office:value="186.177681171471" calcext:value-type="float">
            <text:p>18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]-[.G14]+[.$A$3])/2" office:value-type="float" office:value="21.0815440413701" calcext:value-type="float">
            <text:p>21</text:p>
          </table:table-cell>
          <table:table-cell table:style-name="ce12" table:formula="of:=([.E14]-[.G14]+[.$A$3])/2" office:value-type="float" office:value="233.91845595863" calcext:value-type="float">
            <text:p>234</text:p>
          </table:table-cell>
          <table:table-cell table:style-name="ce10"/>
          <table:table-cell table:formula="of:=([.$A$3]+[.C14])/2" office:value-type="float" office:value="161.50587657805" calcext:value-type="float">
            <text:p>16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]+1.40625" office:value-type="float" office:value="16.875" calcext:value-type="float">
            <text:p>16,875</text:p>
          </table:table-cell>
          <table:table-cell table:formula="of:=[.$A$3]*SIN(RADIANS([.B15]))" office:value-type="float" office:value="74.0225926998879" calcext:value-type="float">
            <text:p>74,0</text:p>
          </table:table-cell>
          <table:table-cell table:formula="of:=[.$A$3]*SIN(RADIANS([.B15]-120))" office:value-type="float" office:value="-248.33862971572" calcext:value-type="float">
            <text:p>-248,3</text:p>
          </table:table-cell>
          <table:table-cell table:formula="of:=[.$A$3]*SIN(RADIANS([.B15]+120))" office:value-type="float" office:value="174.316037015832" calcext:value-type="float">
            <text:p>174,3</text:p>
          </table:table-cell>
          <table:table-cell table:style-name="ce10"/>
          <table:table-cell table:style-name="ce6" table:formula="of:=(MIN([.C15];[.D15];[.E15])+MAX([.C15];[.D15];[.E15]))/2" office:value-type="float" office:value="-37.011296349944" calcext:value-type="float">
            <text:p>-37,0</text:p>
          </table:table-cell>
          <table:table-cell table:style-name="ce26" table:formula="of:=((([.C15]-[.G15]+[.$A$3])/2)*[.$V$3])-[.$W$3]" office:value-type="float" office:value="191.384570926278" calcext:value-type="float">
            <text:p>1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]-[.G15]+[.$A$3])/2" office:value-type="float" office:value="21.8363333171119" calcext:value-type="float">
            <text:p>22</text:p>
          </table:table-cell>
          <table:table-cell table:style-name="ce12" table:formula="of:=([.E15]-[.G15]+[.$A$3])/2" office:value-type="float" office:value="233.163666682888" calcext:value-type="float">
            <text:p>233</text:p>
          </table:table-cell>
          <table:table-cell table:style-name="ce10"/>
          <table:table-cell table:formula="of:=([.$A$3]+[.C15])/2" office:value-type="float" office:value="164.511296349944" calcext:value-type="float">
            <text:p>16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]+1.40625" office:value-type="float" office:value="18.28125" calcext:value-type="float">
            <text:p>18,28125</text:p>
          </table:table-cell>
          <table:table-cell table:formula="of:=[.$A$3]*SIN(RADIANS([.B16]))" office:value-type="float" office:value="79.9888438017173" calcext:value-type="float">
            <text:p>80,0</text:p>
          </table:table-cell>
          <table:table-cell table:formula="of:=[.$A$3]*SIN(RADIANS([.B16]-120))" office:value-type="float" office:value="-249.68488103157" calcext:value-type="float">
            <text:p>-249,7</text:p>
          </table:table-cell>
          <table:table-cell table:formula="of:=[.$A$3]*SIN(RADIANS([.B16]+120))" office:value-type="float" office:value="169.696037229852" calcext:value-type="float">
            <text:p>169,7</text:p>
          </table:table-cell>
          <table:table-cell table:style-name="ce10"/>
          <table:table-cell table:style-name="ce6" table:formula="of:=(MIN([.C16];[.D16];[.E16])+MAX([.C16];[.D16];[.E16]))/2" office:value-type="float" office:value="-39.9944219008587" calcext:value-type="float">
            <text:p>-40,0</text:p>
          </table:table-cell>
          <table:table-cell table:style-name="ce26" table:formula="of:=((([.C16]-[.G16]+[.$A$3])/2)*[.$V$3])-[.$W$3]" office:value-type="float" office:value="196.552835943238" calcext:value-type="float">
            <text:p>19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]-[.G16]+[.$A$3])/2" office:value-type="float" office:value="22.6547704346445" calcext:value-type="float">
            <text:p>23</text:p>
          </table:table-cell>
          <table:table-cell table:style-name="ce12" table:formula="of:=([.E16]-[.G16]+[.$A$3])/2" office:value-type="float" office:value="232.345229565355" calcext:value-type="float">
            <text:p>232</text:p>
          </table:table-cell>
          <table:table-cell table:style-name="ce10"/>
          <table:table-cell table:formula="of:=([.$A$3]+[.C16])/2" office:value-type="float" office:value="167.494421900859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]+1.40625" office:value-type="float" office:value="19.6875" calcext:value-type="float">
            <text:p>19,6875</text:p>
          </table:table-cell>
          <table:table-cell table:formula="of:=[.$A$3]*SIN(RADIANS([.B17]))" office:value-type="float" office:value="85.9069126150161" calcext:value-type="float">
            <text:p>85,9</text:p>
          </table:table-cell>
          <table:table-cell table:formula="of:=[.$A$3]*SIN(RADIANS([.B17]-120))" office:value-type="float" office:value="-250.880731511405" calcext:value-type="float">
            <text:p>-250,9</text:p>
          </table:table-cell>
          <table:table-cell table:formula="of:=[.$A$3]*SIN(RADIANS([.B17]+120))" office:value-type="float" office:value="164.973818896389" calcext:value-type="float">
            <text:p>165,0</text:p>
          </table:table-cell>
          <table:table-cell table:style-name="ce10"/>
          <table:table-cell table:style-name="ce6" table:formula="of:=(MIN([.C17];[.D17];[.E17])+MAX([.C17];[.D17];[.E17]))/2" office:value-type="float" office:value="-42.953456307508" calcext:value-type="float">
            <text:p>-43,0</text:p>
          </table:table-cell>
          <table:table-cell table:style-name="ce26" table:formula="of:=((([.C17]-[.G17]+[.$A$3])/2)*[.$V$3])-[.$W$3]" office:value-type="float" office:value="201.679363052758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]-[.G17]+[.$A$3])/2" office:value-type="float" office:value="23.5363623980517" calcext:value-type="float">
            <text:p>24</text:p>
          </table:table-cell>
          <table:table-cell table:style-name="ce12" table:formula="of:=([.E17]-[.G17]+[.$A$3])/2" office:value-type="float" office:value="231.463637601948" calcext:value-type="float">
            <text:p>231</text:p>
          </table:table-cell>
          <table:table-cell table:style-name="ce10"/>
          <table:table-cell table:formula="of:=([.$A$3]+[.C17])/2" office:value-type="float" office:value="170.453456307508" calcext:value-type="float">
            <text:p>17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]+1.40625" office:value-type="float" office:value="21.09375" calcext:value-type="float">
            <text:p>21,09375</text:p>
          </table:table-cell>
          <table:table-cell table:formula="of:=[.$A$3]*SIN(RADIANS([.B18]))" office:value-type="float" office:value="91.773234316422" calcext:value-type="float">
            <text:p>91,8</text:p>
          </table:table-cell>
          <table:table-cell table:formula="of:=[.$A$3]*SIN(RADIANS([.B18]-120))" office:value-type="float" office:value="-251.925460819612" calcext:value-type="float">
            <text:p>-251,9</text:p>
          </table:table-cell>
          <table:table-cell table:formula="of:=[.$A$3]*SIN(RADIANS([.B18]+120))" office:value-type="float" office:value="160.15222650319" calcext:value-type="float">
            <text:p>160,2</text:p>
          </table:table-cell>
          <table:table-cell table:style-name="ce10"/>
          <table:table-cell table:style-name="ce6" table:formula="of:=(MIN([.C18];[.D18];[.E18])+MAX([.C18];[.D18];[.E18]))/2" office:value-type="float" office:value="-45.886617158211" calcext:value-type="float">
            <text:p>-45,9</text:p>
          </table:table-cell>
          <table:table-cell table:style-name="ce26" table:formula="of:=((([.C18]-[.G18]+[.$A$3])/2)*[.$V$3])-[.$W$3]" office:value-type="float" office:value="206.761064226601" calcext:value-type="float">
            <text:p>20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]-[.G18]+[.$A$3])/2" office:value-type="float" office:value="24.4805781692994" calcext:value-type="float">
            <text:p>24</text:p>
          </table:table-cell>
          <table:table-cell table:style-name="ce12" table:formula="of:=([.E18]-[.G18]+[.$A$3])/2" office:value-type="float" office:value="230.519421830701" calcext:value-type="float">
            <text:p>231</text:p>
          </table:table-cell>
          <table:table-cell table:style-name="ce10"/>
          <table:table-cell table:formula="of:=([.$A$3]+[.C18])/2" office:value-type="float" office:value="173.386617158211" calcext:value-type="float">
            <text:p>17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]+1.40625" office:value-type="float" office:value="22.5" calcext:value-type="float">
            <text:p>22,5</text:p>
          </table:table-cell>
          <table:table-cell table:formula="of:=[.$A$3]*SIN(RADIANS([.B19]))" office:value-type="float" office:value="97.5842752530979" calcext:value-type="float">
            <text:p>97,6</text:p>
          </table:table-cell>
          <table:table-cell table:formula="of:=[.$A$3]*SIN(RADIANS([.B19]-120))" office:value-type="float" office:value="-252.818439650322" calcext:value-type="float">
            <text:p>-252,8</text:p>
          </table:table-cell>
          <table:table-cell table:formula="of:=[.$A$3]*SIN(RADIANS([.B19]+120))" office:value-type="float" office:value="155.234164397224" calcext:value-type="float">
            <text:p>155,2</text:p>
          </table:table-cell>
          <table:table-cell table:style-name="ce10"/>
          <table:table-cell table:style-name="ce6" table:formula="of:=(MIN([.C19];[.D19];[.E19])+MAX([.C19];[.D19];[.E19]))/2" office:value-type="float" office:value="-48.7921376265489" calcext:value-type="float">
            <text:p>-48,8</text:p>
          </table:table-cell>
          <table:table-cell table:style-name="ce26" table:formula="of:=((([.C19]-[.G19]+[.$A$3])/2)*[.$V$3])-[.$W$3]" office:value-type="float" office:value="211.794878437996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]-[.G19]+[.$A$3])/2" office:value-type="float" office:value="25.4868489881136" calcext:value-type="float">
            <text:p>25</text:p>
          </table:table-cell>
          <table:table-cell table:style-name="ce12" table:formula="of:=([.E19]-[.G19]+[.$A$3])/2" office:value-type="float" office:value="229.513151011886" calcext:value-type="float">
            <text:p>230</text:p>
          </table:table-cell>
          <table:table-cell table:style-name="ce10"/>
          <table:table-cell table:formula="of:=([.$A$3]+[.C19])/2" office:value-type="float" office:value="176.292137626549" calcext:value-type="float">
            <text:p>17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]+1.40625" office:value-type="float" office:value="23.90625" calcext:value-type="float">
            <text:p>23,90625</text:p>
          </table:table-cell>
          <table:table-cell table:formula="of:=[.$A$3]*SIN(RADIANS([.B20]))" office:value-type="float" office:value="103.336535071272" calcext:value-type="float">
            <text:p>103,3</text:p>
          </table:table-cell>
          <table:table-cell table:formula="of:=[.$A$3]*SIN(RADIANS([.B20]-120))" office:value-type="float" office:value="-253.559130106476" calcext:value-type="float">
            <text:p>-253,6</text:p>
          </table:table-cell>
          <table:table-cell table:formula="of:=[.$A$3]*SIN(RADIANS([.B20]+120))" office:value-type="float" office:value="150.222595035204" calcext:value-type="float">
            <text:p>150,2</text:p>
          </table:table-cell>
          <table:table-cell table:style-name="ce10"/>
          <table:table-cell table:style-name="ce6" table:formula="of:=(MIN([.C20];[.D20];[.E20])+MAX([.C20];[.D20];[.E20]))/2" office:value-type="float" office:value="-51.6682675356362" calcext:value-type="float">
            <text:p>-51,7</text:p>
          </table:table-cell>
          <table:table-cell table:style-name="ce26" table:formula="of:=((([.C20]-[.G20]+[.$A$3])/2)*[.$V$3])-[.$W$3]" office:value-type="float" office:value="216.77777350549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]-[.G20]+[.$A$3])/2" office:value-type="float" office:value="26.5545687145801" calcext:value-type="float">
            <text:p>27</text:p>
          </table:table-cell>
          <table:table-cell table:style-name="ce12" table:formula="of:=([.E20]-[.G20]+[.$A$3])/2" office:value-type="float" office:value="228.44543128542" calcext:value-type="float">
            <text:p>228</text:p>
          </table:table-cell>
          <table:table-cell table:style-name="ce10"/>
          <table:table-cell table:formula="of:=([.$A$3]+[.C20])/2" office:value-type="float" office:value="179.168267535636" calcext:value-type="float">
            <text:p>17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]+1.40625" office:value-type="float" office:value="25.3125" calcext:value-type="float">
            <text:p>25,3125</text:p>
          </table:table-cell>
          <table:table-cell table:formula="of:=[.$A$3]*SIN(RADIANS([.B21]))" office:value-type="float" office:value="109.026548824722" calcext:value-type="float">
            <text:p>109,0</text:p>
          </table:table-cell>
          <table:table-cell table:formula="of:=[.$A$3]*SIN(RADIANS([.B21]-120))" office:value-type="float" office:value="-254.147086023841" calcext:value-type="float">
            <text:p>-254,1</text:p>
          </table:table-cell>
          <table:table-cell table:formula="of:=[.$A$3]*SIN(RADIANS([.B21]+120))" office:value-type="float" office:value="145.120537199119" calcext:value-type="float">
            <text:p>145,1</text:p>
          </table:table-cell>
          <table:table-cell table:style-name="ce10"/>
          <table:table-cell table:style-name="ce6" table:formula="of:=(MIN([.C21];[.D21];[.E21])+MAX([.C21];[.D21];[.E21]))/2" office:value-type="float" office:value="-54.513274412361" calcext:value-type="float">
            <text:p>-54,5</text:p>
          </table:table-cell>
          <table:table-cell table:style-name="ce26" table:formula="of:=((([.C21]-[.G21]+[.$A$3])/2)*[.$V$3])-[.$W$3]" office:value-type="float" office:value="221.706747919415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]-[.G21]+[.$A$3])/2" office:value-type="float" office:value="27.68309419426" calcext:value-type="float">
            <text:p>28</text:p>
          </table:table-cell>
          <table:table-cell table:style-name="ce12" table:formula="of:=([.E21]-[.G21]+[.$A$3])/2" office:value-type="float" office:value="227.31690580574" calcext:value-type="float">
            <text:p>227</text:p>
          </table:table-cell>
          <table:table-cell table:style-name="ce10"/>
          <table:table-cell table:formula="of:=([.$A$3]+[.C21])/2" office:value-type="float" office:value="182.013274412361" calcext:value-type="float">
            <text:p>18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]+1.40625" office:value-type="float" office:value="26.71875" calcext:value-type="float">
            <text:p>26,71875</text:p>
          </table:table-cell>
          <table:table-cell table:formula="of:=[.$A$3]*SIN(RADIANS([.B22]))" office:value-type="float" office:value="114.650889061925" calcext:value-type="float">
            <text:p>114,7</text:p>
          </table:table-cell>
          <table:table-cell table:formula="of:=[.$A$3]*SIN(RADIANS([.B22]-120))" office:value-type="float" office:value="-254.581953239757" calcext:value-type="float">
            <text:p>-254,6</text:p>
          </table:table-cell>
          <table:table-cell table:formula="of:=[.$A$3]*SIN(RADIANS([.B22]+120))" office:value-type="float" office:value="139.931064177832" calcext:value-type="float">
            <text:p>139,9</text:p>
          </table:table-cell>
          <table:table-cell table:style-name="ce10"/>
          <table:table-cell table:style-name="ce6" table:formula="of:=(MIN([.C22];[.D22];[.E22])+MAX([.C22];[.D22];[.E22]))/2" office:value-type="float" office:value="-57.3254445309623" calcext:value-type="float">
            <text:p>-57,3</text:p>
          </table:table-cell>
          <table:table-cell table:style-name="ce26" table:formula="of:=((([.C22]-[.G22]+[.$A$3])/2)*[.$V$3])-[.$W$3]" office:value-type="float" office:value="226.578832649892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]-[.G22]+[.$A$3])/2" office:value-type="float" office:value="28.8717456456028" calcext:value-type="float">
            <text:p>29</text:p>
          </table:table-cell>
          <table:table-cell table:style-name="ce12" table:formula="of:=([.E22]-[.G22]+[.$A$3])/2" office:value-type="float" office:value="226.128254354397" calcext:value-type="float">
            <text:p>226</text:p>
          </table:table-cell>
          <table:table-cell table:style-name="ce10"/>
          <table:table-cell table:formula="of:=([.$A$3]+[.C22])/2" office:value-type="float" office:value="184.825444530962" calcext:value-type="float">
            <text:p>18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]+1.40625" office:value-type="float" office:value="28.125" calcext:value-type="float">
            <text:p>28,125</text:p>
          </table:table-cell>
          <table:table-cell table:formula="of:=[.$A$3]*SIN(RADIANS([.B23]))" office:value-type="float" office:value="120.206167890629" calcext:value-type="float">
            <text:p>120,2</text:p>
          </table:table-cell>
          <table:table-cell table:formula="of:=[.$A$3]*SIN(RADIANS([.B23]-120))" office:value-type="float" office:value="-254.863469806473" calcext:value-type="float">
            <text:p>-254,9</text:p>
          </table:table-cell>
          <table:table-cell table:formula="of:=[.$A$3]*SIN(RADIANS([.B23]+120))" office:value-type="float" office:value="134.657301915844" calcext:value-type="float">
            <text:p>134,7</text:p>
          </table:table-cell>
          <table:table-cell table:style-name="ce10"/>
          <table:table-cell table:style-name="ce6" table:formula="of:=(MIN([.C23];[.D23];[.E23])+MAX([.C23];[.D23];[.E23]))/2" office:value-type="float" office:value="-60.1030839453147" calcext:value-type="float">
            <text:p>-60,1</text:p>
          </table:table-cell>
          <table:table-cell table:style-name="ce26" table:formula="of:=((([.C23]-[.G23]+[.$A$3])/2)*[.$V$3])-[.$W$3]" office:value-type="float" office:value="231.391092935258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]-[.G23]+[.$A$3])/2" office:value-type="float" office:value="30.1198070694207" calcext:value-type="float">
            <text:p>30</text:p>
          </table:table-cell>
          <table:table-cell table:style-name="ce12" table:formula="of:=([.E23]-[.G23]+[.$A$3])/2" office:value-type="float" office:value="224.880192930579" calcext:value-type="float">
            <text:p>225</text:p>
          </table:table-cell>
          <table:table-cell table:style-name="ce10"/>
          <table:table-cell table:formula="of:=([.$A$3]+[.C23])/2" office:value-type="float" office:value="187.603083945315" calcext:value-type="float">
            <text:p>18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]+1.40625" office:value-type="float" office:value="29.53125" calcext:value-type="float">
            <text:p>29,53125</text:p>
          </table:table-cell>
          <table:table-cell table:formula="of:=[.$A$3]*SIN(RADIANS([.B24]))" office:value-type="float" office:value="125.689039018595" calcext:value-type="float">
            <text:p>125,7</text:p>
          </table:table-cell>
          <table:table-cell table:formula="of:=[.$A$3]*SIN(RADIANS([.B24]-120))" office:value-type="float" office:value="-254.991466148937" calcext:value-type="float">
            <text:p>-255,0</text:p>
          </table:table-cell>
          <table:table-cell table:formula="of:=[.$A$3]*SIN(RADIANS([.B24]+120))" office:value-type="float" office:value="129.302427130342" calcext:value-type="float">
            <text:p>129,3</text:p>
          </table:table-cell>
          <table:table-cell table:style-name="ce10"/>
          <table:table-cell table:style-name="ce6" table:formula="of:=(MIN([.C24];[.D24];[.E24])+MAX([.C24];[.D24];[.E24]))/2" office:value-type="float" office:value="-62.8445195092974" calcext:value-type="float">
            <text:p>-62,8</text:p>
          </table:table-cell>
          <table:table-cell table:style-name="ce26" table:formula="of:=((([.C24]-[.G24]+[.$A$3])/2)*[.$V$3])-[.$W$3]" office:value-type="float" office:value="236.140630049858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]-[.G24]+[.$A$3])/2" office:value-type="float" office:value="31.4265266801801" calcext:value-type="float">
            <text:p>31</text:p>
          </table:table-cell>
          <table:table-cell table:style-name="ce12" table:formula="of:=([.E24]-[.G24]+[.$A$3])/2" office:value-type="float" office:value="223.57347331982" calcext:value-type="float">
            <text:p>224</text:p>
          </table:table-cell>
          <table:table-cell table:style-name="ce10"/>
          <table:table-cell table:formula="of:=([.$A$3]+[.C24])/2" office:value-type="float" office:value="190.344519509297" calcext:value-type="float">
            <text:p>19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]+1.40625" office:value-type="float" office:value="30.9375" calcext:value-type="float">
            <text:p>30,9375</text:p>
          </table:table-cell>
          <table:table-cell table:formula="of:=[.$A$3]*SIN(RADIANS([.B25]))" office:value-type="float" office:value="131.096199769272" calcext:value-type="float">
            <text:p>131,1</text:p>
          </table:table-cell>
          <table:table-cell table:formula="of:=[.$A$3]*SIN(RADIANS([.B25]-120))" office:value-type="float" office:value="-254.965865166938" calcext:value-type="float">
            <text:p>-255,0</text:p>
          </table:table-cell>
          <table:table-cell table:formula="of:=[.$A$3]*SIN(RADIANS([.B25]+120))" office:value-type="float" office:value="123.869665397667" calcext:value-type="float">
            <text:p>123,9</text:p>
          </table:table-cell>
          <table:table-cell table:style-name="ce10"/>
          <table:table-cell table:style-name="ce6" table:formula="of:=(MIN([.C25];[.D25];[.E25])+MAX([.C25];[.D25];[.E25]))/2" office:value-type="float" office:value="-61.9348326988334" calcext:value-type="float">
            <text:p>-61,9</text:p>
          </table:table-cell>
          <table:table-cell table:style-name="ce26" table:formula="of:=((([.C25]-[.G25]+[.$A$3])/2)*[.$V$3])-[.$W$3]" office:value-type="float" office:value="238.737921250331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]-[.G25]+[.$A$3])/2" office:value-type="float" office:value="30.9844837659475" calcext:value-type="float">
            <text:p>31</text:p>
          </table:table-cell>
          <table:table-cell table:style-name="ce12" table:formula="of:=([.E25]-[.G25]+[.$A$3])/2" office:value-type="float" office:value="220.40224904825" calcext:value-type="float">
            <text:p>220</text:p>
          </table:table-cell>
          <table:table-cell table:style-name="ce10"/>
          <table:table-cell table:formula="of:=([.$A$3]+[.C25])/2" office:value-type="float" office:value="193.048099884636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]+1.40625" office:value-type="float" office:value="32.34375" calcext:value-type="float">
            <text:p>32,34375</text:p>
          </table:table-cell>
          <table:table-cell table:formula="of:=[.$A$3]*SIN(RADIANS([.B26]))" office:value-type="float" office:value="136.42439307121" calcext:value-type="float">
            <text:p>136,4</text:p>
          </table:table-cell>
          <table:table-cell table:formula="of:=[.$A$3]*SIN(RADIANS([.B26]-120))" office:value-type="float" office:value="-254.78668228155" calcext:value-type="float">
            <text:p>-254,8</text:p>
          </table:table-cell>
          <table:table-cell table:formula="of:=[.$A$3]*SIN(RADIANS([.B26]+120))" office:value-type="float" office:value="118.362289210341" calcext:value-type="float">
            <text:p>118,4</text:p>
          </table:table-cell>
          <table:table-cell table:style-name="ce10"/>
          <table:table-cell table:style-name="ce6" table:formula="of:=(MIN([.C26];[.D26];[.E26])+MAX([.C26];[.D26];[.E26]))/2" office:value-type="float" office:value="-59.1811446051703" calcext:value-type="float">
            <text:p>-59,2</text:p>
          </table:table-cell>
          <table:table-cell table:style-name="ce26" table:formula="of:=((([.C26]-[.G26]+[.$A$3])/2)*[.$V$3])-[.$W$3]" office:value-type="float" office:value="240.224698008109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]-[.G26]+[.$A$3])/2" office:value-type="float" office:value="29.69723116181" calcext:value-type="float">
            <text:p>30</text:p>
          </table:table-cell>
          <table:table-cell table:style-name="ce12" table:formula="of:=([.E26]-[.G26]+[.$A$3])/2" office:value-type="float" office:value="216.271716907755" calcext:value-type="float">
            <text:p>216</text:p>
          </table:table-cell>
          <table:table-cell table:style-name="ce10"/>
          <table:table-cell table:formula="of:=([.$A$3]+[.C26])/2" office:value-type="float" office:value="195.712196535605" calcext:value-type="float">
            <text:p>19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6]+1.40625" office:value-type="float" office:value="33.75" calcext:value-type="float">
            <text:p>33,75</text:p>
          </table:table-cell>
          <table:table-cell table:formula="of:=[.$A$3]*SIN(RADIANS([.B27]))" office:value-type="float" office:value="141.670409419999" calcext:value-type="float">
            <text:p>141,7</text:p>
          </table:table-cell>
          <table:table-cell table:formula="of:=[.$A$3]*SIN(RADIANS([.B27]-120))" office:value-type="float" office:value="-254.454025425844" calcext:value-type="float">
            <text:p>-254,5</text:p>
          </table:table-cell>
          <table:table-cell table:formula="of:=[.$A$3]*SIN(RADIANS([.B27]+120))" office:value-type="float" office:value="112.783616005845" calcext:value-type="float">
            <text:p>112,8</text:p>
          </table:table-cell>
          <table:table-cell table:style-name="ce10"/>
          <table:table-cell table:style-name="ce6" table:formula="of:=(MIN([.C27];[.D27];[.E27])+MAX([.C27];[.D27];[.E27]))/2" office:value-type="float" office:value="-56.3918080029227" calcext:value-type="float">
            <text:p>-56,4</text:p>
          </table:table-cell>
          <table:table-cell table:style-name="ce26" table:formula="of:=((([.C27]-[.G27]+[.$A$3])/2)*[.$V$3])-[.$W$3]" office:value-type="float" office:value="241.643430561737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]-[.G27]+[.$A$3])/2" office:value-type="float" office:value="28.4688912885394" calcext:value-type="float">
            <text:p>28</text:p>
          </table:table-cell>
          <table:table-cell table:style-name="ce12" table:formula="of:=([.E27]-[.G27]+[.$A$3])/2" office:value-type="float" office:value="212.087712004384" calcext:value-type="float">
            <text:p>212</text:p>
          </table:table-cell>
          <table:table-cell table:style-name="ce10"/>
          <table:table-cell table:formula="of:=([.$A$3]+[.C27])/2" office:value-type="float" office:value="198.335204709999" calcext:value-type="float">
            <text:p>19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7]+1.40625" office:value-type="float" office:value="35.15625" calcext:value-type="float">
            <text:p>35,15625</text:p>
          </table:table-cell>
          <table:table-cell table:formula="of:=[.$A$3]*SIN(RADIANS([.B28]))" office:value-type="float" office:value="146.831088811551" calcext:value-type="float">
            <text:p>146,8</text:p>
          </table:table-cell>
          <table:table-cell table:formula="of:=[.$A$3]*SIN(RADIANS([.B28]-120))" office:value-type="float" office:value="-253.96809497987" calcext:value-type="float">
            <text:p>-254,0</text:p>
          </table:table-cell>
          <table:table-cell table:formula="of:=[.$A$3]*SIN(RADIANS([.B28]+120))" office:value-type="float" office:value="107.137006168319" calcext:value-type="float">
            <text:p>107,1</text:p>
          </table:table-cell>
          <table:table-cell table:style-name="ce10"/>
          <table:table-cell table:style-name="ce6" table:formula="of:=(MIN([.C28];[.D28];[.E28])+MAX([.C28];[.D28];[.E28]))/2" office:value-type="float" office:value="-53.5685030841596" calcext:value-type="float">
            <text:p>-53,6</text:p>
          </table:table-cell>
          <table:table-cell table:style-name="ce26" table:formula="of:=((([.C28]-[.G28]+[.$A$3])/2)*[.$V$3])-[.$W$3]" office:value-type="float" office:value="242.993264319773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]-[.G28]+[.$A$3])/2" office:value-type="float" office:value="27.3002040521449" calcext:value-type="float">
            <text:p>27</text:p>
          </table:table-cell>
          <table:table-cell table:style-name="ce12" table:formula="of:=([.E28]-[.G28]+[.$A$3])/2" office:value-type="float" office:value="207.852754626239" calcext:value-type="float">
            <text:p>208</text:p>
          </table:table-cell>
          <table:table-cell table:style-name="ce10"/>
          <table:table-cell table:formula="of:=([.$A$3]+[.C28])/2" office:value-type="float" office:value="200.915544405775" calcext:value-type="float">
            <text:p>20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8]+1.40625" office:value-type="float" office:value="36.5625" calcext:value-type="float">
            <text:p>36,5625</text:p>
          </table:table-cell>
          <table:table-cell table:formula="of:=[.$A$3]*SIN(RADIANS([.B29]))" office:value-type="float" office:value="151.903322645571" calcext:value-type="float">
            <text:p>151,9</text:p>
          </table:table-cell>
          <table:table-cell table:formula="of:=[.$A$3]*SIN(RADIANS([.B29]-120))" office:value-type="float" office:value="-253.329183649958" calcext:value-type="float">
            <text:p>-253,3</text:p>
          </table:table-cell>
          <table:table-cell table:formula="of:=[.$A$3]*SIN(RADIANS([.B29]+120))" office:value-type="float" office:value="101.425861004388" calcext:value-type="float">
            <text:p>101,4</text:p>
          </table:table-cell>
          <table:table-cell table:style-name="ce10"/>
          <table:table-cell table:style-name="ce6" table:formula="of:=(MIN([.C29];[.D29];[.E29])+MAX([.C29];[.D29];[.E29]))/2" office:value-type="float" office:value="-50.7129305021939" calcext:value-type="float">
            <text:p>-50,7</text:p>
          </table:table-cell>
          <table:table-cell table:style-name="ce26" table:formula="of:=((([.C29]-[.G29]+[.$A$3])/2)*[.$V$3])-[.$W$3]" office:value-type="float" office:value="244.273386192834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]-[.G29]+[.$A$3])/2" office:value-type="float" office:value="26.1918734261178" calcext:value-type="float">
            <text:p>26</text:p>
          </table:table-cell>
          <table:table-cell table:style-name="ce12" table:formula="of:=([.E29]-[.G29]+[.$A$3])/2" office:value-type="float" office:value="203.569395753291" calcext:value-type="float">
            <text:p>204</text:p>
          </table:table-cell>
          <table:table-cell table:style-name="ce10"/>
          <table:table-cell table:formula="of:=([.$A$3]+[.C29])/2" office:value-type="float" office:value="203.451661322785" calcext:value-type="float">
            <text:p>2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9]+1.40625" office:value-type="float" office:value="37.96875" calcext:value-type="float">
            <text:p>37,96875</text:p>
          </table:table-cell>
          <table:table-cell table:formula="of:=[.$A$3]*SIN(RADIANS([.B30]))" office:value-type="float" office:value="156.88405559806" calcext:value-type="float">
            <text:p>156,9</text:p>
          </table:table-cell>
          <table:table-cell table:formula="of:=[.$A$3]*SIN(RADIANS([.B30]-120))" office:value-type="float" office:value="-252.537676292405" calcext:value-type="float">
            <text:p>-252,5</text:p>
          </table:table-cell>
          <table:table-cell table:formula="of:=[.$A$3]*SIN(RADIANS([.B30]+120))" office:value-type="float" office:value="95.6536206943447" calcext:value-type="float">
            <text:p>95,7</text:p>
          </table:table-cell>
          <table:table-cell table:style-name="ce10"/>
          <table:table-cell table:style-name="ce6" table:formula="of:=(MIN([.C30];[.D30];[.E30])+MAX([.C30];[.D30];[.E30]))/2" office:value-type="float" office:value="-47.8268103471724" calcext:value-type="float">
            <text:p>-47,8</text:p>
          </table:table-cell>
          <table:table-cell table:style-name="ce26" table:formula="of:=((([.C30]-[.G30]+[.$A$3])/2)*[.$V$3])-[.$W$3]" office:value-type="float" office:value="245.483025083372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]-[.G30]+[.$A$3])/2" office:value-type="float" office:value="25.1445670273839" calcext:value-type="float">
            <text:p>25</text:p>
          </table:table-cell>
          <table:table-cell table:style-name="ce12" table:formula="of:=([.E30]-[.G30]+[.$A$3])/2" office:value-type="float" office:value="199.240215520759" calcext:value-type="float">
            <text:p>199</text:p>
          </table:table-cell>
          <table:table-cell table:style-name="ce10"/>
          <table:table-cell table:formula="of:=([.$A$3]+[.C30])/2" office:value-type="float" office:value="205.94202779903" calcext:value-type="float">
            <text:p>20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0]+1.40625" office:value-type="float" office:value="39.375" calcext:value-type="float">
            <text:p>39,375</text:p>
          </table:table-cell>
          <table:table-cell table:formula="of:=[.$A$3]*SIN(RADIANS([.B31]))" office:value-type="float" office:value="161.77028746173" calcext:value-type="float">
            <text:p>161,8</text:p>
          </table:table-cell>
          <table:table-cell table:formula="of:=[.$A$3]*SIN(RADIANS([.B31]-120))" office:value-type="float" office:value="-251.594049681644" calcext:value-type="float">
            <text:p>-251,6</text:p>
          </table:table-cell>
          <table:table-cell table:formula="of:=[.$A$3]*SIN(RADIANS([.B31]+120))" office:value-type="float" office:value="89.8237622199145" calcext:value-type="float">
            <text:p>89,8</text:p>
          </table:table-cell>
          <table:table-cell table:style-name="ce10"/>
          <table:table-cell table:style-name="ce6" table:formula="of:=(MIN([.C31];[.D31];[.E31])+MAX([.C31];[.D31];[.E31]))/2" office:value-type="float" office:value="-44.9118811099573" calcext:value-type="float">
            <text:p>-44,9</text:p>
          </table:table-cell>
          <table:table-cell table:style-name="ce26" table:formula="of:=((([.C31]-[.G31]+[.$A$3])/2)*[.$V$3])-[.$W$3]" office:value-type="float" office:value="246.621452350149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]-[.G31]+[.$A$3])/2" office:value-type="float" office:value="24.1589157141566" calcext:value-type="float">
            <text:p>24</text:p>
          </table:table-cell>
          <table:table-cell table:style-name="ce12" table:formula="of:=([.E31]-[.G31]+[.$A$3])/2" office:value-type="float" office:value="194.867821664936" calcext:value-type="float">
            <text:p>195</text:p>
          </table:table-cell>
          <table:table-cell table:style-name="ce10"/>
          <table:table-cell table:formula="of:=([.$A$3]+[.C31])/2" office:value-type="float" office:value="208.385143730865" calcext:value-type="float">
            <text:p>2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1]+1.40625" office:value-type="float" office:value="40.78125" calcext:value-type="float">
            <text:p>40,78125</text:p>
          </table:table-cell>
          <table:table-cell table:formula="of:=[.$A$3]*SIN(RADIANS([.B32]))" office:value-type="float" office:value="166.559074953213" calcext:value-type="float">
            <text:p>166,6</text:p>
          </table:table-cell>
          <table:table-cell table:formula="of:=[.$A$3]*SIN(RADIANS([.B32]-120))" office:value-type="float" office:value="-250.498872223063" calcext:value-type="float">
            <text:p>-250,5</text:p>
          </table:table-cell>
          <table:table-cell table:formula="of:=[.$A$3]*SIN(RADIANS([.B32]+120))" office:value-type="float" office:value="83.9397972698499" calcext:value-type="float">
            <text:p>83,9</text:p>
          </table:table-cell>
          <table:table-cell table:style-name="ce10"/>
          <table:table-cell table:style-name="ce6" table:formula="of:=(MIN([.C32];[.D32];[.E32])+MAX([.C32];[.D32];[.E32]))/2" office:value-type="float" office:value="-41.969898634925" calcext:value-type="float">
            <text:p>-42,0</text:p>
          </table:table-cell>
          <table:table-cell table:style-name="ce26" table:formula="of:=((([.C32]-[.G32]+[.$A$3])/2)*[.$V$3])-[.$W$3]" office:value-type="float" office:value="247.68798224715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]-[.G32]+[.$A$3])/2" office:value-type="float" office:value="23.235513205931" calcext:value-type="float">
            <text:p>23</text:p>
          </table:table-cell>
          <table:table-cell table:style-name="ce12" table:formula="of:=([.E32]-[.G32]+[.$A$3])/2" office:value-type="float" office:value="190.454847952387" calcext:value-type="float">
            <text:p>190</text:p>
          </table:table-cell>
          <table:table-cell table:style-name="ce10"/>
          <table:table-cell table:formula="of:=([.$A$3]+[.C32])/2" office:value-type="float" office:value="210.779537476607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2]+1.40625" office:value-type="float" office:value="42.1875" calcext:value-type="float">
            <text:p>42,1875</text:p>
          </table:table-cell>
          <table:table-cell table:formula="of:=[.$A$3]*SIN(RADIANS([.B33]))" office:value-type="float" office:value="171.24753348599" calcext:value-type="float">
            <text:p>171,2</text:p>
          </table:table-cell>
          <table:table-cell table:formula="of:=[.$A$3]*SIN(RADIANS([.B33]-120))" office:value-type="float" office:value="-249.252803610611" calcext:value-type="float">
            <text:p>-249,3</text:p>
          </table:table-cell>
          <table:table-cell table:formula="of:=[.$A$3]*SIN(RADIANS([.B33]+120))" office:value-type="float" office:value="78.0052701246212" calcext:value-type="float">
            <text:p>78,0</text:p>
          </table:table-cell>
          <table:table-cell table:style-name="ce10"/>
          <table:table-cell table:style-name="ce6" table:formula="of:=(MIN([.C33];[.D33];[.E33])+MAX([.C33];[.D33];[.E33]))/2" office:value-type="float" office:value="-39.0026350623106" calcext:value-type="float">
            <text:p>-39,0</text:p>
          </table:table-cell>
          <table:table-cell table:style-name="ce26" table:formula="of:=((([.C33]-[.G33]+[.$A$3])/2)*[.$V$3])-[.$W$3]" office:value-type="float" office:value="248.681972336643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]-[.G33]+[.$A$3])/2" office:value-type="float" office:value="22.3749157258499" calcext:value-type="float">
            <text:p>22</text:p>
          </table:table-cell>
          <table:table-cell table:style-name="ce12" table:formula="of:=([.E33]-[.G33]+[.$A$3])/2" office:value-type="float" office:value="186.003952593466" calcext:value-type="float">
            <text:p>186</text:p>
          </table:table-cell>
          <table:table-cell table:style-name="ce10"/>
          <table:table-cell table:formula="of:=([.$A$3]+[.C33])/2" office:value-type="float" office:value="213.123766742995" calcext:value-type="float">
            <text:p>21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3]+1.40625" office:value-type="float" office:value="43.59375" calcext:value-type="float">
            <text:p>43,59375</text:p>
          </table:table-cell>
          <table:table-cell table:formula="of:=[.$A$3]*SIN(RADIANS([.B34]))" office:value-type="float" office:value="175.832838907952" calcext:value-type="float">
            <text:p>175,8</text:p>
          </table:table-cell>
          <table:table-cell table:formula="of:=[.$A$3]*SIN(RADIANS([.B34]-120))" office:value-type="float" office:value="-247.856594429426" calcext:value-type="float">
            <text:p>-247,9</text:p>
          </table:table-cell>
          <table:table-cell table:formula="of:=[.$A$3]*SIN(RADIANS([.B34]+120))" office:value-type="float" office:value="72.0237555214742" calcext:value-type="float">
            <text:p>72,0</text:p>
          </table:table-cell>
          <table:table-cell table:style-name="ce10"/>
          <table:table-cell table:style-name="ce6" table:formula="of:=(MIN([.C34];[.D34];[.E34])+MAX([.C34];[.D34];[.E34]))/2" office:value-type="float" office:value="-36.0118777607371" calcext:value-type="float">
            <text:p>-36,0</text:p>
          </table:table-cell>
          <table:table-cell table:style-name="ce26" table:formula="of:=((([.C34]-[.G34]+[.$A$3])/2)*[.$V$3])-[.$W$3]" office:value-type="float" office:value="249.602823876168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]-[.G34]+[.$A$3])/2" office:value-type="float" office:value="21.5776416656554" calcext:value-type="float">
            <text:p>22</text:p>
          </table:table-cell>
          <table:table-cell table:style-name="ce12" table:formula="of:=([.E34]-[.G34]+[.$A$3])/2" office:value-type="float" office:value="181.517816641106" calcext:value-type="float">
            <text:p>182</text:p>
          </table:table-cell>
          <table:table-cell table:style-name="ce10"/>
          <table:table-cell table:formula="of:=([.$A$3]+[.C34])/2" office:value-type="float" office:value="215.416419453976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4]+1.40625" office:value-type="float" office:value="45" calcext:value-type="float">
            <text:p>45</text:p>
          </table:table-cell>
          <table:table-cell table:formula="of:=[.$A$3]*SIN(RADIANS([.B35]))" office:value-type="float" office:value="180.31222920257" calcext:value-type="float">
            <text:p>180,3</text:p>
          </table:table-cell>
          <table:table-cell table:formula="of:=[.$A$3]*SIN(RADIANS([.B35]-120))" office:value-type="float" office:value="-246.311085703712" calcext:value-type="float">
            <text:p>-246,3</text:p>
          </table:table-cell>
          <table:table-cell table:formula="of:=[.$A$3]*SIN(RADIANS([.B35]+120))" office:value-type="float" office:value="65.9988565011429" calcext:value-type="float">
            <text:p>66,0</text:p>
          </table:table-cell>
          <table:table-cell table:style-name="ce10"/>
          <table:table-cell table:style-name="ce6" table:formula="of:=(MIN([.C35];[.D35];[.E35])+MAX([.C35];[.D35];[.E35]))/2" office:value-type="float" office:value="-32.9994282505714" calcext:value-type="float">
            <text:p>-33,0</text:p>
          </table:table-cell>
          <table:table-cell table:style-name="ce26" table:formula="of:=((([.C35]-[.G35]+[.$A$3])/2)*[.$V$3])-[.$W$3]" office:value-type="float" office:value="250.449982179189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]-[.G35]+[.$A$3])/2" office:value-type="float" office:value="20.8441712734295" calcext:value-type="float">
            <text:p>21</text:p>
          </table:table-cell>
          <table:table-cell table:style-name="ce12" table:formula="of:=([.E35]-[.G35]+[.$A$3])/2" office:value-type="float" office:value="176.999142375857" calcext:value-type="float">
            <text:p>177</text:p>
          </table:table-cell>
          <table:table-cell table:style-name="ce10"/>
          <table:table-cell table:formula="of:=([.$A$3]+[.C35])/2" office:value-type="float" office:value="217.656114601285" calcext:value-type="float">
            <text:p>2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5]+1.40625" office:value-type="float" office:value="46.40625" calcext:value-type="float">
            <text:p>46,40625</text:p>
          </table:table-cell>
          <table:table-cell table:formula="of:=[.$A$3]*SIN(RADIANS([.B36]))" office:value-type="float" office:value="184.683006152624" calcext:value-type="float">
            <text:p>184,7</text:p>
          </table:table-cell>
          <table:table-cell table:formula="of:=[.$A$3]*SIN(RADIANS([.B36]-120))" office:value-type="float" office:value="-244.617208390135" calcext:value-type="float">
            <text:p>-244,6</text:p>
          </table:table-cell>
          <table:table-cell table:formula="of:=[.$A$3]*SIN(RADIANS([.B36]+120))" office:value-type="float" office:value="59.9342022375113" calcext:value-type="float">
            <text:p>59,9</text:p>
          </table:table-cell>
          <table:table-cell table:style-name="ce10"/>
          <table:table-cell table:style-name="ce6" table:formula="of:=(MIN([.C36];[.D36];[.E36])+MAX([.C36];[.D36];[.E36]))/2" office:value-type="float" office:value="-29.9671011187557" calcext:value-type="float">
            <text:p>-30,0</text:p>
          </table:table-cell>
          <table:table-cell table:style-name="ce26" table:formula="of:=((([.C36]-[.G36]+[.$A$3])/2)*[.$V$3])-[.$W$3]" office:value-type="float" office:value="251.222936949222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]-[.G36]+[.$A$3])/2" office:value-type="float" office:value="20.1749463643101" calcext:value-type="float">
            <text:p>20</text:p>
          </table:table-cell>
          <table:table-cell table:style-name="ce12" table:formula="of:=([.E36]-[.G36]+[.$A$3])/2" office:value-type="float" office:value="172.450651678134" calcext:value-type="float">
            <text:p>172</text:p>
          </table:table-cell>
          <table:table-cell table:style-name="ce10"/>
          <table:table-cell table:formula="of:=([.$A$3]+[.C36])/2" office:value-type="float" office:value="219.841503076312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6]+1.40625" office:value-type="float" office:value="47.8125" calcext:value-type="float">
            <text:p>47,8125</text:p>
          </table:table-cell>
          <table:table-cell table:formula="of:=[.$A$3]*SIN(RADIANS([.B37]))" office:value-type="float" office:value="188.942536965515" calcext:value-type="float">
            <text:p>188,9</text:p>
          </table:table-cell>
          <table:table-cell table:formula="of:=[.$A$3]*SIN(RADIANS([.B37]-120))" office:value-type="float" office:value="-242.775982817051" calcext:value-type="float">
            <text:p>-242,8</text:p>
          </table:table-cell>
          <table:table-cell table:formula="of:=[.$A$3]*SIN(RADIANS([.B37]+120))" office:value-type="float" office:value="53.8334458515361" calcext:value-type="float">
            <text:p>53,8</text:p>
          </table:table-cell>
          <table:table-cell table:style-name="ce10"/>
          <table:table-cell table:style-name="ce6" table:formula="of:=(MIN([.C37];[.D37];[.E37])+MAX([.C37];[.D37];[.E37]))/2" office:value-type="float" office:value="-26.9167229257681" calcext:value-type="float">
            <text:p>-26,9</text:p>
          </table:table-cell>
          <table:table-cell table:style-name="ce26" table:formula="of:=((([.C37]-[.G37]+[.$A$3])/2)*[.$V$3])-[.$W$3]" office:value-type="float" office:value="251.921222587216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7]-[.G37]+[.$A$3])/2" office:value-type="float" office:value="19.5703700543587" calcext:value-type="float">
            <text:p>20</text:p>
          </table:table-cell>
          <table:table-cell table:style-name="ce12" table:formula="of:=([.E37]-[.G37]+[.$A$3])/2" office:value-type="float" office:value="167.875084388652" calcext:value-type="float">
            <text:p>168</text:p>
          </table:table-cell>
          <table:table-cell table:style-name="ce10"/>
          <table:table-cell table:formula="of:=([.$A$3]+[.C37])/2" office:value-type="float" office:value="221.971268482757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7]+1.40625" office:value-type="float" office:value="49.21875" calcext:value-type="float">
            <text:p>49,21875</text:p>
          </table:table-cell>
          <table:table-cell table:formula="of:=[.$A$3]*SIN(RADIANS([.B38]))" office:value-type="float" office:value="193.088255859154" calcext:value-type="float">
            <text:p>193,1</text:p>
          </table:table-cell>
          <table:table-cell table:formula="of:=[.$A$3]*SIN(RADIANS([.B38]-120))" office:value-type="float" office:value="-240.788518069896" calcext:value-type="float">
            <text:p>-240,8</text:p>
          </table:table-cell>
          <table:table-cell table:formula="of:=[.$A$3]*SIN(RADIANS([.B38]+120))" office:value-type="float" office:value="47.7002622107422" calcext:value-type="float">
            <text:p>47,7</text:p>
          </table:table-cell>
          <table:table-cell table:style-name="ce10"/>
          <table:table-cell table:style-name="ce6" table:formula="of:=(MIN([.C38];[.D38];[.E38])+MAX([.C38];[.D38];[.E38]))/2" office:value-type="float" office:value="-23.8501311053711" calcext:value-type="float">
            <text:p>-23,9</text:p>
          </table:table-cell>
          <table:table-cell table:style-name="ce26" table:formula="of:=((([.C38]-[.G38]+[.$A$3])/2)*[.$V$3])-[.$W$3]" office:value-type="float" office:value="252.544418472013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8]-[.G38]+[.$A$3])/2" office:value-type="float" office:value="19.0308065177377" calcext:value-type="float">
            <text:p>19</text:p>
          </table:table-cell>
          <table:table-cell table:style-name="ce12" table:formula="of:=([.E38]-[.G38]+[.$A$3])/2" office:value-type="float" office:value="163.275196658057" calcext:value-type="float">
            <text:p>163</text:p>
          </table:table-cell>
          <table:table-cell table:style-name="ce10"/>
          <table:table-cell table:formula="of:=([.$A$3]+[.C38])/2" office:value-type="float" office:value="224.044127929577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8]+1.40625" office:value-type="float" office:value="50.625" calcext:value-type="float">
            <text:p>50,625</text:p>
          </table:table-cell>
          <table:table-cell table:formula="of:=[.$A$3]*SIN(RADIANS([.B39]))" office:value-type="float" office:value="197.117665607498" calcext:value-type="float">
            <text:p>197,1</text:p>
          </table:table-cell>
          <table:table-cell table:formula="of:=[.$A$3]*SIN(RADIANS([.B39]-120))" office:value-type="float" office:value="-238.656011323118" calcext:value-type="float">
            <text:p>-238,7</text:p>
          </table:table-cell>
          <table:table-cell table:formula="of:=[.$A$3]*SIN(RADIANS([.B39]+120))" office:value-type="float" office:value="41.5383457156202" calcext:value-type="float">
            <text:p>41,5</text:p>
          </table:table-cell>
          <table:table-cell table:style-name="ce10"/>
          <table:table-cell table:style-name="ce6" table:formula="of:=(MIN([.C39];[.D39];[.E39])+MAX([.C39];[.D39];[.E39]))/2" office:value-type="float" office:value="-20.76917285781" calcext:value-type="float">
            <text:p>-20,8</text:p>
          </table:table-cell>
          <table:table-cell table:style-name="ce26" table:formula="of:=((([.C39]-[.G39]+[.$A$3])/2)*[.$V$3])-[.$W$3]" office:value-type="float" office:value="253.092149213715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9]-[.G39]+[.$A$3])/2" office:value-type="float" office:value="18.556580767346" calcext:value-type="float">
            <text:p>19</text:p>
          </table:table-cell>
          <table:table-cell table:style-name="ce12" table:formula="of:=([.E39]-[.G39]+[.$A$3])/2" office:value-type="float" office:value="158.653759286715" calcext:value-type="float">
            <text:p>159</text:p>
          </table:table-cell>
          <table:table-cell table:style-name="ce10"/>
          <table:table-cell table:formula="of:=([.$A$3]+[.C39])/2" office:value-type="float" office:value="226.058832803749" calcext:value-type="float">
            <text:p>22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9]+1.40625" office:value-type="float" office:value="52.03125" calcext:value-type="float">
            <text:p>52,03125</text:p>
          </table:table-cell>
          <table:table-cell table:formula="of:=[.$A$3]*SIN(RADIANS([.B40]))" office:value-type="float" office:value="201.028339044785" calcext:value-type="float">
            <text:p>201,0</text:p>
          </table:table-cell>
          <table:table-cell table:formula="of:=[.$A$3]*SIN(RADIANS([.B40]-120))" office:value-type="float" office:value="-236.379747119042" calcext:value-type="float">
            <text:p>-236,4</text:p>
          </table:table-cell>
          <table:table-cell table:formula="of:=[.$A$3]*SIN(RADIANS([.B40]+120))" office:value-type="float" office:value="35.3514080742579" calcext:value-type="float">
            <text:p>35,4</text:p>
          </table:table-cell>
          <table:table-cell table:style-name="ce10"/>
          <table:table-cell table:style-name="ce6" table:formula="of:=(MIN([.C40];[.D40];[.E40])+MAX([.C40];[.D40];[.E40]))/2" office:value-type="float" office:value="-17.6757040371289" calcext:value-type="float">
            <text:p>-17,7</text:p>
          </table:table-cell>
          <table:table-cell table:style-name="ce26" table:formula="of:=((([.C40]-[.G40]+[.$A$3])/2)*[.$V$3])-[.$W$3]" office:value-type="float" office:value="253.564084879805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0]-[.G40]+[.$A$3])/2" office:value-type="float" office:value="18.1479784590433" calcext:value-type="float">
            <text:p>18</text:p>
          </table:table-cell>
          <table:table-cell table:style-name="ce12" table:formula="of:=([.E40]-[.G40]+[.$A$3])/2" office:value-type="float" office:value="154.013556055693" calcext:value-type="float">
            <text:p>154</text:p>
          </table:table-cell>
          <table:table-cell table:style-name="ce10"/>
          <table:table-cell table:formula="of:=([.$A$3]+[.C40])/2" office:value-type="float" office:value="228.014169522392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0]+1.40625" office:value-type="float" office:value="53.4375" calcext:value-type="float">
            <text:p>53,4375</text:p>
          </table:table-cell>
          <table:table-cell table:formula="of:=[.$A$3]*SIN(RADIANS([.B41]))" office:value-type="float" office:value="204.817920527564" calcext:value-type="float">
            <text:p>204,8</text:p>
          </table:table-cell>
          <table:table-cell table:formula="of:=[.$A$3]*SIN(RADIANS([.B41]-120))" office:value-type="float" office:value="-233.96109659411" calcext:value-type="float">
            <text:p>-234,0</text:p>
          </table:table-cell>
          <table:table-cell table:formula="of:=[.$A$3]*SIN(RADIANS([.B41]+120))" office:value-type="float" office:value="29.1431760665458" calcext:value-type="float">
            <text:p>29,1</text:p>
          </table:table-cell>
          <table:table-cell table:style-name="ce10"/>
          <table:table-cell table:style-name="ce6" table:formula="of:=(MIN([.C41];[.D41];[.E41])+MAX([.C41];[.D41];[.E41]))/2" office:value-type="float" office:value="-14.5715880332729" calcext:value-type="float">
            <text:p>-14,6</text:p>
          </table:table-cell>
          <table:table-cell table:style-name="ce26" table:formula="of:=((([.C41]-[.G41]+[.$A$3])/2)*[.$V$3])-[.$W$3]" office:value-type="float" office:value="253.959941193884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1]-[.G41]+[.$A$3])/2" office:value-type="float" office:value="17.8052457195813" calcext:value-type="float">
            <text:p>18</text:p>
          </table:table-cell>
          <table:table-cell table:style-name="ce12" table:formula="of:=([.E41]-[.G41]+[.$A$3])/2" office:value-type="float" office:value="149.357382049909" calcext:value-type="float">
            <text:p>149</text:p>
          </table:table-cell>
          <table:table-cell table:style-name="ce10"/>
          <table:table-cell table:formula="of:=([.$A$3]+[.C41])/2" office:value-type="float" office:value="229.908960263782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1]+1.40625" office:value-type="float" office:value="54.84375" calcext:value-type="float">
            <text:p>54,84375</text:p>
          </table:table-cell>
          <table:table-cell table:formula="of:=[.$A$3]*SIN(RADIANS([.B42]))" office:value-type="float" office:value="208.484127353654" calcext:value-type="float">
            <text:p>208,5</text:p>
          </table:table-cell>
          <table:table-cell table:formula="of:=[.$A$3]*SIN(RADIANS([.B42]-120))" office:value-type="float" office:value="-231.401516652959" calcext:value-type="float">
            <text:p>-231,4</text:p>
          </table:table-cell>
          <table:table-cell table:formula="of:=[.$A$3]*SIN(RADIANS([.B42]+120))" office:value-type="float" office:value="22.9173892993049" calcext:value-type="float">
            <text:p>22,9</text:p>
          </table:table-cell>
          <table:table-cell table:style-name="ce10"/>
          <table:table-cell table:style-name="ce6" table:formula="of:=(MIN([.C42];[.D42];[.E42])+MAX([.C42];[.D42];[.E42]))/2" office:value-type="float" office:value="-11.4586946496525" calcext:value-type="float">
            <text:p>-11,5</text:p>
          </table:table-cell>
          <table:table-cell table:style-name="ce26" table:formula="of:=((([.C42]-[.G42]+[.$A$3])/2)*[.$V$3])-[.$W$3]" office:value-type="float" office:value="254.279479706909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2]-[.G42]+[.$A$3])/2" office:value-type="float" office:value="17.5285889983468" calcext:value-type="float">
            <text:p>18</text:p>
          </table:table-cell>
          <table:table-cell table:style-name="ce12" table:formula="of:=([.E42]-[.G42]+[.$A$3])/2" office:value-type="float" office:value="144.688041974479" calcext:value-type="float">
            <text:p>145</text:p>
          </table:table-cell>
          <table:table-cell table:style-name="ce10"/>
          <table:table-cell table:formula="of:=([.$A$3]+[.C42])/2" office:value-type="float" office:value="231.742063676827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2]+1.40625" office:value-type="float" office:value="56.25" calcext:value-type="float">
            <text:p>56,25</text:p>
          </table:table-cell>
          <table:table-cell table:formula="of:=[.$A$3]*SIN(RADIANS([.B43]))" office:value-type="float" office:value="212.024751137149" calcext:value-type="float">
            <text:p>212,0</text:p>
          </table:table-cell>
          <table:table-cell table:formula="of:=[.$A$3]*SIN(RADIANS([.B43]-120))" office:value-type="float" office:value="-228.702549090836" calcext:value-type="float">
            <text:p>-228,7</text:p>
          </table:table-cell>
          <table:table-cell table:formula="of:=[.$A$3]*SIN(RADIANS([.B43]+120))" office:value-type="float" office:value="16.6777979536865" calcext:value-type="float">
            <text:p>16,7</text:p>
          </table:table-cell>
          <table:table-cell table:style-name="ce10"/>
          <table:table-cell table:style-name="ce6" table:formula="of:=(MIN([.C43];[.D43];[.E43])+MAX([.C43];[.D43];[.E43]))/2" office:value-type="float" office:value="-8.33889897684325" calcext:value-type="float">
            <text:p>-8,3</text:p>
          </table:table-cell>
          <table:table-cell table:style-name="ce26" table:formula="of:=((([.C43]-[.G43]+[.$A$3])/2)*[.$V$3])-[.$W$3]" office:value-type="float" office:value="254.522507940831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3]-[.G43]+[.$A$3])/2" office:value-type="float" office:value="17.3181749430039" calcext:value-type="float">
            <text:p>17</text:p>
          </table:table-cell>
          <table:table-cell table:style-name="ce12" table:formula="of:=([.E43]-[.G43]+[.$A$3])/2" office:value-type="float" office:value="140.008348465265" calcext:value-type="float">
            <text:p>140</text:p>
          </table:table-cell>
          <table:table-cell table:style-name="ce10"/>
          <table:table-cell table:formula="of:=([.$A$3]+[.C43])/2" office:value-type="float" office:value="233.512375568574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3]+1.40625" office:value-type="float" office:value="57.65625" calcext:value-type="float">
            <text:p>57,65625</text:p>
          </table:table-cell>
          <table:table-cell table:formula="of:=[.$A$3]*SIN(RADIANS([.B44]))" office:value-type="float" office:value="215.437659138675" calcext:value-type="float">
            <text:p>215,4</text:p>
          </table:table-cell>
          <table:table-cell table:formula="of:=[.$A$3]*SIN(RADIANS([.B44]-120))" office:value-type="float" office:value="-225.865819664879" calcext:value-type="float">
            <text:p>-225,9</text:p>
          </table:table-cell>
          <table:table-cell table:formula="of:=[.$A$3]*SIN(RADIANS([.B44]+120))" office:value-type="float" office:value="10.4281605262038" calcext:value-type="float">
            <text:p>10,4</text:p>
          </table:table-cell>
          <table:table-cell table:style-name="ce10"/>
          <table:table-cell table:style-name="ce6" table:formula="of:=(MIN([.C44];[.D44];[.E44])+MAX([.C44];[.D44];[.E44]))/2" office:value-type="float" office:value="-5.21408026310189" calcext:value-type="float">
            <text:p>-5,2</text:p>
          </table:table-cell>
          <table:table-cell table:style-name="ce26" table:formula="of:=((([.C44]-[.G44]+[.$A$3])/2)*[.$V$3])-[.$W$3]" office:value-type="float" office:value="254.68887950452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4]-[.G44]+[.$A$3])/2" office:value-type="float" office:value="17.1741302991114" calcext:value-type="float">
            <text:p>17</text:p>
          </table:table-cell>
          <table:table-cell table:style-name="ce12" table:formula="of:=([.E44]-[.G44]+[.$A$3])/2" office:value-type="float" office:value="135.321120394653" calcext:value-type="float">
            <text:p>135</text:p>
          </table:table-cell>
          <table:table-cell table:style-name="ce10"/>
          <table:table-cell table:formula="of:=([.$A$3]+[.C44])/2" office:value-type="float" office:value="235.218829569338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4]+1.40625" office:value-type="float" office:value="59.0625" calcext:value-type="float">
            <text:p>59,0625</text:p>
          </table:table-cell>
          <table:table-cell table:formula="of:=[.$A$3]*SIN(RADIANS([.B45]))" office:value-type="float" office:value="218.720795550069" calcext:value-type="float">
            <text:p>218,7</text:p>
          </table:table-cell>
          <table:table-cell table:formula="of:=[.$A$3]*SIN(RADIANS([.B45]-120))" office:value-type="float" office:value="-222.893037114823" calcext:value-type="float">
            <text:p>-222,9</text:p>
          </table:table-cell>
          <table:table-cell table:formula="of:=[.$A$3]*SIN(RADIANS([.B45]+120))" office:value-type="float" office:value="4.17224156475418" calcext:value-type="float">
            <text:p>4,2</text:p>
          </table:table-cell>
          <table:table-cell table:style-name="ce10"/>
          <table:table-cell table:style-name="ce6" table:formula="of:=(MIN([.C45];[.D45];[.E45])+MAX([.C45];[.D45];[.E45]))/2" office:value-type="float" office:value="-2.08612078237705" calcext:value-type="float">
            <text:p>-2,1</text:p>
          </table:table-cell>
          <table:table-cell table:style-name="ce26" table:formula="of:=((([.C45]-[.G45]+[.$A$3])/2)*[.$V$3])-[.$W$3]" office:value-type="float" office:value="254.77849418198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5]-[.G45]+[.$A$3])/2" office:value-type="float" office:value="17.0965418337768" calcext:value-type="float">
            <text:p>17</text:p>
          </table:table-cell>
          <table:table-cell table:style-name="ce12" table:formula="of:=([.E45]-[.G45]+[.$A$3])/2" office:value-type="float" office:value="130.629181173566" calcext:value-type="float">
            <text:p>131</text:p>
          </table:table-cell>
          <table:table-cell table:style-name="ce10"/>
          <table:table-cell table:formula="of:=([.$A$3]+[.C45])/2" office:value-type="float" office:value="236.860397775035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5]+1.40625" office:value-type="float" office:value="60.46875" calcext:value-type="float">
            <text:p>60,46875</text:p>
          </table:table-cell>
          <table:table-cell table:formula="of:=[.$A$3]*SIN(RADIANS([.B46]))" office:value-type="float" office:value="221.872182732721" calcext:value-type="float">
            <text:p>221,9</text:p>
          </table:table-cell>
          <table:table-cell table:formula="of:=[.$A$3]*SIN(RADIANS([.B46]-120))" office:value-type="float" office:value="-219.785992133717" calcext:value-type="float">
            <text:p>-219,8</text:p>
          </table:table-cell>
          <table:table-cell table:formula="of:=[.$A$3]*SIN(RADIANS([.B46]+120))" office:value-type="float" office:value="-2.08619059900401" calcext:value-type="float">
            <text:p>-2,1</text:p>
          </table:table-cell>
          <table:table-cell table:style-name="ce10"/>
          <table:table-cell table:style-name="ce6" table:formula="of:=(MIN([.C46];[.D46];[.E46])+MAX([.C46];[.D46];[.E46]))/2" office:value-type="float" office:value="1.04309529950199" calcext:value-type="float">
            <text:p>1,0</text:p>
          </table:table-cell>
          <table:table-cell table:style-name="ce26" table:formula="of:=((([.C46]-[.G46]+[.$A$3])/2)*[.$V$3])-[.$W$3]" office:value-type="float" office:value="254.79129799268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6]-[.G46]+[.$A$3])/2" office:value-type="float" office:value="17.0854562833903" calcext:value-type="float">
            <text:p>17</text:p>
          </table:table-cell>
          <table:table-cell table:style-name="ce12" table:formula="of:=([.E46]-[.G46]+[.$A$3])/2" office:value-type="float" office:value="125.935357050747" calcext:value-type="float">
            <text:p>126</text:p>
          </table:table-cell>
          <table:table-cell table:style-name="ce10"/>
          <table:table-cell table:formula="of:=([.$A$3]+[.C46])/2" office:value-type="float" office:value="238.436091366361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6]+1.40625" office:value-type="float" office:value="61.875" calcext:value-type="float">
            <text:p>61,875</text:p>
          </table:table-cell>
          <table:table-cell table:formula="of:=[.$A$3]*SIN(RADIANS([.B47]))" office:value-type="float" office:value="224.889922408831" calcext:value-type="float">
            <text:p>224,9</text:p>
          </table:table-cell>
          <table:table-cell table:formula="of:=[.$A$3]*SIN(RADIANS([.B47]-120))" office:value-type="float" office:value="-216.546556289278" calcext:value-type="float">
            <text:p>-216,5</text:p>
          </table:table-cell>
          <table:table-cell table:formula="of:=[.$A$3]*SIN(RADIANS([.B47]+120))" office:value-type="float" office:value="-8.34336611955293" calcext:value-type="float">
            <text:p>-8,3</text:p>
          </table:table-cell>
          <table:table-cell table:style-name="ce10"/>
          <table:table-cell table:style-name="ce6" table:formula="of:=(MIN([.C47];[.D47];[.E47])+MAX([.C47];[.D47];[.E47]))/2" office:value-type="float" office:value="4.17168305977646" calcext:value-type="float">
            <text:p>4,2</text:p>
          </table:table-cell>
          <table:table-cell table:style-name="ce26" table:formula="of:=((([.C47]-[.G47]+[.$A$3])/2)*[.$V$3])-[.$W$3]" office:value-type="float" office:value="254.727283224079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7]-[.G47]+[.$A$3])/2" office:value-type="float" office:value="17.140880325473" calcext:value-type="float">
            <text:p>17</text:p>
          </table:table-cell>
          <table:table-cell table:style-name="ce12" table:formula="of:=([.E47]-[.G47]+[.$A$3])/2" office:value-type="float" office:value="121.242475410335" calcext:value-type="float">
            <text:p>121</text:p>
          </table:table-cell>
          <table:table-cell table:style-name="ce10"/>
          <table:table-cell table:formula="of:=([.$A$3]+[.C47])/2" office:value-type="float" office:value="239.944961204415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7]+1.40625" office:value-type="float" office:value="63.28125" calcext:value-type="float">
            <text:p>63,28125</text:p>
          </table:table-cell>
          <table:table-cell table:formula="of:=[.$A$3]*SIN(RADIANS([.B48]))" office:value-type="float" office:value="227.772196804856" calcext:value-type="float">
            <text:p>227,8</text:p>
          </table:table-cell>
          <table:table-cell table:formula="of:=[.$A$3]*SIN(RADIANS([.B48]-120))" office:value-type="float" office:value="-213.176680896526" calcext:value-type="float">
            <text:p>-213,2</text:p>
          </table:table-cell>
          <table:table-cell table:formula="of:=[.$A$3]*SIN(RADIANS([.B48]+120))" office:value-type="float" office:value="-14.59551590833" calcext:value-type="float">
            <text:p>-14,6</text:p>
          </table:table-cell>
          <table:table-cell table:style-name="ce10"/>
          <table:table-cell table:style-name="ce6" table:formula="of:=(MIN([.C48];[.D48];[.E48])+MAX([.C48];[.D48];[.E48]))/2" office:value-type="float" office:value="7.29775795416501" calcext:value-type="float">
            <text:p>7,3</text:p>
          </table:table-cell>
          <table:table-cell table:style-name="ce26" table:formula="of:=((([.C48]-[.G48]+[.$A$3])/2)*[.$V$3])-[.$W$3]" office:value-type="float" office:value="254.58648843627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8]-[.G48]+[.$A$3])/2" office:value-type="float" office:value="17.2627805746543" calcext:value-type="float">
            <text:p>17</text:p>
          </table:table-cell>
          <table:table-cell table:style-name="ce12" table:formula="of:=([.E48]-[.G48]+[.$A$3])/2" office:value-type="float" office:value="116.553363068753" calcext:value-type="float">
            <text:p>117</text:p>
          </table:table-cell>
          <table:table-cell table:style-name="ce10"/>
          <table:table-cell table:formula="of:=([.$A$3]+[.C48])/2" office:value-type="float" office:value="241.386098402428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8]+1.40625" office:value-type="float" office:value="64.6875" calcext:value-type="float">
            <text:p>64,6875</text:p>
          </table:table-cell>
          <table:table-cell table:formula="of:=[.$A$3]*SIN(RADIANS([.B49]))" office:value-type="float" office:value="230.517269746478" calcext:value-type="float">
            <text:p>230,5</text:p>
          </table:table-cell>
          <table:table-cell table:formula="of:=[.$A$3]*SIN(RADIANS([.B49]-120))" office:value-type="float" office:value="-209.678395842393" calcext:value-type="float">
            <text:p>-209,7</text:p>
          </table:table-cell>
          <table:table-cell table:formula="of:=[.$A$3]*SIN(RADIANS([.B49]+120))" office:value-type="float" office:value="-20.8388739040854" calcext:value-type="float">
            <text:p>-20,8</text:p>
          </table:table-cell>
          <table:table-cell table:style-name="ce10"/>
          <table:table-cell table:style-name="ce6" table:formula="of:=(MIN([.C49];[.D49];[.E49])+MAX([.C49];[.D49];[.E49]))/2" office:value-type="float" office:value="10.4194369520427" calcext:value-type="float">
            <text:p>10,4</text:p>
          </table:table-cell>
          <table:table-cell table:style-name="ce26" table:formula="of:=((([.C49]-[.G49]+[.$A$3])/2)*[.$V$3])-[.$W$3]" office:value-type="float" office:value="254.368998438786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9]-[.G49]+[.$A$3])/2" office:value-type="float" office:value="17.4510836027823" calcext:value-type="float">
            <text:p>17</text:p>
          </table:table-cell>
          <table:table-cell table:style-name="ce12" table:formula="of:=([.E49]-[.G49]+[.$A$3])/2" office:value-type="float" office:value="111.870844571936" calcext:value-type="float">
            <text:p>112</text:p>
          </table:table-cell>
          <table:table-cell table:style-name="ce10"/>
          <table:table-cell table:formula="of:=([.$A$3]+[.C49])/2" office:value-type="float" office:value="242.758634873239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9]+1.40625" office:value-type="float" office:value="66.09375" calcext:value-type="float">
            <text:p>66,09375</text:p>
          </table:table-cell>
          <table:table-cell table:formula="of:=[.$A$3]*SIN(RADIANS([.B50]))" office:value-type="float" office:value="233.1234877044" calcext:value-type="float">
            <text:p>233,1</text:p>
          </table:table-cell>
          <table:table-cell table:formula="of:=[.$A$3]*SIN(RADIANS([.B50]-120))" office:value-type="float" office:value="-206.053808362984" calcext:value-type="float">
            <text:p>-206,1</text:p>
          </table:table-cell>
          <table:table-cell table:formula="of:=[.$A$3]*SIN(RADIANS([.B50]+120))" office:value-type="float" office:value="-27.0696793414166" calcext:value-type="float">
            <text:p>-27,1</text:p>
          </table:table-cell>
          <table:table-cell table:style-name="ce10"/>
          <table:table-cell table:style-name="ce6" table:formula="of:=(MIN([.C50];[.D50];[.E50])+MAX([.C50];[.D50];[.E50]))/2" office:value-type="float" office:value="13.5348396707083" calcext:value-type="float">
            <text:p>13,5</text:p>
          </table:table-cell>
          <table:table-cell table:style-name="ce26" table:formula="of:=((([.C50]-[.G50]+[.$A$3])/2)*[.$V$3])-[.$W$3]" office:value-type="float" office:value="254.074944239457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0]-[.G50]+[.$A$3])/2" office:value-type="float" office:value="17.705675983154" calcext:value-type="float">
            <text:p>18</text:p>
          </table:table-cell>
          <table:table-cell table:style-name="ce12" table:formula="of:=([.E50]-[.G50]+[.$A$3])/2" office:value-type="float" office:value="107.197740493938" calcext:value-type="float">
            <text:p>107</text:p>
          </table:table-cell>
          <table:table-cell table:style-name="ce10"/>
          <table:table-cell table:formula="of:=([.$A$3]+[.C50])/2" office:value-type="float" office:value="244.0617438522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0]+1.40625" office:value-type="float" office:value="67.5" calcext:value-type="float">
            <text:p>67,5</text:p>
          </table:table-cell>
          <table:table-cell table:formula="of:=[.$A$3]*SIN(RADIANS([.B51]))" office:value-type="float" office:value="235.589280790378" calcext:value-type="float">
            <text:p>235,6</text:p>
          </table:table-cell>
          <table:table-cell table:formula="of:=[.$A$3]*SIN(RADIANS([.B51]-120))" office:value-type="float" office:value="-202.305101774265" calcext:value-type="float">
            <text:p>-202,3</text:p>
          </table:table-cell>
          <table:table-cell table:formula="of:=[.$A$3]*SIN(RADIANS([.B51]+120))" office:value-type="float" office:value="-33.2841790161131" calcext:value-type="float">
            <text:p>-33,3</text:p>
          </table:table-cell>
          <table:table-cell table:style-name="ce10"/>
          <table:table-cell table:style-name="ce6" table:formula="of:=(MIN([.C51];[.D51];[.E51])+MAX([.C51];[.D51];[.E51]))/2" office:value-type="float" office:value="16.6420895080566" calcext:value-type="float">
            <text:p>16,6</text:p>
          </table:table-cell>
          <table:table-cell table:style-name="ce26" table:formula="of:=((([.C51]-[.G51]+[.$A$3])/2)*[.$V$3])-[.$W$3]" office:value-type="float" office:value="253.70450296554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1]-[.G51]+[.$A$3])/2" office:value-type="float" office:value="18.0264043588392" calcext:value-type="float">
            <text:p>18</text:p>
          </table:table-cell>
          <table:table-cell table:style-name="ce12" table:formula="of:=([.E51]-[.G51]+[.$A$3])/2" office:value-type="float" office:value="102.536865737915" calcext:value-type="float">
            <text:p>103</text:p>
          </table:table-cell>
          <table:table-cell table:style-name="ce10"/>
          <table:table-cell table:formula="of:=([.$A$3]+[.C51])/2" office:value-type="float" office:value="245.294640395189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1]+1.40625" office:value-type="float" office:value="68.90625" calcext:value-type="float">
            <text:p>68,90625</text:p>
          </table:table-cell>
          <table:table-cell table:formula="of:=[.$A$3]*SIN(RADIANS([.B52]))" office:value-type="float" office:value="237.913163702858" calcext:value-type="float">
            <text:p>237,9</text:p>
          </table:table-cell>
          <table:table-cell table:formula="of:=[.$A$3]*SIN(RADIANS([.B52]-120))" office:value-type="float" office:value="-198.434534156912" calcext:value-type="float">
            <text:p>-198,4</text:p>
          </table:table-cell>
          <table:table-cell table:formula="of:=[.$A$3]*SIN(RADIANS([.B52]+120))" office:value-type="float" office:value="-39.478629545946" calcext:value-type="float">
            <text:p>-39,5</text:p>
          </table:table-cell>
          <table:table-cell table:style-name="ce10"/>
          <table:table-cell table:style-name="ce6" table:formula="of:=(MIN([.C52];[.D52];[.E52])+MAX([.C52];[.D52];[.E52]))/2" office:value-type="float" office:value="19.739314772973" calcext:value-type="float">
            <text:p>19,7</text:p>
          </table:table-cell>
          <table:table-cell table:style-name="ce26" table:formula="of:=((([.C52]-[.G52]+[.$A$3])/2)*[.$V$3])-[.$W$3]" office:value-type="float" office:value="253.257897757009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2]-[.G52]+[.$A$3])/2" office:value-type="float" office:value="18.4130755350573" calcext:value-type="float">
            <text:p>18</text:p>
          </table:table-cell>
          <table:table-cell table:style-name="ce12" table:formula="of:=([.E52]-[.G52]+[.$A$3])/2" office:value-type="float" office:value="97.8910278405405" calcext:value-type="float">
            <text:p>98</text:p>
          </table:table-cell>
          <table:table-cell table:style-name="ce10"/>
          <table:table-cell table:formula="of:=([.$A$3]+[.C52])/2" office:value-type="float" office:value="246.456581851429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2]+1.40625" office:value-type="float" office:value="70.3125" calcext:value-type="float">
            <text:p>70,3125</text:p>
          </table:table-cell>
          <table:table-cell table:formula="of:=[.$A$3]*SIN(RADIANS([.B53]))" office:value-type="float" office:value="240.09373662167" calcext:value-type="float">
            <text:p>240,1</text:p>
          </table:table-cell>
          <table:table-cell table:formula="of:=[.$A$3]*SIN(RADIANS([.B53]-120))" office:value-type="float" office:value="-194.444436996129" calcext:value-type="float">
            <text:p>-194,4</text:p>
          </table:table-cell>
          <table:table-cell table:formula="of:=[.$A$3]*SIN(RADIANS([.B53]+120))" office:value-type="float" office:value="-45.6492996255413" calcext:value-type="float">
            <text:p>-45,6</text:p>
          </table:table-cell>
          <table:table-cell table:style-name="ce10"/>
          <table:table-cell table:style-name="ce6" table:formula="of:=(MIN([.C53];[.D53];[.E53])+MAX([.C53];[.D53];[.E53]))/2" office:value-type="float" office:value="22.8246498127707" calcext:value-type="float">
            <text:p>22,8</text:p>
          </table:table-cell>
          <table:table-cell table:style-name="ce26" table:formula="of:=((([.C53]-[.G53]+[.$A$3])/2)*[.$V$3])-[.$W$3]" office:value-type="float" office:value="252.73539763214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3]-[.G53]+[.$A$3])/2" office:value-type="float" office:value="18.8654565955502" calcext:value-type="float">
            <text:p>19</text:p>
          </table:table-cell>
          <table:table-cell table:style-name="ce12" table:formula="of:=([.E53]-[.G53]+[.$A$3])/2" office:value-type="float" office:value="93.263025280844" calcext:value-type="float">
            <text:p>93</text:p>
          </table:table-cell>
          <table:table-cell table:style-name="ce10"/>
          <table:table-cell table:formula="of:=([.$A$3]+[.C53])/2" office:value-type="float" office:value="247.546868310835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3]+1.40625" office:value-type="float" office:value="71.71875" calcext:value-type="float">
            <text:p>71,71875</text:p>
          </table:table-cell>
          <table:table-cell table:formula="of:=[.$A$3]*SIN(RADIANS([.B54]))" office:value-type="float" office:value="242.129686051224" calcext:value-type="float">
            <text:p>242,1</text:p>
          </table:table-cell>
          <table:table-cell table:formula="of:=[.$A$3]*SIN(RADIANS([.B54]-120))" office:value-type="float" office:value="-190.337213777245" calcext:value-type="float">
            <text:p>-190,3</text:p>
          </table:table-cell>
          <table:table-cell table:formula="of:=[.$A$3]*SIN(RADIANS([.B54]+120))" office:value-type="float" office:value="-51.7924722739795" calcext:value-type="float">
            <text:p>-51,8</text:p>
          </table:table-cell>
          <table:table-cell table:style-name="ce10"/>
          <table:table-cell table:style-name="ce6" table:formula="of:=(MIN([.C54];[.D54];[.E54])+MAX([.C54];[.D54];[.E54]))/2" office:value-type="float" office:value="25.8962361369898" calcext:value-type="float">
            <text:p>25,9</text:p>
          </table:table-cell>
          <table:table-cell table:style-name="ce26" table:formula="of:=((([.C54]-[.G54]+[.$A$3])/2)*[.$V$3])-[.$W$3]" office:value-type="float" office:value="252.13731732547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4]-[.G54]+[.$A$3])/2" office:value-type="float" office:value="19.3832750428827" calcext:value-type="float">
            <text:p>19</text:p>
          </table:table-cell>
          <table:table-cell table:style-name="ce12" table:formula="of:=([.E54]-[.G54]+[.$A$3])/2" office:value-type="float" office:value="88.6556457945154" calcext:value-type="float">
            <text:p>89</text:p>
          </table:table-cell>
          <table:table-cell table:style-name="ce10"/>
          <table:table-cell table:formula="of:=([.$A$3]+[.C54])/2" office:value-type="float" office:value="248.564843025612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4]+1.40625" office:value-type="float" office:value="73.125" calcext:value-type="float">
            <text:p>73,125</text:p>
          </table:table-cell>
          <table:table-cell table:formula="of:=[.$A$3]*SIN(RADIANS([.B55]))" office:value-type="float" office:value="244.019785611713" calcext:value-type="float">
            <text:p>244,0</text:p>
          </table:table-cell>
          <table:table-cell table:formula="of:=[.$A$3]*SIN(RADIANS([.B55]-120))" office:value-type="float" office:value="-186.115338537948" calcext:value-type="float">
            <text:p>-186,1</text:p>
          </table:table-cell>
          <table:table-cell table:formula="of:=[.$A$3]*SIN(RADIANS([.B55]+120))" office:value-type="float" office:value="-57.9044470737651" calcext:value-type="float">
            <text:p>-57,9</text:p>
          </table:table-cell>
          <table:table-cell table:style-name="ce10"/>
          <table:table-cell table:style-name="ce6" table:formula="of:=(MIN([.C55];[.D55];[.E55])+MAX([.C55];[.D55];[.E55]))/2" office:value-type="float" office:value="28.9522235368826" calcext:value-type="float">
            <text:p>29,0</text:p>
          </table:table-cell>
          <table:table-cell table:style-name="ce26" table:formula="of:=((([.C55]-[.G55]+[.$A$3])/2)*[.$V$3])-[.$W$3]" office:value-type="float" office:value="251.46401709821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5]-[.G55]+[.$A$3])/2" office:value-type="float" office:value="19.9662189625847" calcext:value-type="float">
            <text:p>20</text:p>
          </table:table-cell>
          <table:table-cell table:style-name="ce12" table:formula="of:=([.E55]-[.G55]+[.$A$3])/2" office:value-type="float" office:value="84.0716646946762" calcext:value-type="float">
            <text:p>84</text:p>
          </table:table-cell>
          <table:table-cell table:style-name="ce10"/>
          <table:table-cell table:formula="of:=([.$A$3]+[.C55])/2" office:value-type="float" office:value="249.509892805857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5]+1.40625" office:value-type="float" office:value="74.53125" calcext:value-type="float">
            <text:p>74,53125</text:p>
          </table:table-cell>
          <table:table-cell table:formula="of:=[.$A$3]*SIN(RADIANS([.B56]))" office:value-type="float" office:value="245.762896777837" calcext:value-type="float">
            <text:p>245,8</text:p>
          </table:table-cell>
          <table:table-cell table:formula="of:=[.$A$3]*SIN(RADIANS([.B56]-120))" office:value-type="float" office:value="-181.781354378017" calcext:value-type="float">
            <text:p>-181,8</text:p>
          </table:table-cell>
          <table:table-cell table:formula="of:=[.$A$3]*SIN(RADIANS([.B56]+120))" office:value-type="float" office:value="-63.9815423998202" calcext:value-type="float">
            <text:p>-64,0</text:p>
          </table:table-cell>
          <table:table-cell table:style-name="ce10"/>
          <table:table-cell table:style-name="ce6" table:formula="of:=(MIN([.C56];[.D56];[.E56])+MAX([.C56];[.D56];[.E56]))/2" office:value-type="float" office:value="31.9907711999101" calcext:value-type="float">
            <text:p>32,0</text:p>
          </table:table-cell>
          <table:table-cell table:style-name="ce26" table:formula="of:=((([.C56]-[.G56]+[.$A$3])/2)*[.$V$3])-[.$W$3]" office:value-type="float" office:value="250.715902521253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6]-[.G56]+[.$A$3])/2" office:value-type="float" office:value="20.6139372110365" calcext:value-type="float">
            <text:p>21</text:p>
          </table:table-cell>
          <table:table-cell table:style-name="ce12" table:formula="of:=([.E56]-[.G56]+[.$A$3])/2" office:value-type="float" office:value="79.5138432001348" calcext:value-type="float">
            <text:p>80</text:p>
          </table:table-cell>
          <table:table-cell table:style-name="ce10"/>
          <table:table-cell table:formula="of:=([.$A$3]+[.C56])/2" office:value-type="float" office:value="250.381448388919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6]+1.40625" office:value-type="float" office:value="75.9375" calcext:value-type="float">
            <text:p>75,9375</text:p>
          </table:table-cell>
          <table:table-cell table:formula="of:=[.$A$3]*SIN(RADIANS([.B57]))" office:value-type="float" office:value="247.357969564609" calcext:value-type="float">
            <text:p>247,4</text:p>
          </table:table-cell>
          <table:table-cell table:formula="of:=[.$A$3]*SIN(RADIANS([.B57]-120))" office:value-type="float" office:value="-177.337871927451" calcext:value-type="float">
            <text:p>-177,3</text:p>
          </table:table-cell>
          <table:table-cell table:formula="of:=[.$A$3]*SIN(RADIANS([.B57]+120))" office:value-type="float" office:value="-70.0200976371578" calcext:value-type="float">
            <text:p>-70,0</text:p>
          </table:table-cell>
          <table:table-cell table:style-name="ce10"/>
          <table:table-cell table:style-name="ce6" table:formula="of:=(MIN([.C57];[.D57];[.E57])+MAX([.C57];[.D57];[.E57]))/2" office:value-type="float" office:value="35.0100488185789" calcext:value-type="float">
            <text:p>35,0</text:p>
          </table:table-cell>
          <table:table-cell table:style-name="ce26" table:formula="of:=((([.C57]-[.G57]+[.$A$3])/2)*[.$V$3])-[.$W$3]" office:value-type="float" office:value="249.893424230832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7]-[.G57]+[.$A$3])/2" office:value-type="float" office:value="21.3260396269851" calcext:value-type="float">
            <text:p>21</text:p>
          </table:table-cell>
          <table:table-cell table:style-name="ce12" table:formula="of:=([.E57]-[.G57]+[.$A$3])/2" office:value-type="float" office:value="74.9849267721317" calcext:value-type="float">
            <text:p>75</text:p>
          </table:table-cell>
          <table:table-cell table:style-name="ce10"/>
          <table:table-cell table:formula="of:=([.$A$3]+[.C57])/2" office:value-type="float" office:value="251.178984782304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7]+1.40625" office:value-type="float" office:value="77.34375" calcext:value-type="float">
            <text:p>77,34375</text:p>
          </table:table-cell>
          <table:table-cell table:formula="of:=[.$A$3]*SIN(RADIANS([.B58]))" office:value-type="float" office:value="248.804043159825" calcext:value-type="float">
            <text:p>248,8</text:p>
          </table:table-cell>
          <table:table-cell table:formula="of:=[.$A$3]*SIN(RADIANS([.B58]-120))" office:value-type="float" office:value="-172.787567773926" calcext:value-type="float">
            <text:p>-172,8</text:p>
          </table:table-cell>
          <table:table-cell table:formula="of:=[.$A$3]*SIN(RADIANS([.B58]+120))" office:value-type="float" office:value="-76.0164753858987" calcext:value-type="float">
            <text:p>-76,0</text:p>
          </table:table-cell>
          <table:table-cell table:style-name="ce10"/>
          <table:table-cell table:style-name="ce6" table:formula="of:=(MIN([.C58];[.D58];[.E58])+MAX([.C58];[.D58];[.E58]))/2" office:value-type="float" office:value="38.0082376929493" calcext:value-type="float">
            <text:p>38,0</text:p>
          </table:table-cell>
          <table:table-cell table:style-name="ce26" table:formula="of:=((([.C58]-[.G58]+[.$A$3])/2)*[.$V$3])-[.$W$3]" office:value-type="float" office:value="248.997077657121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8]-[.G58]+[.$A$3])/2" office:value-type="float" office:value="22.1020972665623" calcext:value-type="float">
            <text:p>22</text:p>
          </table:table-cell>
          <table:table-cell table:style-name="ce12" table:formula="of:=([.E58]-[.G58]+[.$A$3])/2" office:value-type="float" office:value="70.487643460576" calcext:value-type="float">
            <text:p>70</text:p>
          </table:table-cell>
          <table:table-cell table:style-name="ce10"/>
          <table:table-cell table:formula="of:=([.$A$3]+[.C58])/2" office:value-type="float" office:value="251.902021579912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8]+1.40625" office:value-type="float" office:value="78.75" calcext:value-type="float">
            <text:p>78,75</text:p>
          </table:table-cell>
          <table:table-cell table:formula="of:=[.$A$3]*SIN(RADIANS([.B59]))" office:value-type="float" office:value="250.100246502824" calcext:value-type="float">
            <text:p>250,1</text:p>
          </table:table-cell>
          <table:table-cell table:formula="of:=[.$A$3]*SIN(RADIANS([.B59]-120))" office:value-type="float" office:value="-168.133182850518" calcext:value-type="float">
            <text:p>-168,1</text:p>
          </table:table-cell>
          <table:table-cell table:formula="of:=[.$A$3]*SIN(RADIANS([.B59]+120))" office:value-type="float" office:value="-81.9670636523062" calcext:value-type="float">
            <text:p>-82,0</text:p>
          </table:table-cell>
          <table:table-cell table:style-name="ce10"/>
          <table:table-cell table:style-name="ce6" table:formula="of:=(MIN([.C59];[.D59];[.E59])+MAX([.C59];[.D59];[.E59]))/2" office:value-type="float" office:value="40.9835318261531" calcext:value-type="float">
            <text:p>41,0</text:p>
          </table:table-cell>
          <table:table-cell table:style-name="ce26" table:formula="of:=((([.C59]-[.G59]+[.$A$3])/2)*[.$V$3])-[.$W$3]" office:value-type="float" office:value="248.027402725777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9]-[.G59]+[.$A$3])/2" office:value-type="float" office:value="22.9416426616647" calcext:value-type="float">
            <text:p>23</text:p>
          </table:table-cell>
          <table:table-cell table:style-name="ce12" table:formula="of:=([.E59]-[.G59]+[.$A$3])/2" office:value-type="float" office:value="66.0247022607704" calcext:value-type="float">
            <text:p>66</text:p>
          </table:table-cell>
          <table:table-cell table:style-name="ce10"/>
          <table:table-cell table:formula="of:=([.$A$3]+[.C59])/2" office:value-type="float" office:value="252.550123251412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9]+1.40625" office:value-type="float" office:value="80.15625" calcext:value-type="float">
            <text:p>80,15625</text:p>
          </table:table-cell>
          <table:table-cell table:formula="of:=[.$A$3]*SIN(RADIANS([.B60]))" office:value-type="float" office:value="251.24579880918" calcext:value-type="float">
            <text:p>251,2</text:p>
          </table:table-cell>
          <table:table-cell table:formula="of:=[.$A$3]*SIN(RADIANS([.B60]-120))" office:value-type="float" office:value="-163.377520784665" calcext:value-type="float">
            <text:p>-163,4</text:p>
          </table:table-cell>
          <table:table-cell table:formula="of:=[.$A$3]*SIN(RADIANS([.B60]+120))" office:value-type="float" office:value="-87.8682780245155" calcext:value-type="float">
            <text:p>-87,9</text:p>
          </table:table-cell>
          <table:table-cell table:style-name="ce10"/>
          <table:table-cell table:style-name="ce6" table:formula="of:=(MIN([.C60];[.D60];[.E60])+MAX([.C60];[.D60];[.E60]))/2" office:value-type="float" office:value="43.9341390122578" calcext:value-type="float">
            <text:p>43,9</text:p>
          </table:table-cell>
          <table:table-cell table:style-name="ce26" table:formula="of:=((([.C60]-[.G60]+[.$A$3])/2)*[.$V$3])-[.$W$3]" office:value-type="float" office:value="246.984983532723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0]-[.G60]+[.$A$3])/2" office:value-type="float" office:value="23.8441701015389" calcext:value-type="float">
            <text:p>24</text:p>
          </table:table-cell>
          <table:table-cell table:style-name="ce12" table:formula="of:=([.E60]-[.G60]+[.$A$3])/2" office:value-type="float" office:value="61.5987914816134" calcext:value-type="float">
            <text:p>62</text:p>
          </table:table-cell>
          <table:table-cell table:style-name="ce10"/>
          <table:table-cell table:formula="of:=([.$A$3]+[.C60])/2" office:value-type="float" office:value="253.12289940459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0]+1.40625" office:value-type="float" office:value="81.5625" calcext:value-type="float">
            <text:p>81,5625</text:p>
          </table:table-cell>
          <table:table-cell table:formula="of:=[.$A$3]*SIN(RADIANS([.B61]))" office:value-type="float" office:value="252.240010041019" calcext:value-type="float">
            <text:p>252,2</text:p>
          </table:table-cell>
          <table:table-cell table:formula="of:=[.$A$3]*SIN(RADIANS([.B61]-120))" office:value-type="float" office:value="-158.52344620937" calcext:value-type="float">
            <text:p>-158,5</text:p>
          </table:table-cell>
          <table:table-cell table:formula="of:=[.$A$3]*SIN(RADIANS([.B61]+120))" office:value-type="float" office:value="-93.7165638316494" calcext:value-type="float">
            <text:p>-93,7</text:p>
          </table:table-cell>
          <table:table-cell table:style-name="ce10"/>
          <table:table-cell table:style-name="ce6" table:formula="of:=(MIN([.C61];[.D61];[.E61])+MAX([.C61];[.D61];[.E61]))/2" office:value-type="float" office:value="46.8582819158247" calcext:value-type="float">
            <text:p>46,9</text:p>
          </table:table-cell>
          <table:table-cell table:style-name="ce26" table:formula="of:=((([.C61]-[.G61]+[.$A$3])/2)*[.$V$3])-[.$W$3]" office:value-type="float" office:value="245.8704479923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1]-[.G61]+[.$A$3])/2" office:value-type="float" office:value="24.8091359374028" calcext:value-type="float">
            <text:p>25</text:p>
          </table:table-cell>
          <table:table-cell table:style-name="ce12" table:formula="of:=([.E61]-[.G61]+[.$A$3])/2" office:value-type="float" office:value="57.212577126263" calcext:value-type="float">
            <text:p>57</text:p>
          </table:table-cell>
          <table:table-cell table:style-name="ce10"/>
          <table:table-cell table:formula="of:=([.$A$3]+[.C61])/2" office:value-type="float" office:value="253.6200050205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1]+1.40625" office:value-type="float" office:value="82.96875" calcext:value-type="float">
            <text:p>82,96875</text:p>
          </table:table-cell>
          <table:table-cell table:formula="of:=[.$A$3]*SIN(RADIANS([.B62]))" office:value-type="float" office:value="253.082281322671" calcext:value-type="float">
            <text:p>253,1</text:p>
          </table:table-cell>
          <table:table-cell table:formula="of:=[.$A$3]*SIN(RADIANS([.B62]-120))" office:value-type="float" office:value="-153.573883037652" calcext:value-type="float">
            <text:p>-153,6</text:p>
          </table:table-cell>
          <table:table-cell table:formula="of:=[.$A$3]*SIN(RADIANS([.B62]+120))" office:value-type="float" office:value="-99.5083982850192" calcext:value-type="float">
            <text:p>-99,5</text:p>
          </table:table-cell>
          <table:table-cell table:style-name="ce10"/>
          <table:table-cell table:style-name="ce6" table:formula="of:=(MIN([.C62];[.D62];[.E62])+MAX([.C62];[.D62];[.E62]))/2" office:value-type="float" office:value="49.7541991425096" calcext:value-type="float">
            <text:p>49,8</text:p>
          </table:table-cell>
          <table:table-cell table:style-name="ce26" table:formula="of:=((([.C62]-[.G62]+[.$A$3])/2)*[.$V$3])-[.$W$3]" office:value-type="float" office:value="244.684467459043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2]-[.G62]+[.$A$3])/2" office:value-type="float" office:value="25.8359589099193" calcext:value-type="float">
            <text:p>26</text:p>
          </table:table-cell>
          <table:table-cell table:style-name="ce12" table:formula="of:=([.E62]-[.G62]+[.$A$3])/2" office:value-type="float" office:value="52.8687012862356" calcext:value-type="float">
            <text:p>53</text:p>
          </table:table-cell>
          <table:table-cell table:style-name="ce10"/>
          <table:table-cell table:formula="of:=([.$A$3]+[.C62])/2" office:value-type="float" office:value="254.041140661336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2]+1.40625" office:value-type="float" office:value="84.375" calcext:value-type="float">
            <text:p>84,375</text:p>
          </table:table-cell>
          <table:table-cell table:formula="of:=[.$A$3]*SIN(RADIANS([.B63]))" office:value-type="float" office:value="253.77210530141" calcext:value-type="float">
            <text:p>253,8</text:p>
          </table:table-cell>
          <table:table-cell table:formula="of:=[.$A$3]*SIN(RADIANS([.B63]-120))" office:value-type="float" office:value="-148.53181270129" calcext:value-type="float">
            <text:p>-148,5</text:p>
          </table:table-cell>
          <table:table-cell table:formula="of:=[.$A$3]*SIN(RADIANS([.B63]+120))" office:value-type="float" office:value="-105.240292600121" calcext:value-type="float">
            <text:p>-105,2</text:p>
          </table:table-cell>
          <table:table-cell table:style-name="ce10"/>
          <table:table-cell table:style-name="ce6" table:formula="of:=(MIN([.C63];[.D63];[.E63])+MAX([.C63];[.D63];[.E63]))/2" office:value-type="float" office:value="52.6201463000603" calcext:value-type="float">
            <text:p>52,6</text:p>
          </table:table-cell>
          <table:table-cell table:style-name="ce26" table:formula="of:=((([.C63]-[.G63]+[.$A$3])/2)*[.$V$3])-[.$W$3]" office:value-type="float" office:value="243.42775632328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3]-[.G63]+[.$A$3])/2" office:value-type="float" office:value="26.9240204993251" calcext:value-type="float">
            <text:p>27</text:p>
          </table:table-cell>
          <table:table-cell table:style-name="ce12" table:formula="of:=([.E63]-[.G63]+[.$A$3])/2" office:value-type="float" office:value="48.5697805499095" calcext:value-type="float">
            <text:p>49</text:p>
          </table:table-cell>
          <table:table-cell table:style-name="ce10"/>
          <table:table-cell table:formula="of:=([.$A$3]+[.C63])/2" office:value-type="float" office:value="254.386052650705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3]+1.40625" office:value-type="float" office:value="85.78125" calcext:value-type="float">
            <text:p>85,78125</text:p>
          </table:table-cell>
          <table:table-cell table:formula="of:=[.$A$3]*SIN(RADIANS([.B64]))" office:value-type="float" office:value="254.309066453066" calcext:value-type="float">
            <text:p>254,3</text:p>
          </table:table-cell>
          <table:table-cell table:formula="of:=[.$A$3]*SIN(RADIANS([.B64]-120))" office:value-type="float" office:value="-143.400272354918" calcext:value-type="float">
            <text:p>-143,4</text:p>
          </table:table-cell>
          <table:table-cell table:formula="of:=[.$A$3]*SIN(RADIANS([.B64]+120))" office:value-type="float" office:value="-110.908794098148" calcext:value-type="float">
            <text:p>-110,9</text:p>
          </table:table-cell>
          <table:table-cell table:style-name="ce10"/>
          <table:table-cell table:style-name="ce6" table:formula="of:=(MIN([.C64];[.D64];[.E64])+MAX([.C64];[.D64];[.E64]))/2" office:value-type="float" office:value="55.4543970490739" calcext:value-type="float">
            <text:p>55,5</text:p>
          </table:table-cell>
          <table:table-cell table:style-name="ce26" table:formula="of:=((([.C64]-[.G64]+[.$A$3])/2)*[.$V$3])-[.$W$3]" office:value-type="float" office:value="242.101071580805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4]-[.G64]+[.$A$3])/2" office:value-type="float" office:value="28.072665298004" calcext:value-type="float">
            <text:p>28</text:p>
          </table:table-cell>
          <table:table-cell table:style-name="ce12" table:formula="of:=([.E64]-[.G64]+[.$A$3])/2" office:value-type="float" office:value="44.3184044263891" calcext:value-type="float">
            <text:p>44</text:p>
          </table:table-cell>
          <table:table-cell table:style-name="ce10"/>
          <table:table-cell table:formula="of:=([.$A$3]+[.C64])/2" office:value-type="float" office:value="254.65453322653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4]+1.40625" office:value-type="float" office:value="87.1875" calcext:value-type="float">
            <text:p>87,1875</text:p>
          </table:table-cell>
          <table:table-cell table:formula="of:=[.$A$3]*SIN(RADIANS([.B65]))" office:value-type="float" office:value="254.692841332319" calcext:value-type="float">
            <text:p>254,7</text:p>
          </table:table-cell>
          <table:table-cell table:formula="of:=[.$A$3]*SIN(RADIANS([.B65]-120))" office:value-type="float" office:value="-138.182353046562" calcext:value-type="float">
            <text:p>-138,2</text:p>
          </table:table-cell>
          <table:table-cell table:formula="of:=[.$A$3]*SIN(RADIANS([.B65]+120))" office:value-type="float" office:value="-116.510488285757" calcext:value-type="float">
            <text:p>-116,5</text:p>
          </table:table-cell>
          <table:table-cell table:style-name="ce10"/>
          <table:table-cell table:style-name="ce6" table:formula="of:=(MIN([.C65];[.D65];[.E65])+MAX([.C65];[.D65];[.E65]))/2" office:value-type="float" office:value="58.2552441428786" calcext:value-type="float">
            <text:p>58,3</text:p>
          </table:table-cell>
          <table:table-cell table:style-name="ce26" table:formula="of:=((([.C65]-[.G65]+[.$A$3])/2)*[.$V$3])-[.$W$3]" office:value-type="float" office:value="240.705212376902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5]-[.G65]+[.$A$3])/2" office:value-type="float" office:value="29.2812014052798" calcext:value-type="float">
            <text:p>29</text:p>
          </table:table-cell>
          <table:table-cell table:style-name="ce12" table:formula="of:=([.E65]-[.G65]+[.$A$3])/2" office:value-type="float" office:value="40.1171337856821" calcext:value-type="float">
            <text:p>40</text:p>
          </table:table-cell>
          <table:table-cell table:style-name="ce10"/>
          <table:table-cell table:formula="of:=([.$A$3]+[.C65])/2" office:value-type="float" office:value="254.846420666159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5]+1.40625" office:value-type="float" office:value="88.59375" calcext:value-type="float">
            <text:p>88,59375</text:p>
          </table:table-cell>
          <table:table-cell table:formula="of:=[.$A$3]*SIN(RADIANS([.B66]))" office:value-type="float" office:value="254.923198767532" calcext:value-type="float">
            <text:p>254,9</text:p>
          </table:table-cell>
          <table:table-cell table:formula="of:=[.$A$3]*SIN(RADIANS([.B66]-120))" office:value-type="float" office:value="-132.881197855701" calcext:value-type="float">
            <text:p>-132,9</text:p>
          </table:table-cell>
          <table:table-cell table:formula="of:=[.$A$3]*SIN(RADIANS([.B66]+120))" office:value-type="float" office:value="-122.042000911831" calcext:value-type="float">
            <text:p>-122,0</text:p>
          </table:table-cell>
          <table:table-cell table:style-name="ce10"/>
          <table:table-cell table:style-name="ce6" table:formula="of:=(MIN([.C66];[.D66];[.E66])+MAX([.C66];[.D66];[.E66]))/2" office:value-type="float" office:value="61.0210004559156" calcext:value-type="float">
            <text:p>61,0</text:p>
          </table:table-cell>
          <table:table-cell table:style-name="ce26" table:formula="of:=((([.C66]-[.G66]+[.$A$3])/2)*[.$V$3])-[.$W$3]" office:value-type="float" office:value="239.241019524959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6]-[.G66]+[.$A$3])/2" office:value-type="float" office:value="30.5489008441917" calcext:value-type="float">
            <text:p>31</text:p>
          </table:table-cell>
          <table:table-cell table:style-name="ce12" table:formula="of:=([.E66]-[.G66]+[.$A$3])/2" office:value-type="float" office:value="35.9684993161267" calcext:value-type="float">
            <text:p>36</text:p>
          </table:table-cell>
          <table:table-cell table:style-name="ce10"/>
          <table:table-cell table:formula="of:=([.$A$3]+[.C66])/2" office:value-type="float" office:value="254.96159938376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6]+1.40625" office:value-type="float" office:value="90" calcext:value-type="float">
            <text:p>90</text:p>
          </table:table-cell>
          <table:table-cell table:formula="of:=[.$A$3]*SIN(RADIANS([.B67]))" office:value-type="float" office:value="255" calcext:value-type="float">
            <text:p>255,0</text:p>
          </table:table-cell>
          <table:table-cell table:formula="of:=[.$A$3]*SIN(RADIANS([.B67]-120))" office:value-type="float" office:value="-127.5" calcext:value-type="float">
            <text:p>-127,5</text:p>
          </table:table-cell>
          <table:table-cell table:formula="of:=[.$A$3]*SIN(RADIANS([.B67]+120))" office:value-type="float" office:value="-127.5" calcext:value-type="float">
            <text:p>-127,5</text:p>
          </table:table-cell>
          <table:table-cell table:style-name="ce10"/>
          <table:table-cell table:style-name="ce6" table:formula="of:=(MIN([.C67];[.D67];[.E67])+MAX([.C67];[.D67];[.E67]))/2" office:value-type="float" office:value="63.75" calcext:value-type="float">
            <text:p>63,8</text:p>
          </table:table-cell>
          <table:table-cell table:style-name="ce26" table:formula="of:=((([.C67]-[.G67]+[.$A$3])/2)*[.$V$3])-[.$W$3]" office:value-type="float" office:value="237.709375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7]-[.G67]+[.$A$3])/2" office:value-type="float" office:value="31.875" calcext:value-type="float">
            <text:p>32</text:p>
          </table:table-cell>
          <table:table-cell table:style-name="ce12" table:formula="of:=([.E67]-[.G67]+[.$A$3])/2" office:value-type="float" office:value="31.875" calcext:value-type="float">
            <text:p>32</text:p>
          </table:table-cell>
          <table:table-cell table:style-name="ce10"/>
          <table:table-cell table:formula="of:=([.$A$3]+[.C67])/2" office:value-type="float" office:value="255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7]+1.40625" office:value-type="float" office:value="91.40625" calcext:value-type="float">
            <text:p>91,40625</text:p>
          </table:table-cell>
          <table:table-cell table:formula="of:=[.$A$3]*SIN(RADIANS([.B68]))" office:value-type="float" office:value="254.923198767532" calcext:value-type="float">
            <text:p>254,9</text:p>
          </table:table-cell>
          <table:table-cell table:formula="of:=[.$A$3]*SIN(RADIANS([.B68]-120))" office:value-type="float" office:value="-122.042000911831" calcext:value-type="float">
            <text:p>-122,0</text:p>
          </table:table-cell>
          <table:table-cell table:formula="of:=[.$A$3]*SIN(RADIANS([.B68]+120))" office:value-type="float" office:value="-132.881197855701" calcext:value-type="float">
            <text:p>-132,9</text:p>
          </table:table-cell>
          <table:table-cell table:style-name="ce10"/>
          <table:table-cell table:style-name="ce6" table:formula="of:=(MIN([.C68];[.D68];[.E68])+MAX([.C68];[.D68];[.E68]))/2" office:value-type="float" office:value="61.0210004559155" calcext:value-type="float">
            <text:p>61,0</text:p>
          </table:table-cell>
          <table:table-cell table:style-name="ce26" table:formula="of:=((([.C68]-[.G68]+[.$A$3])/2)*[.$V$3])-[.$W$3]" office:value-type="float" office:value="239.241019524959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8]-[.G68]+[.$A$3])/2" office:value-type="float" office:value="35.9684993161267" calcext:value-type="float">
            <text:p>36</text:p>
          </table:table-cell>
          <table:table-cell table:style-name="ce12" table:formula="of:=([.E68]-[.G68]+[.$A$3])/2" office:value-type="float" office:value="30.5489008441917" calcext:value-type="float">
            <text:p>31</text:p>
          </table:table-cell>
          <table:table-cell table:style-name="ce10"/>
          <table:table-cell table:formula="of:=([.$A$3]+[.C68])/2" office:value-type="float" office:value="254.96159938376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8]+1.40625" office:value-type="float" office:value="92.8125" calcext:value-type="float">
            <text:p>92,8125</text:p>
          </table:table-cell>
          <table:table-cell table:formula="of:=[.$A$3]*SIN(RADIANS([.B69]))" office:value-type="float" office:value="254.692841332319" calcext:value-type="float">
            <text:p>254,7</text:p>
          </table:table-cell>
          <table:table-cell table:formula="of:=[.$A$3]*SIN(RADIANS([.B69]-120))" office:value-type="float" office:value="-116.510488285757" calcext:value-type="float">
            <text:p>-116,5</text:p>
          </table:table-cell>
          <table:table-cell table:formula="of:=[.$A$3]*SIN(RADIANS([.B69]+120))" office:value-type="float" office:value="-138.182353046562" calcext:value-type="float">
            <text:p>-138,2</text:p>
          </table:table-cell>
          <table:table-cell table:style-name="ce10"/>
          <table:table-cell table:style-name="ce6" table:formula="of:=(MIN([.C69];[.D69];[.E69])+MAX([.C69];[.D69];[.E69]))/2" office:value-type="float" office:value="58.2552441428786" calcext:value-type="float">
            <text:p>58,3</text:p>
          </table:table-cell>
          <table:table-cell table:style-name="ce26" table:formula="of:=((([.C69]-[.G69]+[.$A$3])/2)*[.$V$3])-[.$W$3]" office:value-type="float" office:value="240.705212376902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9]-[.G69]+[.$A$3])/2" office:value-type="float" office:value="40.117133785682" calcext:value-type="float">
            <text:p>40</text:p>
          </table:table-cell>
          <table:table-cell table:style-name="ce12" table:formula="of:=([.E69]-[.G69]+[.$A$3])/2" office:value-type="float" office:value="29.2812014052798" calcext:value-type="float">
            <text:p>29</text:p>
          </table:table-cell>
          <table:table-cell table:style-name="ce10"/>
          <table:table-cell table:formula="of:=([.$A$3]+[.C69])/2" office:value-type="float" office:value="254.846420666159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9]+1.40625" office:value-type="float" office:value="94.21875" calcext:value-type="float">
            <text:p>94,21875</text:p>
          </table:table-cell>
          <table:table-cell table:formula="of:=[.$A$3]*SIN(RADIANS([.B70]))" office:value-type="float" office:value="254.309066453066" calcext:value-type="float">
            <text:p>254,3</text:p>
          </table:table-cell>
          <table:table-cell table:formula="of:=[.$A$3]*SIN(RADIANS([.B70]-120))" office:value-type="float" office:value="-110.908794098148" calcext:value-type="float">
            <text:p>-110,9</text:p>
          </table:table-cell>
          <table:table-cell table:formula="of:=[.$A$3]*SIN(RADIANS([.B70]+120))" office:value-type="float" office:value="-143.400272354918" calcext:value-type="float">
            <text:p>-143,4</text:p>
          </table:table-cell>
          <table:table-cell table:style-name="ce10"/>
          <table:table-cell table:style-name="ce6" table:formula="of:=(MIN([.C70];[.D70];[.E70])+MAX([.C70];[.D70];[.E70]))/2" office:value-type="float" office:value="55.454397049074" calcext:value-type="float">
            <text:p>55,5</text:p>
          </table:table-cell>
          <table:table-cell table:style-name="ce26" table:formula="of:=((([.C70]-[.G70]+[.$A$3])/2)*[.$V$3])-[.$W$3]" office:value-type="float" office:value="242.101071580805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0]-[.G70]+[.$A$3])/2" office:value-type="float" office:value="44.3184044263891" calcext:value-type="float">
            <text:p>44</text:p>
          </table:table-cell>
          <table:table-cell table:style-name="ce12" table:formula="of:=([.E70]-[.G70]+[.$A$3])/2" office:value-type="float" office:value="28.072665298004" calcext:value-type="float">
            <text:p>28</text:p>
          </table:table-cell>
          <table:table-cell table:style-name="ce10"/>
          <table:table-cell table:formula="of:=([.$A$3]+[.C70])/2" office:value-type="float" office:value="254.65453322653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0]+1.40625" office:value-type="float" office:value="95.625" calcext:value-type="float">
            <text:p>95,625</text:p>
          </table:table-cell>
          <table:table-cell table:formula="of:=[.$A$3]*SIN(RADIANS([.B71]))" office:value-type="float" office:value="253.77210530141" calcext:value-type="float">
            <text:p>253,8</text:p>
          </table:table-cell>
          <table:table-cell table:formula="of:=[.$A$3]*SIN(RADIANS([.B71]-120))" office:value-type="float" office:value="-105.240292600121" calcext:value-type="float">
            <text:p>-105,2</text:p>
          </table:table-cell>
          <table:table-cell table:formula="of:=[.$A$3]*SIN(RADIANS([.B71]+120))" office:value-type="float" office:value="-148.53181270129" calcext:value-type="float">
            <text:p>-148,5</text:p>
          </table:table-cell>
          <table:table-cell table:style-name="ce10"/>
          <table:table-cell table:style-name="ce6" table:formula="of:=(MIN([.C71];[.D71];[.E71])+MAX([.C71];[.D71];[.E71]))/2" office:value-type="float" office:value="52.6201463000604" calcext:value-type="float">
            <text:p>52,6</text:p>
          </table:table-cell>
          <table:table-cell table:style-name="ce26" table:formula="of:=((([.C71]-[.G71]+[.$A$3])/2)*[.$V$3])-[.$W$3]" office:value-type="float" office:value="243.42775632328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1]-[.G71]+[.$A$3])/2" office:value-type="float" office:value="48.5697805499095" calcext:value-type="float">
            <text:p>49</text:p>
          </table:table-cell>
          <table:table-cell table:style-name="ce12" table:formula="of:=([.E71]-[.G71]+[.$A$3])/2" office:value-type="float" office:value="26.9240204993251" calcext:value-type="float">
            <text:p>27</text:p>
          </table:table-cell>
          <table:table-cell table:style-name="ce10"/>
          <table:table-cell table:formula="of:=([.$A$3]+[.C71])/2" office:value-type="float" office:value="254.386052650705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1]+1.40625" office:value-type="float" office:value="97.03125" calcext:value-type="float">
            <text:p>97,03125</text:p>
          </table:table-cell>
          <table:table-cell table:formula="of:=[.$A$3]*SIN(RADIANS([.B72]))" office:value-type="float" office:value="253.082281322671" calcext:value-type="float">
            <text:p>253,1</text:p>
          </table:table-cell>
          <table:table-cell table:formula="of:=[.$A$3]*SIN(RADIANS([.B72]-120))" office:value-type="float" office:value="-99.5083982850191" calcext:value-type="float">
            <text:p>-99,5</text:p>
          </table:table-cell>
          <table:table-cell table:formula="of:=[.$A$3]*SIN(RADIANS([.B72]+120))" office:value-type="float" office:value="-153.573883037652" calcext:value-type="float">
            <text:p>-153,6</text:p>
          </table:table-cell>
          <table:table-cell table:style-name="ce10"/>
          <table:table-cell table:style-name="ce6" table:formula="of:=(MIN([.C72];[.D72];[.E72])+MAX([.C72];[.D72];[.E72]))/2" office:value-type="float" office:value="49.7541991425096" calcext:value-type="float">
            <text:p>49,8</text:p>
          </table:table-cell>
          <table:table-cell table:style-name="ce26" table:formula="of:=((([.C72]-[.G72]+[.$A$3])/2)*[.$V$3])-[.$W$3]" office:value-type="float" office:value="244.684467459043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2]-[.G72]+[.$A$3])/2" office:value-type="float" office:value="52.8687012862356" calcext:value-type="float">
            <text:p>53</text:p>
          </table:table-cell>
          <table:table-cell table:style-name="ce12" table:formula="of:=([.E72]-[.G72]+[.$A$3])/2" office:value-type="float" office:value="25.8359589099193" calcext:value-type="float">
            <text:p>26</text:p>
          </table:table-cell>
          <table:table-cell table:style-name="ce10"/>
          <table:table-cell table:formula="of:=([.$A$3]+[.C72])/2" office:value-type="float" office:value="254.041140661336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2]+1.40625" office:value-type="float" office:value="98.4375" calcext:value-type="float">
            <text:p>98,4375</text:p>
          </table:table-cell>
          <table:table-cell table:formula="of:=[.$A$3]*SIN(RADIANS([.B73]))" office:value-type="float" office:value="252.240010041019" calcext:value-type="float">
            <text:p>252,2</text:p>
          </table:table-cell>
          <table:table-cell table:formula="of:=[.$A$3]*SIN(RADIANS([.B73]-120))" office:value-type="float" office:value="-93.7165638316494" calcext:value-type="float">
            <text:p>-93,7</text:p>
          </table:table-cell>
          <table:table-cell table:formula="of:=[.$A$3]*SIN(RADIANS([.B73]+120))" office:value-type="float" office:value="-158.52344620937" calcext:value-type="float">
            <text:p>-158,5</text:p>
          </table:table-cell>
          <table:table-cell table:style-name="ce10"/>
          <table:table-cell table:style-name="ce6" table:formula="of:=(MIN([.C73];[.D73];[.E73])+MAX([.C73];[.D73];[.E73]))/2" office:value-type="float" office:value="46.8582819158247" calcext:value-type="float">
            <text:p>46,9</text:p>
          </table:table-cell>
          <table:table-cell table:style-name="ce26" table:formula="of:=((([.C73]-[.G73]+[.$A$3])/2)*[.$V$3])-[.$W$3]" office:value-type="float" office:value="245.8704479923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3]-[.G73]+[.$A$3])/2" office:value-type="float" office:value="57.2125771262629" calcext:value-type="float">
            <text:p>57</text:p>
          </table:table-cell>
          <table:table-cell table:style-name="ce12" table:formula="of:=([.E73]-[.G73]+[.$A$3])/2" office:value-type="float" office:value="24.8091359374028" calcext:value-type="float">
            <text:p>25</text:p>
          </table:table-cell>
          <table:table-cell table:style-name="ce10"/>
          <table:table-cell table:formula="of:=([.$A$3]+[.C73])/2" office:value-type="float" office:value="253.6200050205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3]+1.40625" office:value-type="float" office:value="99.84375" calcext:value-type="float">
            <text:p>99,84375</text:p>
          </table:table-cell>
          <table:table-cell table:formula="of:=[.$A$3]*SIN(RADIANS([.B74]))" office:value-type="float" office:value="251.24579880918" calcext:value-type="float">
            <text:p>251,2</text:p>
          </table:table-cell>
          <table:table-cell table:formula="of:=[.$A$3]*SIN(RADIANS([.B74]-120))" office:value-type="float" office:value="-87.8682780245155" calcext:value-type="float">
            <text:p>-87,9</text:p>
          </table:table-cell>
          <table:table-cell table:formula="of:=[.$A$3]*SIN(RADIANS([.B74]+120))" office:value-type="float" office:value="-163.377520784664" calcext:value-type="float">
            <text:p>-163,4</text:p>
          </table:table-cell>
          <table:table-cell table:style-name="ce10"/>
          <table:table-cell table:style-name="ce6" table:formula="of:=(MIN([.C74];[.D74];[.E74])+MAX([.C74];[.D74];[.E74]))/2" office:value-type="float" office:value="43.9341390122578" calcext:value-type="float">
            <text:p>43,9</text:p>
          </table:table-cell>
          <table:table-cell table:style-name="ce26" table:formula="of:=((([.C74]-[.G74]+[.$A$3])/2)*[.$V$3])-[.$W$3]" office:value-type="float" office:value="246.984983532723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4]-[.G74]+[.$A$3])/2" office:value-type="float" office:value="61.5987914816134" calcext:value-type="float">
            <text:p>62</text:p>
          </table:table-cell>
          <table:table-cell table:style-name="ce12" table:formula="of:=([.E74]-[.G74]+[.$A$3])/2" office:value-type="float" office:value="23.8441701015389" calcext:value-type="float">
            <text:p>24</text:p>
          </table:table-cell>
          <table:table-cell table:style-name="ce10"/>
          <table:table-cell table:formula="of:=([.$A$3]+[.C74])/2" office:value-type="float" office:value="253.12289940459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4]+1.40625" office:value-type="float" office:value="101.25" calcext:value-type="float">
            <text:p>101,25</text:p>
          </table:table-cell>
          <table:table-cell table:formula="of:=[.$A$3]*SIN(RADIANS([.B75]))" office:value-type="float" office:value="250.100246502824" calcext:value-type="float">
            <text:p>250,1</text:p>
          </table:table-cell>
          <table:table-cell table:formula="of:=[.$A$3]*SIN(RADIANS([.B75]-120))" office:value-type="float" office:value="-81.9670636523062" calcext:value-type="float">
            <text:p>-82,0</text:p>
          </table:table-cell>
          <table:table-cell table:formula="of:=[.$A$3]*SIN(RADIANS([.B75]+120))" office:value-type="float" office:value="-168.133182850518" calcext:value-type="float">
            <text:p>-168,1</text:p>
          </table:table-cell>
          <table:table-cell table:style-name="ce10"/>
          <table:table-cell table:style-name="ce6" table:formula="of:=(MIN([.C75];[.D75];[.E75])+MAX([.C75];[.D75];[.E75]))/2" office:value-type="float" office:value="40.9835318261531" calcext:value-type="float">
            <text:p>41,0</text:p>
          </table:table-cell>
          <table:table-cell table:style-name="ce26" table:formula="of:=((([.C75]-[.G75]+[.$A$3])/2)*[.$V$3])-[.$W$3]" office:value-type="float" office:value="248.027402725777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5]-[.G75]+[.$A$3])/2" office:value-type="float" office:value="66.0247022607703" calcext:value-type="float">
            <text:p>66</text:p>
          </table:table-cell>
          <table:table-cell table:style-name="ce12" table:formula="of:=([.E75]-[.G75]+[.$A$3])/2" office:value-type="float" office:value="22.9416426616647" calcext:value-type="float">
            <text:p>23</text:p>
          </table:table-cell>
          <table:table-cell table:style-name="ce10"/>
          <table:table-cell table:formula="of:=([.$A$3]+[.C75])/2" office:value-type="float" office:value="252.550123251412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5]+1.40625" office:value-type="float" office:value="102.65625" calcext:value-type="float">
            <text:p>102,65625</text:p>
          </table:table-cell>
          <table:table-cell table:formula="of:=[.$A$3]*SIN(RADIANS([.B76]))" office:value-type="float" office:value="248.804043159825" calcext:value-type="float">
            <text:p>248,8</text:p>
          </table:table-cell>
          <table:table-cell table:formula="of:=[.$A$3]*SIN(RADIANS([.B76]-120))" office:value-type="float" office:value="-76.0164753858986" calcext:value-type="float">
            <text:p>-76,0</text:p>
          </table:table-cell>
          <table:table-cell table:formula="of:=[.$A$3]*SIN(RADIANS([.B76]+120))" office:value-type="float" office:value="-172.787567773926" calcext:value-type="float">
            <text:p>-172,8</text:p>
          </table:table-cell>
          <table:table-cell table:style-name="ce10"/>
          <table:table-cell table:style-name="ce6" table:formula="of:=(MIN([.C76];[.D76];[.E76])+MAX([.C76];[.D76];[.E76]))/2" office:value-type="float" office:value="38.0082376929494" calcext:value-type="float">
            <text:p>38,0</text:p>
          </table:table-cell>
          <table:table-cell table:style-name="ce26" table:formula="of:=((([.C76]-[.G76]+[.$A$3])/2)*[.$V$3])-[.$W$3]" office:value-type="float" office:value="248.997077657121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6]-[.G76]+[.$A$3])/2" office:value-type="float" office:value="70.487643460576" calcext:value-type="float">
            <text:p>70</text:p>
          </table:table-cell>
          <table:table-cell table:style-name="ce12" table:formula="of:=([.E76]-[.G76]+[.$A$3])/2" office:value-type="float" office:value="22.1020972665623" calcext:value-type="float">
            <text:p>22</text:p>
          </table:table-cell>
          <table:table-cell table:style-name="ce10"/>
          <table:table-cell table:formula="of:=([.$A$3]+[.C76])/2" office:value-type="float" office:value="251.902021579912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6]+1.40625" office:value-type="float" office:value="104.0625" calcext:value-type="float">
            <text:p>104,0625</text:p>
          </table:table-cell>
          <table:table-cell table:formula="of:=[.$A$3]*SIN(RADIANS([.B77]))" office:value-type="float" office:value="247.357969564609" calcext:value-type="float">
            <text:p>247,4</text:p>
          </table:table-cell>
          <table:table-cell table:formula="of:=[.$A$3]*SIN(RADIANS([.B77]-120))" office:value-type="float" office:value="-70.0200976371577" calcext:value-type="float">
            <text:p>-70,0</text:p>
          </table:table-cell>
          <table:table-cell table:formula="of:=[.$A$3]*SIN(RADIANS([.B77]+120))" office:value-type="float" office:value="-177.337871927451" calcext:value-type="float">
            <text:p>-177,3</text:p>
          </table:table-cell>
          <table:table-cell table:style-name="ce10"/>
          <table:table-cell table:style-name="ce6" table:formula="of:=(MIN([.C77];[.D77];[.E77])+MAX([.C77];[.D77];[.E77]))/2" office:value-type="float" office:value="35.0100488185789" calcext:value-type="float">
            <text:p>35,0</text:p>
          </table:table-cell>
          <table:table-cell table:style-name="ce26" table:formula="of:=((([.C77]-[.G77]+[.$A$3])/2)*[.$V$3])-[.$W$3]" office:value-type="float" office:value="249.893424230832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7]-[.G77]+[.$A$3])/2" office:value-type="float" office:value="74.9849267721317" calcext:value-type="float">
            <text:p>75</text:p>
          </table:table-cell>
          <table:table-cell table:style-name="ce12" table:formula="of:=([.E77]-[.G77]+[.$A$3])/2" office:value-type="float" office:value="21.3260396269851" calcext:value-type="float">
            <text:p>21</text:p>
          </table:table-cell>
          <table:table-cell table:style-name="ce10"/>
          <table:table-cell table:formula="of:=([.$A$3]+[.C77])/2" office:value-type="float" office:value="251.178984782304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7]+1.40625" office:value-type="float" office:value="105.46875" calcext:value-type="float">
            <text:p>105,46875</text:p>
          </table:table-cell>
          <table:table-cell table:formula="of:=[.$A$3]*SIN(RADIANS([.B78]))" office:value-type="float" office:value="245.762896777837" calcext:value-type="float">
            <text:p>245,8</text:p>
          </table:table-cell>
          <table:table-cell table:formula="of:=[.$A$3]*SIN(RADIANS([.B78]-120))" office:value-type="float" office:value="-63.9815423998203" calcext:value-type="float">
            <text:p>-64,0</text:p>
          </table:table-cell>
          <table:table-cell table:formula="of:=[.$A$3]*SIN(RADIANS([.B78]+120))" office:value-type="float" office:value="-181.781354378017" calcext:value-type="float">
            <text:p>-181,8</text:p>
          </table:table-cell>
          <table:table-cell table:style-name="ce10"/>
          <table:table-cell table:style-name="ce6" table:formula="of:=(MIN([.C78];[.D78];[.E78])+MAX([.C78];[.D78];[.E78]))/2" office:value-type="float" office:value="31.9907711999101" calcext:value-type="float">
            <text:p>32,0</text:p>
          </table:table-cell>
          <table:table-cell table:style-name="ce26" table:formula="of:=((([.C78]-[.G78]+[.$A$3])/2)*[.$V$3])-[.$W$3]" office:value-type="float" office:value="250.715902521253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8]-[.G78]+[.$A$3])/2" office:value-type="float" office:value="79.5138432001348" calcext:value-type="float">
            <text:p>80</text:p>
          </table:table-cell>
          <table:table-cell table:style-name="ce12" table:formula="of:=([.E78]-[.G78]+[.$A$3])/2" office:value-type="float" office:value="20.6139372110365" calcext:value-type="float">
            <text:p>21</text:p>
          </table:table-cell>
          <table:table-cell table:style-name="ce10"/>
          <table:table-cell table:formula="of:=([.$A$3]+[.C78])/2" office:value-type="float" office:value="250.381448388919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8]+1.40625" office:value-type="float" office:value="106.875" calcext:value-type="float">
            <text:p>106,875</text:p>
          </table:table-cell>
          <table:table-cell table:formula="of:=[.$A$3]*SIN(RADIANS([.B79]))" office:value-type="float" office:value="244.019785611713" calcext:value-type="float">
            <text:p>244,0</text:p>
          </table:table-cell>
          <table:table-cell table:formula="of:=[.$A$3]*SIN(RADIANS([.B79]-120))" office:value-type="float" office:value="-57.9044470737652" calcext:value-type="float">
            <text:p>-57,9</text:p>
          </table:table-cell>
          <table:table-cell table:formula="of:=[.$A$3]*SIN(RADIANS([.B79]+120))" office:value-type="float" office:value="-186.115338537948" calcext:value-type="float">
            <text:p>-186,1</text:p>
          </table:table-cell>
          <table:table-cell table:style-name="ce10"/>
          <table:table-cell table:style-name="ce6" table:formula="of:=(MIN([.C79];[.D79];[.E79])+MAX([.C79];[.D79];[.E79]))/2" office:value-type="float" office:value="28.9522235368826" calcext:value-type="float">
            <text:p>29,0</text:p>
          </table:table-cell>
          <table:table-cell table:style-name="ce26" table:formula="of:=((([.C79]-[.G79]+[.$A$3])/2)*[.$V$3])-[.$W$3]" office:value-type="float" office:value="251.46401709821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9]-[.G79]+[.$A$3])/2" office:value-type="float" office:value="84.0716646946761" calcext:value-type="float">
            <text:p>84</text:p>
          </table:table-cell>
          <table:table-cell table:style-name="ce12" table:formula="of:=([.E79]-[.G79]+[.$A$3])/2" office:value-type="float" office:value="19.9662189625847" calcext:value-type="float">
            <text:p>20</text:p>
          </table:table-cell>
          <table:table-cell table:style-name="ce10"/>
          <table:table-cell table:formula="of:=([.$A$3]+[.C79])/2" office:value-type="float" office:value="249.509892805857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9]+1.40625" office:value-type="float" office:value="108.28125" calcext:value-type="float">
            <text:p>108,28125</text:p>
          </table:table-cell>
          <table:table-cell table:formula="of:=[.$A$3]*SIN(RADIANS([.B80]))" office:value-type="float" office:value="242.129686051224" calcext:value-type="float">
            <text:p>242,1</text:p>
          </table:table-cell>
          <table:table-cell table:formula="of:=[.$A$3]*SIN(RADIANS([.B80]-120))" office:value-type="float" office:value="-51.7924722739795" calcext:value-type="float">
            <text:p>-51,8</text:p>
          </table:table-cell>
          <table:table-cell table:formula="of:=[.$A$3]*SIN(RADIANS([.B80]+120))" office:value-type="float" office:value="-190.337213777245" calcext:value-type="float">
            <text:p>-190,3</text:p>
          </table:table-cell>
          <table:table-cell table:style-name="ce10"/>
          <table:table-cell table:style-name="ce6" table:formula="of:=(MIN([.C80];[.D80];[.E80])+MAX([.C80];[.D80];[.E80]))/2" office:value-type="float" office:value="25.8962361369898" calcext:value-type="float">
            <text:p>25,9</text:p>
          </table:table-cell>
          <table:table-cell table:style-name="ce26" table:formula="of:=((([.C80]-[.G80]+[.$A$3])/2)*[.$V$3])-[.$W$3]" office:value-type="float" office:value="252.13731732547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0]-[.G80]+[.$A$3])/2" office:value-type="float" office:value="88.6556457945154" calcext:value-type="float">
            <text:p>89</text:p>
          </table:table-cell>
          <table:table-cell table:style-name="ce12" table:formula="of:=([.E80]-[.G80]+[.$A$3])/2" office:value-type="float" office:value="19.3832750428827" calcext:value-type="float">
            <text:p>19</text:p>
          </table:table-cell>
          <table:table-cell table:style-name="ce10"/>
          <table:table-cell table:formula="of:=([.$A$3]+[.C80])/2" office:value-type="float" office:value="248.564843025612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0]+1.40625" office:value-type="float" office:value="109.6875" calcext:value-type="float">
            <text:p>109,6875</text:p>
          </table:table-cell>
          <table:table-cell table:formula="of:=[.$A$3]*SIN(RADIANS([.B81]))" office:value-type="float" office:value="240.09373662167" calcext:value-type="float">
            <text:p>240,1</text:p>
          </table:table-cell>
          <table:table-cell table:formula="of:=[.$A$3]*SIN(RADIANS([.B81]-120))" office:value-type="float" office:value="-45.6492996255413" calcext:value-type="float">
            <text:p>-45,6</text:p>
          </table:table-cell>
          <table:table-cell table:formula="of:=[.$A$3]*SIN(RADIANS([.B81]+120))" office:value-type="float" office:value="-194.444436996129" calcext:value-type="float">
            <text:p>-194,4</text:p>
          </table:table-cell>
          <table:table-cell table:style-name="ce10"/>
          <table:table-cell table:style-name="ce6" table:formula="of:=(MIN([.C81];[.D81];[.E81])+MAX([.C81];[.D81];[.E81]))/2" office:value-type="float" office:value="22.8246498127707" calcext:value-type="float">
            <text:p>22,8</text:p>
          </table:table-cell>
          <table:table-cell table:style-name="ce26" table:formula="of:=((([.C81]-[.G81]+[.$A$3])/2)*[.$V$3])-[.$W$3]" office:value-type="float" office:value="252.73539763214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1]-[.G81]+[.$A$3])/2" office:value-type="float" office:value="93.263025280844" calcext:value-type="float">
            <text:p>93</text:p>
          </table:table-cell>
          <table:table-cell table:style-name="ce12" table:formula="of:=([.E81]-[.G81]+[.$A$3])/2" office:value-type="float" office:value="18.8654565955502" calcext:value-type="float">
            <text:p>19</text:p>
          </table:table-cell>
          <table:table-cell table:style-name="ce10"/>
          <table:table-cell table:formula="of:=([.$A$3]+[.C81])/2" office:value-type="float" office:value="247.546868310835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1]+1.40625" office:value-type="float" office:value="111.09375" calcext:value-type="float">
            <text:p>111,09375</text:p>
          </table:table-cell>
          <table:table-cell table:formula="of:=[.$A$3]*SIN(RADIANS([.B82]))" office:value-type="float" office:value="237.913163702858" calcext:value-type="float">
            <text:p>237,9</text:p>
          </table:table-cell>
          <table:table-cell table:formula="of:=[.$A$3]*SIN(RADIANS([.B82]-120))" office:value-type="float" office:value="-39.478629545946" calcext:value-type="float">
            <text:p>-39,5</text:p>
          </table:table-cell>
          <table:table-cell table:formula="of:=[.$A$3]*SIN(RADIANS([.B82]+120))" office:value-type="float" office:value="-198.434534156912" calcext:value-type="float">
            <text:p>-198,4</text:p>
          </table:table-cell>
          <table:table-cell table:style-name="ce10"/>
          <table:table-cell table:style-name="ce6" table:formula="of:=(MIN([.C82];[.D82];[.E82])+MAX([.C82];[.D82];[.E82]))/2" office:value-type="float" office:value="19.739314772973" calcext:value-type="float">
            <text:p>19,7</text:p>
          </table:table-cell>
          <table:table-cell table:style-name="ce26" table:formula="of:=((([.C82]-[.G82]+[.$A$3])/2)*[.$V$3])-[.$W$3]" office:value-type="float" office:value="253.257897757009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2]-[.G82]+[.$A$3])/2" office:value-type="float" office:value="97.8910278405405" calcext:value-type="float">
            <text:p>98</text:p>
          </table:table-cell>
          <table:table-cell table:style-name="ce12" table:formula="of:=([.E82]-[.G82]+[.$A$3])/2" office:value-type="float" office:value="18.4130755350573" calcext:value-type="float">
            <text:p>18</text:p>
          </table:table-cell>
          <table:table-cell table:style-name="ce10"/>
          <table:table-cell table:formula="of:=([.$A$3]+[.C82])/2" office:value-type="float" office:value="246.456581851429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2]+1.40625" office:value-type="float" office:value="112.5" calcext:value-type="float">
            <text:p>112,5</text:p>
          </table:table-cell>
          <table:table-cell table:formula="of:=[.$A$3]*SIN(RADIANS([.B83]))" office:value-type="float" office:value="235.589280790378" calcext:value-type="float">
            <text:p>235,6</text:p>
          </table:table-cell>
          <table:table-cell table:formula="of:=[.$A$3]*SIN(RADIANS([.B83]-120))" office:value-type="float" office:value="-33.2841790161131" calcext:value-type="float">
            <text:p>-33,3</text:p>
          </table:table-cell>
          <table:table-cell table:formula="of:=[.$A$3]*SIN(RADIANS([.B83]+120))" office:value-type="float" office:value="-202.305101774265" calcext:value-type="float">
            <text:p>-202,3</text:p>
          </table:table-cell>
          <table:table-cell table:style-name="ce10"/>
          <table:table-cell table:style-name="ce6" table:formula="of:=(MIN([.C83];[.D83];[.E83])+MAX([.C83];[.D83];[.E83]))/2" office:value-type="float" office:value="16.6420895080566" calcext:value-type="float">
            <text:p>16,6</text:p>
          </table:table-cell>
          <table:table-cell table:style-name="ce26" table:formula="of:=((([.C83]-[.G83]+[.$A$3])/2)*[.$V$3])-[.$W$3]" office:value-type="float" office:value="253.70450296554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3]-[.G83]+[.$A$3])/2" office:value-type="float" office:value="102.536865737915" calcext:value-type="float">
            <text:p>103</text:p>
          </table:table-cell>
          <table:table-cell table:style-name="ce12" table:formula="of:=([.E83]-[.G83]+[.$A$3])/2" office:value-type="float" office:value="18.0264043588392" calcext:value-type="float">
            <text:p>18</text:p>
          </table:table-cell>
          <table:table-cell table:style-name="ce10"/>
          <table:table-cell table:formula="of:=([.$A$3]+[.C83])/2" office:value-type="float" office:value="245.294640395189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3]+1.40625" office:value-type="float" office:value="113.90625" calcext:value-type="float">
            <text:p>113,90625</text:p>
          </table:table-cell>
          <table:table-cell table:formula="of:=[.$A$3]*SIN(RADIANS([.B84]))" office:value-type="float" office:value="233.1234877044" calcext:value-type="float">
            <text:p>233,1</text:p>
          </table:table-cell>
          <table:table-cell table:formula="of:=[.$A$3]*SIN(RADIANS([.B84]-120))" office:value-type="float" office:value="-27.0696793414167" calcext:value-type="float">
            <text:p>-27,1</text:p>
          </table:table-cell>
          <table:table-cell table:formula="of:=[.$A$3]*SIN(RADIANS([.B84]+120))" office:value-type="float" office:value="-206.053808362984" calcext:value-type="float">
            <text:p>-206,1</text:p>
          </table:table-cell>
          <table:table-cell table:style-name="ce10"/>
          <table:table-cell table:style-name="ce6" table:formula="of:=(MIN([.C84];[.D84];[.E84])+MAX([.C84];[.D84];[.E84]))/2" office:value-type="float" office:value="13.5348396707084" calcext:value-type="float">
            <text:p>13,5</text:p>
          </table:table-cell>
          <table:table-cell table:style-name="ce26" table:formula="of:=((([.C84]-[.G84]+[.$A$3])/2)*[.$V$3])-[.$W$3]" office:value-type="float" office:value="254.074944239457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4]-[.G84]+[.$A$3])/2" office:value-type="float" office:value="107.197740493937" calcext:value-type="float">
            <text:p>107</text:p>
          </table:table-cell>
          <table:table-cell table:style-name="ce12" table:formula="of:=([.E84]-[.G84]+[.$A$3])/2" office:value-type="float" office:value="17.705675983154" calcext:value-type="float">
            <text:p>18</text:p>
          </table:table-cell>
          <table:table-cell table:style-name="ce10"/>
          <table:table-cell table:formula="of:=([.$A$3]+[.C84])/2" office:value-type="float" office:value="244.0617438522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4]+1.40625" office:value-type="float" office:value="115.3125" calcext:value-type="float">
            <text:p>115,3125</text:p>
          </table:table-cell>
          <table:table-cell table:formula="of:=[.$A$3]*SIN(RADIANS([.B85]))" office:value-type="float" office:value="230.517269746478" calcext:value-type="float">
            <text:p>230,5</text:p>
          </table:table-cell>
          <table:table-cell table:formula="of:=[.$A$3]*SIN(RADIANS([.B85]-120))" office:value-type="float" office:value="-20.8388739040854" calcext:value-type="float">
            <text:p>-20,8</text:p>
          </table:table-cell>
          <table:table-cell table:formula="of:=[.$A$3]*SIN(RADIANS([.B85]+120))" office:value-type="float" office:value="-209.678395842393" calcext:value-type="float">
            <text:p>-209,7</text:p>
          </table:table-cell>
          <table:table-cell table:style-name="ce10"/>
          <table:table-cell table:style-name="ce6" table:formula="of:=(MIN([.C85];[.D85];[.E85])+MAX([.C85];[.D85];[.E85]))/2" office:value-type="float" office:value="10.4194369520427" calcext:value-type="float">
            <text:p>10,4</text:p>
          </table:table-cell>
          <table:table-cell table:style-name="ce26" table:formula="of:=((([.C85]-[.G85]+[.$A$3])/2)*[.$V$3])-[.$W$3]" office:value-type="float" office:value="254.368998438786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5]-[.G85]+[.$A$3])/2" office:value-type="float" office:value="111.870844571936" calcext:value-type="float">
            <text:p>112</text:p>
          </table:table-cell>
          <table:table-cell table:style-name="ce12" table:formula="of:=([.E85]-[.G85]+[.$A$3])/2" office:value-type="float" office:value="17.4510836027823" calcext:value-type="float">
            <text:p>17</text:p>
          </table:table-cell>
          <table:table-cell table:style-name="ce10"/>
          <table:table-cell table:formula="of:=([.$A$3]+[.C85])/2" office:value-type="float" office:value="242.758634873239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5]+1.40625" office:value-type="float" office:value="116.71875" calcext:value-type="float">
            <text:p>116,71875</text:p>
          </table:table-cell>
          <table:table-cell table:formula="of:=[.$A$3]*SIN(RADIANS([.B86]))" office:value-type="float" office:value="227.772196804856" calcext:value-type="float">
            <text:p>227,8</text:p>
          </table:table-cell>
          <table:table-cell table:formula="of:=[.$A$3]*SIN(RADIANS([.B86]-120))" office:value-type="float" office:value="-14.59551590833" calcext:value-type="float">
            <text:p>-14,6</text:p>
          </table:table-cell>
          <table:table-cell table:formula="of:=[.$A$3]*SIN(RADIANS([.B86]+120))" office:value-type="float" office:value="-213.176680896526" calcext:value-type="float">
            <text:p>-213,2</text:p>
          </table:table-cell>
          <table:table-cell table:style-name="ce10"/>
          <table:table-cell table:style-name="ce6" table:formula="of:=(MIN([.C86];[.D86];[.E86])+MAX([.C86];[.D86];[.E86]))/2" office:value-type="float" office:value="7.29775795416496" calcext:value-type="float">
            <text:p>7,3</text:p>
          </table:table-cell>
          <table:table-cell table:style-name="ce26" table:formula="of:=((([.C86]-[.G86]+[.$A$3])/2)*[.$V$3])-[.$W$3]" office:value-type="float" office:value="254.58648843627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6]-[.G86]+[.$A$3])/2" office:value-type="float" office:value="116.553363068753" calcext:value-type="float">
            <text:p>117</text:p>
          </table:table-cell>
          <table:table-cell table:style-name="ce12" table:formula="of:=([.E86]-[.G86]+[.$A$3])/2" office:value-type="float" office:value="17.2627805746543" calcext:value-type="float">
            <text:p>17</text:p>
          </table:table-cell>
          <table:table-cell table:style-name="ce10"/>
          <table:table-cell table:formula="of:=([.$A$3]+[.C86])/2" office:value-type="float" office:value="241.386098402428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6]+1.40625" office:value-type="float" office:value="118.125" calcext:value-type="float">
            <text:p>118,125</text:p>
          </table:table-cell>
          <table:table-cell table:formula="of:=[.$A$3]*SIN(RADIANS([.B87]))" office:value-type="float" office:value="224.889922408831" calcext:value-type="float">
            <text:p>224,9</text:p>
          </table:table-cell>
          <table:table-cell table:formula="of:=[.$A$3]*SIN(RADIANS([.B87]-120))" office:value-type="float" office:value="-8.34336611955292" calcext:value-type="float">
            <text:p>-8,3</text:p>
          </table:table-cell>
          <table:table-cell table:formula="of:=[.$A$3]*SIN(RADIANS([.B87]+120))" office:value-type="float" office:value="-216.546556289278" calcext:value-type="float">
            <text:p>-216,5</text:p>
          </table:table-cell>
          <table:table-cell table:style-name="ce10"/>
          <table:table-cell table:style-name="ce6" table:formula="of:=(MIN([.C87];[.D87];[.E87])+MAX([.C87];[.D87];[.E87]))/2" office:value-type="float" office:value="4.17168305977644" calcext:value-type="float">
            <text:p>4,2</text:p>
          </table:table-cell>
          <table:table-cell table:style-name="ce26" table:formula="of:=((([.C87]-[.G87]+[.$A$3])/2)*[.$V$3])-[.$W$3]" office:value-type="float" office:value="254.727283224079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7]-[.G87]+[.$A$3])/2" office:value-type="float" office:value="121.242475410335" calcext:value-type="float">
            <text:p>121</text:p>
          </table:table-cell>
          <table:table-cell table:style-name="ce12" table:formula="of:=([.E87]-[.G87]+[.$A$3])/2" office:value-type="float" office:value="17.140880325473" calcext:value-type="float">
            <text:p>17</text:p>
          </table:table-cell>
          <table:table-cell table:style-name="ce10"/>
          <table:table-cell table:formula="of:=([.$A$3]+[.C87])/2" office:value-type="float" office:value="239.944961204415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7]+1.40625" office:value-type="float" office:value="119.53125" calcext:value-type="float">
            <text:p>119,53125</text:p>
          </table:table-cell>
          <table:table-cell table:formula="of:=[.$A$3]*SIN(RADIANS([.B88]))" office:value-type="float" office:value="221.872182732721" calcext:value-type="float">
            <text:p>221,9</text:p>
          </table:table-cell>
          <table:table-cell table:formula="of:=[.$A$3]*SIN(RADIANS([.B88]-120))" office:value-type="float" office:value="-2.08619059900397" calcext:value-type="float">
            <text:p>-2,1</text:p>
          </table:table-cell>
          <table:table-cell table:formula="of:=[.$A$3]*SIN(RADIANS([.B88]+120))" office:value-type="float" office:value="-219.785992133717" calcext:value-type="float">
            <text:p>-219,8</text:p>
          </table:table-cell>
          <table:table-cell table:style-name="ce10"/>
          <table:table-cell table:style-name="ce6" table:formula="of:=(MIN([.C88];[.D88];[.E88])+MAX([.C88];[.D88];[.E88]))/2" office:value-type="float" office:value="1.04309529950199" calcext:value-type="float">
            <text:p>1,0</text:p>
          </table:table-cell>
          <table:table-cell table:style-name="ce26" table:formula="of:=((([.C88]-[.G88]+[.$A$3])/2)*[.$V$3])-[.$W$3]" office:value-type="float" office:value="254.79129799268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8]-[.G88]+[.$A$3])/2" office:value-type="float" office:value="125.935357050747" calcext:value-type="float">
            <text:p>126</text:p>
          </table:table-cell>
          <table:table-cell table:style-name="ce12" table:formula="of:=([.E88]-[.G88]+[.$A$3])/2" office:value-type="float" office:value="17.0854562833903" calcext:value-type="float">
            <text:p>17</text:p>
          </table:table-cell>
          <table:table-cell table:style-name="ce10"/>
          <table:table-cell table:formula="of:=([.$A$3]+[.C88])/2" office:value-type="float" office:value="238.436091366361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8]+1.40625" office:value-type="float" office:value="120.9375" calcext:value-type="float">
            <text:p>120,9375</text:p>
          </table:table-cell>
          <table:table-cell table:formula="of:=[.$A$3]*SIN(RADIANS([.B89]))" office:value-type="float" office:value="218.720795550069" calcext:value-type="float">
            <text:p>218,7</text:p>
          </table:table-cell>
          <table:table-cell table:formula="of:=[.$A$3]*SIN(RADIANS([.B89]-120))" office:value-type="float" office:value="4.17224156475413" calcext:value-type="float">
            <text:p>4,2</text:p>
          </table:table-cell>
          <table:table-cell table:formula="of:=[.$A$3]*SIN(RADIANS([.B89]+120))" office:value-type="float" office:value="-222.893037114824" calcext:value-type="float">
            <text:p>-222,9</text:p>
          </table:table-cell>
          <table:table-cell table:style-name="ce10"/>
          <table:table-cell table:style-name="ce6" table:formula="of:=(MIN([.C89];[.D89];[.E89])+MAX([.C89];[.D89];[.E89]))/2" office:value-type="float" office:value="-2.08612078237707" calcext:value-type="float">
            <text:p>-2,1</text:p>
          </table:table-cell>
          <table:table-cell table:style-name="ce26" table:formula="of:=((([.C89]-[.G89]+[.$A$3])/2)*[.$V$3])-[.$W$3]" office:value-type="float" office:value="254.77849418198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9]-[.G89]+[.$A$3])/2" office:value-type="float" office:value="130.629181173566" calcext:value-type="float">
            <text:p>131</text:p>
          </table:table-cell>
          <table:table-cell table:style-name="ce12" table:formula="of:=([.E89]-[.G89]+[.$A$3])/2" office:value-type="float" office:value="17.0965418337768" calcext:value-type="float">
            <text:p>17</text:p>
          </table:table-cell>
          <table:table-cell table:style-name="ce10"/>
          <table:table-cell table:formula="of:=([.$A$3]+[.C89])/2" office:value-type="float" office:value="236.860397775035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9]+1.40625" office:value-type="float" office:value="122.34375" calcext:value-type="float">
            <text:p>122,34375</text:p>
          </table:table-cell>
          <table:table-cell table:formula="of:=[.$A$3]*SIN(RADIANS([.B90]))" office:value-type="float" office:value="215.437659138675" calcext:value-type="float">
            <text:p>215,4</text:p>
          </table:table-cell>
          <table:table-cell table:formula="of:=[.$A$3]*SIN(RADIANS([.B90]-120))" office:value-type="float" office:value="10.4281605262038" calcext:value-type="float">
            <text:p>10,4</text:p>
          </table:table-cell>
          <table:table-cell table:formula="of:=[.$A$3]*SIN(RADIANS([.B90]+120))" office:value-type="float" office:value="-225.865819664879" calcext:value-type="float">
            <text:p>-225,9</text:p>
          </table:table-cell>
          <table:table-cell table:style-name="ce10"/>
          <table:table-cell table:style-name="ce6" table:formula="of:=(MIN([.C90];[.D90];[.E90])+MAX([.C90];[.D90];[.E90]))/2" office:value-type="float" office:value="-5.21408026310186" calcext:value-type="float">
            <text:p>-5,2</text:p>
          </table:table-cell>
          <table:table-cell table:style-name="ce26" table:formula="of:=((([.C90]-[.G90]+[.$A$3])/2)*[.$V$3])-[.$W$3]" office:value-type="float" office:value="254.68887950452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0]-[.G90]+[.$A$3])/2" office:value-type="float" office:value="135.321120394653" calcext:value-type="float">
            <text:p>135</text:p>
          </table:table-cell>
          <table:table-cell table:style-name="ce12" table:formula="of:=([.E90]-[.G90]+[.$A$3])/2" office:value-type="float" office:value="17.1741302991114" calcext:value-type="float">
            <text:p>17</text:p>
          </table:table-cell>
          <table:table-cell table:style-name="ce10"/>
          <table:table-cell table:formula="of:=([.$A$3]+[.C90])/2" office:value-type="float" office:value="235.218829569338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0]+1.40625" office:value-type="float" office:value="123.75" calcext:value-type="float">
            <text:p>123,75</text:p>
          </table:table-cell>
          <table:table-cell table:formula="of:=[.$A$3]*SIN(RADIANS([.B91]))" office:value-type="float" office:value="212.024751137149" calcext:value-type="float">
            <text:p>212,0</text:p>
          </table:table-cell>
          <table:table-cell table:formula="of:=[.$A$3]*SIN(RADIANS([.B91]-120))" office:value-type="float" office:value="16.6777979536865" calcext:value-type="float">
            <text:p>16,7</text:p>
          </table:table-cell>
          <table:table-cell table:formula="of:=[.$A$3]*SIN(RADIANS([.B91]+120))" office:value-type="float" office:value="-228.702549090836" calcext:value-type="float">
            <text:p>-228,7</text:p>
          </table:table-cell>
          <table:table-cell table:style-name="ce10"/>
          <table:table-cell table:style-name="ce6" table:formula="of:=(MIN([.C91];[.D91];[.E91])+MAX([.C91];[.D91];[.E91]))/2" office:value-type="float" office:value="-8.33889897684325" calcext:value-type="float">
            <text:p>-8,3</text:p>
          </table:table-cell>
          <table:table-cell table:style-name="ce26" table:formula="of:=((([.C91]-[.G91]+[.$A$3])/2)*[.$V$3])-[.$W$3]" office:value-type="float" office:value="254.522507940831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1]-[.G91]+[.$A$3])/2" office:value-type="float" office:value="140.008348465265" calcext:value-type="float">
            <text:p>140</text:p>
          </table:table-cell>
          <table:table-cell table:style-name="ce12" table:formula="of:=([.E91]-[.G91]+[.$A$3])/2" office:value-type="float" office:value="17.3181749430039" calcext:value-type="float">
            <text:p>17</text:p>
          </table:table-cell>
          <table:table-cell table:style-name="ce10"/>
          <table:table-cell table:formula="of:=([.$A$3]+[.C91])/2" office:value-type="float" office:value="233.512375568574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1]+1.40625" office:value-type="float" office:value="125.15625" calcext:value-type="float">
            <text:p>125,15625</text:p>
          </table:table-cell>
          <table:table-cell table:formula="of:=[.$A$3]*SIN(RADIANS([.B92]))" office:value-type="float" office:value="208.484127353654" calcext:value-type="float">
            <text:p>208,5</text:p>
          </table:table-cell>
          <table:table-cell table:formula="of:=[.$A$3]*SIN(RADIANS([.B92]-120))" office:value-type="float" office:value="22.9173892993049" calcext:value-type="float">
            <text:p>22,9</text:p>
          </table:table-cell>
          <table:table-cell table:formula="of:=[.$A$3]*SIN(RADIANS([.B92]+120))" office:value-type="float" office:value="-231.401516652959" calcext:value-type="float">
            <text:p>-231,4</text:p>
          </table:table-cell>
          <table:table-cell table:style-name="ce10"/>
          <table:table-cell table:style-name="ce6" table:formula="of:=(MIN([.C92];[.D92];[.E92])+MAX([.C92];[.D92];[.E92]))/2" office:value-type="float" office:value="-11.4586946496525" calcext:value-type="float">
            <text:p>-11,5</text:p>
          </table:table-cell>
          <table:table-cell table:style-name="ce26" table:formula="of:=((([.C92]-[.G92]+[.$A$3])/2)*[.$V$3])-[.$W$3]" office:value-type="float" office:value="254.279479706909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2]-[.G92]+[.$A$3])/2" office:value-type="float" office:value="144.688041974479" calcext:value-type="float">
            <text:p>145</text:p>
          </table:table-cell>
          <table:table-cell table:style-name="ce12" table:formula="of:=([.E92]-[.G92]+[.$A$3])/2" office:value-type="float" office:value="17.5285889983469" calcext:value-type="float">
            <text:p>18</text:p>
          </table:table-cell>
          <table:table-cell table:style-name="ce10"/>
          <table:table-cell table:formula="of:=([.$A$3]+[.C92])/2" office:value-type="float" office:value="231.742063676827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2]+1.40625" office:value-type="float" office:value="126.5625" calcext:value-type="float">
            <text:p>126,5625</text:p>
          </table:table-cell>
          <table:table-cell table:formula="of:=[.$A$3]*SIN(RADIANS([.B93]))" office:value-type="float" office:value="204.817920527564" calcext:value-type="float">
            <text:p>204,8</text:p>
          </table:table-cell>
          <table:table-cell table:formula="of:=[.$A$3]*SIN(RADIANS([.B93]-120))" office:value-type="float" office:value="29.1431760665458" calcext:value-type="float">
            <text:p>29,1</text:p>
          </table:table-cell>
          <table:table-cell table:formula="of:=[.$A$3]*SIN(RADIANS([.B93]+120))" office:value-type="float" office:value="-233.96109659411" calcext:value-type="float">
            <text:p>-234,0</text:p>
          </table:table-cell>
          <table:table-cell table:style-name="ce10"/>
          <table:table-cell table:style-name="ce6" table:formula="of:=(MIN([.C93];[.D93];[.E93])+MAX([.C93];[.D93];[.E93]))/2" office:value-type="float" office:value="-14.5715880332729" calcext:value-type="float">
            <text:p>-14,6</text:p>
          </table:table-cell>
          <table:table-cell table:style-name="ce26" table:formula="of:=((([.C93]-[.G93]+[.$A$3])/2)*[.$V$3])-[.$W$3]" office:value-type="float" office:value="253.959941193884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3]-[.G93]+[.$A$3])/2" office:value-type="float" office:value="149.357382049909" calcext:value-type="float">
            <text:p>149</text:p>
          </table:table-cell>
          <table:table-cell table:style-name="ce12" table:formula="of:=([.E93]-[.G93]+[.$A$3])/2" office:value-type="float" office:value="17.8052457195813" calcext:value-type="float">
            <text:p>18</text:p>
          </table:table-cell>
          <table:table-cell table:style-name="ce10"/>
          <table:table-cell table:formula="of:=([.$A$3]+[.C93])/2" office:value-type="float" office:value="229.908960263782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3]+1.40625" office:value-type="float" office:value="127.96875" calcext:value-type="float">
            <text:p>127,96875</text:p>
          </table:table-cell>
          <table:table-cell table:formula="of:=[.$A$3]*SIN(RADIANS([.B94]))" office:value-type="float" office:value="201.028339044785" calcext:value-type="float">
            <text:p>201,0</text:p>
          </table:table-cell>
          <table:table-cell table:formula="of:=[.$A$3]*SIN(RADIANS([.B94]-120))" office:value-type="float" office:value="35.3514080742578" calcext:value-type="float">
            <text:p>35,4</text:p>
          </table:table-cell>
          <table:table-cell table:formula="of:=[.$A$3]*SIN(RADIANS([.B94]+120))" office:value-type="float" office:value="-236.379747119042" calcext:value-type="float">
            <text:p>-236,4</text:p>
          </table:table-cell>
          <table:table-cell table:style-name="ce10"/>
          <table:table-cell table:style-name="ce6" table:formula="of:=(MIN([.C94];[.D94];[.E94])+MAX([.C94];[.D94];[.E94]))/2" office:value-type="float" office:value="-17.6757040371289" calcext:value-type="float">
            <text:p>-17,7</text:p>
          </table:table-cell>
          <table:table-cell table:style-name="ce26" table:formula="of:=((([.C94]-[.G94]+[.$A$3])/2)*[.$V$3])-[.$W$3]" office:value-type="float" office:value="253.564084879805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4]-[.G94]+[.$A$3])/2" office:value-type="float" office:value="154.013556055693" calcext:value-type="float">
            <text:p>154</text:p>
          </table:table-cell>
          <table:table-cell table:style-name="ce12" table:formula="of:=([.E94]-[.G94]+[.$A$3])/2" office:value-type="float" office:value="18.1479784590433" calcext:value-type="float">
            <text:p>18</text:p>
          </table:table-cell>
          <table:table-cell table:style-name="ce10"/>
          <table:table-cell table:formula="of:=([.$A$3]+[.C94])/2" office:value-type="float" office:value="228.014169522392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4]+1.40625" office:value-type="float" office:value="129.375" calcext:value-type="float">
            <text:p>129,375</text:p>
          </table:table-cell>
          <table:table-cell table:formula="of:=[.$A$3]*SIN(RADIANS([.B95]))" office:value-type="float" office:value="197.117665607498" calcext:value-type="float">
            <text:p>197,1</text:p>
          </table:table-cell>
          <table:table-cell table:formula="of:=[.$A$3]*SIN(RADIANS([.B95]-120))" office:value-type="float" office:value="41.5383457156201" calcext:value-type="float">
            <text:p>41,5</text:p>
          </table:table-cell>
          <table:table-cell table:formula="of:=[.$A$3]*SIN(RADIANS([.B95]+120))" office:value-type="float" office:value="-238.656011323118" calcext:value-type="float">
            <text:p>-238,7</text:p>
          </table:table-cell>
          <table:table-cell table:style-name="ce10"/>
          <table:table-cell table:style-name="ce6" table:formula="of:=(MIN([.C95];[.D95];[.E95])+MAX([.C95];[.D95];[.E95]))/2" office:value-type="float" office:value="-20.76917285781" calcext:value-type="float">
            <text:p>-20,8</text:p>
          </table:table-cell>
          <table:table-cell table:style-name="ce26" table:formula="of:=((([.C95]-[.G95]+[.$A$3])/2)*[.$V$3])-[.$W$3]" office:value-type="float" office:value="253.092149213715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5]-[.G95]+[.$A$3])/2" office:value-type="float" office:value="158.653759286715" calcext:value-type="float">
            <text:p>159</text:p>
          </table:table-cell>
          <table:table-cell table:style-name="ce12" table:formula="of:=([.E95]-[.G95]+[.$A$3])/2" office:value-type="float" office:value="18.556580767346" calcext:value-type="float">
            <text:p>19</text:p>
          </table:table-cell>
          <table:table-cell table:style-name="ce10"/>
          <table:table-cell table:formula="of:=([.$A$3]+[.C95])/2" office:value-type="float" office:value="226.058832803749" calcext:value-type="float">
            <text:p>22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5]+1.40625" office:value-type="float" office:value="130.78125" calcext:value-type="float">
            <text:p>130,78125</text:p>
          </table:table-cell>
          <table:table-cell table:formula="of:=[.$A$3]*SIN(RADIANS([.B96]))" office:value-type="float" office:value="193.088255859154" calcext:value-type="float">
            <text:p>193,1</text:p>
          </table:table-cell>
          <table:table-cell table:formula="of:=[.$A$3]*SIN(RADIANS([.B96]-120))" office:value-type="float" office:value="47.7002622107422" calcext:value-type="float">
            <text:p>47,7</text:p>
          </table:table-cell>
          <table:table-cell table:formula="of:=[.$A$3]*SIN(RADIANS([.B96]+120))" office:value-type="float" office:value="-240.788518069896" calcext:value-type="float">
            <text:p>-240,8</text:p>
          </table:table-cell>
          <table:table-cell table:style-name="ce10"/>
          <table:table-cell table:style-name="ce6" table:formula="of:=(MIN([.C96];[.D96];[.E96])+MAX([.C96];[.D96];[.E96]))/2" office:value-type="float" office:value="-23.8501311053711" calcext:value-type="float">
            <text:p>-23,9</text:p>
          </table:table-cell>
          <table:table-cell table:style-name="ce26" table:formula="of:=((([.C96]-[.G96]+[.$A$3])/2)*[.$V$3])-[.$W$3]" office:value-type="float" office:value="252.544418472013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6]-[.G96]+[.$A$3])/2" office:value-type="float" office:value="163.275196658057" calcext:value-type="float">
            <text:p>163</text:p>
          </table:table-cell>
          <table:table-cell table:style-name="ce12" table:formula="of:=([.E96]-[.G96]+[.$A$3])/2" office:value-type="float" office:value="19.0308065177377" calcext:value-type="float">
            <text:p>19</text:p>
          </table:table-cell>
          <table:table-cell table:style-name="ce10"/>
          <table:table-cell table:formula="of:=([.$A$3]+[.C96])/2" office:value-type="float" office:value="224.044127929577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6]+1.40625" office:value-type="float" office:value="132.1875" calcext:value-type="float">
            <text:p>132,1875</text:p>
          </table:table-cell>
          <table:table-cell table:formula="of:=[.$A$3]*SIN(RADIANS([.B97]))" office:value-type="float" office:value="188.942536965515" calcext:value-type="float">
            <text:p>188,9</text:p>
          </table:table-cell>
          <table:table-cell table:formula="of:=[.$A$3]*SIN(RADIANS([.B97]-120))" office:value-type="float" office:value="53.8334458515361" calcext:value-type="float">
            <text:p>53,8</text:p>
          </table:table-cell>
          <table:table-cell table:formula="of:=[.$A$3]*SIN(RADIANS([.B97]+120))" office:value-type="float" office:value="-242.775982817051" calcext:value-type="float">
            <text:p>-242,8</text:p>
          </table:table-cell>
          <table:table-cell table:style-name="ce10"/>
          <table:table-cell table:style-name="ce6" table:formula="of:=(MIN([.C97];[.D97];[.E97])+MAX([.C97];[.D97];[.E97]))/2" office:value-type="float" office:value="-26.9167229257681" calcext:value-type="float">
            <text:p>-26,9</text:p>
          </table:table-cell>
          <table:table-cell table:style-name="ce26" table:formula="of:=((([.C97]-[.G97]+[.$A$3])/2)*[.$V$3])-[.$W$3]" office:value-type="float" office:value="251.921222587216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7]-[.G97]+[.$A$3])/2" office:value-type="float" office:value="167.875084388652" calcext:value-type="float">
            <text:p>168</text:p>
          </table:table-cell>
          <table:table-cell table:style-name="ce12" table:formula="of:=([.E97]-[.G97]+[.$A$3])/2" office:value-type="float" office:value="19.5703700543587" calcext:value-type="float">
            <text:p>20</text:p>
          </table:table-cell>
          <table:table-cell table:style-name="ce10"/>
          <table:table-cell table:formula="of:=([.$A$3]+[.C97])/2" office:value-type="float" office:value="221.971268482757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7]+1.40625" office:value-type="float" office:value="133.59375" calcext:value-type="float">
            <text:p>133,59375</text:p>
          </table:table-cell>
          <table:table-cell table:formula="of:=[.$A$3]*SIN(RADIANS([.B98]))" office:value-type="float" office:value="184.683006152624" calcext:value-type="float">
            <text:p>184,7</text:p>
          </table:table-cell>
          <table:table-cell table:formula="of:=[.$A$3]*SIN(RADIANS([.B98]-120))" office:value-type="float" office:value="59.9342022375113" calcext:value-type="float">
            <text:p>59,9</text:p>
          </table:table-cell>
          <table:table-cell table:formula="of:=[.$A$3]*SIN(RADIANS([.B98]+120))" office:value-type="float" office:value="-244.617208390135" calcext:value-type="float">
            <text:p>-244,6</text:p>
          </table:table-cell>
          <table:table-cell table:style-name="ce10"/>
          <table:table-cell table:style-name="ce6" table:formula="of:=(MIN([.C98];[.D98];[.E98])+MAX([.C98];[.D98];[.E98]))/2" office:value-type="float" office:value="-29.9671011187557" calcext:value-type="float">
            <text:p>-30,0</text:p>
          </table:table-cell>
          <table:table-cell table:style-name="ce26" table:formula="of:=((([.C98]-[.G98]+[.$A$3])/2)*[.$V$3])-[.$W$3]" office:value-type="float" office:value="251.222936949222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8]-[.G98]+[.$A$3])/2" office:value-type="float" office:value="172.450651678134" calcext:value-type="float">
            <text:p>172</text:p>
          </table:table-cell>
          <table:table-cell table:style-name="ce12" table:formula="of:=([.E98]-[.G98]+[.$A$3])/2" office:value-type="float" office:value="20.1749463643101" calcext:value-type="float">
            <text:p>20</text:p>
          </table:table-cell>
          <table:table-cell table:style-name="ce10"/>
          <table:table-cell table:formula="of:=([.$A$3]+[.C98])/2" office:value-type="float" office:value="219.841503076312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8]+1.40625" office:value-type="float" office:value="135" calcext:value-type="float">
            <text:p>135</text:p>
          </table:table-cell>
          <table:table-cell table:formula="of:=[.$A$3]*SIN(RADIANS([.B99]))" office:value-type="float" office:value="180.31222920257" calcext:value-type="float">
            <text:p>180,3</text:p>
          </table:table-cell>
          <table:table-cell table:formula="of:=[.$A$3]*SIN(RADIANS([.B99]-120))" office:value-type="float" office:value="65.9988565011428" calcext:value-type="float">
            <text:p>66,0</text:p>
          </table:table-cell>
          <table:table-cell table:formula="of:=[.$A$3]*SIN(RADIANS([.B99]+120))" office:value-type="float" office:value="-246.311085703712" calcext:value-type="float">
            <text:p>-246,3</text:p>
          </table:table-cell>
          <table:table-cell table:style-name="ce10"/>
          <table:table-cell table:style-name="ce6" table:formula="of:=(MIN([.C99];[.D99];[.E99])+MAX([.C99];[.D99];[.E99]))/2" office:value-type="float" office:value="-32.9994282505714" calcext:value-type="float">
            <text:p>-33,0</text:p>
          </table:table-cell>
          <table:table-cell table:style-name="ce26" table:formula="of:=((([.C99]-[.G99]+[.$A$3])/2)*[.$V$3])-[.$W$3]" office:value-type="float" office:value="250.449982179189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9]-[.G99]+[.$A$3])/2" office:value-type="float" office:value="176.999142375857" calcext:value-type="float">
            <text:p>177</text:p>
          </table:table-cell>
          <table:table-cell table:style-name="ce12" table:formula="of:=([.E99]-[.G99]+[.$A$3])/2" office:value-type="float" office:value="20.8441712734295" calcext:value-type="float">
            <text:p>21</text:p>
          </table:table-cell>
          <table:table-cell table:style-name="ce10"/>
          <table:table-cell table:formula="of:=([.$A$3]+[.C99])/2" office:value-type="float" office:value="217.656114601285" calcext:value-type="float">
            <text:p>2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9]+1.40625" office:value-type="float" office:value="136.40625" calcext:value-type="float">
            <text:p>136,40625</text:p>
          </table:table-cell>
          <table:table-cell table:formula="of:=[.$A$3]*SIN(RADIANS([.B100]))" office:value-type="float" office:value="175.832838907952" calcext:value-type="float">
            <text:p>175,8</text:p>
          </table:table-cell>
          <table:table-cell table:formula="of:=[.$A$3]*SIN(RADIANS([.B100]-120))" office:value-type="float" office:value="72.0237555214742" calcext:value-type="float">
            <text:p>72,0</text:p>
          </table:table-cell>
          <table:table-cell table:formula="of:=[.$A$3]*SIN(RADIANS([.B100]+120))" office:value-type="float" office:value="-247.856594429426" calcext:value-type="float">
            <text:p>-247,9</text:p>
          </table:table-cell>
          <table:table-cell table:style-name="ce10"/>
          <table:table-cell table:style-name="ce6" table:formula="of:=(MIN([.C100];[.D100];[.E100])+MAX([.C100];[.D100];[.E100]))/2" office:value-type="float" office:value="-36.0118777607371" calcext:value-type="float">
            <text:p>-36,0</text:p>
          </table:table-cell>
          <table:table-cell table:style-name="ce26" table:formula="of:=((([.C100]-[.G100]+[.$A$3])/2)*[.$V$3])-[.$W$3]" office:value-type="float" office:value="249.602823876168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0]-[.G100]+[.$A$3])/2" office:value-type="float" office:value="181.517816641106" calcext:value-type="float">
            <text:p>182</text:p>
          </table:table-cell>
          <table:table-cell table:style-name="ce12" table:formula="of:=([.E100]-[.G100]+[.$A$3])/2" office:value-type="float" office:value="21.5776416656554" calcext:value-type="float">
            <text:p>22</text:p>
          </table:table-cell>
          <table:table-cell table:style-name="ce10"/>
          <table:table-cell table:formula="of:=([.$A$3]+[.C100])/2" office:value-type="float" office:value="215.416419453976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0]+1.40625" office:value-type="float" office:value="137.8125" calcext:value-type="float">
            <text:p>137,8125</text:p>
          </table:table-cell>
          <table:table-cell table:formula="of:=[.$A$3]*SIN(RADIANS([.B101]))" office:value-type="float" office:value="171.24753348599" calcext:value-type="float">
            <text:p>171,2</text:p>
          </table:table-cell>
          <table:table-cell table:formula="of:=[.$A$3]*SIN(RADIANS([.B101]-120))" office:value-type="float" office:value="78.0052701246211" calcext:value-type="float">
            <text:p>78,0</text:p>
          </table:table-cell>
          <table:table-cell table:formula="of:=[.$A$3]*SIN(RADIANS([.B101]+120))" office:value-type="float" office:value="-249.252803610611" calcext:value-type="float">
            <text:p>-249,3</text:p>
          </table:table-cell>
          <table:table-cell table:style-name="ce10"/>
          <table:table-cell table:style-name="ce6" table:formula="of:=(MIN([.C101];[.D101];[.E101])+MAX([.C101];[.D101];[.E101]))/2" office:value-type="float" office:value="-39.0026350623106" calcext:value-type="float">
            <text:p>-39,0</text:p>
          </table:table-cell>
          <table:table-cell table:style-name="ce26" table:formula="of:=((([.C101]-[.G101]+[.$A$3])/2)*[.$V$3])-[.$W$3]" office:value-type="float" office:value="248.681972336643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1]-[.G101]+[.$A$3])/2" office:value-type="float" office:value="186.003952593466" calcext:value-type="float">
            <text:p>186</text:p>
          </table:table-cell>
          <table:table-cell table:style-name="ce12" table:formula="of:=([.E101]-[.G101]+[.$A$3])/2" office:value-type="float" office:value="22.3749157258499" calcext:value-type="float">
            <text:p>22</text:p>
          </table:table-cell>
          <table:table-cell table:style-name="ce10"/>
          <table:table-cell table:formula="of:=([.$A$3]+[.C101])/2" office:value-type="float" office:value="213.123766742995" calcext:value-type="float">
            <text:p>21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1]+1.40625" office:value-type="float" office:value="139.21875" calcext:value-type="float">
            <text:p>139,21875</text:p>
          </table:table-cell>
          <table:table-cell table:formula="of:=[.$A$3]*SIN(RADIANS([.B102]))" office:value-type="float" office:value="166.559074953213" calcext:value-type="float">
            <text:p>166,6</text:p>
          </table:table-cell>
          <table:table-cell table:formula="of:=[.$A$3]*SIN(RADIANS([.B102]-120))" office:value-type="float" office:value="83.9397972698499" calcext:value-type="float">
            <text:p>83,9</text:p>
          </table:table-cell>
          <table:table-cell table:formula="of:=[.$A$3]*SIN(RADIANS([.B102]+120))" office:value-type="float" office:value="-250.498872223063" calcext:value-type="float">
            <text:p>-250,5</text:p>
          </table:table-cell>
          <table:table-cell table:style-name="ce10"/>
          <table:table-cell table:style-name="ce6" table:formula="of:=(MIN([.C102];[.D102];[.E102])+MAX([.C102];[.D102];[.E102]))/2" office:value-type="float" office:value="-41.969898634925" calcext:value-type="float">
            <text:p>-42,0</text:p>
          </table:table-cell>
          <table:table-cell table:style-name="ce26" table:formula="of:=((([.C102]-[.G102]+[.$A$3])/2)*[.$V$3])-[.$W$3]" office:value-type="float" office:value="247.68798224715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2]-[.G102]+[.$A$3])/2" office:value-type="float" office:value="190.454847952387" calcext:value-type="float">
            <text:p>190</text:p>
          </table:table-cell>
          <table:table-cell table:style-name="ce12" table:formula="of:=([.E102]-[.G102]+[.$A$3])/2" office:value-type="float" office:value="23.235513205931" calcext:value-type="float">
            <text:p>23</text:p>
          </table:table-cell>
          <table:table-cell table:style-name="ce10"/>
          <table:table-cell table:formula="of:=([.$A$3]+[.C102])/2" office:value-type="float" office:value="210.779537476607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2]+1.40625" office:value-type="float" office:value="140.625" calcext:value-type="float">
            <text:p>140,625</text:p>
          </table:table-cell>
          <table:table-cell table:formula="of:=[.$A$3]*SIN(RADIANS([.B103]))" office:value-type="float" office:value="161.77028746173" calcext:value-type="float">
            <text:p>161,8</text:p>
          </table:table-cell>
          <table:table-cell table:formula="of:=[.$A$3]*SIN(RADIANS([.B103]-120))" office:value-type="float" office:value="89.8237622199146" calcext:value-type="float">
            <text:p>89,8</text:p>
          </table:table-cell>
          <table:table-cell table:formula="of:=[.$A$3]*SIN(RADIANS([.B103]+120))" office:value-type="float" office:value="-251.594049681644" calcext:value-type="float">
            <text:p>-251,6</text:p>
          </table:table-cell>
          <table:table-cell table:style-name="ce10"/>
          <table:table-cell table:style-name="ce6" table:formula="of:=(MIN([.C103];[.D103];[.E103])+MAX([.C103];[.D103];[.E103]))/2" office:value-type="float" office:value="-44.9118811099573" calcext:value-type="float">
            <text:p>-44,9</text:p>
          </table:table-cell>
          <table:table-cell table:style-name="ce26" table:formula="of:=((([.C103]-[.G103]+[.$A$3])/2)*[.$V$3])-[.$W$3]" office:value-type="float" office:value="246.621452350149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3]-[.G103]+[.$A$3])/2" office:value-type="float" office:value="194.867821664936" calcext:value-type="float">
            <text:p>195</text:p>
          </table:table-cell>
          <table:table-cell table:style-name="ce12" table:formula="of:=([.E103]-[.G103]+[.$A$3])/2" office:value-type="float" office:value="24.1589157141566" calcext:value-type="float">
            <text:p>24</text:p>
          </table:table-cell>
          <table:table-cell table:style-name="ce10"/>
          <table:table-cell table:formula="of:=([.$A$3]+[.C103])/2" office:value-type="float" office:value="208.385143730865" calcext:value-type="float">
            <text:p>2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3]+1.40625" office:value-type="float" office:value="142.03125" calcext:value-type="float">
            <text:p>142,03125</text:p>
          </table:table-cell>
          <table:table-cell table:formula="of:=[.$A$3]*SIN(RADIANS([.B104]))" office:value-type="float" office:value="156.88405559806" calcext:value-type="float">
            <text:p>156,9</text:p>
          </table:table-cell>
          <table:table-cell table:formula="of:=[.$A$3]*SIN(RADIANS([.B104]-120))" office:value-type="float" office:value="95.6536206943447" calcext:value-type="float">
            <text:p>95,7</text:p>
          </table:table-cell>
          <table:table-cell table:formula="of:=[.$A$3]*SIN(RADIANS([.B104]+120))" office:value-type="float" office:value="-252.537676292405" calcext:value-type="float">
            <text:p>-252,5</text:p>
          </table:table-cell>
          <table:table-cell table:style-name="ce10"/>
          <table:table-cell table:style-name="ce6" table:formula="of:=(MIN([.C104];[.D104];[.E104])+MAX([.C104];[.D104];[.E104]))/2" office:value-type="float" office:value="-47.8268103471723" calcext:value-type="float">
            <text:p>-47,8</text:p>
          </table:table-cell>
          <table:table-cell table:style-name="ce26" table:formula="of:=((([.C104]-[.G104]+[.$A$3])/2)*[.$V$3])-[.$W$3]" office:value-type="float" office:value="245.483025083372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4]-[.G104]+[.$A$3])/2" office:value-type="float" office:value="199.240215520759" calcext:value-type="float">
            <text:p>199</text:p>
          </table:table-cell>
          <table:table-cell table:style-name="ce12" table:formula="of:=([.E104]-[.G104]+[.$A$3])/2" office:value-type="float" office:value="25.1445670273839" calcext:value-type="float">
            <text:p>25</text:p>
          </table:table-cell>
          <table:table-cell table:style-name="ce10"/>
          <table:table-cell table:formula="of:=([.$A$3]+[.C104])/2" office:value-type="float" office:value="205.94202779903" calcext:value-type="float">
            <text:p>20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4]+1.40625" office:value-type="float" office:value="143.4375" calcext:value-type="float">
            <text:p>143,4375</text:p>
          </table:table-cell>
          <table:table-cell table:formula="of:=[.$A$3]*SIN(RADIANS([.B105]))" office:value-type="float" office:value="151.903322645571" calcext:value-type="float">
            <text:p>151,9</text:p>
          </table:table-cell>
          <table:table-cell table:formula="of:=[.$A$3]*SIN(RADIANS([.B105]-120))" office:value-type="float" office:value="101.425861004388" calcext:value-type="float">
            <text:p>101,4</text:p>
          </table:table-cell>
          <table:table-cell table:formula="of:=[.$A$3]*SIN(RADIANS([.B105]+120))" office:value-type="float" office:value="-253.329183649958" calcext:value-type="float">
            <text:p>-253,3</text:p>
          </table:table-cell>
          <table:table-cell table:style-name="ce10"/>
          <table:table-cell table:style-name="ce6" table:formula="of:=(MIN([.C105];[.D105];[.E105])+MAX([.C105];[.D105];[.E105]))/2" office:value-type="float" office:value="-50.7129305021939" calcext:value-type="float">
            <text:p>-50,7</text:p>
          </table:table-cell>
          <table:table-cell table:style-name="ce26" table:formula="of:=((([.C105]-[.G105]+[.$A$3])/2)*[.$V$3])-[.$W$3]" office:value-type="float" office:value="244.273386192834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5]-[.G105]+[.$A$3])/2" office:value-type="float" office:value="203.569395753291" calcext:value-type="float">
            <text:p>204</text:p>
          </table:table-cell>
          <table:table-cell table:style-name="ce12" table:formula="of:=([.E105]-[.G105]+[.$A$3])/2" office:value-type="float" office:value="26.1918734261178" calcext:value-type="float">
            <text:p>26</text:p>
          </table:table-cell>
          <table:table-cell table:style-name="ce10"/>
          <table:table-cell table:formula="of:=([.$A$3]+[.C105])/2" office:value-type="float" office:value="203.451661322785" calcext:value-type="float">
            <text:p>2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5]+1.40625" office:value-type="float" office:value="144.84375" calcext:value-type="float">
            <text:p>144,84375</text:p>
          </table:table-cell>
          <table:table-cell table:formula="of:=[.$A$3]*SIN(RADIANS([.B106]))" office:value-type="float" office:value="146.831088811551" calcext:value-type="float">
            <text:p>146,8</text:p>
          </table:table-cell>
          <table:table-cell table:formula="of:=[.$A$3]*SIN(RADIANS([.B106]-120))" office:value-type="float" office:value="107.137006168319" calcext:value-type="float">
            <text:p>107,1</text:p>
          </table:table-cell>
          <table:table-cell table:formula="of:=[.$A$3]*SIN(RADIANS([.B106]+120))" office:value-type="float" office:value="-253.96809497987" calcext:value-type="float">
            <text:p>-254,0</text:p>
          </table:table-cell>
          <table:table-cell table:style-name="ce10"/>
          <table:table-cell table:style-name="ce6" table:formula="of:=(MIN([.C106];[.D106];[.E106])+MAX([.C106];[.D106];[.E106]))/2" office:value-type="float" office:value="-53.5685030841595" calcext:value-type="float">
            <text:p>-53,6</text:p>
          </table:table-cell>
          <table:table-cell table:style-name="ce26" table:formula="of:=((([.C106]-[.G106]+[.$A$3])/2)*[.$V$3])-[.$W$3]" office:value-type="float" office:value="242.993264319773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6]-[.G106]+[.$A$3])/2" office:value-type="float" office:value="207.852754626239" calcext:value-type="float">
            <text:p>208</text:p>
          </table:table-cell>
          <table:table-cell table:style-name="ce12" table:formula="of:=([.E106]-[.G106]+[.$A$3])/2" office:value-type="float" office:value="27.3002040521449" calcext:value-type="float">
            <text:p>27</text:p>
          </table:table-cell>
          <table:table-cell table:style-name="ce10"/>
          <table:table-cell table:formula="of:=([.$A$3]+[.C106])/2" office:value-type="float" office:value="200.915544405775" calcext:value-type="float">
            <text:p>20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6]+1.40625" office:value-type="float" office:value="146.25" calcext:value-type="float">
            <text:p>146,25</text:p>
          </table:table-cell>
          <table:table-cell table:formula="of:=[.$A$3]*SIN(RADIANS([.B107]))" office:value-type="float" office:value="141.670409419999" calcext:value-type="float">
            <text:p>141,7</text:p>
          </table:table-cell>
          <table:table-cell table:formula="of:=[.$A$3]*SIN(RADIANS([.B107]-120))" office:value-type="float" office:value="112.783616005845" calcext:value-type="float">
            <text:p>112,8</text:p>
          </table:table-cell>
          <table:table-cell table:formula="of:=[.$A$3]*SIN(RADIANS([.B107]+120))" office:value-type="float" office:value="-254.454025425844" calcext:value-type="float">
            <text:p>-254,5</text:p>
          </table:table-cell>
          <table:table-cell table:style-name="ce10"/>
          <table:table-cell table:style-name="ce6" table:formula="of:=(MIN([.C107];[.D107];[.E107])+MAX([.C107];[.D107];[.E107]))/2" office:value-type="float" office:value="-56.3918080029227" calcext:value-type="float">
            <text:p>-56,4</text:p>
          </table:table-cell>
          <table:table-cell table:style-name="ce26" table:formula="of:=((([.C107]-[.G107]+[.$A$3])/2)*[.$V$3])-[.$W$3]" office:value-type="float" office:value="241.643430561737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7]-[.G107]+[.$A$3])/2" office:value-type="float" office:value="212.087712004384" calcext:value-type="float">
            <text:p>212</text:p>
          </table:table-cell>
          <table:table-cell table:style-name="ce12" table:formula="of:=([.E107]-[.G107]+[.$A$3])/2" office:value-type="float" office:value="28.4688912885394" calcext:value-type="float">
            <text:p>28</text:p>
          </table:table-cell>
          <table:table-cell table:style-name="ce10"/>
          <table:table-cell table:formula="of:=([.$A$3]+[.C107])/2" office:value-type="float" office:value="198.335204709999" calcext:value-type="float">
            <text:p>19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7]+1.40625" office:value-type="float" office:value="147.65625" calcext:value-type="float">
            <text:p>147,65625</text:p>
          </table:table-cell>
          <table:table-cell table:formula="of:=[.$A$3]*SIN(RADIANS([.B108]))" office:value-type="float" office:value="136.42439307121" calcext:value-type="float">
            <text:p>136,4</text:p>
          </table:table-cell>
          <table:table-cell table:formula="of:=[.$A$3]*SIN(RADIANS([.B108]-120))" office:value-type="float" office:value="118.362289210341" calcext:value-type="float">
            <text:p>118,4</text:p>
          </table:table-cell>
          <table:table-cell table:formula="of:=[.$A$3]*SIN(RADIANS([.B108]+120))" office:value-type="float" office:value="-254.78668228155" calcext:value-type="float">
            <text:p>-254,8</text:p>
          </table:table-cell>
          <table:table-cell table:style-name="ce10"/>
          <table:table-cell table:style-name="ce6" table:formula="of:=(MIN([.C108];[.D108];[.E108])+MAX([.C108];[.D108];[.E108]))/2" office:value-type="float" office:value="-59.1811446051703" calcext:value-type="float">
            <text:p>-59,2</text:p>
          </table:table-cell>
          <table:table-cell table:style-name="ce26" table:formula="of:=((([.C108]-[.G108]+[.$A$3])/2)*[.$V$3])-[.$W$3]" office:value-type="float" office:value="240.224698008109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8]-[.G108]+[.$A$3])/2" office:value-type="float" office:value="216.271716907755" calcext:value-type="float">
            <text:p>216</text:p>
          </table:table-cell>
          <table:table-cell table:style-name="ce12" table:formula="of:=([.E108]-[.G108]+[.$A$3])/2" office:value-type="float" office:value="29.69723116181" calcext:value-type="float">
            <text:p>30</text:p>
          </table:table-cell>
          <table:table-cell table:style-name="ce10"/>
          <table:table-cell table:formula="of:=([.$A$3]+[.C108])/2" office:value-type="float" office:value="195.712196535605" calcext:value-type="float">
            <text:p>19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8]+1.40625" office:value-type="float" office:value="149.0625" calcext:value-type="float">
            <text:p>149,0625</text:p>
          </table:table-cell>
          <table:table-cell table:formula="of:=[.$A$3]*SIN(RADIANS([.B109]))" office:value-type="float" office:value="131.096199769272" calcext:value-type="float">
            <text:p>131,1</text:p>
          </table:table-cell>
          <table:table-cell table:formula="of:=[.$A$3]*SIN(RADIANS([.B109]-120))" office:value-type="float" office:value="123.869665397667" calcext:value-type="float">
            <text:p>123,9</text:p>
          </table:table-cell>
          <table:table-cell table:formula="of:=[.$A$3]*SIN(RADIANS([.B109]+120))" office:value-type="float" office:value="-254.965865166938" calcext:value-type="float">
            <text:p>-255,0</text:p>
          </table:table-cell>
          <table:table-cell table:style-name="ce10"/>
          <table:table-cell table:style-name="ce6" table:formula="of:=(MIN([.C109];[.D109];[.E109])+MAX([.C109];[.D109];[.E109]))/2" office:value-type="float" office:value="-61.9348326988334" calcext:value-type="float">
            <text:p>-61,9</text:p>
          </table:table-cell>
          <table:table-cell table:style-name="ce26" table:formula="of:=((([.C109]-[.G109]+[.$A$3])/2)*[.$V$3])-[.$W$3]" office:value-type="float" office:value="238.737921250331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9]-[.G109]+[.$A$3])/2" office:value-type="float" office:value="220.40224904825" calcext:value-type="float">
            <text:p>220</text:p>
          </table:table-cell>
          <table:table-cell table:style-name="ce12" table:formula="of:=([.E109]-[.G109]+[.$A$3])/2" office:value-type="float" office:value="30.9844837659475" calcext:value-type="float">
            <text:p>31</text:p>
          </table:table-cell>
          <table:table-cell table:style-name="ce10"/>
          <table:table-cell table:formula="of:=([.$A$3]+[.C109])/2" office:value-type="float" office:value="193.048099884636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9]+1.40625" office:value-type="float" office:value="150.46875" calcext:value-type="float">
            <text:p>150,46875</text:p>
          </table:table-cell>
          <table:table-cell table:formula="of:=[.$A$3]*SIN(RADIANS([.B110]))" office:value-type="float" office:value="125.689039018595" calcext:value-type="float">
            <text:p>125,7</text:p>
          </table:table-cell>
          <table:table-cell table:formula="of:=[.$A$3]*SIN(RADIANS([.B110]-120))" office:value-type="float" office:value="129.302427130342" calcext:value-type="float">
            <text:p>129,3</text:p>
          </table:table-cell>
          <table:table-cell table:formula="of:=[.$A$3]*SIN(RADIANS([.B110]+120))" office:value-type="float" office:value="-254.991466148937" calcext:value-type="float">
            <text:p>-255,0</text:p>
          </table:table-cell>
          <table:table-cell table:style-name="ce10"/>
          <table:table-cell table:style-name="ce6" table:formula="of:=(MIN([.C110];[.D110];[.E110])+MAX([.C110];[.D110];[.E110]))/2" office:value-type="float" office:value="-62.8445195092975" calcext:value-type="float">
            <text:p>-62,8</text:p>
          </table:table-cell>
          <table:table-cell table:style-name="ce26" table:formula="of:=((([.C110]-[.G110]+[.$A$3])/2)*[.$V$3])-[.$W$3]" office:value-type="float" office:value="236.140630049858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0]-[.G110]+[.$A$3])/2" office:value-type="float" office:value="223.57347331982" calcext:value-type="float">
            <text:p>224</text:p>
          </table:table-cell>
          <table:table-cell table:style-name="ce12" table:formula="of:=([.E110]-[.G110]+[.$A$3])/2" office:value-type="float" office:value="31.4265266801801" calcext:value-type="float">
            <text:p>31</text:p>
          </table:table-cell>
          <table:table-cell table:style-name="ce10"/>
          <table:table-cell table:formula="of:=([.$A$3]+[.C110])/2" office:value-type="float" office:value="190.344519509297" calcext:value-type="float">
            <text:p>19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0]+1.40625" office:value-type="float" office:value="151.875" calcext:value-type="float">
            <text:p>151,875</text:p>
          </table:table-cell>
          <table:table-cell table:formula="of:=[.$A$3]*SIN(RADIANS([.B111]))" office:value-type="float" office:value="120.206167890629" calcext:value-type="float">
            <text:p>120,2</text:p>
          </table:table-cell>
          <table:table-cell table:formula="of:=[.$A$3]*SIN(RADIANS([.B111]-120))" office:value-type="float" office:value="134.657301915844" calcext:value-type="float">
            <text:p>134,7</text:p>
          </table:table-cell>
          <table:table-cell table:formula="of:=[.$A$3]*SIN(RADIANS([.B111]+120))" office:value-type="float" office:value="-254.863469806473" calcext:value-type="float">
            <text:p>-254,9</text:p>
          </table:table-cell>
          <table:table-cell table:style-name="ce10"/>
          <table:table-cell table:style-name="ce6" table:formula="of:=(MIN([.C111];[.D111];[.E111])+MAX([.C111];[.D111];[.E111]))/2" office:value-type="float" office:value="-60.1030839453147" calcext:value-type="float">
            <text:p>-60,1</text:p>
          </table:table-cell>
          <table:table-cell table:style-name="ce26" table:formula="of:=((([.C111]-[.G111]+[.$A$3])/2)*[.$V$3])-[.$W$3]" office:value-type="float" office:value="231.391092935258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1]-[.G111]+[.$A$3])/2" office:value-type="float" office:value="224.880192930579" calcext:value-type="float">
            <text:p>225</text:p>
          </table:table-cell>
          <table:table-cell table:style-name="ce12" table:formula="of:=([.E111]-[.G111]+[.$A$3])/2" office:value-type="float" office:value="30.1198070694207" calcext:value-type="float">
            <text:p>30</text:p>
          </table:table-cell>
          <table:table-cell table:style-name="ce10"/>
          <table:table-cell table:formula="of:=([.$A$3]+[.C111])/2" office:value-type="float" office:value="187.603083945315" calcext:value-type="float">
            <text:p>18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1]+1.40625" office:value-type="float" office:value="153.28125" calcext:value-type="float">
            <text:p>153,28125</text:p>
          </table:table-cell>
          <table:table-cell table:formula="of:=[.$A$3]*SIN(RADIANS([.B112]))" office:value-type="float" office:value="114.650889061925" calcext:value-type="float">
            <text:p>114,7</text:p>
          </table:table-cell>
          <table:table-cell table:formula="of:=[.$A$3]*SIN(RADIANS([.B112]-120))" office:value-type="float" office:value="139.931064177832" calcext:value-type="float">
            <text:p>139,9</text:p>
          </table:table-cell>
          <table:table-cell table:formula="of:=[.$A$3]*SIN(RADIANS([.B112]+120))" office:value-type="float" office:value="-254.581953239757" calcext:value-type="float">
            <text:p>-254,6</text:p>
          </table:table-cell>
          <table:table-cell table:style-name="ce10"/>
          <table:table-cell table:style-name="ce6" table:formula="of:=(MIN([.C112];[.D112];[.E112])+MAX([.C112];[.D112];[.E112]))/2" office:value-type="float" office:value="-57.3254445309623" calcext:value-type="float">
            <text:p>-57,3</text:p>
          </table:table-cell>
          <table:table-cell table:style-name="ce26" table:formula="of:=((([.C112]-[.G112]+[.$A$3])/2)*[.$V$3])-[.$W$3]" office:value-type="float" office:value="226.578832649892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2]-[.G112]+[.$A$3])/2" office:value-type="float" office:value="226.128254354397" calcext:value-type="float">
            <text:p>226</text:p>
          </table:table-cell>
          <table:table-cell table:style-name="ce12" table:formula="of:=([.E112]-[.G112]+[.$A$3])/2" office:value-type="float" office:value="28.8717456456028" calcext:value-type="float">
            <text:p>29</text:p>
          </table:table-cell>
          <table:table-cell table:style-name="ce10"/>
          <table:table-cell table:formula="of:=([.$A$3]+[.C112])/2" office:value-type="float" office:value="184.825444530962" calcext:value-type="float">
            <text:p>18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2]+1.40625" office:value-type="float" office:value="154.6875" calcext:value-type="float">
            <text:p>154,6875</text:p>
          </table:table-cell>
          <table:table-cell table:formula="of:=[.$A$3]*SIN(RADIANS([.B113]))" office:value-type="float" office:value="109.026548824722" calcext:value-type="float">
            <text:p>109,0</text:p>
          </table:table-cell>
          <table:table-cell table:formula="of:=[.$A$3]*SIN(RADIANS([.B113]-120))" office:value-type="float" office:value="145.120537199119" calcext:value-type="float">
            <text:p>145,1</text:p>
          </table:table-cell>
          <table:table-cell table:formula="of:=[.$A$3]*SIN(RADIANS([.B113]+120))" office:value-type="float" office:value="-254.147086023841" calcext:value-type="float">
            <text:p>-254,1</text:p>
          </table:table-cell>
          <table:table-cell table:style-name="ce10"/>
          <table:table-cell table:style-name="ce6" table:formula="of:=(MIN([.C113];[.D113];[.E113])+MAX([.C113];[.D113];[.E113]))/2" office:value-type="float" office:value="-54.513274412361" calcext:value-type="float">
            <text:p>-54,5</text:p>
          </table:table-cell>
          <table:table-cell table:style-name="ce26" table:formula="of:=((([.C113]-[.G113]+[.$A$3])/2)*[.$V$3])-[.$W$3]" office:value-type="float" office:value="221.706747919415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3]-[.G113]+[.$A$3])/2" office:value-type="float" office:value="227.31690580574" calcext:value-type="float">
            <text:p>227</text:p>
          </table:table-cell>
          <table:table-cell table:style-name="ce12" table:formula="of:=([.E113]-[.G113]+[.$A$3])/2" office:value-type="float" office:value="27.68309419426" calcext:value-type="float">
            <text:p>28</text:p>
          </table:table-cell>
          <table:table-cell table:style-name="ce10"/>
          <table:table-cell table:formula="of:=([.$A$3]+[.C113])/2" office:value-type="float" office:value="182.013274412361" calcext:value-type="float">
            <text:p>18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3]+1.40625" office:value-type="float" office:value="156.09375" calcext:value-type="float">
            <text:p>156,09375</text:p>
          </table:table-cell>
          <table:table-cell table:formula="of:=[.$A$3]*SIN(RADIANS([.B114]))" office:value-type="float" office:value="103.336535071272" calcext:value-type="float">
            <text:p>103,3</text:p>
          </table:table-cell>
          <table:table-cell table:formula="of:=[.$A$3]*SIN(RADIANS([.B114]-120))" office:value-type="float" office:value="150.222595035204" calcext:value-type="float">
            <text:p>150,2</text:p>
          </table:table-cell>
          <table:table-cell table:formula="of:=[.$A$3]*SIN(RADIANS([.B114]+120))" office:value-type="float" office:value="-253.559130106476" calcext:value-type="float">
            <text:p>-253,6</text:p>
          </table:table-cell>
          <table:table-cell table:style-name="ce10"/>
          <table:table-cell table:style-name="ce6" table:formula="of:=(MIN([.C114];[.D114];[.E114])+MAX([.C114];[.D114];[.E114]))/2" office:value-type="float" office:value="-51.6682675356362" calcext:value-type="float">
            <text:p>-51,7</text:p>
          </table:table-cell>
          <table:table-cell table:style-name="ce26" table:formula="of:=((([.C114]-[.G114]+[.$A$3])/2)*[.$V$3])-[.$W$3]" office:value-type="float" office:value="216.77777350549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4]-[.G114]+[.$A$3])/2" office:value-type="float" office:value="228.44543128542" calcext:value-type="float">
            <text:p>228</text:p>
          </table:table-cell>
          <table:table-cell table:style-name="ce12" table:formula="of:=([.E114]-[.G114]+[.$A$3])/2" office:value-type="float" office:value="26.5545687145801" calcext:value-type="float">
            <text:p>27</text:p>
          </table:table-cell>
          <table:table-cell table:style-name="ce10"/>
          <table:table-cell table:formula="of:=([.$A$3]+[.C114])/2" office:value-type="float" office:value="179.168267535636" calcext:value-type="float">
            <text:p>17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4]+1.40625" office:value-type="float" office:value="157.5" calcext:value-type="float">
            <text:p>157,5</text:p>
          </table:table-cell>
          <table:table-cell table:formula="of:=[.$A$3]*SIN(RADIANS([.B115]))" office:value-type="float" office:value="97.5842752530979" calcext:value-type="float">
            <text:p>97,6</text:p>
          </table:table-cell>
          <table:table-cell table:formula="of:=[.$A$3]*SIN(RADIANS([.B115]-120))" office:value-type="float" office:value="155.234164397224" calcext:value-type="float">
            <text:p>155,2</text:p>
          </table:table-cell>
          <table:table-cell table:formula="of:=[.$A$3]*SIN(RADIANS([.B115]+120))" office:value-type="float" office:value="-252.818439650322" calcext:value-type="float">
            <text:p>-252,8</text:p>
          </table:table-cell>
          <table:table-cell table:style-name="ce10"/>
          <table:table-cell table:style-name="ce6" table:formula="of:=(MIN([.C115];[.D115];[.E115])+MAX([.C115];[.D115];[.E115]))/2" office:value-type="float" office:value="-48.792137626549" calcext:value-type="float">
            <text:p>-48,8</text:p>
          </table:table-cell>
          <table:table-cell table:style-name="ce26" table:formula="of:=((([.C115]-[.G115]+[.$A$3])/2)*[.$V$3])-[.$W$3]" office:value-type="float" office:value="211.794878437996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5]-[.G115]+[.$A$3])/2" office:value-type="float" office:value="229.513151011886" calcext:value-type="float">
            <text:p>230</text:p>
          </table:table-cell>
          <table:table-cell table:style-name="ce12" table:formula="of:=([.E115]-[.G115]+[.$A$3])/2" office:value-type="float" office:value="25.4868489881136" calcext:value-type="float">
            <text:p>25</text:p>
          </table:table-cell>
          <table:table-cell table:style-name="ce10"/>
          <table:table-cell table:formula="of:=([.$A$3]+[.C115])/2" office:value-type="float" office:value="176.292137626549" calcext:value-type="float">
            <text:p>17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5]+1.40625" office:value-type="float" office:value="158.90625" calcext:value-type="float">
            <text:p>158,90625</text:p>
          </table:table-cell>
          <table:table-cell table:formula="of:=[.$A$3]*SIN(RADIANS([.B116]))" office:value-type="float" office:value="91.773234316422" calcext:value-type="float">
            <text:p>91,8</text:p>
          </table:table-cell>
          <table:table-cell table:formula="of:=[.$A$3]*SIN(RADIANS([.B116]-120))" office:value-type="float" office:value="160.15222650319" calcext:value-type="float">
            <text:p>160,2</text:p>
          </table:table-cell>
          <table:table-cell table:formula="of:=[.$A$3]*SIN(RADIANS([.B116]+120))" office:value-type="float" office:value="-251.925460819612" calcext:value-type="float">
            <text:p>-251,9</text:p>
          </table:table-cell>
          <table:table-cell table:style-name="ce10"/>
          <table:table-cell table:style-name="ce6" table:formula="of:=(MIN([.C116];[.D116];[.E116])+MAX([.C116];[.D116];[.E116]))/2" office:value-type="float" office:value="-45.886617158211" calcext:value-type="float">
            <text:p>-45,9</text:p>
          </table:table-cell>
          <table:table-cell table:style-name="ce26" table:formula="of:=((([.C116]-[.G116]+[.$A$3])/2)*[.$V$3])-[.$W$3]" office:value-type="float" office:value="206.761064226601" calcext:value-type="float">
            <text:p>20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6]-[.G116]+[.$A$3])/2" office:value-type="float" office:value="230.519421830701" calcext:value-type="float">
            <text:p>231</text:p>
          </table:table-cell>
          <table:table-cell table:style-name="ce12" table:formula="of:=([.E116]-[.G116]+[.$A$3])/2" office:value-type="float" office:value="24.4805781692994" calcext:value-type="float">
            <text:p>24</text:p>
          </table:table-cell>
          <table:table-cell table:style-name="ce10"/>
          <table:table-cell table:formula="of:=([.$A$3]+[.C116])/2" office:value-type="float" office:value="173.386617158211" calcext:value-type="float">
            <text:p>17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6]+1.40625" office:value-type="float" office:value="160.3125" calcext:value-type="float">
            <text:p>160,3125</text:p>
          </table:table-cell>
          <table:table-cell table:formula="of:=[.$A$3]*SIN(RADIANS([.B117]))" office:value-type="float" office:value="85.9069126150161" calcext:value-type="float">
            <text:p>85,9</text:p>
          </table:table-cell>
          <table:table-cell table:formula="of:=[.$A$3]*SIN(RADIANS([.B117]-120))" office:value-type="float" office:value="164.973818896389" calcext:value-type="float">
            <text:p>165,0</text:p>
          </table:table-cell>
          <table:table-cell table:formula="of:=[.$A$3]*SIN(RADIANS([.B117]+120))" office:value-type="float" office:value="-250.880731511405" calcext:value-type="float">
            <text:p>-250,9</text:p>
          </table:table-cell>
          <table:table-cell table:style-name="ce10"/>
          <table:table-cell table:style-name="ce6" table:formula="of:=(MIN([.C117];[.D117];[.E117])+MAX([.C117];[.D117];[.E117]))/2" office:value-type="float" office:value="-42.9534563075081" calcext:value-type="float">
            <text:p>-43,0</text:p>
          </table:table-cell>
          <table:table-cell table:style-name="ce26" table:formula="of:=((([.C117]-[.G117]+[.$A$3])/2)*[.$V$3])-[.$W$3]" office:value-type="float" office:value="201.679363052758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7]-[.G117]+[.$A$3])/2" office:value-type="float" office:value="231.463637601948" calcext:value-type="float">
            <text:p>231</text:p>
          </table:table-cell>
          <table:table-cell table:style-name="ce12" table:formula="of:=([.E117]-[.G117]+[.$A$3])/2" office:value-type="float" office:value="23.5363623980517" calcext:value-type="float">
            <text:p>24</text:p>
          </table:table-cell>
          <table:table-cell table:style-name="ce10"/>
          <table:table-cell table:formula="of:=([.$A$3]+[.C117])/2" office:value-type="float" office:value="170.453456307508" calcext:value-type="float">
            <text:p>17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7]+1.40625" office:value-type="float" office:value="161.71875" calcext:value-type="float">
            <text:p>161,71875</text:p>
          </table:table-cell>
          <table:table-cell table:formula="of:=[.$A$3]*SIN(RADIANS([.B118]))" office:value-type="float" office:value="79.9888438017173" calcext:value-type="float">
            <text:p>80,0</text:p>
          </table:table-cell>
          <table:table-cell table:formula="of:=[.$A$3]*SIN(RADIANS([.B118]-120))" office:value-type="float" office:value="169.696037229852" calcext:value-type="float">
            <text:p>169,7</text:p>
          </table:table-cell>
          <table:table-cell table:formula="of:=[.$A$3]*SIN(RADIANS([.B118]+120))" office:value-type="float" office:value="-249.68488103157" calcext:value-type="float">
            <text:p>-249,7</text:p>
          </table:table-cell>
          <table:table-cell table:style-name="ce10"/>
          <table:table-cell table:style-name="ce6" table:formula="of:=(MIN([.C118];[.D118];[.E118])+MAX([.C118];[.D118];[.E118]))/2" office:value-type="float" office:value="-39.9944219008587" calcext:value-type="float">
            <text:p>-40,0</text:p>
          </table:table-cell>
          <table:table-cell table:style-name="ce26" table:formula="of:=((([.C118]-[.G118]+[.$A$3])/2)*[.$V$3])-[.$W$3]" office:value-type="float" office:value="196.552835943238" calcext:value-type="float">
            <text:p>19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8]-[.G118]+[.$A$3])/2" office:value-type="float" office:value="232.345229565355" calcext:value-type="float">
            <text:p>232</text:p>
          </table:table-cell>
          <table:table-cell table:style-name="ce12" table:formula="of:=([.E118]-[.G118]+[.$A$3])/2" office:value-type="float" office:value="22.6547704346445" calcext:value-type="float">
            <text:p>23</text:p>
          </table:table-cell>
          <table:table-cell table:style-name="ce10"/>
          <table:table-cell table:formula="of:=([.$A$3]+[.C118])/2" office:value-type="float" office:value="167.494421900859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8]+1.40625" office:value-type="float" office:value="163.125" calcext:value-type="float">
            <text:p>163,125</text:p>
          </table:table-cell>
          <table:table-cell table:formula="of:=[.$A$3]*SIN(RADIANS([.B119]))" office:value-type="float" office:value="74.0225926998879" calcext:value-type="float">
            <text:p>74,0</text:p>
          </table:table-cell>
          <table:table-cell table:formula="of:=[.$A$3]*SIN(RADIANS([.B119]-120))" office:value-type="float" office:value="174.316037015832" calcext:value-type="float">
            <text:p>174,3</text:p>
          </table:table-cell>
          <table:table-cell table:formula="of:=[.$A$3]*SIN(RADIANS([.B119]+120))" office:value-type="float" office:value="-248.33862971572" calcext:value-type="float">
            <text:p>-248,3</text:p>
          </table:table-cell>
          <table:table-cell table:style-name="ce10"/>
          <table:table-cell table:style-name="ce6" table:formula="of:=(MIN([.C119];[.D119];[.E119])+MAX([.C119];[.D119];[.E119]))/2" office:value-type="float" office:value="-37.011296349944" calcext:value-type="float">
            <text:p>-37,0</text:p>
          </table:table-cell>
          <table:table-cell table:style-name="ce26" table:formula="of:=((([.C119]-[.G119]+[.$A$3])/2)*[.$V$3])-[.$W$3]" office:value-type="float" office:value="191.384570926278" calcext:value-type="float">
            <text:p>1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9]-[.G119]+[.$A$3])/2" office:value-type="float" office:value="233.163666682888" calcext:value-type="float">
            <text:p>233</text:p>
          </table:table-cell>
          <table:table-cell table:style-name="ce12" table:formula="of:=([.E119]-[.G119]+[.$A$3])/2" office:value-type="float" office:value="21.8363333171119" calcext:value-type="float">
            <text:p>22</text:p>
          </table:table-cell>
          <table:table-cell table:style-name="ce10"/>
          <table:table-cell table:formula="of:=([.$A$3]+[.C119])/2" office:value-type="float" office:value="164.511296349944" calcext:value-type="float">
            <text:p>16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9]+1.40625" office:value-type="float" office:value="164.53125" calcext:value-type="float">
            <text:p>164,53125</text:p>
          </table:table-cell>
          <table:table-cell table:formula="of:=[.$A$3]*SIN(RADIANS([.B120]))" office:value-type="float" office:value="68.0117531560991" calcext:value-type="float">
            <text:p>68,0</text:p>
          </table:table-cell>
          <table:table-cell table:formula="of:=[.$A$3]*SIN(RADIANS([.B120]-120))" office:value-type="float" office:value="178.83103533921" calcext:value-type="float">
            <text:p>178,8</text:p>
          </table:table-cell>
          <table:table-cell table:formula="of:=[.$A$3]*SIN(RADIANS([.B120]+120))" office:value-type="float" office:value="-246.842788495309" calcext:value-type="float">
            <text:p>-246,8</text:p>
          </table:table-cell>
          <table:table-cell table:style-name="ce10"/>
          <table:table-cell table:style-name="ce6" table:formula="of:=(MIN([.C120];[.D120];[.E120])+MAX([.C120];[.D120];[.E120]))/2" office:value-type="float" office:value="-34.0058765780495" calcext:value-type="float">
            <text:p>-34,0</text:p>
          </table:table-cell>
          <table:table-cell table:style-name="ce26" table:formula="of:=((([.C120]-[.G120]+[.$A$3])/2)*[.$V$3])-[.$W$3]" office:value-type="float" office:value="186.177681171471" calcext:value-type="float">
            <text:p>18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0]-[.G120]+[.$A$3])/2" office:value-type="float" office:value="233.91845595863" calcext:value-type="float">
            <text:p>234</text:p>
          </table:table-cell>
          <table:table-cell table:style-name="ce12" table:formula="of:=([.E120]-[.G120]+[.$A$3])/2" office:value-type="float" office:value="21.0815440413701" calcext:value-type="float">
            <text:p>21</text:p>
          </table:table-cell>
          <table:table-cell table:style-name="ce10"/>
          <table:table-cell table:formula="of:=([.$A$3]+[.C120])/2" office:value-type="float" office:value="161.50587657805" calcext:value-type="float">
            <text:p>16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0]+1.40625" office:value-type="float" office:value="165.9375" calcext:value-type="float">
            <text:p>165,9375</text:p>
          </table:table-cell>
          <table:table-cell table:formula="of:=[.$A$3]*SIN(RADIANS([.B121]))" office:value-type="float" office:value="61.9599458753323" calcext:value-type="float">
            <text:p>62,0</text:p>
          </table:table-cell>
          <table:table-cell table:formula="of:=[.$A$3]*SIN(RADIANS([.B121]-120))" office:value-type="float" office:value="183.238312533823" calcext:value-type="float">
            <text:p>183,2</text:p>
          </table:table-cell>
          <table:table-cell table:formula="of:=[.$A$3]*SIN(RADIANS([.B121]+120))" office:value-type="float" office:value="-245.198258409155" calcext:value-type="float">
            <text:p>-245,2</text:p>
          </table:table-cell>
          <table:table-cell table:style-name="ce10"/>
          <table:table-cell table:style-name="ce6" table:formula="of:=(MIN([.C121];[.D121];[.E121])+MAX([.C121];[.D121];[.E121]))/2" office:value-type="float" office:value="-30.9799729376661" calcext:value-type="float">
            <text:p>-31,0</text:p>
          </table:table-cell>
          <table:table-cell table:style-name="ce26" table:formula="of:=((([.C121]-[.G121]+[.$A$3])/2)*[.$V$3])-[.$W$3]" office:value-type="float" office:value="180.935303114507" calcext:value-type="float">
            <text:p>18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1]-[.G121]+[.$A$3])/2" office:value-type="float" office:value="234.609142735745" calcext:value-type="float">
            <text:p>235</text:p>
          </table:table-cell>
          <table:table-cell table:style-name="ce12" table:formula="of:=([.E121]-[.G121]+[.$A$3])/2" office:value-type="float" office:value="20.3908572642554" calcext:value-type="float">
            <text:p>20</text:p>
          </table:table-cell>
          <table:table-cell table:style-name="ce10"/>
          <table:table-cell table:formula="of:=([.$A$3]+[.C121])/2" office:value-type="float" office:value="158.479972937666" calcext:value-type="float">
            <text:p>15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1]+1.40625" office:value-type="float" office:value="167.34375" calcext:value-type="float">
            <text:p>167,34375</text:p>
          </table:table-cell>
          <table:table-cell table:formula="of:=[.$A$3]*SIN(RADIANS([.B122]))" office:value-type="float" office:value="55.8708162400019" calcext:value-type="float">
            <text:p>55,9</text:p>
          </table:table-cell>
          <table:table-cell table:formula="of:=[.$A$3]*SIN(RADIANS([.B122]-120))" office:value-type="float" office:value="187.535213820687" calcext:value-type="float">
            <text:p>187,5</text:p>
          </table:table-cell>
          <table:table-cell table:formula="of:=[.$A$3]*SIN(RADIANS([.B122]+120))" office:value-type="float" office:value="-243.406030060689" calcext:value-type="float">
            <text:p>-243,4</text:p>
          </table:table-cell>
          <table:table-cell table:style-name="ce10"/>
          <table:table-cell table:style-name="ce6" table:formula="of:=(MIN([.C122];[.D122];[.E122])+MAX([.C122];[.D122];[.E122]))/2" office:value-type="float" office:value="-27.9354081200009" calcext:value-type="float">
            <text:p>-27,9</text:p>
          </table:table-cell>
          <table:table-cell table:style-name="ce26" table:formula="of:=((([.C122]-[.G122]+[.$A$3])/2)*[.$V$3])-[.$W$3]" office:value-type="float" office:value="175.660594567902" calcext:value-type="float">
            <text:p>1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2]-[.G122]+[.$A$3])/2" office:value-type="float" office:value="235.235310970344" calcext:value-type="float">
            <text:p>235</text:p>
          </table:table-cell>
          <table:table-cell table:style-name="ce12" table:formula="of:=([.E122]-[.G122]+[.$A$3])/2" office:value-type="float" office:value="19.7646890296559" calcext:value-type="float">
            <text:p>20</text:p>
          </table:table-cell>
          <table:table-cell table:style-name="ce10"/>
          <table:table-cell table:formula="of:=([.$A$3]+[.C122])/2" office:value-type="float" office:value="155.435408120001" calcext:value-type="float">
            <text:p>1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2]+1.40625" office:value-type="float" office:value="168.75" calcext:value-type="float">
            <text:p>168,75</text:p>
          </table:table-cell>
          <table:table-cell table:formula="of:=[.$A$3]*SIN(RADIANS([.B123]))" office:value-type="float" office:value="49.7480321141127" calcext:value-type="float">
            <text:p>49,7</text:p>
          </table:table-cell>
          <table:table-cell table:formula="of:=[.$A$3]*SIN(RADIANS([.B123]-120))" office:value-type="float" office:value="191.719150907139" calcext:value-type="float">
            <text:p>191,7</text:p>
          </table:table-cell>
          <table:table-cell table:formula="of:=[.$A$3]*SIN(RADIANS([.B123]+120))" office:value-type="float" office:value="-241.467183021252" calcext:value-type="float">
            <text:p>-241,5</text:p>
          </table:table-cell>
          <table:table-cell table:style-name="ce10"/>
          <table:table-cell table:style-name="ce6" table:formula="of:=(MIN([.C123];[.D123];[.E123])+MAX([.C123];[.D123];[.E123]))/2" office:value-type="float" office:value="-24.8740160570564" calcext:value-type="float">
            <text:p>-24,9</text:p>
          </table:table-cell>
          <table:table-cell table:style-name="ce26" table:formula="of:=((([.C123]-[.G123]+[.$A$3])/2)*[.$V$3])-[.$W$3]" office:value-type="float" office:value="170.35673281885" calcext:value-type="float">
            <text:p>1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3]-[.G123]+[.$A$3])/2" office:value-type="float" office:value="235.796583482098" calcext:value-type="float">
            <text:p>236</text:p>
          </table:table-cell>
          <table:table-cell table:style-name="ce12" table:formula="of:=([.E123]-[.G123]+[.$A$3])/2" office:value-type="float" office:value="19.2034165179022" calcext:value-type="float">
            <text:p>19</text:p>
          </table:table-cell>
          <table:table-cell table:style-name="ce10"/>
          <table:table-cell table:formula="of:=([.$A$3]+[.C123])/2" office:value-type="float" office:value="152.374016057056" calcext:value-type="float">
            <text:p>1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3]+1.40625" office:value-type="float" office:value="170.15625" calcext:value-type="float">
            <text:p>170,15625</text:p>
          </table:table-cell>
          <table:table-cell table:formula="of:=[.$A$3]*SIN(RADIANS([.B124]))" office:value-type="float" office:value="43.5952816338768" calcext:value-type="float">
            <text:p>43,6</text:p>
          </table:table-cell>
          <table:table-cell table:formula="of:=[.$A$3]*SIN(RADIANS([.B124]-120))" office:value-type="float" office:value="195.787603545926" calcext:value-type="float">
            <text:p>195,8</text:p>
          </table:table-cell>
          <table:table-cell table:formula="of:=[.$A$3]*SIN(RADIANS([.B124]+120))" office:value-type="float" office:value="-239.382885179802" calcext:value-type="float">
            <text:p>-239,4</text:p>
          </table:table-cell>
          <table:table-cell table:style-name="ce10"/>
          <table:table-cell table:style-name="ce6" table:formula="of:=(MIN([.C124];[.D124];[.E124])+MAX([.C124];[.D124];[.E124]))/2" office:value-type="float" office:value="-21.7976408169384" calcext:value-type="float">
            <text:p>-21,8</text:p>
          </table:table-cell>
          <table:table-cell table:style-name="ce26" table:formula="of:=((([.C124]-[.G124]+[.$A$3])/2)*[.$V$3])-[.$W$3]" office:value-type="float" office:value="165.026912715346" calcext:value-type="float">
            <text:p>1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4]-[.G124]+[.$A$3])/2" office:value-type="float" office:value="236.292622181432" calcext:value-type="float">
            <text:p>236</text:p>
          </table:table-cell>
          <table:table-cell table:style-name="ce12" table:formula="of:=([.E124]-[.G124]+[.$A$3])/2" office:value-type="float" office:value="18.707377818568" calcext:value-type="float">
            <text:p>19</text:p>
          </table:table-cell>
          <table:table-cell table:style-name="ce10"/>
          <table:table-cell table:formula="of:=([.$A$3]+[.C124])/2" office:value-type="float" office:value="149.297640816938" calcext:value-type="float">
            <text:p>1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4]+1.40625" office:value-type="float" office:value="171.5625" calcext:value-type="float">
            <text:p>171,5625</text:p>
          </table:table-cell>
          <table:table-cell table:formula="of:=[.$A$3]*SIN(RADIANS([.B125]))" office:value-type="float" office:value="37.4162709861173" calcext:value-type="float">
            <text:p>37,4</text:p>
          </table:table-cell>
          <table:table-cell table:formula="of:=[.$A$3]*SIN(RADIANS([.B125]-120))" office:value-type="float" office:value="199.738121053306" calcext:value-type="float">
            <text:p>199,7</text:p>
          </table:table-cell>
          <table:table-cell table:formula="of:=[.$A$3]*SIN(RADIANS([.B125]+120))" office:value-type="float" office:value="-237.154392039423" calcext:value-type="float">
            <text:p>-237,2</text:p>
          </table:table-cell>
          <table:table-cell table:style-name="ce10"/>
          <table:table-cell table:style-name="ce6" table:formula="of:=(MIN([.C125];[.D125];[.E125])+MAX([.C125];[.D125];[.E125]))/2" office:value-type="float" office:value="-18.7081354930586" calcext:value-type="float">
            <text:p>-18,7</text:p>
          </table:table-cell>
          <table:table-cell table:style-name="ce26" table:formula="of:=((([.C125]-[.G125]+[.$A$3])/2)*[.$V$3])-[.$W$3]" office:value-type="float" office:value="159.674344741724" calcext:value-type="float">
            <text:p>1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5]-[.G125]+[.$A$3])/2" office:value-type="float" office:value="236.723128273182" calcext:value-type="float">
            <text:p>237</text:p>
          </table:table-cell>
          <table:table-cell table:style-name="ce12" table:formula="of:=([.E125]-[.G125]+[.$A$3])/2" office:value-type="float" office:value="18.2768717268178" calcext:value-type="float">
            <text:p>18</text:p>
          </table:table-cell>
          <table:table-cell table:style-name="ce10"/>
          <table:table-cell table:formula="of:=([.$A$3]+[.C125])/2" office:value-type="float" office:value="146.208135493059" calcext:value-type="float">
            <text:p>1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5]+1.40625" office:value-type="float" office:value="172.96875" calcext:value-type="float">
            <text:p>172,96875</text:p>
          </table:table-cell>
          <table:table-cell table:formula="of:=[.$A$3]*SIN(RADIANS([.B126]))" office:value-type="float" office:value="31.2147221758002" calcext:value-type="float">
            <text:p>31,2</text:p>
          </table:table-cell>
          <table:table-cell table:formula="of:=[.$A$3]*SIN(RADIANS([.B126]-120))" office:value-type="float" office:value="203.568323785253" calcext:value-type="float">
            <text:p>203,6</text:p>
          </table:table-cell>
          <table:table-cell table:formula="of:=[.$A$3]*SIN(RADIANS([.B126]+120))" office:value-type="float" office:value="-234.783045961053" calcext:value-type="float">
            <text:p>-234,8</text:p>
          </table:table-cell>
          <table:table-cell table:style-name="ce10"/>
          <table:table-cell table:style-name="ce6" table:formula="of:=(MIN([.C126];[.D126];[.E126])+MAX([.C126];[.D126];[.E126]))/2" office:value-type="float" office:value="-15.6073610879001" calcext:value-type="float">
            <text:p>-15,6</text:p>
          </table:table-cell>
          <table:table-cell table:style-name="ce26" table:formula="of:=((([.C126]-[.G126]+[.$A$3])/2)*[.$V$3])-[.$W$3]" office:value-type="float" office:value="154.302253084787" calcext:value-type="float">
            <text:p>1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6]-[.G126]+[.$A$3])/2" office:value-type="float" office:value="237.087842436577" calcext:value-type="float">
            <text:p>237</text:p>
          </table:table-cell>
          <table:table-cell table:style-name="ce12" table:formula="of:=([.E126]-[.G126]+[.$A$3])/2" office:value-type="float" office:value="17.9121575634235" calcext:value-type="float">
            <text:p>18</text:p>
          </table:table-cell>
          <table:table-cell table:style-name="ce10"/>
          <table:table-cell table:formula="of:=([.$A$3]+[.C126])/2" office:value-type="float" office:value="143.1073610879" calcext:value-type="float">
            <text:p>1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6]+1.40625" office:value-type="float" office:value="174.375" calcext:value-type="float">
            <text:p>174,375</text:p>
          </table:table-cell>
          <table:table-cell table:formula="of:=[.$A$3]*SIN(RADIANS([.B127]))" office:value-type="float" office:value="24.994370784038" calcext:value-type="float">
            <text:p>25,0</text:p>
          </table:table-cell>
          <table:table-cell table:formula="of:=[.$A$3]*SIN(RADIANS([.B127]-120))" office:value-type="float" office:value="207.275904570862" calcext:value-type="float">
            <text:p>207,3</text:p>
          </table:table-cell>
          <table:table-cell table:formula="of:=[.$A$3]*SIN(RADIANS([.B127]+120))" office:value-type="float" office:value="-232.2702753549" calcext:value-type="float">
            <text:p>-232,3</text:p>
          </table:table-cell>
          <table:table-cell table:style-name="ce10"/>
          <table:table-cell table:style-name="ce6" table:formula="of:=(MIN([.C127];[.D127];[.E127])+MAX([.C127];[.D127];[.E127]))/2" office:value-type="float" office:value="-12.497185392019" calcext:value-type="float">
            <text:p>-12,5</text:p>
          </table:table-cell>
          <table:table-cell table:style-name="ce26" table:formula="of:=((([.C127]-[.G127]+[.$A$3])/2)*[.$V$3])-[.$W$3]" office:value-type="float" office:value="148.913873691673" calcext:value-type="float">
            <text:p>1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7]-[.G127]+[.$A$3])/2" office:value-type="float" office:value="237.38654498144" calcext:value-type="float">
            <text:p>237</text:p>
          </table:table-cell>
          <table:table-cell table:style-name="ce12" table:formula="of:=([.E127]-[.G127]+[.$A$3])/2" office:value-type="float" office:value="17.6134550185596" calcext:value-type="float">
            <text:p>18</text:p>
          </table:table-cell>
          <table:table-cell table:style-name="ce10"/>
          <table:table-cell table:formula="of:=([.$A$3]+[.C127])/2" office:value-type="float" office:value="139.997185392019" calcext:value-type="float">
            <text:p>1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7]+1.40625" office:value-type="float" office:value="175.78125" calcext:value-type="float">
            <text:p>175,78125</text:p>
          </table:table-cell>
          <table:table-cell table:formula="of:=[.$A$3]*SIN(RADIANS([.B128]))" office:value-type="float" office:value="18.7589637179152" calcext:value-type="float">
            <text:p>18,8</text:p>
          </table:table-cell>
          <table:table-cell table:formula="of:=[.$A$3]*SIN(RADIANS([.B128]-120))" office:value-type="float" office:value="210.858630102103" calcext:value-type="float">
            <text:p>210,9</text:p>
          </table:table-cell>
          <table:table-cell table:formula="of:=[.$A$3]*SIN(RADIANS([.B128]+120))" office:value-type="float" office:value="-229.617593820018" calcext:value-type="float">
            <text:p>-229,6</text:p>
          </table:table-cell>
          <table:table-cell table:style-name="ce10"/>
          <table:table-cell table:style-name="ce6" table:formula="of:=(MIN([.C128];[.D128];[.E128])+MAX([.C128];[.D128];[.E128]))/2" office:value-type="float" office:value="-9.37948185895758" calcext:value-type="float">
            <text:p>-9,4</text:p>
          </table:table-cell>
          <table:table-cell table:style-name="ce26" table:formula="of:=((([.C128]-[.G128]+[.$A$3])/2)*[.$V$3])-[.$W$3]" office:value-type="float" office:value="143.512452320644" calcext:value-type="float">
            <text:p>1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8]-[.G128]+[.$A$3])/2" office:value-type="float" office:value="237.61905598053" calcext:value-type="float">
            <text:p>238</text:p>
          </table:table-cell>
          <table:table-cell table:style-name="ce12" table:formula="of:=([.E128]-[.G128]+[.$A$3])/2" office:value-type="float" office:value="17.3809440194699" calcext:value-type="float">
            <text:p>17</text:p>
          </table:table-cell>
          <table:table-cell table:style-name="ce10"/>
          <table:table-cell table:formula="of:=([.$A$3]+[.C128])/2" office:value-type="float" office:value="136.879481858958" calcext:value-type="float">
            <text:p>1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8]+1.40625" office:value-type="float" office:value="177.1875" calcext:value-type="float">
            <text:p>177,1875</text:p>
          </table:table-cell>
          <table:table-cell table:formula="of:=[.$A$3]*SIN(RADIANS([.B129]))" office:value-type="float" office:value="12.5122569534916" calcext:value-type="float">
            <text:p>12,5</text:p>
          </table:table-cell>
          <table:table-cell table:formula="of:=[.$A$3]*SIN(RADIANS([.B129]-120))" office:value-type="float" office:value="214.314342279082" calcext:value-type="float">
            <text:p>214,3</text:p>
          </table:table-cell>
          <table:table-cell table:formula="of:=[.$A$3]*SIN(RADIANS([.B129]+120))" office:value-type="float" office:value="-226.826599232573" calcext:value-type="float">
            <text:p>-226,8</text:p>
          </table:table-cell>
          <table:table-cell table:style-name="ce10"/>
          <table:table-cell table:style-name="ce6" table:formula="of:=(MIN([.C129];[.D129];[.E129])+MAX([.C129];[.D129];[.E129]))/2" office:value-type="float" office:value="-6.2561284767458" calcext:value-type="float">
            <text:p>-6,3</text:p>
          </table:table-cell>
          <table:table-cell table:style-name="ce26" table:formula="of:=((([.C129]-[.G129]+[.$A$3])/2)*[.$V$3])-[.$W$3]" office:value-type="float" office:value="138.101242585962" calcext:value-type="float">
            <text:p>1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9]-[.G129]+[.$A$3])/2" office:value-type="float" office:value="237.785235377914" calcext:value-type="float">
            <text:p>238</text:p>
          </table:table-cell>
          <table:table-cell table:style-name="ce12" table:formula="of:=([.E129]-[.G129]+[.$A$3])/2" office:value-type="float" office:value="17.2147646220863" calcext:value-type="float">
            <text:p>17</text:p>
          </table:table-cell>
          <table:table-cell table:style-name="ce10"/>
          <table:table-cell table:formula="of:=([.$A$3]+[.C129])/2" office:value-type="float" office:value="133.756128476746" calcext:value-type="float">
            <text:p>1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9]+1.40625" office:value-type="float" office:value="178.59375" calcext:value-type="float">
            <text:p>178,59375</text:p>
          </table:table-cell>
          <table:table-cell table:formula="of:=[.$A$3]*SIN(RADIANS([.B130]))" office:value-type="float" office:value="6.25801327334264" calcext:value-type="float">
            <text:p>6,3</text:p>
          </table:table-cell>
          <table:table-cell table:formula="of:=[.$A$3]*SIN(RADIANS([.B130]-120))" office:value-type="float" office:value="217.640959510001" calcext:value-type="float">
            <text:p>217,6</text:p>
          </table:table-cell>
          <table:table-cell table:formula="of:=[.$A$3]*SIN(RADIANS([.B130]+120))" office:value-type="float" office:value="-223.898972783344" calcext:value-type="float">
            <text:p>-223,9</text:p>
          </table:table-cell>
          <table:table-cell table:style-name="ce10"/>
          <table:table-cell table:style-name="ce6" table:formula="of:=(MIN([.C130];[.D130];[.E130])+MAX([.C130];[.D130];[.E130]))/2" office:value-type="float" office:value="-3.12900663667132" calcext:value-type="float">
            <text:p>-3,1</text:p>
          </table:table-cell>
          <table:table-cell table:style-name="ce26" table:formula="of:=((([.C130]-[.G130]+[.$A$3])/2)*[.$V$3])-[.$W$3]" office:value-type="float" office:value="132.683503998033" calcext:value-type="float">
            <text:p>1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0]-[.G130]+[.$A$3])/2" office:value-type="float" office:value="237.884983073336" calcext:value-type="float">
            <text:p>238</text:p>
          </table:table-cell>
          <table:table-cell table:style-name="ce12" table:formula="of:=([.E130]-[.G130]+[.$A$3])/2" office:value-type="float" office:value="17.1150169266637" calcext:value-type="float">
            <text:p>17</text:p>
          </table:table-cell>
          <table:table-cell table:style-name="ce10"/>
          <table:table-cell table:formula="of:=([.$A$3]+[.C130])/2" office:value-type="float" office:value="130.629006636671" calcext:value-type="float">
            <text:p>1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0]+1.40625" office:value-type="float" office:value="180" calcext:value-type="float">
            <text:p>180</text:p>
          </table:table-cell>
          <table:table-cell table:formula="of:=[.$A$3]*SIN(RADIANS([.B131]))" office:value-type="float" office:value="0.0000000000000312284933782575" calcext:value-type="float">
            <text:p>0,0</text:p>
          </table:table-cell>
          <table:table-cell table:formula="of:=[.$A$3]*SIN(RADIANS([.B131]-120))" office:value-type="float" office:value="220.836477965032" calcext:value-type="float">
            <text:p>220,8</text:p>
          </table:table-cell>
          <table:table-cell table:formula="of:=[.$A$3]*SIN(RADIANS([.B131]+120))" office:value-type="float" office:value="-220.836477965032" calcext:value-type="float">
            <text:p>-220,8</text:p>
          </table:table-cell>
          <table:table-cell table:style-name="ce10"/>
          <table:table-cell table:style-name="ce6" table:formula="of:=(MIN([.C131];[.D131];[.E131])+MAX([.C131];[.D131];[.E131]))/2" office:value-type="float" office:value="0" calcext:value-type="float">
            <text:p>0,0</text:p>
          </table:table-cell>
          <table:table-cell table:style-name="ce26" table:formula="of:=((([.C131]-[.G131]+[.$A$3])/2)*[.$V$3])-[.$W$3]" office:value-type="float" office:value="127.2625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1]-[.G131]+[.$A$3])/2" office:value-type="float" office:value="237.918238982516" calcext:value-type="float">
            <text:p>238</text:p>
          </table:table-cell>
          <table:table-cell table:style-name="ce12" table:formula="of:=([.E131]-[.G131]+[.$A$3])/2" office:value-type="float" office:value="17.0817610174841" calcext:value-type="float">
            <text:p>17</text:p>
          </table:table-cell>
          <table:table-cell table:style-name="ce10"/>
          <table:table-cell table:formula="of:=([.$A$3]+[.C131])/2" office:value-type="float" office:value="127.5" calcext:value-type="float">
            <text:p>1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1]+1.40625" office:value-type="float" office:value="181.40625" calcext:value-type="float">
            <text:p>181,40625</text:p>
          </table:table-cell>
          <table:table-cell table:formula="of:=[.$A$3]*SIN(RADIANS([.B132]))" office:value-type="float" office:value="-6.25801327334258" calcext:value-type="float">
            <text:p>-6,3</text:p>
          </table:table-cell>
          <table:table-cell table:formula="of:=[.$A$3]*SIN(RADIANS([.B132]-120))" office:value-type="float" office:value="223.898972783344" calcext:value-type="float">
            <text:p>223,9</text:p>
          </table:table-cell>
          <table:table-cell table:formula="of:=[.$A$3]*SIN(RADIANS([.B132]+120))" office:value-type="float" office:value="-217.640959510001" calcext:value-type="float">
            <text:p>-217,6</text:p>
          </table:table-cell>
          <table:table-cell table:style-name="ce10"/>
          <table:table-cell table:style-name="ce6" table:formula="of:=(MIN([.C132];[.D132];[.E132])+MAX([.C132];[.D132];[.E132]))/2" office:value-type="float" office:value="3.12900663667132" calcext:value-type="float">
            <text:p>3,1</text:p>
          </table:table-cell>
          <table:table-cell table:style-name="ce26" table:formula="of:=((([.C132]-[.G132]+[.$A$3])/2)*[.$V$3])-[.$W$3]" office:value-type="float" office:value="121.841496001967" calcext:value-type="float">
            <text:p>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2]-[.G132]+[.$A$3])/2" office:value-type="float" office:value="237.884983073336" calcext:value-type="float">
            <text:p>238</text:p>
          </table:table-cell>
          <table:table-cell table:style-name="ce12" table:formula="of:=([.E132]-[.G132]+[.$A$3])/2" office:value-type="float" office:value="17.1150169266637" calcext:value-type="float">
            <text:p>17</text:p>
          </table:table-cell>
          <table:table-cell table:style-name="ce10"/>
          <table:table-cell table:formula="of:=([.$A$3]+[.C132])/2" office:value-type="float" office:value="124.370993363329" calcext:value-type="float">
            <text:p>1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2]+1.40625" office:value-type="float" office:value="182.8125" calcext:value-type="float">
            <text:p>182,8125</text:p>
          </table:table-cell>
          <table:table-cell table:formula="of:=[.$A$3]*SIN(RADIANS([.B133]))" office:value-type="float" office:value="-12.5122569534916" calcext:value-type="float">
            <text:p>-12,5</text:p>
          </table:table-cell>
          <table:table-cell table:formula="of:=[.$A$3]*SIN(RADIANS([.B133]-120))" office:value-type="float" office:value="226.826599232573" calcext:value-type="float">
            <text:p>226,8</text:p>
          </table:table-cell>
          <table:table-cell table:formula="of:=[.$A$3]*SIN(RADIANS([.B133]+120))" office:value-type="float" office:value="-214.314342279082" calcext:value-type="float">
            <text:p>-214,3</text:p>
          </table:table-cell>
          <table:table-cell table:style-name="ce10"/>
          <table:table-cell table:style-name="ce6" table:formula="of:=(MIN([.C133];[.D133];[.E133])+MAX([.C133];[.D133];[.E133]))/2" office:value-type="float" office:value="6.25612847674579" calcext:value-type="float">
            <text:p>6,3</text:p>
          </table:table-cell>
          <table:table-cell table:style-name="ce26" table:formula="of:=((([.C133]-[.G133]+[.$A$3])/2)*[.$V$3])-[.$W$3]" office:value-type="float" office:value="116.423757414038" calcext:value-type="float">
            <text:p>1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3]-[.G133]+[.$A$3])/2" office:value-type="float" office:value="237.785235377914" calcext:value-type="float">
            <text:p>238</text:p>
          </table:table-cell>
          <table:table-cell table:style-name="ce12" table:formula="of:=([.E133]-[.G133]+[.$A$3])/2" office:value-type="float" office:value="17.2147646220863" calcext:value-type="float">
            <text:p>17</text:p>
          </table:table-cell>
          <table:table-cell table:style-name="ce10"/>
          <table:table-cell table:formula="of:=([.$A$3]+[.C133])/2" office:value-type="float" office:value="121.243871523254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3]+1.40625" office:value-type="float" office:value="184.21875" calcext:value-type="float">
            <text:p>184,21875</text:p>
          </table:table-cell>
          <table:table-cell table:formula="of:=[.$A$3]*SIN(RADIANS([.B134]))" office:value-type="float" office:value="-18.7589637179152" calcext:value-type="float">
            <text:p>-18,8</text:p>
          </table:table-cell>
          <table:table-cell table:formula="of:=[.$A$3]*SIN(RADIANS([.B134]-120))" office:value-type="float" office:value="229.617593820018" calcext:value-type="float">
            <text:p>229,6</text:p>
          </table:table-cell>
          <table:table-cell table:formula="of:=[.$A$3]*SIN(RADIANS([.B134]+120))" office:value-type="float" office:value="-210.858630102103" calcext:value-type="float">
            <text:p>-210,9</text:p>
          </table:table-cell>
          <table:table-cell table:style-name="ce10"/>
          <table:table-cell table:style-name="ce6" table:formula="of:=(MIN([.C134];[.D134];[.E134])+MAX([.C134];[.D134];[.E134]))/2" office:value-type="float" office:value="9.37948185895759" calcext:value-type="float">
            <text:p>9,4</text:p>
          </table:table-cell>
          <table:table-cell table:style-name="ce26" table:formula="of:=((([.C134]-[.G134]+[.$A$3])/2)*[.$V$3])-[.$W$3]" office:value-type="float" office:value="111.012547679356" calcext:value-type="float">
            <text:p>1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4]-[.G134]+[.$A$3])/2" office:value-type="float" office:value="237.61905598053" calcext:value-type="float">
            <text:p>238</text:p>
          </table:table-cell>
          <table:table-cell table:style-name="ce12" table:formula="of:=([.E134]-[.G134]+[.$A$3])/2" office:value-type="float" office:value="17.3809440194699" calcext:value-type="float">
            <text:p>17</text:p>
          </table:table-cell>
          <table:table-cell table:style-name="ce10"/>
          <table:table-cell table:formula="of:=([.$A$3]+[.C134])/2" office:value-type="float" office:value="118.120518141042" calcext:value-type="float">
            <text:p>1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4]+1.40625" office:value-type="float" office:value="185.625" calcext:value-type="float">
            <text:p>185,625</text:p>
          </table:table-cell>
          <table:table-cell table:formula="of:=[.$A$3]*SIN(RADIANS([.B135]))" office:value-type="float" office:value="-24.9943707840379" calcext:value-type="float">
            <text:p>-25,0</text:p>
          </table:table-cell>
          <table:table-cell table:formula="of:=[.$A$3]*SIN(RADIANS([.B135]-120))" office:value-type="float" office:value="232.2702753549" calcext:value-type="float">
            <text:p>232,3</text:p>
          </table:table-cell>
          <table:table-cell table:formula="of:=[.$A$3]*SIN(RADIANS([.B135]+120))" office:value-type="float" office:value="-207.275904570862" calcext:value-type="float">
            <text:p>-207,3</text:p>
          </table:table-cell>
          <table:table-cell table:style-name="ce10"/>
          <table:table-cell table:style-name="ce6" table:formula="of:=(MIN([.C135];[.D135];[.E135])+MAX([.C135];[.D135];[.E135]))/2" office:value-type="float" office:value="12.497185392019" calcext:value-type="float">
            <text:p>12,5</text:p>
          </table:table-cell>
          <table:table-cell table:style-name="ce26" table:formula="of:=((([.C135]-[.G135]+[.$A$3])/2)*[.$V$3])-[.$W$3]" office:value-type="float" office:value="105.611126308327" calcext:value-type="float">
            <text:p>1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5]-[.G135]+[.$A$3])/2" office:value-type="float" office:value="237.38654498144" calcext:value-type="float">
            <text:p>237</text:p>
          </table:table-cell>
          <table:table-cell table:style-name="ce12" table:formula="of:=([.E135]-[.G135]+[.$A$3])/2" office:value-type="float" office:value="17.6134550185596" calcext:value-type="float">
            <text:p>18</text:p>
          </table:table-cell>
          <table:table-cell table:style-name="ce10"/>
          <table:table-cell table:formula="of:=([.$A$3]+[.C135])/2" office:value-type="float" office:value="115.002814607981" calcext:value-type="float">
            <text:p>1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5]+1.40625" office:value-type="float" office:value="187.03125" calcext:value-type="float">
            <text:p>187,03125</text:p>
          </table:table-cell>
          <table:table-cell table:formula="of:=[.$A$3]*SIN(RADIANS([.B136]))" office:value-type="float" office:value="-31.2147221758001" calcext:value-type="float">
            <text:p>-31,2</text:p>
          </table:table-cell>
          <table:table-cell table:formula="of:=[.$A$3]*SIN(RADIANS([.B136]-120))" office:value-type="float" office:value="234.783045961053" calcext:value-type="float">
            <text:p>234,8</text:p>
          </table:table-cell>
          <table:table-cell table:formula="of:=[.$A$3]*SIN(RADIANS([.B136]+120))" office:value-type="float" office:value="-203.568323785253" calcext:value-type="float">
            <text:p>-203,6</text:p>
          </table:table-cell>
          <table:table-cell table:style-name="ce10"/>
          <table:table-cell table:style-name="ce6" table:formula="of:=(MIN([.C136];[.D136];[.E136])+MAX([.C136];[.D136];[.E136]))/2" office:value-type="float" office:value="15.6073610879" calcext:value-type="float">
            <text:p>15,6</text:p>
          </table:table-cell>
          <table:table-cell table:style-name="ce26" table:formula="of:=((([.C136]-[.G136]+[.$A$3])/2)*[.$V$3])-[.$W$3]" office:value-type="float" office:value="100.222746915213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6]-[.G136]+[.$A$3])/2" office:value-type="float" office:value="237.087842436577" calcext:value-type="float">
            <text:p>237</text:p>
          </table:table-cell>
          <table:table-cell table:style-name="ce12" table:formula="of:=([.E136]-[.G136]+[.$A$3])/2" office:value-type="float" office:value="17.9121575634235" calcext:value-type="float">
            <text:p>18</text:p>
          </table:table-cell>
          <table:table-cell table:style-name="ce10"/>
          <table:table-cell table:formula="of:=([.$A$3]+[.C136])/2" office:value-type="float" office:value="111.8926389121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6]+1.40625" office:value-type="float" office:value="188.4375" calcext:value-type="float">
            <text:p>188,4375</text:p>
          </table:table-cell>
          <table:table-cell table:formula="of:=[.$A$3]*SIN(RADIANS([.B137]))" office:value-type="float" office:value="-37.4162709861172" calcext:value-type="float">
            <text:p>-37,4</text:p>
          </table:table-cell>
          <table:table-cell table:formula="of:=[.$A$3]*SIN(RADIANS([.B137]-120))" office:value-type="float" office:value="237.154392039423" calcext:value-type="float">
            <text:p>237,2</text:p>
          </table:table-cell>
          <table:table-cell table:formula="of:=[.$A$3]*SIN(RADIANS([.B137]+120))" office:value-type="float" office:value="-199.738121053306" calcext:value-type="float">
            <text:p>-199,7</text:p>
          </table:table-cell>
          <table:table-cell table:style-name="ce10"/>
          <table:table-cell table:style-name="ce6" table:formula="of:=(MIN([.C137];[.D137];[.E137])+MAX([.C137];[.D137];[.E137]))/2" office:value-type="float" office:value="18.7081354930586" calcext:value-type="float">
            <text:p>18,7</text:p>
          </table:table-cell>
          <table:table-cell table:style-name="ce26" table:formula="of:=((([.C137]-[.G137]+[.$A$3])/2)*[.$V$3])-[.$W$3]" office:value-type="float" office:value="94.850655258276" calcext:value-type="float">
            <text:p>9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7]-[.G137]+[.$A$3])/2" office:value-type="float" office:value="236.723128273182" calcext:value-type="float">
            <text:p>237</text:p>
          </table:table-cell>
          <table:table-cell table:style-name="ce12" table:formula="of:=([.E137]-[.G137]+[.$A$3])/2" office:value-type="float" office:value="18.2768717268177" calcext:value-type="float">
            <text:p>18</text:p>
          </table:table-cell>
          <table:table-cell table:style-name="ce10"/>
          <table:table-cell table:formula="of:=([.$A$3]+[.C137])/2" office:value-type="float" office:value="108.791864506941" calcext:value-type="float">
            <text:p>10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7]+1.40625" office:value-type="float" office:value="189.84375" calcext:value-type="float">
            <text:p>189,84375</text:p>
          </table:table-cell>
          <table:table-cell table:formula="of:=[.$A$3]*SIN(RADIANS([.B138]))" office:value-type="float" office:value="-43.5952816338767" calcext:value-type="float">
            <text:p>-43,6</text:p>
          </table:table-cell>
          <table:table-cell table:formula="of:=[.$A$3]*SIN(RADIANS([.B138]-120))" office:value-type="float" office:value="239.382885179802" calcext:value-type="float">
            <text:p>239,4</text:p>
          </table:table-cell>
          <table:table-cell table:formula="of:=[.$A$3]*SIN(RADIANS([.B138]+120))" office:value-type="float" office:value="-195.787603545926" calcext:value-type="float">
            <text:p>-195,8</text:p>
          </table:table-cell>
          <table:table-cell table:style-name="ce10"/>
          <table:table-cell table:style-name="ce6" table:formula="of:=(MIN([.C138];[.D138];[.E138])+MAX([.C138];[.D138];[.E138]))/2" office:value-type="float" office:value="21.7976408169384" calcext:value-type="float">
            <text:p>21,8</text:p>
          </table:table-cell>
          <table:table-cell table:style-name="ce26" table:formula="of:=((([.C138]-[.G138]+[.$A$3])/2)*[.$V$3])-[.$W$3]" office:value-type="float" office:value="89.4980872846543" calcext:value-type="float">
            <text:p>8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8]-[.G138]+[.$A$3])/2" office:value-type="float" office:value="236.292622181432" calcext:value-type="float">
            <text:p>236</text:p>
          </table:table-cell>
          <table:table-cell table:style-name="ce12" table:formula="of:=([.E138]-[.G138]+[.$A$3])/2" office:value-type="float" office:value="18.707377818568" calcext:value-type="float">
            <text:p>19</text:p>
          </table:table-cell>
          <table:table-cell table:style-name="ce10"/>
          <table:table-cell table:formula="of:=([.$A$3]+[.C138])/2" office:value-type="float" office:value="105.702359183062" calcext:value-type="float">
            <text:p>10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8]+1.40625" office:value-type="float" office:value="191.25" calcext:value-type="float">
            <text:p>191,25</text:p>
          </table:table-cell>
          <table:table-cell table:formula="of:=[.$A$3]*SIN(RADIANS([.B139]))" office:value-type="float" office:value="-49.7480321141127" calcext:value-type="float">
            <text:p>-49,7</text:p>
          </table:table-cell>
          <table:table-cell table:formula="of:=[.$A$3]*SIN(RADIANS([.B139]-120))" office:value-type="float" office:value="241.467183021252" calcext:value-type="float">
            <text:p>241,5</text:p>
          </table:table-cell>
          <table:table-cell table:formula="of:=[.$A$3]*SIN(RADIANS([.B139]+120))" office:value-type="float" office:value="-191.719150907139" calcext:value-type="float">
            <text:p>-191,7</text:p>
          </table:table-cell>
          <table:table-cell table:style-name="ce10"/>
          <table:table-cell table:style-name="ce6" table:formula="of:=(MIN([.C139];[.D139];[.E139])+MAX([.C139];[.D139];[.E139]))/2" office:value-type="float" office:value="24.8740160570564" calcext:value-type="float">
            <text:p>24,9</text:p>
          </table:table-cell>
          <table:table-cell table:style-name="ce26" table:formula="of:=((([.C139]-[.G139]+[.$A$3])/2)*[.$V$3])-[.$W$3]" office:value-type="float" office:value="84.1682671811499" calcext:value-type="float">
            <text:p>8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9]-[.G139]+[.$A$3])/2" office:value-type="float" office:value="235.796583482098" calcext:value-type="float">
            <text:p>236</text:p>
          </table:table-cell>
          <table:table-cell table:style-name="ce12" table:formula="of:=([.E139]-[.G139]+[.$A$3])/2" office:value-type="float" office:value="19.2034165179022" calcext:value-type="float">
            <text:p>19</text:p>
          </table:table-cell>
          <table:table-cell table:style-name="ce10"/>
          <table:table-cell table:formula="of:=([.$A$3]+[.C139])/2" office:value-type="float" office:value="102.625983942944" calcext:value-type="float">
            <text:p>1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9]+1.40625" office:value-type="float" office:value="192.65625" calcext:value-type="float">
            <text:p>192,65625</text:p>
          </table:table-cell>
          <table:table-cell table:formula="of:=[.$A$3]*SIN(RADIANS([.B140]))" office:value-type="float" office:value="-55.8708162400018" calcext:value-type="float">
            <text:p>-55,9</text:p>
          </table:table-cell>
          <table:table-cell table:formula="of:=[.$A$3]*SIN(RADIANS([.B140]-120))" office:value-type="float" office:value="243.406030060689" calcext:value-type="float">
            <text:p>243,4</text:p>
          </table:table-cell>
          <table:table-cell table:formula="of:=[.$A$3]*SIN(RADIANS([.B140]+120))" office:value-type="float" office:value="-187.535213820687" calcext:value-type="float">
            <text:p>-187,5</text:p>
          </table:table-cell>
          <table:table-cell table:style-name="ce10"/>
          <table:table-cell table:style-name="ce6" table:formula="of:=(MIN([.C140];[.D140];[.E140])+MAX([.C140];[.D140];[.E140]))/2" office:value-type="float" office:value="27.9354081200009" calcext:value-type="float">
            <text:p>27,9</text:p>
          </table:table-cell>
          <table:table-cell table:style-name="ce26" table:formula="of:=((([.C140]-[.G140]+[.$A$3])/2)*[.$V$3])-[.$W$3]" office:value-type="float" office:value="78.8644054320984" calcext:value-type="float">
            <text:p>7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0]-[.G140]+[.$A$3])/2" office:value-type="float" office:value="235.235310970344" calcext:value-type="float">
            <text:p>235</text:p>
          </table:table-cell>
          <table:table-cell table:style-name="ce12" table:formula="of:=([.E140]-[.G140]+[.$A$3])/2" office:value-type="float" office:value="19.7646890296559" calcext:value-type="float">
            <text:p>20</text:p>
          </table:table-cell>
          <table:table-cell table:style-name="ce10"/>
          <table:table-cell table:formula="of:=([.$A$3]+[.C140])/2" office:value-type="float" office:value="99.5645918799991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0]+1.40625" office:value-type="float" office:value="194.0625" calcext:value-type="float">
            <text:p>194,0625</text:p>
          </table:table-cell>
          <table:table-cell table:formula="of:=[.$A$3]*SIN(RADIANS([.B141]))" office:value-type="float" office:value="-61.9599458753323" calcext:value-type="float">
            <text:p>-62,0</text:p>
          </table:table-cell>
          <table:table-cell table:formula="of:=[.$A$3]*SIN(RADIANS([.B141]-120))" office:value-type="float" office:value="245.198258409155" calcext:value-type="float">
            <text:p>245,2</text:p>
          </table:table-cell>
          <table:table-cell table:formula="of:=[.$A$3]*SIN(RADIANS([.B141]+120))" office:value-type="float" office:value="-183.238312533823" calcext:value-type="float">
            <text:p>-183,2</text:p>
          </table:table-cell>
          <table:table-cell table:style-name="ce10"/>
          <table:table-cell table:style-name="ce6" table:formula="of:=(MIN([.C141];[.D141];[.E141])+MAX([.C141];[.D141];[.E141]))/2" office:value-type="float" office:value="30.9799729376661" calcext:value-type="float">
            <text:p>31,0</text:p>
          </table:table-cell>
          <table:table-cell table:style-name="ce26" table:formula="of:=((([.C141]-[.G141]+[.$A$3])/2)*[.$V$3])-[.$W$3]" office:value-type="float" office:value="73.5896968854934" calcext:value-type="float">
            <text:p>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1]-[.G141]+[.$A$3])/2" office:value-type="float" office:value="234.609142735745" calcext:value-type="float">
            <text:p>235</text:p>
          </table:table-cell>
          <table:table-cell table:style-name="ce12" table:formula="of:=([.E141]-[.G141]+[.$A$3])/2" office:value-type="float" office:value="20.3908572642554" calcext:value-type="float">
            <text:p>20</text:p>
          </table:table-cell>
          <table:table-cell table:style-name="ce10"/>
          <table:table-cell table:formula="of:=([.$A$3]+[.C141])/2" office:value-type="float" office:value="96.5200270623339" calcext:value-type="float">
            <text:p>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1]+1.40625" office:value-type="float" office:value="195.46875" calcext:value-type="float">
            <text:p>195,46875</text:p>
          </table:table-cell>
          <table:table-cell table:formula="of:=[.$A$3]*SIN(RADIANS([.B142]))" office:value-type="float" office:value="-68.0117531560991" calcext:value-type="float">
            <text:p>-68,0</text:p>
          </table:table-cell>
          <table:table-cell table:formula="of:=[.$A$3]*SIN(RADIANS([.B142]-120))" office:value-type="float" office:value="246.842788495309" calcext:value-type="float">
            <text:p>246,8</text:p>
          </table:table-cell>
          <table:table-cell table:formula="of:=[.$A$3]*SIN(RADIANS([.B142]+120))" office:value-type="float" office:value="-178.83103533921" calcext:value-type="float">
            <text:p>-178,8</text:p>
          </table:table-cell>
          <table:table-cell table:style-name="ce10"/>
          <table:table-cell table:style-name="ce6" table:formula="of:=(MIN([.C142];[.D142];[.E142])+MAX([.C142];[.D142];[.E142]))/2" office:value-type="float" office:value="34.0058765780496" calcext:value-type="float">
            <text:p>34,0</text:p>
          </table:table-cell>
          <table:table-cell table:style-name="ce26" table:formula="of:=((([.C142]-[.G142]+[.$A$3])/2)*[.$V$3])-[.$W$3]" office:value-type="float" office:value="68.3473188285292" calcext:value-type="float">
            <text:p>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2]-[.G142]+[.$A$3])/2" office:value-type="float" office:value="233.91845595863" calcext:value-type="float">
            <text:p>234</text:p>
          </table:table-cell>
          <table:table-cell table:style-name="ce12" table:formula="of:=([.E142]-[.G142]+[.$A$3])/2" office:value-type="float" office:value="21.0815440413701" calcext:value-type="float">
            <text:p>21</text:p>
          </table:table-cell>
          <table:table-cell table:style-name="ce10"/>
          <table:table-cell table:formula="of:=([.$A$3]+[.C142])/2" office:value-type="float" office:value="93.4941234219505" calcext:value-type="float">
            <text:p>9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2]+1.40625" office:value-type="float" office:value="196.875" calcext:value-type="float">
            <text:p>196,875</text:p>
          </table:table-cell>
          <table:table-cell table:formula="of:=[.$A$3]*SIN(RADIANS([.B143]))" office:value-type="float" office:value="-74.0225926998878" calcext:value-type="float">
            <text:p>-74,0</text:p>
          </table:table-cell>
          <table:table-cell table:formula="of:=[.$A$3]*SIN(RADIANS([.B143]-120))" office:value-type="float" office:value="248.33862971572" calcext:value-type="float">
            <text:p>248,3</text:p>
          </table:table-cell>
          <table:table-cell table:formula="of:=[.$A$3]*SIN(RADIANS([.B143]+120))" office:value-type="float" office:value="-174.316037015832" calcext:value-type="float">
            <text:p>-174,3</text:p>
          </table:table-cell>
          <table:table-cell table:style-name="ce10"/>
          <table:table-cell table:style-name="ce6" table:formula="of:=(MIN([.C143];[.D143];[.E143])+MAX([.C143];[.D143];[.E143]))/2" office:value-type="float" office:value="37.0112963499439" calcext:value-type="float">
            <text:p>37,0</text:p>
          </table:table-cell>
          <table:table-cell table:style-name="ce26" table:formula="of:=((([.C143]-[.G143]+[.$A$3])/2)*[.$V$3])-[.$W$3]" office:value-type="float" office:value="63.1404290737222" calcext:value-type="float">
            <text:p>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3]-[.G143]+[.$A$3])/2" office:value-type="float" office:value="233.163666682888" calcext:value-type="float">
            <text:p>233</text:p>
          </table:table-cell>
          <table:table-cell table:style-name="ce12" table:formula="of:=([.E143]-[.G143]+[.$A$3])/2" office:value-type="float" office:value="21.8363333171119" calcext:value-type="float">
            <text:p>22</text:p>
          </table:table-cell>
          <table:table-cell table:style-name="ce10"/>
          <table:table-cell table:formula="of:=([.$A$3]+[.C143])/2" office:value-type="float" office:value="90.4887036500561" calcext:value-type="float">
            <text:p>9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3]+1.40625" office:value-type="float" office:value="198.28125" calcext:value-type="float">
            <text:p>198,28125</text:p>
          </table:table-cell>
          <table:table-cell table:formula="of:=[.$A$3]*SIN(RADIANS([.B144]))" office:value-type="float" office:value="-79.9888438017174" calcext:value-type="float">
            <text:p>-80,0</text:p>
          </table:table-cell>
          <table:table-cell table:formula="of:=[.$A$3]*SIN(RADIANS([.B144]-120))" office:value-type="float" office:value="249.68488103157" calcext:value-type="float">
            <text:p>249,7</text:p>
          </table:table-cell>
          <table:table-cell table:formula="of:=[.$A$3]*SIN(RADIANS([.B144]+120))" office:value-type="float" office:value="-169.696037229852" calcext:value-type="float">
            <text:p>-169,7</text:p>
          </table:table-cell>
          <table:table-cell table:style-name="ce10"/>
          <table:table-cell table:style-name="ce6" table:formula="of:=(MIN([.C144];[.D144];[.E144])+MAX([.C144];[.D144];[.E144]))/2" office:value-type="float" office:value="39.9944219008587" calcext:value-type="float">
            <text:p>40,0</text:p>
          </table:table-cell>
          <table:table-cell table:style-name="ce26" table:formula="of:=((([.C144]-[.G144]+[.$A$3])/2)*[.$V$3])-[.$W$3]" office:value-type="float" office:value="57.9721640567624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4]-[.G144]+[.$A$3])/2" office:value-type="float" office:value="232.345229565355" calcext:value-type="float">
            <text:p>232</text:p>
          </table:table-cell>
          <table:table-cell table:style-name="ce12" table:formula="of:=([.E144]-[.G144]+[.$A$3])/2" office:value-type="float" office:value="22.6547704346445" calcext:value-type="float">
            <text:p>23</text:p>
          </table:table-cell>
          <table:table-cell table:style-name="ce10"/>
          <table:table-cell table:formula="of:=([.$A$3]+[.C144])/2" office:value-type="float" office:value="87.5055780991413" calcext:value-type="float">
            <text:p>8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4]+1.40625" office:value-type="float" office:value="199.6875" calcext:value-type="float">
            <text:p>199,6875</text:p>
          </table:table-cell>
          <table:table-cell table:formula="of:=[.$A$3]*SIN(RADIANS([.B145]))" office:value-type="float" office:value="-85.9069126150161" calcext:value-type="float">
            <text:p>-85,9</text:p>
          </table:table-cell>
          <table:table-cell table:formula="of:=[.$A$3]*SIN(RADIANS([.B145]-120))" office:value-type="float" office:value="250.880731511405" calcext:value-type="float">
            <text:p>250,9</text:p>
          </table:table-cell>
          <table:table-cell table:formula="of:=[.$A$3]*SIN(RADIANS([.B145]+120))" office:value-type="float" office:value="-164.973818896389" calcext:value-type="float">
            <text:p>-165,0</text:p>
          </table:table-cell>
          <table:table-cell table:style-name="ce10"/>
          <table:table-cell table:style-name="ce6" table:formula="of:=(MIN([.C145];[.D145];[.E145])+MAX([.C145];[.D145];[.E145]))/2" office:value-type="float" office:value="42.953456307508" calcext:value-type="float">
            <text:p>43,0</text:p>
          </table:table-cell>
          <table:table-cell table:style-name="ce26" table:formula="of:=((([.C145]-[.G145]+[.$A$3])/2)*[.$V$3])-[.$W$3]" office:value-type="float" office:value="52.8456369472423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5]-[.G145]+[.$A$3])/2" office:value-type="float" office:value="231.463637601948" calcext:value-type="float">
            <text:p>231</text:p>
          </table:table-cell>
          <table:table-cell table:style-name="ce12" table:formula="of:=([.E145]-[.G145]+[.$A$3])/2" office:value-type="float" office:value="23.5363623980517" calcext:value-type="float">
            <text:p>24</text:p>
          </table:table-cell>
          <table:table-cell table:style-name="ce10"/>
          <table:table-cell table:formula="of:=([.$A$3]+[.C145])/2" office:value-type="float" office:value="84.5465436924919" calcext:value-type="float">
            <text:p>8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5]+1.40625" office:value-type="float" office:value="201.09375" calcext:value-type="float">
            <text:p>201,09375</text:p>
          </table:table-cell>
          <table:table-cell table:formula="of:=[.$A$3]*SIN(RADIANS([.B146]))" office:value-type="float" office:value="-91.773234316422" calcext:value-type="float">
            <text:p>-91,8</text:p>
          </table:table-cell>
          <table:table-cell table:formula="of:=[.$A$3]*SIN(RADIANS([.B146]-120))" office:value-type="float" office:value="251.925460819612" calcext:value-type="float">
            <text:p>251,9</text:p>
          </table:table-cell>
          <table:table-cell table:formula="of:=[.$A$3]*SIN(RADIANS([.B146]+120))" office:value-type="float" office:value="-160.15222650319" calcext:value-type="float">
            <text:p>-160,2</text:p>
          </table:table-cell>
          <table:table-cell table:style-name="ce10"/>
          <table:table-cell table:style-name="ce6" table:formula="of:=(MIN([.C146];[.D146];[.E146])+MAX([.C146];[.D146];[.E146]))/2" office:value-type="float" office:value="45.886617158211" calcext:value-type="float">
            <text:p>45,9</text:p>
          </table:table-cell>
          <table:table-cell table:style-name="ce26" table:formula="of:=((([.C146]-[.G146]+[.$A$3])/2)*[.$V$3])-[.$W$3]" office:value-type="float" office:value="47.7639357733995" calcext:value-type="float">
            <text:p>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6]-[.G146]+[.$A$3])/2" office:value-type="float" office:value="230.519421830701" calcext:value-type="float">
            <text:p>231</text:p>
          </table:table-cell>
          <table:table-cell table:style-name="ce12" table:formula="of:=([.E146]-[.G146]+[.$A$3])/2" office:value-type="float" office:value="24.4805781692994" calcext:value-type="float">
            <text:p>24</text:p>
          </table:table-cell>
          <table:table-cell table:style-name="ce10"/>
          <table:table-cell table:formula="of:=([.$A$3]+[.C146])/2" office:value-type="float" office:value="81.613382841789" calcext:value-type="float">
            <text:p>8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6]+1.40625" office:value-type="float" office:value="202.5" calcext:value-type="float">
            <text:p>202,5</text:p>
          </table:table-cell>
          <table:table-cell table:formula="of:=[.$A$3]*SIN(RADIANS([.B147]))" office:value-type="float" office:value="-97.5842752530979" calcext:value-type="float">
            <text:p>-97,6</text:p>
          </table:table-cell>
          <table:table-cell table:formula="of:=[.$A$3]*SIN(RADIANS([.B147]-120))" office:value-type="float" office:value="252.818439650322" calcext:value-type="float">
            <text:p>252,8</text:p>
          </table:table-cell>
          <table:table-cell table:formula="of:=[.$A$3]*SIN(RADIANS([.B147]+120))" office:value-type="float" office:value="-155.234164397224" calcext:value-type="float">
            <text:p>-155,2</text:p>
          </table:table-cell>
          <table:table-cell table:style-name="ce10"/>
          <table:table-cell table:style-name="ce6" table:formula="of:=(MIN([.C147];[.D147];[.E147])+MAX([.C147];[.D147];[.E147]))/2" office:value-type="float" office:value="48.7921376265489" calcext:value-type="float">
            <text:p>48,8</text:p>
          </table:table-cell>
          <table:table-cell table:style-name="ce26" table:formula="of:=((([.C147]-[.G147]+[.$A$3])/2)*[.$V$3])-[.$W$3]" office:value-type="float" office:value="42.730121562004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7]-[.G147]+[.$A$3])/2" office:value-type="float" office:value="229.513151011886" calcext:value-type="float">
            <text:p>230</text:p>
          </table:table-cell>
          <table:table-cell table:style-name="ce12" table:formula="of:=([.E147]-[.G147]+[.$A$3])/2" office:value-type="float" office:value="25.4868489881136" calcext:value-type="float">
            <text:p>25</text:p>
          </table:table-cell>
          <table:table-cell table:style-name="ce10"/>
          <table:table-cell table:formula="of:=([.$A$3]+[.C147])/2" office:value-type="float" office:value="78.7078623734511" calcext:value-type="float">
            <text:p>7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7]+1.40625" office:value-type="float" office:value="203.90625" calcext:value-type="float">
            <text:p>203,90625</text:p>
          </table:table-cell>
          <table:table-cell table:formula="of:=[.$A$3]*SIN(RADIANS([.B148]))" office:value-type="float" office:value="-103.336535071272" calcext:value-type="float">
            <text:p>-103,3</text:p>
          </table:table-cell>
          <table:table-cell table:formula="of:=[.$A$3]*SIN(RADIANS([.B148]-120))" office:value-type="float" office:value="253.559130106476" calcext:value-type="float">
            <text:p>253,6</text:p>
          </table:table-cell>
          <table:table-cell table:formula="of:=[.$A$3]*SIN(RADIANS([.B148]+120))" office:value-type="float" office:value="-150.222595035204" calcext:value-type="float">
            <text:p>-150,2</text:p>
          </table:table-cell>
          <table:table-cell table:style-name="ce10"/>
          <table:table-cell table:style-name="ce6" table:formula="of:=(MIN([.C148];[.D148];[.E148])+MAX([.C148];[.D148];[.E148]))/2" office:value-type="float" office:value="51.6682675356362" calcext:value-type="float">
            <text:p>51,7</text:p>
          </table:table-cell>
          <table:table-cell table:style-name="ce26" table:formula="of:=((([.C148]-[.G148]+[.$A$3])/2)*[.$V$3])-[.$W$3]" office:value-type="float" office:value="37.7472264945103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8]-[.G148]+[.$A$3])/2" office:value-type="float" office:value="228.44543128542" calcext:value-type="float">
            <text:p>228</text:p>
          </table:table-cell>
          <table:table-cell table:style-name="ce12" table:formula="of:=([.E148]-[.G148]+[.$A$3])/2" office:value-type="float" office:value="26.55456871458" calcext:value-type="float">
            <text:p>27</text:p>
          </table:table-cell>
          <table:table-cell table:style-name="ce10"/>
          <table:table-cell table:formula="of:=([.$A$3]+[.C148])/2" office:value-type="float" office:value="75.8317324643638" calcext:value-type="float">
            <text:p>7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8]+1.40625" office:value-type="float" office:value="205.3125" calcext:value-type="float">
            <text:p>205,3125</text:p>
          </table:table-cell>
          <table:table-cell table:formula="of:=[.$A$3]*SIN(RADIANS([.B149]))" office:value-type="float" office:value="-109.026548824722" calcext:value-type="float">
            <text:p>-109,0</text:p>
          </table:table-cell>
          <table:table-cell table:formula="of:=[.$A$3]*SIN(RADIANS([.B149]-120))" office:value-type="float" office:value="254.147086023841" calcext:value-type="float">
            <text:p>254,1</text:p>
          </table:table-cell>
          <table:table-cell table:formula="of:=[.$A$3]*SIN(RADIANS([.B149]+120))" office:value-type="float" office:value="-145.120537199119" calcext:value-type="float">
            <text:p>-145,1</text:p>
          </table:table-cell>
          <table:table-cell table:style-name="ce10"/>
          <table:table-cell table:style-name="ce6" table:formula="of:=(MIN([.C149];[.D149];[.E149])+MAX([.C149];[.D149];[.E149]))/2" office:value-type="float" office:value="54.5132744123609" calcext:value-type="float">
            <text:p>54,5</text:p>
          </table:table-cell>
          <table:table-cell table:style-name="ce26" table:formula="of:=((([.C149]-[.G149]+[.$A$3])/2)*[.$V$3])-[.$W$3]" office:value-type="float" office:value="32.8182520805846" calcext:value-type="float">
            <text:p>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9]-[.G149]+[.$A$3])/2" office:value-type="float" office:value="227.31690580574" calcext:value-type="float">
            <text:p>227</text:p>
          </table:table-cell>
          <table:table-cell table:style-name="ce12" table:formula="of:=([.E149]-[.G149]+[.$A$3])/2" office:value-type="float" office:value="27.68309419426" calcext:value-type="float">
            <text:p>28</text:p>
          </table:table-cell>
          <table:table-cell table:style-name="ce10"/>
          <table:table-cell table:formula="of:=([.$A$3]+[.C149])/2" office:value-type="float" office:value="72.986725587639" calcext:value-type="float">
            <text:p>7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9]+1.40625" office:value-type="float" office:value="206.71875" calcext:value-type="float">
            <text:p>206,71875</text:p>
          </table:table-cell>
          <table:table-cell table:formula="of:=[.$A$3]*SIN(RADIANS([.B150]))" office:value-type="float" office:value="-114.650889061925" calcext:value-type="float">
            <text:p>-114,7</text:p>
          </table:table-cell>
          <table:table-cell table:formula="of:=[.$A$3]*SIN(RADIANS([.B150]-120))" office:value-type="float" office:value="254.581953239757" calcext:value-type="float">
            <text:p>254,6</text:p>
          </table:table-cell>
          <table:table-cell table:formula="of:=[.$A$3]*SIN(RADIANS([.B150]+120))" office:value-type="float" office:value="-139.931064177832" calcext:value-type="float">
            <text:p>-139,9</text:p>
          </table:table-cell>
          <table:table-cell table:style-name="ce10"/>
          <table:table-cell table:style-name="ce6" table:formula="of:=(MIN([.C150];[.D150];[.E150])+MAX([.C150];[.D150];[.E150]))/2" office:value-type="float" office:value="57.3254445309624" calcext:value-type="float">
            <text:p>57,3</text:p>
          </table:table-cell>
          <table:table-cell table:style-name="ce26" table:formula="of:=((([.C150]-[.G150]+[.$A$3])/2)*[.$V$3])-[.$W$3]" office:value-type="float" office:value="27.9461673501077" calcext:value-type="float">
            <text:p>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0]-[.G150]+[.$A$3])/2" office:value-type="float" office:value="226.128254354397" calcext:value-type="float">
            <text:p>226</text:p>
          </table:table-cell>
          <table:table-cell table:style-name="ce12" table:formula="of:=([.E150]-[.G150]+[.$A$3])/2" office:value-type="float" office:value="28.8717456456028" calcext:value-type="float">
            <text:p>29</text:p>
          </table:table-cell>
          <table:table-cell table:style-name="ce10"/>
          <table:table-cell table:formula="of:=([.$A$3]+[.C150])/2" office:value-type="float" office:value="70.1745554690376" calcext:value-type="float">
            <text:p>7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0]+1.40625" office:value-type="float" office:value="208.125" calcext:value-type="float">
            <text:p>208,125</text:p>
          </table:table-cell>
          <table:table-cell table:formula="of:=[.$A$3]*SIN(RADIANS([.B151]))" office:value-type="float" office:value="-120.206167890629" calcext:value-type="float">
            <text:p>-120,2</text:p>
          </table:table-cell>
          <table:table-cell table:formula="of:=[.$A$3]*SIN(RADIANS([.B151]-120))" office:value-type="float" office:value="254.863469806473" calcext:value-type="float">
            <text:p>254,9</text:p>
          </table:table-cell>
          <table:table-cell table:formula="of:=[.$A$3]*SIN(RADIANS([.B151]+120))" office:value-type="float" office:value="-134.657301915844" calcext:value-type="float">
            <text:p>-134,7</text:p>
          </table:table-cell>
          <table:table-cell table:style-name="ce10"/>
          <table:table-cell table:style-name="ce6" table:formula="of:=(MIN([.C151];[.D151];[.E151])+MAX([.C151];[.D151];[.E151]))/2" office:value-type="float" office:value="60.1030839453147" calcext:value-type="float">
            <text:p>60,1</text:p>
          </table:table-cell>
          <table:table-cell table:style-name="ce26" table:formula="of:=((([.C151]-[.G151]+[.$A$3])/2)*[.$V$3])-[.$W$3]" office:value-type="float" office:value="23.1339070647423" calcext:value-type="float">
            <text:p>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1]-[.G151]+[.$A$3])/2" office:value-type="float" office:value="224.880192930579" calcext:value-type="float">
            <text:p>225</text:p>
          </table:table-cell>
          <table:table-cell table:style-name="ce12" table:formula="of:=([.E151]-[.G151]+[.$A$3])/2" office:value-type="float" office:value="30.1198070694207" calcext:value-type="float">
            <text:p>30</text:p>
          </table:table-cell>
          <table:table-cell table:style-name="ce10"/>
          <table:table-cell table:formula="of:=([.$A$3]+[.C151])/2" office:value-type="float" office:value="67.3969160546853" calcext:value-type="float">
            <text:p>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1]+1.40625" office:value-type="float" office:value="209.53125" calcext:value-type="float">
            <text:p>209,53125</text:p>
          </table:table-cell>
          <table:table-cell table:formula="of:=[.$A$3]*SIN(RADIANS([.B152]))" office:value-type="float" office:value="-125.689039018595" calcext:value-type="float">
            <text:p>-125,7</text:p>
          </table:table-cell>
          <table:table-cell table:formula="of:=[.$A$3]*SIN(RADIANS([.B152]-120))" office:value-type="float" office:value="254.991466148937" calcext:value-type="float">
            <text:p>255,0</text:p>
          </table:table-cell>
          <table:table-cell table:formula="of:=[.$A$3]*SIN(RADIANS([.B152]+120))" office:value-type="float" office:value="-129.302427130342" calcext:value-type="float">
            <text:p>-129,3</text:p>
          </table:table-cell>
          <table:table-cell table:style-name="ce10"/>
          <table:table-cell table:style-name="ce6" table:formula="of:=(MIN([.C152];[.D152];[.E152])+MAX([.C152];[.D152];[.E152]))/2" office:value-type="float" office:value="62.8445195092975" calcext:value-type="float">
            <text:p>62,8</text:p>
          </table:table-cell>
          <table:table-cell table:style-name="ce26" table:formula="of:=((([.C152]-[.G152]+[.$A$3])/2)*[.$V$3])-[.$W$3]" office:value-type="float" office:value="18.3843699501422" calcext:value-type="float">
            <text:p>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2]-[.G152]+[.$A$3])/2" office:value-type="float" office:value="223.57347331982" calcext:value-type="float">
            <text:p>224</text:p>
          </table:table-cell>
          <table:table-cell table:style-name="ce12" table:formula="of:=([.E152]-[.G152]+[.$A$3])/2" office:value-type="float" office:value="31.4265266801801" calcext:value-type="float">
            <text:p>31</text:p>
          </table:table-cell>
          <table:table-cell table:style-name="ce10"/>
          <table:table-cell table:formula="of:=([.$A$3]+[.C152])/2" office:value-type="float" office:value="64.6554804907026" calcext:value-type="float">
            <text:p>6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2]+1.40625" office:value-type="float" office:value="210.9375" calcext:value-type="float">
            <text:p>210,9375</text:p>
          </table:table-cell>
          <table:table-cell table:formula="of:=[.$A$3]*SIN(RADIANS([.B153]))" office:value-type="float" office:value="-131.096199769272" calcext:value-type="float">
            <text:p>-131,1</text:p>
          </table:table-cell>
          <table:table-cell table:formula="of:=[.$A$3]*SIN(RADIANS([.B153]-120))" office:value-type="float" office:value="254.965865166938" calcext:value-type="float">
            <text:p>255,0</text:p>
          </table:table-cell>
          <table:table-cell table:formula="of:=[.$A$3]*SIN(RADIANS([.B153]+120))" office:value-type="float" office:value="-123.869665397667" calcext:value-type="float">
            <text:p>-123,9</text:p>
          </table:table-cell>
          <table:table-cell table:style-name="ce10"/>
          <table:table-cell table:style-name="ce6" table:formula="of:=(MIN([.C153];[.D153];[.E153])+MAX([.C153];[.D153];[.E153]))/2" office:value-type="float" office:value="61.9348326988334" calcext:value-type="float">
            <text:p>61,9</text:p>
          </table:table-cell>
          <table:table-cell table:style-name="ce26" table:formula="of:=((([.C153]-[.G153]+[.$A$3])/2)*[.$V$3])-[.$W$3]" office:value-type="float" office:value="15.7870787496694" calcext:value-type="float">
            <text:p>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3]-[.G153]+[.$A$3])/2" office:value-type="float" office:value="224.015516234052" calcext:value-type="float">
            <text:p>224</text:p>
          </table:table-cell>
          <table:table-cell table:style-name="ce12" table:formula="of:=([.E153]-[.G153]+[.$A$3])/2" office:value-type="float" office:value="34.59775095175" calcext:value-type="float">
            <text:p>35</text:p>
          </table:table-cell>
          <table:table-cell table:style-name="ce10"/>
          <table:table-cell table:formula="of:=([.$A$3]+[.C153])/2" office:value-type="float" office:value="61.9519001153643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3]+1.40625" office:value-type="float" office:value="212.34375" calcext:value-type="float">
            <text:p>212,34375</text:p>
          </table:table-cell>
          <table:table-cell table:formula="of:=[.$A$3]*SIN(RADIANS([.B154]))" office:value-type="float" office:value="-136.42439307121" calcext:value-type="float">
            <text:p>-136,4</text:p>
          </table:table-cell>
          <table:table-cell table:formula="of:=[.$A$3]*SIN(RADIANS([.B154]-120))" office:value-type="float" office:value="254.78668228155" calcext:value-type="float">
            <text:p>254,8</text:p>
          </table:table-cell>
          <table:table-cell table:formula="of:=[.$A$3]*SIN(RADIANS([.B154]+120))" office:value-type="float" office:value="-118.362289210341" calcext:value-type="float">
            <text:p>-118,4</text:p>
          </table:table-cell>
          <table:table-cell table:style-name="ce10"/>
          <table:table-cell table:style-name="ce6" table:formula="of:=(MIN([.C154];[.D154];[.E154])+MAX([.C154];[.D154];[.E154]))/2" office:value-type="float" office:value="59.1811446051704" calcext:value-type="float">
            <text:p>59,2</text:p>
          </table:table-cell>
          <table:table-cell table:style-name="ce26" table:formula="of:=((([.C154]-[.G154]+[.$A$3])/2)*[.$V$3])-[.$W$3]" office:value-type="float" office:value="14.3003019918905" calcext:value-type="float">
            <text:p>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4]-[.G154]+[.$A$3])/2" office:value-type="float" office:value="225.30276883819" calcext:value-type="float">
            <text:p>225</text:p>
          </table:table-cell>
          <table:table-cell table:style-name="ce12" table:formula="of:=([.E154]-[.G154]+[.$A$3])/2" office:value-type="float" office:value="38.7282830922445" calcext:value-type="float">
            <text:p>39</text:p>
          </table:table-cell>
          <table:table-cell table:style-name="ce10"/>
          <table:table-cell table:formula="of:=([.$A$3]+[.C154])/2" office:value-type="float" office:value="59.2878034643951" calcext:value-type="float">
            <text:p>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4]+1.40625" office:value-type="float" office:value="213.75" calcext:value-type="float">
            <text:p>213,75</text:p>
          </table:table-cell>
          <table:table-cell table:formula="of:=[.$A$3]*SIN(RADIANS([.B155]))" office:value-type="float" office:value="-141.670409419999" calcext:value-type="float">
            <text:p>-141,7</text:p>
          </table:table-cell>
          <table:table-cell table:formula="of:=[.$A$3]*SIN(RADIANS([.B155]-120))" office:value-type="float" office:value="254.454025425844" calcext:value-type="float">
            <text:p>254,5</text:p>
          </table:table-cell>
          <table:table-cell table:formula="of:=[.$A$3]*SIN(RADIANS([.B155]+120))" office:value-type="float" office:value="-112.783616005845" calcext:value-type="float">
            <text:p>-112,8</text:p>
          </table:table-cell>
          <table:table-cell table:style-name="ce10"/>
          <table:table-cell table:style-name="ce6" table:formula="of:=(MIN([.C155];[.D155];[.E155])+MAX([.C155];[.D155];[.E155]))/2" office:value-type="float" office:value="56.3918080029227" calcext:value-type="float">
            <text:p>56,4</text:p>
          </table:table-cell>
          <table:table-cell table:style-name="ce26" table:formula="of:=((([.C155]-[.G155]+[.$A$3])/2)*[.$V$3])-[.$W$3]" office:value-type="float" office:value="12.881569438263" calcext:value-type="float">
            <text:p>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5]-[.G155]+[.$A$3])/2" office:value-type="float" office:value="226.531108711461" calcext:value-type="float">
            <text:p>227</text:p>
          </table:table-cell>
          <table:table-cell table:style-name="ce12" table:formula="of:=([.E155]-[.G155]+[.$A$3])/2" office:value-type="float" office:value="42.912287995616" calcext:value-type="float">
            <text:p>43</text:p>
          </table:table-cell>
          <table:table-cell table:style-name="ce10"/>
          <table:table-cell table:formula="of:=([.$A$3]+[.C155])/2" office:value-type="float" office:value="56.6647952900007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5]+1.40625" office:value-type="float" office:value="215.15625" calcext:value-type="float">
            <text:p>215,15625</text:p>
          </table:table-cell>
          <table:table-cell table:formula="of:=[.$A$3]*SIN(RADIANS([.B156]))" office:value-type="float" office:value="-146.831088811551" calcext:value-type="float">
            <text:p>-146,8</text:p>
          </table:table-cell>
          <table:table-cell table:formula="of:=[.$A$3]*SIN(RADIANS([.B156]-120))" office:value-type="float" office:value="253.96809497987" calcext:value-type="float">
            <text:p>254,0</text:p>
          </table:table-cell>
          <table:table-cell table:formula="of:=[.$A$3]*SIN(RADIANS([.B156]+120))" office:value-type="float" office:value="-107.137006168319" calcext:value-type="float">
            <text:p>-107,1</text:p>
          </table:table-cell>
          <table:table-cell table:style-name="ce10"/>
          <table:table-cell table:style-name="ce6" table:formula="of:=(MIN([.C156];[.D156];[.E156])+MAX([.C156];[.D156];[.E156]))/2" office:value-type="float" office:value="53.5685030841596" calcext:value-type="float">
            <text:p>53,6</text:p>
          </table:table-cell>
          <table:table-cell table:style-name="ce26" table:formula="of:=((([.C156]-[.G156]+[.$A$3])/2)*[.$V$3])-[.$W$3]" office:value-type="float" office:value="11.5317356802274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6]-[.G156]+[.$A$3])/2" office:value-type="float" office:value="227.699795947855" calcext:value-type="float">
            <text:p>228</text:p>
          </table:table-cell>
          <table:table-cell table:style-name="ce12" table:formula="of:=([.E156]-[.G156]+[.$A$3])/2" office:value-type="float" office:value="47.1472453737606" calcext:value-type="float">
            <text:p>47</text:p>
          </table:table-cell>
          <table:table-cell table:style-name="ce10"/>
          <table:table-cell table:formula="of:=([.$A$3]+[.C156])/2" office:value-type="float" office:value="54.0844555942247" calcext:value-type="float">
            <text:p>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6]+1.40625" office:value-type="float" office:value="216.5625" calcext:value-type="float">
            <text:p>216,5625</text:p>
          </table:table-cell>
          <table:table-cell table:formula="of:=[.$A$3]*SIN(RADIANS([.B157]))" office:value-type="float" office:value="-151.903322645571" calcext:value-type="float">
            <text:p>-151,9</text:p>
          </table:table-cell>
          <table:table-cell table:formula="of:=[.$A$3]*SIN(RADIANS([.B157]-120))" office:value-type="float" office:value="253.329183649958" calcext:value-type="float">
            <text:p>253,3</text:p>
          </table:table-cell>
          <table:table-cell table:formula="of:=[.$A$3]*SIN(RADIANS([.B157]+120))" office:value-type="float" office:value="-101.425861004388" calcext:value-type="float">
            <text:p>-101,4</text:p>
          </table:table-cell>
          <table:table-cell table:style-name="ce10"/>
          <table:table-cell table:style-name="ce6" table:formula="of:=(MIN([.C157];[.D157];[.E157])+MAX([.C157];[.D157];[.E157]))/2" office:value-type="float" office:value="50.7129305021939" calcext:value-type="float">
            <text:p>50,7</text:p>
          </table:table-cell>
          <table:table-cell table:style-name="ce26" table:formula="of:=((([.C157]-[.G157]+[.$A$3])/2)*[.$V$3])-[.$W$3]" office:value-type="float" office:value="10.2516138071661" calcext:value-type="float">
            <text:p>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7]-[.G157]+[.$A$3])/2" office:value-type="float" office:value="228.808126573882" calcext:value-type="float">
            <text:p>229</text:p>
          </table:table-cell>
          <table:table-cell table:style-name="ce12" table:formula="of:=([.E157]-[.G157]+[.$A$3])/2" office:value-type="float" office:value="51.4306042467091" calcext:value-type="float">
            <text:p>51</text:p>
          </table:table-cell>
          <table:table-cell table:style-name="ce10"/>
          <table:table-cell table:formula="of:=([.$A$3]+[.C157])/2" office:value-type="float" office:value="51.5483386772148" calcext:value-type="float">
            <text:p>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7]+1.40625" office:value-type="float" office:value="217.96875" calcext:value-type="float">
            <text:p>217,96875</text:p>
          </table:table-cell>
          <table:table-cell table:formula="of:=[.$A$3]*SIN(RADIANS([.B158]))" office:value-type="float" office:value="-156.88405559806" calcext:value-type="float">
            <text:p>-156,9</text:p>
          </table:table-cell>
          <table:table-cell table:formula="of:=[.$A$3]*SIN(RADIANS([.B158]-120))" office:value-type="float" office:value="252.537676292405" calcext:value-type="float">
            <text:p>252,5</text:p>
          </table:table-cell>
          <table:table-cell table:formula="of:=[.$A$3]*SIN(RADIANS([.B158]+120))" office:value-type="float" office:value="-95.6536206943448" calcext:value-type="float">
            <text:p>-95,7</text:p>
          </table:table-cell>
          <table:table-cell table:style-name="ce10"/>
          <table:table-cell table:style-name="ce6" table:formula="of:=(MIN([.C158];[.D158];[.E158])+MAX([.C158];[.D158];[.E158]))/2" office:value-type="float" office:value="47.8268103471724" calcext:value-type="float">
            <text:p>47,8</text:p>
          </table:table-cell>
          <table:table-cell table:style-name="ce26" table:formula="of:=((([.C158]-[.G158]+[.$A$3])/2)*[.$V$3])-[.$W$3]" office:value-type="float" office:value="9.04197491662842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8]-[.G158]+[.$A$3])/2" office:value-type="float" office:value="229.855432972616" calcext:value-type="float">
            <text:p>230</text:p>
          </table:table-cell>
          <table:table-cell table:style-name="ce12" table:formula="of:=([.E158]-[.G158]+[.$A$3])/2" office:value-type="float" office:value="55.7597844792414" calcext:value-type="float">
            <text:p>56</text:p>
          </table:table-cell>
          <table:table-cell table:style-name="ce10"/>
          <table:table-cell table:formula="of:=([.$A$3]+[.C158])/2" office:value-type="float" office:value="49.0579722009701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8]+1.40625" office:value-type="float" office:value="219.375" calcext:value-type="float">
            <text:p>219,375</text:p>
          </table:table-cell>
          <table:table-cell table:formula="of:=[.$A$3]*SIN(RADIANS([.B159]))" office:value-type="float" office:value="-161.77028746173" calcext:value-type="float">
            <text:p>-161,8</text:p>
          </table:table-cell>
          <table:table-cell table:formula="of:=[.$A$3]*SIN(RADIANS([.B159]-120))" office:value-type="float" office:value="251.594049681644" calcext:value-type="float">
            <text:p>251,6</text:p>
          </table:table-cell>
          <table:table-cell table:formula="of:=[.$A$3]*SIN(RADIANS([.B159]+120))" office:value-type="float" office:value="-89.8237622199147" calcext:value-type="float">
            <text:p>-89,8</text:p>
          </table:table-cell>
          <table:table-cell table:style-name="ce10"/>
          <table:table-cell table:style-name="ce6" table:formula="of:=(MIN([.C159];[.D159];[.E159])+MAX([.C159];[.D159];[.E159]))/2" office:value-type="float" office:value="44.9118811099573" calcext:value-type="float">
            <text:p>44,9</text:p>
          </table:table-cell>
          <table:table-cell table:style-name="ce26" table:formula="of:=((([.C159]-[.G159]+[.$A$3])/2)*[.$V$3])-[.$W$3]" office:value-type="float" office:value="7.90354764985085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9]-[.G159]+[.$A$3])/2" office:value-type="float" office:value="230.841084285843" calcext:value-type="float">
            <text:p>231</text:p>
          </table:table-cell>
          <table:table-cell table:style-name="ce12" table:formula="of:=([.E159]-[.G159]+[.$A$3])/2" office:value-type="float" office:value="60.132178335064" calcext:value-type="float">
            <text:p>60</text:p>
          </table:table-cell>
          <table:table-cell table:style-name="ce10"/>
          <table:table-cell table:formula="of:=([.$A$3]+[.C159])/2" office:value-type="float" office:value="46.6148562691352" calcext:value-type="float">
            <text:p>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9]+1.40625" office:value-type="float" office:value="220.78125" calcext:value-type="float">
            <text:p>220,78125</text:p>
          </table:table-cell>
          <table:table-cell table:formula="of:=[.$A$3]*SIN(RADIANS([.B160]))" office:value-type="float" office:value="-166.559074953213" calcext:value-type="float">
            <text:p>-166,6</text:p>
          </table:table-cell>
          <table:table-cell table:formula="of:=[.$A$3]*SIN(RADIANS([.B160]-120))" office:value-type="float" office:value="250.498872223063" calcext:value-type="float">
            <text:p>250,5</text:p>
          </table:table-cell>
          <table:table-cell table:formula="of:=[.$A$3]*SIN(RADIANS([.B160]+120))" office:value-type="float" office:value="-83.9397972698498" calcext:value-type="float">
            <text:p>-83,9</text:p>
          </table:table-cell>
          <table:table-cell table:style-name="ce10"/>
          <table:table-cell table:style-name="ce6" table:formula="of:=(MIN([.C160];[.D160];[.E160])+MAX([.C160];[.D160];[.E160]))/2" office:value-type="float" office:value="41.969898634925" calcext:value-type="float">
            <text:p>42,0</text:p>
          </table:table-cell>
          <table:table-cell table:style-name="ce26" table:formula="of:=((([.C160]-[.G160]+[.$A$3])/2)*[.$V$3])-[.$W$3]" office:value-type="float" office:value="6.83701775285027" calcext:value-type="float">
            <text:p>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0]-[.G160]+[.$A$3])/2" office:value-type="float" office:value="231.764486794069" calcext:value-type="float">
            <text:p>232</text:p>
          </table:table-cell>
          <table:table-cell table:style-name="ce12" table:formula="of:=([.E160]-[.G160]+[.$A$3])/2" office:value-type="float" office:value="64.5451520476126" calcext:value-type="float">
            <text:p>65</text:p>
          </table:table-cell>
          <table:table-cell table:style-name="ce10"/>
          <table:table-cell table:formula="of:=([.$A$3]+[.C160])/2" office:value-type="float" office:value="44.2204625233935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0]+1.40625" office:value-type="float" office:value="222.1875" calcext:value-type="float">
            <text:p>222,1875</text:p>
          </table:table-cell>
          <table:table-cell table:formula="of:=[.$A$3]*SIN(RADIANS([.B161]))" office:value-type="float" office:value="-171.24753348599" calcext:value-type="float">
            <text:p>-171,2</text:p>
          </table:table-cell>
          <table:table-cell table:formula="of:=[.$A$3]*SIN(RADIANS([.B161]-120))" office:value-type="float" office:value="249.252803610611" calcext:value-type="float">
            <text:p>249,3</text:p>
          </table:table-cell>
          <table:table-cell table:formula="of:=[.$A$3]*SIN(RADIANS([.B161]+120))" office:value-type="float" office:value="-78.0052701246211" calcext:value-type="float">
            <text:p>-78,0</text:p>
          </table:table-cell>
          <table:table-cell table:style-name="ce10"/>
          <table:table-cell table:style-name="ce6" table:formula="of:=(MIN([.C161];[.D161];[.E161])+MAX([.C161];[.D161];[.E161]))/2" office:value-type="float" office:value="39.0026350623106" calcext:value-type="float">
            <text:p>39,0</text:p>
          </table:table-cell>
          <table:table-cell table:style-name="ce26" table:formula="of:=((([.C161]-[.G161]+[.$A$3])/2)*[.$V$3])-[.$W$3]" office:value-type="float" office:value="5.84302766335659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1]-[.G161]+[.$A$3])/2" office:value-type="float" office:value="232.62508427415" calcext:value-type="float">
            <text:p>233</text:p>
          </table:table-cell>
          <table:table-cell table:style-name="ce12" table:formula="of:=([.E161]-[.G161]+[.$A$3])/2" office:value-type="float" office:value="68.9960474065342" calcext:value-type="float">
            <text:p>69</text:p>
          </table:table-cell>
          <table:table-cell table:style-name="ce10"/>
          <table:table-cell table:formula="of:=([.$A$3]+[.C161])/2" office:value-type="float" office:value="41.8762332570052" calcext:value-type="float">
            <text:p>4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1]+1.40625" office:value-type="float" office:value="223.59375" calcext:value-type="float">
            <text:p>223,59375</text:p>
          </table:table-cell>
          <table:table-cell table:formula="of:=[.$A$3]*SIN(RADIANS([.B162]))" office:value-type="float" office:value="-175.832838907952" calcext:value-type="float">
            <text:p>-175,8</text:p>
          </table:table-cell>
          <table:table-cell table:formula="of:=[.$A$3]*SIN(RADIANS([.B162]-120))" office:value-type="float" office:value="247.856594429426" calcext:value-type="float">
            <text:p>247,9</text:p>
          </table:table-cell>
          <table:table-cell table:formula="of:=[.$A$3]*SIN(RADIANS([.B162]+120))" office:value-type="float" office:value="-72.0237555214742" calcext:value-type="float">
            <text:p>-72,0</text:p>
          </table:table-cell>
          <table:table-cell table:style-name="ce10"/>
          <table:table-cell table:style-name="ce6" table:formula="of:=(MIN([.C162];[.D162];[.E162])+MAX([.C162];[.D162];[.E162]))/2" office:value-type="float" office:value="36.0118777607371" calcext:value-type="float">
            <text:p>36,0</text:p>
          </table:table-cell>
          <table:table-cell table:style-name="ce26" table:formula="of:=((([.C162]-[.G162]+[.$A$3])/2)*[.$V$3])-[.$W$3]" office:value-type="float" office:value="4.92217612383201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2]-[.G162]+[.$A$3])/2" office:value-type="float" office:value="233.422358334345" calcext:value-type="float">
            <text:p>233</text:p>
          </table:table-cell>
          <table:table-cell table:style-name="ce12" table:formula="of:=([.E162]-[.G162]+[.$A$3])/2" office:value-type="float" office:value="73.4821833588944" calcext:value-type="float">
            <text:p>73</text:p>
          </table:table-cell>
          <table:table-cell table:style-name="ce10"/>
          <table:table-cell table:formula="of:=([.$A$3]+[.C162])/2" office:value-type="float" office:value="39.583580546024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2]+1.40625" office:value-type="float" office:value="225" calcext:value-type="float">
            <text:p>225</text:p>
          </table:table-cell>
          <table:table-cell table:formula="of:=[.$A$3]*SIN(RADIANS([.B163]))" office:value-type="float" office:value="-180.31222920257" calcext:value-type="float">
            <text:p>-180,3</text:p>
          </table:table-cell>
          <table:table-cell table:formula="of:=[.$A$3]*SIN(RADIANS([.B163]-120))" office:value-type="float" office:value="246.311085703712" calcext:value-type="float">
            <text:p>246,3</text:p>
          </table:table-cell>
          <table:table-cell table:formula="of:=[.$A$3]*SIN(RADIANS([.B163]+120))" office:value-type="float" office:value="-65.9988565011428" calcext:value-type="float">
            <text:p>-66,0</text:p>
          </table:table-cell>
          <table:table-cell table:style-name="ce10"/>
          <table:table-cell table:style-name="ce6" table:formula="of:=(MIN([.C163];[.D163];[.E163])+MAX([.C163];[.D163];[.E163]))/2" office:value-type="float" office:value="32.9994282505714" calcext:value-type="float">
            <text:p>33,0</text:p>
          </table:table-cell>
          <table:table-cell table:style-name="ce26" table:formula="of:=((([.C163]-[.G163]+[.$A$3])/2)*[.$V$3])-[.$W$3]" office:value-type="float" office:value="4.07501782081107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3]-[.G163]+[.$A$3])/2" office:value-type="float" office:value="234.15582872657" calcext:value-type="float">
            <text:p>234</text:p>
          </table:table-cell>
          <table:table-cell table:style-name="ce12" table:formula="of:=([.E163]-[.G163]+[.$A$3])/2" office:value-type="float" office:value="78.0008576241429" calcext:value-type="float">
            <text:p>78</text:p>
          </table:table-cell>
          <table:table-cell table:style-name="ce10"/>
          <table:table-cell table:formula="of:=([.$A$3]+[.C163])/2" office:value-type="float" office:value="37.3438853987152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3]+1.40625" office:value-type="float" office:value="226.40625" calcext:value-type="float">
            <text:p>226,40625</text:p>
          </table:table-cell>
          <table:table-cell table:formula="of:=[.$A$3]*SIN(RADIANS([.B164]))" office:value-type="float" office:value="-184.683006152624" calcext:value-type="float">
            <text:p>-184,7</text:p>
          </table:table-cell>
          <table:table-cell table:formula="of:=[.$A$3]*SIN(RADIANS([.B164]-120))" office:value-type="float" office:value="244.617208390135" calcext:value-type="float">
            <text:p>244,6</text:p>
          </table:table-cell>
          <table:table-cell table:formula="of:=[.$A$3]*SIN(RADIANS([.B164]+120))" office:value-type="float" office:value="-59.9342022375113" calcext:value-type="float">
            <text:p>-59,9</text:p>
          </table:table-cell>
          <table:table-cell table:style-name="ce10"/>
          <table:table-cell table:style-name="ce6" table:formula="of:=(MIN([.C164];[.D164];[.E164])+MAX([.C164];[.D164];[.E164]))/2" office:value-type="float" office:value="29.9671011187557" calcext:value-type="float">
            <text:p>30,0</text:p>
          </table:table-cell>
          <table:table-cell table:style-name="ce26" table:formula="of:=((([.C164]-[.G164]+[.$A$3])/2)*[.$V$3])-[.$W$3]" office:value-type="float" office:value="3.30206305077823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4]-[.G164]+[.$A$3])/2" office:value-type="float" office:value="234.82505363569" calcext:value-type="float">
            <text:p>235</text:p>
          </table:table-cell>
          <table:table-cell table:style-name="ce12" table:formula="of:=([.E164]-[.G164]+[.$A$3])/2" office:value-type="float" office:value="82.5493483218665" calcext:value-type="float">
            <text:p>83</text:p>
          </table:table-cell>
          <table:table-cell table:style-name="ce10"/>
          <table:table-cell table:formula="of:=([.$A$3]+[.C164])/2" office:value-type="float" office:value="35.158496923688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4]+1.40625" office:value-type="float" office:value="227.8125" calcext:value-type="float">
            <text:p>227,8125</text:p>
          </table:table-cell>
          <table:table-cell table:formula="of:=[.$A$3]*SIN(RADIANS([.B165]))" office:value-type="float" office:value="-188.942536965515" calcext:value-type="float">
            <text:p>-188,9</text:p>
          </table:table-cell>
          <table:table-cell table:formula="of:=[.$A$3]*SIN(RADIANS([.B165]-120))" office:value-type="float" office:value="242.775982817051" calcext:value-type="float">
            <text:p>242,8</text:p>
          </table:table-cell>
          <table:table-cell table:formula="of:=[.$A$3]*SIN(RADIANS([.B165]+120))" office:value-type="float" office:value="-53.8334458515361" calcext:value-type="float">
            <text:p>-53,8</text:p>
          </table:table-cell>
          <table:table-cell table:style-name="ce10"/>
          <table:table-cell table:style-name="ce6" table:formula="of:=(MIN([.C165];[.D165];[.E165])+MAX([.C165];[.D165];[.E165]))/2" office:value-type="float" office:value="26.9167229257681" calcext:value-type="float">
            <text:p>26,9</text:p>
          </table:table-cell>
          <table:table-cell table:style-name="ce26" table:formula="of:=((([.C165]-[.G165]+[.$A$3])/2)*[.$V$3])-[.$W$3]" office:value-type="float" office:value="2.60377741278427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5]-[.G165]+[.$A$3])/2" office:value-type="float" office:value="235.429629945641" calcext:value-type="float">
            <text:p>235</text:p>
          </table:table-cell>
          <table:table-cell table:style-name="ce12" table:formula="of:=([.E165]-[.G165]+[.$A$3])/2" office:value-type="float" office:value="87.1249156113479" calcext:value-type="float">
            <text:p>87</text:p>
          </table:table-cell>
          <table:table-cell table:style-name="ce10"/>
          <table:table-cell table:formula="of:=([.$A$3]+[.C165])/2" office:value-type="float" office:value="33.0287315172427" calcext:value-type="float">
            <text:p>3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5]+1.40625" office:value-type="float" office:value="229.21875" calcext:value-type="float">
            <text:p>229,21875</text:p>
          </table:table-cell>
          <table:table-cell table:formula="of:=[.$A$3]*SIN(RADIANS([.B166]))" office:value-type="float" office:value="-193.088255859154" calcext:value-type="float">
            <text:p>-193,1</text:p>
          </table:table-cell>
          <table:table-cell table:formula="of:=[.$A$3]*SIN(RADIANS([.B166]-120))" office:value-type="float" office:value="240.788518069896" calcext:value-type="float">
            <text:p>240,8</text:p>
          </table:table-cell>
          <table:table-cell table:formula="of:=[.$A$3]*SIN(RADIANS([.B166]+120))" office:value-type="float" office:value="-47.7002622107422" calcext:value-type="float">
            <text:p>-47,7</text:p>
          </table:table-cell>
          <table:table-cell table:style-name="ce10"/>
          <table:table-cell table:style-name="ce6" table:formula="of:=(MIN([.C166];[.D166];[.E166])+MAX([.C166];[.D166];[.E166]))/2" office:value-type="float" office:value="23.8501311053711" calcext:value-type="float">
            <text:p>23,9</text:p>
          </table:table-cell>
          <table:table-cell table:style-name="ce26" table:formula="of:=((([.C166]-[.G166]+[.$A$3])/2)*[.$V$3])-[.$W$3]" office:value-type="float" office:value="1.98058152798705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6]-[.G166]+[.$A$3])/2" office:value-type="float" office:value="235.969193482262" calcext:value-type="float">
            <text:p>236</text:p>
          </table:table-cell>
          <table:table-cell table:style-name="ce12" table:formula="of:=([.E166]-[.G166]+[.$A$3])/2" office:value-type="float" office:value="91.7248033419433" calcext:value-type="float">
            <text:p>92</text:p>
          </table:table-cell>
          <table:table-cell table:style-name="ce10"/>
          <table:table-cell table:formula="of:=([.$A$3]+[.C166])/2" office:value-type="float" office:value="30.9558720704233" calcext:value-type="float">
            <text:p>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6]+1.40625" office:value-type="float" office:value="230.625" calcext:value-type="float">
            <text:p>230,625</text:p>
          </table:table-cell>
          <table:table-cell table:formula="of:=[.$A$3]*SIN(RADIANS([.B167]))" office:value-type="float" office:value="-197.117665607498" calcext:value-type="float">
            <text:p>-197,1</text:p>
          </table:table-cell>
          <table:table-cell table:formula="of:=[.$A$3]*SIN(RADIANS([.B167]-120))" office:value-type="float" office:value="238.656011323118" calcext:value-type="float">
            <text:p>238,7</text:p>
          </table:table-cell>
          <table:table-cell table:formula="of:=[.$A$3]*SIN(RADIANS([.B167]+120))" office:value-type="float" office:value="-41.5383457156202" calcext:value-type="float">
            <text:p>-41,5</text:p>
          </table:table-cell>
          <table:table-cell table:style-name="ce10"/>
          <table:table-cell table:style-name="ce6" table:formula="of:=(MIN([.C167];[.D167];[.E167])+MAX([.C167];[.D167];[.E167]))/2" office:value-type="float" office:value="20.7691728578101" calcext:value-type="float">
            <text:p>20,8</text:p>
          </table:table-cell>
          <table:table-cell table:style-name="ce26" table:formula="of:=((([.C167]-[.G167]+[.$A$3])/2)*[.$V$3])-[.$W$3]" office:value-type="float" office:value="1.43285078628465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7]-[.G167]+[.$A$3])/2" office:value-type="float" office:value="236.443419232654" calcext:value-type="float">
            <text:p>236</text:p>
          </table:table-cell>
          <table:table-cell table:style-name="ce12" table:formula="of:=([.E167]-[.G167]+[.$A$3])/2" office:value-type="float" office:value="96.3462407132849" calcext:value-type="float">
            <text:p>96</text:p>
          </table:table-cell>
          <table:table-cell table:style-name="ce10"/>
          <table:table-cell table:formula="of:=([.$A$3]+[.C167])/2" office:value-type="float" office:value="28.9411671962511" calcext:value-type="float">
            <text:p>2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7]+1.40625" office:value-type="float" office:value="232.03125" calcext:value-type="float">
            <text:p>232,03125</text:p>
          </table:table-cell>
          <table:table-cell table:formula="of:=[.$A$3]*SIN(RADIANS([.B168]))" office:value-type="float" office:value="-201.028339044785" calcext:value-type="float">
            <text:p>-201,0</text:p>
          </table:table-cell>
          <table:table-cell table:formula="of:=[.$A$3]*SIN(RADIANS([.B168]-120))" office:value-type="float" office:value="236.379747119042" calcext:value-type="float">
            <text:p>236,4</text:p>
          </table:table-cell>
          <table:table-cell table:formula="of:=[.$A$3]*SIN(RADIANS([.B168]+120))" office:value-type="float" office:value="-35.3514080742579" calcext:value-type="float">
            <text:p>-35,4</text:p>
          </table:table-cell>
          <table:table-cell table:style-name="ce10"/>
          <table:table-cell table:style-name="ce6" table:formula="of:=(MIN([.C168];[.D168];[.E168])+MAX([.C168];[.D168];[.E168]))/2" office:value-type="float" office:value="17.6757040371289" calcext:value-type="float">
            <text:p>17,7</text:p>
          </table:table-cell>
          <table:table-cell table:style-name="ce26" table:formula="of:=((([.C168]-[.G168]+[.$A$3])/2)*[.$V$3])-[.$W$3]" office:value-type="float" office:value="0.960915120194933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8]-[.G168]+[.$A$3])/2" office:value-type="float" office:value="236.852021540957" calcext:value-type="float">
            <text:p>237</text:p>
          </table:table-cell>
          <table:table-cell table:style-name="ce12" table:formula="of:=([.E168]-[.G168]+[.$A$3])/2" office:value-type="float" office:value="100.986443944307" calcext:value-type="float">
            <text:p>101</text:p>
          </table:table-cell>
          <table:table-cell table:style-name="ce10"/>
          <table:table-cell table:formula="of:=([.$A$3]+[.C168])/2" office:value-type="float" office:value="26.9858304776077" calcext:value-type="float">
            <text:p>2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8]+1.40625" office:value-type="float" office:value="233.4375" calcext:value-type="float">
            <text:p>233,4375</text:p>
          </table:table-cell>
          <table:table-cell table:formula="of:=[.$A$3]*SIN(RADIANS([.B169]))" office:value-type="float" office:value="-204.817920527565" calcext:value-type="float">
            <text:p>-204,8</text:p>
          </table:table-cell>
          <table:table-cell table:formula="of:=[.$A$3]*SIN(RADIANS([.B169]-120))" office:value-type="float" office:value="233.96109659411" calcext:value-type="float">
            <text:p>234,0</text:p>
          </table:table-cell>
          <table:table-cell table:formula="of:=[.$A$3]*SIN(RADIANS([.B169]+120))" office:value-type="float" office:value="-29.1431760665459" calcext:value-type="float">
            <text:p>-29,1</text:p>
          </table:table-cell>
          <table:table-cell table:style-name="ce10"/>
          <table:table-cell table:style-name="ce6" table:formula="of:=(MIN([.C169];[.D169];[.E169])+MAX([.C169];[.D169];[.E169]))/2" office:value-type="float" office:value="14.5715880332729" calcext:value-type="float">
            <text:p>14,6</text:p>
          </table:table-cell>
          <table:table-cell table:style-name="ce26" table:formula="of:=((([.C169]-[.G169]+[.$A$3])/2)*[.$V$3])-[.$W$3]" office:value-type="float" office:value="0.565058806116411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9]-[.G169]+[.$A$3])/2" office:value-type="float" office:value="237.194754280419" calcext:value-type="float">
            <text:p>237</text:p>
          </table:table-cell>
          <table:table-cell table:style-name="ce12" table:formula="of:=([.E169]-[.G169]+[.$A$3])/2" office:value-type="float" office:value="105.642617950091" calcext:value-type="float">
            <text:p>106</text:p>
          </table:table-cell>
          <table:table-cell table:style-name="ce10"/>
          <table:table-cell table:formula="of:=([.$A$3]+[.C169])/2" office:value-type="float" office:value="25.0910397362178" calcext:value-type="float">
            <text:p>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9]+1.40625" office:value-type="float" office:value="234.84375" calcext:value-type="float">
            <text:p>234,84375</text:p>
          </table:table-cell>
          <table:table-cell table:formula="of:=[.$A$3]*SIN(RADIANS([.B170]))" office:value-type="float" office:value="-208.484127353654" calcext:value-type="float">
            <text:p>-208,5</text:p>
          </table:table-cell>
          <table:table-cell table:formula="of:=[.$A$3]*SIN(RADIANS([.B170]-120))" office:value-type="float" office:value="231.401516652959" calcext:value-type="float">
            <text:p>231,4</text:p>
          </table:table-cell>
          <table:table-cell table:formula="of:=[.$A$3]*SIN(RADIANS([.B170]+120))" office:value-type="float" office:value="-22.917389299305" calcext:value-type="float">
            <text:p>-22,9</text:p>
          </table:table-cell>
          <table:table-cell table:style-name="ce10"/>
          <table:table-cell table:style-name="ce6" table:formula="of:=(MIN([.C170];[.D170];[.E170])+MAX([.C170];[.D170];[.E170]))/2" office:value-type="float" office:value="11.4586946496525" calcext:value-type="float">
            <text:p>11,5</text:p>
          </table:table-cell>
          <table:table-cell table:style-name="ce26" table:formula="of:=((([.C170]-[.G170]+[.$A$3])/2)*[.$V$3])-[.$W$3]" office:value-type="float" office:value="0.245520293090593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0]-[.G170]+[.$A$3])/2" office:value-type="float" office:value="237.471411001653" calcext:value-type="float">
            <text:p>237</text:p>
          </table:table-cell>
          <table:table-cell table:style-name="ce12" table:formula="of:=([.E170]-[.G170]+[.$A$3])/2" office:value-type="float" office:value="110.311958025521" calcext:value-type="float">
            <text:p>110</text:p>
          </table:table-cell>
          <table:table-cell table:style-name="ce10"/>
          <table:table-cell table:formula="of:=([.$A$3]+[.C170])/2" office:value-type="float" office:value="23.2579363231731" calcext:value-type="float">
            <text:p>2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0]+1.40625" office:value-type="float" office:value="236.25" calcext:value-type="float">
            <text:p>236,25</text:p>
          </table:table-cell>
          <table:table-cell table:formula="of:=[.$A$3]*SIN(RADIANS([.B171]))" office:value-type="float" office:value="-212.024751137149" calcext:value-type="float">
            <text:p>-212,0</text:p>
          </table:table-cell>
          <table:table-cell table:formula="of:=[.$A$3]*SIN(RADIANS([.B171]-120))" office:value-type="float" office:value="228.702549090836" calcext:value-type="float">
            <text:p>228,7</text:p>
          </table:table-cell>
          <table:table-cell table:formula="of:=[.$A$3]*SIN(RADIANS([.B171]+120))" office:value-type="float" office:value="-16.6777979536864" calcext:value-type="float">
            <text:p>-16,7</text:p>
          </table:table-cell>
          <table:table-cell table:style-name="ce10"/>
          <table:table-cell table:style-name="ce6" table:formula="of:=(MIN([.C171];[.D171];[.E171])+MAX([.C171];[.D171];[.E171]))/2" office:value-type="float" office:value="8.33889897684325" calcext:value-type="float">
            <text:p>8,3</text:p>
          </table:table-cell>
          <table:table-cell table:style-name="ce26" table:formula="of:=((([.C171]-[.G171]+[.$A$3])/2)*[.$V$3])-[.$W$3]" office:value-type="float" office:value="0.00249205916946948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1]-[.G171]+[.$A$3])/2" office:value-type="float" office:value="237.681825056996" calcext:value-type="float">
            <text:p>238</text:p>
          </table:table-cell>
          <table:table-cell table:style-name="ce12" table:formula="of:=([.E171]-[.G171]+[.$A$3])/2" office:value-type="float" office:value="114.991651534735" calcext:value-type="float">
            <text:p>115</text:p>
          </table:table-cell>
          <table:table-cell table:style-name="ce10"/>
          <table:table-cell table:formula="of:=([.$A$3]+[.C171])/2" office:value-type="float" office:value="21.4876244314255" calcext:value-type="float">
            <text:p>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1]+1.40625" office:value-type="float" office:value="237.65625" calcext:value-type="float">
            <text:p>237,65625</text:p>
          </table:table-cell>
          <table:table-cell table:formula="of:=[.$A$3]*SIN(RADIANS([.B172]))" office:value-type="float" office:value="-215.437659138675" calcext:value-type="float">
            <text:p>-215,4</text:p>
          </table:table-cell>
          <table:table-cell table:formula="of:=[.$A$3]*SIN(RADIANS([.B172]-120))" office:value-type="float" office:value="225.865819664879" calcext:value-type="float">
            <text:p>225,9</text:p>
          </table:table-cell>
          <table:table-cell table:formula="of:=[.$A$3]*SIN(RADIANS([.B172]+120))" office:value-type="float" office:value="-10.4281605262037" calcext:value-type="float">
            <text:p>-10,4</text:p>
          </table:table-cell>
          <table:table-cell table:style-name="ce10"/>
          <table:table-cell table:style-name="ce6" table:formula="of:=(MIN([.C172];[.D172];[.E172])+MAX([.C172];[.D172];[.E172]))/2" office:value-type="float" office:value="5.21408026310191" calcext:value-type="float">
            <text:p>5,2</text:p>
          </table:table-cell>
          <table:table-cell table:style-name="ce26" table:formula="of:=((([.C172]-[.G172]+[.$A$3])/2)*[.$V$3])-[.$W$3]" office:value-type="float" office:value="-0.163879504526335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2]-[.G172]+[.$A$3])/2" office:value-type="float" office:value="237.825869700889" calcext:value-type="float">
            <text:p>238</text:p>
          </table:table-cell>
          <table:table-cell table:style-name="ce12" table:formula="of:=([.E172]-[.G172]+[.$A$3])/2" office:value-type="float" office:value="119.678879605347" calcext:value-type="float">
            <text:p>120</text:p>
          </table:table-cell>
          <table:table-cell table:style-name="ce10"/>
          <table:table-cell table:formula="of:=([.$A$3]+[.C172])/2" office:value-type="float" office:value="19.7811704306624" calcext:value-type="float">
            <text:p>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2]+1.40625" office:value-type="float" office:value="239.0625" calcext:value-type="float">
            <text:p>239,0625</text:p>
          </table:table-cell>
          <table:table-cell table:formula="of:=[.$A$3]*SIN(RADIANS([.B173]))" office:value-type="float" office:value="-218.720795550069" calcext:value-type="float">
            <text:p>-218,7</text:p>
          </table:table-cell>
          <table:table-cell table:formula="of:=[.$A$3]*SIN(RADIANS([.B173]-120))" office:value-type="float" office:value="222.893037114823" calcext:value-type="float">
            <text:p>222,9</text:p>
          </table:table-cell>
          <table:table-cell table:formula="of:=[.$A$3]*SIN(RADIANS([.B173]+120))" office:value-type="float" office:value="-4.1722415647541" calcext:value-type="float">
            <text:p>-4,2</text:p>
          </table:table-cell>
          <table:table-cell table:style-name="ce10"/>
          <table:table-cell table:style-name="ce6" table:formula="of:=(MIN([.C173];[.D173];[.E173])+MAX([.C173];[.D173];[.E173]))/2" office:value-type="float" office:value="2.08612078237707" calcext:value-type="float">
            <text:p>2,1</text:p>
          </table:table-cell>
          <table:table-cell table:style-name="ce26" table:formula="of:=((([.C173]-[.G173]+[.$A$3])/2)*[.$V$3])-[.$W$3]" office:value-type="float" office:value="-0.253494181987815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3]-[.G173]+[.$A$3])/2" office:value-type="float" office:value="237.903458166223" calcext:value-type="float">
            <text:p>238</text:p>
          </table:table-cell>
          <table:table-cell table:style-name="ce12" table:formula="of:=([.E173]-[.G173]+[.$A$3])/2" office:value-type="float" office:value="124.370818826434" calcext:value-type="float">
            <text:p>124</text:p>
          </table:table-cell>
          <table:table-cell table:style-name="ce10"/>
          <table:table-cell table:formula="of:=([.$A$3]+[.C173])/2" office:value-type="float" office:value="18.1396022249653" calcext:value-type="float">
            <text:p>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3]+1.40625" office:value-type="float" office:value="240.46875" calcext:value-type="float">
            <text:p>240,46875</text:p>
          </table:table-cell>
          <table:table-cell table:formula="of:=[.$A$3]*SIN(RADIANS([.B174]))" office:value-type="float" office:value="-221.872182732721" calcext:value-type="float">
            <text:p>-221,9</text:p>
          </table:table-cell>
          <table:table-cell table:formula="of:=[.$A$3]*SIN(RADIANS([.B174]-120))" office:value-type="float" office:value="219.785992133717" calcext:value-type="float">
            <text:p>219,8</text:p>
          </table:table-cell>
          <table:table-cell table:formula="of:=[.$A$3]*SIN(RADIANS([.B174]+120))" office:value-type="float" office:value="2.08619059900397" calcext:value-type="float">
            <text:p>2,1</text:p>
          </table:table-cell>
          <table:table-cell table:style-name="ce10"/>
          <table:table-cell table:style-name="ce6" table:formula="of:=(MIN([.C174];[.D174];[.E174])+MAX([.C174];[.D174];[.E174]))/2" office:value-type="float" office:value="-1.04309529950199" calcext:value-type="float">
            <text:p>-1,0</text:p>
          </table:table-cell>
          <table:table-cell table:style-name="ce26" table:formula="of:=((([.C174]-[.G174]+[.$A$3])/2)*[.$V$3])-[.$W$3]" office:value-type="float" office:value="-0.266297992684201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4]-[.G174]+[.$A$3])/2" office:value-type="float" office:value="237.91454371661" calcext:value-type="float">
            <text:p>238</text:p>
          </table:table-cell>
          <table:table-cell table:style-name="ce12" table:formula="of:=([.E174]-[.G174]+[.$A$3])/2" office:value-type="float" office:value="129.064642949253" calcext:value-type="float">
            <text:p>129</text:p>
          </table:table-cell>
          <table:table-cell table:style-name="ce10"/>
          <table:table-cell table:formula="of:=([.$A$3]+[.C174])/2" office:value-type="float" office:value="16.5639086336393" calcext:value-type="float">
            <text:p>17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4]+1.40625" office:value-type="float" office:value="241.875" calcext:value-type="float">
            <text:p>241,875</text:p>
          </table:table-cell>
          <table:table-cell table:formula="of:=[.$A$3]*SIN(RADIANS([.B175]))" office:value-type="float" office:value="-224.88992240883" calcext:value-type="float">
            <text:p>-224,9</text:p>
          </table:table-cell>
          <table:table-cell table:formula="of:=[.$A$3]*SIN(RADIANS([.B175]-120))" office:value-type="float" office:value="216.546556289278" calcext:value-type="float">
            <text:p>216,5</text:p>
          </table:table-cell>
          <table:table-cell table:formula="of:=[.$A$3]*SIN(RADIANS([.B175]+120))" office:value-type="float" office:value="8.3433661195529" calcext:value-type="float">
            <text:p>8,3</text:p>
          </table:table-cell>
          <table:table-cell table:style-name="ce10"/>
          <table:table-cell table:style-name="ce6" table:formula="of:=(MIN([.C175];[.D175];[.E175])+MAX([.C175];[.D175];[.E175]))/2" office:value-type="float" office:value="-4.17168305977644" calcext:value-type="float">
            <text:p>-4,2</text:p>
          </table:table-cell>
          <table:table-cell table:style-name="ce26" table:formula="of:=((([.C175]-[.G175]+[.$A$3])/2)*[.$V$3])-[.$W$3]" office:value-type="float" office:value="-0.202283224078709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5]-[.G175]+[.$A$3])/2" office:value-type="float" office:value="237.859119674527" calcext:value-type="float">
            <text:p>238</text:p>
          </table:table-cell>
          <table:table-cell table:style-name="ce12" table:formula="of:=([.E175]-[.G175]+[.$A$3])/2" office:value-type="float" office:value="133.757524589665" calcext:value-type="float">
            <text:p>134</text:p>
          </table:table-cell>
          <table:table-cell table:style-name="ce10"/>
          <table:table-cell table:formula="of:=([.$A$3]+[.C175])/2" office:value-type="float" office:value="15.0550387955848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5]+1.40625" office:value-type="float" office:value="243.28125" calcext:value-type="float">
            <text:p>243,28125</text:p>
          </table:table-cell>
          <table:table-cell table:formula="of:=[.$A$3]*SIN(RADIANS([.B176]))" office:value-type="float" office:value="-227.772196804856" calcext:value-type="float">
            <text:p>-227,8</text:p>
          </table:table-cell>
          <table:table-cell table:formula="of:=[.$A$3]*SIN(RADIANS([.B176]-120))" office:value-type="float" office:value="213.176680896526" calcext:value-type="float">
            <text:p>213,2</text:p>
          </table:table-cell>
          <table:table-cell table:formula="of:=[.$A$3]*SIN(RADIANS([.B176]+120))" office:value-type="float" office:value="14.59551590833" calcext:value-type="float">
            <text:p>14,6</text:p>
          </table:table-cell>
          <table:table-cell table:style-name="ce10"/>
          <table:table-cell table:style-name="ce6" table:formula="of:=(MIN([.C176];[.D176];[.E176])+MAX([.C176];[.D176];[.E176]))/2" office:value-type="float" office:value="-7.29775795416498" calcext:value-type="float">
            <text:p>-7,3</text:p>
          </table:table-cell>
          <table:table-cell table:style-name="ce26" table:formula="of:=((([.C176]-[.G176]+[.$A$3])/2)*[.$V$3])-[.$W$3]" office:value-type="float" office:value="-0.0614884362742814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6]-[.G176]+[.$A$3])/2" office:value-type="float" office:value="237.737219425346" calcext:value-type="float">
            <text:p>238</text:p>
          </table:table-cell>
          <table:table-cell table:style-name="ce12" table:formula="of:=([.E176]-[.G176]+[.$A$3])/2" office:value-type="float" office:value="138.446636931247" calcext:value-type="float">
            <text:p>138</text:p>
          </table:table-cell>
          <table:table-cell table:style-name="ce10"/>
          <table:table-cell table:formula="of:=([.$A$3]+[.C176])/2" office:value-type="float" office:value="13.6139015975718" calcext:value-type="float">
            <text:p>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6]+1.40625" office:value-type="float" office:value="244.6875" calcext:value-type="float">
            <text:p>244,6875</text:p>
          </table:table-cell>
          <table:table-cell table:formula="of:=[.$A$3]*SIN(RADIANS([.B177]))" office:value-type="float" office:value="-230.517269746478" calcext:value-type="float">
            <text:p>-230,5</text:p>
          </table:table-cell>
          <table:table-cell table:formula="of:=[.$A$3]*SIN(RADIANS([.B177]-120))" office:value-type="float" office:value="209.678395842393" calcext:value-type="float">
            <text:p>209,7</text:p>
          </table:table-cell>
          <table:table-cell table:formula="of:=[.$A$3]*SIN(RADIANS([.B177]+120))" office:value-type="float" office:value="20.8388739040853" calcext:value-type="float">
            <text:p>20,8</text:p>
          </table:table-cell>
          <table:table-cell table:style-name="ce10"/>
          <table:table-cell table:style-name="ce6" table:formula="of:=(MIN([.C177];[.D177];[.E177])+MAX([.C177];[.D177];[.E177]))/2" office:value-type="float" office:value="-10.4194369520427" calcext:value-type="float">
            <text:p>-10,4</text:p>
          </table:table-cell>
          <table:table-cell table:style-name="ce26" table:formula="of:=((([.C177]-[.G177]+[.$A$3])/2)*[.$V$3])-[.$W$3]" office:value-type="float" office:value="0.156001561213579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7]-[.G177]+[.$A$3])/2" office:value-type="float" office:value="237.548916397218" calcext:value-type="float">
            <text:p>238</text:p>
          </table:table-cell>
          <table:table-cell table:style-name="ce12" table:formula="of:=([.E177]-[.G177]+[.$A$3])/2" office:value-type="float" office:value="143.129155428064" calcext:value-type="float">
            <text:p>143</text:p>
          </table:table-cell>
          <table:table-cell table:style-name="ce10"/>
          <table:table-cell table:formula="of:=([.$A$3]+[.C177])/2" office:value-type="float" office:value="12.241365126761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7]+1.40625" office:value-type="float" office:value="246.09375" calcext:value-type="float">
            <text:p>246,09375</text:p>
          </table:table-cell>
          <table:table-cell table:formula="of:=[.$A$3]*SIN(RADIANS([.B178]))" office:value-type="float" office:value="-233.1234877044" calcext:value-type="float">
            <text:p>-233,1</text:p>
          </table:table-cell>
          <table:table-cell table:formula="of:=[.$A$3]*SIN(RADIANS([.B178]-120))" office:value-type="float" office:value="206.053808362984" calcext:value-type="float">
            <text:p>206,1</text:p>
          </table:table-cell>
          <table:table-cell table:formula="of:=[.$A$3]*SIN(RADIANS([.B178]+120))" office:value-type="float" office:value="27.0696793414166" calcext:value-type="float">
            <text:p>27,1</text:p>
          </table:table-cell>
          <table:table-cell table:style-name="ce10"/>
          <table:table-cell table:style-name="ce6" table:formula="of:=(MIN([.C178];[.D178];[.E178])+MAX([.C178];[.D178];[.E178]))/2" office:value-type="float" office:value="-13.5348396707084" calcext:value-type="float">
            <text:p>-13,5</text:p>
          </table:table-cell>
          <table:table-cell table:style-name="ce26" table:formula="of:=((([.C178]-[.G178]+[.$A$3])/2)*[.$V$3])-[.$W$3]" office:value-type="float" office:value="0.450055760542881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8]-[.G178]+[.$A$3])/2" office:value-type="float" office:value="237.294324016846" calcext:value-type="float">
            <text:p>237</text:p>
          </table:table-cell>
          <table:table-cell table:style-name="ce12" table:formula="of:=([.E178]-[.G178]+[.$A$3])/2" office:value-type="float" office:value="147.802259506062" calcext:value-type="float">
            <text:p>148</text:p>
          </table:table-cell>
          <table:table-cell table:style-name="ce10"/>
          <table:table-cell table:formula="of:=([.$A$3]+[.C178])/2" office:value-type="float" office:value="10.9382561477998" calcext:value-type="float">
            <text:p>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8]+1.40625" office:value-type="float" office:value="247.5" calcext:value-type="float">
            <text:p>247,5</text:p>
          </table:table-cell>
          <table:table-cell table:formula="of:=[.$A$3]*SIN(RADIANS([.B179]))" office:value-type="float" office:value="-235.589280790378" calcext:value-type="float">
            <text:p>-235,6</text:p>
          </table:table-cell>
          <table:table-cell table:formula="of:=[.$A$3]*SIN(RADIANS([.B179]-120))" office:value-type="float" office:value="202.305101774265" calcext:value-type="float">
            <text:p>202,3</text:p>
          </table:table-cell>
          <table:table-cell table:formula="of:=[.$A$3]*SIN(RADIANS([.B179]+120))" office:value-type="float" office:value="33.2841790161131" calcext:value-type="float">
            <text:p>33,3</text:p>
          </table:table-cell>
          <table:table-cell table:style-name="ce10"/>
          <table:table-cell table:style-name="ce6" table:formula="of:=(MIN([.C179];[.D179];[.E179])+MAX([.C179];[.D179];[.E179]))/2" office:value-type="float" office:value="-16.6420895080566" calcext:value-type="float">
            <text:p>-16,6</text:p>
          </table:table-cell>
          <table:table-cell table:style-name="ce26" table:formula="of:=((([.C179]-[.G179]+[.$A$3])/2)*[.$V$3])-[.$W$3]" office:value-type="float" office:value="0.820497034459294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9]-[.G179]+[.$A$3])/2" office:value-type="float" office:value="236.973595641161" calcext:value-type="float">
            <text:p>237</text:p>
          </table:table-cell>
          <table:table-cell table:style-name="ce12" table:formula="of:=([.E179]-[.G179]+[.$A$3])/2" office:value-type="float" office:value="152.463134262085" calcext:value-type="float">
            <text:p>152</text:p>
          </table:table-cell>
          <table:table-cell table:style-name="ce10"/>
          <table:table-cell table:formula="of:=([.$A$3]+[.C179])/2" office:value-type="float" office:value="9.70535960481092" calcext:value-type="float">
            <text:p>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9]+1.40625" office:value-type="float" office:value="248.90625" calcext:value-type="float">
            <text:p>248,90625</text:p>
          </table:table-cell>
          <table:table-cell table:formula="of:=[.$A$3]*SIN(RADIANS([.B180]))" office:value-type="float" office:value="-237.913163702858" calcext:value-type="float">
            <text:p>-237,9</text:p>
          </table:table-cell>
          <table:table-cell table:formula="of:=[.$A$3]*SIN(RADIANS([.B180]-120))" office:value-type="float" office:value="198.434534156912" calcext:value-type="float">
            <text:p>198,4</text:p>
          </table:table-cell>
          <table:table-cell table:formula="of:=[.$A$3]*SIN(RADIANS([.B180]+120))" office:value-type="float" office:value="39.4786295459458" calcext:value-type="float">
            <text:p>39,5</text:p>
          </table:table-cell>
          <table:table-cell table:style-name="ce10"/>
          <table:table-cell table:style-name="ce6" table:formula="of:=(MIN([.C180];[.D180];[.E180])+MAX([.C180];[.D180];[.E180]))/2" office:value-type="float" office:value="-19.739314772973" calcext:value-type="float">
            <text:p>-19,7</text:p>
          </table:table-cell>
          <table:table-cell table:style-name="ce26" table:formula="of:=((([.C180]-[.G180]+[.$A$3])/2)*[.$V$3])-[.$W$3]" office:value-type="float" office:value="1.26710224299117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0]-[.G180]+[.$A$3])/2" office:value-type="float" office:value="236.586924464943" calcext:value-type="float">
            <text:p>237</text:p>
          </table:table-cell>
          <table:table-cell table:style-name="ce12" table:formula="of:=([.E180]-[.G180]+[.$A$3])/2" office:value-type="float" office:value="157.108972159459" calcext:value-type="float">
            <text:p>157</text:p>
          </table:table-cell>
          <table:table-cell table:style-name="ce10"/>
          <table:table-cell table:formula="of:=([.$A$3]+[.C180])/2" office:value-type="float" office:value="8.54341814857078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0]+1.40625" office:value-type="float" office:value="250.3125" calcext:value-type="float">
            <text:p>250,3125</text:p>
          </table:table-cell>
          <table:table-cell table:formula="of:=[.$A$3]*SIN(RADIANS([.B181]))" office:value-type="float" office:value="-240.09373662167" calcext:value-type="float">
            <text:p>-240,1</text:p>
          </table:table-cell>
          <table:table-cell table:formula="of:=[.$A$3]*SIN(RADIANS([.B181]-120))" office:value-type="float" office:value="194.444436996129" calcext:value-type="float">
            <text:p>194,4</text:p>
          </table:table-cell>
          <table:table-cell table:formula="of:=[.$A$3]*SIN(RADIANS([.B181]+120))" office:value-type="float" office:value="45.6492996255414" calcext:value-type="float">
            <text:p>45,6</text:p>
          </table:table-cell>
          <table:table-cell table:style-name="ce10"/>
          <table:table-cell table:style-name="ce6" table:formula="of:=(MIN([.C181];[.D181];[.E181])+MAX([.C181];[.D181];[.E181]))/2" office:value-type="float" office:value="-22.8246498127707" calcext:value-type="float">
            <text:p>-22,8</text:p>
          </table:table-cell>
          <table:table-cell table:style-name="ce26" table:formula="of:=((([.C181]-[.G181]+[.$A$3])/2)*[.$V$3])-[.$W$3]" office:value-type="float" office:value="1.78960236786045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1]-[.G181]+[.$A$3])/2" office:value-type="float" office:value="236.13454340445" calcext:value-type="float">
            <text:p>236</text:p>
          </table:table-cell>
          <table:table-cell table:style-name="ce12" table:formula="of:=([.E181]-[.G181]+[.$A$3])/2" office:value-type="float" office:value="161.736974719156" calcext:value-type="float">
            <text:p>162</text:p>
          </table:table-cell>
          <table:table-cell table:style-name="ce10"/>
          <table:table-cell table:formula="of:=([.$A$3]+[.C181])/2" office:value-type="float" office:value="7.45313168916485" calcext:value-type="float">
            <text:p>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1]+1.40625" office:value-type="float" office:value="251.71875" calcext:value-type="float">
            <text:p>251,71875</text:p>
          </table:table-cell>
          <table:table-cell table:formula="of:=[.$A$3]*SIN(RADIANS([.B182]))" office:value-type="float" office:value="-242.129686051224" calcext:value-type="float">
            <text:p>-242,1</text:p>
          </table:table-cell>
          <table:table-cell table:formula="of:=[.$A$3]*SIN(RADIANS([.B182]-120))" office:value-type="float" office:value="190.337213777245" calcext:value-type="float">
            <text:p>190,3</text:p>
          </table:table-cell>
          <table:table-cell table:formula="of:=[.$A$3]*SIN(RADIANS([.B182]+120))" office:value-type="float" office:value="51.7924722739796" calcext:value-type="float">
            <text:p>51,8</text:p>
          </table:table-cell>
          <table:table-cell table:style-name="ce10"/>
          <table:table-cell table:style-name="ce6" table:formula="of:=(MIN([.C182];[.D182];[.E182])+MAX([.C182];[.D182];[.E182]))/2" office:value-type="float" office:value="-25.8962361369898" calcext:value-type="float">
            <text:p>-25,9</text:p>
          </table:table-cell>
          <table:table-cell table:style-name="ce26" table:formula="of:=((([.C182]-[.G182]+[.$A$3])/2)*[.$V$3])-[.$W$3]" office:value-type="float" office:value="2.38768267452952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2]-[.G182]+[.$A$3])/2" office:value-type="float" office:value="235.616724957117" calcext:value-type="float">
            <text:p>236</text:p>
          </table:table-cell>
          <table:table-cell table:style-name="ce12" table:formula="of:=([.E182]-[.G182]+[.$A$3])/2" office:value-type="float" office:value="166.344354205485" calcext:value-type="float">
            <text:p>166</text:p>
          </table:table-cell>
          <table:table-cell table:style-name="ce10"/>
          <table:table-cell table:formula="of:=([.$A$3]+[.C182])/2" office:value-type="float" office:value="6.43515697438782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2]+1.40625" office:value-type="float" office:value="253.125" calcext:value-type="float">
            <text:p>253,125</text:p>
          </table:table-cell>
          <table:table-cell table:formula="of:=[.$A$3]*SIN(RADIANS([.B183]))" office:value-type="float" office:value="-244.019785611713" calcext:value-type="float">
            <text:p>-244,0</text:p>
          </table:table-cell>
          <table:table-cell table:formula="of:=[.$A$3]*SIN(RADIANS([.B183]-120))" office:value-type="float" office:value="186.115338537948" calcext:value-type="float">
            <text:p>186,1</text:p>
          </table:table-cell>
          <table:table-cell table:formula="of:=[.$A$3]*SIN(RADIANS([.B183]+120))" office:value-type="float" office:value="57.9044470737652" calcext:value-type="float">
            <text:p>57,9</text:p>
          </table:table-cell>
          <table:table-cell table:style-name="ce10"/>
          <table:table-cell table:style-name="ce6" table:formula="of:=(MIN([.C183];[.D183];[.E183])+MAX([.C183];[.D183];[.E183]))/2" office:value-type="float" office:value="-28.9522235368826" calcext:value-type="float">
            <text:p>-29,0</text:p>
          </table:table-cell>
          <table:table-cell table:style-name="ce26" table:formula="of:=((([.C183]-[.G183]+[.$A$3])/2)*[.$V$3])-[.$W$3]" office:value-type="float" office:value="3.06098290178528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3]-[.G183]+[.$A$3])/2" office:value-type="float" office:value="235.033781037415" calcext:value-type="float">
            <text:p>235</text:p>
          </table:table-cell>
          <table:table-cell table:style-name="ce12" table:formula="of:=([.E183]-[.G183]+[.$A$3])/2" office:value-type="float" office:value="170.928335305324" calcext:value-type="float">
            <text:p>171</text:p>
          </table:table-cell>
          <table:table-cell table:style-name="ce10"/>
          <table:table-cell table:formula="of:=([.$A$3]+[.C183])/2" office:value-type="float" office:value="5.49010719414338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3]+1.40625" office:value-type="float" office:value="254.53125" calcext:value-type="float">
            <text:p>254,53125</text:p>
          </table:table-cell>
          <table:table-cell table:formula="of:=[.$A$3]*SIN(RADIANS([.B184]))" office:value-type="float" office:value="-245.762896777837" calcext:value-type="float">
            <text:p>-245,8</text:p>
          </table:table-cell>
          <table:table-cell table:formula="of:=[.$A$3]*SIN(RADIANS([.B184]-120))" office:value-type="float" office:value="181.781354378017" calcext:value-type="float">
            <text:p>181,8</text:p>
          </table:table-cell>
          <table:table-cell table:formula="of:=[.$A$3]*SIN(RADIANS([.B184]+120))" office:value-type="float" office:value="63.9815423998203" calcext:value-type="float">
            <text:p>64,0</text:p>
          </table:table-cell>
          <table:table-cell table:style-name="ce10"/>
          <table:table-cell table:style-name="ce6" table:formula="of:=(MIN([.C184];[.D184];[.E184])+MAX([.C184];[.D184];[.E184]))/2" office:value-type="float" office:value="-31.9907711999102" calcext:value-type="float">
            <text:p>-32,0</text:p>
          </table:table-cell>
          <table:table-cell table:style-name="ce26" table:formula="of:=((([.C184]-[.G184]+[.$A$3])/2)*[.$V$3])-[.$W$3]" office:value-type="float" office:value="3.80909747874716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4]-[.G184]+[.$A$3])/2" office:value-type="float" office:value="234.386062788963" calcext:value-type="float">
            <text:p>234</text:p>
          </table:table-cell>
          <table:table-cell table:style-name="ce12" table:formula="of:=([.E184]-[.G184]+[.$A$3])/2" office:value-type="float" office:value="175.486156799865" calcext:value-type="float">
            <text:p>175</text:p>
          </table:table-cell>
          <table:table-cell table:style-name="ce10"/>
          <table:table-cell table:formula="of:=([.$A$3]+[.C184])/2" office:value-type="float" office:value="4.61855161108142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4]+1.40625" office:value-type="float" office:value="255.9375" calcext:value-type="float">
            <text:p>255,9375</text:p>
          </table:table-cell>
          <table:table-cell table:formula="of:=[.$A$3]*SIN(RADIANS([.B185]))" office:value-type="float" office:value="-247.357969564609" calcext:value-type="float">
            <text:p>-247,4</text:p>
          </table:table-cell>
          <table:table-cell table:formula="of:=[.$A$3]*SIN(RADIANS([.B185]-120))" office:value-type="float" office:value="177.337871927451" calcext:value-type="float">
            <text:p>177,3</text:p>
          </table:table-cell>
          <table:table-cell table:formula="of:=[.$A$3]*SIN(RADIANS([.B185]+120))" office:value-type="float" office:value="70.0200976371577" calcext:value-type="float">
            <text:p>70,0</text:p>
          </table:table-cell>
          <table:table-cell table:style-name="ce10"/>
          <table:table-cell table:style-name="ce6" table:formula="of:=(MIN([.C185];[.D185];[.E185])+MAX([.C185];[.D185];[.E185]))/2" office:value-type="float" office:value="-35.0100488185789" calcext:value-type="float">
            <text:p>-35,0</text:p>
          </table:table-cell>
          <table:table-cell table:style-name="ce26" table:formula="of:=((([.C185]-[.G185]+[.$A$3])/2)*[.$V$3])-[.$W$3]" office:value-type="float" office:value="4.63157576916777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5]-[.G185]+[.$A$3])/2" office:value-type="float" office:value="233.673960373015" calcext:value-type="float">
            <text:p>234</text:p>
          </table:table-cell>
          <table:table-cell table:style-name="ce12" table:formula="of:=([.E185]-[.G185]+[.$A$3])/2" office:value-type="float" office:value="180.015073227868" calcext:value-type="float">
            <text:p>180</text:p>
          </table:table-cell>
          <table:table-cell table:style-name="ce10"/>
          <table:table-cell table:formula="of:=([.$A$3]+[.C185])/2" office:value-type="float" office:value="3.82101521769565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5]+1.40625" office:value-type="float" office:value="257.34375" calcext:value-type="float">
            <text:p>257,34375</text:p>
          </table:table-cell>
          <table:table-cell table:formula="of:=[.$A$3]*SIN(RADIANS([.B186]))" office:value-type="float" office:value="-248.804043159825" calcext:value-type="float">
            <text:p>-248,8</text:p>
          </table:table-cell>
          <table:table-cell table:formula="of:=[.$A$3]*SIN(RADIANS([.B186]-120))" office:value-type="float" office:value="172.787567773926" calcext:value-type="float">
            <text:p>172,8</text:p>
          </table:table-cell>
          <table:table-cell table:formula="of:=[.$A$3]*SIN(RADIANS([.B186]+120))" office:value-type="float" office:value="76.0164753858986" calcext:value-type="float">
            <text:p>76,0</text:p>
          </table:table-cell>
          <table:table-cell table:style-name="ce10"/>
          <table:table-cell table:style-name="ce6" table:formula="of:=(MIN([.C186];[.D186];[.E186])+MAX([.C186];[.D186];[.E186]))/2" office:value-type="float" office:value="-38.0082376929493" calcext:value-type="float">
            <text:p>-38,0</text:p>
          </table:table-cell>
          <table:table-cell table:style-name="ce26" table:formula="of:=((([.C186]-[.G186]+[.$A$3])/2)*[.$V$3])-[.$W$3]" office:value-type="float" office:value="5.52792234287944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6]-[.G186]+[.$A$3])/2" office:value-type="float" office:value="232.897902733438" calcext:value-type="float">
            <text:p>233</text:p>
          </table:table-cell>
          <table:table-cell table:style-name="ce12" table:formula="of:=([.E186]-[.G186]+[.$A$3])/2" office:value-type="float" office:value="184.512356539424" calcext:value-type="float">
            <text:p>185</text:p>
          </table:table-cell>
          <table:table-cell table:style-name="ce10"/>
          <table:table-cell table:formula="of:=([.$A$3]+[.C186])/2" office:value-type="float" office:value="3.09797842008763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6]+1.40625" office:value-type="float" office:value="258.75" calcext:value-type="float">
            <text:p>258,75</text:p>
          </table:table-cell>
          <table:table-cell table:formula="of:=[.$A$3]*SIN(RADIANS([.B187]))" office:value-type="float" office:value="-250.100246502824" calcext:value-type="float">
            <text:p>-250,1</text:p>
          </table:table-cell>
          <table:table-cell table:formula="of:=[.$A$3]*SIN(RADIANS([.B187]-120))" office:value-type="float" office:value="168.133182850518" calcext:value-type="float">
            <text:p>168,1</text:p>
          </table:table-cell>
          <table:table-cell table:formula="of:=[.$A$3]*SIN(RADIANS([.B187]+120))" office:value-type="float" office:value="81.9670636523062" calcext:value-type="float">
            <text:p>82,0</text:p>
          </table:table-cell>
          <table:table-cell table:style-name="ce10"/>
          <table:table-cell table:style-name="ce6" table:formula="of:=(MIN([.C187];[.D187];[.E187])+MAX([.C187];[.D187];[.E187]))/2" office:value-type="float" office:value="-40.9835318261531" calcext:value-type="float">
            <text:p>-41,0</text:p>
          </table:table-cell>
          <table:table-cell table:style-name="ce26" table:formula="of:=((([.C187]-[.G187]+[.$A$3])/2)*[.$V$3])-[.$W$3]" office:value-type="float" office:value="6.4975972742227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7]-[.G187]+[.$A$3])/2" office:value-type="float" office:value="232.058357338335" calcext:value-type="float">
            <text:p>232</text:p>
          </table:table-cell>
          <table:table-cell table:style-name="ce12" table:formula="of:=([.E187]-[.G187]+[.$A$3])/2" office:value-type="float" office:value="188.97529773923" calcext:value-type="float">
            <text:p>189</text:p>
          </table:table-cell>
          <table:table-cell table:style-name="ce10"/>
          <table:table-cell table:formula="of:=([.$A$3]+[.C187])/2" office:value-type="float" office:value="2.44987674858814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7]+1.40625" office:value-type="float" office:value="260.15625" calcext:value-type="float">
            <text:p>260,15625</text:p>
          </table:table-cell>
          <table:table-cell table:formula="of:=[.$A$3]*SIN(RADIANS([.B188]))" office:value-type="float" office:value="-251.24579880918" calcext:value-type="float">
            <text:p>-251,2</text:p>
          </table:table-cell>
          <table:table-cell table:formula="of:=[.$A$3]*SIN(RADIANS([.B188]-120))" office:value-type="float" office:value="163.377520784665" calcext:value-type="float">
            <text:p>163,4</text:p>
          </table:table-cell>
          <table:table-cell table:formula="of:=[.$A$3]*SIN(RADIANS([.B188]+120))" office:value-type="float" office:value="87.8682780245154" calcext:value-type="float">
            <text:p>87,9</text:p>
          </table:table-cell>
          <table:table-cell table:style-name="ce10"/>
          <table:table-cell table:style-name="ce6" table:formula="of:=(MIN([.C188];[.D188];[.E188])+MAX([.C188];[.D188];[.E188]))/2" office:value-type="float" office:value="-43.9341390122577" calcext:value-type="float">
            <text:p>-43,9</text:p>
          </table:table-cell>
          <table:table-cell table:style-name="ce26" table:formula="of:=((([.C188]-[.G188]+[.$A$3])/2)*[.$V$3])-[.$W$3]" office:value-type="float" office:value="7.5400164672774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8]-[.G188]+[.$A$3])/2" office:value-type="float" office:value="231.155829898461" calcext:value-type="float">
            <text:p>231</text:p>
          </table:table-cell>
          <table:table-cell table:style-name="ce12" table:formula="of:=([.E188]-[.G188]+[.$A$3])/2" office:value-type="float" office:value="193.401208518387" calcext:value-type="float">
            <text:p>193</text:p>
          </table:table-cell>
          <table:table-cell table:style-name="ce10"/>
          <table:table-cell table:formula="of:=([.$A$3]+[.C188])/2" office:value-type="float" office:value="1.87710059541001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8]+1.40625" office:value-type="float" office:value="261.5625" calcext:value-type="float">
            <text:p>261,5625</text:p>
          </table:table-cell>
          <table:table-cell table:formula="of:=[.$A$3]*SIN(RADIANS([.B189]))" office:value-type="float" office:value="-252.240010041019" calcext:value-type="float">
            <text:p>-252,2</text:p>
          </table:table-cell>
          <table:table-cell table:formula="of:=[.$A$3]*SIN(RADIANS([.B189]-120))" office:value-type="float" office:value="158.52344620937" calcext:value-type="float">
            <text:p>158,5</text:p>
          </table:table-cell>
          <table:table-cell table:formula="of:=[.$A$3]*SIN(RADIANS([.B189]+120))" office:value-type="float" office:value="93.7165638316493" calcext:value-type="float">
            <text:p>93,7</text:p>
          </table:table-cell>
          <table:table-cell table:style-name="ce10"/>
          <table:table-cell table:style-name="ce6" table:formula="of:=(MIN([.C189];[.D189];[.E189])+MAX([.C189];[.D189];[.E189]))/2" office:value-type="float" office:value="-46.8582819158247" calcext:value-type="float">
            <text:p>-46,9</text:p>
          </table:table-cell>
          <table:table-cell table:style-name="ce26" table:formula="of:=((([.C189]-[.G189]+[.$A$3])/2)*[.$V$3])-[.$W$3]" office:value-type="float" office:value="8.6545520077002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9]-[.G189]+[.$A$3])/2" office:value-type="float" office:value="230.190864062597" calcext:value-type="float">
            <text:p>230</text:p>
          </table:table-cell>
          <table:table-cell table:style-name="ce12" table:formula="of:=([.E189]-[.G189]+[.$A$3])/2" office:value-type="float" office:value="197.787422873737" calcext:value-type="float">
            <text:p>198</text:p>
          </table:table-cell>
          <table:table-cell table:style-name="ce10"/>
          <table:table-cell table:formula="of:=([.$A$3]+[.C189])/2" office:value-type="float" office:value="1.37999497949042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9]+1.40625" office:value-type="float" office:value="262.96875" calcext:value-type="float">
            <text:p>262,96875</text:p>
          </table:table-cell>
          <table:table-cell table:formula="of:=[.$A$3]*SIN(RADIANS([.B190]))" office:value-type="float" office:value="-253.082281322671" calcext:value-type="float">
            <text:p>-253,1</text:p>
          </table:table-cell>
          <table:table-cell table:formula="of:=[.$A$3]*SIN(RADIANS([.B190]-120))" office:value-type="float" office:value="153.573883037652" calcext:value-type="float">
            <text:p>153,6</text:p>
          </table:table-cell>
          <table:table-cell table:formula="of:=[.$A$3]*SIN(RADIANS([.B190]+120))" office:value-type="float" office:value="99.508398285019" calcext:value-type="float">
            <text:p>99,5</text:p>
          </table:table-cell>
          <table:table-cell table:style-name="ce10"/>
          <table:table-cell table:style-name="ce6" table:formula="of:=(MIN([.C190];[.D190];[.E190])+MAX([.C190];[.D190];[.E190]))/2" office:value-type="float" office:value="-49.7541991425096" calcext:value-type="float">
            <text:p>-49,8</text:p>
          </table:table-cell>
          <table:table-cell table:style-name="ce26" table:formula="of:=((([.C190]-[.G190]+[.$A$3])/2)*[.$V$3])-[.$W$3]" office:value-type="float" office:value="9.84053254095676" calcext:value-type="float">
            <text:p>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0]-[.G190]+[.$A$3])/2" office:value-type="float" office:value="229.164041090081" calcext:value-type="float">
            <text:p>229</text:p>
          </table:table-cell>
          <table:table-cell table:style-name="ce12" table:formula="of:=([.E190]-[.G190]+[.$A$3])/2" office:value-type="float" office:value="202.131298713764" calcext:value-type="float">
            <text:p>202</text:p>
          </table:table-cell>
          <table:table-cell table:style-name="ce10"/>
          <table:table-cell table:formula="of:=([.$A$3]+[.C190])/2" office:value-type="float" office:value="0.958859338664468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0]+1.40625" office:value-type="float" office:value="264.375" calcext:value-type="float">
            <text:p>264,375</text:p>
          </table:table-cell>
          <table:table-cell table:formula="of:=[.$A$3]*SIN(RADIANS([.B191]))" office:value-type="float" office:value="-253.77210530141" calcext:value-type="float">
            <text:p>-253,8</text:p>
          </table:table-cell>
          <table:table-cell table:formula="of:=[.$A$3]*SIN(RADIANS([.B191]-120))" office:value-type="float" office:value="148.53181270129" calcext:value-type="float">
            <text:p>148,5</text:p>
          </table:table-cell>
          <table:table-cell table:formula="of:=[.$A$3]*SIN(RADIANS([.B191]+120))" office:value-type="float" office:value="105.240292600121" calcext:value-type="float">
            <text:p>105,2</text:p>
          </table:table-cell>
          <table:table-cell table:style-name="ce10"/>
          <table:table-cell table:style-name="ce6" table:formula="of:=(MIN([.C191];[.D191];[.E191])+MAX([.C191];[.D191];[.E191]))/2" office:value-type="float" office:value="-52.6201463000603" calcext:value-type="float">
            <text:p>-52,6</text:p>
          </table:table-cell>
          <table:table-cell table:style-name="ce26" table:formula="of:=((([.C191]-[.G191]+[.$A$3])/2)*[.$V$3])-[.$W$3]" office:value-type="float" office:value="11.0972436767204" calcext:value-type="float">
            <text:p>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1]-[.G191]+[.$A$3])/2" office:value-type="float" office:value="228.075979500675" calcext:value-type="float">
            <text:p>228</text:p>
          </table:table-cell>
          <table:table-cell table:style-name="ce12" table:formula="of:=([.E191]-[.G191]+[.$A$3])/2" office:value-type="float" office:value="206.43021945009" calcext:value-type="float">
            <text:p>206</text:p>
          </table:table-cell>
          <table:table-cell table:style-name="ce10"/>
          <table:table-cell table:formula="of:=([.$A$3]+[.C191])/2" office:value-type="float" office:value="0.61394734929489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1]+1.40625" office:value-type="float" office:value="265.78125" calcext:value-type="float">
            <text:p>265,78125</text:p>
          </table:table-cell>
          <table:table-cell table:formula="of:=[.$A$3]*SIN(RADIANS([.B192]))" office:value-type="float" office:value="-254.309066453066" calcext:value-type="float">
            <text:p>-254,3</text:p>
          </table:table-cell>
          <table:table-cell table:formula="of:=[.$A$3]*SIN(RADIANS([.B192]-120))" office:value-type="float" office:value="143.400272354918" calcext:value-type="float">
            <text:p>143,4</text:p>
          </table:table-cell>
          <table:table-cell table:formula="of:=[.$A$3]*SIN(RADIANS([.B192]+120))" office:value-type="float" office:value="110.908794098148" calcext:value-type="float">
            <text:p>110,9</text:p>
          </table:table-cell>
          <table:table-cell table:style-name="ce10"/>
          <table:table-cell table:style-name="ce6" table:formula="of:=(MIN([.C192];[.D192];[.E192])+MAX([.C192];[.D192];[.E192]))/2" office:value-type="float" office:value="-55.4543970490739" calcext:value-type="float">
            <text:p>-55,5</text:p>
          </table:table-cell>
          <table:table-cell table:style-name="ce26" table:formula="of:=((([.C192]-[.G192]+[.$A$3])/2)*[.$V$3])-[.$W$3]" office:value-type="float" office:value="12.4239284191946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2]-[.G192]+[.$A$3])/2" office:value-type="float" office:value="226.927334701996" calcext:value-type="float">
            <text:p>227</text:p>
          </table:table-cell>
          <table:table-cell table:style-name="ce12" table:formula="of:=([.E192]-[.G192]+[.$A$3])/2" office:value-type="float" office:value="210.681595573611" calcext:value-type="float">
            <text:p>211</text:p>
          </table:table-cell>
          <table:table-cell table:style-name="ce10"/>
          <table:table-cell table:formula="of:=([.$A$3]+[.C192])/2" office:value-type="float" office:value="0.345466773466995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2]+1.40625" office:value-type="float" office:value="267.1875" calcext:value-type="float">
            <text:p>267,1875</text:p>
          </table:table-cell>
          <table:table-cell table:formula="of:=[.$A$3]*SIN(RADIANS([.B193]))" office:value-type="float" office:value="-254.692841332319" calcext:value-type="float">
            <text:p>-254,7</text:p>
          </table:table-cell>
          <table:table-cell table:formula="of:=[.$A$3]*SIN(RADIANS([.B193]-120))" office:value-type="float" office:value="138.182353046562" calcext:value-type="float">
            <text:p>138,2</text:p>
          </table:table-cell>
          <table:table-cell table:formula="of:=[.$A$3]*SIN(RADIANS([.B193]+120))" office:value-type="float" office:value="116.510488285757" calcext:value-type="float">
            <text:p>116,5</text:p>
          </table:table-cell>
          <table:table-cell table:style-name="ce10"/>
          <table:table-cell table:style-name="ce6" table:formula="of:=(MIN([.C193];[.D193];[.E193])+MAX([.C193];[.D193];[.E193]))/2" office:value-type="float" office:value="-58.2552441428786" calcext:value-type="float">
            <text:p>-58,3</text:p>
          </table:table-cell>
          <table:table-cell table:style-name="ce26" table:formula="of:=((([.C193]-[.G193]+[.$A$3])/2)*[.$V$3])-[.$W$3]" office:value-type="float" office:value="13.8197876230982" calcext:value-type="float">
            <text:p>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3]-[.G193]+[.$A$3])/2" office:value-type="float" office:value="225.71879859472" calcext:value-type="float">
            <text:p>226</text:p>
          </table:table-cell>
          <table:table-cell table:style-name="ce12" table:formula="of:=([.E193]-[.G193]+[.$A$3])/2" office:value-type="float" office:value="214.882866214318" calcext:value-type="float">
            <text:p>215</text:p>
          </table:table-cell>
          <table:table-cell table:style-name="ce10"/>
          <table:table-cell table:formula="of:=([.$A$3]+[.C193])/2" office:value-type="float" office:value="0.153579333840511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3]+1.40625" office:value-type="float" office:value="268.59375" calcext:value-type="float">
            <text:p>268,59375</text:p>
          </table:table-cell>
          <table:table-cell table:formula="of:=[.$A$3]*SIN(RADIANS([.B194]))" office:value-type="float" office:value="-254.923198767532" calcext:value-type="float">
            <text:p>-254,9</text:p>
          </table:table-cell>
          <table:table-cell table:formula="of:=[.$A$3]*SIN(RADIANS([.B194]-120))" office:value-type="float" office:value="132.881197855701" calcext:value-type="float">
            <text:p>132,9</text:p>
          </table:table-cell>
          <table:table-cell table:formula="of:=[.$A$3]*SIN(RADIANS([.B194]+120))" office:value-type="float" office:value="122.042000911831" calcext:value-type="float">
            <text:p>122,0</text:p>
          </table:table-cell>
          <table:table-cell table:style-name="ce10"/>
          <table:table-cell table:style-name="ce6" table:formula="of:=(MIN([.C194];[.D194];[.E194])+MAX([.C194];[.D194];[.E194]))/2" office:value-type="float" office:value="-61.0210004559156" calcext:value-type="float">
            <text:p>-61,0</text:p>
          </table:table-cell>
          <table:table-cell table:style-name="ce26" table:formula="of:=((([.C194]-[.G194]+[.$A$3])/2)*[.$V$3])-[.$W$3]" office:value-type="float" office:value="15.2839804750415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4]-[.G194]+[.$A$3])/2" office:value-type="float" office:value="224.451099155808" calcext:value-type="float">
            <text:p>224</text:p>
          </table:table-cell>
          <table:table-cell table:style-name="ce12" table:formula="of:=([.E194]-[.G194]+[.$A$3])/2" office:value-type="float" office:value="219.031500683873" calcext:value-type="float">
            <text:p>219</text:p>
          </table:table-cell>
          <table:table-cell table:style-name="ce10"/>
          <table:table-cell table:formula="of:=([.$A$3]+[.C194])/2" office:value-type="float" office:value="0.0384006162339574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4]+1.40625" office:value-type="float" office:value="270" calcext:value-type="float">
            <text:p>270</text:p>
          </table:table-cell>
          <table:table-cell table:formula="of:=[.$A$3]*SIN(RADIANS([.B195]))" office:value-type="float" office:value="-255" calcext:value-type="float">
            <text:p>-255,0</text:p>
          </table:table-cell>
          <table:table-cell table:formula="of:=[.$A$3]*SIN(RADIANS([.B195]-120))" office:value-type="float" office:value="127.5" calcext:value-type="float">
            <text:p>127,5</text:p>
          </table:table-cell>
          <table:table-cell table:formula="of:=[.$A$3]*SIN(RADIANS([.B195]+120))" office:value-type="float" office:value="127.5" calcext:value-type="float">
            <text:p>127,5</text:p>
          </table:table-cell>
          <table:table-cell table:style-name="ce10"/>
          <table:table-cell table:style-name="ce6" table:formula="of:=(MIN([.C195];[.D195];[.E195])+MAX([.C195];[.D195];[.E195]))/2" office:value-type="float" office:value="-63.75" calcext:value-type="float">
            <text:p>-63,8</text:p>
          </table:table-cell>
          <table:table-cell table:style-name="ce26" table:formula="of:=((([.C195]-[.G195]+[.$A$3])/2)*[.$V$3])-[.$W$3]" office:value-type="float" office:value="16.815625" calcext:value-type="float">
            <text:p>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5]-[.G195]+[.$A$3])/2" office:value-type="float" office:value="223.125" calcext:value-type="float">
            <text:p>223</text:p>
          </table:table-cell>
          <table:table-cell table:style-name="ce12" table:formula="of:=([.E195]-[.G195]+[.$A$3])/2" office:value-type="float" office:value="223.125" calcext:value-type="float">
            <text:p>223</text:p>
          </table:table-cell>
          <table:table-cell table:style-name="ce10"/>
          <table:table-cell table:formula="of:=([.$A$3]+[.C195])/2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5]+1.40625" office:value-type="float" office:value="271.40625" calcext:value-type="float">
            <text:p>271,40625</text:p>
          </table:table-cell>
          <table:table-cell table:formula="of:=[.$A$3]*SIN(RADIANS([.B196]))" office:value-type="float" office:value="-254.923198767532" calcext:value-type="float">
            <text:p>-254,9</text:p>
          </table:table-cell>
          <table:table-cell table:formula="of:=[.$A$3]*SIN(RADIANS([.B196]-120))" office:value-type="float" office:value="122.042000911831" calcext:value-type="float">
            <text:p>122,0</text:p>
          </table:table-cell>
          <table:table-cell table:formula="of:=[.$A$3]*SIN(RADIANS([.B196]+120))" office:value-type="float" office:value="132.881197855701" calcext:value-type="float">
            <text:p>132,9</text:p>
          </table:table-cell>
          <table:table-cell table:style-name="ce10"/>
          <table:table-cell table:style-name="ce6" table:formula="of:=(MIN([.C196];[.D196];[.E196])+MAX([.C196];[.D196];[.E196]))/2" office:value-type="float" office:value="-61.0210004559156" calcext:value-type="float">
            <text:p>-61,0</text:p>
          </table:table-cell>
          <table:table-cell table:style-name="ce26" table:formula="of:=((([.C196]-[.G196]+[.$A$3])/2)*[.$V$3])-[.$W$3]" office:value-type="float" office:value="15.2839804750415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6]-[.G196]+[.$A$3])/2" office:value-type="float" office:value="219.031500683873" calcext:value-type="float">
            <text:p>219</text:p>
          </table:table-cell>
          <table:table-cell table:style-name="ce12" table:formula="of:=([.E196]-[.G196]+[.$A$3])/2" office:value-type="float" office:value="224.451099155808" calcext:value-type="float">
            <text:p>224</text:p>
          </table:table-cell>
          <table:table-cell table:style-name="ce10"/>
          <table:table-cell table:formula="of:=([.$A$3]+[.C196])/2" office:value-type="float" office:value="0.0384006162339574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6]+1.40625" office:value-type="float" office:value="272.8125" calcext:value-type="float">
            <text:p>272,8125</text:p>
          </table:table-cell>
          <table:table-cell table:formula="of:=[.$A$3]*SIN(RADIANS([.B197]))" office:value-type="float" office:value="-254.692841332319" calcext:value-type="float">
            <text:p>-254,7</text:p>
          </table:table-cell>
          <table:table-cell table:formula="of:=[.$A$3]*SIN(RADIANS([.B197]-120))" office:value-type="float" office:value="116.510488285757" calcext:value-type="float">
            <text:p>116,5</text:p>
          </table:table-cell>
          <table:table-cell table:formula="of:=[.$A$3]*SIN(RADIANS([.B197]+120))" office:value-type="float" office:value="138.182353046562" calcext:value-type="float">
            <text:p>138,2</text:p>
          </table:table-cell>
          <table:table-cell table:style-name="ce10"/>
          <table:table-cell table:style-name="ce6" table:formula="of:=(MIN([.C197];[.D197];[.E197])+MAX([.C197];[.D197];[.E197]))/2" office:value-type="float" office:value="-58.2552441428787" calcext:value-type="float">
            <text:p>-58,3</text:p>
          </table:table-cell>
          <table:table-cell table:style-name="ce26" table:formula="of:=((([.C197]-[.G197]+[.$A$3])/2)*[.$V$3])-[.$W$3]" office:value-type="float" office:value="13.8197876230982" calcext:value-type="float">
            <text:p>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7]-[.G197]+[.$A$3])/2" office:value-type="float" office:value="214.882866214318" calcext:value-type="float">
            <text:p>215</text:p>
          </table:table-cell>
          <table:table-cell table:style-name="ce12" table:formula="of:=([.E197]-[.G197]+[.$A$3])/2" office:value-type="float" office:value="225.71879859472" calcext:value-type="float">
            <text:p>226</text:p>
          </table:table-cell>
          <table:table-cell table:style-name="ce10"/>
          <table:table-cell table:formula="of:=([.$A$3]+[.C197])/2" office:value-type="float" office:value="0.153579333840511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7]+1.40625" office:value-type="float" office:value="274.21875" calcext:value-type="float">
            <text:p>274,21875</text:p>
          </table:table-cell>
          <table:table-cell table:formula="of:=[.$A$3]*SIN(RADIANS([.B198]))" office:value-type="float" office:value="-254.309066453066" calcext:value-type="float">
            <text:p>-254,3</text:p>
          </table:table-cell>
          <table:table-cell table:formula="of:=[.$A$3]*SIN(RADIANS([.B198]-120))" office:value-type="float" office:value="110.908794098148" calcext:value-type="float">
            <text:p>110,9</text:p>
          </table:table-cell>
          <table:table-cell table:formula="of:=[.$A$3]*SIN(RADIANS([.B198]+120))" office:value-type="float" office:value="143.400272354918" calcext:value-type="float">
            <text:p>143,4</text:p>
          </table:table-cell>
          <table:table-cell table:style-name="ce10"/>
          <table:table-cell table:style-name="ce6" table:formula="of:=(MIN([.C198];[.D198];[.E198])+MAX([.C198];[.D198];[.E198]))/2" office:value-type="float" office:value="-55.454397049074" calcext:value-type="float">
            <text:p>-55,5</text:p>
          </table:table-cell>
          <table:table-cell table:style-name="ce26" table:formula="of:=((([.C198]-[.G198]+[.$A$3])/2)*[.$V$3])-[.$W$3]" office:value-type="float" office:value="12.4239284191946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8]-[.G198]+[.$A$3])/2" office:value-type="float" office:value="210.681595573611" calcext:value-type="float">
            <text:p>211</text:p>
          </table:table-cell>
          <table:table-cell table:style-name="ce12" table:formula="of:=([.E198]-[.G198]+[.$A$3])/2" office:value-type="float" office:value="226.927334701996" calcext:value-type="float">
            <text:p>227</text:p>
          </table:table-cell>
          <table:table-cell table:style-name="ce10"/>
          <table:table-cell table:formula="of:=([.$A$3]+[.C198])/2" office:value-type="float" office:value="0.345466773466995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8]+1.40625" office:value-type="float" office:value="275.625" calcext:value-type="float">
            <text:p>275,625</text:p>
          </table:table-cell>
          <table:table-cell table:formula="of:=[.$A$3]*SIN(RADIANS([.B199]))" office:value-type="float" office:value="-253.77210530141" calcext:value-type="float">
            <text:p>-253,8</text:p>
          </table:table-cell>
          <table:table-cell table:formula="of:=[.$A$3]*SIN(RADIANS([.B199]-120))" office:value-type="float" office:value="105.240292600121" calcext:value-type="float">
            <text:p>105,2</text:p>
          </table:table-cell>
          <table:table-cell table:formula="of:=[.$A$3]*SIN(RADIANS([.B199]+120))" office:value-type="float" office:value="148.531812701289" calcext:value-type="float">
            <text:p>148,5</text:p>
          </table:table-cell>
          <table:table-cell table:style-name="ce10"/>
          <table:table-cell table:style-name="ce6" table:formula="of:=(MIN([.C199];[.D199];[.E199])+MAX([.C199];[.D199];[.E199]))/2" office:value-type="float" office:value="-52.6201463000604" calcext:value-type="float">
            <text:p>-52,6</text:p>
          </table:table-cell>
          <table:table-cell table:style-name="ce26" table:formula="of:=((([.C199]-[.G199]+[.$A$3])/2)*[.$V$3])-[.$W$3]" office:value-type="float" office:value="11.0972436767205" calcext:value-type="float">
            <text:p>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9]-[.G199]+[.$A$3])/2" office:value-type="float" office:value="206.430219450091" calcext:value-type="float">
            <text:p>206</text:p>
          </table:table-cell>
          <table:table-cell table:style-name="ce12" table:formula="of:=([.E199]-[.G199]+[.$A$3])/2" office:value-type="float" office:value="228.075979500675" calcext:value-type="float">
            <text:p>228</text:p>
          </table:table-cell>
          <table:table-cell table:style-name="ce10"/>
          <table:table-cell table:formula="of:=([.$A$3]+[.C199])/2" office:value-type="float" office:value="0.61394734929489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9]+1.40625" office:value-type="float" office:value="277.03125" calcext:value-type="float">
            <text:p>277,03125</text:p>
          </table:table-cell>
          <table:table-cell table:formula="of:=[.$A$3]*SIN(RADIANS([.B200]))" office:value-type="float" office:value="-253.082281322671" calcext:value-type="float">
            <text:p>-253,1</text:p>
          </table:table-cell>
          <table:table-cell table:formula="of:=[.$A$3]*SIN(RADIANS([.B200]-120))" office:value-type="float" office:value="99.5083982850191" calcext:value-type="float">
            <text:p>99,5</text:p>
          </table:table-cell>
          <table:table-cell table:formula="of:=[.$A$3]*SIN(RADIANS([.B200]+120))" office:value-type="float" office:value="153.573883037652" calcext:value-type="float">
            <text:p>153,6</text:p>
          </table:table-cell>
          <table:table-cell table:style-name="ce10"/>
          <table:table-cell table:style-name="ce6" table:formula="of:=(MIN([.C200];[.D200];[.E200])+MAX([.C200];[.D200];[.E200]))/2" office:value-type="float" office:value="-49.7541991425096" calcext:value-type="float">
            <text:p>-49,8</text:p>
          </table:table-cell>
          <table:table-cell table:style-name="ce26" table:formula="of:=((([.C200]-[.G200]+[.$A$3])/2)*[.$V$3])-[.$W$3]" office:value-type="float" office:value="9.84053254095678" calcext:value-type="float">
            <text:p>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0]-[.G200]+[.$A$3])/2" office:value-type="float" office:value="202.131298713764" calcext:value-type="float">
            <text:p>202</text:p>
          </table:table-cell>
          <table:table-cell table:style-name="ce12" table:formula="of:=([.E200]-[.G200]+[.$A$3])/2" office:value-type="float" office:value="229.164041090081" calcext:value-type="float">
            <text:p>229</text:p>
          </table:table-cell>
          <table:table-cell table:style-name="ce10"/>
          <table:table-cell table:formula="of:=([.$A$3]+[.C200])/2" office:value-type="float" office:value="0.958859338664482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0]+1.40625" office:value-type="float" office:value="278.4375" calcext:value-type="float">
            <text:p>278,4375</text:p>
          </table:table-cell>
          <table:table-cell table:formula="of:=[.$A$3]*SIN(RADIANS([.B201]))" office:value-type="float" office:value="-252.240010041019" calcext:value-type="float">
            <text:p>-252,2</text:p>
          </table:table-cell>
          <table:table-cell table:formula="of:=[.$A$3]*SIN(RADIANS([.B201]-120))" office:value-type="float" office:value="93.7165638316494" calcext:value-type="float">
            <text:p>93,7</text:p>
          </table:table-cell>
          <table:table-cell table:formula="of:=[.$A$3]*SIN(RADIANS([.B201]+120))" office:value-type="float" office:value="158.52344620937" calcext:value-type="float">
            <text:p>158,5</text:p>
          </table:table-cell>
          <table:table-cell table:style-name="ce10"/>
          <table:table-cell table:style-name="ce6" table:formula="of:=(MIN([.C201];[.D201];[.E201])+MAX([.C201];[.D201];[.E201]))/2" office:value-type="float" office:value="-46.8582819158247" calcext:value-type="float">
            <text:p>-46,9</text:p>
          </table:table-cell>
          <table:table-cell table:style-name="ce26" table:formula="of:=((([.C201]-[.G201]+[.$A$3])/2)*[.$V$3])-[.$W$3]" office:value-type="float" office:value="8.65455200770024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1]-[.G201]+[.$A$3])/2" office:value-type="float" office:value="197.787422873737" calcext:value-type="float">
            <text:p>198</text:p>
          </table:table-cell>
          <table:table-cell table:style-name="ce12" table:formula="of:=([.E201]-[.G201]+[.$A$3])/2" office:value-type="float" office:value="230.190864062597" calcext:value-type="float">
            <text:p>230</text:p>
          </table:table-cell>
          <table:table-cell table:style-name="ce10"/>
          <table:table-cell table:formula="of:=([.$A$3]+[.C201])/2" office:value-type="float" office:value="1.37999497949043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1]+1.40625" office:value-type="float" office:value="279.84375" calcext:value-type="float">
            <text:p>279,84375</text:p>
          </table:table-cell>
          <table:table-cell table:formula="of:=[.$A$3]*SIN(RADIANS([.B202]))" office:value-type="float" office:value="-251.24579880918" calcext:value-type="float">
            <text:p>-251,2</text:p>
          </table:table-cell>
          <table:table-cell table:formula="of:=[.$A$3]*SIN(RADIANS([.B202]-120))" office:value-type="float" office:value="87.8682780245155" calcext:value-type="float">
            <text:p>87,9</text:p>
          </table:table-cell>
          <table:table-cell table:formula="of:=[.$A$3]*SIN(RADIANS([.B202]+120))" office:value-type="float" office:value="163.377520784664" calcext:value-type="float">
            <text:p>163,4</text:p>
          </table:table-cell>
          <table:table-cell table:style-name="ce10"/>
          <table:table-cell table:style-name="ce6" table:formula="of:=(MIN([.C202];[.D202];[.E202])+MAX([.C202];[.D202];[.E202]))/2" office:value-type="float" office:value="-43.9341390122578" calcext:value-type="float">
            <text:p>-43,9</text:p>
          </table:table-cell>
          <table:table-cell table:style-name="ce26" table:formula="of:=((([.C202]-[.G202]+[.$A$3])/2)*[.$V$3])-[.$W$3]" office:value-type="float" office:value="7.54001646727744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2]-[.G202]+[.$A$3])/2" office:value-type="float" office:value="193.401208518387" calcext:value-type="float">
            <text:p>193</text:p>
          </table:table-cell>
          <table:table-cell table:style-name="ce12" table:formula="of:=([.E202]-[.G202]+[.$A$3])/2" office:value-type="float" office:value="231.155829898461" calcext:value-type="float">
            <text:p>231</text:p>
          </table:table-cell>
          <table:table-cell table:style-name="ce10"/>
          <table:table-cell table:formula="of:=([.$A$3]+[.C202])/2" office:value-type="float" office:value="1.87710059541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2]+1.40625" office:value-type="float" office:value="281.25" calcext:value-type="float">
            <text:p>281,25</text:p>
          </table:table-cell>
          <table:table-cell table:formula="of:=[.$A$3]*SIN(RADIANS([.B203]))" office:value-type="float" office:value="-250.100246502824" calcext:value-type="float">
            <text:p>-250,1</text:p>
          </table:table-cell>
          <table:table-cell table:formula="of:=[.$A$3]*SIN(RADIANS([.B203]-120))" office:value-type="float" office:value="81.9670636523063" calcext:value-type="float">
            <text:p>82,0</text:p>
          </table:table-cell>
          <table:table-cell table:formula="of:=[.$A$3]*SIN(RADIANS([.B203]+120))" office:value-type="float" office:value="168.133182850518" calcext:value-type="float">
            <text:p>168,1</text:p>
          </table:table-cell>
          <table:table-cell table:style-name="ce10"/>
          <table:table-cell table:style-name="ce6" table:formula="of:=(MIN([.C203];[.D203];[.E203])+MAX([.C203];[.D203];[.E203]))/2" office:value-type="float" office:value="-40.9835318261531" calcext:value-type="float">
            <text:p>-41,0</text:p>
          </table:table-cell>
          <table:table-cell table:style-name="ce26" table:formula="of:=((([.C203]-[.G203]+[.$A$3])/2)*[.$V$3])-[.$W$3]" office:value-type="float" office:value="6.49759727422268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3]-[.G203]+[.$A$3])/2" office:value-type="float" office:value="188.97529773923" calcext:value-type="float">
            <text:p>189</text:p>
          </table:table-cell>
          <table:table-cell table:style-name="ce12" table:formula="of:=([.E203]-[.G203]+[.$A$3])/2" office:value-type="float" office:value="232.058357338335" calcext:value-type="float">
            <text:p>232</text:p>
          </table:table-cell>
          <table:table-cell table:style-name="ce10"/>
          <table:table-cell table:formula="of:=([.$A$3]+[.C203])/2" office:value-type="float" office:value="2.44987674858812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3]+1.40625" office:value-type="float" office:value="282.65625" calcext:value-type="float">
            <text:p>282,65625</text:p>
          </table:table-cell>
          <table:table-cell table:formula="of:=[.$A$3]*SIN(RADIANS([.B204]))" office:value-type="float" office:value="-248.804043159825" calcext:value-type="float">
            <text:p>-248,8</text:p>
          </table:table-cell>
          <table:table-cell table:formula="of:=[.$A$3]*SIN(RADIANS([.B204]-120))" office:value-type="float" office:value="76.0164753858987" calcext:value-type="float">
            <text:p>76,0</text:p>
          </table:table-cell>
          <table:table-cell table:formula="of:=[.$A$3]*SIN(RADIANS([.B204]+120))" office:value-type="float" office:value="172.787567773926" calcext:value-type="float">
            <text:p>172,8</text:p>
          </table:table-cell>
          <table:table-cell table:style-name="ce10"/>
          <table:table-cell table:style-name="ce6" table:formula="of:=(MIN([.C204];[.D204];[.E204])+MAX([.C204];[.D204];[.E204]))/2" office:value-type="float" office:value="-38.0082376929493" calcext:value-type="float">
            <text:p>-38,0</text:p>
          </table:table-cell>
          <table:table-cell table:style-name="ce26" table:formula="of:=((([.C204]-[.G204]+[.$A$3])/2)*[.$V$3])-[.$W$3]" office:value-type="float" office:value="5.52792234287944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4]-[.G204]+[.$A$3])/2" office:value-type="float" office:value="184.512356539424" calcext:value-type="float">
            <text:p>185</text:p>
          </table:table-cell>
          <table:table-cell table:style-name="ce12" table:formula="of:=([.E204]-[.G204]+[.$A$3])/2" office:value-type="float" office:value="232.897902733438" calcext:value-type="float">
            <text:p>233</text:p>
          </table:table-cell>
          <table:table-cell table:style-name="ce10"/>
          <table:table-cell table:formula="of:=([.$A$3]+[.C204])/2" office:value-type="float" office:value="3.09797842008761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4]+1.40625" office:value-type="float" office:value="284.0625" calcext:value-type="float">
            <text:p>284,0625</text:p>
          </table:table-cell>
          <table:table-cell table:formula="of:=[.$A$3]*SIN(RADIANS([.B205]))" office:value-type="float" office:value="-247.357969564609" calcext:value-type="float">
            <text:p>-247,4</text:p>
          </table:table-cell>
          <table:table-cell table:formula="of:=[.$A$3]*SIN(RADIANS([.B205]-120))" office:value-type="float" office:value="70.0200976371577" calcext:value-type="float">
            <text:p>70,0</text:p>
          </table:table-cell>
          <table:table-cell table:formula="of:=[.$A$3]*SIN(RADIANS([.B205]+120))" office:value-type="float" office:value="177.337871927451" calcext:value-type="float">
            <text:p>177,3</text:p>
          </table:table-cell>
          <table:table-cell table:style-name="ce10"/>
          <table:table-cell table:style-name="ce6" table:formula="of:=(MIN([.C205];[.D205];[.E205])+MAX([.C205];[.D205];[.E205]))/2" office:value-type="float" office:value="-35.0100488185789" calcext:value-type="float">
            <text:p>-35,0</text:p>
          </table:table-cell>
          <table:table-cell table:style-name="ce26" table:formula="of:=((([.C205]-[.G205]+[.$A$3])/2)*[.$V$3])-[.$W$3]" office:value-type="float" office:value="4.63157576916777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5]-[.G205]+[.$A$3])/2" office:value-type="float" office:value="180.015073227868" calcext:value-type="float">
            <text:p>180</text:p>
          </table:table-cell>
          <table:table-cell table:style-name="ce12" table:formula="of:=([.E205]-[.G205]+[.$A$3])/2" office:value-type="float" office:value="233.673960373015" calcext:value-type="float">
            <text:p>234</text:p>
          </table:table-cell>
          <table:table-cell table:style-name="ce10"/>
          <table:table-cell table:formula="of:=([.$A$3]+[.C205])/2" office:value-type="float" office:value="3.82101521769565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5]+1.40625" office:value-type="float" office:value="285.46875" calcext:value-type="float">
            <text:p>285,46875</text:p>
          </table:table-cell>
          <table:table-cell table:formula="of:=[.$A$3]*SIN(RADIANS([.B206]))" office:value-type="float" office:value="-245.762896777837" calcext:value-type="float">
            <text:p>-245,8</text:p>
          </table:table-cell>
          <table:table-cell table:formula="of:=[.$A$3]*SIN(RADIANS([.B206]-120))" office:value-type="float" office:value="63.9815423998203" calcext:value-type="float">
            <text:p>64,0</text:p>
          </table:table-cell>
          <table:table-cell table:formula="of:=[.$A$3]*SIN(RADIANS([.B206]+120))" office:value-type="float" office:value="181.781354378017" calcext:value-type="float">
            <text:p>181,8</text:p>
          </table:table-cell>
          <table:table-cell table:style-name="ce10"/>
          <table:table-cell table:style-name="ce6" table:formula="of:=(MIN([.C206];[.D206];[.E206])+MAX([.C206];[.D206];[.E206]))/2" office:value-type="float" office:value="-31.9907711999102" calcext:value-type="float">
            <text:p>-32,0</text:p>
          </table:table-cell>
          <table:table-cell table:style-name="ce26" table:formula="of:=((([.C206]-[.G206]+[.$A$3])/2)*[.$V$3])-[.$W$3]" office:value-type="float" office:value="3.80909747874713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6]-[.G206]+[.$A$3])/2" office:value-type="float" office:value="175.486156799865" calcext:value-type="float">
            <text:p>175</text:p>
          </table:table-cell>
          <table:table-cell table:style-name="ce12" table:formula="of:=([.E206]-[.G206]+[.$A$3])/2" office:value-type="float" office:value="234.386062788964" calcext:value-type="float">
            <text:p>234</text:p>
          </table:table-cell>
          <table:table-cell table:style-name="ce10"/>
          <table:table-cell table:formula="of:=([.$A$3]+[.C206])/2" office:value-type="float" office:value="4.6185516110814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6]+1.40625" office:value-type="float" office:value="286.875" calcext:value-type="float">
            <text:p>286,875</text:p>
          </table:table-cell>
          <table:table-cell table:formula="of:=[.$A$3]*SIN(RADIANS([.B207]))" office:value-type="float" office:value="-244.019785611713" calcext:value-type="float">
            <text:p>-244,0</text:p>
          </table:table-cell>
          <table:table-cell table:formula="of:=[.$A$3]*SIN(RADIANS([.B207]-120))" office:value-type="float" office:value="57.9044470737652" calcext:value-type="float">
            <text:p>57,9</text:p>
          </table:table-cell>
          <table:table-cell table:formula="of:=[.$A$3]*SIN(RADIANS([.B207]+120))" office:value-type="float" office:value="186.115338537948" calcext:value-type="float">
            <text:p>186,1</text:p>
          </table:table-cell>
          <table:table-cell table:style-name="ce10"/>
          <table:table-cell table:style-name="ce6" table:formula="of:=(MIN([.C207];[.D207];[.E207])+MAX([.C207];[.D207];[.E207]))/2" office:value-type="float" office:value="-28.9522235368826" calcext:value-type="float">
            <text:p>-29,0</text:p>
          </table:table-cell>
          <table:table-cell table:style-name="ce26" table:formula="of:=((([.C207]-[.G207]+[.$A$3])/2)*[.$V$3])-[.$W$3]" office:value-type="float" office:value="3.06098290178528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7]-[.G207]+[.$A$3])/2" office:value-type="float" office:value="170.928335305324" calcext:value-type="float">
            <text:p>171</text:p>
          </table:table-cell>
          <table:table-cell table:style-name="ce12" table:formula="of:=([.E207]-[.G207]+[.$A$3])/2" office:value-type="float" office:value="235.033781037415" calcext:value-type="float">
            <text:p>235</text:p>
          </table:table-cell>
          <table:table-cell table:style-name="ce10"/>
          <table:table-cell table:formula="of:=([.$A$3]+[.C207])/2" office:value-type="float" office:value="5.49010719414336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7]+1.40625" office:value-type="float" office:value="288.28125" calcext:value-type="float">
            <text:p>288,28125</text:p>
          </table:table-cell>
          <table:table-cell table:formula="of:=[.$A$3]*SIN(RADIANS([.B208]))" office:value-type="float" office:value="-242.129686051224" calcext:value-type="float">
            <text:p>-242,1</text:p>
          </table:table-cell>
          <table:table-cell table:formula="of:=[.$A$3]*SIN(RADIANS([.B208]-120))" office:value-type="float" office:value="51.7924722739796" calcext:value-type="float">
            <text:p>51,8</text:p>
          </table:table-cell>
          <table:table-cell table:formula="of:=[.$A$3]*SIN(RADIANS([.B208]+120))" office:value-type="float" office:value="190.337213777245" calcext:value-type="float">
            <text:p>190,3</text:p>
          </table:table-cell>
          <table:table-cell table:style-name="ce10"/>
          <table:table-cell table:style-name="ce6" table:formula="of:=(MIN([.C208];[.D208];[.E208])+MAX([.C208];[.D208];[.E208]))/2" office:value-type="float" office:value="-25.8962361369898" calcext:value-type="float">
            <text:p>-25,9</text:p>
          </table:table-cell>
          <table:table-cell table:style-name="ce26" table:formula="of:=((([.C208]-[.G208]+[.$A$3])/2)*[.$V$3])-[.$W$3]" office:value-type="float" office:value="2.38768267452952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8]-[.G208]+[.$A$3])/2" office:value-type="float" office:value="166.344354205485" calcext:value-type="float">
            <text:p>166</text:p>
          </table:table-cell>
          <table:table-cell table:style-name="ce12" table:formula="of:=([.E208]-[.G208]+[.$A$3])/2" office:value-type="float" office:value="235.616724957117" calcext:value-type="float">
            <text:p>236</text:p>
          </table:table-cell>
          <table:table-cell table:style-name="ce10"/>
          <table:table-cell table:formula="of:=([.$A$3]+[.C208])/2" office:value-type="float" office:value="6.43515697438781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8]+1.40625" office:value-type="float" office:value="289.6875" calcext:value-type="float">
            <text:p>289,6875</text:p>
          </table:table-cell>
          <table:table-cell table:formula="of:=[.$A$3]*SIN(RADIANS([.B209]))" office:value-type="float" office:value="-240.09373662167" calcext:value-type="float">
            <text:p>-240,1</text:p>
          </table:table-cell>
          <table:table-cell table:formula="of:=[.$A$3]*SIN(RADIANS([.B209]-120))" office:value-type="float" office:value="45.6492996255414" calcext:value-type="float">
            <text:p>45,6</text:p>
          </table:table-cell>
          <table:table-cell table:formula="of:=[.$A$3]*SIN(RADIANS([.B209]+120))" office:value-type="float" office:value="194.444436996129" calcext:value-type="float">
            <text:p>194,4</text:p>
          </table:table-cell>
          <table:table-cell table:style-name="ce10"/>
          <table:table-cell table:style-name="ce6" table:formula="of:=(MIN([.C209];[.D209];[.E209])+MAX([.C209];[.D209];[.E209]))/2" office:value-type="float" office:value="-22.8246498127707" calcext:value-type="float">
            <text:p>-22,8</text:p>
          </table:table-cell>
          <table:table-cell table:style-name="ce26" table:formula="of:=((([.C209]-[.G209]+[.$A$3])/2)*[.$V$3])-[.$W$3]" office:value-type="float" office:value="1.78960236786046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9]-[.G209]+[.$A$3])/2" office:value-type="float" office:value="161.736974719156" calcext:value-type="float">
            <text:p>162</text:p>
          </table:table-cell>
          <table:table-cell table:style-name="ce12" table:formula="of:=([.E209]-[.G209]+[.$A$3])/2" office:value-type="float" office:value="236.13454340445" calcext:value-type="float">
            <text:p>236</text:p>
          </table:table-cell>
          <table:table-cell table:style-name="ce10"/>
          <table:table-cell table:formula="of:=([.$A$3]+[.C209])/2" office:value-type="float" office:value="7.45313168916483" calcext:value-type="float">
            <text:p>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9]+1.40625" office:value-type="float" office:value="291.09375" calcext:value-type="float">
            <text:p>291,09375</text:p>
          </table:table-cell>
          <table:table-cell table:formula="of:=[.$A$3]*SIN(RADIANS([.B210]))" office:value-type="float" office:value="-237.913163702858" calcext:value-type="float">
            <text:p>-237,9</text:p>
          </table:table-cell>
          <table:table-cell table:formula="of:=[.$A$3]*SIN(RADIANS([.B210]-120))" office:value-type="float" office:value="39.4786295459459" calcext:value-type="float">
            <text:p>39,5</text:p>
          </table:table-cell>
          <table:table-cell table:formula="of:=[.$A$3]*SIN(RADIANS([.B210]+120))" office:value-type="float" office:value="198.434534156912" calcext:value-type="float">
            <text:p>198,4</text:p>
          </table:table-cell>
          <table:table-cell table:style-name="ce10"/>
          <table:table-cell table:style-name="ce6" table:formula="of:=(MIN([.C210];[.D210];[.E210])+MAX([.C210];[.D210];[.E210]))/2" office:value-type="float" office:value="-19.739314772973" calcext:value-type="float">
            <text:p>-19,7</text:p>
          </table:table-cell>
          <table:table-cell table:style-name="ce26" table:formula="of:=((([.C210]-[.G210]+[.$A$3])/2)*[.$V$3])-[.$W$3]" office:value-type="float" office:value="1.2671022429912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0]-[.G210]+[.$A$3])/2" office:value-type="float" office:value="157.108972159459" calcext:value-type="float">
            <text:p>157</text:p>
          </table:table-cell>
          <table:table-cell table:style-name="ce12" table:formula="of:=([.E210]-[.G210]+[.$A$3])/2" office:value-type="float" office:value="236.586924464943" calcext:value-type="float">
            <text:p>237</text:p>
          </table:table-cell>
          <table:table-cell table:style-name="ce10"/>
          <table:table-cell table:formula="of:=([.$A$3]+[.C210])/2" office:value-type="float" office:value="8.54341814857081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0]+1.40625" office:value-type="float" office:value="292.5" calcext:value-type="float">
            <text:p>292,5</text:p>
          </table:table-cell>
          <table:table-cell table:formula="of:=[.$A$3]*SIN(RADIANS([.B211]))" office:value-type="float" office:value="-235.589280790378" calcext:value-type="float">
            <text:p>-235,6</text:p>
          </table:table-cell>
          <table:table-cell table:formula="of:=[.$A$3]*SIN(RADIANS([.B211]-120))" office:value-type="float" office:value="33.2841790161131" calcext:value-type="float">
            <text:p>33,3</text:p>
          </table:table-cell>
          <table:table-cell table:formula="of:=[.$A$3]*SIN(RADIANS([.B211]+120))" office:value-type="float" office:value="202.305101774265" calcext:value-type="float">
            <text:p>202,3</text:p>
          </table:table-cell>
          <table:table-cell table:style-name="ce10"/>
          <table:table-cell table:style-name="ce6" table:formula="of:=(MIN([.C211];[.D211];[.E211])+MAX([.C211];[.D211];[.E211]))/2" office:value-type="float" office:value="-16.6420895080566" calcext:value-type="float">
            <text:p>-16,6</text:p>
          </table:table-cell>
          <table:table-cell table:style-name="ce26" table:formula="of:=((([.C211]-[.G211]+[.$A$3])/2)*[.$V$3])-[.$W$3]" office:value-type="float" office:value="0.820497034459326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1]-[.G211]+[.$A$3])/2" office:value-type="float" office:value="152.463134262085" calcext:value-type="float">
            <text:p>152</text:p>
          </table:table-cell>
          <table:table-cell table:style-name="ce12" table:formula="of:=([.E211]-[.G211]+[.$A$3])/2" office:value-type="float" office:value="236.973595641161" calcext:value-type="float">
            <text:p>237</text:p>
          </table:table-cell>
          <table:table-cell table:style-name="ce10"/>
          <table:table-cell table:formula="of:=([.$A$3]+[.C211])/2" office:value-type="float" office:value="9.70535960481095" calcext:value-type="float">
            <text:p>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1]+1.40625" office:value-type="float" office:value="293.90625" calcext:value-type="float">
            <text:p>293,90625</text:p>
          </table:table-cell>
          <table:table-cell table:formula="of:=[.$A$3]*SIN(RADIANS([.B212]))" office:value-type="float" office:value="-233.1234877044" calcext:value-type="float">
            <text:p>-233,1</text:p>
          </table:table-cell>
          <table:table-cell table:formula="of:=[.$A$3]*SIN(RADIANS([.B212]-120))" office:value-type="float" office:value="27.0696793414167" calcext:value-type="float">
            <text:p>27,1</text:p>
          </table:table-cell>
          <table:table-cell table:formula="of:=[.$A$3]*SIN(RADIANS([.B212]+120))" office:value-type="float" office:value="206.053808362984" calcext:value-type="float">
            <text:p>206,1</text:p>
          </table:table-cell>
          <table:table-cell table:style-name="ce10"/>
          <table:table-cell table:style-name="ce6" table:formula="of:=(MIN([.C212];[.D212];[.E212])+MAX([.C212];[.D212];[.E212]))/2" office:value-type="float" office:value="-13.5348396707084" calcext:value-type="float">
            <text:p>-13,5</text:p>
          </table:table-cell>
          <table:table-cell table:style-name="ce26" table:formula="of:=((([.C212]-[.G212]+[.$A$3])/2)*[.$V$3])-[.$W$3]" office:value-type="float" office:value="0.450055760542913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2]-[.G212]+[.$A$3])/2" office:value-type="float" office:value="147.802259506063" calcext:value-type="float">
            <text:p>148</text:p>
          </table:table-cell>
          <table:table-cell table:style-name="ce12" table:formula="of:=([.E212]-[.G212]+[.$A$3])/2" office:value-type="float" office:value="237.294324016846" calcext:value-type="float">
            <text:p>237</text:p>
          </table:table-cell>
          <table:table-cell table:style-name="ce10"/>
          <table:table-cell table:formula="of:=([.$A$3]+[.C212])/2" office:value-type="float" office:value="10.9382561477998" calcext:value-type="float">
            <text:p>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2]+1.40625" office:value-type="float" office:value="295.3125" calcext:value-type="float">
            <text:p>295,3125</text:p>
          </table:table-cell>
          <table:table-cell table:formula="of:=[.$A$3]*SIN(RADIANS([.B213]))" office:value-type="float" office:value="-230.517269746478" calcext:value-type="float">
            <text:p>-230,5</text:p>
          </table:table-cell>
          <table:table-cell table:formula="of:=[.$A$3]*SIN(RADIANS([.B213]-120))" office:value-type="float" office:value="20.8388739040854" calcext:value-type="float">
            <text:p>20,8</text:p>
          </table:table-cell>
          <table:table-cell table:formula="of:=[.$A$3]*SIN(RADIANS([.B213]+120))" office:value-type="float" office:value="209.678395842393" calcext:value-type="float">
            <text:p>209,7</text:p>
          </table:table-cell>
          <table:table-cell table:style-name="ce10"/>
          <table:table-cell table:style-name="ce6" table:formula="of:=(MIN([.C213];[.D213];[.E213])+MAX([.C213];[.D213];[.E213]))/2" office:value-type="float" office:value="-10.4194369520427" calcext:value-type="float">
            <text:p>-10,4</text:p>
          </table:table-cell>
          <table:table-cell table:style-name="ce26" table:formula="of:=((([.C213]-[.G213]+[.$A$3])/2)*[.$V$3])-[.$W$3]" office:value-type="float" office:value="0.156001561213561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3]-[.G213]+[.$A$3])/2" office:value-type="float" office:value="143.129155428064" calcext:value-type="float">
            <text:p>143</text:p>
          </table:table-cell>
          <table:table-cell table:style-name="ce12" table:formula="of:=([.E213]-[.G213]+[.$A$3])/2" office:value-type="float" office:value="237.548916397218" calcext:value-type="float">
            <text:p>238</text:p>
          </table:table-cell>
          <table:table-cell table:style-name="ce10"/>
          <table:table-cell table:formula="of:=([.$A$3]+[.C213])/2" office:value-type="float" office:value="12.241365126761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3]+1.40625" office:value-type="float" office:value="296.71875" calcext:value-type="float">
            <text:p>296,71875</text:p>
          </table:table-cell>
          <table:table-cell table:formula="of:=[.$A$3]*SIN(RADIANS([.B214]))" office:value-type="float" office:value="-227.772196804856" calcext:value-type="float">
            <text:p>-227,8</text:p>
          </table:table-cell>
          <table:table-cell table:formula="of:=[.$A$3]*SIN(RADIANS([.B214]-120))" office:value-type="float" office:value="14.5955159083301" calcext:value-type="float">
            <text:p>14,6</text:p>
          </table:table-cell>
          <table:table-cell table:formula="of:=[.$A$3]*SIN(RADIANS([.B214]+120))" office:value-type="float" office:value="213.176680896526" calcext:value-type="float">
            <text:p>213,2</text:p>
          </table:table-cell>
          <table:table-cell table:style-name="ce10"/>
          <table:table-cell table:style-name="ce6" table:formula="of:=(MIN([.C214];[.D214];[.E214])+MAX([.C214];[.D214];[.E214]))/2" office:value-type="float" office:value="-7.29775795416499" calcext:value-type="float">
            <text:p>-7,3</text:p>
          </table:table-cell>
          <table:table-cell table:style-name="ce26" table:formula="of:=((([.C214]-[.G214]+[.$A$3])/2)*[.$V$3])-[.$W$3]" office:value-type="float" office:value="-0.0614884362742814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4]-[.G214]+[.$A$3])/2" office:value-type="float" office:value="138.446636931248" calcext:value-type="float">
            <text:p>138</text:p>
          </table:table-cell>
          <table:table-cell table:style-name="ce12" table:formula="of:=([.E214]-[.G214]+[.$A$3])/2" office:value-type="float" office:value="237.737219425346" calcext:value-type="float">
            <text:p>238</text:p>
          </table:table-cell>
          <table:table-cell table:style-name="ce10"/>
          <table:table-cell table:formula="of:=([.$A$3]+[.C214])/2" office:value-type="float" office:value="13.6139015975718" calcext:value-type="float">
            <text:p>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4]+1.40625" office:value-type="float" office:value="298.125" calcext:value-type="float">
            <text:p>298,125</text:p>
          </table:table-cell>
          <table:table-cell table:formula="of:=[.$A$3]*SIN(RADIANS([.B215]))" office:value-type="float" office:value="-224.889922408831" calcext:value-type="float">
            <text:p>-224,9</text:p>
          </table:table-cell>
          <table:table-cell table:formula="of:=[.$A$3]*SIN(RADIANS([.B215]-120))" office:value-type="float" office:value="8.34336611955288" calcext:value-type="float">
            <text:p>8,3</text:p>
          </table:table-cell>
          <table:table-cell table:formula="of:=[.$A$3]*SIN(RADIANS([.B215]+120))" office:value-type="float" office:value="216.546556289278" calcext:value-type="float">
            <text:p>216,5</text:p>
          </table:table-cell>
          <table:table-cell table:style-name="ce10"/>
          <table:table-cell table:style-name="ce6" table:formula="of:=(MIN([.C215];[.D215];[.E215])+MAX([.C215];[.D215];[.E215]))/2" office:value-type="float" office:value="-4.17168305977644" calcext:value-type="float">
            <text:p>-4,2</text:p>
          </table:table-cell>
          <table:table-cell table:style-name="ce26" table:formula="of:=((([.C215]-[.G215]+[.$A$3])/2)*[.$V$3])-[.$W$3]" office:value-type="float" office:value="-0.202283224078744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5]-[.G215]+[.$A$3])/2" office:value-type="float" office:value="133.757524589665" calcext:value-type="float">
            <text:p>134</text:p>
          </table:table-cell>
          <table:table-cell table:style-name="ce12" table:formula="of:=([.E215]-[.G215]+[.$A$3])/2" office:value-type="float" office:value="237.859119674527" calcext:value-type="float">
            <text:p>238</text:p>
          </table:table-cell>
          <table:table-cell table:style-name="ce10"/>
          <table:table-cell table:formula="of:=([.$A$3]+[.C215])/2" office:value-type="float" office:value="15.0550387955847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5]+1.40625" office:value-type="float" office:value="299.53125" calcext:value-type="float">
            <text:p>299,53125</text:p>
          </table:table-cell>
          <table:table-cell table:formula="of:=[.$A$3]*SIN(RADIANS([.B216]))" office:value-type="float" office:value="-221.872182732721" calcext:value-type="float">
            <text:p>-221,9</text:p>
          </table:table-cell>
          <table:table-cell table:formula="of:=[.$A$3]*SIN(RADIANS([.B216]-120))" office:value-type="float" office:value="2.08619059900395" calcext:value-type="float">
            <text:p>2,1</text:p>
          </table:table-cell>
          <table:table-cell table:formula="of:=[.$A$3]*SIN(RADIANS([.B216]+120))" office:value-type="float" office:value="219.785992133717" calcext:value-type="float">
            <text:p>219,8</text:p>
          </table:table-cell>
          <table:table-cell table:style-name="ce10"/>
          <table:table-cell table:style-name="ce6" table:formula="of:=(MIN([.C216];[.D216];[.E216])+MAX([.C216];[.D216];[.E216]))/2" office:value-type="float" office:value="-1.043095299502" calcext:value-type="float">
            <text:p>-1,0</text:p>
          </table:table-cell>
          <table:table-cell table:style-name="ce26" table:formula="of:=((([.C216]-[.G216]+[.$A$3])/2)*[.$V$3])-[.$W$3]" office:value-type="float" office:value="-0.266297992684219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6]-[.G216]+[.$A$3])/2" office:value-type="float" office:value="129.064642949253" calcext:value-type="float">
            <text:p>129</text:p>
          </table:table-cell>
          <table:table-cell table:style-name="ce12" table:formula="of:=([.E216]-[.G216]+[.$A$3])/2" office:value-type="float" office:value="237.91454371661" calcext:value-type="float">
            <text:p>238</text:p>
          </table:table-cell>
          <table:table-cell table:style-name="ce10"/>
          <table:table-cell table:formula="of:=([.$A$3]+[.C216])/2" office:value-type="float" office:value="16.5639086336393" calcext:value-type="float">
            <text:p>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6]+1.40625" office:value-type="float" office:value="300.9375" calcext:value-type="float">
            <text:p>300,9375</text:p>
          </table:table-cell>
          <table:table-cell table:formula="of:=[.$A$3]*SIN(RADIANS([.B217]))" office:value-type="float" office:value="-218.720795550069" calcext:value-type="float">
            <text:p>-218,7</text:p>
          </table:table-cell>
          <table:table-cell table:formula="of:=[.$A$3]*SIN(RADIANS([.B217]-120))" office:value-type="float" office:value="-4.17224156475412" calcext:value-type="float">
            <text:p>-4,2</text:p>
          </table:table-cell>
          <table:table-cell table:formula="of:=[.$A$3]*SIN(RADIANS([.B217]+120))" office:value-type="float" office:value="222.893037114823" calcext:value-type="float">
            <text:p>222,9</text:p>
          </table:table-cell>
          <table:table-cell table:style-name="ce10"/>
          <table:table-cell table:style-name="ce6" table:formula="of:=(MIN([.C217];[.D217];[.E217])+MAX([.C217];[.D217];[.E217]))/2" office:value-type="float" office:value="2.08612078237704" calcext:value-type="float">
            <text:p>2,1</text:p>
          </table:table-cell>
          <table:table-cell table:style-name="ce26" table:formula="of:=((([.C217]-[.G217]+[.$A$3])/2)*[.$V$3])-[.$W$3]" office:value-type="float" office:value="-0.253494181987833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7]-[.G217]+[.$A$3])/2" office:value-type="float" office:value="124.370818826434" calcext:value-type="float">
            <text:p>124</text:p>
          </table:table-cell>
          <table:table-cell table:style-name="ce12" table:formula="of:=([.E217]-[.G217]+[.$A$3])/2" office:value-type="float" office:value="237.903458166223" calcext:value-type="float">
            <text:p>238</text:p>
          </table:table-cell>
          <table:table-cell table:style-name="ce10"/>
          <table:table-cell table:formula="of:=([.$A$3]+[.C217])/2" office:value-type="float" office:value="18.1396022249653" calcext:value-type="float">
            <text:p>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7]+1.40625" office:value-type="float" office:value="302.34375" calcext:value-type="float">
            <text:p>302,34375</text:p>
          </table:table-cell>
          <table:table-cell table:formula="of:=[.$A$3]*SIN(RADIANS([.B218]))" office:value-type="float" office:value="-215.437659138675" calcext:value-type="float">
            <text:p>-215,4</text:p>
          </table:table-cell>
          <table:table-cell table:formula="of:=[.$A$3]*SIN(RADIANS([.B218]-120))" office:value-type="float" office:value="-10.4281605262038" calcext:value-type="float">
            <text:p>-10,4</text:p>
          </table:table-cell>
          <table:table-cell table:formula="of:=[.$A$3]*SIN(RADIANS([.B218]+120))" office:value-type="float" office:value="225.865819664879" calcext:value-type="float">
            <text:p>225,9</text:p>
          </table:table-cell>
          <table:table-cell table:style-name="ce10"/>
          <table:table-cell table:style-name="ce6" table:formula="of:=(MIN([.C218];[.D218];[.E218])+MAX([.C218];[.D218];[.E218]))/2" office:value-type="float" office:value="5.21408026310186" calcext:value-type="float">
            <text:p>5,2</text:p>
          </table:table-cell>
          <table:table-cell table:style-name="ce26" table:formula="of:=((([.C218]-[.G218]+[.$A$3])/2)*[.$V$3])-[.$W$3]" office:value-type="float" office:value="-0.163879504526335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8]-[.G218]+[.$A$3])/2" office:value-type="float" office:value="119.678879605347" calcext:value-type="float">
            <text:p>120</text:p>
          </table:table-cell>
          <table:table-cell table:style-name="ce12" table:formula="of:=([.E218]-[.G218]+[.$A$3])/2" office:value-type="float" office:value="237.825869700889" calcext:value-type="float">
            <text:p>238</text:p>
          </table:table-cell>
          <table:table-cell table:style-name="ce10"/>
          <table:table-cell table:formula="of:=([.$A$3]+[.C218])/2" office:value-type="float" office:value="19.7811704306623" calcext:value-type="float">
            <text:p>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8]+1.40625" office:value-type="float" office:value="303.75" calcext:value-type="float">
            <text:p>303,75</text:p>
          </table:table-cell>
          <table:table-cell table:formula="of:=[.$A$3]*SIN(RADIANS([.B219]))" office:value-type="float" office:value="-212.024751137149" calcext:value-type="float">
            <text:p>-212,0</text:p>
          </table:table-cell>
          <table:table-cell table:formula="of:=[.$A$3]*SIN(RADIANS([.B219]-120))" office:value-type="float" office:value="-16.6777979536864" calcext:value-type="float">
            <text:p>-16,7</text:p>
          </table:table-cell>
          <table:table-cell table:formula="of:=[.$A$3]*SIN(RADIANS([.B219]+120))" office:value-type="float" office:value="228.702549090836" calcext:value-type="float">
            <text:p>228,7</text:p>
          </table:table-cell>
          <table:table-cell table:style-name="ce10"/>
          <table:table-cell table:style-name="ce6" table:formula="of:=(MIN([.C219];[.D219];[.E219])+MAX([.C219];[.D219];[.E219]))/2" office:value-type="float" office:value="8.33889897684321" calcext:value-type="float">
            <text:p>8,3</text:p>
          </table:table-cell>
          <table:table-cell table:style-name="ce26" table:formula="of:=((([.C219]-[.G219]+[.$A$3])/2)*[.$V$3])-[.$W$3]" office:value-type="float" office:value="0.00249205916945172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9]-[.G219]+[.$A$3])/2" office:value-type="float" office:value="114.991651534735" calcext:value-type="float">
            <text:p>115</text:p>
          </table:table-cell>
          <table:table-cell table:style-name="ce12" table:formula="of:=([.E219]-[.G219]+[.$A$3])/2" office:value-type="float" office:value="237.681825056996" calcext:value-type="float">
            <text:p>238</text:p>
          </table:table-cell>
          <table:table-cell table:style-name="ce10"/>
          <table:table-cell table:formula="of:=([.$A$3]+[.C219])/2" office:value-type="float" office:value="21.4876244314255" calcext:value-type="float">
            <text:p>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9]+1.40625" office:value-type="float" office:value="305.15625" calcext:value-type="float">
            <text:p>305,15625</text:p>
          </table:table-cell>
          <table:table-cell table:formula="of:=[.$A$3]*SIN(RADIANS([.B220]))" office:value-type="float" office:value="-208.484127353654" calcext:value-type="float">
            <text:p>-208,5</text:p>
          </table:table-cell>
          <table:table-cell table:formula="of:=[.$A$3]*SIN(RADIANS([.B220]-120))" office:value-type="float" office:value="-22.917389299305" calcext:value-type="float">
            <text:p>-22,9</text:p>
          </table:table-cell>
          <table:table-cell table:formula="of:=[.$A$3]*SIN(RADIANS([.B220]+120))" office:value-type="float" office:value="231.401516652959" calcext:value-type="float">
            <text:p>231,4</text:p>
          </table:table-cell>
          <table:table-cell table:style-name="ce10"/>
          <table:table-cell table:style-name="ce6" table:formula="of:=(MIN([.C220];[.D220];[.E220])+MAX([.C220];[.D220];[.E220]))/2" office:value-type="float" office:value="11.4586946496524" calcext:value-type="float">
            <text:p>11,5</text:p>
          </table:table-cell>
          <table:table-cell table:style-name="ce26" table:formula="of:=((([.C220]-[.G220]+[.$A$3])/2)*[.$V$3])-[.$W$3]" office:value-type="float" office:value="0.245520293090593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0]-[.G220]+[.$A$3])/2" office:value-type="float" office:value="110.311958025521" calcext:value-type="float">
            <text:p>110</text:p>
          </table:table-cell>
          <table:table-cell table:style-name="ce12" table:formula="of:=([.E220]-[.G220]+[.$A$3])/2" office:value-type="float" office:value="237.471411001653" calcext:value-type="float">
            <text:p>237</text:p>
          </table:table-cell>
          <table:table-cell table:style-name="ce10"/>
          <table:table-cell table:formula="of:=([.$A$3]+[.C220])/2" office:value-type="float" office:value="23.257936323173" calcext:value-type="float">
            <text:p>2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0]+1.40625" office:value-type="float" office:value="306.5625" calcext:value-type="float">
            <text:p>306,5625</text:p>
          </table:table-cell>
          <table:table-cell table:formula="of:=[.$A$3]*SIN(RADIANS([.B221]))" office:value-type="float" office:value="-204.817920527564" calcext:value-type="float">
            <text:p>-204,8</text:p>
          </table:table-cell>
          <table:table-cell table:formula="of:=[.$A$3]*SIN(RADIANS([.B221]-120))" office:value-type="float" office:value="-29.1431760665458" calcext:value-type="float">
            <text:p>-29,1</text:p>
          </table:table-cell>
          <table:table-cell table:formula="of:=[.$A$3]*SIN(RADIANS([.B221]+120))" office:value-type="float" office:value="233.96109659411" calcext:value-type="float">
            <text:p>234,0</text:p>
          </table:table-cell>
          <table:table-cell table:style-name="ce10"/>
          <table:table-cell table:style-name="ce6" table:formula="of:=(MIN([.C221];[.D221];[.E221])+MAX([.C221];[.D221];[.E221]))/2" office:value-type="float" office:value="14.5715880332729" calcext:value-type="float">
            <text:p>14,6</text:p>
          </table:table-cell>
          <table:table-cell table:style-name="ce26" table:formula="of:=((([.C221]-[.G221]+[.$A$3])/2)*[.$V$3])-[.$W$3]" office:value-type="float" office:value="0.565058806116443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1]-[.G221]+[.$A$3])/2" office:value-type="float" office:value="105.642617950091" calcext:value-type="float">
            <text:p>106</text:p>
          </table:table-cell>
          <table:table-cell table:style-name="ce12" table:formula="of:=([.E221]-[.G221]+[.$A$3])/2" office:value-type="float" office:value="237.194754280419" calcext:value-type="float">
            <text:p>237</text:p>
          </table:table-cell>
          <table:table-cell table:style-name="ce10"/>
          <table:table-cell table:formula="of:=([.$A$3]+[.C221])/2" office:value-type="float" office:value="25.0910397362178" calcext:value-type="float">
            <text:p>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1]+1.40625" office:value-type="float" office:value="307.96875" calcext:value-type="float">
            <text:p>307,96875</text:p>
          </table:table-cell>
          <table:table-cell table:formula="of:=[.$A$3]*SIN(RADIANS([.B222]))" office:value-type="float" office:value="-201.028339044785" calcext:value-type="float">
            <text:p>-201,0</text:p>
          </table:table-cell>
          <table:table-cell table:formula="of:=[.$A$3]*SIN(RADIANS([.B222]-120))" office:value-type="float" office:value="-35.3514080742578" calcext:value-type="float">
            <text:p>-35,4</text:p>
          </table:table-cell>
          <table:table-cell table:formula="of:=[.$A$3]*SIN(RADIANS([.B222]+120))" office:value-type="float" office:value="236.379747119042" calcext:value-type="float">
            <text:p>236,4</text:p>
          </table:table-cell>
          <table:table-cell table:style-name="ce10"/>
          <table:table-cell table:style-name="ce6" table:formula="of:=(MIN([.C222];[.D222];[.E222])+MAX([.C222];[.D222];[.E222]))/2" office:value-type="float" office:value="17.6757040371289" calcext:value-type="float">
            <text:p>17,7</text:p>
          </table:table-cell>
          <table:table-cell table:style-name="ce26" table:formula="of:=((([.C222]-[.G222]+[.$A$3])/2)*[.$V$3])-[.$W$3]" office:value-type="float" office:value="0.960915120194965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2]-[.G222]+[.$A$3])/2" office:value-type="float" office:value="100.986443944307" calcext:value-type="float">
            <text:p>101</text:p>
          </table:table-cell>
          <table:table-cell table:style-name="ce12" table:formula="of:=([.E222]-[.G222]+[.$A$3])/2" office:value-type="float" office:value="236.852021540957" calcext:value-type="float">
            <text:p>237</text:p>
          </table:table-cell>
          <table:table-cell table:style-name="ce10"/>
          <table:table-cell table:formula="of:=([.$A$3]+[.C222])/2" office:value-type="float" office:value="26.9858304776077" calcext:value-type="float">
            <text:p>2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2]+1.40625" office:value-type="float" office:value="309.375" calcext:value-type="float">
            <text:p>309,375</text:p>
          </table:table-cell>
          <table:table-cell table:formula="of:=[.$A$3]*SIN(RADIANS([.B223]))" office:value-type="float" office:value="-197.117665607498" calcext:value-type="float">
            <text:p>-197,1</text:p>
          </table:table-cell>
          <table:table-cell table:formula="of:=[.$A$3]*SIN(RADIANS([.B223]-120))" office:value-type="float" office:value="-41.5383457156201" calcext:value-type="float">
            <text:p>-41,5</text:p>
          </table:table-cell>
          <table:table-cell table:formula="of:=[.$A$3]*SIN(RADIANS([.B223]+120))" office:value-type="float" office:value="238.656011323118" calcext:value-type="float">
            <text:p>238,7</text:p>
          </table:table-cell>
          <table:table-cell table:style-name="ce10"/>
          <table:table-cell table:style-name="ce6" table:formula="of:=(MIN([.C223];[.D223];[.E223])+MAX([.C223];[.D223];[.E223]))/2" office:value-type="float" office:value="20.76917285781" calcext:value-type="float">
            <text:p>20,8</text:p>
          </table:table-cell>
          <table:table-cell table:style-name="ce26" table:formula="of:=((([.C223]-[.G223]+[.$A$3])/2)*[.$V$3])-[.$W$3]" office:value-type="float" office:value="1.43285078628465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3]-[.G223]+[.$A$3])/2" office:value-type="float" office:value="96.3462407132849" calcext:value-type="float">
            <text:p>96</text:p>
          </table:table-cell>
          <table:table-cell table:style-name="ce12" table:formula="of:=([.E223]-[.G223]+[.$A$3])/2" office:value-type="float" office:value="236.443419232654" calcext:value-type="float">
            <text:p>236</text:p>
          </table:table-cell>
          <table:table-cell table:style-name="ce10"/>
          <table:table-cell table:formula="of:=([.$A$3]+[.C223])/2" office:value-type="float" office:value="28.941167196251" calcext:value-type="float">
            <text:p>2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3]+1.40625" office:value-type="float" office:value="310.78125" calcext:value-type="float">
            <text:p>310,78125</text:p>
          </table:table-cell>
          <table:table-cell table:formula="of:=[.$A$3]*SIN(RADIANS([.B224]))" office:value-type="float" office:value="-193.088255859154" calcext:value-type="float">
            <text:p>-193,1</text:p>
          </table:table-cell>
          <table:table-cell table:formula="of:=[.$A$3]*SIN(RADIANS([.B224]-120))" office:value-type="float" office:value="-47.7002622107421" calcext:value-type="float">
            <text:p>-47,7</text:p>
          </table:table-cell>
          <table:table-cell table:formula="of:=[.$A$3]*SIN(RADIANS([.B224]+120))" office:value-type="float" office:value="240.788518069896" calcext:value-type="float">
            <text:p>240,8</text:p>
          </table:table-cell>
          <table:table-cell table:style-name="ce10"/>
          <table:table-cell table:style-name="ce6" table:formula="of:=(MIN([.C224];[.D224];[.E224])+MAX([.C224];[.D224];[.E224]))/2" office:value-type="float" office:value="23.8501311053711" calcext:value-type="float">
            <text:p>23,9</text:p>
          </table:table-cell>
          <table:table-cell table:style-name="ce26" table:formula="of:=((([.C224]-[.G224]+[.$A$3])/2)*[.$V$3])-[.$W$3]" office:value-type="float" office:value="1.98058152798701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4]-[.G224]+[.$A$3])/2" office:value-type="float" office:value="91.7248033419434" calcext:value-type="float">
            <text:p>92</text:p>
          </table:table-cell>
          <table:table-cell table:style-name="ce12" table:formula="of:=([.E224]-[.G224]+[.$A$3])/2" office:value-type="float" office:value="235.969193482262" calcext:value-type="float">
            <text:p>236</text:p>
          </table:table-cell>
          <table:table-cell table:style-name="ce10"/>
          <table:table-cell table:formula="of:=([.$A$3]+[.C224])/2" office:value-type="float" office:value="30.9558720704232" calcext:value-type="float">
            <text:p>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4]+1.40625" office:value-type="float" office:value="312.1875" calcext:value-type="float">
            <text:p>312,1875</text:p>
          </table:table-cell>
          <table:table-cell table:formula="of:=[.$A$3]*SIN(RADIANS([.B225]))" office:value-type="float" office:value="-188.942536965515" calcext:value-type="float">
            <text:p>-188,9</text:p>
          </table:table-cell>
          <table:table-cell table:formula="of:=[.$A$3]*SIN(RADIANS([.B225]-120))" office:value-type="float" office:value="-53.8334458515361" calcext:value-type="float">
            <text:p>-53,8</text:p>
          </table:table-cell>
          <table:table-cell table:formula="of:=[.$A$3]*SIN(RADIANS([.B225]+120))" office:value-type="float" office:value="242.775982817051" calcext:value-type="float">
            <text:p>242,8</text:p>
          </table:table-cell>
          <table:table-cell table:style-name="ce10"/>
          <table:table-cell table:style-name="ce6" table:formula="of:=(MIN([.C225];[.D225];[.E225])+MAX([.C225];[.D225];[.E225]))/2" office:value-type="float" office:value="26.9167229257681" calcext:value-type="float">
            <text:p>26,9</text:p>
          </table:table-cell>
          <table:table-cell table:style-name="ce26" table:formula="of:=((([.C225]-[.G225]+[.$A$3])/2)*[.$V$3])-[.$W$3]" office:value-type="float" office:value="2.60377741278427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5]-[.G225]+[.$A$3])/2" office:value-type="float" office:value="87.1249156113479" calcext:value-type="float">
            <text:p>87</text:p>
          </table:table-cell>
          <table:table-cell table:style-name="ce12" table:formula="of:=([.E225]-[.G225]+[.$A$3])/2" office:value-type="float" office:value="235.429629945641" calcext:value-type="float">
            <text:p>235</text:p>
          </table:table-cell>
          <table:table-cell table:style-name="ce10"/>
          <table:table-cell table:formula="of:=([.$A$3]+[.C225])/2" office:value-type="float" office:value="33.0287315172427" calcext:value-type="float">
            <text:p>3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5]+1.40625" office:value-type="float" office:value="313.59375" calcext:value-type="float">
            <text:p>313,59375</text:p>
          </table:table-cell>
          <table:table-cell table:formula="of:=[.$A$3]*SIN(RADIANS([.B226]))" office:value-type="float" office:value="-184.683006152624" calcext:value-type="float">
            <text:p>-184,7</text:p>
          </table:table-cell>
          <table:table-cell table:formula="of:=[.$A$3]*SIN(RADIANS([.B226]-120))" office:value-type="float" office:value="-59.9342022375113" calcext:value-type="float">
            <text:p>-59,9</text:p>
          </table:table-cell>
          <table:table-cell table:formula="of:=[.$A$3]*SIN(RADIANS([.B226]+120))" office:value-type="float" office:value="244.617208390135" calcext:value-type="float">
            <text:p>244,6</text:p>
          </table:table-cell>
          <table:table-cell table:style-name="ce10"/>
          <table:table-cell table:style-name="ce6" table:formula="of:=(MIN([.C226];[.D226];[.E226])+MAX([.C226];[.D226];[.E226]))/2" office:value-type="float" office:value="29.9671011187556" calcext:value-type="float">
            <text:p>30,0</text:p>
          </table:table-cell>
          <table:table-cell table:style-name="ce26" table:formula="of:=((([.C226]-[.G226]+[.$A$3])/2)*[.$V$3])-[.$W$3]" office:value-type="float" office:value="3.3020630507782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6]-[.G226]+[.$A$3])/2" office:value-type="float" office:value="82.5493483218665" calcext:value-type="float">
            <text:p>83</text:p>
          </table:table-cell>
          <table:table-cell table:style-name="ce12" table:formula="of:=([.E226]-[.G226]+[.$A$3])/2" office:value-type="float" office:value="234.82505363569" calcext:value-type="float">
            <text:p>235</text:p>
          </table:table-cell>
          <table:table-cell table:style-name="ce10"/>
          <table:table-cell table:formula="of:=([.$A$3]+[.C226])/2" office:value-type="float" office:value="35.158496923688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6]+1.40625" office:value-type="float" office:value="315" calcext:value-type="float">
            <text:p>315</text:p>
          </table:table-cell>
          <table:table-cell table:formula="of:=[.$A$3]*SIN(RADIANS([.B227]))" office:value-type="float" office:value="-180.31222920257" calcext:value-type="float">
            <text:p>-180,3</text:p>
          </table:table-cell>
          <table:table-cell table:formula="of:=[.$A$3]*SIN(RADIANS([.B227]-120))" office:value-type="float" office:value="-65.9988565011428" calcext:value-type="float">
            <text:p>-66,0</text:p>
          </table:table-cell>
          <table:table-cell table:formula="of:=[.$A$3]*SIN(RADIANS([.B227]+120))" office:value-type="float" office:value="246.311085703712" calcext:value-type="float">
            <text:p>246,3</text:p>
          </table:table-cell>
          <table:table-cell table:style-name="ce10"/>
          <table:table-cell table:style-name="ce6" table:formula="of:=(MIN([.C227];[.D227];[.E227])+MAX([.C227];[.D227];[.E227]))/2" office:value-type="float" office:value="32.9994282505714" calcext:value-type="float">
            <text:p>33,0</text:p>
          </table:table-cell>
          <table:table-cell table:style-name="ce26" table:formula="of:=((([.C227]-[.G227]+[.$A$3])/2)*[.$V$3])-[.$W$3]" office:value-type="float" office:value="4.07501782081105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7]-[.G227]+[.$A$3])/2" office:value-type="float" office:value="78.0008576241429" calcext:value-type="float">
            <text:p>78</text:p>
          </table:table-cell>
          <table:table-cell table:style-name="ce12" table:formula="of:=([.E227]-[.G227]+[.$A$3])/2" office:value-type="float" office:value="234.15582872657" calcext:value-type="float">
            <text:p>234</text:p>
          </table:table-cell>
          <table:table-cell table:style-name="ce10"/>
          <table:table-cell table:formula="of:=([.$A$3]+[.C227])/2" office:value-type="float" office:value="37.3438853987152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7]+1.40625" office:value-type="float" office:value="316.40625" calcext:value-type="float">
            <text:p>316,40625</text:p>
          </table:table-cell>
          <table:table-cell table:formula="of:=[.$A$3]*SIN(RADIANS([.B228]))" office:value-type="float" office:value="-175.832838907952" calcext:value-type="float">
            <text:p>-175,8</text:p>
          </table:table-cell>
          <table:table-cell table:formula="of:=[.$A$3]*SIN(RADIANS([.B228]-120))" office:value-type="float" office:value="-72.0237555214742" calcext:value-type="float">
            <text:p>-72,0</text:p>
          </table:table-cell>
          <table:table-cell table:formula="of:=[.$A$3]*SIN(RADIANS([.B228]+120))" office:value-type="float" office:value="247.856594429426" calcext:value-type="float">
            <text:p>247,9</text:p>
          </table:table-cell>
          <table:table-cell table:style-name="ce10"/>
          <table:table-cell table:style-name="ce6" table:formula="of:=(MIN([.C228];[.D228];[.E228])+MAX([.C228];[.D228];[.E228]))/2" office:value-type="float" office:value="36.0118777607371" calcext:value-type="float">
            <text:p>36,0</text:p>
          </table:table-cell>
          <table:table-cell table:style-name="ce26" table:formula="of:=((([.C228]-[.G228]+[.$A$3])/2)*[.$V$3])-[.$W$3]" office:value-type="float" office:value="4.922176123832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8]-[.G228]+[.$A$3])/2" office:value-type="float" office:value="73.4821833588944" calcext:value-type="float">
            <text:p>73</text:p>
          </table:table-cell>
          <table:table-cell table:style-name="ce12" table:formula="of:=([.E228]-[.G228]+[.$A$3])/2" office:value-type="float" office:value="233.422358334345" calcext:value-type="float">
            <text:p>233</text:p>
          </table:table-cell>
          <table:table-cell table:style-name="ce10"/>
          <table:table-cell table:formula="of:=([.$A$3]+[.C228])/2" office:value-type="float" office:value="39.5835805460239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8]+1.40625" office:value-type="float" office:value="317.8125" calcext:value-type="float">
            <text:p>317,8125</text:p>
          </table:table-cell>
          <table:table-cell table:formula="of:=[.$A$3]*SIN(RADIANS([.B229]))" office:value-type="float" office:value="-171.24753348599" calcext:value-type="float">
            <text:p>-171,2</text:p>
          </table:table-cell>
          <table:table-cell table:formula="of:=[.$A$3]*SIN(RADIANS([.B229]-120))" office:value-type="float" office:value="-78.0052701246211" calcext:value-type="float">
            <text:p>-78,0</text:p>
          </table:table-cell>
          <table:table-cell table:formula="of:=[.$A$3]*SIN(RADIANS([.B229]+120))" office:value-type="float" office:value="249.252803610611" calcext:value-type="float">
            <text:p>249,3</text:p>
          </table:table-cell>
          <table:table-cell table:style-name="ce10"/>
          <table:table-cell table:style-name="ce6" table:formula="of:=(MIN([.C229];[.D229];[.E229])+MAX([.C229];[.D229];[.E229]))/2" office:value-type="float" office:value="39.0026350623105" calcext:value-type="float">
            <text:p>39,0</text:p>
          </table:table-cell>
          <table:table-cell table:style-name="ce26" table:formula="of:=((([.C229]-[.G229]+[.$A$3])/2)*[.$V$3])-[.$W$3]" office:value-type="float" office:value="5.84302766335659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9]-[.G229]+[.$A$3])/2" office:value-type="float" office:value="68.9960474065342" calcext:value-type="float">
            <text:p>69</text:p>
          </table:table-cell>
          <table:table-cell table:style-name="ce12" table:formula="of:=([.E229]-[.G229]+[.$A$3])/2" office:value-type="float" office:value="232.62508427415" calcext:value-type="float">
            <text:p>233</text:p>
          </table:table-cell>
          <table:table-cell table:style-name="ce10"/>
          <table:table-cell table:formula="of:=([.$A$3]+[.C229])/2" office:value-type="float" office:value="41.8762332570051" calcext:value-type="float">
            <text:p>4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9]+1.40625" office:value-type="float" office:value="319.21875" calcext:value-type="float">
            <text:p>319,21875</text:p>
          </table:table-cell>
          <table:table-cell table:formula="of:=[.$A$3]*SIN(RADIANS([.B230]))" office:value-type="float" office:value="-166.559074953213" calcext:value-type="float">
            <text:p>-166,6</text:p>
          </table:table-cell>
          <table:table-cell table:formula="of:=[.$A$3]*SIN(RADIANS([.B230]-120))" office:value-type="float" office:value="-83.9397972698499" calcext:value-type="float">
            <text:p>-83,9</text:p>
          </table:table-cell>
          <table:table-cell table:formula="of:=[.$A$3]*SIN(RADIANS([.B230]+120))" office:value-type="float" office:value="250.498872223063" calcext:value-type="float">
            <text:p>250,5</text:p>
          </table:table-cell>
          <table:table-cell table:style-name="ce10"/>
          <table:table-cell table:style-name="ce6" table:formula="of:=(MIN([.C230];[.D230];[.E230])+MAX([.C230];[.D230];[.E230]))/2" office:value-type="float" office:value="41.9698986349249" calcext:value-type="float">
            <text:p>42,0</text:p>
          </table:table-cell>
          <table:table-cell table:style-name="ce26" table:formula="of:=((([.C230]-[.G230]+[.$A$3])/2)*[.$V$3])-[.$W$3]" office:value-type="float" office:value="6.83701775285027" calcext:value-type="float">
            <text:p>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0]-[.G230]+[.$A$3])/2" office:value-type="float" office:value="64.5451520476126" calcext:value-type="float">
            <text:p>65</text:p>
          </table:table-cell>
          <table:table-cell table:style-name="ce12" table:formula="of:=([.E230]-[.G230]+[.$A$3])/2" office:value-type="float" office:value="231.764486794069" calcext:value-type="float">
            <text:p>232</text:p>
          </table:table-cell>
          <table:table-cell table:style-name="ce10"/>
          <table:table-cell table:formula="of:=([.$A$3]+[.C230])/2" office:value-type="float" office:value="44.2204625233934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0]+1.40625" office:value-type="float" office:value="320.625" calcext:value-type="float">
            <text:p>320,625</text:p>
          </table:table-cell>
          <table:table-cell table:formula="of:=[.$A$3]*SIN(RADIANS([.B231]))" office:value-type="float" office:value="-161.77028746173" calcext:value-type="float">
            <text:p>-161,8</text:p>
          </table:table-cell>
          <table:table-cell table:formula="of:=[.$A$3]*SIN(RADIANS([.B231]-120))" office:value-type="float" office:value="-89.8237622199146" calcext:value-type="float">
            <text:p>-89,8</text:p>
          </table:table-cell>
          <table:table-cell table:formula="of:=[.$A$3]*SIN(RADIANS([.B231]+120))" office:value-type="float" office:value="251.594049681644" calcext:value-type="float">
            <text:p>251,6</text:p>
          </table:table-cell>
          <table:table-cell table:style-name="ce10"/>
          <table:table-cell table:style-name="ce6" table:formula="of:=(MIN([.C231];[.D231];[.E231])+MAX([.C231];[.D231];[.E231]))/2" office:value-type="float" office:value="44.9118811099573" calcext:value-type="float">
            <text:p>44,9</text:p>
          </table:table-cell>
          <table:table-cell table:style-name="ce26" table:formula="of:=((([.C231]-[.G231]+[.$A$3])/2)*[.$V$3])-[.$W$3]" office:value-type="float" office:value="7.90354764985085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1]-[.G231]+[.$A$3])/2" office:value-type="float" office:value="60.1321783350641" calcext:value-type="float">
            <text:p>60</text:p>
          </table:table-cell>
          <table:table-cell table:style-name="ce12" table:formula="of:=([.E231]-[.G231]+[.$A$3])/2" office:value-type="float" office:value="230.841084285843" calcext:value-type="float">
            <text:p>231</text:p>
          </table:table-cell>
          <table:table-cell table:style-name="ce10"/>
          <table:table-cell table:formula="of:=([.$A$3]+[.C231])/2" office:value-type="float" office:value="46.6148562691352" calcext:value-type="float">
            <text:p>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1]+1.40625" office:value-type="float" office:value="322.03125" calcext:value-type="float">
            <text:p>322,03125</text:p>
          </table:table-cell>
          <table:table-cell table:formula="of:=[.$A$3]*SIN(RADIANS([.B232]))" office:value-type="float" office:value="-156.88405559806" calcext:value-type="float">
            <text:p>-156,9</text:p>
          </table:table-cell>
          <table:table-cell table:formula="of:=[.$A$3]*SIN(RADIANS([.B232]-120))" office:value-type="float" office:value="-95.6536206943447" calcext:value-type="float">
            <text:p>-95,7</text:p>
          </table:table-cell>
          <table:table-cell table:formula="of:=[.$A$3]*SIN(RADIANS([.B232]+120))" office:value-type="float" office:value="252.537676292405" calcext:value-type="float">
            <text:p>252,5</text:p>
          </table:table-cell>
          <table:table-cell table:style-name="ce10"/>
          <table:table-cell table:style-name="ce6" table:formula="of:=(MIN([.C232];[.D232];[.E232])+MAX([.C232];[.D232];[.E232]))/2" office:value-type="float" office:value="47.8268103471724" calcext:value-type="float">
            <text:p>47,8</text:p>
          </table:table-cell>
          <table:table-cell table:style-name="ce26" table:formula="of:=((([.C232]-[.G232]+[.$A$3])/2)*[.$V$3])-[.$W$3]" office:value-type="float" office:value="9.04197491662844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2]-[.G232]+[.$A$3])/2" office:value-type="float" office:value="55.7597844792415" calcext:value-type="float">
            <text:p>56</text:p>
          </table:table-cell>
          <table:table-cell table:style-name="ce12" table:formula="of:=([.E232]-[.G232]+[.$A$3])/2" office:value-type="float" office:value="229.855432972616" calcext:value-type="float">
            <text:p>230</text:p>
          </table:table-cell>
          <table:table-cell table:style-name="ce10"/>
          <table:table-cell table:formula="of:=([.$A$3]+[.C232])/2" office:value-type="float" office:value="49.0579722009701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2]+1.40625" office:value-type="float" office:value="323.4375" calcext:value-type="float">
            <text:p>323,4375</text:p>
          </table:table-cell>
          <table:table-cell table:formula="of:=[.$A$3]*SIN(RADIANS([.B233]))" office:value-type="float" office:value="-151.903322645571" calcext:value-type="float">
            <text:p>-151,9</text:p>
          </table:table-cell>
          <table:table-cell table:formula="of:=[.$A$3]*SIN(RADIANS([.B233]-120))" office:value-type="float" office:value="-101.425861004388" calcext:value-type="float">
            <text:p>-101,4</text:p>
          </table:table-cell>
          <table:table-cell table:formula="of:=[.$A$3]*SIN(RADIANS([.B233]+120))" office:value-type="float" office:value="253.329183649958" calcext:value-type="float">
            <text:p>253,3</text:p>
          </table:table-cell>
          <table:table-cell table:style-name="ce10"/>
          <table:table-cell table:style-name="ce6" table:formula="of:=(MIN([.C233];[.D233];[.E233])+MAX([.C233];[.D233];[.E233]))/2" office:value-type="float" office:value="50.7129305021939" calcext:value-type="float">
            <text:p>50,7</text:p>
          </table:table-cell>
          <table:table-cell table:style-name="ce26" table:formula="of:=((([.C233]-[.G233]+[.$A$3])/2)*[.$V$3])-[.$W$3]" office:value-type="float" office:value="10.2516138071661" calcext:value-type="float">
            <text:p>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3]-[.G233]+[.$A$3])/2" office:value-type="float" office:value="51.4306042467091" calcext:value-type="float">
            <text:p>51</text:p>
          </table:table-cell>
          <table:table-cell table:style-name="ce12" table:formula="of:=([.E233]-[.G233]+[.$A$3])/2" office:value-type="float" office:value="228.808126573882" calcext:value-type="float">
            <text:p>229</text:p>
          </table:table-cell>
          <table:table-cell table:style-name="ce10"/>
          <table:table-cell table:formula="of:=([.$A$3]+[.C233])/2" office:value-type="float" office:value="51.5483386772148" calcext:value-type="float">
            <text:p>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3]+1.40625" office:value-type="float" office:value="324.84375" calcext:value-type="float">
            <text:p>324,84375</text:p>
          </table:table-cell>
          <table:table-cell table:formula="of:=[.$A$3]*SIN(RADIANS([.B234]))" office:value-type="float" office:value="-146.831088811551" calcext:value-type="float">
            <text:p>-146,8</text:p>
          </table:table-cell>
          <table:table-cell table:formula="of:=[.$A$3]*SIN(RADIANS([.B234]-120))" office:value-type="float" office:value="-107.137006168319" calcext:value-type="float">
            <text:p>-107,1</text:p>
          </table:table-cell>
          <table:table-cell table:formula="of:=[.$A$3]*SIN(RADIANS([.B234]+120))" office:value-type="float" office:value="253.96809497987" calcext:value-type="float">
            <text:p>254,0</text:p>
          </table:table-cell>
          <table:table-cell table:style-name="ce10"/>
          <table:table-cell table:style-name="ce6" table:formula="of:=(MIN([.C234];[.D234];[.E234])+MAX([.C234];[.D234];[.E234]))/2" office:value-type="float" office:value="53.5685030841596" calcext:value-type="float">
            <text:p>53,6</text:p>
          </table:table-cell>
          <table:table-cell table:style-name="ce26" table:formula="of:=((([.C234]-[.G234]+[.$A$3])/2)*[.$V$3])-[.$W$3]" office:value-type="float" office:value="11.5317356802274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4]-[.G234]+[.$A$3])/2" office:value-type="float" office:value="47.1472453737607" calcext:value-type="float">
            <text:p>47</text:p>
          </table:table-cell>
          <table:table-cell table:style-name="ce12" table:formula="of:=([.E234]-[.G234]+[.$A$3])/2" office:value-type="float" office:value="227.699795947855" calcext:value-type="float">
            <text:p>228</text:p>
          </table:table-cell>
          <table:table-cell table:style-name="ce10"/>
          <table:table-cell table:formula="of:=([.$A$3]+[.C234])/2" office:value-type="float" office:value="54.0844555942247" calcext:value-type="float">
            <text:p>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4]+1.40625" office:value-type="float" office:value="326.25" calcext:value-type="float">
            <text:p>326,25</text:p>
          </table:table-cell>
          <table:table-cell table:formula="of:=[.$A$3]*SIN(RADIANS([.B235]))" office:value-type="float" office:value="-141.670409419999" calcext:value-type="float">
            <text:p>-141,7</text:p>
          </table:table-cell>
          <table:table-cell table:formula="of:=[.$A$3]*SIN(RADIANS([.B235]-120))" office:value-type="float" office:value="-112.783616005845" calcext:value-type="float">
            <text:p>-112,8</text:p>
          </table:table-cell>
          <table:table-cell table:formula="of:=[.$A$3]*SIN(RADIANS([.B235]+120))" office:value-type="float" office:value="254.454025425844" calcext:value-type="float">
            <text:p>254,5</text:p>
          </table:table-cell>
          <table:table-cell table:style-name="ce10"/>
          <table:table-cell table:style-name="ce6" table:formula="of:=(MIN([.C235];[.D235];[.E235])+MAX([.C235];[.D235];[.E235]))/2" office:value-type="float" office:value="56.3918080029227" calcext:value-type="float">
            <text:p>56,4</text:p>
          </table:table-cell>
          <table:table-cell table:style-name="ce26" table:formula="of:=((([.C235]-[.G235]+[.$A$3])/2)*[.$V$3])-[.$W$3]" office:value-type="float" office:value="12.881569438263" calcext:value-type="float">
            <text:p>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5]-[.G235]+[.$A$3])/2" office:value-type="float" office:value="42.912287995616" calcext:value-type="float">
            <text:p>43</text:p>
          </table:table-cell>
          <table:table-cell table:style-name="ce12" table:formula="of:=([.E235]-[.G235]+[.$A$3])/2" office:value-type="float" office:value="226.531108711461" calcext:value-type="float">
            <text:p>227</text:p>
          </table:table-cell>
          <table:table-cell table:style-name="ce10"/>
          <table:table-cell table:formula="of:=([.$A$3]+[.C235])/2" office:value-type="float" office:value="56.6647952900007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5]+1.40625" office:value-type="float" office:value="327.65625" calcext:value-type="float">
            <text:p>327,65625</text:p>
          </table:table-cell>
          <table:table-cell table:formula="of:=[.$A$3]*SIN(RADIANS([.B236]))" office:value-type="float" office:value="-136.42439307121" calcext:value-type="float">
            <text:p>-136,4</text:p>
          </table:table-cell>
          <table:table-cell table:formula="of:=[.$A$3]*SIN(RADIANS([.B236]-120))" office:value-type="float" office:value="-118.362289210341" calcext:value-type="float">
            <text:p>-118,4</text:p>
          </table:table-cell>
          <table:table-cell table:formula="of:=[.$A$3]*SIN(RADIANS([.B236]+120))" office:value-type="float" office:value="254.78668228155" calcext:value-type="float">
            <text:p>254,8</text:p>
          </table:table-cell>
          <table:table-cell table:style-name="ce10"/>
          <table:table-cell table:style-name="ce6" table:formula="of:=(MIN([.C236];[.D236];[.E236])+MAX([.C236];[.D236];[.E236]))/2" office:value-type="float" office:value="59.1811446051703" calcext:value-type="float">
            <text:p>59,2</text:p>
          </table:table-cell>
          <table:table-cell table:style-name="ce26" table:formula="of:=((([.C236]-[.G236]+[.$A$3])/2)*[.$V$3])-[.$W$3]" office:value-type="float" office:value="14.3003019918905" calcext:value-type="float">
            <text:p>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6]-[.G236]+[.$A$3])/2" office:value-type="float" office:value="38.7282830922445" calcext:value-type="float">
            <text:p>39</text:p>
          </table:table-cell>
          <table:table-cell table:style-name="ce12" table:formula="of:=([.E236]-[.G236]+[.$A$3])/2" office:value-type="float" office:value="225.30276883819" calcext:value-type="float">
            <text:p>225</text:p>
          </table:table-cell>
          <table:table-cell table:style-name="ce10"/>
          <table:table-cell table:formula="of:=([.$A$3]+[.C236])/2" office:value-type="float" office:value="59.2878034643951" calcext:value-type="float">
            <text:p>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6]+1.40625" office:value-type="float" office:value="329.0625" calcext:value-type="float">
            <text:p>329,0625</text:p>
          </table:table-cell>
          <table:table-cell table:formula="of:=[.$A$3]*SIN(RADIANS([.B237]))" office:value-type="float" office:value="-131.096199769272" calcext:value-type="float">
            <text:p>-131,1</text:p>
          </table:table-cell>
          <table:table-cell table:formula="of:=[.$A$3]*SIN(RADIANS([.B237]-120))" office:value-type="float" office:value="-123.869665397667" calcext:value-type="float">
            <text:p>-123,9</text:p>
          </table:table-cell>
          <table:table-cell table:formula="of:=[.$A$3]*SIN(RADIANS([.B237]+120))" office:value-type="float" office:value="254.965865166938" calcext:value-type="float">
            <text:p>255,0</text:p>
          </table:table-cell>
          <table:table-cell table:style-name="ce10"/>
          <table:table-cell table:style-name="ce6" table:formula="of:=(MIN([.C237];[.D237];[.E237])+MAX([.C237];[.D237];[.E237]))/2" office:value-type="float" office:value="61.9348326988334" calcext:value-type="float">
            <text:p>61,9</text:p>
          </table:table-cell>
          <table:table-cell table:style-name="ce26" table:formula="of:=((([.C237]-[.G237]+[.$A$3])/2)*[.$V$3])-[.$W$3]" office:value-type="float" office:value="15.7870787496694" calcext:value-type="float">
            <text:p>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7]-[.G237]+[.$A$3])/2" office:value-type="float" office:value="34.59775095175" calcext:value-type="float">
            <text:p>35</text:p>
          </table:table-cell>
          <table:table-cell table:style-name="ce12" table:formula="of:=([.E237]-[.G237]+[.$A$3])/2" office:value-type="float" office:value="224.015516234052" calcext:value-type="float">
            <text:p>224</text:p>
          </table:table-cell>
          <table:table-cell table:style-name="ce10"/>
          <table:table-cell table:formula="of:=([.$A$3]+[.C237])/2" office:value-type="float" office:value="61.9519001153642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7]+1.40625" office:value-type="float" office:value="330.46875" calcext:value-type="float">
            <text:p>330,46875</text:p>
          </table:table-cell>
          <table:table-cell table:formula="of:=[.$A$3]*SIN(RADIANS([.B238]))" office:value-type="float" office:value="-125.689039018595" calcext:value-type="float">
            <text:p>-125,7</text:p>
          </table:table-cell>
          <table:table-cell table:formula="of:=[.$A$3]*SIN(RADIANS([.B238]-120))" office:value-type="float" office:value="-129.302427130342" calcext:value-type="float">
            <text:p>-129,3</text:p>
          </table:table-cell>
          <table:table-cell table:formula="of:=[.$A$3]*SIN(RADIANS([.B238]+120))" office:value-type="float" office:value="254.991466148937" calcext:value-type="float">
            <text:p>255,0</text:p>
          </table:table-cell>
          <table:table-cell table:style-name="ce10"/>
          <table:table-cell table:style-name="ce6" table:formula="of:=(MIN([.C238];[.D238];[.E238])+MAX([.C238];[.D238];[.E238]))/2" office:value-type="float" office:value="62.8445195092975" calcext:value-type="float">
            <text:p>62,8</text:p>
          </table:table-cell>
          <table:table-cell table:style-name="ce26" table:formula="of:=((([.C238]-[.G238]+[.$A$3])/2)*[.$V$3])-[.$W$3]" office:value-type="float" office:value="18.3843699501421" calcext:value-type="float">
            <text:p>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8]-[.G238]+[.$A$3])/2" office:value-type="float" office:value="31.4265266801801" calcext:value-type="float">
            <text:p>31</text:p>
          </table:table-cell>
          <table:table-cell table:style-name="ce12" table:formula="of:=([.E238]-[.G238]+[.$A$3])/2" office:value-type="float" office:value="223.57347331982" calcext:value-type="float">
            <text:p>224</text:p>
          </table:table-cell>
          <table:table-cell table:style-name="ce10"/>
          <table:table-cell table:formula="of:=([.$A$3]+[.C238])/2" office:value-type="float" office:value="64.6554804907025" calcext:value-type="float">
            <text:p>6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8]+1.40625" office:value-type="float" office:value="331.875" calcext:value-type="float">
            <text:p>331,875</text:p>
          </table:table-cell>
          <table:table-cell table:formula="of:=[.$A$3]*SIN(RADIANS([.B239]))" office:value-type="float" office:value="-120.206167890629" calcext:value-type="float">
            <text:p>-120,2</text:p>
          </table:table-cell>
          <table:table-cell table:formula="of:=[.$A$3]*SIN(RADIANS([.B239]-120))" office:value-type="float" office:value="-134.657301915844" calcext:value-type="float">
            <text:p>-134,7</text:p>
          </table:table-cell>
          <table:table-cell table:formula="of:=[.$A$3]*SIN(RADIANS([.B239]+120))" office:value-type="float" office:value="254.863469806473" calcext:value-type="float">
            <text:p>254,9</text:p>
          </table:table-cell>
          <table:table-cell table:style-name="ce10"/>
          <table:table-cell table:style-name="ce6" table:formula="of:=(MIN([.C239];[.D239];[.E239])+MAX([.C239];[.D239];[.E239]))/2" office:value-type="float" office:value="60.1030839453147" calcext:value-type="float">
            <text:p>60,1</text:p>
          </table:table-cell>
          <table:table-cell table:style-name="ce26" table:formula="of:=((([.C239]-[.G239]+[.$A$3])/2)*[.$V$3])-[.$W$3]" office:value-type="float" office:value="23.1339070647422" calcext:value-type="float">
            <text:p>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9]-[.G239]+[.$A$3])/2" office:value-type="float" office:value="30.1198070694207" calcext:value-type="float">
            <text:p>30</text:p>
          </table:table-cell>
          <table:table-cell table:style-name="ce12" table:formula="of:=([.E239]-[.G239]+[.$A$3])/2" office:value-type="float" office:value="224.880192930579" calcext:value-type="float">
            <text:p>225</text:p>
          </table:table-cell>
          <table:table-cell table:style-name="ce10"/>
          <table:table-cell table:formula="of:=([.$A$3]+[.C239])/2" office:value-type="float" office:value="67.3969160546853" calcext:value-type="float">
            <text:p>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9]+1.40625" office:value-type="float" office:value="333.28125" calcext:value-type="float">
            <text:p>333,28125</text:p>
          </table:table-cell>
          <table:table-cell table:formula="of:=[.$A$3]*SIN(RADIANS([.B240]))" office:value-type="float" office:value="-114.650889061925" calcext:value-type="float">
            <text:p>-114,7</text:p>
          </table:table-cell>
          <table:table-cell table:formula="of:=[.$A$3]*SIN(RADIANS([.B240]-120))" office:value-type="float" office:value="-139.931064177832" calcext:value-type="float">
            <text:p>-139,9</text:p>
          </table:table-cell>
          <table:table-cell table:formula="of:=[.$A$3]*SIN(RADIANS([.B240]+120))" office:value-type="float" office:value="254.581953239757" calcext:value-type="float">
            <text:p>254,6</text:p>
          </table:table-cell>
          <table:table-cell table:style-name="ce10"/>
          <table:table-cell table:style-name="ce6" table:formula="of:=(MIN([.C240];[.D240];[.E240])+MAX([.C240];[.D240];[.E240]))/2" office:value-type="float" office:value="57.3254445309624" calcext:value-type="float">
            <text:p>57,3</text:p>
          </table:table-cell>
          <table:table-cell table:style-name="ce26" table:formula="of:=((([.C240]-[.G240]+[.$A$3])/2)*[.$V$3])-[.$W$3]" office:value-type="float" office:value="27.9461673501077" calcext:value-type="float">
            <text:p>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0]-[.G240]+[.$A$3])/2" office:value-type="float" office:value="28.8717456456028" calcext:value-type="float">
            <text:p>29</text:p>
          </table:table-cell>
          <table:table-cell table:style-name="ce12" table:formula="of:=([.E240]-[.G240]+[.$A$3])/2" office:value-type="float" office:value="226.128254354397" calcext:value-type="float">
            <text:p>226</text:p>
          </table:table-cell>
          <table:table-cell table:style-name="ce10"/>
          <table:table-cell table:formula="of:=([.$A$3]+[.C240])/2" office:value-type="float" office:value="70.1745554690376" calcext:value-type="float">
            <text:p>7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0]+1.40625" office:value-type="float" office:value="334.6875" calcext:value-type="float">
            <text:p>334,6875</text:p>
          </table:table-cell>
          <table:table-cell table:formula="of:=[.$A$3]*SIN(RADIANS([.B241]))" office:value-type="float" office:value="-109.026548824722" calcext:value-type="float">
            <text:p>-109,0</text:p>
          </table:table-cell>
          <table:table-cell table:formula="of:=[.$A$3]*SIN(RADIANS([.B241]-120))" office:value-type="float" office:value="-145.120537199119" calcext:value-type="float">
            <text:p>-145,1</text:p>
          </table:table-cell>
          <table:table-cell table:formula="of:=[.$A$3]*SIN(RADIANS([.B241]+120))" office:value-type="float" office:value="254.147086023841" calcext:value-type="float">
            <text:p>254,1</text:p>
          </table:table-cell>
          <table:table-cell table:style-name="ce10"/>
          <table:table-cell table:style-name="ce6" table:formula="of:=(MIN([.C241];[.D241];[.E241])+MAX([.C241];[.D241];[.E241]))/2" office:value-type="float" office:value="54.513274412361" calcext:value-type="float">
            <text:p>54,5</text:p>
          </table:table-cell>
          <table:table-cell table:style-name="ce26" table:formula="of:=((([.C241]-[.G241]+[.$A$3])/2)*[.$V$3])-[.$W$3]" office:value-type="float" office:value="32.8182520805845" calcext:value-type="float">
            <text:p>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1]-[.G241]+[.$A$3])/2" office:value-type="float" office:value="27.68309419426" calcext:value-type="float">
            <text:p>28</text:p>
          </table:table-cell>
          <table:table-cell table:style-name="ce12" table:formula="of:=([.E241]-[.G241]+[.$A$3])/2" office:value-type="float" office:value="227.31690580574" calcext:value-type="float">
            <text:p>227</text:p>
          </table:table-cell>
          <table:table-cell table:style-name="ce10"/>
          <table:table-cell table:formula="of:=([.$A$3]+[.C241])/2" office:value-type="float" office:value="72.986725587639" calcext:value-type="float">
            <text:p>7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1]+1.40625" office:value-type="float" office:value="336.09375" calcext:value-type="float">
            <text:p>336,09375</text:p>
          </table:table-cell>
          <table:table-cell table:formula="of:=[.$A$3]*SIN(RADIANS([.B242]))" office:value-type="float" office:value="-103.336535071272" calcext:value-type="float">
            <text:p>-103,3</text:p>
          </table:table-cell>
          <table:table-cell table:formula="of:=[.$A$3]*SIN(RADIANS([.B242]-120))" office:value-type="float" office:value="-150.222595035204" calcext:value-type="float">
            <text:p>-150,2</text:p>
          </table:table-cell>
          <table:table-cell table:formula="of:=[.$A$3]*SIN(RADIANS([.B242]+120))" office:value-type="float" office:value="253.559130106476" calcext:value-type="float">
            <text:p>253,6</text:p>
          </table:table-cell>
          <table:table-cell table:style-name="ce10"/>
          <table:table-cell table:style-name="ce6" table:formula="of:=(MIN([.C242];[.D242];[.E242])+MAX([.C242];[.D242];[.E242]))/2" office:value-type="float" office:value="51.6682675356362" calcext:value-type="float">
            <text:p>51,7</text:p>
          </table:table-cell>
          <table:table-cell table:style-name="ce26" table:formula="of:=((([.C242]-[.G242]+[.$A$3])/2)*[.$V$3])-[.$W$3]" office:value-type="float" office:value="37.7472264945103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2]-[.G242]+[.$A$3])/2" office:value-type="float" office:value="26.55456871458" calcext:value-type="float">
            <text:p>27</text:p>
          </table:table-cell>
          <table:table-cell table:style-name="ce12" table:formula="of:=([.E242]-[.G242]+[.$A$3])/2" office:value-type="float" office:value="228.44543128542" calcext:value-type="float">
            <text:p>228</text:p>
          </table:table-cell>
          <table:table-cell table:style-name="ce10"/>
          <table:table-cell table:formula="of:=([.$A$3]+[.C242])/2" office:value-type="float" office:value="75.8317324643638" calcext:value-type="float">
            <text:p>7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2]+1.40625" office:value-type="float" office:value="337.5" calcext:value-type="float">
            <text:p>337,5</text:p>
          </table:table-cell>
          <table:table-cell table:formula="of:=[.$A$3]*SIN(RADIANS([.B243]))" office:value-type="float" office:value="-97.5842752530978" calcext:value-type="float">
            <text:p>-97,6</text:p>
          </table:table-cell>
          <table:table-cell table:formula="of:=[.$A$3]*SIN(RADIANS([.B243]-120))" office:value-type="float" office:value="-155.234164397224" calcext:value-type="float">
            <text:p>-155,2</text:p>
          </table:table-cell>
          <table:table-cell table:formula="of:=[.$A$3]*SIN(RADIANS([.B243]+120))" office:value-type="float" office:value="252.818439650322" calcext:value-type="float">
            <text:p>252,8</text:p>
          </table:table-cell>
          <table:table-cell table:style-name="ce10"/>
          <table:table-cell table:style-name="ce6" table:formula="of:=(MIN([.C243];[.D243];[.E243])+MAX([.C243];[.D243];[.E243]))/2" office:value-type="float" office:value="48.792137626549" calcext:value-type="float">
            <text:p>48,8</text:p>
          </table:table-cell>
          <table:table-cell table:style-name="ce26" table:formula="of:=((([.C243]-[.G243]+[.$A$3])/2)*[.$V$3])-[.$W$3]" office:value-type="float" office:value="42.730121562004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3]-[.G243]+[.$A$3])/2" office:value-type="float" office:value="25.4868489881136" calcext:value-type="float">
            <text:p>25</text:p>
          </table:table-cell>
          <table:table-cell table:style-name="ce12" table:formula="of:=([.E243]-[.G243]+[.$A$3])/2" office:value-type="float" office:value="229.513151011886" calcext:value-type="float">
            <text:p>230</text:p>
          </table:table-cell>
          <table:table-cell table:style-name="ce10"/>
          <table:table-cell table:formula="of:=([.$A$3]+[.C243])/2" office:value-type="float" office:value="78.7078623734511" calcext:value-type="float">
            <text:p>7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3]+1.40625" office:value-type="float" office:value="338.90625" calcext:value-type="float">
            <text:p>338,90625</text:p>
          </table:table-cell>
          <table:table-cell table:formula="of:=[.$A$3]*SIN(RADIANS([.B244]))" office:value-type="float" office:value="-91.7732343164219" calcext:value-type="float">
            <text:p>-91,8</text:p>
          </table:table-cell>
          <table:table-cell table:formula="of:=[.$A$3]*SIN(RADIANS([.B244]-120))" office:value-type="float" office:value="-160.15222650319" calcext:value-type="float">
            <text:p>-160,2</text:p>
          </table:table-cell>
          <table:table-cell table:formula="of:=[.$A$3]*SIN(RADIANS([.B244]+120))" office:value-type="float" office:value="251.925460819612" calcext:value-type="float">
            <text:p>251,9</text:p>
          </table:table-cell>
          <table:table-cell table:style-name="ce10"/>
          <table:table-cell table:style-name="ce6" table:formula="of:=(MIN([.C244];[.D244];[.E244])+MAX([.C244];[.D244];[.E244]))/2" office:value-type="float" office:value="45.886617158211" calcext:value-type="float">
            <text:p>45,9</text:p>
          </table:table-cell>
          <table:table-cell table:style-name="ce26" table:formula="of:=((([.C244]-[.G244]+[.$A$3])/2)*[.$V$3])-[.$W$3]" office:value-type="float" office:value="47.7639357733995" calcext:value-type="float">
            <text:p>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4]-[.G244]+[.$A$3])/2" office:value-type="float" office:value="24.4805781692994" calcext:value-type="float">
            <text:p>24</text:p>
          </table:table-cell>
          <table:table-cell table:style-name="ce12" table:formula="of:=([.E244]-[.G244]+[.$A$3])/2" office:value-type="float" office:value="230.519421830701" calcext:value-type="float">
            <text:p>231</text:p>
          </table:table-cell>
          <table:table-cell table:style-name="ce10"/>
          <table:table-cell table:formula="of:=([.$A$3]+[.C244])/2" office:value-type="float" office:value="81.613382841789" calcext:value-type="float">
            <text:p>8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4]+1.40625" office:value-type="float" office:value="340.3125" calcext:value-type="float">
            <text:p>340,3125</text:p>
          </table:table-cell>
          <table:table-cell table:formula="of:=[.$A$3]*SIN(RADIANS([.B245]))" office:value-type="float" office:value="-85.9069126150161" calcext:value-type="float">
            <text:p>-85,9</text:p>
          </table:table-cell>
          <table:table-cell table:formula="of:=[.$A$3]*SIN(RADIANS([.B245]-120))" office:value-type="float" office:value="-164.973818896389" calcext:value-type="float">
            <text:p>-165,0</text:p>
          </table:table-cell>
          <table:table-cell table:formula="of:=[.$A$3]*SIN(RADIANS([.B245]+120))" office:value-type="float" office:value="250.880731511405" calcext:value-type="float">
            <text:p>250,9</text:p>
          </table:table-cell>
          <table:table-cell table:style-name="ce10"/>
          <table:table-cell table:style-name="ce6" table:formula="of:=(MIN([.C245];[.D245];[.E245])+MAX([.C245];[.D245];[.E245]))/2" office:value-type="float" office:value="42.9534563075081" calcext:value-type="float">
            <text:p>43,0</text:p>
          </table:table-cell>
          <table:table-cell table:style-name="ce26" table:formula="of:=((([.C245]-[.G245]+[.$A$3])/2)*[.$V$3])-[.$W$3]" office:value-type="float" office:value="52.8456369472423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5]-[.G245]+[.$A$3])/2" office:value-type="float" office:value="23.5363623980517" calcext:value-type="float">
            <text:p>24</text:p>
          </table:table-cell>
          <table:table-cell table:style-name="ce12" table:formula="of:=([.E245]-[.G245]+[.$A$3])/2" office:value-type="float" office:value="231.463637601948" calcext:value-type="float">
            <text:p>231</text:p>
          </table:table-cell>
          <table:table-cell table:style-name="ce10"/>
          <table:table-cell table:formula="of:=([.$A$3]+[.C245])/2" office:value-type="float" office:value="84.5465436924919" calcext:value-type="float">
            <text:p>8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5]+1.40625" office:value-type="float" office:value="341.71875" calcext:value-type="float">
            <text:p>341,71875</text:p>
          </table:table-cell>
          <table:table-cell table:formula="of:=[.$A$3]*SIN(RADIANS([.B246]))" office:value-type="float" office:value="-79.9888438017173" calcext:value-type="float">
            <text:p>-80,0</text:p>
          </table:table-cell>
          <table:table-cell table:formula="of:=[.$A$3]*SIN(RADIANS([.B246]-120))" office:value-type="float" office:value="-169.696037229852" calcext:value-type="float">
            <text:p>-169,7</text:p>
          </table:table-cell>
          <table:table-cell table:formula="of:=[.$A$3]*SIN(RADIANS([.B246]+120))" office:value-type="float" office:value="249.68488103157" calcext:value-type="float">
            <text:p>249,7</text:p>
          </table:table-cell>
          <table:table-cell table:style-name="ce10"/>
          <table:table-cell table:style-name="ce6" table:formula="of:=(MIN([.C246];[.D246];[.E246])+MAX([.C246];[.D246];[.E246]))/2" office:value-type="float" office:value="39.9944219008587" calcext:value-type="float">
            <text:p>40,0</text:p>
          </table:table-cell>
          <table:table-cell table:style-name="ce26" table:formula="of:=((([.C246]-[.G246]+[.$A$3])/2)*[.$V$3])-[.$W$3]" office:value-type="float" office:value="57.9721640567623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6]-[.G246]+[.$A$3])/2" office:value-type="float" office:value="22.6547704346445" calcext:value-type="float">
            <text:p>23</text:p>
          </table:table-cell>
          <table:table-cell table:style-name="ce12" table:formula="of:=([.E246]-[.G246]+[.$A$3])/2" office:value-type="float" office:value="232.345229565355" calcext:value-type="float">
            <text:p>232</text:p>
          </table:table-cell>
          <table:table-cell table:style-name="ce10"/>
          <table:table-cell table:formula="of:=([.$A$3]+[.C246])/2" office:value-type="float" office:value="87.5055780991413" calcext:value-type="float">
            <text:p>8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6]+1.40625" office:value-type="float" office:value="343.125" calcext:value-type="float">
            <text:p>343,125</text:p>
          </table:table-cell>
          <table:table-cell table:formula="of:=[.$A$3]*SIN(RADIANS([.B247]))" office:value-type="float" office:value="-74.0225926998879" calcext:value-type="float">
            <text:p>-74,0</text:p>
          </table:table-cell>
          <table:table-cell table:formula="of:=[.$A$3]*SIN(RADIANS([.B247]-120))" office:value-type="float" office:value="-174.316037015832" calcext:value-type="float">
            <text:p>-174,3</text:p>
          </table:table-cell>
          <table:table-cell table:formula="of:=[.$A$3]*SIN(RADIANS([.B247]+120))" office:value-type="float" office:value="248.33862971572" calcext:value-type="float">
            <text:p>248,3</text:p>
          </table:table-cell>
          <table:table-cell table:style-name="ce10"/>
          <table:table-cell table:style-name="ce6" table:formula="of:=(MIN([.C247];[.D247];[.E247])+MAX([.C247];[.D247];[.E247]))/2" office:value-type="float" office:value="37.0112963499439" calcext:value-type="float">
            <text:p>37,0</text:p>
          </table:table-cell>
          <table:table-cell table:style-name="ce26" table:formula="of:=((([.C247]-[.G247]+[.$A$3])/2)*[.$V$3])-[.$W$3]" office:value-type="float" office:value="63.1404290737221" calcext:value-type="float">
            <text:p>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7]-[.G247]+[.$A$3])/2" office:value-type="float" office:value="21.8363333171119" calcext:value-type="float">
            <text:p>22</text:p>
          </table:table-cell>
          <table:table-cell table:style-name="ce12" table:formula="of:=([.E247]-[.G247]+[.$A$3])/2" office:value-type="float" office:value="233.163666682888" calcext:value-type="float">
            <text:p>233</text:p>
          </table:table-cell>
          <table:table-cell table:style-name="ce10"/>
          <table:table-cell table:formula="of:=([.$A$3]+[.C247])/2" office:value-type="float" office:value="90.488703650056" calcext:value-type="float">
            <text:p>9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7]+1.40625" office:value-type="float" office:value="344.53125" calcext:value-type="float">
            <text:p>344,53125</text:p>
          </table:table-cell>
          <table:table-cell table:formula="of:=[.$A$3]*SIN(RADIANS([.B248]))" office:value-type="float" office:value="-68.0117531560992" calcext:value-type="float">
            <text:p>-68,0</text:p>
          </table:table-cell>
          <table:table-cell table:formula="of:=[.$A$3]*SIN(RADIANS([.B248]-120))" office:value-type="float" office:value="-178.83103533921" calcext:value-type="float">
            <text:p>-178,8</text:p>
          </table:table-cell>
          <table:table-cell table:formula="of:=[.$A$3]*SIN(RADIANS([.B248]+120))" office:value-type="float" office:value="246.842788495309" calcext:value-type="float">
            <text:p>246,8</text:p>
          </table:table-cell>
          <table:table-cell table:style-name="ce10"/>
          <table:table-cell table:style-name="ce6" table:formula="of:=(MIN([.C248];[.D248];[.E248])+MAX([.C248];[.D248];[.E248]))/2" office:value-type="float" office:value="34.0058765780496" calcext:value-type="float">
            <text:p>34,0</text:p>
          </table:table-cell>
          <table:table-cell table:style-name="ce26" table:formula="of:=((([.C248]-[.G248]+[.$A$3])/2)*[.$V$3])-[.$W$3]" office:value-type="float" office:value="68.3473188285291" calcext:value-type="float">
            <text:p>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8]-[.G248]+[.$A$3])/2" office:value-type="float" office:value="21.0815440413701" calcext:value-type="float">
            <text:p>21</text:p>
          </table:table-cell>
          <table:table-cell table:style-name="ce12" table:formula="of:=([.E248]-[.G248]+[.$A$3])/2" office:value-type="float" office:value="233.91845595863" calcext:value-type="float">
            <text:p>234</text:p>
          </table:table-cell>
          <table:table-cell table:style-name="ce10"/>
          <table:table-cell table:formula="of:=([.$A$3]+[.C248])/2" office:value-type="float" office:value="93.4941234219504" calcext:value-type="float">
            <text:p>9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8]+1.40625" office:value-type="float" office:value="345.9375" calcext:value-type="float">
            <text:p>345,9375</text:p>
          </table:table-cell>
          <table:table-cell table:formula="of:=[.$A$3]*SIN(RADIANS([.B249]))" office:value-type="float" office:value="-61.9599458753324" calcext:value-type="float">
            <text:p>-62,0</text:p>
          </table:table-cell>
          <table:table-cell table:formula="of:=[.$A$3]*SIN(RADIANS([.B249]-120))" office:value-type="float" office:value="-183.238312533823" calcext:value-type="float">
            <text:p>-183,2</text:p>
          </table:table-cell>
          <table:table-cell table:formula="of:=[.$A$3]*SIN(RADIANS([.B249]+120))" office:value-type="float" office:value="245.198258409155" calcext:value-type="float">
            <text:p>245,2</text:p>
          </table:table-cell>
          <table:table-cell table:style-name="ce10"/>
          <table:table-cell table:style-name="ce6" table:formula="of:=(MIN([.C249];[.D249];[.E249])+MAX([.C249];[.D249];[.E249]))/2" office:value-type="float" office:value="30.9799729376662" calcext:value-type="float">
            <text:p>31,0</text:p>
          </table:table-cell>
          <table:table-cell table:style-name="ce26" table:formula="of:=((([.C249]-[.G249]+[.$A$3])/2)*[.$V$3])-[.$W$3]" office:value-type="float" office:value="73.5896968854933" calcext:value-type="float">
            <text:p>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9]-[.G249]+[.$A$3])/2" office:value-type="float" office:value="20.3908572642554" calcext:value-type="float">
            <text:p>20</text:p>
          </table:table-cell>
          <table:table-cell table:style-name="ce12" table:formula="of:=([.E249]-[.G249]+[.$A$3])/2" office:value-type="float" office:value="234.609142735745" calcext:value-type="float">
            <text:p>235</text:p>
          </table:table-cell>
          <table:table-cell table:style-name="ce10"/>
          <table:table-cell table:formula="of:=([.$A$3]+[.C249])/2" office:value-type="float" office:value="96.5200270623338" calcext:value-type="float">
            <text:p>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9]+1.40625" office:value-type="float" office:value="347.34375" calcext:value-type="float">
            <text:p>347,34375</text:p>
          </table:table-cell>
          <table:table-cell table:formula="of:=[.$A$3]*SIN(RADIANS([.B250]))" office:value-type="float" office:value="-55.8708162400019" calcext:value-type="float">
            <text:p>-55,9</text:p>
          </table:table-cell>
          <table:table-cell table:formula="of:=[.$A$3]*SIN(RADIANS([.B250]-120))" office:value-type="float" office:value="-187.535213820687" calcext:value-type="float">
            <text:p>-187,5</text:p>
          </table:table-cell>
          <table:table-cell table:formula="of:=[.$A$3]*SIN(RADIANS([.B250]+120))" office:value-type="float" office:value="243.406030060689" calcext:value-type="float">
            <text:p>243,4</text:p>
          </table:table-cell>
          <table:table-cell table:style-name="ce10"/>
          <table:table-cell table:style-name="ce6" table:formula="of:=(MIN([.C250];[.D250];[.E250])+MAX([.C250];[.D250];[.E250]))/2" office:value-type="float" office:value="27.9354081200009" calcext:value-type="float">
            <text:p>27,9</text:p>
          </table:table-cell>
          <table:table-cell table:style-name="ce26" table:formula="of:=((([.C250]-[.G250]+[.$A$3])/2)*[.$V$3])-[.$W$3]" office:value-type="float" office:value="78.8644054320984" calcext:value-type="float">
            <text:p>7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0]-[.G250]+[.$A$3])/2" office:value-type="float" office:value="19.764689029656" calcext:value-type="float">
            <text:p>20</text:p>
          </table:table-cell>
          <table:table-cell table:style-name="ce12" table:formula="of:=([.E250]-[.G250]+[.$A$3])/2" office:value-type="float" office:value="235.235310970344" calcext:value-type="float">
            <text:p>235</text:p>
          </table:table-cell>
          <table:table-cell table:style-name="ce10"/>
          <table:table-cell table:formula="of:=([.$A$3]+[.C250])/2" office:value-type="float" office:value="99.5645918799991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0]+1.40625" office:value-type="float" office:value="348.75" calcext:value-type="float">
            <text:p>348,75</text:p>
          </table:table-cell>
          <table:table-cell table:formula="of:=[.$A$3]*SIN(RADIANS([.B251]))" office:value-type="float" office:value="-49.7480321141128" calcext:value-type="float">
            <text:p>-49,7</text:p>
          </table:table-cell>
          <table:table-cell table:formula="of:=[.$A$3]*SIN(RADIANS([.B251]-120))" office:value-type="float" office:value="-191.719150907139" calcext:value-type="float">
            <text:p>-191,7</text:p>
          </table:table-cell>
          <table:table-cell table:formula="of:=[.$A$3]*SIN(RADIANS([.B251]+120))" office:value-type="float" office:value="241.467183021252" calcext:value-type="float">
            <text:p>241,5</text:p>
          </table:table-cell>
          <table:table-cell table:style-name="ce10"/>
          <table:table-cell table:style-name="ce6" table:formula="of:=(MIN([.C251];[.D251];[.E251])+MAX([.C251];[.D251];[.E251]))/2" office:value-type="float" office:value="24.8740160570564" calcext:value-type="float">
            <text:p>24,9</text:p>
          </table:table-cell>
          <table:table-cell table:style-name="ce26" table:formula="of:=((([.C251]-[.G251]+[.$A$3])/2)*[.$V$3])-[.$W$3]" office:value-type="float" office:value="84.1682671811498" calcext:value-type="float">
            <text:p>8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1]-[.G251]+[.$A$3])/2" office:value-type="float" office:value="19.2034165179022" calcext:value-type="float">
            <text:p>19</text:p>
          </table:table-cell>
          <table:table-cell table:style-name="ce12" table:formula="of:=([.E251]-[.G251]+[.$A$3])/2" office:value-type="float" office:value="235.796583482098" calcext:value-type="float">
            <text:p>236</text:p>
          </table:table-cell>
          <table:table-cell table:style-name="ce10"/>
          <table:table-cell table:formula="of:=([.$A$3]+[.C251])/2" office:value-type="float" office:value="102.625983942944" calcext:value-type="float">
            <text:p>1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1]+1.40625" office:value-type="float" office:value="350.15625" calcext:value-type="float">
            <text:p>350,15625</text:p>
          </table:table-cell>
          <table:table-cell table:formula="of:=[.$A$3]*SIN(RADIANS([.B252]))" office:value-type="float" office:value="-43.595281633877" calcext:value-type="float">
            <text:p>-43,6</text:p>
          </table:table-cell>
          <table:table-cell table:formula="of:=[.$A$3]*SIN(RADIANS([.B252]-120))" office:value-type="float" office:value="-195.787603545926" calcext:value-type="float">
            <text:p>-195,8</text:p>
          </table:table-cell>
          <table:table-cell table:formula="of:=[.$A$3]*SIN(RADIANS([.B252]+120))" office:value-type="float" office:value="239.382885179802" calcext:value-type="float">
            <text:p>239,4</text:p>
          </table:table-cell>
          <table:table-cell table:style-name="ce10"/>
          <table:table-cell table:style-name="ce6" table:formula="of:=(MIN([.C252];[.D252];[.E252])+MAX([.C252];[.D252];[.E252]))/2" office:value-type="float" office:value="21.7976408169384" calcext:value-type="float">
            <text:p>21,8</text:p>
          </table:table-cell>
          <table:table-cell table:style-name="ce26" table:formula="of:=((([.C252]-[.G252]+[.$A$3])/2)*[.$V$3])-[.$W$3]" office:value-type="float" office:value="89.4980872846542" calcext:value-type="float">
            <text:p>8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2]-[.G252]+[.$A$3])/2" office:value-type="float" office:value="18.707377818568" calcext:value-type="float">
            <text:p>19</text:p>
          </table:table-cell>
          <table:table-cell table:style-name="ce12" table:formula="of:=([.E252]-[.G252]+[.$A$3])/2" office:value-type="float" office:value="236.292622181432" calcext:value-type="float">
            <text:p>236</text:p>
          </table:table-cell>
          <table:table-cell table:style-name="ce10"/>
          <table:table-cell table:formula="of:=([.$A$3]+[.C252])/2" office:value-type="float" office:value="105.702359183062" calcext:value-type="float">
            <text:p>10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2]+1.40625" office:value-type="float" office:value="351.5625" calcext:value-type="float">
            <text:p>351,5625</text:p>
          </table:table-cell>
          <table:table-cell table:formula="of:=[.$A$3]*SIN(RADIANS([.B253]))" office:value-type="float" office:value="-37.4162709861172" calcext:value-type="float">
            <text:p>-37,4</text:p>
          </table:table-cell>
          <table:table-cell table:formula="of:=[.$A$3]*SIN(RADIANS([.B253]-120))" office:value-type="float" office:value="-199.738121053306" calcext:value-type="float">
            <text:p>-199,7</text:p>
          </table:table-cell>
          <table:table-cell table:formula="of:=[.$A$3]*SIN(RADIANS([.B253]+120))" office:value-type="float" office:value="237.154392039423" calcext:value-type="float">
            <text:p>237,2</text:p>
          </table:table-cell>
          <table:table-cell table:style-name="ce10"/>
          <table:table-cell table:style-name="ce6" table:formula="of:=(MIN([.C253];[.D253];[.E253])+MAX([.C253];[.D253];[.E253]))/2" office:value-type="float" office:value="18.7081354930586" calcext:value-type="float">
            <text:p>18,7</text:p>
          </table:table-cell>
          <table:table-cell table:style-name="ce26" table:formula="of:=((([.C253]-[.G253]+[.$A$3])/2)*[.$V$3])-[.$W$3]" office:value-type="float" office:value="94.850655258276" calcext:value-type="float">
            <text:p>9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3]-[.G253]+[.$A$3])/2" office:value-type="float" office:value="18.2768717268177" calcext:value-type="float">
            <text:p>18</text:p>
          </table:table-cell>
          <table:table-cell table:style-name="ce12" table:formula="of:=([.E253]-[.G253]+[.$A$3])/2" office:value-type="float" office:value="236.723128273182" calcext:value-type="float">
            <text:p>237</text:p>
          </table:table-cell>
          <table:table-cell table:style-name="ce10"/>
          <table:table-cell table:formula="of:=([.$A$3]+[.C253])/2" office:value-type="float" office:value="108.791864506941" calcext:value-type="float">
            <text:p>10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3]+1.40625" office:value-type="float" office:value="352.96875" calcext:value-type="float">
            <text:p>352,96875</text:p>
          </table:table-cell>
          <table:table-cell table:formula="of:=[.$A$3]*SIN(RADIANS([.B254]))" office:value-type="float" office:value="-31.2147221758001" calcext:value-type="float">
            <text:p>-31,2</text:p>
          </table:table-cell>
          <table:table-cell table:formula="of:=[.$A$3]*SIN(RADIANS([.B254]-120))" office:value-type="float" office:value="-203.568323785253" calcext:value-type="float">
            <text:p>-203,6</text:p>
          </table:table-cell>
          <table:table-cell table:formula="of:=[.$A$3]*SIN(RADIANS([.B254]+120))" office:value-type="float" office:value="234.783045961053" calcext:value-type="float">
            <text:p>234,8</text:p>
          </table:table-cell>
          <table:table-cell table:style-name="ce10"/>
          <table:table-cell table:style-name="ce6" table:formula="of:=(MIN([.C254];[.D254];[.E254])+MAX([.C254];[.D254];[.E254]))/2" office:value-type="float" office:value="15.6073610879" calcext:value-type="float">
            <text:p>15,6</text:p>
          </table:table-cell>
          <table:table-cell table:style-name="ce26" table:formula="of:=((([.C254]-[.G254]+[.$A$3])/2)*[.$V$3])-[.$W$3]" office:value-type="float" office:value="100.222746915213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4]-[.G254]+[.$A$3])/2" office:value-type="float" office:value="17.9121575634235" calcext:value-type="float">
            <text:p>18</text:p>
          </table:table-cell>
          <table:table-cell table:style-name="ce12" table:formula="of:=([.E254]-[.G254]+[.$A$3])/2" office:value-type="float" office:value="237.087842436576" calcext:value-type="float">
            <text:p>237</text:p>
          </table:table-cell>
          <table:table-cell table:style-name="ce10"/>
          <table:table-cell table:formula="of:=([.$A$3]+[.C254])/2" office:value-type="float" office:value="111.8926389121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4]+1.40625" office:value-type="float" office:value="354.375" calcext:value-type="float">
            <text:p>354,375</text:p>
          </table:table-cell>
          <table:table-cell table:formula="of:=[.$A$3]*SIN(RADIANS([.B255]))" office:value-type="float" office:value="-24.9943707840379" calcext:value-type="float">
            <text:p>-25,0</text:p>
          </table:table-cell>
          <table:table-cell table:formula="of:=[.$A$3]*SIN(RADIANS([.B255]-120))" office:value-type="float" office:value="-207.275904570862" calcext:value-type="float">
            <text:p>-207,3</text:p>
          </table:table-cell>
          <table:table-cell table:formula="of:=[.$A$3]*SIN(RADIANS([.B255]+120))" office:value-type="float" office:value="232.2702753549" calcext:value-type="float">
            <text:p>232,3</text:p>
          </table:table-cell>
          <table:table-cell table:style-name="ce10"/>
          <table:table-cell table:style-name="ce6" table:formula="of:=(MIN([.C255];[.D255];[.E255])+MAX([.C255];[.D255];[.E255]))/2" office:value-type="float" office:value="12.497185392019" calcext:value-type="float">
            <text:p>12,5</text:p>
          </table:table-cell>
          <table:table-cell table:style-name="ce26" table:formula="of:=((([.C255]-[.G255]+[.$A$3])/2)*[.$V$3])-[.$W$3]" office:value-type="float" office:value="105.611126308327" calcext:value-type="float">
            <text:p>1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5]-[.G255]+[.$A$3])/2" office:value-type="float" office:value="17.6134550185596" calcext:value-type="float">
            <text:p>18</text:p>
          </table:table-cell>
          <table:table-cell table:style-name="ce12" table:formula="of:=([.E255]-[.G255]+[.$A$3])/2" office:value-type="float" office:value="237.38654498144" calcext:value-type="float">
            <text:p>237</text:p>
          </table:table-cell>
          <table:table-cell table:style-name="ce10"/>
          <table:table-cell table:formula="of:=([.$A$3]+[.C255])/2" office:value-type="float" office:value="115.002814607981" calcext:value-type="float">
            <text:p>1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5]+1.40625" office:value-type="float" office:value="355.78125" calcext:value-type="float">
            <text:p>355,78125</text:p>
          </table:table-cell>
          <table:table-cell table:formula="of:=[.$A$3]*SIN(RADIANS([.B256]))" office:value-type="float" office:value="-18.7589637179152" calcext:value-type="float">
            <text:p>-18,8</text:p>
          </table:table-cell>
          <table:table-cell table:formula="of:=[.$A$3]*SIN(RADIANS([.B256]-120))" office:value-type="float" office:value="-210.858630102102" calcext:value-type="float">
            <text:p>-210,9</text:p>
          </table:table-cell>
          <table:table-cell table:formula="of:=[.$A$3]*SIN(RADIANS([.B256]+120))" office:value-type="float" office:value="229.617593820018" calcext:value-type="float">
            <text:p>229,6</text:p>
          </table:table-cell>
          <table:table-cell table:style-name="ce10"/>
          <table:table-cell table:style-name="ce6" table:formula="of:=(MIN([.C256];[.D256];[.E256])+MAX([.C256];[.D256];[.E256]))/2" office:value-type="float" office:value="9.3794818589576" calcext:value-type="float">
            <text:p>9,4</text:p>
          </table:table-cell>
          <table:table-cell table:style-name="ce26" table:formula="of:=((([.C256]-[.G256]+[.$A$3])/2)*[.$V$3])-[.$W$3]" office:value-type="float" office:value="111.012547679356" calcext:value-type="float">
            <text:p>1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6]-[.G256]+[.$A$3])/2" office:value-type="float" office:value="17.38094401947" calcext:value-type="float">
            <text:p>17</text:p>
          </table:table-cell>
          <table:table-cell table:style-name="ce12" table:formula="of:=([.E256]-[.G256]+[.$A$3])/2" office:value-type="float" office:value="237.61905598053" calcext:value-type="float">
            <text:p>238</text:p>
          </table:table-cell>
          <table:table-cell table:style-name="ce10"/>
          <table:table-cell table:formula="of:=([.$A$3]+[.C256])/2" office:value-type="float" office:value="118.120518141042" calcext:value-type="float">
            <text:p>1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6]+1.40625" office:value-type="float" office:value="357.1875" calcext:value-type="float">
            <text:p>357,1875</text:p>
          </table:table-cell>
          <table:table-cell table:formula="of:=[.$A$3]*SIN(RADIANS([.B257]))" office:value-type="float" office:value="-12.5122569534916" calcext:value-type="float">
            <text:p>-12,5</text:p>
          </table:table-cell>
          <table:table-cell table:formula="of:=[.$A$3]*SIN(RADIANS([.B257]-120))" office:value-type="float" office:value="-214.314342279082" calcext:value-type="float">
            <text:p>-214,3</text:p>
          </table:table-cell>
          <table:table-cell table:formula="of:=[.$A$3]*SIN(RADIANS([.B257]+120))" office:value-type="float" office:value="226.826599232573" calcext:value-type="float">
            <text:p>226,8</text:p>
          </table:table-cell>
          <table:table-cell table:style-name="ce10"/>
          <table:table-cell table:style-name="ce6" table:formula="of:=(MIN([.C257];[.D257];[.E257])+MAX([.C257];[.D257];[.E257]))/2" office:value-type="float" office:value="6.25612847674587" calcext:value-type="float">
            <text:p>6,3</text:p>
          </table:table-cell>
          <table:table-cell table:style-name="ce26" table:formula="of:=((([.C257]-[.G257]+[.$A$3])/2)*[.$V$3])-[.$W$3]" office:value-type="float" office:value="116.423757414038" calcext:value-type="float">
            <text:p>1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7]-[.G257]+[.$A$3])/2" office:value-type="float" office:value="17.2147646220863" calcext:value-type="float">
            <text:p>17</text:p>
          </table:table-cell>
          <table:table-cell table:style-name="ce12" table:formula="of:=([.E257]-[.G257]+[.$A$3])/2" office:value-type="float" office:value="237.785235377914" calcext:value-type="float">
            <text:p>238</text:p>
          </table:table-cell>
          <table:table-cell table:style-name="ce10"/>
          <table:table-cell table:formula="of:=([.$A$3]+[.C257])/2" office:value-type="float" office:value="121.243871523254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7]+1.40625" office:value-type="float" office:value="358.59375" calcext:value-type="float">
            <text:p>358,59375</text:p>
          </table:table-cell>
          <table:table-cell table:formula="of:=[.$A$3]*SIN(RADIANS([.B258]))" office:value-type="float" office:value="-6.25801327334267" calcext:value-type="float">
            <text:p>-6,3</text:p>
          </table:table-cell>
          <table:table-cell table:formula="of:=[.$A$3]*SIN(RADIANS([.B258]-120))" office:value-type="float" office:value="-217.640959510001" calcext:value-type="float">
            <text:p>-217,6</text:p>
          </table:table-cell>
          <table:table-cell table:formula="of:=[.$A$3]*SIN(RADIANS([.B258]+120))" office:value-type="float" office:value="223.898972783344" calcext:value-type="float">
            <text:p>223,9</text:p>
          </table:table-cell>
          <table:table-cell table:style-name="ce10"/>
          <table:table-cell table:style-name="ce6" table:formula="of:=(MIN([.C258];[.D258];[.E258])+MAX([.C258];[.D258];[.E258]))/2" office:value-type="float" office:value="3.12900663667133" calcext:value-type="float">
            <text:p>3,1</text:p>
          </table:table-cell>
          <table:table-cell table:style-name="ce26" table:formula="of:=((([.C258]-[.G258]+[.$A$3])/2)*[.$V$3])-[.$W$3]" office:value-type="float" office:value="121.841496001967" calcext:value-type="float">
            <text:p>122</text:p>
          </table:table-cell>
          <table:table-cell table:style-name="ce12"/>
          <table:table-cell table:style-name="ce12" table:formula="of:=([.D258]-[.G258]+[.$A$3])/2" office:value-type="float" office:value="17.1150169266637" calcext:value-type="float">
            <text:p>17</text:p>
          </table:table-cell>
          <table:table-cell table:style-name="ce12" table:formula="of:=([.E258]-[.G258]+[.$A$3])/2" office:value-type="float" office:value="237.884983073336" calcext:value-type="float">
            <text:p>238</text:p>
          </table:table-cell>
          <table:table-cell table:style-name="ce10"/>
          <table:table-cell table:formula="of:=([.$A$3]+[.C258])/2" office:value-type="float" office:value="124.370993363329" calcext:value-type="float">
            <text:p>124</text:p>
          </table:table-cell>
          <table:table-cell table:style-name="ce12"/>
          <table:table-cell/>
          <table:table-cell table:formula="of:=[.P257]" office:value-type="float" office:value="127" calcext:value-type="float">
            <text:p>127</text:p>
          </table:table-cell>
          <table:table-cell table:style-name="ce12"/>
          <table:table-cell table:number-columns-repeated="6"/>
        </table:table-row>
        <table:table-row table:style-name="ro1" table:number-rows-repeated="41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style-name="ce26"/>
          <table:table-cell table:style-name="ce12" table:number-columns-repeated="3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 table:number-rows-repeated="63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style-name="ce12" table:number-columns-repeated="4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number-columns-repeated="4"/>
          <table:table-cell table:style-name="ce10"/>
          <table:table-cell table:number-columns-repeated="11"/>
        </table:table-row>
        <table:table-row table:style-name="ro1" table:number-rows-repeated="104821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1" table:style-name="ta1" table:print="false">
        <table:shapes>
          <draw:frame draw:z-index="0" draw:style-name="gr1" draw:text-style-name="P1" svg:width="289.44mm" svg:height="103.98mm" svg:x="284.92mm" svg:y="29.18mm">
            <loext:p draw:notify-on-update-of-ranges="Sheet1.B3:Sheet1.B258 Sheet1.C2:Sheet1.C2 Sheet1.C3:Sheet1.C258 Sheet1.D2:Sheet1.D2 Sheet1.D3:Sheet1.D258 Sheet1.E2:Sheet1.E2 Sheet1.E3:Sheet1.E2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7.26mm" svg:height="154.16mm" svg:x="287.11mm" svg:y="143.51mm">
            <loext:p draw:notify-on-update-of-ranges="Sheet1.H2:Sheet1.H2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default-cell-style-name="Default"/>
        <table:table-column table:style-name="co12" table:default-cell-style-name="ce12"/>
        <table:table-column table:style-name="co9" table:default-cell-style-name="ce5"/>
        <table:table-column table:style-name="co12" table:default-cell-style-name="Default"/>
        <table:table-column table:style-name="co12" table:default-cell-style-name="ce12"/>
        <table:table-column table:style-name="co9" table:default-cell-style-name="ce5"/>
        <table:table-column table:style-name="co12" table:number-columns-repeated="1007" table:default-cell-style-name="Default"/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SPWM</text:p>
          </table:table-cell>
          <table:covered-table-cell table:number-columns-repeated="2" table:style-name="ce18"/>
          <table:table-cell table:style-name="ce2"/>
          <table:table-cell table:style-name="ce18"/>
          <table:table-cell table:style-name="ce15" office:value-type="string" calcext:value-type="string" table:number-columns-spanned="4" table:number-rows-spanned="1">
            <text:p>SVPWM</text:p>
          </table:table-cell>
          <table:covered-table-cell table:style-name="ce15"/>
          <table:covered-table-cell table:number-columns-repeated="2" table:style-name="ce18"/>
          <table:table-cell table:style-name="ce2"/>
          <table:table-cell office:value-type="string" calcext:value-type="string">
            <text:p>Sine</text:p>
          </table:table-cell>
          <table:table-cell table:style-name="ce15"/>
          <table:table-cell/>
          <table:table-cell office:value-type="string" calcext:value-type="string">
            <text:p>Square</text:p>
          </table:table-cell>
          <table:table-cell table:style-name="ce15"/>
          <table:table-cell table:number-columns-repeated="1007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18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1"/>
          <table:table-cell table:style-name="ce13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9"/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formula="of:=[.$A$3]*SIN(RADIANS([.B3]))" office:value-type="float" office:value="0" calcext:value-type="float">
            <text:p>0,0</text:p>
          </table:table-cell>
          <table:table-cell table:formula="of:=[.$A$3]*SIN(RADIANS([.B3]-120))" office:value-type="float" office:value="-220.836477965032" calcext:value-type="float">
            <text:p>-220,8</text:p>
          </table:table-cell>
          <table:table-cell table:formula="of:=[.$A$3]*SIN(RADIANS([.B3]+120))" office:value-type="float" office:value="220.836477965032" calcext:value-type="float">
            <text:p>220,8</text:p>
          </table:table-cell>
          <table:table-cell table:style-name="ce10"/>
          <table:table-cell table:style-name="ce18" table:formula="of:=(MIN([.C3];[.D3];[.E3])+MAX([.C3];[.D3];[.E3]))/2" office:value-type="float" office:value="0" calcext:value-type="float">
            <text:p>0,0</text:p>
          </table:table-cell>
          <table:table-cell table:style-name="ce26" table:formula="of:=((((([.C3]-[.G3]+[.$A$3])/2)*[.$V$3])-[.$W$3])-127)*2" office:value-type="float" office:value="0.269999999999982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]-[.G3]+[.$A$3])/2" office:value-type="float" office:value="17.0817610174841" calcext:value-type="float">
            <text:p>17</text:p>
          </table:table-cell>
          <table:table-cell table:style-name="ce12" table:formula="of:=([.E3]-[.G3]+[.$A$3])/2" office:value-type="float" office:value="237.918238982516" calcext:value-type="float">
            <text:p>238</text:p>
          </table:table-cell>
          <table:table-cell table:style-name="ce10"/>
          <table:table-cell table:formula="of:=(((([.$A$3]+[.C3])/2))-127)*2" office:value-type="float" office:value="1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AX([.H3:.H278])" office:value-type="float" office:value="255.110675611402" calcext:value-type="float">
            <text:p>255</text:p>
          </table:table-cell>
          <table:table-cell table:style-name="ce26" table:formula="of:=[.S3]-[.S4]" office:value-type="float" office:value="255.110675611402" calcext:value-type="float">
            <text:p>255</text:p>
          </table:table-cell>
          <table:table-cell/>
          <table:table-cell office:value-type="float" office:value="1.154" calcext:value-type="float">
            <text:p>1,154</text:p>
          </table:table-cell>
          <table:table-cell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/>
          <table:table-cell table:style-name="ce2" table:formula="of:=[.B3]+1.065" office:value-type="float" office:value="1.065" calcext:value-type="float">
            <text:p>1,065</text:p>
          </table:table-cell>
          <table:table-cell table:formula="of:=[.$A$3]*SIN(RADIANS([.B4]))" office:value-type="float" office:value="4.73960497914135" calcext:value-type="float">
            <text:p>4,7</text:p>
          </table:table-cell>
          <table:table-cell table:formula="of:=[.$A$3]*SIN(RADIANS([.B4]-120))" office:value-type="float" office:value="-223.168131533251" calcext:value-type="float">
            <text:p>-223,2</text:p>
          </table:table-cell>
          <table:table-cell table:formula="of:=[.$A$3]*SIN(RADIANS([.B4]+120))" office:value-type="float" office:value="218.42852655411" calcext:value-type="float">
            <text:p>218,4</text:p>
          </table:table-cell>
          <table:table-cell table:style-name="ce10"/>
          <table:table-cell table:style-name="ce18" table:formula="of:=(MIN([.C4];[.D4];[.E4])+MAX([.C4];[.D4];[.E4]))/2" office:value-type="float" office:value="-2.36980248957067" calcext:value-type="float">
            <text:p>-2,4</text:p>
          </table:table-cell>
          <table:table-cell table:style-name="ce26" table:formula="of:=((((([.C4]-[.G4]+[.$A$3])/2)*[.$V$3])-[.$W$3])-127)*2" office:value-type="float" office:value="8.47425621889369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]-[.G4]+[.$A$3])/2" office:value-type="float" office:value="17.1008354781599" calcext:value-type="float">
            <text:p>17</text:p>
          </table:table-cell>
          <table:table-cell table:style-name="ce12" table:formula="of:=([.E4]-[.G4]+[.$A$3])/2" office:value-type="float" office:value="237.89916452184" calcext:value-type="float">
            <text:p>238</text:p>
          </table:table-cell>
          <table:table-cell table:style-name="ce10"/>
          <table:table-cell table:formula="of:=(((([.$A$3]+[.C4])/2))-127)*2" office:value-type="float" office:value="5.73960497914135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IN([.H3:.H27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" table:formula="of:=[.B4]+1.065" office:value-type="float" office:value="2.13" calcext:value-type="float">
            <text:p>2,13</text:p>
          </table:table-cell>
          <table:table-cell table:formula="of:=[.$A$3]*SIN(RADIANS([.B5]))" office:value-type="float" office:value="9.4775724496677" calcext:value-type="float">
            <text:p>9,5</text:p>
          </table:table-cell>
          <table:table-cell table:formula="of:=[.$A$3]*SIN(RADIANS([.B5]-120))" office:value-type="float" office:value="-225.422681684711" calcext:value-type="float">
            <text:p>-225,4</text:p>
          </table:table-cell>
          <table:table-cell table:formula="of:=[.$A$3]*SIN(RADIANS([.B5]+120))" office:value-type="float" office:value="215.945109235043" calcext:value-type="float">
            <text:p>215,9</text:p>
          </table:table-cell>
          <table:table-cell table:style-name="ce10"/>
          <table:table-cell table:style-name="ce18" table:formula="of:=(MIN([.C5];[.D5];[.E5])+MAX([.C5];[.D5];[.E5]))/2" office:value-type="float" office:value="-4.73878622483383" calcext:value-type="float">
            <text:p>-4,7</text:p>
          </table:table-cell>
          <table:table-cell table:style-name="ce26" table:formula="of:=((((([.C5]-[.G5]+[.$A$3])/2)*[.$V$3])-[.$W$3])-127)*2" office:value-type="float" office:value="16.6756779103748" calcext:value-type="float">
            <text:p>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]-[.G5]+[.$A$3])/2" office:value-type="float" office:value="17.1580522700614" calcext:value-type="float">
            <text:p>17</text:p>
          </table:table-cell>
          <table:table-cell table:style-name="ce12" table:formula="of:=([.E5]-[.G5]+[.$A$3])/2" office:value-type="float" office:value="237.841947729939" calcext:value-type="float">
            <text:p>238</text:p>
          </table:table-cell>
          <table:table-cell table:style-name="ce10"/>
          <table:table-cell table:formula="of:=(((([.$A$3]+[.C5])/2))-127)*2" office:value-type="float" office:value="10.4775724496677" calcext:value-type="float">
            <text:p>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5]+1.065" office:value-type="float" office:value="3.195" calcext:value-type="float">
            <text:p>3,195</text:p>
          </table:table-cell>
          <table:table-cell table:formula="of:=[.$A$3]*SIN(RADIANS([.B6]))" office:value-type="float" office:value="14.2122654687147" calcext:value-type="float">
            <text:p>14,2</text:p>
          </table:table-cell>
          <table:table-cell table:formula="of:=[.$A$3]*SIN(RADIANS([.B6]-120))" office:value-type="float" office:value="-227.599349484182" calcext:value-type="float">
            <text:p>-227,6</text:p>
          </table:table-cell>
          <table:table-cell table:formula="of:=[.$A$3]*SIN(RADIANS([.B6]+120))" office:value-type="float" office:value="213.387084015467" calcext:value-type="float">
            <text:p>213,4</text:p>
          </table:table-cell>
          <table:table-cell table:style-name="ce10"/>
          <table:table-cell table:style-name="ce18" table:formula="of:=(MIN([.C6];[.D6];[.E6])+MAX([.C6];[.D6];[.E6]))/2" office:value-type="float" office:value="-7.1061327343573" calcext:value-type="float">
            <text:p>-7,1</text:p>
          </table:table-cell>
          <table:table-cell table:style-name="ce26" table:formula="of:=((((([.C6]-[.G6]+[.$A$3])/2)*[.$V$3])-[.$W$3])-127)*2" office:value-type="float" office:value="24.871431526345" calcext:value-type="float">
            <text:p>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]-[.G6]+[.$A$3])/2" office:value-type="float" office:value="17.2533916250877" calcext:value-type="float">
            <text:p>17</text:p>
          </table:table-cell>
          <table:table-cell table:style-name="ce12" table:formula="of:=([.E6]-[.G6]+[.$A$3])/2" office:value-type="float" office:value="237.746608374912" calcext:value-type="float">
            <text:p>238</text:p>
          </table:table-cell>
          <table:table-cell table:style-name="ce10"/>
          <table:table-cell table:formula="of:=(((([.$A$3]+[.C6])/2))-127)*2" office:value-type="float" office:value="15.2122654687147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6]+1.065" office:value-type="float" office:value="4.26" calcext:value-type="float">
            <text:p>4,26</text:p>
          </table:table-cell>
          <table:table-cell table:formula="of:=[.$A$3]*SIN(RADIANS([.B7]))" office:value-type="float" office:value="18.9420482247236" calcext:value-type="float">
            <text:p>18,9</text:p>
          </table:table-cell>
          <table:table-cell table:formula="of:=[.$A$3]*SIN(RADIANS([.B7]-120))" office:value-type="float" office:value="-229.697382904377" calcext:value-type="float">
            <text:p>-229,7</text:p>
          </table:table-cell>
          <table:table-cell table:formula="of:=[.$A$3]*SIN(RADIANS([.B7]+120))" office:value-type="float" office:value="210.755334679653" calcext:value-type="float">
            <text:p>210,8</text:p>
          </table:table-cell>
          <table:table-cell table:style-name="ce10"/>
          <table:table-cell table:style-name="ce18" table:formula="of:=(MIN([.C7];[.D7];[.E7])+MAX([.C7];[.D7];[.E7]))/2" office:value-type="float" office:value="-9.47102411236182" calcext:value-type="float">
            <text:p>-9,5</text:p>
          </table:table-cell>
          <table:table-cell table:style-name="ce26" table:formula="of:=((((([.C7]-[.G7]+[.$A$3])/2)*[.$V$3])-[.$W$3])-127)*2" office:value-type="float" office:value="33.0586854769966" calcext:value-type="float">
            <text:p>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]-[.G7]+[.$A$3])/2" office:value-type="float" office:value="17.3868206039927" calcext:value-type="float">
            <text:p>17</text:p>
          </table:table-cell>
          <table:table-cell table:style-name="ce12" table:formula="of:=([.E7]-[.G7]+[.$A$3])/2" office:value-type="float" office:value="237.613179396007" calcext:value-type="float">
            <text:p>238</text:p>
          </table:table-cell>
          <table:table-cell table:style-name="ce10"/>
          <table:table-cell table:formula="of:=(((([.$A$3]+[.C7])/2))-127)*2" office:value-type="float" office:value="19.9420482247236" calcext:value-type="float">
            <text:p>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7]+1.065" office:value-type="float" office:value="5.325" calcext:value-type="float">
            <text:p>5,325</text:p>
          </table:table-cell>
          <table:table-cell table:formula="of:=[.$A$3]*SIN(RADIANS([.B8]))" office:value-type="float" office:value="23.6652866026061" calcext:value-type="float">
            <text:p>23,7</text:p>
          </table:table-cell>
          <table:table-cell table:formula="of:=[.$A$3]*SIN(RADIANS([.B8]-120))" office:value-type="float" office:value="-231.716057085773" calcext:value-type="float">
            <text:p>-231,7</text:p>
          </table:table-cell>
          <table:table-cell table:formula="of:=[.$A$3]*SIN(RADIANS([.B8]+120))" office:value-type="float" office:value="208.050770483167" calcext:value-type="float">
            <text:p>208,1</text:p>
          </table:table-cell>
          <table:table-cell table:style-name="ce10"/>
          <table:table-cell table:style-name="ce18" table:formula="of:=(MIN([.C8];[.D8];[.E8])+MAX([.C8];[.D8];[.E8]))/2" office:value-type="float" office:value="-11.8326433013031" calcext:value-type="float">
            <text:p>-11,8</text:p>
          </table:table-cell>
          <table:table-cell table:style-name="ce26" table:formula="of:=((((([.C8]-[.G8]+[.$A$3])/2)*[.$V$3])-[.$W$3])-127)*2" office:value-type="float" office:value="41.2346111091112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]-[.G8]+[.$A$3])/2" office:value-type="float" office:value="17.5582931077651" calcext:value-type="float">
            <text:p>18</text:p>
          </table:table-cell>
          <table:table-cell table:style-name="ce12" table:formula="of:=([.E8]-[.G8]+[.$A$3])/2" office:value-type="float" office:value="237.441706892235" calcext:value-type="float">
            <text:p>237</text:p>
          </table:table-cell>
          <table:table-cell table:style-name="ce10"/>
          <table:table-cell table:formula="of:=(((([.$A$3]+[.C8])/2))-127)*2" office:value-type="float" office:value="24.6652866026062" calcext:value-type="float">
            <text:p>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8]+1.065" office:value-type="float" office:value="6.39" calcext:value-type="float">
            <text:p>6,39</text:p>
          </table:table-cell>
          <table:table-cell table:formula="of:=[.$A$3]*SIN(RADIANS([.B9]))" office:value-type="float" office:value="28.3803487483218" calcext:value-type="float">
            <text:p>28,4</text:p>
          </table:table-cell>
          <table:table-cell table:formula="of:=[.$A$3]*SIN(RADIANS([.B9]-120))" office:value-type="float" office:value="-233.654674587049" calcext:value-type="float">
            <text:p>-233,7</text:p>
          </table:table-cell>
          <table:table-cell table:formula="of:=[.$A$3]*SIN(RADIANS([.B9]+120))" office:value-type="float" office:value="205.274325838727" calcext:value-type="float">
            <text:p>205,3</text:p>
          </table:table-cell>
          <table:table-cell table:style-name="ce10"/>
          <table:table-cell table:style-name="ce18" table:formula="of:=(MIN([.C9];[.D9];[.E9])+MAX([.C9];[.D9];[.E9]))/2" office:value-type="float" office:value="-14.1901743741609" calcext:value-type="float">
            <text:p>-14,2</text:p>
          </table:table-cell>
          <table:table-cell table:style-name="ce26" table:formula="of:=((((([.C9]-[.G9]+[.$A$3])/2)*[.$V$3])-[.$W$3])-127)*2" office:value-type="float" office:value="49.3963836833451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]-[.G9]+[.$A$3])/2" office:value-type="float" office:value="17.767749893556" calcext:value-type="float">
            <text:p>18</text:p>
          </table:table-cell>
          <table:table-cell table:style-name="ce12" table:formula="of:=([.E9]-[.G9]+[.$A$3])/2" office:value-type="float" office:value="237.232250106444" calcext:value-type="float">
            <text:p>237</text:p>
          </table:table-cell>
          <table:table-cell table:style-name="ce10"/>
          <table:table-cell table:formula="of:=(((([.$A$3]+[.C9])/2))-127)*2" office:value-type="float" office:value="29.3803487483219" calcext:value-type="float">
            <text:p>2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9]+1.065" office:value-type="float" office:value="7.455" calcext:value-type="float">
            <text:p>7,455</text:p>
          </table:table-cell>
          <table:table-cell table:formula="of:=[.$A$3]*SIN(RADIANS([.B10]))" office:value-type="float" office:value="33.0856056326758" calcext:value-type="float">
            <text:p>33,1</text:p>
          </table:table-cell>
          <table:table-cell table:formula="of:=[.$A$3]*SIN(RADIANS([.B10]-120))" office:value-type="float" office:value="-235.512565626045" calcext:value-type="float">
            <text:p>-235,5</text:p>
          </table:table-cell>
          <table:table-cell table:formula="of:=[.$A$3]*SIN(RADIANS([.B10]+120))" office:value-type="float" office:value="202.426959993369" calcext:value-type="float">
            <text:p>202,4</text:p>
          </table:table-cell>
          <table:table-cell table:style-name="ce10"/>
          <table:table-cell table:style-name="ce18" table:formula="of:=(MIN([.C10];[.D10];[.E10])+MAX([.C10];[.D10];[.E10]))/2" office:value-type="float" office:value="-16.5428028163379" calcext:value-type="float">
            <text:p>-16,5</text:p>
          </table:table-cell>
          <table:table-cell table:style-name="ce26" table:formula="of:=((((([.C10]-[.G10]+[.$A$3])/2)*[.$V$3])-[.$W$3])-127)*2" office:value-type="float" office:value="57.5411833501617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]-[.G10]+[.$A$3])/2" office:value-type="float" office:value="18.0151185951466" calcext:value-type="float">
            <text:p>18</text:p>
          </table:table-cell>
          <table:table-cell table:style-name="ce12" table:formula="of:=([.E10]-[.G10]+[.$A$3])/2" office:value-type="float" office:value="236.984881404853" calcext:value-type="float">
            <text:p>237</text:p>
          </table:table-cell>
          <table:table-cell table:style-name="ce10"/>
          <table:table-cell table:formula="of:=(((([.$A$3]+[.C10])/2))-127)*2" office:value-type="float" office:value="34.0856056326758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0]+1.065" office:value-type="float" office:value="8.52" calcext:value-type="float">
            <text:p>8,52</text:p>
          </table:table-cell>
          <table:table-cell table:formula="of:=[.$A$3]*SIN(RADIANS([.B11]))" office:value-type="float" office:value="37.7794316141392" calcext:value-type="float">
            <text:p>37,8</text:p>
          </table:table-cell>
          <table:table-cell table:formula="of:=[.$A$3]*SIN(RADIANS([.B11]-120))" office:value-type="float" office:value="-237.289088311169" calcext:value-type="float">
            <text:p>-237,3</text:p>
          </table:table-cell>
          <table:table-cell table:formula="of:=[.$A$3]*SIN(RADIANS([.B11]+120))" office:value-type="float" office:value="199.50965669703" calcext:value-type="float">
            <text:p>199,5</text:p>
          </table:table-cell>
          <table:table-cell table:style-name="ce10"/>
          <table:table-cell table:style-name="ce18" table:formula="of:=(MIN([.C11];[.D11];[.E11])+MAX([.C11];[.D11];[.E11]))/2" office:value-type="float" office:value="-18.8897158070696" calcext:value-type="float">
            <text:p>-18,9</text:p>
          </table:table-cell>
          <table:table-cell table:style-name="ce26" table:formula="of:=((((([.C11]-[.G11]+[.$A$3])/2)*[.$V$3])-[.$W$3])-127)*2" office:value-type="float" office:value="65.6661961240749" calcext:value-type="float">
            <text:p>6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]-[.G11]+[.$A$3])/2" office:value-type="float" office:value="18.3003137479502" calcext:value-type="float">
            <text:p>18</text:p>
          </table:table-cell>
          <table:table-cell table:style-name="ce12" table:formula="of:=([.E11]-[.G11]+[.$A$3])/2" office:value-type="float" office:value="236.69968625205" calcext:value-type="float">
            <text:p>237</text:p>
          </table:table-cell>
          <table:table-cell table:style-name="ce10"/>
          <table:table-cell table:formula="of:=(((([.$A$3]+[.C11])/2))-127)*2" office:value-type="float" office:value="38.7794316141392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1]+1.065" office:value-type="float" office:value="9.585" calcext:value-type="float">
            <text:p>9,585</text:p>
          </table:table-cell>
          <table:table-cell table:formula="of:=[.$A$3]*SIN(RADIANS([.B12]))" office:value-type="float" office:value="42.4602050005002" calcext:value-type="float">
            <text:p>42,5</text:p>
          </table:table-cell>
          <table:table-cell table:formula="of:=[.$A$3]*SIN(RADIANS([.B12]-120))" office:value-type="float" office:value="-238.983628863169" calcext:value-type="float">
            <text:p>-239,0</text:p>
          </table:table-cell>
          <table:table-cell table:formula="of:=[.$A$3]*SIN(RADIANS([.B12]+120))" office:value-type="float" office:value="196.523423862669" calcext:value-type="float">
            <text:p>196,5</text:p>
          </table:table-cell>
          <table:table-cell table:style-name="ce10"/>
          <table:table-cell table:style-name="ce18" table:formula="of:=(MIN([.C12];[.D12];[.E12])+MAX([.C12];[.D12];[.E12]))/2" office:value-type="float" office:value="-21.2301025002501" calcext:value-type="float">
            <text:p>-21,2</text:p>
          </table:table-cell>
          <table:table-cell table:style-name="ce26" table:formula="of:=((((([.C12]-[.G12]+[.$A$3])/2)*[.$V$3])-[.$W$3])-127)*2" office:value-type="float" office:value="73.7686148558657" calcext:value-type="float">
            <text:p>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]-[.G12]+[.$A$3])/2" office:value-type="float" office:value="18.6232368185403" calcext:value-type="float">
            <text:p>19</text:p>
          </table:table-cell>
          <table:table-cell table:style-name="ce12" table:formula="of:=([.E12]-[.G12]+[.$A$3])/2" office:value-type="float" office:value="236.37676318146" calcext:value-type="float">
            <text:p>236</text:p>
          </table:table-cell>
          <table:table-cell table:style-name="ce10"/>
          <table:table-cell table:formula="of:=(((([.$A$3]+[.C12])/2))-127)*2" office:value-type="float" office:value="43.4602050005001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2]+1.065" office:value-type="float" office:value="10.65" calcext:value-type="float">
            <text:p>10,65</text:p>
          </table:table-cell>
          <table:table-cell table:formula="of:=[.$A$3]*SIN(RADIANS([.B13]))" office:value-type="float" office:value="47.1263086091499" calcext:value-type="float">
            <text:p>47,1</text:p>
          </table:table-cell>
          <table:table-cell table:formula="of:=[.$A$3]*SIN(RADIANS([.B13]-120))" office:value-type="float" office:value="-240.595601827189" calcext:value-type="float">
            <text:p>-240,6</text:p>
          </table:table-cell>
          <table:table-cell table:formula="of:=[.$A$3]*SIN(RADIANS([.B13]+120))" office:value-type="float" office:value="193.469293218039" calcext:value-type="float">
            <text:p>193,5</text:p>
          </table:table-cell>
          <table:table-cell table:style-name="ce10"/>
          <table:table-cell table:style-name="ce18" table:formula="of:=(MIN([.C13];[.D13];[.E13])+MAX([.C13];[.D13];[.E13]))/2" office:value-type="float" office:value="-23.563154304575" calcext:value-type="float">
            <text:p>-23,6</text:p>
          </table:table-cell>
          <table:table-cell table:style-name="ce26" table:formula="of:=((((([.C13]-[.G13]+[.$A$3])/2)*[.$V$3])-[.$W$3])-127)*2" office:value-type="float" office:value="81.8456402024385" calcext:value-type="float">
            <text:p>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]-[.G13]+[.$A$3])/2" office:value-type="float" office:value="18.9837762386928" calcext:value-type="float">
            <text:p>19</text:p>
          </table:table-cell>
          <table:table-cell table:style-name="ce12" table:formula="of:=([.E13]-[.G13]+[.$A$3])/2" office:value-type="float" office:value="236.016223761307" calcext:value-type="float">
            <text:p>236</text:p>
          </table:table-cell>
          <table:table-cell table:style-name="ce10"/>
          <table:table-cell table:formula="of:=(((([.$A$3]+[.C13])/2))-127)*2" office:value-type="float" office:value="48.1263086091499" calcext:value-type="float">
            <text:p>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3]+1.065" office:value-type="float" office:value="11.715" calcext:value-type="float">
            <text:p>11,715</text:p>
          </table:table-cell>
          <table:table-cell table:formula="of:=[.$A$3]*SIN(RADIANS([.B14]))" office:value-type="float" office:value="51.7761303258107" calcext:value-type="float">
            <text:p>51,8</text:p>
          </table:table-cell>
          <table:table-cell table:formula="of:=[.$A$3]*SIN(RADIANS([.B14]-120))" office:value-type="float" office:value="-242.12445027504" calcext:value-type="float">
            <text:p>-242,1</text:p>
          </table:table-cell>
          <table:table-cell table:formula="of:=[.$A$3]*SIN(RADIANS([.B14]+120))" office:value-type="float" office:value="190.348319949229" calcext:value-type="float">
            <text:p>190,3</text:p>
          </table:table-cell>
          <table:table-cell table:style-name="ce10"/>
          <table:table-cell table:style-name="ce18" table:formula="of:=(MIN([.C14];[.D14];[.E14])+MAX([.C14];[.D14];[.E14]))/2" office:value-type="float" office:value="-25.8880651629054" calcext:value-type="float">
            <text:p>-25,9</text:p>
          </table:table-cell>
          <table:table-cell table:style-name="ce26" table:formula="of:=((((([.C14]-[.G14]+[.$A$3])/2)*[.$V$3])-[.$W$3])-127)*2" office:value-type="float" office:value="89.8944815939784" calcext:value-type="float">
            <text:p>9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]-[.G14]+[.$A$3])/2" office:value-type="float" office:value="19.3818074439326" calcext:value-type="float">
            <text:p>19</text:p>
          </table:table-cell>
          <table:table-cell table:style-name="ce12" table:formula="of:=([.E14]-[.G14]+[.$A$3])/2" office:value-type="float" office:value="235.618192556067" calcext:value-type="float">
            <text:p>236</text:p>
          </table:table-cell>
          <table:table-cell table:style-name="ce10"/>
          <table:table-cell table:formula="of:=(((([.$A$3]+[.C14])/2))-127)*2" office:value-type="float" office:value="52.7761303258108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4]+1.065" office:value-type="float" office:value="12.78" calcext:value-type="float">
            <text:p>12,78</text:p>
          </table:table-cell>
          <table:table-cell table:formula="of:=[.$A$3]*SIN(RADIANS([.B15]))" office:value-type="float" office:value="56.408063661513" calcext:value-type="float">
            <text:p>56,4</text:p>
          </table:table-cell>
          <table:table-cell table:formula="of:=[.$A$3]*SIN(RADIANS([.B15]-120))" office:value-type="float" office:value="-243.569645997617" calcext:value-type="float">
            <text:p>-243,6</text:p>
          </table:table-cell>
          <table:table-cell table:formula="of:=[.$A$3]*SIN(RADIANS([.B15]+120))" office:value-type="float" office:value="187.161582336104" calcext:value-type="float">
            <text:p>187,2</text:p>
          </table:table-cell>
          <table:table-cell table:style-name="ce10"/>
          <table:table-cell table:style-name="ce18" table:formula="of:=(MIN([.C15];[.D15];[.E15])+MAX([.C15];[.D15];[.E15]))/2" office:value-type="float" office:value="-28.2040318307565" calcext:value-type="float">
            <text:p>-28,2</text:p>
          </table:table-cell>
          <table:table-cell table:style-name="ce26" table:formula="of:=((((([.C15]-[.G15]+[.$A$3])/2)*[.$V$3])-[.$W$3])-127)*2" office:value-type="float" office:value="97.912358198079" calcext:value-type="float">
            <text:p>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]-[.G15]+[.$A$3])/2" office:value-type="float" office:value="19.8171929165698" calcext:value-type="float">
            <text:p>20</text:p>
          </table:table-cell>
          <table:table-cell table:style-name="ce12" table:formula="of:=([.E15]-[.G15]+[.$A$3])/2" office:value-type="float" office:value="235.18280708343" calcext:value-type="float">
            <text:p>235</text:p>
          </table:table-cell>
          <table:table-cell table:style-name="ce10"/>
          <table:table-cell table:formula="of:=(((([.$A$3]+[.C15])/2))-127)*2" office:value-type="float" office:value="57.408063661513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5]+1.065" office:value-type="float" office:value="13.845" calcext:value-type="float">
            <text:p>13,845</text:p>
          </table:table-cell>
          <table:table-cell table:formula="of:=[.$A$3]*SIN(RADIANS([.B16]))" office:value-type="float" office:value="61.0205083076287" calcext:value-type="float">
            <text:p>61,0</text:p>
          </table:table-cell>
          <table:table-cell table:formula="of:=[.$A$3]*SIN(RADIANS([.B16]-120))" office:value-type="float" office:value="-244.930689687392" calcext:value-type="float">
            <text:p>-244,9</text:p>
          </table:table-cell>
          <table:table-cell table:formula="of:=[.$A$3]*SIN(RADIANS([.B16]+120))" office:value-type="float" office:value="183.910181379763" calcext:value-type="float">
            <text:p>183,9</text:p>
          </table:table-cell>
          <table:table-cell table:style-name="ce10"/>
          <table:table-cell table:style-name="ce18" table:formula="of:=(MIN([.C16];[.D16];[.E16])+MAX([.C16];[.D16];[.E16]))/2" office:value-type="float" office:value="-30.5102541538144" calcext:value-type="float">
            <text:p>-30,5</text:p>
          </table:table-cell>
          <table:table-cell table:style-name="ce26" table:formula="of:=((((([.C16]-[.G16]+[.$A$3])/2)*[.$V$3])-[.$W$3])-127)*2" office:value-type="float" office:value="105.896499880505" calcext:value-type="float">
            <text:p>1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]-[.G16]+[.$A$3])/2" office:value-type="float" office:value="20.2897822332114" calcext:value-type="float">
            <text:p>20</text:p>
          </table:table-cell>
          <table:table-cell table:style-name="ce12" table:formula="of:=([.E16]-[.G16]+[.$A$3])/2" office:value-type="float" office:value="234.710217766789" calcext:value-type="float">
            <text:p>235</text:p>
          </table:table-cell>
          <table:table-cell table:style-name="ce10"/>
          <table:table-cell table:formula="of:=(((([.$A$3]+[.C16])/2))-127)*2" office:value-type="float" office:value="62.0205083076287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6]+1.065" office:value-type="float" office:value="14.91" calcext:value-type="float">
            <text:p>14,91</text:p>
          </table:table-cell>
          <table:table-cell table:formula="of:=[.$A$3]*SIN(RADIANS([.B17]))" office:value-type="float" office:value="65.6118706887698" calcext:value-type="float">
            <text:p>65,6</text:p>
          </table:table-cell>
          <table:table-cell table:formula="of:=[.$A$3]*SIN(RADIANS([.B17]-120))" office:value-type="float" office:value="-246.207111110921" calcext:value-type="float">
            <text:p>-246,2</text:p>
          </table:table-cell>
          <table:table-cell table:formula="of:=[.$A$3]*SIN(RADIANS([.B17]+120))" office:value-type="float" office:value="180.595240422151" calcext:value-type="float">
            <text:p>180,6</text:p>
          </table:table-cell>
          <table:table-cell table:style-name="ce10"/>
          <table:table-cell table:style-name="ce18" table:formula="of:=(MIN([.C17];[.D17];[.E17])+MAX([.C17];[.D17];[.E17]))/2" office:value-type="float" office:value="-32.8059353443849" calcext:value-type="float">
            <text:p>-32,8</text:p>
          </table:table-cell>
          <table:table-cell table:style-name="ce26" table:formula="of:=((((([.C17]-[.G17]+[.$A$3])/2)*[.$V$3])-[.$W$3])-127)*2" office:value-type="float" office:value="113.844148162261" calcext:value-type="float">
            <text:p>1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]-[.G17]+[.$A$3])/2" office:value-type="float" office:value="20.7994121167319" calcext:value-type="float">
            <text:p>21</text:p>
          </table:table-cell>
          <table:table-cell table:style-name="ce12" table:formula="of:=([.E17]-[.G17]+[.$A$3])/2" office:value-type="float" office:value="234.200587883268" calcext:value-type="float">
            <text:p>234</text:p>
          </table:table-cell>
          <table:table-cell table:style-name="ce10"/>
          <table:table-cell table:formula="of:=(((([.$A$3]+[.C17])/2))-127)*2" office:value-type="float" office:value="66.6118706887698" calcext:value-type="float">
            <text:p>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7]+1.065" office:value-type="float" office:value="15.975" calcext:value-type="float">
            <text:p>15,975</text:p>
          </table:table-cell>
          <table:table-cell table:formula="of:=[.$A$3]*SIN(RADIANS([.B18]))" office:value-type="float" office:value="70.1805645133598" calcext:value-type="float">
            <text:p>70,2</text:p>
          </table:table-cell>
          <table:table-cell table:formula="of:=[.$A$3]*SIN(RADIANS([.B18]-120))" office:value-type="float" office:value="-247.398469271311" calcext:value-type="float">
            <text:p>-247,4</text:p>
          </table:table-cell>
          <table:table-cell table:formula="of:=[.$A$3]*SIN(RADIANS([.B18]+120))" office:value-type="float" office:value="177.217904757951" calcext:value-type="float">
            <text:p>177,2</text:p>
          </table:table-cell>
          <table:table-cell table:style-name="ce10"/>
          <table:table-cell table:style-name="ce18" table:formula="of:=(MIN([.C18];[.D18];[.E18])+MAX([.C18];[.D18];[.E18]))/2" office:value-type="float" office:value="-35.0902822566799" calcext:value-type="float">
            <text:p>-35,1</text:p>
          </table:table-cell>
          <table:table-cell table:style-name="ce26" table:formula="of:=((((([.C18]-[.G18]+[.$A$3])/2)*[.$V$3])-[.$W$3])-127)*2" office:value-type="float" office:value="121.752557172626" calcext:value-type="float">
            <text:p>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]-[.G18]+[.$A$3])/2" office:value-type="float" office:value="21.3459064926844" calcext:value-type="float">
            <text:p>21</text:p>
          </table:table-cell>
          <table:table-cell table:style-name="ce12" table:formula="of:=([.E18]-[.G18]+[.$A$3])/2" office:value-type="float" office:value="233.654093507316" calcext:value-type="float">
            <text:p>234</text:p>
          </table:table-cell>
          <table:table-cell table:style-name="ce10"/>
          <table:table-cell table:formula="of:=(((([.$A$3]+[.C18])/2))-127)*2" office:value-type="float" office:value="71.1805645133598" calcext:value-type="float">
            <text:p>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8]+1.065" office:value-type="float" office:value="17.04" calcext:value-type="float">
            <text:p>17,04</text:p>
          </table:table-cell>
          <table:table-cell table:formula="of:=[.$A$3]*SIN(RADIANS([.B19]))" office:value-type="float" office:value="74.7250113216896" calcext:value-type="float">
            <text:p>74,7</text:p>
          </table:table-cell>
          <table:table-cell table:formula="of:=[.$A$3]*SIN(RADIANS([.B19]-120))" office:value-type="float" office:value="-248.504352560577" calcext:value-type="float">
            <text:p>-248,5</text:p>
          </table:table-cell>
          <table:table-cell table:formula="of:=[.$A$3]*SIN(RADIANS([.B19]+120))" office:value-type="float" office:value="173.779341238888" calcext:value-type="float">
            <text:p>173,8</text:p>
          </table:table-cell>
          <table:table-cell table:style-name="ce10"/>
          <table:table-cell table:style-name="ce18" table:formula="of:=(MIN([.C19];[.D19];[.E19])+MAX([.C19];[.D19];[.E19]))/2" office:value-type="float" office:value="-37.3625056608448" calcext:value-type="float">
            <text:p>-37,4</text:p>
          </table:table-cell>
          <table:table-cell table:style-name="ce26" table:formula="of:=((((([.C19]-[.G19]+[.$A$3])/2)*[.$V$3])-[.$W$3])-127)*2" office:value-type="float" office:value="129.618994597845" calcext:value-type="float">
            <text:p>1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]-[.G19]+[.$A$3])/2" office:value-type="float" office:value="21.9290765501338" calcext:value-type="float">
            <text:p>22</text:p>
          </table:table-cell>
          <table:table-cell table:style-name="ce12" table:formula="of:=([.E19]-[.G19]+[.$A$3])/2" office:value-type="float" office:value="233.070923449866" calcext:value-type="float">
            <text:p>233</text:p>
          </table:table-cell>
          <table:table-cell table:style-name="ce10"/>
          <table:table-cell table:formula="of:=(((([.$A$3]+[.C19])/2))-127)*2" office:value-type="float" office:value="75.7250113216896" calcext:value-type="float">
            <text:p>7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9]+1.065" office:value-type="float" office:value="18.105" calcext:value-type="float">
            <text:p>18,105</text:p>
          </table:table-cell>
          <table:table-cell table:formula="of:=[.$A$3]*SIN(RADIANS([.B20]))" office:value-type="float" office:value="79.2436410312667" calcext:value-type="float">
            <text:p>79,2</text:p>
          </table:table-cell>
          <table:table-cell table:formula="of:=[.$A$3]*SIN(RADIANS([.B20]-120))" office:value-type="float" office:value="-249.524378901854" calcext:value-type="float">
            <text:p>-249,5</text:p>
          </table:table-cell>
          <table:table-cell table:formula="of:=[.$A$3]*SIN(RADIANS([.B20]+120))" office:value-type="float" office:value="170.280737870587" calcext:value-type="float">
            <text:p>170,3</text:p>
          </table:table-cell>
          <table:table-cell table:style-name="ce10"/>
          <table:table-cell table:style-name="ce18" table:formula="of:=(MIN([.C20];[.D20];[.E20])+MAX([.C20];[.D20];[.E20]))/2" office:value-type="float" office:value="-39.6218205156333" calcext:value-type="float">
            <text:p>-39,6</text:p>
          </table:table-cell>
          <table:table-cell table:style-name="ce26" table:formula="of:=((((([.C20]-[.G20]+[.$A$3])/2)*[.$V$3])-[.$W$3])-127)*2" office:value-type="float" office:value="137.440742625123" calcext:value-type="float">
            <text:p>1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]-[.G20]+[.$A$3])/2" office:value-type="float" office:value="22.5487208068896" calcext:value-type="float">
            <text:p>23</text:p>
          </table:table-cell>
          <table:table-cell table:style-name="ce12" table:formula="of:=([.E20]-[.G20]+[.$A$3])/2" office:value-type="float" office:value="232.45127919311" calcext:value-type="float">
            <text:p>232</text:p>
          </table:table-cell>
          <table:table-cell table:style-name="ce10"/>
          <table:table-cell table:formula="of:=(((([.$A$3]+[.C20])/2))-127)*2" office:value-type="float" office:value="80.2436410312668" calcext:value-type="float">
            <text:p>8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0]+1.065" office:value-type="float" office:value="19.17" calcext:value-type="float">
            <text:p>19,17</text:p>
          </table:table-cell>
          <table:table-cell table:formula="of:=[.$A$3]*SIN(RADIANS([.B21]))" office:value-type="float" office:value="83.7348924792706" calcext:value-type="float">
            <text:p>83,7</text:p>
          </table:table-cell>
          <table:table-cell table:formula="of:=[.$A$3]*SIN(RADIANS([.B21]-120))" office:value-type="float" office:value="-250.458195881401" calcext:value-type="float">
            <text:p>-250,5</text:p>
          </table:table-cell>
          <table:table-cell table:formula="of:=[.$A$3]*SIN(RADIANS([.B21]+120))" office:value-type="float" office:value="166.72330340213" calcext:value-type="float">
            <text:p>166,7</text:p>
          </table:table-cell>
          <table:table-cell table:style-name="ce10"/>
          <table:table-cell table:style-name="ce18" table:formula="of:=(MIN([.C21];[.D21];[.E21])+MAX([.C21];[.D21];[.E21]))/2" office:value-type="float" office:value="-41.8674462396353" calcext:value-type="float">
            <text:p>-41,9</text:p>
          </table:table-cell>
          <table:table-cell table:style-name="ce26" table:formula="of:=((((([.C21]-[.G21]+[.$A$3])/2)*[.$V$3])-[.$W$3])-127)*2" office:value-type="float" office:value="145.215098881617" calcext:value-type="float">
            <text:p>1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]-[.G21]+[.$A$3])/2" office:value-type="float" office:value="23.2046251791172" calcext:value-type="float">
            <text:p>23</text:p>
          </table:table-cell>
          <table:table-cell table:style-name="ce12" table:formula="of:=([.E21]-[.G21]+[.$A$3])/2" office:value-type="float" office:value="231.795374820883" calcext:value-type="float">
            <text:p>232</text:p>
          </table:table-cell>
          <table:table-cell table:style-name="ce10"/>
          <table:table-cell table:formula="of:=(((([.$A$3]+[.C21])/2))-127)*2" office:value-type="float" office:value="84.7348924792706" calcext:value-type="float">
            <text:p>8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1]+1.065" office:value-type="float" office:value="20.235" calcext:value-type="float">
            <text:p>20,235</text:p>
          </table:table-cell>
          <table:table-cell table:formula="of:=[.$A$3]*SIN(RADIANS([.B22]))" office:value-type="float" office:value="88.1972139619262" calcext:value-type="float">
            <text:p>88,2</text:p>
          </table:table-cell>
          <table:table-cell table:formula="of:=[.$A$3]*SIN(RADIANS([.B22]-120))" office:value-type="float" office:value="-251.305480870358" calcext:value-type="float">
            <text:p>-251,3</text:p>
          </table:table-cell>
          <table:table-cell table:formula="of:=[.$A$3]*SIN(RADIANS([.B22]+120))" office:value-type="float" office:value="163.108266908432" calcext:value-type="float">
            <text:p>163,1</text:p>
          </table:table-cell>
          <table:table-cell table:style-name="ce10"/>
          <table:table-cell table:style-name="ce18" table:formula="of:=(MIN([.C22];[.D22];[.E22])+MAX([.C22];[.D22];[.E22]))/2" office:value-type="float" office:value="-44.0986069809631" calcext:value-type="float">
            <text:p>-44,1</text:p>
          </table:table-cell>
          <table:table-cell table:style-name="ce26" table:formula="of:=((((([.C22]-[.G22]+[.$A$3])/2)*[.$V$3])-[.$W$3])-127)*2" office:value-type="float" office:value="152.939377368094" calcext:value-type="float">
            <text:p>1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]-[.G22]+[.$A$3])/2" office:value-type="float" office:value="23.8965630553025" calcext:value-type="float">
            <text:p>24</text:p>
          </table:table-cell>
          <table:table-cell table:style-name="ce12" table:formula="of:=([.E22]-[.G22]+[.$A$3])/2" office:value-type="float" office:value="231.103436944698" calcext:value-type="float">
            <text:p>231</text:p>
          </table:table-cell>
          <table:table-cell table:style-name="ce10"/>
          <table:table-cell table:formula="of:=(((([.$A$3]+[.C22])/2))-127)*2" office:value-type="float" office:value="89.1972139619262" calcext:value-type="float">
            <text:p>8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2]+1.065" office:value-type="float" office:value="21.3" calcext:value-type="float">
            <text:p>21,3</text:p>
          </table:table-cell>
          <table:table-cell table:formula="of:=[.$A$3]*SIN(RADIANS([.B23]))" office:value-type="float" office:value="92.6290637706095" calcext:value-type="float">
            <text:p>92,6</text:p>
          </table:table-cell>
          <table:table-cell table:formula="of:=[.$A$3]*SIN(RADIANS([.B23]-120))" office:value-type="float" office:value="-252.065941136214" calcext:value-type="float">
            <text:p>-252,1</text:p>
          </table:table-cell>
          <table:table-cell table:formula="of:=[.$A$3]*SIN(RADIANS([.B23]+120))" office:value-type="float" office:value="159.436877365605" calcext:value-type="float">
            <text:p>159,4</text:p>
          </table:table-cell>
          <table:table-cell table:style-name="ce10"/>
          <table:table-cell table:style-name="ce18" table:formula="of:=(MIN([.C23];[.D23];[.E23])+MAX([.C23];[.D23];[.E23]))/2" office:value-type="float" office:value="-46.3145318853047" calcext:value-type="float">
            <text:p>-46,3</text:p>
          </table:table-cell>
          <table:table-cell table:style-name="ce26" table:formula="of:=((((([.C23]-[.G23]+[.$A$3])/2)*[.$V$3])-[.$W$3])-127)*2" office:value-type="float" office:value="160.610909386925" calcext:value-type="float">
            <text:p>1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]-[.G23]+[.$A$3])/2" office:value-type="float" office:value="24.6242953745452" calcext:value-type="float">
            <text:p>25</text:p>
          </table:table-cell>
          <table:table-cell table:style-name="ce12" table:formula="of:=([.E23]-[.G23]+[.$A$3])/2" office:value-type="float" office:value="230.375704625455" calcext:value-type="float">
            <text:p>230</text:p>
          </table:table-cell>
          <table:table-cell table:style-name="ce10"/>
          <table:table-cell table:formula="of:=(((([.$A$3]+[.C23])/2))-127)*2" office:value-type="float" office:value="93.6290637706095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3]+1.065" office:value-type="float" office:value="22.365" calcext:value-type="float">
            <text:p>22,365</text:p>
          </table:table-cell>
          <table:table-cell table:formula="of:=[.$A$3]*SIN(RADIANS([.B24]))" office:value-type="float" office:value="97.0289107244997" calcext:value-type="float">
            <text:p>97,0</text:p>
          </table:table-cell>
          <table:table-cell table:formula="of:=[.$A$3]*SIN(RADIANS([.B24]-120))" office:value-type="float" office:value="-252.739313943944" calcext:value-type="float">
            <text:p>-252,7</text:p>
          </table:table-cell>
          <table:table-cell table:formula="of:=[.$A$3]*SIN(RADIANS([.B24]+120))" office:value-type="float" office:value="155.710403219444" calcext:value-type="float">
            <text:p>155,7</text:p>
          </table:table-cell>
          <table:table-cell table:style-name="ce10"/>
          <table:table-cell table:style-name="ce18" table:formula="of:=(MIN([.C24];[.D24];[.E24])+MAX([.C24];[.D24];[.E24]))/2" office:value-type="float" office:value="-48.5144553622499" calcext:value-type="float">
            <text:p>-48,5</text:p>
          </table:table-cell>
          <table:table-cell table:style-name="ce26" table:formula="of:=((((([.C24]-[.G24]+[.$A$3])/2)*[.$V$3])-[.$W$3])-127)*2" office:value-type="float" office:value="168.227044464109" calcext:value-type="float">
            <text:p>1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]-[.G24]+[.$A$3])/2" office:value-type="float" office:value="25.3875707091531" calcext:value-type="float">
            <text:p>25</text:p>
          </table:table-cell>
          <table:table-cell table:style-name="ce12" table:formula="of:=([.E24]-[.G24]+[.$A$3])/2" office:value-type="float" office:value="229.612429290847" calcext:value-type="float">
            <text:p>230</text:p>
          </table:table-cell>
          <table:table-cell table:style-name="ce10"/>
          <table:table-cell table:formula="of:=(((([.$A$3]+[.C24])/2))-127)*2" office:value-type="float" office:value="98.0289107244997" calcext:value-type="float">
            <text:p>98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4]+1.065" office:value-type="float" office:value="23.43" calcext:value-type="float">
            <text:p>23,43</text:p>
          </table:table-cell>
          <table:table-cell table:formula="of:=[.$A$3]*SIN(RADIANS([.B25]))" office:value-type="float" office:value="101.395234699594" calcext:value-type="float">
            <text:p>101,4</text:p>
          </table:table-cell>
          <table:table-cell table:formula="of:=[.$A$3]*SIN(RADIANS([.B25]-120))" office:value-type="float" office:value="-253.325366646779" calcext:value-type="float">
            <text:p>-253,3</text:p>
          </table:table-cell>
          <table:table-cell table:formula="of:=[.$A$3]*SIN(RADIANS([.B25]+120))" office:value-type="float" office:value="151.930131947185" calcext:value-type="float">
            <text:p>151,9</text:p>
          </table:table-cell>
          <table:table-cell table:style-name="ce10"/>
          <table:table-cell table:style-name="ce18" table:formula="of:=(MIN([.C25];[.D25];[.E25])+MAX([.C25];[.D25];[.E25]))/2" office:value-type="float" office:value="-50.6976173497972" calcext:value-type="float">
            <text:p>-50,7</text:p>
          </table:table-cell>
          <table:table-cell table:style-name="ce26" table:formula="of:=((((([.C25]-[.G25]+[.$A$3])/2)*[.$V$3])-[.$W$3])-127)*2" office:value-type="float" office:value="175.785151264998" calcext:value-type="float">
            <text:p>1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]-[.G25]+[.$A$3])/2" office:value-type="float" office:value="26.1861253515089" calcext:value-type="float">
            <text:p>26</text:p>
          </table:table-cell>
          <table:table-cell table:style-name="ce12" table:formula="of:=([.E25]-[.G25]+[.$A$3])/2" office:value-type="float" office:value="228.813874648491" calcext:value-type="float">
            <text:p>229</text:p>
          </table:table-cell>
          <table:table-cell table:style-name="ce10"/>
          <table:table-cell table:formula="of:=(((([.$A$3]+[.C25])/2))-127)*2" office:value-type="float" office:value="102.395234699594" calcext:value-type="float">
            <text:p>10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5]+1.065" office:value-type="float" office:value="24.495" calcext:value-type="float">
            <text:p>24,495</text:p>
          </table:table-cell>
          <table:table-cell table:formula="of:=[.$A$3]*SIN(RADIANS([.B26]))" office:value-type="float" office:value="105.726527153904" calcext:value-type="float">
            <text:p>105,7</text:p>
          </table:table-cell>
          <table:table-cell table:formula="of:=[.$A$3]*SIN(RADIANS([.B26]-120))" office:value-type="float" office:value="-253.823896766592" calcext:value-type="float">
            <text:p>-253,8</text:p>
          </table:table-cell>
          <table:table-cell table:formula="of:=[.$A$3]*SIN(RADIANS([.B26]+120))" office:value-type="float" office:value="148.097369612688" calcext:value-type="float">
            <text:p>148,1</text:p>
          </table:table-cell>
          <table:table-cell table:style-name="ce10"/>
          <table:table-cell table:style-name="ce18" table:formula="of:=(MIN([.C26];[.D26];[.E26])+MAX([.C26];[.D26];[.E26]))/2" office:value-type="float" office:value="-52.8632635769519" calcext:value-type="float">
            <text:p>-52,9</text:p>
          </table:table-cell>
          <table:table-cell table:style-name="ce26" table:formula="of:=((((([.C26]-[.G26]+[.$A$3])/2)*[.$V$3])-[.$W$3])-127)*2" office:value-type="float" office:value="183.282618503407" calcext:value-type="float">
            <text:p>18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]-[.G26]+[.$A$3])/2" office:value-type="float" office:value="27.0196834051799" calcext:value-type="float">
            <text:p>27</text:p>
          </table:table-cell>
          <table:table-cell table:style-name="ce12" table:formula="of:=([.E26]-[.G26]+[.$A$3])/2" office:value-type="float" office:value="227.98031659482" calcext:value-type="float">
            <text:p>228</text:p>
          </table:table-cell>
          <table:table-cell table:style-name="ce10"/>
          <table:table-cell table:formula="of:=(((([.$A$3]+[.C26])/2))-127)*2" office:value-type="float" office:value="106.726527153904" calcext:value-type="float">
            <text:p>10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6]+1.065" office:value-type="float" office:value="25.56" calcext:value-type="float">
            <text:p>25,56</text:p>
          </table:table-cell>
          <table:table-cell table:formula="of:=[.$A$3]*SIN(RADIANS([.B27]))" office:value-type="float" office:value="110.021291648645" calcext:value-type="float">
            <text:p>110,0</text:p>
          </table:table-cell>
          <table:table-cell table:formula="of:=[.$A$3]*SIN(RADIANS([.B27]-120))" office:value-type="float" office:value="-254.234732063845" calcext:value-type="float">
            <text:p>-254,2</text:p>
          </table:table-cell>
          <table:table-cell table:formula="of:=[.$A$3]*SIN(RADIANS([.B27]+120))" office:value-type="float" office:value="144.213440415201" calcext:value-type="float">
            <text:p>144,2</text:p>
          </table:table-cell>
          <table:table-cell table:style-name="ce10"/>
          <table:table-cell table:style-name="ce18" table:formula="of:=(MIN([.C27];[.D27];[.E27])+MAX([.C27];[.D27];[.E27]))/2" office:value-type="float" office:value="-55.0106458243223" calcext:value-type="float">
            <text:p>-55,0</text:p>
          </table:table-cell>
          <table:table-cell table:style-name="ce26" table:formula="of:=((((([.C27]-[.G27]+[.$A$3])/2)*[.$V$3])-[.$W$3])-127)*2" office:value-type="float" office:value="190.716855843804" calcext:value-type="float">
            <text:p>1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]-[.G27]+[.$A$3])/2" office:value-type="float" office:value="27.8879568802385" calcext:value-type="float">
            <text:p>28</text:p>
          </table:table-cell>
          <table:table-cell table:style-name="ce12" table:formula="of:=([.E27]-[.G27]+[.$A$3])/2" office:value-type="float" office:value="227.112043119762" calcext:value-type="float">
            <text:p>227</text:p>
          </table:table-cell>
          <table:table-cell table:style-name="ce10"/>
          <table:table-cell table:formula="of:=(((([.$A$3]+[.C27])/2))-127)*2" office:value-type="float" office:value="111.021291648645" calcext:value-type="float">
            <text:p>1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7]+1.065" office:value-type="float" office:value="26.625" calcext:value-type="float">
            <text:p>26,625</text:p>
          </table:table-cell>
          <table:table-cell table:formula="of:=[.$A$3]*SIN(RADIANS([.B28]))" office:value-type="float" office:value="114.278044365252" calcext:value-type="float">
            <text:p>114,3</text:p>
          </table:table-cell>
          <table:table-cell table:formula="of:=[.$A$3]*SIN(RADIANS([.B28]-120))" office:value-type="float" office:value="-254.557730597103" calcext:value-type="float">
            <text:p>-254,6</text:p>
          </table:table-cell>
          <table:table-cell table:formula="of:=[.$A$3]*SIN(RADIANS([.B28]+120))" office:value-type="float" office:value="140.279686231851" calcext:value-type="float">
            <text:p>140,3</text:p>
          </table:table-cell>
          <table:table-cell table:style-name="ce10"/>
          <table:table-cell table:style-name="ce18" table:formula="of:=(MIN([.C28];[.D28];[.E28])+MAX([.C28];[.D28];[.E28]))/2" office:value-type="float" office:value="-57.1390221826259" calcext:value-type="float">
            <text:p>-57,1</text:p>
          </table:table-cell>
          <table:table-cell table:style-name="ce26" table:formula="of:=((((([.C28]-[.G28]+[.$A$3])/2)*[.$V$3])-[.$W$3])-127)*2" office:value-type="float" office:value="198.085294796251" calcext:value-type="float">
            <text:p>1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]-[.G28]+[.$A$3])/2" office:value-type="float" office:value="28.7906457927617" calcext:value-type="float">
            <text:p>29</text:p>
          </table:table-cell>
          <table:table-cell table:style-name="ce12" table:formula="of:=([.E28]-[.G28]+[.$A$3])/2" office:value-type="float" office:value="226.209354207238" calcext:value-type="float">
            <text:p>226</text:p>
          </table:table-cell>
          <table:table-cell table:style-name="ce10"/>
          <table:table-cell table:formula="of:=(((([.$A$3]+[.C28])/2))-127)*2" office:value-type="float" office:value="115.278044365252" calcext:value-type="float">
            <text:p>1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8]+1.065" office:value-type="float" office:value="27.69" calcext:value-type="float">
            <text:p>27,69</text:p>
          </table:table-cell>
          <table:table-cell table:formula="of:=[.$A$3]*SIN(RADIANS([.B29]))" office:value-type="float" office:value="118.49531461803" calcext:value-type="float">
            <text:p>118,5</text:p>
          </table:table-cell>
          <table:table-cell table:formula="of:=[.$A$3]*SIN(RADIANS([.B29]-120))" office:value-type="float" office:value="-254.792780772068" calcext:value-type="float">
            <text:p>-254,8</text:p>
          </table:table-cell>
          <table:table-cell table:formula="of:=[.$A$3]*SIN(RADIANS([.B29]+120))" office:value-type="float" office:value="136.297466154038" calcext:value-type="float">
            <text:p>136,3</text:p>
          </table:table-cell>
          <table:table-cell table:style-name="ce10"/>
          <table:table-cell table:style-name="ce18" table:formula="of:=(MIN([.C29];[.D29];[.E29])+MAX([.C29];[.D29];[.E29]))/2" office:value-type="float" office:value="-59.2476573090149" calcext:value-type="float">
            <text:p>-59,2</text:p>
          </table:table-cell>
          <table:table-cell table:style-name="ce26" table:formula="of:=((((([.C29]-[.G29]+[.$A$3])/2)*[.$V$3])-[.$W$3])-127)*2" office:value-type="float" office:value="205.38538960381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]-[.G29]+[.$A$3])/2" office:value-type="float" office:value="29.7274382684735" calcext:value-type="float">
            <text:p>30</text:p>
          </table:table-cell>
          <table:table-cell table:style-name="ce12" table:formula="of:=([.E29]-[.G29]+[.$A$3])/2" office:value-type="float" office:value="225.272561731526" calcext:value-type="float">
            <text:p>225</text:p>
          </table:table-cell>
          <table:table-cell table:style-name="ce10"/>
          <table:table-cell table:formula="of:=(((([.$A$3]+[.C29])/2))-127)*2" office:value-type="float" office:value="119.49531461803" calcext:value-type="float">
            <text:p>1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9]+1.065" office:value-type="float" office:value="28.755" calcext:value-type="float">
            <text:p>28,755</text:p>
          </table:table-cell>
          <table:table-cell table:formula="of:=[.$A$3]*SIN(RADIANS([.B30]))" office:value-type="float" office:value="122.671645362267" calcext:value-type="float">
            <text:p>122,7</text:p>
          </table:table-cell>
          <table:table-cell table:formula="of:=[.$A$3]*SIN(RADIANS([.B30]-120))" office:value-type="float" office:value="-254.939801380141" calcext:value-type="float">
            <text:p>-254,9</text:p>
          </table:table-cell>
          <table:table-cell table:formula="of:=[.$A$3]*SIN(RADIANS([.B30]+120))" office:value-type="float" office:value="132.268156017874" calcext:value-type="float">
            <text:p>132,3</text:p>
          </table:table-cell>
          <table:table-cell table:style-name="ce10"/>
          <table:table-cell table:style-name="ce18" table:formula="of:=(MIN([.C30];[.D30];[.E30])+MAX([.C30];[.D30];[.E30]))/2" office:value-type="float" office:value="-61.3358226811334" calcext:value-type="float">
            <text:p>-61,3</text:p>
          </table:table-cell>
          <table:table-cell table:style-name="ce26" table:formula="of:=((((([.C30]-[.G30]+[.$A$3])/2)*[.$V$3])-[.$W$3])-127)*2" office:value-type="float" office:value="212.614618122084" calcext:value-type="float">
            <text:p>2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]-[.G30]+[.$A$3])/2" office:value-type="float" office:value="30.6980106504963" calcext:value-type="float">
            <text:p>31</text:p>
          </table:table-cell>
          <table:table-cell table:style-name="ce12" table:formula="of:=([.E30]-[.G30]+[.$A$3])/2" office:value-type="float" office:value="224.301989349504" calcext:value-type="float">
            <text:p>224</text:p>
          </table:table-cell>
          <table:table-cell table:style-name="ce10"/>
          <table:table-cell table:formula="of:=(((([.$A$3]+[.C30])/2))-127)*2" office:value-type="float" office:value="123.671645362267" calcext:value-type="float">
            <text:p>1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30]+1.065" office:value-type="float" office:value="29.82" calcext:value-type="float">
            <text:p>29,82</text:p>
          </table:table-cell>
          <table:table-cell table:formula="of:=[.$A$3]*SIN(RADIANS([.B31]))" office:value-type="float" office:value="126.805593697636" calcext:value-type="float">
            <text:p>126,8</text:p>
          </table:table-cell>
          <table:table-cell table:formula="of:=[.$A$3]*SIN(RADIANS([.B31]-120))" office:value-type="float" office:value="-254.998741626474" calcext:value-type="float">
            <text:p>-255,0</text:p>
          </table:table-cell>
          <table:table-cell table:formula="of:=[.$A$3]*SIN(RADIANS([.B31]+120))" office:value-type="float" office:value="128.193147928838" calcext:value-type="float">
            <text:p>128,2</text:p>
          </table:table-cell>
          <table:table-cell table:style-name="ce10"/>
          <table:table-cell table:style-name="ce18" table:formula="of:=(MIN([.C31];[.D31];[.E31])+MAX([.C31];[.D31];[.E31]))/2" office:value-type="float" office:value="-63.4027968488182" calcext:value-type="float">
            <text:p>-63,4</text:p>
          </table:table-cell>
          <table:table-cell table:style-name="ce26" table:formula="of:=((((([.C31]-[.G31]+[.$A$3])/2)*[.$V$3])-[.$W$3])-127)*2" office:value-type="float" office:value="219.770482690608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]-[.G31]+[.$A$3])/2" office:value-type="float" office:value="31.7020276111722" calcext:value-type="float">
            <text:p>32</text:p>
          </table:table-cell>
          <table:table-cell table:style-name="ce12" table:formula="of:=([.E31]-[.G31]+[.$A$3])/2" office:value-type="float" office:value="223.297972388828" calcext:value-type="float">
            <text:p>223</text:p>
          </table:table-cell>
          <table:table-cell table:style-name="ce10"/>
          <table:table-cell table:formula="of:=(((([.$A$3]+[.C31])/2))-127)*2" office:value-type="float" office:value="127.805593697636" calcext:value-type="float">
            <text:p>1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31]+1.065" office:value-type="float" office:value="30.885" calcext:value-type="float">
            <text:p>30,885</text:p>
          </table:table-cell>
          <table:table-cell table:formula="of:=[.$A$3]*SIN(RADIANS([.B32]))" office:value-type="float" office:value="130.895731366711" calcext:value-type="float">
            <text:p>130,9</text:p>
          </table:table-cell>
          <table:table-cell table:formula="of:=[.$A$3]*SIN(RADIANS([.B32]-120))" office:value-type="float" office:value="-254.969581147522" calcext:value-type="float">
            <text:p>-255,0</text:p>
          </table:table-cell>
          <table:table-cell table:formula="of:=[.$A$3]*SIN(RADIANS([.B32]+120))" office:value-type="float" office:value="124.073849780811" calcext:value-type="float">
            <text:p>124,1</text:p>
          </table:table-cell>
          <table:table-cell table:style-name="ce10"/>
          <table:table-cell table:style-name="ce18" table:formula="of:=(MIN([.C32];[.D32];[.E32])+MAX([.C32];[.D32];[.E32]))/2" office:value-type="float" office:value="-62.0369248904054" calcext:value-type="float">
            <text:p>-62,0</text:p>
          </table:table-cell>
          <table:table-cell table:style-name="ce26" table:formula="of:=((((([.C32]-[.G32]+[.$A$3])/2)*[.$V$3])-[.$W$3])-127)*2" office:value-type="float" office:value="222.914285320712" calcext:value-type="float">
            <text:p>2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]-[.G32]+[.$A$3])/2" office:value-type="float" office:value="31.0336718714418" calcext:value-type="float">
            <text:p>31</text:p>
          </table:table-cell>
          <table:table-cell table:style-name="ce12" table:formula="of:=([.E32]-[.G32]+[.$A$3])/2" office:value-type="float" office:value="220.555387335608" calcext:value-type="float">
            <text:p>221</text:p>
          </table:table-cell>
          <table:table-cell table:style-name="ce10"/>
          <table:table-cell table:formula="of:=(((([.$A$3]+[.C32])/2))-127)*2" office:value-type="float" office:value="131.895731366711" calcext:value-type="float">
            <text:p>1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32]+1.065" office:value-type="float" office:value="31.95" calcext:value-type="float">
            <text:p>31,95</text:p>
          </table:table-cell>
          <table:table-cell table:formula="of:=[.$A$3]*SIN(RADIANS([.B33]))" office:value-type="float" office:value="134.940645248419" calcext:value-type="float">
            <text:p>134,9</text:p>
          </table:table-cell>
          <table:table-cell table:formula="of:=[.$A$3]*SIN(RADIANS([.B33]-120))" office:value-type="float" office:value="-254.852330018077" calcext:value-type="float">
            <text:p>-254,9</text:p>
          </table:table-cell>
          <table:table-cell table:formula="of:=[.$A$3]*SIN(RADIANS([.B33]+120))" office:value-type="float" office:value="119.911684769658" calcext:value-type="float">
            <text:p>119,9</text:p>
          </table:table-cell>
          <table:table-cell table:style-name="ce10"/>
          <table:table-cell table:style-name="ce18" table:formula="of:=(MIN([.C33];[.D33];[.E33])+MAX([.C33];[.D33];[.E33]))/2" office:value-type="float" office:value="-59.955842384829" calcext:value-type="float">
            <text:p>-60,0</text:p>
          </table:table-cell>
          <table:table-cell table:style-name="ce26" table:formula="of:=((((([.C33]-[.G33]+[.$A$3])/2)*[.$V$3])-[.$W$3])-127)*2" office:value-type="float" office:value="225.180546728768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]-[.G33]+[.$A$3])/2" office:value-type="float" office:value="30.0517561833762" calcext:value-type="float">
            <text:p>30</text:p>
          </table:table-cell>
          <table:table-cell table:style-name="ce12" table:formula="of:=([.E33]-[.G33]+[.$A$3])/2" office:value-type="float" office:value="217.433763577243" calcext:value-type="float">
            <text:p>217</text:p>
          </table:table-cell>
          <table:table-cell table:style-name="ce10"/>
          <table:table-cell table:formula="of:=(((([.$A$3]+[.C33])/2))-127)*2" office:value-type="float" office:value="135.940645248419" calcext:value-type="float">
            <text:p>1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33]+1.065" office:value-type="float" office:value="33.015" calcext:value-type="float">
            <text:p>33,015</text:p>
          </table:table-cell>
          <table:table-cell table:formula="of:=[.$A$3]*SIN(RADIANS([.B34]))" office:value-type="float" office:value="138.938937846268" calcext:value-type="float">
            <text:p>138,9</text:p>
          </table:table-cell>
          <table:table-cell table:formula="of:=[.$A$3]*SIN(RADIANS([.B34]-120))" office:value-type="float" office:value="-254.647028747788" calcext:value-type="float">
            <text:p>-254,6</text:p>
          </table:table-cell>
          <table:table-cell table:formula="of:=[.$A$3]*SIN(RADIANS([.B34]+120))" office:value-type="float" office:value="115.708090901519" calcext:value-type="float">
            <text:p>115,7</text:p>
          </table:table-cell>
          <table:table-cell table:style-name="ce10"/>
          <table:table-cell table:style-name="ce18" table:formula="of:=(MIN([.C34];[.D34];[.E34])+MAX([.C34];[.D34];[.E34]))/2" office:value-type="float" office:value="-57.8540454507597" calcext:value-type="float">
            <text:p>-57,9</text:p>
          </table:table-cell>
          <table:table-cell table:style-name="ce26" table:formula="of:=((((([.C34]-[.G34]+[.$A$3])/2)*[.$V$3])-[.$W$3])-127)*2" office:value-type="float" office:value="227.36910272477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]-[.G34]+[.$A$3])/2" office:value-type="float" office:value="29.1035083514861" calcext:value-type="float">
            <text:p>29</text:p>
          </table:table-cell>
          <table:table-cell table:style-name="ce12" table:formula="of:=([.E34]-[.G34]+[.$A$3])/2" office:value-type="float" office:value="214.28106817614" calcext:value-type="float">
            <text:p>214</text:p>
          </table:table-cell>
          <table:table-cell table:style-name="ce10"/>
          <table:table-cell table:formula="of:=(((([.$A$3]+[.C34])/2))-127)*2" office:value-type="float" office:value="139.938937846268" calcext:value-type="float">
            <text:p>1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34]+1.065" office:value-type="float" office:value="34.08" calcext:value-type="float">
            <text:p>34,08</text:p>
          </table:table-cell>
          <table:table-cell table:formula="of:=[.$A$3]*SIN(RADIANS([.B35]))" office:value-type="float" office:value="142.889227771177" calcext:value-type="float">
            <text:p>142,9</text:p>
          </table:table-cell>
          <table:table-cell table:formula="of:=[.$A$3]*SIN(RADIANS([.B35]-120))" office:value-type="float" office:value="-254.353748267165" calcext:value-type="float">
            <text:p>-254,4</text:p>
          </table:table-cell>
          <table:table-cell table:formula="of:=[.$A$3]*SIN(RADIANS([.B35]+120))" office:value-type="float" office:value="111.464520495988" calcext:value-type="float">
            <text:p>111,5</text:p>
          </table:table-cell>
          <table:table-cell table:style-name="ce10"/>
          <table:table-cell table:style-name="ce18" table:formula="of:=(MIN([.C35];[.D35];[.E35])+MAX([.C35];[.D35];[.E35]))/2" office:value-type="float" office:value="-55.7322602479939" calcext:value-type="float">
            <text:p>-55,7</text:p>
          </table:table-cell>
          <table:table-cell table:style-name="ce26" table:formula="of:=((((([.C35]-[.G35]+[.$A$3])/2)*[.$V$3])-[.$W$3])-127)*2" office:value-type="float" office:value="229.479197174123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]-[.G35]+[.$A$3])/2" office:value-type="float" office:value="28.1892559904146" calcext:value-type="float">
            <text:p>28</text:p>
          </table:table-cell>
          <table:table-cell table:style-name="ce12" table:formula="of:=([.E35]-[.G35]+[.$A$3])/2" office:value-type="float" office:value="211.098390371991" calcext:value-type="float">
            <text:p>211</text:p>
          </table:table-cell>
          <table:table-cell table:style-name="ce10"/>
          <table:table-cell table:formula="of:=(((([.$A$3]+[.C35])/2))-127)*2" office:value-type="float" office:value="143.889227771177" calcext:value-type="float">
            <text:p>1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35]+1.065" office:value-type="float" office:value="35.145" calcext:value-type="float">
            <text:p>35,145</text:p>
          </table:table-cell>
          <table:table-cell table:formula="of:=[.$A$3]*SIN(RADIANS([.B36]))" office:value-type="float" office:value="146.790150218733" calcext:value-type="float">
            <text:p>146,8</text:p>
          </table:table-cell>
          <table:table-cell table:formula="of:=[.$A$3]*SIN(RADIANS([.B36]-120))" office:value-type="float" office:value="-253.972589903073" calcext:value-type="float">
            <text:p>-254,0</text:p>
          </table:table-cell>
          <table:table-cell table:formula="of:=[.$A$3]*SIN(RADIANS([.B36]+120))" office:value-type="float" office:value="107.18243968434" calcext:value-type="float">
            <text:p>107,2</text:p>
          </table:table-cell>
          <table:table-cell table:style-name="ce10"/>
          <table:table-cell table:style-name="ce18" table:formula="of:=(MIN([.C36];[.D36];[.E36])+MAX([.C36];[.D36];[.E36]))/2" office:value-type="float" office:value="-53.5912198421699" calcext:value-type="float">
            <text:p>-53,6</text:p>
          </table:table-cell>
          <table:table-cell table:style-name="ce26" table:formula="of:=((((([.C36]-[.G36]+[.$A$3])/2)*[.$V$3])-[.$W$3])-127)*2" office:value-type="float" office:value="231.510101050282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]-[.G36]+[.$A$3])/2" office:value-type="float" office:value="27.3093149695484" calcext:value-type="float">
            <text:p>27</text:p>
          </table:table-cell>
          <table:table-cell table:style-name="ce12" table:formula="of:=([.E36]-[.G36]+[.$A$3])/2" office:value-type="float" office:value="207.886829763255" calcext:value-type="float">
            <text:p>208</text:p>
          </table:table-cell>
          <table:table-cell table:style-name="ce10"/>
          <table:table-cell table:formula="of:=(((([.$A$3]+[.C36])/2))-127)*2" office:value-type="float" office:value="147.790150218733" calcext:value-type="float">
            <text:p>1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36]+1.065" office:value-type="float" office:value="36.21" calcext:value-type="float">
            <text:p>36,21</text:p>
          </table:table-cell>
          <table:table-cell table:formula="of:=[.$A$3]*SIN(RADIANS([.B37]))" office:value-type="float" office:value="150.64035744073" calcext:value-type="float">
            <text:p>150,6</text:p>
          </table:table-cell>
          <table:table-cell table:formula="of:=[.$A$3]*SIN(RADIANS([.B37]-120))" office:value-type="float" office:value="-253.503685343725" calcext:value-type="float">
            <text:p>-253,5</text:p>
          </table:table-cell>
          <table:table-cell table:formula="of:=[.$A$3]*SIN(RADIANS([.B37]+120))" office:value-type="float" office:value="102.863327902994" calcext:value-type="float">
            <text:p>102,9</text:p>
          </table:table-cell>
          <table:table-cell table:style-name="ce10"/>
          <table:table-cell table:style-name="ce18" table:formula="of:=(MIN([.C37];[.D37];[.E37])+MAX([.C37];[.D37];[.E37]))/2" office:value-type="float" office:value="-51.4316639514971" calcext:value-type="float">
            <text:p>-51,4</text:p>
          </table:table-cell>
          <table:table-cell table:style-name="ce26" table:formula="of:=((((([.C37]-[.G37]+[.$A$3])/2)*[.$V$3])-[.$W$3])-127)*2" office:value-type="float" office:value="233.46111268663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7]-[.G37]+[.$A$3])/2" office:value-type="float" office:value="26.4639893038863" calcext:value-type="float">
            <text:p>26</text:p>
          </table:table-cell>
          <table:table-cell table:style-name="ce12" table:formula="of:=([.E37]-[.G37]+[.$A$3])/2" office:value-type="float" office:value="204.647495927246" calcext:value-type="float">
            <text:p>205</text:p>
          </table:table-cell>
          <table:table-cell table:style-name="ce10"/>
          <table:table-cell table:formula="of:=(((([.$A$3]+[.C37])/2))-127)*2" office:value-type="float" office:value="151.64035744073" calcext:value-type="float">
            <text:p>1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37]+1.065" office:value-type="float" office:value="37.275" calcext:value-type="float">
            <text:p>37,275</text:p>
          </table:table-cell>
          <table:table-cell table:formula="of:=[.$A$3]*SIN(RADIANS([.B38]))" office:value-type="float" office:value="154.438519210804" calcext:value-type="float">
            <text:p>154,4</text:p>
          </table:table-cell>
          <table:table-cell table:formula="of:=[.$A$3]*SIN(RADIANS([.B38]-120))" office:value-type="float" office:value="-252.94719659318" calcext:value-type="float">
            <text:p>-252,9</text:p>
          </table:table-cell>
          <table:table-cell table:formula="of:=[.$A$3]*SIN(RADIANS([.B38]+120))" office:value-type="float" office:value="98.5086773823761" calcext:value-type="float">
            <text:p>98,5</text:p>
          </table:table-cell>
          <table:table-cell table:style-name="ce10"/>
          <table:table-cell table:style-name="ce18" table:formula="of:=(MIN([.C38];[.D38];[.E38])+MAX([.C38];[.D38];[.E38]))/2" office:value-type="float" office:value="-49.254338691188" calcext:value-type="float">
            <text:p>-49,3</text:p>
          </table:table-cell>
          <table:table-cell table:style-name="ce26" table:formula="of:=((((([.C38]-[.G38]+[.$A$3])/2)*[.$V$3])-[.$W$3])-127)*2" office:value-type="float" office:value="235.331558018899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8]-[.G38]+[.$A$3])/2" office:value-type="float" office:value="25.6535710490039" calcext:value-type="float">
            <text:p>26</text:p>
          </table:table-cell>
          <table:table-cell table:style-name="ce12" table:formula="of:=([.E38]-[.G38]+[.$A$3])/2" office:value-type="float" office:value="201.381508036782" calcext:value-type="float">
            <text:p>201</text:p>
          </table:table-cell>
          <table:table-cell table:style-name="ce10"/>
          <table:table-cell table:formula="of:=(((([.$A$3]+[.C38])/2))-127)*2" office:value-type="float" office:value="155.438519210804" calcext:value-type="float">
            <text:p>1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38]+1.065" office:value-type="float" office:value="38.34" calcext:value-type="float">
            <text:p>38,34</text:p>
          </table:table-cell>
          <table:table-cell table:formula="of:=[.$A$3]*SIN(RADIANS([.B39]))" office:value-type="float" office:value="158.183323284022" calcext:value-type="float">
            <text:p>158,2</text:p>
          </table:table-cell>
          <table:table-cell table:formula="of:=[.$A$3]*SIN(RADIANS([.B39]-120))" office:value-type="float" office:value="-252.30331591538" calcext:value-type="float">
            <text:p>-252,3</text:p>
          </table:table-cell>
          <table:table-cell table:formula="of:=[.$A$3]*SIN(RADIANS([.B39]+120))" office:value-type="float" office:value="94.1199926313578" calcext:value-type="float">
            <text:p>94,1</text:p>
          </table:table-cell>
          <table:table-cell table:style-name="ce10"/>
          <table:table-cell table:style-name="ce18" table:formula="of:=(MIN([.C39];[.D39];[.E39])+MAX([.C39];[.D39];[.E39]))/2" office:value-type="float" office:value="-47.0599963156789" calcext:value-type="float">
            <text:p>-47,1</text:p>
          </table:table-cell>
          <table:table-cell table:style-name="ce26" table:formula="of:=((((([.C39]-[.G39]+[.$A$3])/2)*[.$V$3])-[.$W$3])-127)*2" office:value-type="float" office:value="237.120790818054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9]-[.G39]+[.$A$3])/2" office:value-type="float" office:value="24.8783402001497" calcext:value-type="float">
            <text:p>25</text:p>
          </table:table-cell>
          <table:table-cell table:style-name="ce12" table:formula="of:=([.E39]-[.G39]+[.$A$3])/2" office:value-type="float" office:value="198.089994473518" calcext:value-type="float">
            <text:p>198</text:p>
          </table:table-cell>
          <table:table-cell table:style-name="ce10"/>
          <table:table-cell table:formula="of:=(((([.$A$3]+[.C39])/2))-127)*2" office:value-type="float" office:value="159.183323284022" calcext:value-type="float">
            <text:p>1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39]+1.065" office:value-type="float" office:value="39.405" calcext:value-type="float">
            <text:p>39,405</text:p>
          </table:table-cell>
          <table:table-cell table:formula="of:=[.$A$3]*SIN(RADIANS([.B40]))" office:value-type="float" office:value="161.873475850254" calcext:value-type="float">
            <text:p>161,9</text:p>
          </table:table-cell>
          <table:table-cell table:formula="of:=[.$A$3]*SIN(RADIANS([.B40]-120))" office:value-type="float" office:value="-251.572265767713" calcext:value-type="float">
            <text:p>-251,6</text:p>
          </table:table-cell>
          <table:table-cell table:formula="of:=[.$A$3]*SIN(RADIANS([.B40]+120))" office:value-type="float" office:value="89.6987899174594" calcext:value-type="float">
            <text:p>89,7</text:p>
          </table:table-cell>
          <table:table-cell table:style-name="ce10"/>
          <table:table-cell table:style-name="ce18" table:formula="of:=(MIN([.C40];[.D40];[.E40])+MAX([.C40];[.D40];[.E40]))/2" office:value-type="float" office:value="-44.8493949587297" calcext:value-type="float">
            <text:p>-44,8</text:p>
          </table:table-cell>
          <table:table-cell table:style-name="ce26" table:formula="of:=((((([.C40]-[.G40]+[.$A$3])/2)*[.$V$3])-[.$W$3])-127)*2" office:value-type="float" office:value="238.828192913567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0]-[.G40]+[.$A$3])/2" office:value-type="float" office:value="24.1385645955083" calcext:value-type="float">
            <text:p>24</text:p>
          </table:table-cell>
          <table:table-cell table:style-name="ce12" table:formula="of:=([.E40]-[.G40]+[.$A$3])/2" office:value-type="float" office:value="194.774092438095" calcext:value-type="float">
            <text:p>195</text:p>
          </table:table-cell>
          <table:table-cell table:style-name="ce10"/>
          <table:table-cell table:formula="of:=(((([.$A$3]+[.C40])/2))-127)*2" office:value-type="float" office:value="162.873475850254" calcext:value-type="float">
            <text:p>16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40]+1.065" office:value-type="float" office:value="40.47" calcext:value-type="float">
            <text:p>40,47</text:p>
          </table:table-cell>
          <table:table-cell table:formula="of:=[.$A$3]*SIN(RADIANS([.B41]))" office:value-type="float" office:value="165.507701981179" calcext:value-type="float">
            <text:p>165,5</text:p>
          </table:table-cell>
          <table:table-cell table:formula="of:=[.$A$3]*SIN(RADIANS([.B41]-120))" office:value-type="float" office:value="-250.754298724165" calcext:value-type="float">
            <text:p>-250,8</text:p>
          </table:table-cell>
          <table:table-cell table:formula="of:=[.$A$3]*SIN(RADIANS([.B41]+120))" office:value-type="float" office:value="85.2465967429866" calcext:value-type="float">
            <text:p>85,2</text:p>
          </table:table-cell>
          <table:table-cell table:style-name="ce10"/>
          <table:table-cell table:style-name="ce18" table:formula="of:=(MIN([.C41];[.D41];[.E41])+MAX([.C41];[.D41];[.E41]))/2" office:value-type="float" office:value="-42.6232983714933" calcext:value-type="float">
            <text:p>-42,6</text:p>
          </table:table-cell>
          <table:table-cell table:style-name="ce26" table:formula="of:=((((([.C41]-[.G41]+[.$A$3])/2)*[.$V$3])-[.$W$3])-127)*2" office:value-type="float" office:value="240.453174406983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1]-[.G41]+[.$A$3])/2" office:value-type="float" office:value="23.434499823664" calcext:value-type="float">
            <text:p>23</text:p>
          </table:table-cell>
          <table:table-cell table:style-name="ce12" table:formula="of:=([.E41]-[.G41]+[.$A$3])/2" office:value-type="float" office:value="191.43494755724" calcext:value-type="float">
            <text:p>191</text:p>
          </table:table-cell>
          <table:table-cell table:style-name="ce10"/>
          <table:table-cell table:formula="of:=(((([.$A$3]+[.C41])/2))-127)*2" office:value-type="float" office:value="166.507701981179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41]+1.065" office:value-type="float" office:value="41.535" calcext:value-type="float">
            <text:p>41,535</text:p>
          </table:table-cell>
          <table:table-cell table:formula="of:=[.$A$3]*SIN(RADIANS([.B42]))" office:value-type="float" office:value="169.084746070766" calcext:value-type="float">
            <text:p>169,1</text:p>
          </table:table-cell>
          <table:table-cell table:formula="of:=[.$A$3]*SIN(RADIANS([.B42]-120))" office:value-type="float" office:value="-249.849697388052" calcext:value-type="float">
            <text:p>-249,8</text:p>
          </table:table-cell>
          <table:table-cell table:formula="of:=[.$A$3]*SIN(RADIANS([.B42]+120))" office:value-type="float" office:value="80.7649513172858" calcext:value-type="float">
            <text:p>80,8</text:p>
          </table:table-cell>
          <table:table-cell table:style-name="ce10"/>
          <table:table-cell table:style-name="ce18" table:formula="of:=(MIN([.C42];[.D42];[.E42])+MAX([.C42];[.D42];[.E42]))/2" office:value-type="float" office:value="-40.3824756586429" calcext:value-type="float">
            <text:p>-40,4</text:p>
          </table:table-cell>
          <table:table-cell table:style-name="ce26" table:formula="of:=((((([.C42]-[.G42]+[.$A$3])/2)*[.$V$3])-[.$W$3])-127)*2" office:value-type="float" office:value="241.995173875738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2]-[.G42]+[.$A$3])/2" office:value-type="float" office:value="22.7663891352956" calcext:value-type="float">
            <text:p>23</text:p>
          </table:table-cell>
          <table:table-cell table:style-name="ce12" table:formula="of:=([.E42]-[.G42]+[.$A$3])/2" office:value-type="float" office:value="188.073713487964" calcext:value-type="float">
            <text:p>188</text:p>
          </table:table-cell>
          <table:table-cell table:style-name="ce10"/>
          <table:table-cell table:formula="of:=(((([.$A$3]+[.C42])/2))-127)*2" office:value-type="float" office:value="170.084746070766" calcext:value-type="float">
            <text:p>17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42]+1.065" office:value-type="float" office:value="42.6" calcext:value-type="float">
            <text:p>42,6</text:p>
          </table:table-cell>
          <table:table-cell table:formula="of:=[.$A$3]*SIN(RADIANS([.B43]))" office:value-type="float" office:value="172.603372269078" calcext:value-type="float">
            <text:p>172,6</text:p>
          </table:table-cell>
          <table:table-cell table:formula="of:=[.$A$3]*SIN(RADIANS([.B43]-120))" office:value-type="float" office:value="-248.858774294381" calcext:value-type="float">
            <text:p>-248,9</text:p>
          </table:table-cell>
          <table:table-cell table:formula="of:=[.$A$3]*SIN(RADIANS([.B43]+120))" office:value-type="float" office:value="76.2554020253022" calcext:value-type="float">
            <text:p>76,3</text:p>
          </table:table-cell>
          <table:table-cell table:style-name="ce10"/>
          <table:table-cell table:style-name="ce18" table:formula="of:=(MIN([.C43];[.D43];[.E43])+MAX([.C43];[.D43];[.E43]))/2" office:value-type="float" office:value="-38.1277010126511" calcext:value-type="float">
            <text:p>-38,1</text:p>
          </table:table-cell>
          <table:table-cell table:style-name="ce26" table:formula="of:=((((([.C43]-[.G43]+[.$A$3])/2)*[.$V$3])-[.$W$3])-127)*2" office:value-type="float" office:value="243.453658567116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3]-[.G43]+[.$A$3])/2" office:value-type="float" office:value="22.1344633591352" calcext:value-type="float">
            <text:p>22</text:p>
          </table:table-cell>
          <table:table-cell table:style-name="ce12" table:formula="of:=([.E43]-[.G43]+[.$A$3])/2" office:value-type="float" office:value="184.691551518977" calcext:value-type="float">
            <text:p>185</text:p>
          </table:table-cell>
          <table:table-cell table:style-name="ce10"/>
          <table:table-cell table:formula="of:=(((([.$A$3]+[.C43])/2))-127)*2" office:value-type="float" office:value="173.603372269078" calcext:value-type="float">
            <text:p>17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43]+1.065" office:value-type="float" office:value="43.665" calcext:value-type="float">
            <text:p>43,665</text:p>
          </table:table-cell>
          <table:table-cell table:formula="of:=[.$A$3]*SIN(RADIANS([.B44]))" office:value-type="float" office:value="176.062364909254" calcext:value-type="float">
            <text:p>176,1</text:p>
          </table:table-cell>
          <table:table-cell table:formula="of:=[.$A$3]*SIN(RADIANS([.B44]-120))" office:value-type="float" office:value="-247.781871801874" calcext:value-type="float">
            <text:p>-247,8</text:p>
          </table:table-cell>
          <table:table-cell table:formula="of:=[.$A$3]*SIN(RADIANS([.B44]+120))" office:value-type="float" office:value="71.7195068926194" calcext:value-type="float">
            <text:p>71,7</text:p>
          </table:table-cell>
          <table:table-cell table:style-name="ce10"/>
          <table:table-cell table:style-name="ce18" table:formula="of:=(MIN([.C44];[.D44];[.E44])+MAX([.C44];[.D44];[.E44]))/2" office:value-type="float" office:value="-35.8597534463097" calcext:value-type="float">
            <text:p>-35,9</text:p>
          </table:table-cell>
          <table:table-cell table:style-name="ce26" table:formula="of:=((((([.C44]-[.G44]+[.$A$3])/2)*[.$V$3])-[.$W$3])-127)*2" office:value-type="float" office:value="244.828124582321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4]-[.G44]+[.$A$3])/2" office:value-type="float" office:value="21.5389408222181" calcext:value-type="float">
            <text:p>22</text:p>
          </table:table-cell>
          <table:table-cell table:style-name="ce12" table:formula="of:=([.E44]-[.G44]+[.$A$3])/2" office:value-type="float" office:value="181.289630169465" calcext:value-type="float">
            <text:p>181</text:p>
          </table:table-cell>
          <table:table-cell table:style-name="ce10"/>
          <table:table-cell table:formula="of:=(((([.$A$3]+[.C44])/2))-127)*2" office:value-type="float" office:value="177.062364909254" calcext:value-type="float">
            <text:p>17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44]+1.065" office:value-type="float" office:value="44.73" calcext:value-type="float">
            <text:p>44,73</text:p>
          </table:table-cell>
          <table:table-cell table:formula="of:=[.$A$3]*SIN(RADIANS([.B45]))" office:value-type="float" office:value="179.460528927512" calcext:value-type="float">
            <text:p>179,5</text:p>
          </table:table-cell>
          <table:table-cell table:formula="of:=[.$A$3]*SIN(RADIANS([.B45]-120))" office:value-type="float" office:value="-246.619361974683" calcext:value-type="float">
            <text:p>-246,6</text:p>
          </table:table-cell>
          <table:table-cell table:formula="of:=[.$A$3]*SIN(RADIANS([.B45]+120))" office:value-type="float" office:value="67.1588330471712" calcext:value-type="float">
            <text:p>67,2</text:p>
          </table:table-cell>
          <table:table-cell table:style-name="ce10"/>
          <table:table-cell table:style-name="ce18" table:formula="of:=(MIN([.C45];[.D45];[.E45])+MAX([.C45];[.D45];[.E45]))/2" office:value-type="float" office:value="-33.5794165235855" calcext:value-type="float">
            <text:p>-33,6</text:p>
          </table:table-cell>
          <table:table-cell table:style-name="ce26" table:formula="of:=((((([.C45]-[.G45]+[.$A$3])/2)*[.$V$3])-[.$W$3])-127)*2" office:value-type="float" office:value="246.118097050567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5]-[.G45]+[.$A$3])/2" office:value-type="float" office:value="20.9800272744512" calcext:value-type="float">
            <text:p>21</text:p>
          </table:table-cell>
          <table:table-cell table:style-name="ce12" table:formula="of:=([.E45]-[.G45]+[.$A$3])/2" office:value-type="float" office:value="177.869124785378" calcext:value-type="float">
            <text:p>178</text:p>
          </table:table-cell>
          <table:table-cell table:style-name="ce10"/>
          <table:table-cell table:formula="of:=(((([.$A$3]+[.C45])/2))-127)*2" office:value-type="float" office:value="180.460528927512" calcext:value-type="float">
            <text:p>18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45]+1.065" office:value-type="float" office:value="45.795" calcext:value-type="float">
            <text:p>45,795</text:p>
          </table:table-cell>
          <table:table-cell table:formula="of:=[.$A$3]*SIN(RADIANS([.B46]))" office:value-type="float" office:value="182.79669027604" calcext:value-type="float">
            <text:p>182,8</text:p>
          </table:table-cell>
          <table:table-cell table:formula="of:=[.$A$3]*SIN(RADIANS([.B46]-120))" office:value-type="float" office:value="-245.371646453846" calcext:value-type="float">
            <text:p>-245,4</text:p>
          </table:table-cell>
          <table:table-cell table:formula="of:=[.$A$3]*SIN(RADIANS([.B46]+120))" office:value-type="float" office:value="62.5749561778058" calcext:value-type="float">
            <text:p>62,6</text:p>
          </table:table-cell>
          <table:table-cell table:style-name="ce10"/>
          <table:table-cell table:style-name="ce18" table:formula="of:=(MIN([.C46];[.D46];[.E46])+MAX([.C46];[.D46];[.E46]))/2" office:value-type="float" office:value="-31.2874780889029" calcext:value-type="float">
            <text:p>-31,3</text:p>
          </table:table-cell>
          <table:table-cell table:style-name="ce26" table:formula="of:=((((([.C46]-[.G46]+[.$A$3])/2)*[.$V$3])-[.$W$3])-127)*2" office:value-type="float" office:value="247.323130293144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6]-[.G46]+[.$A$3])/2" office:value-type="float" office:value="20.4579158175285" calcext:value-type="float">
            <text:p>20</text:p>
          </table:table-cell>
          <table:table-cell table:style-name="ce12" table:formula="of:=([.E46]-[.G46]+[.$A$3])/2" office:value-type="float" office:value="174.431217133354" calcext:value-type="float">
            <text:p>174</text:p>
          </table:table-cell>
          <table:table-cell table:style-name="ce10"/>
          <table:table-cell table:formula="of:=(((([.$A$3]+[.C46])/2))-127)*2" office:value-type="float" office:value="183.79669027604" calcext:value-type="float">
            <text:p>18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46]+1.065" office:value-type="float" office:value="46.86" calcext:value-type="float">
            <text:p>46,86</text:p>
          </table:table-cell>
          <table:table-cell table:formula="of:=[.$A$3]*SIN(RADIANS([.B47]))" office:value-type="float" office:value="186.069696328623" calcext:value-type="float">
            <text:p>186,1</text:p>
          </table:table-cell>
          <table:table-cell table:formula="of:=[.$A$3]*SIN(RADIANS([.B47]-120))" office:value-type="float" office:value="-244.039156318518" calcext:value-type="float">
            <text:p>-244,0</text:p>
          </table:table-cell>
          <table:table-cell table:formula="of:=[.$A$3]*SIN(RADIANS([.B47]+120))" office:value-type="float" office:value="57.969459989895" calcext:value-type="float">
            <text:p>58,0</text:p>
          </table:table-cell>
          <table:table-cell table:style-name="ce10"/>
          <table:table-cell table:style-name="ce18" table:formula="of:=(MIN([.C47];[.D47];[.E47])+MAX([.C47];[.D47];[.E47]))/2" office:value-type="float" office:value="-28.9847299949475" calcext:value-type="float">
            <text:p>-29,0</text:p>
          </table:table-cell>
          <table:table-cell table:style-name="ce26" table:formula="of:=((((([.C47]-[.G47]+[.$A$3])/2)*[.$V$3])-[.$W$3])-127)*2" office:value-type="float" office:value="248.4428079774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7]-[.G47]+[.$A$3])/2" office:value-type="float" office:value="19.9727868382148" calcext:value-type="float">
            <text:p>20</text:p>
          </table:table-cell>
          <table:table-cell table:style-name="ce12" table:formula="of:=([.E47]-[.G47]+[.$A$3])/2" office:value-type="float" office:value="170.977094992421" calcext:value-type="float">
            <text:p>171</text:p>
          </table:table-cell>
          <table:table-cell table:style-name="ce10"/>
          <table:table-cell table:formula="of:=(((([.$A$3]+[.C47])/2))-127)*2" office:value-type="float" office:value="187.069696328623" calcext:value-type="float">
            <text:p>18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47]+1.065" office:value-type="float" office:value="47.925" calcext:value-type="float">
            <text:p>47,925</text:p>
          </table:table-cell>
          <table:table-cell table:formula="of:=[.$A$3]*SIN(RADIANS([.B48]))" office:value-type="float" office:value="189.278416278868" calcext:value-type="float">
            <text:p>189,3</text:p>
          </table:table-cell>
          <table:table-cell table:formula="of:=[.$A$3]*SIN(RADIANS([.B48]-120))" office:value-type="float" office:value="-242.622351937039" calcext:value-type="float">
            <text:p>-242,6</text:p>
          </table:table-cell>
          <table:table-cell table:formula="of:=[.$A$3]*SIN(RADIANS([.B48]+120))" office:value-type="float" office:value="53.3439356581707" calcext:value-type="float">
            <text:p>53,3</text:p>
          </table:table-cell>
          <table:table-cell table:style-name="ce10"/>
          <table:table-cell table:style-name="ce18" table:formula="of:=(MIN([.C48];[.D48];[.E48])+MAX([.C48];[.D48];[.E48]))/2" office:value-type="float" office:value="-26.6719678290853" calcext:value-type="float">
            <text:p>-26,7</text:p>
          </table:table-cell>
          <table:table-cell table:style-name="ce26" table:formula="of:=((((([.C48]-[.G48]+[.$A$3])/2)*[.$V$3])-[.$W$3])-127)*2" office:value-type="float" office:value="249.476743260578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8]-[.G48]+[.$A$3])/2" office:value-type="float" office:value="19.5248079460232" calcext:value-type="float">
            <text:p>20</text:p>
          </table:table-cell>
          <table:table-cell table:style-name="ce12" table:formula="of:=([.E48]-[.G48]+[.$A$3])/2" office:value-type="float" office:value="167.507951743628" calcext:value-type="float">
            <text:p>168</text:p>
          </table:table-cell>
          <table:table-cell table:style-name="ce10"/>
          <table:table-cell table:formula="of:=(((([.$A$3]+[.C48])/2))-127)*2" office:value-type="float" office:value="190.278416278868" calcext:value-type="float">
            <text:p>19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48]+1.065" office:value-type="float" office:value="48.99" calcext:value-type="float">
            <text:p>48,99</text:p>
          </table:table-cell>
          <table:table-cell table:formula="of:=[.$A$3]*SIN(RADIANS([.B49]))" office:value-type="float" office:value="192.421741530894" calcext:value-type="float">
            <text:p>192,4</text:p>
          </table:table-cell>
          <table:table-cell table:formula="of:=[.$A$3]*SIN(RADIANS([.B49]-120))" office:value-type="float" office:value="-241.121722807878" calcext:value-type="float">
            <text:p>-241,1</text:p>
          </table:table-cell>
          <table:table-cell table:formula="of:=[.$A$3]*SIN(RADIANS([.B49]+120))" office:value-type="float" office:value="48.699981276984" calcext:value-type="float">
            <text:p>48,7</text:p>
          </table:table-cell>
          <table:table-cell table:style-name="ce10"/>
          <table:table-cell table:style-name="ce18" table:formula="of:=(MIN([.C49];[.D49];[.E49])+MAX([.C49];[.D49];[.E49]))/2" office:value-type="float" office:value="-24.349990638492" calcext:value-type="float">
            <text:p>-24,3</text:p>
          </table:table-cell>
          <table:table-cell table:style-name="ce26" table:formula="of:=((((([.C49]-[.G49]+[.$A$3])/2)*[.$V$3])-[.$W$3])-127)*2" office:value-type="float" office:value="250.424578923471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9]-[.G49]+[.$A$3])/2" office:value-type="float" office:value="19.114133915307" calcext:value-type="float">
            <text:p>19</text:p>
          </table:table-cell>
          <table:table-cell table:style-name="ce12" table:formula="of:=([.E49]-[.G49]+[.$A$3])/2" office:value-type="float" office:value="164.024985957738" calcext:value-type="float">
            <text:p>164</text:p>
          </table:table-cell>
          <table:table-cell table:style-name="ce10"/>
          <table:table-cell table:formula="of:=(((([.$A$3]+[.C49])/2))-127)*2" office:value-type="float" office:value="193.421741530894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49]+1.065" office:value-type="float" office:value="50.055" calcext:value-type="float">
            <text:p>50,055</text:p>
          </table:table-cell>
          <table:table-cell table:formula="of:=[.$A$3]*SIN(RADIANS([.B50]))" office:value-type="float" office:value="195.498586082343" calcext:value-type="float">
            <text:p>195,5</text:p>
          </table:table-cell>
          <table:table-cell table:formula="of:=[.$A$3]*SIN(RADIANS([.B50]-120))" office:value-type="float" office:value="-239.537787390514" calcext:value-type="float">
            <text:p>-239,5</text:p>
          </table:table-cell>
          <table:table-cell table:formula="of:=[.$A$3]*SIN(RADIANS([.B50]+120))" office:value-type="float" office:value="44.0392013081708" calcext:value-type="float">
            <text:p>44,0</text:p>
          </table:table-cell>
          <table:table-cell table:style-name="ce10"/>
          <table:table-cell table:style-name="ce18" table:formula="of:=(MIN([.C50];[.D50];[.E50])+MAX([.C50];[.D50];[.E50]))/2" office:value-type="float" office:value="-22.0196006540854" calcext:value-type="float">
            <text:p>-22,0</text:p>
          </table:table-cell>
          <table:table-cell table:style-name="ce26" table:formula="of:=((((([.C50]-[.G50]+[.$A$3])/2)*[.$V$3])-[.$W$3])-127)*2" office:value-type="float" office:value="251.285987493839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0]-[.G50]+[.$A$3])/2" office:value-type="float" office:value="18.7409066317857" calcext:value-type="float">
            <text:p>19</text:p>
          </table:table-cell>
          <table:table-cell table:style-name="ce12" table:formula="of:=([.E50]-[.G50]+[.$A$3])/2" office:value-type="float" office:value="160.529400981128" calcext:value-type="float">
            <text:p>161</text:p>
          </table:table-cell>
          <table:table-cell table:style-name="ce10"/>
          <table:table-cell table:formula="of:=(((([.$A$3]+[.C50])/2))-127)*2" office:value-type="float" office:value="196.498586082343" calcext:value-type="float">
            <text:p>19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50]+1.065" office:value-type="float" office:value="51.12" calcext:value-type="float">
            <text:p>51,12</text:p>
          </table:table-cell>
          <table:table-cell table:formula="of:=[.$A$3]*SIN(RADIANS([.B51]))" office:value-type="float" office:value="198.507886899591" calcext:value-type="float">
            <text:p>198,5</text:p>
          </table:table-cell>
          <table:table-cell table:formula="of:=[.$A$3]*SIN(RADIANS([.B51]-120))" office:value-type="float" office:value="-237.87109292631" calcext:value-type="float">
            <text:p>-237,9</text:p>
          </table:table-cell>
          <table:table-cell table:formula="of:=[.$A$3]*SIN(RADIANS([.B51]+120))" office:value-type="float" office:value="39.3632060267192" calcext:value-type="float">
            <text:p>39,4</text:p>
          </table:table-cell>
          <table:table-cell table:style-name="ce10"/>
          <table:table-cell table:style-name="ce18" table:formula="of:=(MIN([.C51];[.D51];[.E51])+MAX([.C51];[.D51];[.E51]))/2" office:value-type="float" office:value="-19.6816030133596" calcext:value-type="float">
            <text:p>-19,7</text:p>
          </table:table-cell>
          <table:table-cell table:style-name="ce26" table:formula="of:=((((([.C51]-[.G51]+[.$A$3])/2)*[.$V$3])-[.$W$3])-127)*2" office:value-type="float" office:value="252.060671359545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1]-[.G51]+[.$A$3])/2" office:value-type="float" office:value="18.4052550435247" calcext:value-type="float">
            <text:p>18</text:p>
          </table:table-cell>
          <table:table-cell table:style-name="ce12" table:formula="of:=([.E51]-[.G51]+[.$A$3])/2" office:value-type="float" office:value="157.022404520039" calcext:value-type="float">
            <text:p>157</text:p>
          </table:table-cell>
          <table:table-cell table:style-name="ce10"/>
          <table:table-cell table:formula="of:=(((([.$A$3]+[.C51])/2))-127)*2" office:value-type="float" office:value="199.507886899591" calcext:value-type="float">
            <text:p>20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51]+1.065" office:value-type="float" office:value="52.185" calcext:value-type="float">
            <text:p>52,185</text:p>
          </table:table-cell>
          <table:table-cell table:formula="of:=[.$A$3]*SIN(RADIANS([.B52]))" office:value-type="float" office:value="201.448604285018" calcext:value-type="float">
            <text:p>201,4</text:p>
          </table:table-cell>
          <table:table-cell table:formula="of:=[.$A$3]*SIN(RADIANS([.B52]-120))" office:value-type="float" office:value="-236.122215249446" calcext:value-type="float">
            <text:p>-236,1</text:p>
          </table:table-cell>
          <table:table-cell table:formula="of:=[.$A$3]*SIN(RADIANS([.B52]+120))" office:value-type="float" office:value="34.6736109644281" calcext:value-type="float">
            <text:p>34,7</text:p>
          </table:table-cell>
          <table:table-cell table:style-name="ce10"/>
          <table:table-cell table:style-name="ce18" table:formula="of:=(MIN([.C52];[.D52];[.E52])+MAX([.C52];[.D52];[.E52]))/2" office:value-type="float" office:value="-17.336805482214" calcext:value-type="float">
            <text:p>-17,3</text:p>
          </table:table-cell>
          <table:table-cell table:style-name="ce26" table:formula="of:=((((([.C52]-[.G52]+[.$A$3])/2)*[.$V$3])-[.$W$3])-127)*2" office:value-type="float" office:value="252.748362871386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2]-[.G52]+[.$A$3])/2" office:value-type="float" office:value="18.107295116384" calcext:value-type="float">
            <text:p>18</text:p>
          </table:table-cell>
          <table:table-cell table:style-name="ce12" table:formula="of:=([.E52]-[.G52]+[.$A$3])/2" office:value-type="float" office:value="153.505208223321" calcext:value-type="float">
            <text:p>154</text:p>
          </table:table-cell>
          <table:table-cell table:style-name="ce10"/>
          <table:table-cell table:formula="of:=(((([.$A$3]+[.C52])/2))-127)*2" office:value-type="float" office:value="202.448604285018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52]+1.065" office:value-type="float" office:value="53.25" calcext:value-type="float">
            <text:p>53,25</text:p>
          </table:table-cell>
          <table:table-cell table:formula="of:=[.$A$3]*SIN(RADIANS([.B53]))" office:value-type="float" office:value="204.31972223622" calcext:value-type="float">
            <text:p>204,3</text:p>
          </table:table-cell>
          <table:table-cell table:formula="of:=[.$A$3]*SIN(RADIANS([.B53]-120))" office:value-type="float" office:value="-234.291758587969" calcext:value-type="float">
            <text:p>-234,3</text:p>
          </table:table-cell>
          <table:table-cell table:formula="of:=[.$A$3]*SIN(RADIANS([.B53]+120))" office:value-type="float" office:value="29.9720363517487" calcext:value-type="float">
            <text:p>30,0</text:p>
          </table:table-cell>
          <table:table-cell table:style-name="ce10"/>
          <table:table-cell table:style-name="ce18" table:formula="of:=(MIN([.C53];[.D53];[.E53])+MAX([.C53];[.D53];[.E53]))/2" office:value-type="float" office:value="-14.9860181758744" calcext:value-type="float">
            <text:p>-15,0</text:p>
          </table:table-cell>
          <table:table-cell table:style-name="ce26" table:formula="of:=((((([.C53]-[.G53]+[.$A$3])/2)*[.$V$3])-[.$W$3])-127)*2" office:value-type="float" office:value="253.348824435557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3]-[.G53]+[.$A$3])/2" office:value-type="float" office:value="17.8471297939526" calcext:value-type="float">
            <text:p>18</text:p>
          </table:table-cell>
          <table:table-cell table:style-name="ce12" table:formula="of:=([.E53]-[.G53]+[.$A$3])/2" office:value-type="float" office:value="149.979027263812" calcext:value-type="float">
            <text:p>150</text:p>
          </table:table-cell>
          <table:table-cell table:style-name="ce10"/>
          <table:table-cell table:formula="of:=(((([.$A$3]+[.C53])/2))-127)*2" office:value-type="float" office:value="205.31972223622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53]+1.065" office:value-type="float" office:value="54.315" calcext:value-type="float">
            <text:p>54,315</text:p>
          </table:table-cell>
          <table:table-cell table:formula="of:=[.$A$3]*SIN(RADIANS([.B54]))" office:value-type="float" office:value="207.120248797033" calcext:value-type="float">
            <text:p>207,1</text:p>
          </table:table-cell>
          <table:table-cell table:formula="of:=[.$A$3]*SIN(RADIANS([.B54]-120))" office:value-type="float" office:value="-232.380355355037" calcext:value-type="float">
            <text:p>-232,4</text:p>
          </table:table-cell>
          <table:table-cell table:formula="of:=[.$A$3]*SIN(RADIANS([.B54]+120))" office:value-type="float" office:value="25.2601065580045" calcext:value-type="float">
            <text:p>25,3</text:p>
          </table:table-cell>
          <table:table-cell table:style-name="ce10"/>
          <table:table-cell table:style-name="ce18" table:formula="of:=(MIN([.C54];[.D54];[.E54])+MAX([.C54];[.D54];[.E54]))/2" office:value-type="float" office:value="-12.6300532790023" calcext:value-type="float">
            <text:p>-12,6</text:p>
          </table:table-cell>
          <table:table-cell table:style-name="ce26" table:formula="of:=((((([.C54]-[.G54]+[.$A$3])/2)*[.$V$3])-[.$W$3])-127)*2" office:value-type="float" office:value="253.861848595744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4]-[.G54]+[.$A$3])/2" office:value-type="float" office:value="17.6248489619824" calcext:value-type="float">
            <text:p>18</text:p>
          </table:table-cell>
          <table:table-cell table:style-name="ce12" table:formula="of:=([.E54]-[.G54]+[.$A$3])/2" office:value-type="float" office:value="146.445079918503" calcext:value-type="float">
            <text:p>146</text:p>
          </table:table-cell>
          <table:table-cell table:style-name="ce10"/>
          <table:table-cell table:formula="of:=(((([.$A$3]+[.C54])/2))-127)*2" office:value-type="float" office:value="208.120248797033" calcext:value-type="float">
            <text:p>2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54]+1.065" office:value-type="float" office:value="55.38" calcext:value-type="float">
            <text:p>55,38</text:p>
          </table:table-cell>
          <table:table-cell table:formula="of:=[.$A$3]*SIN(RADIANS([.B55]))" office:value-type="float" office:value="209.849216400245" calcext:value-type="float">
            <text:p>209,8</text:p>
          </table:table-cell>
          <table:table-cell table:formula="of:=[.$A$3]*SIN(RADIANS([.B55]-120))" office:value-type="float" office:value="-230.388665930424" calcext:value-type="float">
            <text:p>-230,4</text:p>
          </table:table-cell>
          <table:table-cell table:formula="of:=[.$A$3]*SIN(RADIANS([.B55]+120))" office:value-type="float" office:value="20.5394495301792" calcext:value-type="float">
            <text:p>20,5</text:p>
          </table:table-cell>
          <table:table-cell table:style-name="ce10"/>
          <table:table-cell table:style-name="ce18" table:formula="of:=(MIN([.C55];[.D55];[.E55])+MAX([.C55];[.D55];[.E55]))/2" office:value-type="float" office:value="-10.2697247650896" calcext:value-type="float">
            <text:p>-10,3</text:p>
          </table:table-cell>
          <table:table-cell table:style-name="ce26" table:formula="of:=((((([.C55]-[.G55]+[.$A$3])/2)*[.$V$3])-[.$W$3])-127)*2" office:value-type="float" office:value="254.287258104796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5]-[.G55]+[.$A$3])/2" office:value-type="float" office:value="17.4405294173328" calcext:value-type="float">
            <text:p>17</text:p>
          </table:table-cell>
          <table:table-cell table:style-name="ce12" table:formula="of:=([.E55]-[.G55]+[.$A$3])/2" office:value-type="float" office:value="142.904587147634" calcext:value-type="float">
            <text:p>143</text:p>
          </table:table-cell>
          <table:table-cell table:style-name="ce10"/>
          <table:table-cell table:formula="of:=(((([.$A$3]+[.C55])/2))-127)*2" office:value-type="float" office:value="210.849216400245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55]+1.065" office:value-type="float" office:value="56.445" calcext:value-type="float">
            <text:p>56,445</text:p>
          </table:table-cell>
          <table:table-cell table:formula="of:=[.$A$3]*SIN(RADIANS([.B56]))" office:value-type="float" office:value="212.505682201889" calcext:value-type="float">
            <text:p>212,5</text:p>
          </table:table-cell>
          <table:table-cell table:formula="of:=[.$A$3]*SIN(RADIANS([.B56]-120))" office:value-type="float" office:value="-228.317378432359" calcext:value-type="float">
            <text:p>-228,3</text:p>
          </table:table-cell>
          <table:table-cell table:formula="of:=[.$A$3]*SIN(RADIANS([.B56]+120))" office:value-type="float" office:value="15.8116962304704" calcext:value-type="float">
            <text:p>15,8</text:p>
          </table:table-cell>
          <table:table-cell table:style-name="ce10"/>
          <table:table-cell table:style-name="ce18" table:formula="of:=(MIN([.C56];[.D56];[.E56])+MAX([.C56];[.D56];[.E56]))/2" office:value-type="float" office:value="-7.90584811523519" calcext:value-type="float">
            <text:p>-7,9</text:p>
          </table:table-cell>
          <table:table-cell table:style-name="ce26" table:formula="of:=((((([.C56]-[.G56]+[.$A$3])/2)*[.$V$3])-[.$W$3])-127)*2" office:value-type="float" office:value="254.624905985961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6]-[.G56]+[.$A$3])/2" office:value-type="float" office:value="17.294234841438" calcext:value-type="float">
            <text:p>17</text:p>
          </table:table-cell>
          <table:table-cell table:style-name="ce12" table:formula="of:=([.E56]-[.G56]+[.$A$3])/2" office:value-type="float" office:value="139.358772172853" calcext:value-type="float">
            <text:p>139</text:p>
          </table:table-cell>
          <table:table-cell table:style-name="ce10"/>
          <table:table-cell table:formula="of:=(((([.$A$3]+[.C56])/2))-127)*2" office:value-type="float" office:value="213.505682201889" calcext:value-type="float">
            <text:p>2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56]+1.065" office:value-type="float" office:value="57.51" calcext:value-type="float">
            <text:p>57,51</text:p>
          </table:table-cell>
          <table:table-cell table:formula="of:=[.$A$3]*SIN(RADIANS([.B57]))" office:value-type="float" office:value="215.08872840699" calcext:value-type="float">
            <text:p>215,1</text:p>
          </table:table-cell>
          <table:table-cell table:formula="of:=[.$A$3]*SIN(RADIANS([.B57]-120))" office:value-type="float" office:value="-226.16720847979" calcext:value-type="float">
            <text:p>-226,2</text:p>
          </table:table-cell>
          <table:table-cell table:formula="of:=[.$A$3]*SIN(RADIANS([.B57]+120))" office:value-type="float" office:value="11.0784800727998" calcext:value-type="float">
            <text:p>11,1</text:p>
          </table:table-cell>
          <table:table-cell table:style-name="ce10"/>
          <table:table-cell table:style-name="ce18" table:formula="of:=(MIN([.C57];[.D57];[.E57])+MAX([.C57];[.D57];[.E57]))/2" office:value-type="float" office:value="-5.53924003639992" calcext:value-type="float">
            <text:p>-5,5</text:p>
          </table:table-cell>
          <table:table-cell table:style-name="ce26" table:formula="of:=((((([.C57]-[.G57]+[.$A$3])/2)*[.$V$3])-[.$W$3])-127)*2" office:value-type="float" office:value="254.87467558367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7]-[.G57]+[.$A$3])/2" office:value-type="float" office:value="17.1860157783051" calcext:value-type="float">
            <text:p>17</text:p>
          </table:table-cell>
          <table:table-cell table:style-name="ce12" table:formula="of:=([.E57]-[.G57]+[.$A$3])/2" office:value-type="float" office:value="135.8088600546" calcext:value-type="float">
            <text:p>136</text:p>
          </table:table-cell>
          <table:table-cell table:style-name="ce10"/>
          <table:table-cell table:formula="of:=(((([.$A$3]+[.C57])/2))-127)*2" office:value-type="float" office:value="216.08872840699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57]+1.065" office:value-type="float" office:value="58.575" calcext:value-type="float">
            <text:p>58,575</text:p>
          </table:table-cell>
          <table:table-cell table:formula="of:=[.$A$3]*SIN(RADIANS([.B58]))" office:value-type="float" office:value="217.597462586657" calcext:value-type="float">
            <text:p>217,6</text:p>
          </table:table-cell>
          <table:table-cell table:formula="of:=[.$A$3]*SIN(RADIANS([.B58]-120))" office:value-type="float" office:value="-223.938898945136" calcext:value-type="float">
            <text:p>-223,9</text:p>
          </table:table-cell>
          <table:table-cell table:formula="of:=[.$A$3]*SIN(RADIANS([.B58]+120))" office:value-type="float" office:value="6.3414363584785" calcext:value-type="float">
            <text:p>6,3</text:p>
          </table:table-cell>
          <table:table-cell table:style-name="ce10"/>
          <table:table-cell table:style-name="ce18" table:formula="of:=(MIN([.C58];[.D58];[.E58])+MAX([.C58];[.D58];[.E58]))/2" office:value-type="float" office:value="-3.17071817923923" calcext:value-type="float">
            <text:p>-3,2</text:p>
          </table:table-cell>
          <table:table-cell table:style-name="ce26" table:formula="of:=((((([.C58]-[.G58]+[.$A$3])/2)*[.$V$3])-[.$W$3])-127)*2" office:value-type="float" office:value="255.03648060384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8]-[.G58]+[.$A$3])/2" office:value-type="float" office:value="17.1159096170518" calcext:value-type="float">
            <text:p>17</text:p>
          </table:table-cell>
          <table:table-cell table:style-name="ce12" table:formula="of:=([.E58]-[.G58]+[.$A$3])/2" office:value-type="float" office:value="132.256077268859" calcext:value-type="float">
            <text:p>132</text:p>
          </table:table-cell>
          <table:table-cell table:style-name="ce10"/>
          <table:table-cell table:formula="of:=(((([.$A$3]+[.C58])/2))-127)*2" office:value-type="float" office:value="218.597462586657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58]+1.065" office:value-type="float" office:value="59.64" calcext:value-type="float">
            <text:p>59,64</text:p>
          </table:table-cell>
          <table:table-cell table:formula="of:=[.$A$3]*SIN(RADIANS([.B59]))" office:value-type="float" office:value="220.031017986414" calcext:value-type="float">
            <text:p>220,0</text:p>
          </table:table-cell>
          <table:table-cell table:formula="of:=[.$A$3]*SIN(RADIANS([.B59]-120))" office:value-type="float" office:value="-221.633219697632" calcext:value-type="float">
            <text:p>-221,6</text:p>
          </table:table-cell>
          <table:table-cell table:formula="of:=[.$A$3]*SIN(RADIANS([.B59]+120))" office:value-type="float" office:value="1.60220171121769" calcext:value-type="float">
            <text:p>1,6</text:p>
          </table:table-cell>
          <table:table-cell table:style-name="ce10"/>
          <table:table-cell table:style-name="ce18" table:formula="of:=(MIN([.C59];[.D59];[.E59])+MAX([.C59];[.D59];[.E59]))/2" office:value-type="float" office:value="-0.801100855608865" calcext:value-type="float">
            <text:p>-0,8</text:p>
          </table:table-cell>
          <table:table-cell table:style-name="ce26" table:formula="of:=((((([.C59]-[.G59]+[.$A$3])/2)*[.$V$3])-[.$W$3])-127)*2" office:value-type="float" office:value="255.110265143695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9]-[.G59]+[.$A$3])/2" office:value-type="float" office:value="17.0839405789884" calcext:value-type="float">
            <text:p>17</text:p>
          </table:table-cell>
          <table:table-cell table:style-name="ce12" table:formula="of:=([.E59]-[.G59]+[.$A$3])/2" office:value-type="float" office:value="128.701651283413" calcext:value-type="float">
            <text:p>129</text:p>
          </table:table-cell>
          <table:table-cell table:style-name="ce10"/>
          <table:table-cell table:formula="of:=(((([.$A$3]+[.C59])/2))-127)*2" office:value-type="float" office:value="221.031017986414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59]+1.065" office:value-type="float" office:value="60.705" calcext:value-type="float">
            <text:p>60,705</text:p>
          </table:table-cell>
          <table:table-cell table:formula="of:=[.$A$3]*SIN(RADIANS([.B60]))" office:value-type="float" office:value="222.388553825658" calcext:value-type="float">
            <text:p>222,4</text:p>
          </table:table-cell>
          <table:table-cell table:formula="of:=[.$A$3]*SIN(RADIANS([.B60]-120))" office:value-type="float" office:value="-219.250967337343" calcext:value-type="float">
            <text:p>-219,3</text:p>
          </table:table-cell>
          <table:table-cell table:formula="of:=[.$A$3]*SIN(RADIANS([.B60]+120))" office:value-type="float" office:value="-3.13758648831511" calcext:value-type="float">
            <text:p>-3,1</text:p>
          </table:table-cell>
          <table:table-cell table:style-name="ce10"/>
          <table:table-cell table:style-name="ce18" table:formula="of:=(MIN([.C60];[.D60];[.E60])+MAX([.C60];[.D60];[.E60]))/2" office:value-type="float" office:value="1.56879324415756" calcext:value-type="float">
            <text:p>1,6</text:p>
          </table:table-cell>
          <table:table-cell table:style-name="ce26" table:formula="of:=((((([.C60]-[.G60]+[.$A$3])/2)*[.$V$3])-[.$W$3])-127)*2" office:value-type="float" office:value="255.09600371105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0]-[.G60]+[.$A$3])/2" office:value-type="float" office:value="17.0901197092497" calcext:value-type="float">
            <text:p>17</text:p>
          </table:table-cell>
          <table:table-cell table:style-name="ce12" table:formula="of:=([.E60]-[.G60]+[.$A$3])/2" office:value-type="float" office:value="125.146810133764" calcext:value-type="float">
            <text:p>125</text:p>
          </table:table-cell>
          <table:table-cell table:style-name="ce10"/>
          <table:table-cell table:formula="of:=(((([.$A$3]+[.C60])/2))-127)*2" office:value-type="float" office:value="223.388553825658" calcext:value-type="float">
            <text:p>22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60]+1.065" office:value-type="float" office:value="61.77" calcext:value-type="float">
            <text:p>61,77</text:p>
          </table:table-cell>
          <table:table-cell table:formula="of:=[.$A$3]*SIN(RADIANS([.B61]))" office:value-type="float" office:value="224.669255588145" calcext:value-type="float">
            <text:p>224,7</text:p>
          </table:table-cell>
          <table:table-cell table:formula="of:=[.$A$3]*SIN(RADIANS([.B61]-120))" office:value-type="float" office:value="-216.792964919941" calcext:value-type="float">
            <text:p>-216,8</text:p>
          </table:table-cell>
          <table:table-cell table:formula="of:=[.$A$3]*SIN(RADIANS([.B61]+120))" office:value-type="float" office:value="-7.87629066820344" calcext:value-type="float">
            <text:p>-7,9</text:p>
          </table:table-cell>
          <table:table-cell table:style-name="ce10"/>
          <table:table-cell table:style-name="ce18" table:formula="of:=(MIN([.C61];[.D61];[.E61])+MAX([.C61];[.D61];[.E61]))/2" office:value-type="float" office:value="3.9381453341017" calcext:value-type="float">
            <text:p>3,9</text:p>
          </table:table-cell>
          <table:table-cell table:style-name="ce26" table:formula="of:=((((([.C61]-[.G61]+[.$A$3])/2)*[.$V$3])-[.$W$3])-127)*2" office:value-type="float" office:value="254.99370123316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1]-[.G61]+[.$A$3])/2" office:value-type="float" office:value="17.1344448729785" calcext:value-type="float">
            <text:p>17</text:p>
          </table:table-cell>
          <table:table-cell table:style-name="ce12" table:formula="of:=([.E61]-[.G61]+[.$A$3])/2" office:value-type="float" office:value="121.592781998847" calcext:value-type="float">
            <text:p>122</text:p>
          </table:table-cell>
          <table:table-cell table:style-name="ce10"/>
          <table:table-cell table:formula="of:=(((([.$A$3]+[.C61])/2))-127)*2" office:value-type="float" office:value="225.669255588145" calcext:value-type="float">
            <text:p>22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61]+1.065" office:value-type="float" office:value="62.835" calcext:value-type="float">
            <text:p>62,835</text:p>
          </table:table-cell>
          <table:table-cell table:formula="of:=[.$A$3]*SIN(RADIANS([.B62]))" office:value-type="float" office:value="226.872335303399" calcext:value-type="float">
            <text:p>226,9</text:p>
          </table:table-cell>
          <table:table-cell table:formula="of:=[.$A$3]*SIN(RADIANS([.B62]-120))" office:value-type="float" office:value="-214.260061672346" calcext:value-type="float">
            <text:p>-214,3</text:p>
          </table:table-cell>
          <table:table-cell table:formula="of:=[.$A$3]*SIN(RADIANS([.B62]+120))" office:value-type="float" office:value="-12.6122736310535" calcext:value-type="float">
            <text:p>-12,6</text:p>
          </table:table-cell>
          <table:table-cell table:style-name="ce10"/>
          <table:table-cell table:style-name="ce18" table:formula="of:=(MIN([.C62];[.D62];[.E62])+MAX([.C62];[.D62];[.E62]))/2" office:value-type="float" office:value="6.30613681552676" calcext:value-type="float">
            <text:p>6,3</text:p>
          </table:table-cell>
          <table:table-cell table:style-name="ce26" table:formula="of:=((((([.C62]-[.G62]+[.$A$3])/2)*[.$V$3])-[.$W$3])-127)*2" office:value-type="float" office:value="254.803393055005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2]-[.G62]+[.$A$3])/2" office:value-type="float" office:value="17.2169007560638" calcext:value-type="float">
            <text:p>17</text:p>
          </table:table-cell>
          <table:table-cell table:style-name="ce12" table:formula="of:=([.E62]-[.G62]+[.$A$3])/2" office:value-type="float" office:value="118.04079477671" calcext:value-type="float">
            <text:p>118</text:p>
          </table:table-cell>
          <table:table-cell table:style-name="ce10"/>
          <table:table-cell table:formula="of:=(((([.$A$3]+[.C62])/2))-127)*2" office:value-type="float" office:value="227.872335303399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62]+1.065" office:value-type="float" office:value="63.9" calcext:value-type="float">
            <text:p>63,9</text:p>
          </table:table-cell>
          <table:table-cell table:formula="of:=[.$A$3]*SIN(RADIANS([.B63]))" office:value-type="float" office:value="228.997031818957" calcext:value-type="float">
            <text:p>229,0</text:p>
          </table:table-cell>
          <table:table-cell table:formula="of:=[.$A$3]*SIN(RADIANS([.B63]-120))" office:value-type="float" office:value="-211.653132699319" calcext:value-type="float">
            <text:p>-211,7</text:p>
          </table:table-cell>
          <table:table-cell table:formula="of:=[.$A$3]*SIN(RADIANS([.B63]+120))" office:value-type="float" office:value="-17.3438991196381" calcext:value-type="float">
            <text:p>-17,3</text:p>
          </table:table-cell>
          <table:table-cell table:style-name="ce10"/>
          <table:table-cell table:style-name="ce18" table:formula="of:=(MIN([.C63];[.D63];[.E63])+MAX([.C63];[.D63];[.E63]))/2" office:value-type="float" office:value="8.67194955981903" calcext:value-type="float">
            <text:p>8,7</text:p>
          </table:table-cell>
          <table:table-cell table:style-name="ce26" table:formula="of:=((((([.C63]-[.G63]+[.$A$3])/2)*[.$V$3])-[.$W$3])-127)*2" office:value-type="float" office:value="254.525144927045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3]-[.G63]+[.$A$3])/2" office:value-type="float" office:value="17.3374588704311" calcext:value-type="float">
            <text:p>17</text:p>
          </table:table-cell>
          <table:table-cell table:style-name="ce12" table:formula="of:=([.E63]-[.G63]+[.$A$3])/2" office:value-type="float" office:value="114.492075660271" calcext:value-type="float">
            <text:p>114</text:p>
          </table:table-cell>
          <table:table-cell table:style-name="ce10"/>
          <table:table-cell table:formula="of:=(((([.$A$3]+[.C63])/2))-127)*2" office:value-type="float" office:value="229.997031818957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63]+1.065" office:value-type="float" office:value="64.965" calcext:value-type="float">
            <text:p>64,965</text:p>
          </table:table-cell>
          <table:table-cell table:formula="of:=[.$A$3]*SIN(RADIANS([.B64]))" office:value-type="float" office:value="231.042611063336" calcext:value-type="float">
            <text:p>231,0</text:p>
          </table:table-cell>
          <table:table-cell table:formula="of:=[.$A$3]*SIN(RADIANS([.B64]-120))" office:value-type="float" office:value="-208.973078681122" calcext:value-type="float">
            <text:p>-209,0</text:p>
          </table:table-cell>
          <table:table-cell table:formula="of:=[.$A$3]*SIN(RADIANS([.B64]+120))" office:value-type="float" office:value="-22.069532382214" calcext:value-type="float">
            <text:p>-22,1</text:p>
          </table:table-cell>
          <table:table-cell table:style-name="ce10"/>
          <table:table-cell table:style-name="ce18" table:formula="of:=(MIN([.C64];[.D64];[.E64])+MAX([.C64];[.D64];[.E64]))/2" office:value-type="float" office:value="11.034766191107" calcext:value-type="float">
            <text:p>11,0</text:p>
          </table:table-cell>
          <table:table-cell table:style-name="ce26" table:formula="of:=((((([.C64]-[.G64]+[.$A$3])/2)*[.$V$3])-[.$W$3])-127)*2" office:value-type="float" office:value="254.159052982552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4]-[.G64]+[.$A$3])/2" office:value-type="float" office:value="17.4960775638855" calcext:value-type="float">
            <text:p>17</text:p>
          </table:table-cell>
          <table:table-cell table:style-name="ce12" table:formula="of:=([.E64]-[.G64]+[.$A$3])/2" office:value-type="float" office:value="110.947850713339" calcext:value-type="float">
            <text:p>111</text:p>
          </table:table-cell>
          <table:table-cell table:style-name="ce10"/>
          <table:table-cell table:formula="of:=(((([.$A$3]+[.C64])/2))-127)*2" office:value-type="float" office:value="232.042611063336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64]+1.065" office:value-type="float" office:value="66.0299999999999" calcext:value-type="float">
            <text:p>66,0299999999999</text:p>
          </table:table-cell>
          <table:table-cell table:formula="of:=[.$A$3]*SIN(RADIANS([.B65]))" office:value-type="float" office:value="233.008366299657" calcext:value-type="float">
            <text:p>233,0</text:p>
          </table:table-cell>
          <table:table-cell table:formula="of:=[.$A$3]*SIN(RADIANS([.B65]-120))" office:value-type="float" office:value="-206.220825562336" calcext:value-type="float">
            <text:p>-206,2</text:p>
          </table:table-cell>
          <table:table-cell table:formula="of:=[.$A$3]*SIN(RADIANS([.B65]+120))" office:value-type="float" office:value="-26.7875407373212" calcext:value-type="float">
            <text:p>-26,8</text:p>
          </table:table-cell>
          <table:table-cell table:style-name="ce10"/>
          <table:table-cell table:style-name="ce18" table:formula="of:=(MIN([.C65];[.D65];[.E65])+MAX([.C65];[.D65];[.E65]))/2" office:value-type="float" office:value="13.3937703686606" calcext:value-type="float">
            <text:p>13,4</text:p>
          </table:table-cell>
          <table:table-cell table:style-name="ce26" table:formula="of:=((((([.C65]-[.G65]+[.$A$3])/2)*[.$V$3])-[.$W$3])-127)*2" office:value-type="float" office:value="253.70524370437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5]-[.G65]+[.$A$3])/2" office:value-type="float" office:value="17.6927020345019" calcext:value-type="float">
            <text:p>18</text:p>
          </table:table-cell>
          <table:table-cell table:style-name="ce12" table:formula="of:=([.E65]-[.G65]+[.$A$3])/2" office:value-type="float" office:value="107.409344447009" calcext:value-type="float">
            <text:p>107</text:p>
          </table:table-cell>
          <table:table-cell table:style-name="ce10"/>
          <table:table-cell table:formula="of:=(((([.$A$3]+[.C65])/2))-127)*2" office:value-type="float" office:value="234.008366299657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65]+1.065" office:value-type="float" office:value="67.0949999999999" calcext:value-type="float">
            <text:p>67,0949999999999</text:p>
          </table:table-cell>
          <table:table-cell table:formula="of:=[.$A$3]*SIN(RADIANS([.B66]))" office:value-type="float" office:value="234.893618369815" calcext:value-type="float">
            <text:p>234,9</text:p>
          </table:table-cell>
          <table:table-cell table:formula="of:=[.$A$3]*SIN(RADIANS([.B66]-120))" office:value-type="float" office:value="-203.39732423195" calcext:value-type="float">
            <text:p>-203,4</text:p>
          </table:table-cell>
          <table:table-cell table:formula="of:=[.$A$3]*SIN(RADIANS([.B66]+120))" office:value-type="float" office:value="-31.4962941378646" calcext:value-type="float">
            <text:p>-31,5</text:p>
          </table:table-cell>
          <table:table-cell table:style-name="ce10"/>
          <table:table-cell table:style-name="ce18" table:formula="of:=(MIN([.C66];[.D66];[.E66])+MAX([.C66];[.D66];[.E66]))/2" office:value-type="float" office:value="15.7481470689323" calcext:value-type="float">
            <text:p>15,7</text:p>
          </table:table-cell>
          <table:table-cell table:style-name="ce26" table:formula="of:=((((([.C66]-[.G66]+[.$A$3])/2)*[.$V$3])-[.$W$3])-127)*2" office:value-type="float" office:value="253.163873881218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6]-[.G66]+[.$A$3])/2" office:value-type="float" office:value="17.9272643495588" calcext:value-type="float">
            <text:p>18</text:p>
          </table:table-cell>
          <table:table-cell table:style-name="ce12" table:formula="of:=([.E66]-[.G66]+[.$A$3])/2" office:value-type="float" office:value="103.877779396602" calcext:value-type="float">
            <text:p>104</text:p>
          </table:table-cell>
          <table:table-cell table:style-name="ce10"/>
          <table:table-cell table:formula="of:=(((([.$A$3]+[.C66])/2))-127)*2" office:value-type="float" office:value="235.893618369815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66]+1.065" office:value-type="float" office:value="68.1599999999999" calcext:value-type="float">
            <text:p>68,1599999999999</text:p>
          </table:table-cell>
          <table:table-cell table:formula="of:=[.$A$3]*SIN(RADIANS([.B67]))" office:value-type="float" office:value="236.697715929126" calcext:value-type="float">
            <text:p>236,7</text:p>
          </table:table-cell>
          <table:table-cell table:formula="of:=[.$A$3]*SIN(RADIANS([.B67]-120))" office:value-type="float" office:value="-200.503550194838" calcext:value-type="float">
            <text:p>-200,5</text:p>
          </table:table-cell>
          <table:table-cell table:formula="of:=[.$A$3]*SIN(RADIANS([.B67]+120))" office:value-type="float" office:value="-36.1941657342876" calcext:value-type="float">
            <text:p>-36,2</text:p>
          </table:table-cell>
          <table:table-cell table:style-name="ce10"/>
          <table:table-cell table:style-name="ce18" table:formula="of:=(MIN([.C67];[.D67];[.E67])+MAX([.C67];[.D67];[.E67]))/2" office:value-type="float" office:value="18.0970828671438" calcext:value-type="float">
            <text:p>18,1</text:p>
          </table:table-cell>
          <table:table-cell table:style-name="ce26" table:formula="of:=((((([.C67]-[.G67]+[.$A$3])/2)*[.$V$3])-[.$W$3])-127)*2" office:value-type="float" office:value="252.535130553527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7]-[.G67]+[.$A$3])/2" office:value-type="float" office:value="18.1996834690091" calcext:value-type="float">
            <text:p>18</text:p>
          </table:table-cell>
          <table:table-cell table:style-name="ce12" table:formula="of:=([.E67]-[.G67]+[.$A$3])/2" office:value-type="float" office:value="100.354375699284" calcext:value-type="float">
            <text:p>100</text:p>
          </table:table-cell>
          <table:table-cell table:style-name="ce10"/>
          <table:table-cell table:formula="of:=(((([.$A$3]+[.C67])/2))-127)*2" office:value-type="float" office:value="237.697715929126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67]+1.065" office:value-type="float" office:value="69.2249999999999" calcext:value-type="float">
            <text:p>69,2249999999999</text:p>
          </table:table-cell>
          <table:table-cell table:formula="of:=[.$A$3]*SIN(RADIANS([.B68]))" office:value-type="float" office:value="238.420035671363" calcext:value-type="float">
            <text:p>238,4</text:p>
          </table:table-cell>
          <table:table-cell table:formula="of:=[.$A$3]*SIN(RADIANS([.B68]-120))" office:value-type="float" office:value="-197.540503234723" calcext:value-type="float">
            <text:p>-197,5</text:p>
          </table:table-cell>
          <table:table-cell table:formula="of:=[.$A$3]*SIN(RADIANS([.B68]+120))" office:value-type="float" office:value="-40.8795324366394" calcext:value-type="float">
            <text:p>-40,9</text:p>
          </table:table-cell>
          <table:table-cell table:style-name="ce10"/>
          <table:table-cell table:style-name="ce18" table:formula="of:=(MIN([.C68];[.D68];[.E68])+MAX([.C68];[.D68];[.E68]))/2" office:value-type="float" office:value="20.4397662183197" calcext:value-type="float">
            <text:p>20,4</text:p>
          </table:table-cell>
          <table:table-cell table:style-name="ce26" table:formula="of:=((((([.C68]-[.G68]+[.$A$3])/2)*[.$V$3])-[.$W$3])-127)*2" office:value-type="float" office:value="251.819230948812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8]-[.G68]+[.$A$3])/2" office:value-type="float" office:value="18.5098652734784" calcext:value-type="float">
            <text:p>19</text:p>
          </table:table-cell>
          <table:table-cell table:style-name="ce12" table:formula="of:=([.E68]-[.G68]+[.$A$3])/2" office:value-type="float" office:value="96.8403506725204" calcext:value-type="float">
            <text:p>97</text:p>
          </table:table-cell>
          <table:table-cell table:style-name="ce10"/>
          <table:table-cell table:formula="of:=(((([.$A$3]+[.C68])/2))-127)*2" office:value-type="float" office:value="239.420035671363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68]+1.065" office:value-type="float" office:value="70.2899999999999" calcext:value-type="float">
            <text:p>70,2899999999999</text:p>
          </table:table-cell>
          <table:table-cell table:formula="of:=[.$A$3]*SIN(RADIANS([.B69]))" office:value-type="float" office:value="240.059982544106" calcext:value-type="float">
            <text:p>240,1</text:p>
          </table:table-cell>
          <table:table-cell table:formula="of:=[.$A$3]*SIN(RADIANS([.B69]-120))" office:value-type="float" office:value="-194.509207068761" calcext:value-type="float">
            <text:p>-194,5</text:p>
          </table:table-cell>
          <table:table-cell table:formula="of:=[.$A$3]*SIN(RADIANS([.B69]+120))" office:value-type="float" office:value="-45.550775475345" calcext:value-type="float">
            <text:p>-45,6</text:p>
          </table:table-cell>
          <table:table-cell table:style-name="ce10"/>
          <table:table-cell table:style-name="ce18" table:formula="of:=(MIN([.C69];[.D69];[.E69])+MAX([.C69];[.D69];[.E69]))/2" office:value-type="float" office:value="22.7753877376725" calcext:value-type="float">
            <text:p>22,8</text:p>
          </table:table-cell>
          <table:table-cell table:style-name="ce26" table:formula="of:=((((([.C69]-[.G69]+[.$A$3])/2)*[.$V$3])-[.$W$3])-127)*2" office:value-type="float" office:value="251.016422406624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9]-[.G69]+[.$A$3])/2" office:value-type="float" office:value="18.8577025967832" calcext:value-type="float">
            <text:p>19</text:p>
          </table:table-cell>
          <table:table-cell table:style-name="ce12" table:formula="of:=([.E69]-[.G69]+[.$A$3])/2" office:value-type="float" office:value="93.3369183934913" calcext:value-type="float">
            <text:p>93</text:p>
          </table:table-cell>
          <table:table-cell table:style-name="ce10"/>
          <table:table-cell table:formula="of:=(((([.$A$3]+[.C69])/2))-127)*2" office:value-type="float" office:value="241.059982544106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69]+1.065" office:value-type="float" office:value="71.3549999999999" calcext:value-type="float">
            <text:p>71,3549999999999</text:p>
          </table:table-cell>
          <table:table-cell table:formula="of:=[.$A$3]*SIN(RADIANS([.B70]))" office:value-type="float" office:value="241.616989954328" calcext:value-type="float">
            <text:p>241,6</text:p>
          </table:table-cell>
          <table:table-cell table:formula="of:=[.$A$3]*SIN(RADIANS([.B70]-120))" office:value-type="float" office:value="-191.410708993848" calcext:value-type="float">
            <text:p>-191,4</text:p>
          </table:table-cell>
          <table:table-cell table:formula="of:=[.$A$3]*SIN(RADIANS([.B70]+120))" office:value-type="float" office:value="-50.2062809604802" calcext:value-type="float">
            <text:p>-50,2</text:p>
          </table:table-cell>
          <table:table-cell table:style-name="ce10"/>
          <table:table-cell table:style-name="ce18" table:formula="of:=(MIN([.C70];[.D70];[.E70])+MAX([.C70];[.D70];[.E70]))/2" office:value-type="float" office:value="25.1031404802401" calcext:value-type="float">
            <text:p>25,1</text:p>
          </table:table-cell>
          <table:table-cell table:style-name="ce26" table:formula="of:=((((([.C70]-[.G70]+[.$A$3])/2)*[.$V$3])-[.$W$3])-127)*2" office:value-type="float" office:value="250.126982293097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0]-[.G70]+[.$A$3])/2" office:value-type="float" office:value="19.2430752629561" calcext:value-type="float">
            <text:p>19</text:p>
          </table:table-cell>
          <table:table-cell table:style-name="ce12" table:formula="of:=([.E70]-[.G70]+[.$A$3])/2" office:value-type="float" office:value="89.8452892796398" calcext:value-type="float">
            <text:p>90</text:p>
          </table:table-cell>
          <table:table-cell table:style-name="ce10"/>
          <table:table-cell table:formula="of:=(((([.$A$3]+[.C70])/2))-127)*2" office:value-type="float" office:value="242.616989954328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70]+1.065" office:value-type="float" office:value="72.4199999999999" calcext:value-type="float">
            <text:p>72,4199999999999</text:p>
          </table:table-cell>
          <table:table-cell table:formula="of:=[.$A$3]*SIN(RADIANS([.B71]))" office:value-type="float" office:value="243.09051996415" calcext:value-type="float">
            <text:p>243,1</text:p>
          </table:table-cell>
          <table:table-cell table:formula="of:=[.$A$3]*SIN(RADIANS([.B71]-120))" office:value-type="float" office:value="-188.246079524786" calcext:value-type="float">
            <text:p>-188,2</text:p>
          </table:table-cell>
          <table:table-cell table:formula="of:=[.$A$3]*SIN(RADIANS([.B71]+120))" office:value-type="float" office:value="-54.8444404393636" calcext:value-type="float">
            <text:p>-54,8</text:p>
          </table:table-cell>
          <table:table-cell table:style-name="ce10"/>
          <table:table-cell table:style-name="ce18" table:formula="of:=(MIN([.C71];[.D71];[.E71])+MAX([.C71];[.D71];[.E71]))/2" office:value-type="float" office:value="27.4222202196818" calcext:value-type="float">
            <text:p>27,4</text:p>
          </table:table-cell>
          <table:table-cell table:style-name="ce26" table:formula="of:=((((([.C71]-[.G71]+[.$A$3])/2)*[.$V$3])-[.$W$3])-127)*2" office:value-type="float" office:value="249.151217905116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1]-[.G71]+[.$A$3])/2" office:value-type="float" office:value="19.6658501277658" calcext:value-type="float">
            <text:p>20</text:p>
          </table:table-cell>
          <table:table-cell table:style-name="ce12" table:formula="of:=([.E71]-[.G71]+[.$A$3])/2" office:value-type="float" office:value="86.3666696704773" calcext:value-type="float">
            <text:p>86</text:p>
          </table:table-cell>
          <table:table-cell table:style-name="ce10"/>
          <table:table-cell table:formula="of:=(((([.$A$3]+[.C71])/2))-127)*2" office:value-type="float" office:value="244.09051996415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71]+1.065" office:value-type="float" office:value="73.4849999999999" calcext:value-type="float">
            <text:p>73,4849999999999</text:p>
          </table:table-cell>
          <table:table-cell table:formula="of:=[.$A$3]*SIN(RADIANS([.B72]))" office:value-type="float" office:value="244.480063476697" calcext:value-type="float">
            <text:p>244,5</text:p>
          </table:table-cell>
          <table:table-cell table:formula="of:=[.$A$3]*SIN(RADIANS([.B72]-120))" office:value-type="float" office:value="-185.01641202443" calcext:value-type="float">
            <text:p>-185,0</text:p>
          </table:table-cell>
          <table:table-cell table:formula="of:=[.$A$3]*SIN(RADIANS([.B72]+120))" office:value-type="float" office:value="-59.4636514522672" calcext:value-type="float">
            <text:p>-59,5</text:p>
          </table:table-cell>
          <table:table-cell table:style-name="ce10"/>
          <table:table-cell table:style-name="ce18" table:formula="of:=(MIN([.C72];[.D72];[.E72])+MAX([.C72];[.D72];[.E72]))/2" office:value-type="float" office:value="29.7318257261336" calcext:value-type="float">
            <text:p>29,7</text:p>
          </table:table-cell>
          <table:table-cell table:style-name="ce26" table:formula="of:=((((([.C72]-[.G72]+[.$A$3])/2)*[.$V$3])-[.$W$3])-127)*2" office:value-type="float" office:value="248.08946636415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2]-[.G72]+[.$A$3])/2" office:value-type="float" office:value="20.1258811247183" calcext:value-type="float">
            <text:p>20</text:p>
          </table:table-cell>
          <table:table-cell table:style-name="ce12" table:formula="of:=([.E72]-[.G72]+[.$A$3])/2" office:value-type="float" office:value="82.9022614107996" calcext:value-type="float">
            <text:p>83</text:p>
          </table:table-cell>
          <table:table-cell table:style-name="ce10"/>
          <table:table-cell table:formula="of:=(((([.$A$3]+[.C72])/2))-127)*2" office:value-type="float" office:value="245.480063476697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72]+1.065" office:value-type="float" office:value="74.5499999999999" calcext:value-type="float">
            <text:p>74,5499999999999</text:p>
          </table:table-cell>
          <table:table-cell table:formula="of:=[.$A$3]*SIN(RADIANS([.B73]))" office:value-type="float" office:value="245.785140411987" calcext:value-type="float">
            <text:p>245,8</text:p>
          </table:table-cell>
          <table:table-cell table:formula="of:=[.$A$3]*SIN(RADIANS([.B73]-120))" office:value-type="float" office:value="-181.722822325928" calcext:value-type="float">
            <text:p>-181,7</text:p>
          </table:table-cell>
          <table:table-cell table:formula="of:=[.$A$3]*SIN(RADIANS([.B73]+120))" office:value-type="float" office:value="-64.062318086059" calcext:value-type="float">
            <text:p>-64,1</text:p>
          </table:table-cell>
          <table:table-cell table:style-name="ce10"/>
          <table:table-cell table:style-name="ce18" table:formula="of:=(MIN([.C73];[.D73];[.E73])+MAX([.C73];[.D73];[.E73]))/2" office:value-type="float" office:value="32.0311590430295" calcext:value-type="float">
            <text:p>32,0</text:p>
          </table:table-cell>
          <table:table-cell table:style-name="ce26" table:formula="of:=((((([.C73]-[.G73]+[.$A$3])/2)*[.$V$3])-[.$W$3])-127)*2" office:value-type="float" office:value="246.942094499776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3]-[.G73]+[.$A$3])/2" office:value-type="float" office:value="20.6230093155215" calcext:value-type="float">
            <text:p>21</text:p>
          </table:table-cell>
          <table:table-cell table:style-name="ce12" table:formula="of:=([.E73]-[.G73]+[.$A$3])/2" office:value-type="float" office:value="79.4532614354558" calcext:value-type="float">
            <text:p>79</text:p>
          </table:table-cell>
          <table:table-cell table:style-name="ce10"/>
          <table:table-cell table:formula="of:=(((([.$A$3]+[.C73])/2))-127)*2" office:value-type="float" office:value="246.785140411987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73]+1.065" office:value-type="float" office:value="75.6149999999999" calcext:value-type="float">
            <text:p>75,6149999999999</text:p>
          </table:table-cell>
          <table:table-cell table:formula="of:=[.$A$3]*SIN(RADIANS([.B74]))" office:value-type="float" office:value="247.005299872796" calcext:value-type="float">
            <text:p>247,0</text:p>
          </table:table-cell>
          <table:table-cell table:formula="of:=[.$A$3]*SIN(RADIANS([.B74]-120))" office:value-type="float" office:value="-178.366448347214" calcext:value-type="float">
            <text:p>-178,4</text:p>
          </table:table-cell>
          <table:table-cell table:formula="of:=[.$A$3]*SIN(RADIANS([.B74]+120))" office:value-type="float" office:value="-68.6388515255813" calcext:value-type="float">
            <text:p>-68,6</text:p>
          </table:table-cell>
          <table:table-cell table:style-name="ce10"/>
          <table:table-cell table:style-name="ce18" table:formula="of:=(MIN([.C74];[.D74];[.E74])+MAX([.C74];[.D74];[.E74]))/2" office:value-type="float" office:value="34.3194257627907" calcext:value-type="float">
            <text:p>34,3</text:p>
          </table:table-cell>
          <table:table-cell table:style-name="ce26" table:formula="of:=((((([.C74]-[.G74]+[.$A$3])/2)*[.$V$3])-[.$W$3])-127)*2" office:value-type="float" office:value="245.709498722946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4]-[.G74]+[.$A$3])/2" office:value-type="float" office:value="21.1570629449975" calcext:value-type="float">
            <text:p>21</text:p>
          </table:table-cell>
          <table:table-cell table:style-name="ce12" table:formula="of:=([.E74]-[.G74]+[.$A$3])/2" office:value-type="float" office:value="76.020861355814" calcext:value-type="float">
            <text:p>76</text:p>
          </table:table-cell>
          <table:table-cell table:style-name="ce10"/>
          <table:table-cell table:formula="of:=(((([.$A$3]+[.C74])/2))-127)*2" office:value-type="float" office:value="248.005299872796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74]+1.065" office:value-type="float" office:value="76.6799999999999" calcext:value-type="float">
            <text:p>76,6799999999999</text:p>
          </table:table-cell>
          <table:table-cell table:formula="of:=[.$A$3]*SIN(RADIANS([.B75]))" office:value-type="float" office:value="248.140120300442" calcext:value-type="float">
            <text:p>248,1</text:p>
          </table:table-cell>
          <table:table-cell table:formula="of:=[.$A$3]*SIN(RADIANS([.B75]-120))" office:value-type="float" office:value="-174.948449697863" calcext:value-type="float">
            <text:p>-174,9</text:p>
          </table:table-cell>
          <table:table-cell table:formula="of:=[.$A$3]*SIN(RADIANS([.B75]+120))" office:value-type="float" office:value="-73.1916706025796" calcext:value-type="float">
            <text:p>-73,2</text:p>
          </table:table-cell>
          <table:table-cell table:style-name="ce10"/>
          <table:table-cell table:style-name="ce18" table:formula="of:=(MIN([.C75];[.D75];[.E75])+MAX([.C75];[.D75];[.E75]))/2" office:value-type="float" office:value="36.5958353012898" calcext:value-type="float">
            <text:p>36,6</text:p>
          </table:table-cell>
          <table:table-cell table:style-name="ce26" table:formula="of:=((((([.C75]-[.G75]+[.$A$3])/2)*[.$V$3])-[.$W$3])-127)*2" office:value-type="float" office:value="244.392104889022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5]-[.G75]+[.$A$3])/2" office:value-type="float" office:value="21.7278575004238" calcext:value-type="float">
            <text:p>22</text:p>
          </table:table-cell>
          <table:table-cell table:style-name="ce12" table:formula="of:=([.E75]-[.G75]+[.$A$3])/2" office:value-type="float" office:value="72.6062470480653" calcext:value-type="float">
            <text:p>73</text:p>
          </table:table-cell>
          <table:table-cell table:style-name="ce10"/>
          <table:table-cell table:formula="of:=(((([.$A$3]+[.C75])/2))-127)*2" office:value-type="float" office:value="249.140120300442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75]+1.065" office:value-type="float" office:value="77.7449999999999" calcext:value-type="float">
            <text:p>77,7449999999999</text:p>
          </table:table-cell>
          <table:table-cell table:formula="of:=[.$A$3]*SIN(RADIANS([.B76]))" office:value-type="float" office:value="249.189209620431" calcext:value-type="float">
            <text:p>249,2</text:p>
          </table:table-cell>
          <table:table-cell table:formula="of:=[.$A$3]*SIN(RADIANS([.B76]-120))" office:value-type="float" office:value="-171.470007278445" calcext:value-type="float">
            <text:p>-171,5</text:p>
          </table:table-cell>
          <table:table-cell table:formula="of:=[.$A$3]*SIN(RADIANS([.B76]+120))" office:value-type="float" office:value="-77.7192023419862" calcext:value-type="float">
            <text:p>-77,7</text:p>
          </table:table-cell>
          <table:table-cell table:style-name="ce10"/>
          <table:table-cell table:style-name="ce18" table:formula="of:=(MIN([.C76];[.D76];[.E76])+MAX([.C76];[.D76];[.E76]))/2" office:value-type="float" office:value="38.8596011709931" calcext:value-type="float">
            <text:p>38,9</text:p>
          </table:table-cell>
          <table:table-cell table:style-name="ce26" table:formula="of:=((((([.C76]-[.G76]+[.$A$3])/2)*[.$V$3])-[.$W$3])-127)*2" office:value-type="float" office:value="242.990368150652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6]-[.G76]+[.$A$3])/2" office:value-type="float" office:value="22.3351957752808" calcext:value-type="float">
            <text:p>22</text:p>
          </table:table-cell>
          <table:table-cell table:style-name="ce12" table:formula="of:=([.E76]-[.G76]+[.$A$3])/2" office:value-type="float" office:value="69.2105982435103" calcext:value-type="float">
            <text:p>69</text:p>
          </table:table-cell>
          <table:table-cell table:style-name="ce10"/>
          <table:table-cell table:formula="of:=(((([.$A$3]+[.C76])/2))-127)*2" office:value-type="float" office:value="250.189209620431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76]+1.065" office:value-type="float" office:value="78.8099999999999" calcext:value-type="float">
            <text:p>78,8099999999999</text:p>
          </table:table-cell>
          <table:table-cell table:formula="of:=[.$A$3]*SIN(RADIANS([.B77]))" office:value-type="float" office:value="250.152205377916" calcext:value-type="float">
            <text:p>250,2</text:p>
          </table:table-cell>
          <table:table-cell table:formula="of:=[.$A$3]*SIN(RADIANS([.B77]-120))" office:value-type="float" office:value="-167.93232287254" calcext:value-type="float">
            <text:p>-167,9</text:p>
          </table:table-cell>
          <table:table-cell table:formula="of:=[.$A$3]*SIN(RADIANS([.B77]+120))" office:value-type="float" office:value="-82.2198825053763" calcext:value-type="float">
            <text:p>-82,2</text:p>
          </table:table-cell>
          <table:table-cell table:style-name="ce10"/>
          <table:table-cell table:style-name="ce18" table:formula="of:=(MIN([.C77];[.D77];[.E77])+MAX([.C77];[.D77];[.E77]))/2" office:value-type="float" office:value="41.1099412526882" calcext:value-type="float">
            <text:p>41,1</text:p>
          </table:table-cell>
          <table:table-cell table:style-name="ce26" table:formula="of:=((((([.C77]-[.G77]+[.$A$3])/2)*[.$V$3])-[.$W$3])-127)*2" office:value-type="float" office:value="241.504772800513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7]-[.G77]+[.$A$3])/2" office:value-type="float" office:value="22.978867937386" calcext:value-type="float">
            <text:p>23</text:p>
          </table:table-cell>
          <table:table-cell table:style-name="ce12" table:formula="of:=([.E77]-[.G77]+[.$A$3])/2" office:value-type="float" office:value="65.8350881209678" calcext:value-type="float">
            <text:p>66</text:p>
          </table:table-cell>
          <table:table-cell table:style-name="ce10"/>
          <table:table-cell table:formula="of:=(((([.$A$3]+[.C77])/2))-127)*2" office:value-type="float" office:value="251.152205377916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77]+1.065" office:value-type="float" office:value="79.8749999999999" calcext:value-type="float">
            <text:p>79,8749999999999</text:p>
          </table:table-cell>
          <table:table-cell table:formula="of:=[.$A$3]*SIN(RADIANS([.B78]))" office:value-type="float" office:value="251.028774862922" calcext:value-type="float">
            <text:p>251,0</text:p>
          </table:table-cell>
          <table:table-cell table:formula="of:=[.$A$3]*SIN(RADIANS([.B78]-120))" office:value-type="float" office:value="-164.336618731519" calcext:value-type="float">
            <text:p>-164,3</text:p>
          </table:table-cell>
          <table:table-cell table:formula="of:=[.$A$3]*SIN(RADIANS([.B78]+120))" office:value-type="float" office:value="-86.6921561314031" calcext:value-type="float">
            <text:p>-86,7</text:p>
          </table:table-cell>
          <table:table-cell table:style-name="ce10"/>
          <table:table-cell table:style-name="ce18" table:formula="of:=(MIN([.C78];[.D78];[.E78])+MAX([.C78];[.D78];[.E78]))/2" office:value-type="float" office:value="43.3460780657016" calcext:value-type="float">
            <text:p>43,3</text:p>
          </table:table-cell>
          <table:table-cell table:style-name="ce26" table:formula="of:=((((([.C78]-[.G78]+[.$A$3])/2)*[.$V$3])-[.$W$3])-127)*2" office:value-type="float" office:value="239.935832103993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8]-[.G78]+[.$A$3])/2" office:value-type="float" office:value="23.6586516013896" calcext:value-type="float">
            <text:p>24</text:p>
          </table:table-cell>
          <table:table-cell table:style-name="ce12" table:formula="of:=([.E78]-[.G78]+[.$A$3])/2" office:value-type="float" office:value="62.4808829014476" calcext:value-type="float">
            <text:p>62</text:p>
          </table:table-cell>
          <table:table-cell table:style-name="ce10"/>
          <table:table-cell table:formula="of:=(((([.$A$3]+[.C78])/2))-127)*2" office:value-type="float" office:value="252.028774862922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78]+1.065" office:value-type="float" office:value="80.9399999999999" calcext:value-type="float">
            <text:p>80,9399999999999</text:p>
          </table:table-cell>
          <table:table-cell table:formula="of:=[.$A$3]*SIN(RADIANS([.B79]))" office:value-type="float" office:value="251.818615225299" calcext:value-type="float">
            <text:p>251,8</text:p>
          </table:table-cell>
          <table:table-cell table:formula="of:=[.$A$3]*SIN(RADIANS([.B79]-120))" office:value-type="float" office:value="-160.684137152269" calcext:value-type="float">
            <text:p>-160,7</text:p>
          </table:table-cell>
          <table:table-cell table:formula="of:=[.$A$3]*SIN(RADIANS([.B79]+120))" office:value-type="float" office:value="-91.1344780730295" calcext:value-type="float">
            <text:p>-91,1</text:p>
          </table:table-cell>
          <table:table-cell table:style-name="ce10"/>
          <table:table-cell table:style-name="ce18" table:formula="of:=(MIN([.C79];[.D79];[.E79])+MAX([.C79];[.D79];[.E79]))/2" office:value-type="float" office:value="45.5672390365148" calcext:value-type="float">
            <text:p>45,6</text:p>
          </table:table-cell>
          <table:table-cell table:style-name="ce26" table:formula="of:=((((([.C79]-[.G79]+[.$A$3])/2)*[.$V$3])-[.$W$3])-127)*2" office:value-type="float" office:value="238.284088121857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9]-[.G79]+[.$A$3])/2" office:value-type="float" office:value="24.3743119056079" calcext:value-type="float">
            <text:p>24</text:p>
          </table:table-cell>
          <table:table-cell table:style-name="ce12" table:formula="of:=([.E79]-[.G79]+[.$A$3])/2" office:value-type="float" office:value="59.1491414452279" calcext:value-type="float">
            <text:p>59</text:p>
          </table:table-cell>
          <table:table-cell table:style-name="ce10"/>
          <table:table-cell table:formula="of:=(((([.$A$3]+[.C79])/2))-127)*2" office:value-type="float" office:value="252.818615225299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79]+1.065" office:value-type="float" office:value="82.0049999999999" calcext:value-type="float">
            <text:p>82,0049999999999</text:p>
          </table:table-cell>
          <table:table-cell table:formula="of:=[.$A$3]*SIN(RADIANS([.B80]))" office:value-type="float" office:value="252.521453579351" calcext:value-type="float">
            <text:p>252,5</text:p>
          </table:table-cell>
          <table:table-cell table:formula="of:=[.$A$3]*SIN(RADIANS([.B80]-120))" office:value-type="float" office:value="-156.976140047984" calcext:value-type="float">
            <text:p>-157,0</text:p>
          </table:table-cell>
          <table:table-cell table:formula="of:=[.$A$3]*SIN(RADIANS([.B80]+120))" office:value-type="float" office:value="-95.5453135313677" calcext:value-type="float">
            <text:p>-95,5</text:p>
          </table:table-cell>
          <table:table-cell table:style-name="ce10"/>
          <table:table-cell table:style-name="ce18" table:formula="of:=(MIN([.C80];[.D80];[.E80])+MAX([.C80];[.D80];[.E80]))/2" office:value-type="float" office:value="47.7726567656839" calcext:value-type="float">
            <text:p>47,8</text:p>
          </table:table-cell>
          <table:table-cell table:style-name="ce26" table:formula="of:=((((([.C80]-[.G80]+[.$A$3])/2)*[.$V$3])-[.$W$3])-127)*2" office:value-type="float" office:value="236.550111522972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0]-[.G80]+[.$A$3])/2" office:value-type="float" office:value="25.1256015931663" calcext:value-type="float">
            <text:p>25</text:p>
          </table:table-cell>
          <table:table-cell table:style-name="ce12" table:formula="of:=([.E80]-[.G80]+[.$A$3])/2" office:value-type="float" office:value="55.8410148514742" calcext:value-type="float">
            <text:p>56</text:p>
          </table:table-cell>
          <table:table-cell table:style-name="ce10"/>
          <table:table-cell table:formula="of:=(((([.$A$3]+[.C80])/2))-127)*2" office:value-type="float" office:value="253.52145357935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80]+1.065" office:value-type="float" office:value="83.0699999999999" calcext:value-type="float">
            <text:p>83,0699999999999</text:p>
          </table:table-cell>
          <table:table-cell table:formula="of:=[.$A$3]*SIN(RADIANS([.B81]))" office:value-type="float" office:value="253.137047098121" calcext:value-type="float">
            <text:p>253,1</text:p>
          </table:table-cell>
          <table:table-cell table:formula="of:=[.$A$3]*SIN(RADIANS([.B81]-120))" office:value-type="float" office:value="-153.213908512177" calcext:value-type="float">
            <text:p>-153,2</text:p>
          </table:table-cell>
          <table:table-cell table:formula="of:=[.$A$3]*SIN(RADIANS([.B81]+120))" office:value-type="float" office:value="-99.9231385859446" calcext:value-type="float">
            <text:p>-99,9</text:p>
          </table:table-cell>
          <table:table-cell table:style-name="ce10"/>
          <table:table-cell table:style-name="ce18" table:formula="of:=(MIN([.C81];[.D81];[.E81])+MAX([.C81];[.D81];[.E81]))/2" office:value-type="float" office:value="49.9615692929723" calcext:value-type="float">
            <text:p>50,0</text:p>
          </table:table-cell>
          <table:table-cell table:style-name="ce26" table:formula="of:=((((([.C81]-[.G81]+[.$A$3])/2)*[.$V$3])-[.$W$3])-127)*2" office:value-type="float" office:value="234.734501387142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1]-[.G81]+[.$A$3])/2" office:value-type="float" office:value="25.9122610974255" calcext:value-type="float">
            <text:p>26</text:p>
          </table:table-cell>
          <table:table-cell table:style-name="ce12" table:formula="of:=([.E81]-[.G81]+[.$A$3])/2" office:value-type="float" office:value="52.5576460605415" calcext:value-type="float">
            <text:p>53</text:p>
          </table:table-cell>
          <table:table-cell table:style-name="ce10"/>
          <table:table-cell table:formula="of:=(((([.$A$3]+[.C81])/2))-127)*2" office:value-type="float" office:value="254.13704709812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81]+1.065" office:value-type="float" office:value="84.1349999999999" calcext:value-type="float">
            <text:p>84,1349999999999</text:p>
          </table:table-cell>
          <table:table-cell table:formula="of:=[.$A$3]*SIN(RADIANS([.B82]))" office:value-type="float" office:value="253.665183097283" calcext:value-type="float">
            <text:p>253,7</text:p>
          </table:table-cell>
          <table:table-cell table:formula="of:=[.$A$3]*SIN(RADIANS([.B82]-120))" office:value-type="float" office:value="-149.398742376075" calcext:value-type="float">
            <text:p>-149,4</text:p>
          </table:table-cell>
          <table:table-cell table:formula="of:=[.$A$3]*SIN(RADIANS([.B82]+120))" office:value-type="float" office:value="-104.266440721208" calcext:value-type="float">
            <text:p>-104,3</text:p>
          </table:table-cell>
          <table:table-cell table:style-name="ce10"/>
          <table:table-cell table:style-name="ce18" table:formula="of:=(MIN([.C82];[.D82];[.E82])+MAX([.C82];[.D82];[.E82]))/2" office:value-type="float" office:value="52.133220360604" calcext:value-type="float">
            <text:p>52,1</text:p>
          </table:table-cell>
          <table:table-cell table:style-name="ce26" table:formula="of:=((((([.C82]-[.G82]+[.$A$3])/2)*[.$V$3])-[.$W$3])-127)*2" office:value-type="float" office:value="232.837884998127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2]-[.G82]+[.$A$3])/2" office:value-type="float" office:value="26.7340186316606" calcext:value-type="float">
            <text:p>27</text:p>
          </table:table-cell>
          <table:table-cell table:style-name="ce12" table:formula="of:=([.E82]-[.G82]+[.$A$3])/2" office:value-type="float" office:value="49.300169459094" calcext:value-type="float">
            <text:p>49</text:p>
          </table:table-cell>
          <table:table-cell table:style-name="ce10"/>
          <table:table-cell table:formula="of:=(((([.$A$3]+[.C82])/2))-127)*2" office:value-type="float" office:value="254.66518309728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82]+1.065" office:value-type="float" office:value="85.1999999999999" calcext:value-type="float">
            <text:p>85,1999999999999</text:p>
          </table:table-cell>
          <table:table-cell table:formula="of:=[.$A$3]*SIN(RADIANS([.B83]))" office:value-type="float" office:value="254.105679108624" calcext:value-type="float">
            <text:p>254,1</text:p>
          </table:table-cell>
          <table:table-cell table:formula="of:=[.$A$3]*SIN(RADIANS([.B83]-120))" office:value-type="float" office:value="-145.53195975953" calcext:value-type="float">
            <text:p>-145,5</text:p>
          </table:table-cell>
          <table:table-cell table:formula="of:=[.$A$3]*SIN(RADIANS([.B83]+120))" office:value-type="float" office:value="-108.573719349093" calcext:value-type="float">
            <text:p>-108,6</text:p>
          </table:table-cell>
          <table:table-cell table:style-name="ce10"/>
          <table:table-cell table:style-name="ce18" table:formula="of:=(MIN([.C83];[.D83];[.E83])+MAX([.C83];[.D83];[.E83]))/2" office:value-type="float" office:value="54.2868596745466" calcext:value-type="float">
            <text:p>54,3</text:p>
          </table:table-cell>
          <table:table-cell table:style-name="ce26" table:formula="of:=((((([.C83]-[.G83]+[.$A$3])/2)*[.$V$3])-[.$W$3])-127)*2" office:value-type="float" office:value="230.860917626925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3]-[.G83]+[.$A$3])/2" office:value-type="float" office:value="27.5905902829615" calcext:value-type="float">
            <text:p>28</text:p>
          </table:table-cell>
          <table:table-cell table:style-name="ce12" table:formula="of:=([.E83]-[.G83]+[.$A$3])/2" office:value-type="float" office:value="46.0697104881802" calcext:value-type="float">
            <text:p>46</text:p>
          </table:table-cell>
          <table:table-cell table:style-name="ce10"/>
          <table:table-cell table:formula="of:=(((([.$A$3]+[.C83])/2))-127)*2" office:value-type="float" office:value="255.10567910862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83]+1.065" office:value-type="float" office:value="86.2649999999999" calcext:value-type="float">
            <text:p>86,2649999999999</text:p>
          </table:table-cell>
          <table:table-cell table:formula="of:=[.$A$3]*SIN(RADIANS([.B84]))" office:value-type="float" office:value="254.458382943086" calcext:value-type="float">
            <text:p>254,5</text:p>
          </table:table-cell>
          <table:table-cell table:formula="of:=[.$A$3]*SIN(RADIANS([.B84]-120))" office:value-type="float" office:value="-141.614896615619" calcext:value-type="float">
            <text:p>-141,6</text:p>
          </table:table-cell>
          <table:table-cell table:formula="of:=[.$A$3]*SIN(RADIANS([.B84]+120))" office:value-type="float" office:value="-112.843486327467" calcext:value-type="float">
            <text:p>-112,8</text:p>
          </table:table-cell>
          <table:table-cell table:style-name="ce10"/>
          <table:table-cell table:style-name="ce18" table:formula="of:=(MIN([.C84];[.D84];[.E84])+MAX([.C84];[.D84];[.E84]))/2" office:value-type="float" office:value="56.4217431637337" calcext:value-type="float">
            <text:p>56,4</text:p>
          </table:table-cell>
          <table:table-cell table:style-name="ce26" table:formula="of:=((((([.C84]-[.G84]+[.$A$3])/2)*[.$V$3])-[.$W$3])-127)*2" office:value-type="float" office:value="228.804282305373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4]-[.G84]+[.$A$3])/2" office:value-type="float" office:value="28.4816801103238" calcext:value-type="float">
            <text:p>28</text:p>
          </table:table-cell>
          <table:table-cell table:style-name="ce12" table:formula="of:=([.E84]-[.G84]+[.$A$3])/2" office:value-type="float" office:value="42.8673852543994" calcext:value-type="float">
            <text:p>43</text:p>
          </table:table-cell>
          <table:table-cell table:style-name="ce10"/>
          <table:table-cell table:formula="of:=(((([.$A$3]+[.C84])/2))-127)*2" office:value-type="float" office:value="255.45838294308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84]+1.065" office:value-type="float" office:value="87.3299999999999" calcext:value-type="float">
            <text:p>87,3299999999999</text:p>
          </table:table-cell>
          <table:table-cell table:formula="of:=[.$A$3]*SIN(RADIANS([.B85]))" office:value-type="float" office:value="254.723172743349" calcext:value-type="float">
            <text:p>254,7</text:p>
          </table:table-cell>
          <table:table-cell table:formula="of:=[.$A$3]*SIN(RADIANS([.B85]-120))" office:value-type="float" office:value="-137.648906269073" calcext:value-type="float">
            <text:p>-137,6</text:p>
          </table:table-cell>
          <table:table-cell table:formula="of:=[.$A$3]*SIN(RADIANS([.B85]+120))" office:value-type="float" office:value="-117.074266474277" calcext:value-type="float">
            <text:p>-117,1</text:p>
          </table:table-cell>
          <table:table-cell table:style-name="ce10"/>
          <table:table-cell table:style-name="ce18" table:formula="of:=(MIN([.C85];[.D85];[.E85])+MAX([.C85];[.D85];[.E85]))/2" office:value-type="float" office:value="58.5371332371383" calcext:value-type="float">
            <text:p>58,5</text:p>
          </table:table-cell>
          <table:table-cell table:style-name="ce26" table:formula="of:=((((([.C85]-[.G85]+[.$A$3])/2)*[.$V$3])-[.$W$3])-127)*2" office:value-type="float" office:value="226.668689590167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5]-[.G85]+[.$A$3])/2" office:value-type="float" office:value="29.4069802468945" calcext:value-type="float">
            <text:p>29</text:p>
          </table:table-cell>
          <table:table-cell table:style-name="ce12" table:formula="of:=([.E85]-[.G85]+[.$A$3])/2" office:value-type="float" office:value="39.6943001442926" calcext:value-type="float">
            <text:p>40</text:p>
          </table:table-cell>
          <table:table-cell table:style-name="ce10"/>
          <table:table-cell table:formula="of:=(((([.$A$3]+[.C85])/2))-127)*2" office:value-type="float" office:value="255.723172743349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85]+1.065" office:value-type="float" office:value="88.3949999999999" calcext:value-type="float">
            <text:p>88,3949999999999</text:p>
          </table:table-cell>
          <table:table-cell table:formula="of:=[.$A$3]*SIN(RADIANS([.B86]))" office:value-type="float" office:value="254.899957025928" calcext:value-type="float">
            <text:p>254,9</text:p>
          </table:table-cell>
          <table:table-cell table:formula="of:=[.$A$3]*SIN(RADIANS([.B86]-120))" office:value-type="float" office:value="-133.635358948717" calcext:value-type="float">
            <text:p>-133,6</text:p>
          </table:table-cell>
          <table:table-cell table:formula="of:=[.$A$3]*SIN(RADIANS([.B86]+120))" office:value-type="float" office:value="-121.264598077211" calcext:value-type="float">
            <text:p>-121,3</text:p>
          </table:table-cell>
          <table:table-cell table:style-name="ce10"/>
          <table:table-cell table:style-name="ce18" table:formula="of:=(MIN([.C86];[.D86];[.E86])+MAX([.C86];[.D86];[.E86]))/2" office:value-type="float" office:value="60.6322990386055" calcext:value-type="float">
            <text:p>60,6</text:p>
          </table:table-cell>
          <table:table-cell table:style-name="ce26" table:formula="of:=((((([.C86]-[.G86]+[.$A$3])/2)*[.$V$3])-[.$W$3])-127)*2" office:value-type="float" office:value="224.45487731737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6]-[.G86]+[.$A$3])/2" office:value-type="float" office:value="30.3661710063387" calcext:value-type="float">
            <text:p>30</text:p>
          </table:table-cell>
          <table:table-cell table:style-name="ce12" table:formula="of:=([.E86]-[.G86]+[.$A$3])/2" office:value-type="float" office:value="36.5515514420917" calcext:value-type="float">
            <text:p>37</text:p>
          </table:table-cell>
          <table:table-cell table:style-name="ce10"/>
          <table:table-cell table:formula="of:=(((([.$A$3]+[.C86])/2))-127)*2" office:value-type="float" office:value="255.899957025928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86]+1.065" office:value-type="float" office:value="89.4599999999999" calcext:value-type="float">
            <text:p>89,4599999999999</text:p>
          </table:table-cell>
          <table:table-cell table:formula="of:=[.$A$3]*SIN(RADIANS([.B87]))" office:value-type="float" office:value="254.988674712782" calcext:value-type="float">
            <text:p>255,0</text:p>
          </table:table-cell>
          <table:table-cell table:formula="of:=[.$A$3]*SIN(RADIANS([.B87]-120))" office:value-type="float" office:value="-129.575641314061" calcext:value-type="float">
            <text:p>-129,6</text:p>
          </table:table-cell>
          <table:table-cell table:formula="of:=[.$A$3]*SIN(RADIANS([.B87]+120))" office:value-type="float" office:value="-125.413033398721" calcext:value-type="float">
            <text:p>-125,4</text:p>
          </table:table-cell>
          <table:table-cell table:style-name="ce10"/>
          <table:table-cell table:style-name="ce18" table:formula="of:=(MIN([.C87];[.D87];[.E87])+MAX([.C87];[.D87];[.E87]))/2" office:value-type="float" office:value="62.7065166993607" calcext:value-type="float">
            <text:p>62,7</text:p>
          </table:table-cell>
          <table:table-cell table:style-name="ce26" table:formula="of:=((((([.C87]-[.G87]+[.$A$3])/2)*[.$V$3])-[.$W$3])-127)*2" office:value-type="float" office:value="222.163610347488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7]-[.G87]+[.$A$3])/2" office:value-type="float" office:value="31.3589209932892" calcext:value-type="float">
            <text:p>31</text:p>
          </table:table-cell>
          <table:table-cell table:style-name="ce12" table:formula="of:=([.E87]-[.G87]+[.$A$3])/2" office:value-type="float" office:value="33.440224950959" calcext:value-type="float">
            <text:p>33</text:p>
          </table:table-cell>
          <table:table-cell table:style-name="ce10"/>
          <table:table-cell table:formula="of:=(((([.$A$3]+[.C87])/2))-127)*2" office:value-type="float" office:value="255.988674712782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87]+1.065" office:value-type="float" office:value="90.5249999999999" calcext:value-type="float">
            <text:p>90,5249999999999</text:p>
          </table:table-cell>
          <table:table-cell table:formula="of:=[.$A$3]*SIN(RADIANS([.B88]))" office:value-type="float" office:value="254.989295152417" calcext:value-type="float">
            <text:p>255,0</text:p>
          </table:table-cell>
          <table:table-cell table:formula="of:=[.$A$3]*SIN(RADIANS([.B88]-120))" office:value-type="float" office:value="-125.471155976214" calcext:value-type="float">
            <text:p>-125,5</text:p>
          </table:table-cell>
          <table:table-cell table:formula="of:=[.$A$3]*SIN(RADIANS([.B88]+120))" office:value-type="float" office:value="-129.518139176203" calcext:value-type="float">
            <text:p>-129,5</text:p>
          </table:table-cell>
          <table:table-cell table:style-name="ce10"/>
          <table:table-cell table:style-name="ce18" table:formula="of:=(MIN([.C88];[.D88];[.E88])+MAX([.C88];[.D88];[.E88]))/2" office:value-type="float" office:value="62.7355779881071" calcext:value-type="float">
            <text:p>62,7</text:p>
          </table:table-cell>
          <table:table-cell table:style-name="ce26" table:formula="of:=((((([.C88]-[.G88]+[.$A$3])/2)*[.$V$3])-[.$W$3])-127)*2" office:value-type="float" office:value="222.130789607613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8]-[.G88]+[.$A$3])/2" office:value-type="float" office:value="33.3966330178393" calcext:value-type="float">
            <text:p>33</text:p>
          </table:table-cell>
          <table:table-cell table:style-name="ce12" table:formula="of:=([.E88]-[.G88]+[.$A$3])/2" office:value-type="float" office:value="31.3731414178452" calcext:value-type="float">
            <text:p>31</text:p>
          </table:table-cell>
          <table:table-cell table:style-name="ce10"/>
          <table:table-cell table:formula="of:=(((([.$A$3]+[.C88])/2))-127)*2" office:value-type="float" office:value="255.989295152417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88]+1.065" office:value-type="float" office:value="91.5899999999999" calcext:value-type="float">
            <text:p>91,5899999999999</text:p>
          </table:table-cell>
          <table:table-cell table:formula="of:=[.$A$3]*SIN(RADIANS([.B89]))" office:value-type="float" office:value="254.901818130473" calcext:value-type="float">
            <text:p>254,9</text:p>
          </table:table-cell>
          <table:table-cell table:formula="of:=[.$A$3]*SIN(RADIANS([.B89]-120))" office:value-type="float" office:value="-121.323321013294" calcext:value-type="float">
            <text:p>-121,3</text:p>
          </table:table-cell>
          <table:table-cell table:formula="of:=[.$A$3]*SIN(RADIANS([.B89]+120))" office:value-type="float" office:value="-133.57849711718" calcext:value-type="float">
            <text:p>-133,6</text:p>
          </table:table-cell>
          <table:table-cell table:style-name="ce10"/>
          <table:table-cell table:style-name="ce18" table:formula="of:=(MIN([.C89];[.D89];[.E89])+MAX([.C89];[.D89];[.E89]))/2" office:value-type="float" office:value="60.6616605066468" calcext:value-type="float">
            <text:p>60,7</text:p>
          </table:table-cell>
          <table:table-cell table:style-name="ce26" table:formula="of:=((((([.C89]-[.G89]+[.$A$3])/2)*[.$V$3])-[.$W$3])-127)*2" office:value-type="float" office:value="224.423141897896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9]-[.G89]+[.$A$3])/2" office:value-type="float" office:value="36.5075092400298" calcext:value-type="float">
            <text:p>37</text:p>
          </table:table-cell>
          <table:table-cell table:style-name="ce12" table:formula="of:=([.E89]-[.G89]+[.$A$3])/2" office:value-type="float" office:value="30.3799211880867" calcext:value-type="float">
            <text:p>30</text:p>
          </table:table-cell>
          <table:table-cell table:style-name="ce10"/>
          <table:table-cell table:formula="of:=(((([.$A$3]+[.C89])/2))-127)*2" office:value-type="float" office:value="255.901818130473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89]+1.065" office:value-type="float" office:value="92.6549999999999" calcext:value-type="float">
            <text:p>92,6549999999999</text:p>
          </table:table-cell>
          <table:table-cell table:formula="of:=[.$A$3]*SIN(RADIANS([.B90]))" office:value-type="float" office:value="254.726273869803" calcext:value-type="float">
            <text:p>254,7</text:p>
          </table:table-cell>
          <table:table-cell table:formula="of:=[.$A$3]*SIN(RADIANS([.B90]-120))" office:value-type="float" office:value="-117.133569480483" calcext:value-type="float">
            <text:p>-117,1</text:p>
          </table:table-cell>
          <table:table-cell table:formula="of:=[.$A$3]*SIN(RADIANS([.B90]+120))" office:value-type="float" office:value="-137.592704389321" calcext:value-type="float">
            <text:p>-137,6</text:p>
          </table:table-cell>
          <table:table-cell table:style-name="ce10"/>
          <table:table-cell table:style-name="ce18" table:formula="of:=(MIN([.C90];[.D90];[.E90])+MAX([.C90];[.D90];[.E90]))/2" office:value-type="float" office:value="58.5667847402413" calcext:value-type="float">
            <text:p>58,6</text:p>
          </table:table-cell>
          <table:table-cell table:style-name="ce26" table:formula="of:=((((([.C90]-[.G90]+[.$A$3])/2)*[.$V$3])-[.$W$3])-127)*2" office:value-type="float" office:value="226.638050455514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0]-[.G90]+[.$A$3])/2" office:value-type="float" office:value="39.649822889638" calcext:value-type="float">
            <text:p>40</text:p>
          </table:table-cell>
          <table:table-cell table:style-name="ce12" table:formula="of:=([.E90]-[.G90]+[.$A$3])/2" office:value-type="float" office:value="29.4202554352191" calcext:value-type="float">
            <text:p>29</text:p>
          </table:table-cell>
          <table:table-cell table:style-name="ce10"/>
          <table:table-cell table:formula="of:=(((([.$A$3]+[.C90])/2))-127)*2" office:value-type="float" office:value="255.726273869803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90]+1.065" office:value-type="float" office:value="93.7199999999999" calcext:value-type="float">
            <text:p>93,7199999999999</text:p>
          </table:table-cell>
          <table:table-cell table:formula="of:=[.$A$3]*SIN(RADIANS([.B91]))" office:value-type="float" office:value="254.462723020026" calcext:value-type="float">
            <text:p>254,5</text:p>
          </table:table-cell>
          <table:table-cell table:formula="of:=[.$A$3]*SIN(RADIANS([.B91]-120))" office:value-type="float" office:value="-112.90334891492" calcext:value-type="float">
            <text:p>-112,9</text:p>
          </table:table-cell>
          <table:table-cell table:formula="of:=[.$A$3]*SIN(RADIANS([.B91]+120))" office:value-type="float" office:value="-141.559374105106" calcext:value-type="float">
            <text:p>-141,6</text:p>
          </table:table-cell>
          <table:table-cell table:style-name="ce10"/>
          <table:table-cell table:style-name="ce18" table:formula="of:=(MIN([.C91];[.D91];[.E91])+MAX([.C91];[.D91];[.E91]))/2" office:value-type="float" office:value="56.4516744574602" calcext:value-type="float">
            <text:p>56,5</text:p>
          </table:table-cell>
          <table:table-cell table:style-name="ce26" table:formula="of:=((((([.C91]-[.G91]+[.$A$3])/2)*[.$V$3])-[.$W$3])-127)*2" office:value-type="float" office:value="228.774750041201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1]-[.G91]+[.$A$3])/2" office:value-type="float" office:value="42.8224883138097" calcext:value-type="float">
            <text:p>43</text:p>
          </table:table-cell>
          <table:table-cell table:style-name="ce12" table:formula="of:=([.E91]-[.G91]+[.$A$3])/2" office:value-type="float" office:value="28.4944757187171" calcext:value-type="float">
            <text:p>28</text:p>
          </table:table-cell>
          <table:table-cell table:style-name="ce10"/>
          <table:table-cell table:formula="of:=(((([.$A$3]+[.C91])/2))-127)*2" office:value-type="float" office:value="255.46272302002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91]+1.065" office:value-type="float" office:value="94.7849999999999" calcext:value-type="float">
            <text:p>94,7849999999999</text:p>
          </table:table-cell>
          <table:table-cell table:formula="of:=[.$A$3]*SIN(RADIANS([.B92]))" office:value-type="float" office:value="254.111256636576" calcext:value-type="float">
            <text:p>254,1</text:p>
          </table:table-cell>
          <table:table-cell table:formula="of:=[.$A$3]*SIN(RADIANS([.B92]-120))" office:value-type="float" office:value="-108.634120835583" calcext:value-type="float">
            <text:p>-108,6</text:p>
          </table:table-cell>
          <table:table-cell table:formula="of:=[.$A$3]*SIN(RADIANS([.B92]+120))" office:value-type="float" office:value="-145.477135800992" calcext:value-type="float">
            <text:p>-145,5</text:p>
          </table:table-cell>
          <table:table-cell table:style-name="ce10"/>
          <table:table-cell table:style-name="ce18" table:formula="of:=(MIN([.C92];[.D92];[.E92])+MAX([.C92];[.D92];[.E92]))/2" office:value-type="float" office:value="54.3170604177916" calcext:value-type="float">
            <text:p>54,3</text:p>
          </table:table-cell>
          <table:table-cell table:style-name="ce26" table:formula="of:=((((([.C92]-[.G92]+[.$A$3])/2)*[.$V$3])-[.$W$3])-127)*2" office:value-type="float" office:value="230.832502436477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2]-[.G92]+[.$A$3])/2" office:value-type="float" office:value="46.0244093733126" calcext:value-type="float">
            <text:p>46</text:p>
          </table:table-cell>
          <table:table-cell table:style-name="ce12" table:formula="of:=([.E92]-[.G92]+[.$A$3])/2" office:value-type="float" office:value="27.6029018906081" calcext:value-type="float">
            <text:p>28</text:p>
          </table:table-cell>
          <table:table-cell table:style-name="ce10"/>
          <table:table-cell table:formula="of:=(((([.$A$3]+[.C92])/2))-127)*2" office:value-type="float" office:value="255.111256636575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92]+1.065" office:value-type="float" office:value="95.8499999999999" calcext:value-type="float">
            <text:p>95,8499999999999</text:p>
          </table:table-cell>
          <table:table-cell table:formula="of:=[.$A$3]*SIN(RADIANS([.B93]))" office:value-type="float" office:value="253.67199614924" calcext:value-type="float">
            <text:p>253,7</text:p>
          </table:table-cell>
          <table:table-cell table:formula="of:=[.$A$3]*SIN(RADIANS([.B93]-120))" office:value-type="float" office:value="-104.327360238339" calcext:value-type="float">
            <text:p>-104,3</text:p>
          </table:table-cell>
          <table:table-cell table:formula="of:=[.$A$3]*SIN(RADIANS([.B93]+120))" office:value-type="float" office:value="-149.344635910901" calcext:value-type="float">
            <text:p>-149,3</text:p>
          </table:table-cell>
          <table:table-cell table:style-name="ce10"/>
          <table:table-cell table:style-name="ce18" table:formula="of:=(MIN([.C93];[.D93];[.E93])+MAX([.C93];[.D93];[.E93]))/2" office:value-type="float" office:value="52.1636801191696" calcext:value-type="float">
            <text:p>52,2</text:p>
          </table:table-cell>
          <table:table-cell table:style-name="ce26" table:formula="of:=((((([.C93]-[.G93]+[.$A$3])/2)*[.$V$3])-[.$W$3])-127)*2" office:value-type="float" office:value="232.810596698702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3]-[.G93]+[.$A$3])/2" office:value-type="float" office:value="49.2544798212456" calcext:value-type="float">
            <text:p>49</text:p>
          </table:table-cell>
          <table:table-cell table:style-name="ce12" table:formula="of:=([.E93]-[.G93]+[.$A$3])/2" office:value-type="float" office:value="26.7458419849646" calcext:value-type="float">
            <text:p>27</text:p>
          </table:table-cell>
          <table:table-cell table:style-name="ce10"/>
          <table:table-cell table:formula="of:=(((([.$A$3]+[.C93])/2))-127)*2" office:value-type="float" office:value="254.6719961492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93]+1.065" office:value-type="float" office:value="96.9149999999999" calcext:value-type="float">
            <text:p>96,9149999999999</text:p>
          </table:table-cell>
          <table:table-cell table:formula="of:=[.$A$3]*SIN(RADIANS([.B94]))" office:value-type="float" office:value="253.145093320211" calcext:value-type="float">
            <text:p>253,1</text:p>
          </table:table-cell>
          <table:table-cell table:formula="of:=[.$A$3]*SIN(RADIANS([.B94]-120))" office:value-type="float" office:value="-99.9845550863437" calcext:value-type="float">
            <text:p>-100,0</text:p>
          </table:table-cell>
          <table:table-cell table:formula="of:=[.$A$3]*SIN(RADIANS([.B94]+120))" office:value-type="float" office:value="-153.160538233867" calcext:value-type="float">
            <text:p>-153,2</text:p>
          </table:table-cell>
          <table:table-cell table:style-name="ce10"/>
          <table:table-cell table:style-name="ce18" table:formula="of:=(MIN([.C94];[.D94];[.E94])+MAX([.C94];[.D94];[.E94]))/2" office:value-type="float" office:value="49.9922775431719" calcext:value-type="float">
            <text:p>50,0</text:p>
          </table:table-cell>
          <table:table-cell table:style-name="ce26" table:formula="of:=((((([.C94]-[.G94]+[.$A$3])/2)*[.$V$3])-[.$W$3])-127)*2" office:value-type="float" office:value="234.708349406703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4]-[.G94]+[.$A$3])/2" office:value-type="float" office:value="52.5115836852422" calcext:value-type="float">
            <text:p>53</text:p>
          </table:table-cell>
          <table:table-cell table:style-name="ce12" table:formula="of:=([.E94]-[.G94]+[.$A$3])/2" office:value-type="float" office:value="25.9235921114806" calcext:value-type="float">
            <text:p>26</text:p>
          </table:table-cell>
          <table:table-cell table:style-name="ce10"/>
          <table:table-cell table:formula="of:=(((([.$A$3]+[.C94])/2))-127)*2" office:value-type="float" office:value="254.14509332021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94]+1.065" office:value-type="float" office:value="97.9799999999999" calcext:value-type="float">
            <text:p>97,9799999999999</text:p>
          </table:table-cell>
          <table:table-cell table:formula="of:=[.$A$3]*SIN(RADIANS([.B95]))" office:value-type="float" office:value="252.530730191645" calcext:value-type="float">
            <text:p>252,5</text:p>
          </table:table-cell>
          <table:table-cell table:formula="of:=[.$A$3]*SIN(RADIANS([.B95]-120))" office:value-type="float" office:value="-95.6072057959567" calcext:value-type="float">
            <text:p>-95,6</text:p>
          </table:table-cell>
          <table:table-cell table:formula="of:=[.$A$3]*SIN(RADIANS([.B95]+120))" office:value-type="float" office:value="-156.923524395688" calcext:value-type="float">
            <text:p>-156,9</text:p>
          </table:table-cell>
          <table:table-cell table:style-name="ce10"/>
          <table:table-cell table:style-name="ce18" table:formula="of:=(MIN([.C95];[.D95];[.E95])+MAX([.C95];[.D95];[.E95]))/2" office:value-type="float" office:value="47.8036028979784" calcext:value-type="float">
            <text:p>47,8</text:p>
          </table:table-cell>
          <table:table-cell table:style-name="ce26" table:formula="of:=((((([.C95]-[.G95]+[.$A$3])/2)*[.$V$3])-[.$W$3])-127)*2" office:value-type="float" office:value="236.525104896891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5]-[.G95]+[.$A$3])/2" office:value-type="float" office:value="55.7945956530325" calcext:value-type="float">
            <text:p>56</text:p>
          </table:table-cell>
          <table:table-cell table:style-name="ce12" table:formula="of:=([.E95]-[.G95]+[.$A$3])/2" office:value-type="float" office:value="25.1364363531667" calcext:value-type="float">
            <text:p>25</text:p>
          </table:table-cell>
          <table:table-cell table:style-name="ce10"/>
          <table:table-cell table:formula="of:=(((([.$A$3]+[.C95])/2))-127)*2" office:value-type="float" office:value="253.530730191645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95]+1.065" office:value-type="float" office:value="99.0449999999999" calcext:value-type="float">
            <text:p>99,0449999999999</text:p>
          </table:table-cell>
          <table:table-cell table:formula="of:=[.$A$3]*SIN(RADIANS([.B96]))" office:value-type="float" office:value="251.829119022776" calcext:value-type="float">
            <text:p>251,8</text:p>
          </table:table-cell>
          <table:table-cell table:formula="of:=[.$A$3]*SIN(RADIANS([.B96]-120))" office:value-type="float" office:value="-91.1968247183562" calcext:value-type="float">
            <text:p>-91,2</text:p>
          </table:table-cell>
          <table:table-cell table:formula="of:=[.$A$3]*SIN(RADIANS([.B96]+120))" office:value-type="float" office:value="-160.63229430442" calcext:value-type="float">
            <text:p>-160,6</text:p>
          </table:table-cell>
          <table:table-cell table:style-name="ce10"/>
          <table:table-cell table:style-name="ce18" table:formula="of:=(MIN([.C96];[.D96];[.E96])+MAX([.C96];[.D96];[.E96]))/2" office:value-type="float" office:value="45.5984123591781" calcext:value-type="float">
            <text:p>45,6</text:p>
          </table:table-cell>
          <table:table-cell table:style-name="ce26" table:formula="of:=((((([.C96]-[.G96]+[.$A$3])/2)*[.$V$3])-[.$W$3])-127)*2" office:value-type="float" office:value="238.260235489792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6]-[.G96]+[.$A$3])/2" office:value-type="float" office:value="59.1023814612329" calcext:value-type="float">
            <text:p>59</text:p>
          </table:table-cell>
          <table:table-cell table:style-name="ce12" table:formula="of:=([.E96]-[.G96]+[.$A$3])/2" office:value-type="float" office:value="24.3846466682009" calcext:value-type="float">
            <text:p>24</text:p>
          </table:table-cell>
          <table:table-cell table:style-name="ce10"/>
          <table:table-cell table:formula="of:=(((([.$A$3]+[.C96])/2))-127)*2" office:value-type="float" office:value="252.829119022776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96]+1.065" office:value-type="float" office:value="100.11" calcext:value-type="float">
            <text:p>100,11</text:p>
          </table:table-cell>
          <table:table-cell table:formula="of:=[.$A$3]*SIN(RADIANS([.B97]))" office:value-type="float" office:value="251.040502216576" calcext:value-type="float">
            <text:p>251,0</text:p>
          </table:table-cell>
          <table:table-cell table:formula="of:=[.$A$3]*SIN(RADIANS([.B97]-120))" office:value-type="float" office:value="-86.7549356170291" calcext:value-type="float">
            <text:p>-86,8</text:p>
          </table:table-cell>
          <table:table-cell table:formula="of:=[.$A$3]*SIN(RADIANS([.B97]+120))" office:value-type="float" office:value="-164.285566599547" calcext:value-type="float">
            <text:p>-164,3</text:p>
          </table:table-cell>
          <table:table-cell table:style-name="ce10"/>
          <table:table-cell table:style-name="ce18" table:formula="of:=(MIN([.C97];[.D97];[.E97])+MAX([.C97];[.D97];[.E97]))/2" office:value-type="float" office:value="43.3774678085146" calcext:value-type="float">
            <text:p>43,4</text:p>
          </table:table-cell>
          <table:table-cell table:style-name="ce26" table:formula="of:=((((([.C97]-[.G97]+[.$A$3])/2)*[.$V$3])-[.$W$3])-127)*2" office:value-type="float" office:value="239.913141706903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7]-[.G97]+[.$A$3])/2" office:value-type="float" office:value="62.4337982872282" calcext:value-type="float">
            <text:p>62</text:p>
          </table:table-cell>
          <table:table-cell table:style-name="ce12" table:formula="of:=([.E97]-[.G97]+[.$A$3])/2" office:value-type="float" office:value="23.6684827959691" calcext:value-type="float">
            <text:p>24</text:p>
          </table:table-cell>
          <table:table-cell table:style-name="ce10"/>
          <table:table-cell table:formula="of:=(((([.$A$3]+[.C97])/2))-127)*2" office:value-type="float" office:value="252.040502216576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97]+1.065" office:value-type="float" office:value="101.175" calcext:value-type="float">
            <text:p>101,175</text:p>
          </table:table-cell>
          <table:table-cell table:formula="of:=[.$A$3]*SIN(RADIANS([.B98]))" office:value-type="float" office:value="250.165152236008" calcext:value-type="float">
            <text:p>250,2</text:p>
          </table:table-cell>
          <table:table-cell table:formula="of:=[.$A$3]*SIN(RADIANS([.B98]-120))" office:value-type="float" office:value="-82.2830731413192" calcext:value-type="float">
            <text:p>-82,3</text:p>
          </table:table-cell>
          <table:table-cell table:formula="of:=[.$A$3]*SIN(RADIANS([.B98]+120))" office:value-type="float" office:value="-167.882079094689" calcext:value-type="float">
            <text:p>-167,9</text:p>
          </table:table-cell>
          <table:table-cell table:style-name="ce10"/>
          <table:table-cell table:style-name="ce18" table:formula="of:=(MIN([.C98];[.D98];[.E98])+MAX([.C98];[.D98];[.E98]))/2" office:value-type="float" office:value="41.1415365706596" calcext:value-type="float">
            <text:p>41,1</text:p>
          </table:table-cell>
          <table:table-cell table:style-name="ce26" table:formula="of:=((((([.C98]-[.G98]+[.$A$3])/2)*[.$V$3])-[.$W$3])-127)*2" office:value-type="float" office:value="241.483252477812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8]-[.G98]+[.$A$3])/2" office:value-type="float" office:value="65.7876951440106" calcext:value-type="float">
            <text:p>66</text:p>
          </table:table-cell>
          <table:table-cell table:style-name="ce12" table:formula="of:=([.E98]-[.G98]+[.$A$3])/2" office:value-type="float" office:value="22.9881921673258" calcext:value-type="float">
            <text:p>23</text:p>
          </table:table-cell>
          <table:table-cell table:style-name="ce10"/>
          <table:table-cell table:formula="of:=(((([.$A$3]+[.C98])/2))-127)*2" office:value-type="float" office:value="251.165152236008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98]+1.065" office:value-type="float" office:value="102.24" calcext:value-type="float">
            <text:p>102,24</text:p>
          </table:table-cell>
          <table:table-cell table:formula="of:=[.$A$3]*SIN(RADIANS([.B99]))" office:value-type="float" office:value="249.203371509889" calcext:value-type="float">
            <text:p>249,2</text:p>
          </table:table-cell>
          <table:table-cell table:formula="of:=[.$A$3]*SIN(RADIANS([.B99]-120))" office:value-type="float" office:value="-77.7827822962133" calcext:value-type="float">
            <text:p>-77,8</text:p>
          </table:table-cell>
          <table:table-cell table:formula="of:=[.$A$3]*SIN(RADIANS([.B99]+120))" office:value-type="float" office:value="-171.420589213676" calcext:value-type="float">
            <text:p>-171,4</text:p>
          </table:table-cell>
          <table:table-cell table:style-name="ce10"/>
          <table:table-cell table:style-name="ce18" table:formula="of:=(MIN([.C99];[.D99];[.E99])+MAX([.C99];[.D99];[.E99]))/2" office:value-type="float" office:value="38.8913911481067" calcext:value-type="float">
            <text:p>38,9</text:p>
          </table:table-cell>
          <table:table-cell table:style-name="ce26" table:formula="of:=((((([.C99]-[.G99]+[.$A$3])/2)*[.$V$3])-[.$W$3])-127)*2" office:value-type="float" office:value="242.970025337497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9]-[.G99]+[.$A$3])/2" office:value-type="float" office:value="69.16291327784" calcext:value-type="float">
            <text:p>69</text:p>
          </table:table-cell>
          <table:table-cell table:style-name="ce12" table:formula="of:=([.E99]-[.G99]+[.$A$3])/2" office:value-type="float" office:value="22.3440098191086" calcext:value-type="float">
            <text:p>22</text:p>
          </table:table-cell>
          <table:table-cell table:style-name="ce10"/>
          <table:table-cell table:formula="of:=(((([.$A$3]+[.C99])/2))-127)*2" office:value-type="float" office:value="250.203371509889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99]+1.065" office:value-type="float" office:value="103.305" calcext:value-type="float">
            <text:p>103,305</text:p>
          </table:table-cell>
          <table:table-cell table:formula="of:=[.$A$3]*SIN(RADIANS([.B100]))" office:value-type="float" office:value="248.155492328408" calcext:value-type="float">
            <text:p>248,2</text:p>
          </table:table-cell>
          <table:table-cell table:formula="of:=[.$A$3]*SIN(RADIANS([.B100]-120))" office:value-type="float" office:value="-73.2556179085508" calcext:value-type="float">
            <text:p>-73,3</text:p>
          </table:table-cell>
          <table:table-cell table:formula="of:=[.$A$3]*SIN(RADIANS([.B100]+120))" office:value-type="float" office:value="-174.899874419857" calcext:value-type="float">
            <text:p>-174,9</text:p>
          </table:table-cell>
          <table:table-cell table:style-name="ce10"/>
          <table:table-cell table:style-name="ce18" table:formula="of:=(MIN([.C100];[.D100];[.E100])+MAX([.C100];[.D100];[.E100]))/2" office:value-type="float" office:value="36.6278089542754" calcext:value-type="float">
            <text:p>36,6</text:p>
          </table:table-cell>
          <table:table-cell table:style-name="ce26" table:formula="of:=((((([.C100]-[.G100]+[.$A$3])/2)*[.$V$3])-[.$W$3])-127)*2" office:value-type="float" office:value="244.372946613749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0]-[.G100]+[.$A$3])/2" office:value-type="float" office:value="72.5582865685869" calcext:value-type="float">
            <text:p>73</text:p>
          </table:table-cell>
          <table:table-cell table:style-name="ce12" table:formula="of:=([.E100]-[.G100]+[.$A$3])/2" office:value-type="float" office:value="21.7361583129337" calcext:value-type="float">
            <text:p>22</text:p>
          </table:table-cell>
          <table:table-cell table:style-name="ce10"/>
          <table:table-cell table:formula="of:=(((([.$A$3]+[.C100])/2))-127)*2" office:value-type="float" office:value="249.155492328408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00]+1.065" office:value-type="float" office:value="104.37" calcext:value-type="float">
            <text:p>104,37</text:p>
          </table:table-cell>
          <table:table-cell table:formula="of:=[.$A$3]*SIN(RADIANS([.B101]))" office:value-type="float" office:value="247.021876728314" calcext:value-type="float">
            <text:p>247,0</text:p>
          </table:table-cell>
          <table:table-cell table:formula="of:=[.$A$3]*SIN(RADIANS([.B101]-120))" office:value-type="float" office:value="-68.7031440898385" calcext:value-type="float">
            <text:p>-68,7</text:p>
          </table:table-cell>
          <table:table-cell table:formula="of:=[.$A$3]*SIN(RADIANS([.B101]+120))" office:value-type="float" office:value="-178.318732638476" calcext:value-type="float">
            <text:p>-178,3</text:p>
          </table:table-cell>
          <table:table-cell table:style-name="ce10"/>
          <table:table-cell table:style-name="ce18" table:formula="of:=(MIN([.C101];[.D101];[.E101])+MAX([.C101];[.D101];[.E101]))/2" office:value-type="float" office:value="34.3515720449193" calcext:value-type="float">
            <text:p>34,4</text:p>
          </table:table-cell>
          <table:table-cell table:style-name="ce26" table:formula="of:=((((([.C101]-[.G101]+[.$A$3])/2)*[.$V$3])-[.$W$3])-127)*2" office:value-type="float" office:value="245.691531604638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1]-[.G101]+[.$A$3])/2" office:value-type="float" office:value="75.9726419326211" calcext:value-type="float">
            <text:p>76</text:p>
          </table:table-cell>
          <table:table-cell table:style-name="ce12" table:formula="of:=([.E101]-[.G101]+[.$A$3])/2" office:value-type="float" office:value="21.1648476583024" calcext:value-type="float">
            <text:p>21</text:p>
          </table:table-cell>
          <table:table-cell table:style-name="ce10"/>
          <table:table-cell table:formula="of:=(((([.$A$3]+[.C101])/2))-127)*2" office:value-type="float" office:value="248.021876728315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01]+1.065" office:value-type="float" office:value="105.435" calcext:value-type="float">
            <text:p>105,435</text:p>
          </table:table-cell>
          <table:table-cell table:formula="of:=[.$A$3]*SIN(RADIANS([.B102]))" office:value-type="float" office:value="245.802916367842" calcext:value-type="float">
            <text:p>245,8</text:p>
          </table:table-cell>
          <table:table-cell table:formula="of:=[.$A$3]*SIN(RADIANS([.B102]-120))" office:value-type="float" office:value="-64.126933695859" calcext:value-type="float">
            <text:p>-64,1</text:p>
          </table:table-cell>
          <table:table-cell table:formula="of:=[.$A$3]*SIN(RADIANS([.B102]+120))" office:value-type="float" office:value="-181.675982671983" calcext:value-type="float">
            <text:p>-181,7</text:p>
          </table:table-cell>
          <table:table-cell table:style-name="ce10"/>
          <table:table-cell table:style-name="ce18" table:formula="of:=(MIN([.C102];[.D102];[.E102])+MAX([.C102];[.D102];[.E102]))/2" office:value-type="float" office:value="32.0634668479295" calcext:value-type="float">
            <text:p>32,1</text:p>
          </table:table-cell>
          <table:table-cell table:style-name="ce26" table:formula="of:=((((([.C102]-[.G102]+[.$A$3])/2)*[.$V$3])-[.$W$3])-127)*2" office:value-type="float" office:value="246.925324745979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2]-[.G102]+[.$A$3])/2" office:value-type="float" office:value="79.4047997281058" calcext:value-type="float">
            <text:p>79</text:p>
          </table:table-cell>
          <table:table-cell table:style-name="ce12" table:formula="of:=([.E102]-[.G102]+[.$A$3])/2" office:value-type="float" office:value="20.6302752400438" calcext:value-type="float">
            <text:p>21</text:p>
          </table:table-cell>
          <table:table-cell table:style-name="ce10"/>
          <table:table-cell table:formula="of:=(((([.$A$3]+[.C102])/2))-127)*2" office:value-type="float" office:value="246.802916367842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02]+1.065" office:value-type="float" office:value="106.5" calcext:value-type="float">
            <text:p>106,5</text:p>
          </table:table-cell>
          <table:table-cell table:formula="of:=[.$A$3]*SIN(RADIANS([.B103]))" office:value-type="float" office:value="244.499032391389" calcext:value-type="float">
            <text:p>244,5</text:p>
          </table:table-cell>
          <table:table-cell table:formula="of:=[.$A$3]*SIN(RADIANS([.B103]-120))" office:value-type="float" office:value="-59.5285677832565" calcext:value-type="float">
            <text:p>-59,5</text:p>
          </table:table-cell>
          <table:table-cell table:formula="of:=[.$A$3]*SIN(RADIANS([.B103]+120))" office:value-type="float" office:value="-184.970464608133" calcext:value-type="float">
            <text:p>-185,0</text:p>
          </table:table-cell>
          <table:table-cell table:style-name="ce10"/>
          <table:table-cell table:style-name="ce18" table:formula="of:=(MIN([.C103];[.D103];[.E103])+MAX([.C103];[.D103];[.E103]))/2" office:value-type="float" office:value="29.7642838916283" calcext:value-type="float">
            <text:p>29,8</text:p>
          </table:table-cell>
          <table:table-cell table:style-name="ce26" table:formula="of:=((((([.C103]-[.G103]+[.$A$3])/2)*[.$V$3])-[.$W$3])-127)*2" office:value-type="float" office:value="248.073899768724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3]-[.G103]+[.$A$3])/2" office:value-type="float" office:value="82.8535741625576" calcext:value-type="float">
            <text:p>83</text:p>
          </table:table-cell>
          <table:table-cell table:style-name="ce12" table:formula="of:=([.E103]-[.G103]+[.$A$3])/2" office:value-type="float" office:value="20.1326257501194" calcext:value-type="float">
            <text:p>20</text:p>
          </table:table-cell>
          <table:table-cell table:style-name="ce10"/>
          <table:table-cell table:formula="of:=(((([.$A$3]+[.C103])/2))-127)*2" office:value-type="float" office:value="245.499032391389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03]+1.065" office:value-type="float" office:value="107.565" calcext:value-type="float">
            <text:p>107,565</text:p>
          </table:table-cell>
          <table:table-cell table:formula="of:=[.$A$3]*SIN(RADIANS([.B104]))" office:value-type="float" office:value="243.110675284019" calcext:value-type="float">
            <text:p>243,1</text:p>
          </table:table-cell>
          <table:table-cell table:formula="of:=[.$A$3]*SIN(RADIANS([.B104]-120))" office:value-type="float" office:value="-54.9096350632908" calcext:value-type="float">
            <text:p>-54,9</text:p>
          </table:table-cell>
          <table:table-cell table:formula="of:=[.$A$3]*SIN(RADIANS([.B104]+120))" office:value-type="float" office:value="-188.201040220729" calcext:value-type="float">
            <text:p>-188,2</text:p>
          </table:table-cell>
          <table:table-cell table:style-name="ce10"/>
          <table:table-cell table:style-name="ce18" table:formula="of:=(MIN([.C104];[.D104];[.E104])+MAX([.C104];[.D104];[.E104]))/2" office:value-type="float" office:value="27.4548175316454" calcext:value-type="float">
            <text:p>27,5</text:p>
          </table:table-cell>
          <table:table-cell table:style-name="ce26" table:formula="of:=((((([.C104]-[.G104]+[.$A$3])/2)*[.$V$3])-[.$W$3])-127)*2" office:value-type="float" office:value="249.13685984624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4]-[.G104]+[.$A$3])/2" office:value-type="float" office:value="86.3177737025319" calcext:value-type="float">
            <text:p>86</text:p>
          </table:table-cell>
          <table:table-cell table:style-name="ce12" table:formula="of:=([.E104]-[.G104]+[.$A$3])/2" office:value-type="float" office:value="19.672071123813" calcext:value-type="float">
            <text:p>20</text:p>
          </table:table-cell>
          <table:table-cell table:style-name="ce10"/>
          <table:table-cell table:formula="of:=(((([.$A$3]+[.C104])/2))-127)*2" office:value-type="float" office:value="244.110675284019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04]+1.065" office:value-type="float" office:value="108.63" calcext:value-type="float">
            <text:p>108,63</text:p>
          </table:table-cell>
          <table:table-cell table:formula="of:=[.$A$3]*SIN(RADIANS([.B105]))" office:value-type="float" office:value="241.638324715817" calcext:value-type="float">
            <text:p>241,6</text:p>
          </table:table-cell>
          <table:table-cell table:formula="of:=[.$A$3]*SIN(RADIANS([.B105]-120))" office:value-type="float" office:value="-50.2717313529454" calcext:value-type="float">
            <text:p>-50,3</text:p>
          </table:table-cell>
          <table:table-cell table:formula="of:=[.$A$3]*SIN(RADIANS([.B105]+120))" office:value-type="float" office:value="-191.366593362872" calcext:value-type="float">
            <text:p>-191,4</text:p>
          </table:table-cell>
          <table:table-cell table:style-name="ce10"/>
          <table:table-cell table:style-name="ce18" table:formula="of:=(MIN([.C105];[.D105];[.E105])+MAX([.C105];[.D105];[.E105]))/2" office:value-type="float" office:value="25.1358656764727" calcext:value-type="float">
            <text:p>25,1</text:p>
          </table:table-cell>
          <table:table-cell table:style-name="ce26" table:formula="of:=((((([.C105]-[.G105]+[.$A$3])/2)*[.$V$3])-[.$W$3])-127)*2" office:value-type="float" office:value="250.113837731403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5]-[.G105]+[.$A$3])/2" office:value-type="float" office:value="89.7962014852909" calcext:value-type="float">
            <text:p>90</text:p>
          </table:table-cell>
          <table:table-cell table:style-name="ce12" table:formula="of:=([.E105]-[.G105]+[.$A$3])/2" office:value-type="float" office:value="19.2487704803279" calcext:value-type="float">
            <text:p>19</text:p>
          </table:table-cell>
          <table:table-cell table:style-name="ce10"/>
          <table:table-cell table:formula="of:=(((([.$A$3]+[.C105])/2))-127)*2" office:value-type="float" office:value="242.638324715817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05]+1.065" office:value-type="float" office:value="109.695" calcext:value-type="float">
            <text:p>109,695</text:p>
          </table:table-cell>
          <table:table-cell table:formula="of:=[.$A$3]*SIN(RADIANS([.B106]))" office:value-type="float" office:value="240.082489376167" calcext:value-type="float">
            <text:p>240,1</text:p>
          </table:table-cell>
          <table:table-cell table:formula="of:=[.$A$3]*SIN(RADIANS([.B106]-120))" office:value-type="float" office:value="-45.6164590235814" calcext:value-type="float">
            <text:p>-45,6</text:p>
          </table:table-cell>
          <table:table-cell table:formula="of:=[.$A$3]*SIN(RADIANS([.B106]+120))" office:value-type="float" office:value="-194.466030352585" calcext:value-type="float">
            <text:p>-194,5</text:p>
          </table:table-cell>
          <table:table-cell table:style-name="ce10"/>
          <table:table-cell table:style-name="ce18" table:formula="of:=(MIN([.C106];[.D106];[.E106])+MAX([.C106];[.D106];[.E106]))/2" office:value-type="float" office:value="22.8082295117907" calcext:value-type="float">
            <text:p>22,8</text:p>
          </table:table-cell>
          <table:table-cell table:style-name="ce26" table:formula="of:=((((([.C106]-[.G106]+[.$A$3])/2)*[.$V$3])-[.$W$3])-127)*2" office:value-type="float" office:value="251.00449588349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6]-[.G106]+[.$A$3])/2" office:value-type="float" office:value="93.2876557323139" calcext:value-type="float">
            <text:p>93</text:p>
          </table:table-cell>
          <table:table-cell table:style-name="ce12" table:formula="of:=([.E106]-[.G106]+[.$A$3])/2" office:value-type="float" office:value="18.862870067812" calcext:value-type="float">
            <text:p>19</text:p>
          </table:table-cell>
          <table:table-cell table:style-name="ce10"/>
          <table:table-cell table:formula="of:=(((([.$A$3]+[.C106])/2))-127)*2" office:value-type="float" office:value="241.082489376167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06]+1.065" office:value-type="float" office:value="110.76" calcext:value-type="float">
            <text:p>110,76</text:p>
          </table:table-cell>
          <table:table-cell table:formula="of:=[.$A$3]*SIN(RADIANS([.B107]))" office:value-type="float" office:value="238.443706798003" calcext:value-type="float">
            <text:p>238,4</text:p>
          </table:table-cell>
          <table:table-cell table:formula="of:=[.$A$3]*SIN(RADIANS([.B107]-120))" office:value-type="float" office:value="-40.9454264473265" calcext:value-type="float">
            <text:p>-40,9</text:p>
          </table:table-cell>
          <table:table-cell table:formula="of:=[.$A$3]*SIN(RADIANS([.B107]+120))" office:value-type="float" office:value="-197.498280350677" calcext:value-type="float">
            <text:p>-197,5</text:p>
          </table:table-cell>
          <table:table-cell table:style-name="ce10"/>
          <table:table-cell table:style-name="ce18" table:formula="of:=(MIN([.C107];[.D107];[.E107])+MAX([.C107];[.D107];[.E107]))/2" office:value-type="float" office:value="20.4727132236632" calcext:value-type="float">
            <text:p>20,5</text:p>
          </table:table-cell>
          <table:table-cell table:style-name="ce26" table:formula="of:=((((([.C107]-[.G107]+[.$A$3])/2)*[.$V$3])-[.$W$3])-127)*2" office:value-type="float" office:value="251.808526584788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7]-[.G107]+[.$A$3])/2" office:value-type="float" office:value="96.7909301645052" calcext:value-type="float">
            <text:p>97</text:p>
          </table:table-cell>
          <table:table-cell table:style-name="ce12" table:formula="of:=([.E107]-[.G107]+[.$A$3])/2" office:value-type="float" office:value="18.51450321283" calcext:value-type="float">
            <text:p>19</text:p>
          </table:table-cell>
          <table:table-cell table:style-name="ce10"/>
          <table:table-cell table:formula="of:=(((([.$A$3]+[.C107])/2))-127)*2" office:value-type="float" office:value="239.443706798003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07]+1.065" office:value-type="float" office:value="111.825" calcext:value-type="float">
            <text:p>111,825</text:p>
          </table:table-cell>
          <table:table-cell table:formula="of:=[.$A$3]*SIN(RADIANS([.B108]))" office:value-type="float" office:value="236.722543172095" calcext:value-type="float">
            <text:p>236,7</text:p>
          </table:table-cell>
          <table:table-cell table:formula="of:=[.$A$3]*SIN(RADIANS([.B108]-120))" office:value-type="float" office:value="-36.2602474413906" calcext:value-type="float">
            <text:p>-36,3</text:p>
          </table:table-cell>
          <table:table-cell table:formula="of:=[.$A$3]*SIN(RADIANS([.B108]+120))" office:value-type="float" office:value="-200.462295730705" calcext:value-type="float">
            <text:p>-200,5</text:p>
          </table:table-cell>
          <table:table-cell table:style-name="ce10"/>
          <table:table-cell table:style-name="ce18" table:formula="of:=(MIN([.C108];[.D108];[.E108])+MAX([.C108];[.D108];[.E108]))/2" office:value-type="float" office:value="18.1301237206953" calcext:value-type="float">
            <text:p>18,1</text:p>
          </table:table-cell>
          <table:table-cell table:style-name="ce26" table:formula="of:=((((([.C108]-[.G108]+[.$A$3])/2)*[.$V$3])-[.$W$3])-127)*2" office:value-type="float" office:value="252.525652046916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8]-[.G108]+[.$A$3])/2" office:value-type="float" office:value="100.304814418957" calcext:value-type="float">
            <text:p>100</text:p>
          </table:table-cell>
          <table:table-cell table:style-name="ce12" table:formula="of:=([.E108]-[.G108]+[.$A$3])/2" office:value-type="float" office:value="18.2037902742999" calcext:value-type="float">
            <text:p>18</text:p>
          </table:table-cell>
          <table:table-cell table:style-name="ce10"/>
          <table:table-cell table:formula="of:=(((([.$A$3]+[.C108])/2))-127)*2" office:value-type="float" office:value="237.722543172095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08]+1.065" office:value-type="float" office:value="112.89" calcext:value-type="float">
            <text:p>112,89</text:p>
          </table:table-cell>
          <table:table-cell table:formula="of:=[.$A$3]*SIN(RADIANS([.B109]))" office:value-type="float" office:value="234.919593151432" calcext:value-type="float">
            <text:p>234,9</text:p>
          </table:table-cell>
          <table:table-cell table:formula="of:=[.$A$3]*SIN(RADIANS([.B109]-120))" office:value-type="float" office:value="-31.5625407105012" calcext:value-type="float">
            <text:p>-31,6</text:p>
          </table:table-cell>
          <table:table-cell table:formula="of:=[.$A$3]*SIN(RADIANS([.B109]+120))" office:value-type="float" office:value="-203.357052440931" calcext:value-type="float">
            <text:p>-203,4</text:p>
          </table:table-cell>
          <table:table-cell table:style-name="ce10"/>
          <table:table-cell table:style-name="ce18" table:formula="of:=(MIN([.C109];[.D109];[.E109])+MAX([.C109];[.D109];[.E109]))/2" office:value-type="float" office:value="15.7812703552506" calcext:value-type="float">
            <text:p>15,8</text:p>
          </table:table-cell>
          <table:table-cell table:style-name="ce26" table:formula="of:=((((([.C109]-[.G109]+[.$A$3])/2)*[.$V$3])-[.$W$3])-127)*2" office:value-type="float" office:value="253.155624506793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9]-[.G109]+[.$A$3])/2" office:value-type="float" office:value="103.828094467124" calcext:value-type="float">
            <text:p>104</text:p>
          </table:table-cell>
          <table:table-cell table:style-name="ce12" table:formula="of:=([.E109]-[.G109]+[.$A$3])/2" office:value-type="float" office:value="17.9308386019092" calcext:value-type="float">
            <text:p>18</text:p>
          </table:table-cell>
          <table:table-cell table:style-name="ce10"/>
          <table:table-cell table:formula="of:=(((([.$A$3]+[.C109])/2))-127)*2" office:value-type="float" office:value="235.919593151432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09]+1.065" office:value-type="float" office:value="113.955" calcext:value-type="float">
            <text:p>113,955</text:p>
          </table:table-cell>
          <table:table-cell table:formula="of:=[.$A$3]*SIN(RADIANS([.B110]))" office:value-type="float" office:value="233.035479645772" calcext:value-type="float">
            <text:p>233,0</text:p>
          </table:table-cell>
          <table:table-cell table:formula="of:=[.$A$3]*SIN(RADIANS([.B110]-120))" office:value-type="float" office:value="-26.8539292876486" calcext:value-type="float">
            <text:p>-26,9</text:p>
          </table:table-cell>
          <table:table-cell table:formula="of:=[.$A$3]*SIN(RADIANS([.B110]+120))" office:value-type="float" office:value="-206.181550358123" calcext:value-type="float">
            <text:p>-206,2</text:p>
          </table:table-cell>
          <table:table-cell table:style-name="ce10"/>
          <table:table-cell table:style-name="ce18" table:formula="of:=(MIN([.C110];[.D110];[.E110])+MAX([.C110];[.D110];[.E110]))/2" office:value-type="float" office:value="13.4269646438243" calcext:value-type="float">
            <text:p>13,4</text:p>
          </table:table-cell>
          <table:table-cell table:style-name="ce26" table:formula="of:=((((([.C110]-[.G110]+[.$A$3])/2)*[.$V$3])-[.$W$3])-127)*2" office:value-type="float" office:value="253.698226312247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0]-[.G110]+[.$A$3])/2" office:value-type="float" office:value="107.359553034264" calcext:value-type="float">
            <text:p>107</text:p>
          </table:table-cell>
          <table:table-cell table:style-name="ce12" table:formula="of:=([.E110]-[.G110]+[.$A$3])/2" office:value-type="float" office:value="17.6957424990264" calcext:value-type="float">
            <text:p>18</text:p>
          </table:table-cell>
          <table:table-cell table:style-name="ce10"/>
          <table:table-cell table:formula="of:=(((([.$A$3]+[.C110])/2))-127)*2" office:value-type="float" office:value="234.035479645772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10]+1.065" office:value-type="float" office:value="115.02" calcext:value-type="float">
            <text:p>115,02</text:p>
          </table:table-cell>
          <table:table-cell table:formula="of:=[.$A$3]*SIN(RADIANS([.B111]))" office:value-type="float" office:value="231.070853606429" calcext:value-type="float">
            <text:p>231,1</text:p>
          </table:table-cell>
          <table:table-cell table:formula="of:=[.$A$3]*SIN(RADIANS([.B111]-120))" office:value-type="float" office:value="-22.136039973337" calcext:value-type="float">
            <text:p>-22,1</text:p>
          </table:table-cell>
          <table:table-cell table:formula="of:=[.$A$3]*SIN(RADIANS([.B111]+120))" office:value-type="float" office:value="-208.934813633092" calcext:value-type="float">
            <text:p>-208,9</text:p>
          </table:table-cell>
          <table:table-cell table:style-name="ce10"/>
          <table:table-cell table:style-name="ce18" table:formula="of:=(MIN([.C111];[.D111];[.E111])+MAX([.C111];[.D111];[.E111]))/2" office:value-type="float" office:value="11.0680199866685" calcext:value-type="float">
            <text:p>11,1</text:p>
          </table:table-cell>
          <table:table-cell table:style-name="ce26" table:formula="of:=((((([.C111]-[.G111]+[.$A$3])/2)*[.$V$3])-[.$W$3])-127)*2" office:value-type="float" office:value="254.153269997204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1]-[.G111]+[.$A$3])/2" office:value-type="float" office:value="110.897970019997" calcext:value-type="float">
            <text:p>111</text:p>
          </table:table-cell>
          <table:table-cell table:style-name="ce12" table:formula="of:=([.E111]-[.G111]+[.$A$3])/2" office:value-type="float" office:value="17.4985831901196" calcext:value-type="float">
            <text:p>17</text:p>
          </table:table-cell>
          <table:table-cell table:style-name="ce10"/>
          <table:table-cell table:formula="of:=(((([.$A$3]+[.C111])/2))-127)*2" office:value-type="float" office:value="232.070853606429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11]+1.065" office:value-type="float" office:value="116.085" calcext:value-type="float">
            <text:p>116,085</text:p>
          </table:table-cell>
          <table:table-cell table:formula="of:=[.$A$3]*SIN(RADIANS([.B112]))" office:value-type="float" office:value="229.026393801378" calcext:value-type="float">
            <text:p>229,0</text:p>
          </table:table-cell>
          <table:table-cell table:formula="of:=[.$A$3]*SIN(RADIANS([.B112]-120))" office:value-type="float" office:value="-17.4105027735332" calcext:value-type="float">
            <text:p>-17,4</text:p>
          </table:table-cell>
          <table:table-cell table:formula="of:=[.$A$3]*SIN(RADIANS([.B112]+120))" office:value-type="float" office:value="-211.615891027845" calcext:value-type="float">
            <text:p>-211,6</text:p>
          </table:table-cell>
          <table:table-cell table:style-name="ce10"/>
          <table:table-cell table:style-name="ce18" table:formula="of:=(MIN([.C112];[.D112];[.E112])+MAX([.C112];[.D112];[.E112]))/2" office:value-type="float" office:value="8.70525138676662" calcext:value-type="float">
            <text:p>8,7</text:p>
          </table:table-cell>
          <table:table-cell table:style-name="ce26" table:formula="of:=((((([.C112]-[.G112]+[.$A$3])/2)*[.$V$3])-[.$W$3])-127)*2" office:value-type="float" office:value="254.52059834646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2]-[.G112]+[.$A$3])/2" office:value-type="float" office:value="114.44212291985" calcext:value-type="float">
            <text:p>114</text:p>
          </table:table-cell>
          <table:table-cell table:style-name="ce12" table:formula="of:=([.E112]-[.G112]+[.$A$3])/2" office:value-type="float" office:value="17.3394287926941" calcext:value-type="float">
            <text:p>17</text:p>
          </table:table-cell>
          <table:table-cell table:style-name="ce10"/>
          <table:table-cell table:formula="of:=(((([.$A$3]+[.C112])/2))-127)*2" office:value-type="float" office:value="230.026393801378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12]+1.065" office:value-type="float" office:value="117.15" calcext:value-type="float">
            <text:p>117,15</text:p>
          </table:table-cell>
          <table:table-cell table:formula="of:=[.$A$3]*SIN(RADIANS([.B113]))" office:value-type="float" office:value="226.902806580738" calcext:value-type="float">
            <text:p>226,9</text:p>
          </table:table-cell>
          <table:table-cell table:formula="of:=[.$A$3]*SIN(RADIANS([.B113]-120))" office:value-type="float" office:value="-12.6789503365085" calcext:value-type="float">
            <text:p>-12,7</text:p>
          </table:table-cell>
          <table:table-cell table:formula="of:=[.$A$3]*SIN(RADIANS([.B113]+120))" office:value-type="float" office:value="-214.22385624423" calcext:value-type="float">
            <text:p>-214,2</text:p>
          </table:table-cell>
          <table:table-cell table:style-name="ce10"/>
          <table:table-cell table:style-name="ce18" table:formula="of:=(MIN([.C113];[.D113];[.E113])+MAX([.C113];[.D113];[.E113]))/2" office:value-type="float" office:value="6.33947516825424" calcext:value-type="float">
            <text:p>6,3</text:p>
          </table:table-cell>
          <table:table-cell table:style-name="ce26" table:formula="of:=((((([.C113]-[.G113]+[.$A$3])/2)*[.$V$3])-[.$W$3])-127)*2" office:value-type="float" office:value="254.800084450007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3]-[.G113]+[.$A$3])/2" office:value-type="float" office:value="117.990787247619" calcext:value-type="float">
            <text:p>118</text:p>
          </table:table-cell>
          <table:table-cell table:style-name="ce12" table:formula="of:=([.E113]-[.G113]+[.$A$3])/2" office:value-type="float" office:value="17.218334293758" calcext:value-type="float">
            <text:p>17</text:p>
          </table:table-cell>
          <table:table-cell table:style-name="ce10"/>
          <table:table-cell table:formula="of:=(((([.$A$3]+[.C113])/2))-127)*2" office:value-type="float" office:value="227.902806580738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13]+1.065" office:value-type="float" office:value="118.215" calcext:value-type="float">
            <text:p>118,215</text:p>
          </table:table-cell>
          <table:table-cell table:formula="of:=[.$A$3]*SIN(RADIANS([.B114]))" office:value-type="float" office:value="224.700825632735" calcext:value-type="float">
            <text:p>224,7</text:p>
          </table:table-cell>
          <table:table-cell table:formula="of:=[.$A$3]*SIN(RADIANS([.B114]-120))" office:value-type="float" office:value="-7.94301738876683" calcext:value-type="float">
            <text:p>-7,9</text:p>
          </table:table-cell>
          <table:table-cell table:formula="of:=[.$A$3]*SIN(RADIANS([.B114]+120))" office:value-type="float" office:value="-216.757808243968" calcext:value-type="float">
            <text:p>-216,8</text:p>
          </table:table-cell>
          <table:table-cell table:style-name="ce10"/>
          <table:table-cell table:style-name="ce18" table:formula="of:=(MIN([.C114];[.D114];[.E114])+MAX([.C114];[.D114];[.E114]))/2" office:value-type="float" office:value="3.97150869438343" calcext:value-type="float">
            <text:p>4,0</text:p>
          </table:table-cell>
          <table:table-cell table:style-name="ce26" table:formula="of:=((((([.C114]-[.G114]+[.$A$3])/2)*[.$V$3])-[.$W$3])-127)*2" office:value-type="float" office:value="254.99163174685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4]-[.G114]+[.$A$3])/2" office:value-type="float" office:value="121.542736958425" calcext:value-type="float">
            <text:p>122</text:p>
          </table:table-cell>
          <table:table-cell table:style-name="ce12" table:formula="of:=([.E114]-[.G114]+[.$A$3])/2" office:value-type="float" office:value="17.1353415308242" calcext:value-type="float">
            <text:p>17</text:p>
          </table:table-cell>
          <table:table-cell table:style-name="ce10"/>
          <table:table-cell table:formula="of:=(((([.$A$3]+[.C114])/2))-127)*2" office:value-type="float" office:value="225.700825632735" calcext:value-type="float">
            <text:p>22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14]+1.065" office:value-type="float" office:value="119.28" calcext:value-type="float">
            <text:p>119,28</text:p>
          </table:table-cell>
          <table:table-cell table:formula="of:=[.$A$3]*SIN(RADIANS([.B115]))" office:value-type="float" office:value="222.421211730216" calcext:value-type="float">
            <text:p>222,4</text:p>
          </table:table-cell>
          <table:table-cell table:formula="of:=[.$A$3]*SIN(RADIANS([.B115]-120))" office:value-type="float" office:value="-3.20434017025567" calcext:value-type="float">
            <text:p>-3,2</text:p>
          </table:table-cell>
          <table:table-cell table:formula="of:=[.$A$3]*SIN(RADIANS([.B115]+120))" office:value-type="float" office:value="-219.21687155996" calcext:value-type="float">
            <text:p>-219,2</text:p>
          </table:table-cell>
          <table:table-cell table:style-name="ce10"/>
          <table:table-cell table:style-name="ce18" table:formula="of:=(MIN([.C115];[.D115];[.E115])+MAX([.C115];[.D115];[.E115]))/2" office:value-type="float" office:value="1.60217008512785" calcext:value-type="float">
            <text:p>1,6</text:p>
          </table:table-cell>
          <table:table-cell table:style-name="ce26" table:formula="of:=((((([.C115]-[.G115]+[.$A$3])/2)*[.$V$3])-[.$W$3])-127)*2" office:value-type="float" office:value="255.095174058431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5]-[.G115]+[.$A$3])/2" office:value-type="float" office:value="125.096744872308" calcext:value-type="float">
            <text:p>125</text:p>
          </table:table-cell>
          <table:table-cell table:style-name="ce12" table:formula="of:=([.E115]-[.G115]+[.$A$3])/2" office:value-type="float" office:value="17.0904791774562" calcext:value-type="float">
            <text:p>17</text:p>
          </table:table-cell>
          <table:table-cell table:style-name="ce10"/>
          <table:table-cell table:formula="of:=(((([.$A$3]+[.C115])/2))-127)*2" office:value-type="float" office:value="223.421211730216" calcext:value-type="float">
            <text:p>22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15]+1.065" office:value-type="float" office:value="120.345" calcext:value-type="float">
            <text:p>120,345</text:p>
          </table:table-cell>
          <table:table-cell table:formula="of:=[.$A$3]*SIN(RADIANS([.B116]))" office:value-type="float" office:value="220.064752467804" calcext:value-type="float">
            <text:p>220,1</text:p>
          </table:table-cell>
          <table:table-cell table:formula="of:=[.$A$3]*SIN(RADIANS([.B116]-120))" office:value-type="float" office:value="1.5354441309464" calcext:value-type="float">
            <text:p>1,5</text:p>
          </table:table-cell>
          <table:table-cell table:formula="of:=[.$A$3]*SIN(RADIANS([.B116]+120))" office:value-type="float" office:value="-221.60019659875" calcext:value-type="float">
            <text:p>-221,6</text:p>
          </table:table-cell>
          <table:table-cell table:style-name="ce10"/>
          <table:table-cell table:style-name="ce18" table:formula="of:=(MIN([.C116];[.D116];[.E116])+MAX([.C116];[.D116];[.E116]))/2" office:value-type="float" office:value="-0.767722065473208" calcext:value-type="float">
            <text:p>-0,8</text:p>
          </table:table-cell>
          <table:table-cell table:style-name="ce26" table:formula="of:=((((([.C116]-[.G116]+[.$A$3])/2)*[.$V$3])-[.$W$3])-127)*2" office:value-type="float" office:value="255.11067561140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6]-[.G116]+[.$A$3])/2" office:value-type="float" office:value="128.65158309821" calcext:value-type="float">
            <text:p>129</text:p>
          </table:table-cell>
          <table:table-cell table:style-name="ce12" table:formula="of:=([.E116]-[.G116]+[.$A$3])/2" office:value-type="float" office:value="17.0837627333614" calcext:value-type="float">
            <text:p>17</text:p>
          </table:table-cell>
          <table:table-cell table:style-name="ce10"/>
          <table:table-cell table:formula="of:=(((([.$A$3]+[.C116])/2))-127)*2" office:value-type="float" office:value="221.064752467804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16]+1.065" office:value-type="float" office:value="121.41" calcext:value-type="float">
            <text:p>121,41</text:p>
          </table:table-cell>
          <table:table-cell table:formula="of:=[.$A$3]*SIN(RADIANS([.B117]))" office:value-type="float" office:value="217.632261989793" calcext:value-type="float">
            <text:p>217,6</text:p>
          </table:table-cell>
          <table:table-cell table:formula="of:=[.$A$3]*SIN(RADIANS([.B117]-120))" office:value-type="float" office:value="6.27469794426956" calcext:value-type="float">
            <text:p>6,3</text:p>
          </table:table-cell>
          <table:table-cell table:formula="of:=[.$A$3]*SIN(RADIANS([.B117]+120))" office:value-type="float" office:value="-223.906959934063" calcext:value-type="float">
            <text:p>-223,9</text:p>
          </table:table-cell>
          <table:table-cell table:style-name="ce10"/>
          <table:table-cell table:style-name="ce18" table:formula="of:=(MIN([.C117];[.D117];[.E117])+MAX([.C117];[.D117];[.E117]))/2" office:value-type="float" office:value="-3.13734897213479" calcext:value-type="float">
            <text:p>-3,1</text:p>
          </table:table-cell>
          <table:table-cell table:style-name="ce26" table:formula="of:=((((([.C117]-[.G117]+[.$A$3])/2)*[.$V$3])-[.$W$3])-127)*2" office:value-type="float" office:value="255.038131050065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7]-[.G117]+[.$A$3])/2" office:value-type="float" office:value="132.206023458202" calcext:value-type="float">
            <text:p>132</text:p>
          </table:table-cell>
          <table:table-cell table:style-name="ce12" table:formula="of:=([.E117]-[.G117]+[.$A$3])/2" office:value-type="float" office:value="17.1151945190359" calcext:value-type="float">
            <text:p>17</text:p>
          </table:table-cell>
          <table:table-cell table:style-name="ce10"/>
          <table:table-cell table:formula="of:=(((([.$A$3]+[.C117])/2))-127)*2" office:value-type="float" office:value="218.632261989793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17]+1.065" office:value-type="float" office:value="122.475" calcext:value-type="float">
            <text:p>122,475</text:p>
          </table:table-cell>
          <table:table-cell table:formula="of:=[.$A$3]*SIN(RADIANS([.B118]))" office:value-type="float" office:value="215.124580708862" calcext:value-type="float">
            <text:p>215,1</text:p>
          </table:table-cell>
          <table:table-cell table:formula="of:=[.$A$3]*SIN(RADIANS([.B118]-120))" office:value-type="float" office:value="11.0117838824248" calcext:value-type="float">
            <text:p>11,0</text:p>
          </table:table-cell>
          <table:table-cell table:formula="of:=[.$A$3]*SIN(RADIANS([.B118]+120))" office:value-type="float" office:value="-226.136364591286" calcext:value-type="float">
            <text:p>-226,1</text:p>
          </table:table-cell>
          <table:table-cell table:style-name="ce10"/>
          <table:table-cell table:style-name="ce18" table:formula="of:=(MIN([.C118];[.D118];[.E118])+MAX([.C118];[.D118];[.E118]))/2" office:value-type="float" office:value="-5.50589194121241" calcext:value-type="float">
            <text:p>-5,5</text:p>
          </table:table-cell>
          <table:table-cell table:style-name="ce26" table:formula="of:=((((([.C118]-[.G118]+[.$A$3])/2)*[.$V$3])-[.$W$3])-127)*2" office:value-type="float" office:value="254.877565438185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8]-[.G118]+[.$A$3])/2" office:value-type="float" office:value="135.758837911819" calcext:value-type="float">
            <text:p>136</text:p>
          </table:table-cell>
          <table:table-cell table:style-name="ce12" table:formula="of:=([.E118]-[.G118]+[.$A$3])/2" office:value-type="float" office:value="17.184763674963" calcext:value-type="float">
            <text:p>17</text:p>
          </table:table-cell>
          <table:table-cell table:style-name="ce10"/>
          <table:table-cell table:formula="of:=(((([.$A$3]+[.C118])/2))-127)*2" office:value-type="float" office:value="216.124580708862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18]+1.065" office:value-type="float" office:value="123.54" calcext:value-type="float">
            <text:p>123,54</text:p>
          </table:table-cell>
          <table:table-cell table:formula="of:=[.$A$3]*SIN(RADIANS([.B119]))" office:value-type="float" office:value="212.542575015714" calcext:value-type="float">
            <text:p>212,5</text:p>
          </table:table-cell>
          <table:table-cell table:formula="of:=[.$A$3]*SIN(RADIANS([.B119]-120))" office:value-type="float" office:value="15.7450653071124" calcext:value-type="float">
            <text:p>15,7</text:p>
          </table:table-cell>
          <table:table-cell table:formula="of:=[.$A$3]*SIN(RADIANS([.B119]+120))" office:value-type="float" office:value="-228.287640322827" calcext:value-type="float">
            <text:p>-228,3</text:p>
          </table:table-cell>
          <table:table-cell table:style-name="ce10"/>
          <table:table-cell table:style-name="ce18" table:formula="of:=(MIN([.C119];[.D119];[.E119])+MAX([.C119];[.D119];[.E119]))/2" office:value-type="float" office:value="-7.87253265355616" calcext:value-type="float">
            <text:p>-7,9</text:p>
          </table:table-cell>
          <table:table-cell table:style-name="ce26" table:formula="of:=((((([.C119]-[.G119]+[.$A$3])/2)*[.$V$3])-[.$W$3])-127)*2" office:value-type="float" office:value="254.62903425033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9]-[.G119]+[.$A$3])/2" office:value-type="float" office:value="139.308798980334" calcext:value-type="float">
            <text:p>139</text:p>
          </table:table-cell>
          <table:table-cell table:style-name="ce12" table:formula="of:=([.E119]-[.G119]+[.$A$3])/2" office:value-type="float" office:value="17.2924461653648" calcext:value-type="float">
            <text:p>17</text:p>
          </table:table-cell>
          <table:table-cell table:style-name="ce10"/>
          <table:table-cell table:formula="of:=(((([.$A$3]+[.C119])/2))-127)*2" office:value-type="float" office:value="213.542575015714" calcext:value-type="float">
            <text:p>2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19]+1.065" office:value-type="float" office:value="124.605" calcext:value-type="float">
            <text:p>124,605</text:p>
          </table:table-cell>
          <table:table-cell table:formula="of:=[.$A$3]*SIN(RADIANS([.B120]))" office:value-type="float" office:value="209.88713697975" calcext:value-type="float">
            <text:p>209,9</text:p>
          </table:table-cell>
          <table:table-cell table:formula="of:=[.$A$3]*SIN(RADIANS([.B120]-120))" office:value-type="float" office:value="20.4729068944723" calcext:value-type="float">
            <text:p>20,5</text:p>
          </table:table-cell>
          <table:table-cell table:formula="of:=[.$A$3]*SIN(RADIANS([.B120]+120))" office:value-type="float" office:value="-230.360043874223" calcext:value-type="float">
            <text:p>-230,4</text:p>
          </table:table-cell>
          <table:table-cell table:style-name="ce10"/>
          <table:table-cell table:style-name="ce18" table:formula="of:=(MIN([.C120];[.D120];[.E120])+MAX([.C120];[.D120];[.E120]))/2" office:value-type="float" office:value="-10.2364534472362" calcext:value-type="float">
            <text:p>-10,2</text:p>
          </table:table-cell>
          <table:table-cell table:style-name="ce26" table:formula="of:=((((([.C120]-[.G120]+[.$A$3])/2)*[.$V$3])-[.$W$3])-127)*2" office:value-type="float" office:value="254.292623352742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0]-[.G120]+[.$A$3])/2" office:value-type="float" office:value="142.854680170854" calcext:value-type="float">
            <text:p>143</text:p>
          </table:table-cell>
          <table:table-cell table:style-name="ce12" table:formula="of:=([.E120]-[.G120]+[.$A$3])/2" office:value-type="float" office:value="17.4382047865068" calcext:value-type="float">
            <text:p>17</text:p>
          </table:table-cell>
          <table:table-cell table:style-name="ce10"/>
          <table:table-cell table:formula="of:=(((([.$A$3]+[.C120])/2))-127)*2" office:value-type="float" office:value="210.88713697975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20]+1.065" office:value-type="float" office:value="125.67" calcext:value-type="float">
            <text:p>125,67</text:p>
          </table:table-cell>
          <table:table-cell table:formula="of:=[.$A$3]*SIN(RADIANS([.B121]))" office:value-type="float" office:value="207.159184040858" calcext:value-type="float">
            <text:p>207,2</text:p>
          </table:table-cell>
          <table:table-cell table:formula="of:=[.$A$3]*SIN(RADIANS([.B121]-120))" office:value-type="float" office:value="25.1936752000796" calcext:value-type="float">
            <text:p>25,2</text:p>
          </table:table-cell>
          <table:table-cell table:formula="of:=[.$A$3]*SIN(RADIANS([.B121]+120))" office:value-type="float" office:value="-232.352859240937" calcext:value-type="float">
            <text:p>-232,4</text:p>
          </table:table-cell>
          <table:table-cell table:style-name="ce10"/>
          <table:table-cell table:style-name="ce18" table:formula="of:=(MIN([.C121];[.D121];[.E121])+MAX([.C121];[.D121];[.E121]))/2" office:value-type="float" office:value="-12.5968376000398" calcext:value-type="float">
            <text:p>-12,6</text:p>
          </table:table-cell>
          <table:table-cell table:style-name="ce26" table:formula="of:=((((([.C121]-[.G121]+[.$A$3])/2)*[.$V$3])-[.$W$3])-127)*2" office:value-type="float" office:value="253.868448973596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1]-[.G121]+[.$A$3])/2" office:value-type="float" office:value="146.39525640006" calcext:value-type="float">
            <text:p>146</text:p>
          </table:table-cell>
          <table:table-cell table:style-name="ce12" table:formula="of:=([.E121]-[.G121]+[.$A$3])/2" office:value-type="float" office:value="17.6219891795512" calcext:value-type="float">
            <text:p>18</text:p>
          </table:table-cell>
          <table:table-cell table:style-name="ce10"/>
          <table:table-cell table:formula="of:=(((([.$A$3]+[.C121])/2))-127)*2" office:value-type="float" office:value="208.159184040858" calcext:value-type="float">
            <text:p>2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21]+1.065" office:value-type="float" office:value="126.735" calcext:value-type="float">
            <text:p>126,735</text:p>
          </table:table-cell>
          <table:table-cell table:formula="of:=[.$A$3]*SIN(RADIANS([.B122]))" office:value-type="float" office:value="204.359658692443" calcext:value-type="float">
            <text:p>204,4</text:p>
          </table:table-cell>
          <table:table-cell table:formula="of:=[.$A$3]*SIN(RADIANS([.B122]-120))" office:value-type="float" office:value="29.9057392232909" calcext:value-type="float">
            <text:p>29,9</text:p>
          </table:table-cell>
          <table:table-cell table:formula="of:=[.$A$3]*SIN(RADIANS([.B122]+120))" office:value-type="float" office:value="-234.265397915733" calcext:value-type="float">
            <text:p>-234,3</text:p>
          </table:table-cell>
          <table:table-cell table:style-name="ce10"/>
          <table:table-cell table:style-name="ce18" table:formula="of:=(MIN([.C122];[.D122];[.E122])+MAX([.C122];[.D122];[.E122]))/2" office:value-type="float" office:value="-14.9528696116455" calcext:value-type="float">
            <text:p>-15,0</text:p>
          </table:table-cell>
          <table:table-cell table:style-name="ce26" table:formula="of:=((((([.C122]-[.G122]+[.$A$3])/2)*[.$V$3])-[.$W$3])-127)*2" office:value-type="float" office:value="253.356657662918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2]-[.G122]+[.$A$3])/2" office:value-type="float" office:value="149.929304417468" calcext:value-type="float">
            <text:p>150</text:p>
          </table:table-cell>
          <table:table-cell table:style-name="ce12" table:formula="of:=([.E122]-[.G122]+[.$A$3])/2" office:value-type="float" office:value="17.843735847956" calcext:value-type="float">
            <text:p>18</text:p>
          </table:table-cell>
          <table:table-cell table:style-name="ce10"/>
          <table:table-cell table:formula="of:=(((([.$A$3]+[.C122])/2))-127)*2" office:value-type="float" office:value="205.359658692443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22]+1.065" office:value-type="float" office:value="127.8" calcext:value-type="float">
            <text:p>127,8</text:p>
          </table:table-cell>
          <table:table-cell table:formula="of:=[.$A$3]*SIN(RADIANS([.B123]))" office:value-type="float" office:value="201.489528155802" calcext:value-type="float">
            <text:p>201,5</text:p>
          </table:table-cell>
          <table:table-cell table:formula="of:=[.$A$3]*SIN(RADIANS([.B123]-120))" office:value-type="float" office:value="34.6074709707468" calcext:value-type="float">
            <text:p>34,6</text:p>
          </table:table-cell>
          <table:table-cell table:formula="of:=[.$A$3]*SIN(RADIANS([.B123]+120))" office:value-type="float" office:value="-236.096999126548" calcext:value-type="float">
            <text:p>-236,1</text:p>
          </table:table-cell>
          <table:table-cell table:style-name="ce10"/>
          <table:table-cell table:style-name="ce18" table:formula="of:=(MIN([.C123];[.D123];[.E123])+MAX([.C123];[.D123];[.E123]))/2" office:value-type="float" office:value="-17.3037354853734" calcext:value-type="float">
            <text:p>-17,3</text:p>
          </table:table-cell>
          <table:table-cell table:style-name="ce26" table:formula="of:=((((([.C123]-[.G123]+[.$A$3])/2)*[.$V$3])-[.$W$3])-127)*2" office:value-type="float" office:value="252.757426241916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3]-[.G123]+[.$A$3])/2" office:value-type="float" office:value="153.45560322806" calcext:value-type="float">
            <text:p>153</text:p>
          </table:table-cell>
          <table:table-cell table:style-name="ce12" table:formula="of:=([.E123]-[.G123]+[.$A$3])/2" office:value-type="float" office:value="18.1033681794125" calcext:value-type="float">
            <text:p>18</text:p>
          </table:table-cell>
          <table:table-cell table:style-name="ce10"/>
          <table:table-cell table:formula="of:=(((([.$A$3]+[.C123])/2))-127)*2" office:value-type="float" office:value="202.489528155802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23]+1.065" office:value-type="float" office:value="128.865" calcext:value-type="float">
            <text:p>128,865</text:p>
          </table:table-cell>
          <table:table-cell table:formula="of:=[.$A$3]*SIN(RADIANS([.B124]))" office:value-type="float" office:value="198.549784045954" calcext:value-type="float">
            <text:p>198,5</text:p>
          </table:table-cell>
          <table:table-cell table:formula="of:=[.$A$3]*SIN(RADIANS([.B124]-120))" office:value-type="float" office:value="39.2972460188348" calcext:value-type="float">
            <text:p>39,3</text:p>
          </table:table-cell>
          <table:table-cell table:formula="of:=[.$A$3]*SIN(RADIANS([.B124]+120))" office:value-type="float" office:value="-237.847030064788" calcext:value-type="float">
            <text:p>-237,8</text:p>
          </table:table-cell>
          <table:table-cell table:style-name="ce10"/>
          <table:table-cell table:style-name="ce18" table:formula="of:=(MIN([.C124];[.D124];[.E124])+MAX([.C124];[.D124];[.E124]))/2" office:value-type="float" office:value="-19.6486230094174" calcext:value-type="float">
            <text:p>-19,6</text:p>
          </table:table-cell>
          <table:table-cell table:style-name="ce26" table:formula="of:=((((([.C124]-[.G124]+[.$A$3])/2)*[.$V$3])-[.$W$3])-127)*2" office:value-type="float" office:value="252.070961741898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4]-[.G124]+[.$A$3])/2" office:value-type="float" office:value="156.972934514126" calcext:value-type="float">
            <text:p>157</text:p>
          </table:table-cell>
          <table:table-cell table:style-name="ce12" table:formula="of:=([.E124]-[.G124]+[.$A$3])/2" office:value-type="float" office:value="18.4007964723145" calcext:value-type="float">
            <text:p>18</text:p>
          </table:table-cell>
          <table:table-cell table:style-name="ce10"/>
          <table:table-cell table:formula="of:=(((([.$A$3]+[.C124])/2))-127)*2" office:value-type="float" office:value="199.549784045954" calcext:value-type="float">
            <text:p>20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24]+1.065" office:value-type="float" office:value="129.93" calcext:value-type="float">
            <text:p>129,93</text:p>
          </table:table-cell>
          <table:table-cell table:formula="of:=[.$A$3]*SIN(RADIANS([.B125]))" office:value-type="float" office:value="195.541442029041" calcext:value-type="float">
            <text:p>195,5</text:p>
          </table:table-cell>
          <table:table-cell table:formula="of:=[.$A$3]*SIN(RADIANS([.B125]-120))" office:value-type="float" office:value="43.9734440749194" calcext:value-type="float">
            <text:p>44,0</text:p>
          </table:table-cell>
          <table:table-cell table:formula="of:=[.$A$3]*SIN(RADIANS([.B125]+120))" office:value-type="float" office:value="-239.51488610396" calcext:value-type="float">
            <text:p>-239,5</text:p>
          </table:table-cell>
          <table:table-cell table:style-name="ce10"/>
          <table:table-cell table:style-name="ce18" table:formula="of:=(MIN([.C125];[.D125];[.E125])+MAX([.C125];[.D125];[.E125]))/2" office:value-type="float" office:value="-21.9867220374597" calcext:value-type="float">
            <text:p>-22,0</text:p>
          </table:table-cell>
          <table:table-cell table:style-name="ce26" table:formula="of:=((((([.C125]-[.G125]+[.$A$3])/2)*[.$V$3])-[.$W$3])-127)*2" office:value-type="float" office:value="251.297501332742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5]-[.G125]+[.$A$3])/2" office:value-type="float" office:value="160.48008305619" calcext:value-type="float">
            <text:p>160</text:p>
          </table:table-cell>
          <table:table-cell table:style-name="ce12" table:formula="of:=([.E125]-[.G125]+[.$A$3])/2" office:value-type="float" office:value="18.7359179667496" calcext:value-type="float">
            <text:p>19</text:p>
          </table:table-cell>
          <table:table-cell table:style-name="ce10"/>
          <table:table-cell table:formula="of:=(((([.$A$3]+[.C125])/2))-127)*2" office:value-type="float" office:value="196.541442029041" calcext:value-type="float">
            <text:p>1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25]+1.065" office:value-type="float" office:value="130.995" calcext:value-type="float">
            <text:p>130,995</text:p>
          </table:table-cell>
          <table:table-cell table:formula="of:=[.$A$3]*SIN(RADIANS([.B126]))" office:value-type="float" office:value="192.465541471423" calcext:value-type="float">
            <text:p>192,5</text:p>
          </table:table-cell>
          <table:table-cell table:formula="of:=[.$A$3]*SIN(RADIANS([.B126]-120))" office:value-type="float" office:value="48.6344495371441" calcext:value-type="float">
            <text:p>48,6</text:p>
          </table:table-cell>
          <table:table-cell table:formula="of:=[.$A$3]*SIN(RADIANS([.B126]+120))" office:value-type="float" office:value="-241.099991008567" calcext:value-type="float">
            <text:p>-241,1</text:p>
          </table:table-cell>
          <table:table-cell table:style-name="ce10"/>
          <table:table-cell table:style-name="ce18" table:formula="of:=(MIN([.C126];[.D126];[.E126])+MAX([.C126];[.D126];[.E126]))/2" office:value-type="float" office:value="-24.3172247685721" calcext:value-type="float">
            <text:p>-24,3</text:p>
          </table:table-cell>
          <table:table-cell table:style-name="ce26" table:formula="of:=((((([.C126]-[.G126]+[.$A$3])/2)*[.$V$3])-[.$W$3])-127)*2" office:value-type="float" office:value="250.437312240954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6]-[.G126]+[.$A$3])/2" office:value-type="float" office:value="163.975837152858" calcext:value-type="float">
            <text:p>164</text:p>
          </table:table-cell>
          <table:table-cell table:style-name="ce12" table:formula="of:=([.E126]-[.G126]+[.$A$3])/2" office:value-type="float" office:value="19.1086168800026" calcext:value-type="float">
            <text:p>19</text:p>
          </table:table-cell>
          <table:table-cell table:style-name="ce10"/>
          <table:table-cell table:formula="of:=(((([.$A$3]+[.C126])/2))-127)*2" office:value-type="float" office:value="193.465541471423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26]+1.065" office:value-type="float" office:value="132.06" calcext:value-type="float">
            <text:p>132,06</text:p>
          </table:table-cell>
          <table:table-cell table:formula="of:=[.$A$3]*SIN(RADIANS([.B127]))" office:value-type="float" office:value="189.323145080578" calcext:value-type="float">
            <text:p>189,3</text:p>
          </table:table-cell>
          <table:table-cell table:formula="of:=[.$A$3]*SIN(RADIANS([.B127]-120))" office:value-type="float" office:value="53.2786520526141" calcext:value-type="float">
            <text:p>53,3</text:p>
          </table:table-cell>
          <table:table-cell table:formula="of:=[.$A$3]*SIN(RADIANS([.B127]+120))" office:value-type="float" office:value="-242.601797133193" calcext:value-type="float">
            <text:p>-242,6</text:p>
          </table:table-cell>
          <table:table-cell table:style-name="ce10"/>
          <table:table-cell table:style-name="ce18" table:formula="of:=(MIN([.C127];[.D127];[.E127])+MAX([.C127];[.D127];[.E127]))/2" office:value-type="float" office:value="-26.639326026307" calcext:value-type="float">
            <text:p>-26,6</text:p>
          </table:table-cell>
          <table:table-cell table:style-name="ce26" table:formula="of:=((((([.C127]-[.G127]+[.$A$3])/2)*[.$V$3])-[.$W$3])-127)*2" office:value-type="float" office:value="249.490691657346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7]-[.G127]+[.$A$3])/2" office:value-type="float" office:value="167.458989039461" calcext:value-type="float">
            <text:p>167</text:p>
          </table:table-cell>
          <table:table-cell table:style-name="ce12" table:formula="of:=([.E127]-[.G127]+[.$A$3])/2" office:value-type="float" office:value="19.5187644465572" calcext:value-type="float">
            <text:p>20</text:p>
          </table:table-cell>
          <table:table-cell table:style-name="ce10"/>
          <table:table-cell table:formula="of:=(((([.$A$3]+[.C127])/2))-127)*2" office:value-type="float" office:value="190.323145080578" calcext:value-type="float">
            <text:p>19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27]+1.065" office:value-type="float" office:value="133.125" calcext:value-type="float">
            <text:p>133,125</text:p>
          </table:table-cell>
          <table:table-cell table:formula="of:=[.$A$3]*SIN(RADIANS([.B128]))" office:value-type="float" office:value="186.115338537949" calcext:value-type="float">
            <text:p>186,1</text:p>
          </table:table-cell>
          <table:table-cell table:formula="of:=[.$A$3]*SIN(RADIANS([.B128]-120))" office:value-type="float" office:value="57.9044470737643" calcext:value-type="float">
            <text:p>57,9</text:p>
          </table:table-cell>
          <table:table-cell table:formula="of:=[.$A$3]*SIN(RADIANS([.B128]+120))" office:value-type="float" office:value="-244.019785611713" calcext:value-type="float">
            <text:p>-244,0</text:p>
          </table:table-cell>
          <table:table-cell table:style-name="ce10"/>
          <table:table-cell table:style-name="ce18" table:formula="of:=(MIN([.C128];[.D128];[.E128])+MAX([.C128];[.D128];[.E128]))/2" office:value-type="float" office:value="-28.9522235368822" calcext:value-type="float">
            <text:p>-29,0</text:p>
          </table:table-cell>
          <table:table-cell table:style-name="ce26" table:formula="of:=((((([.C128]-[.G128]+[.$A$3])/2)*[.$V$3])-[.$W$3])-127)*2" office:value-type="float" office:value="248.457966634355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8]-[.G128]+[.$A$3])/2" office:value-type="float" office:value="170.928335305323" calcext:value-type="float">
            <text:p>171</text:p>
          </table:table-cell>
          <table:table-cell table:style-name="ce12" table:formula="of:=([.E128]-[.G128]+[.$A$3])/2" office:value-type="float" office:value="19.9662189625846" calcext:value-type="float">
            <text:p>20</text:p>
          </table:table-cell>
          <table:table-cell table:style-name="ce10"/>
          <table:table-cell table:formula="of:=(((([.$A$3]+[.C128])/2))-127)*2" office:value-type="float" office:value="187.115338537949" calcext:value-type="float">
            <text:p>18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28]+1.065" office:value-type="float" office:value="134.19" calcext:value-type="float">
            <text:p>134,19</text:p>
          </table:table-cell>
          <table:table-cell table:formula="of:=[.$A$3]*SIN(RADIANS([.B129]))" office:value-type="float" office:value="182.843230123838" calcext:value-type="float">
            <text:p>182,8</text:p>
          </table:table-cell>
          <table:table-cell table:formula="of:=[.$A$3]*SIN(RADIANS([.B129]-120))" office:value-type="float" office:value="62.5102364127221" calcext:value-type="float">
            <text:p>62,5</text:p>
          </table:table-cell>
          <table:table-cell table:formula="of:=[.$A$3]*SIN(RADIANS([.B129]+120))" office:value-type="float" office:value="-245.35346653656" calcext:value-type="float">
            <text:p>-245,4</text:p>
          </table:table-cell>
          <table:table-cell table:style-name="ce10"/>
          <table:table-cell table:style-name="ce18" table:formula="of:=(MIN([.C129];[.D129];[.E129])+MAX([.C129];[.D129];[.E129]))/2" office:value-type="float" office:value="-31.255118206361" calcext:value-type="float">
            <text:p>-31,3</text:p>
          </table:table-cell>
          <table:table-cell table:style-name="ce26" table:formula="of:=((((([.C129]-[.G129]+[.$A$3])/2)*[.$V$3])-[.$W$3])-127)*2" office:value-type="float" office:value="247.33949397305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9]-[.G129]+[.$A$3])/2" office:value-type="float" office:value="174.382677309542" calcext:value-type="float">
            <text:p>174</text:p>
          </table:table-cell>
          <table:table-cell table:style-name="ce12" table:formula="of:=([.E129]-[.G129]+[.$A$3])/2" office:value-type="float" office:value="20.4508258349005" calcext:value-type="float">
            <text:p>20</text:p>
          </table:table-cell>
          <table:table-cell table:style-name="ce10"/>
          <table:table-cell table:formula="of:=(((([.$A$3]+[.C129])/2))-127)*2" office:value-type="float" office:value="183.843230123838" calcext:value-type="float">
            <text:p>18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29]+1.065" office:value-type="float" office:value="135.255" calcext:value-type="float">
            <text:p>135,255</text:p>
          </table:table-cell>
          <table:table-cell table:formula="of:=[.$A$3]*SIN(RADIANS([.B130]))" office:value-type="float" office:value="179.507950334509" calcext:value-type="float">
            <text:p>179,5</text:p>
          </table:table-cell>
          <table:table-cell table:formula="of:=[.$A$3]*SIN(RADIANS([.B130]-120))" office:value-type="float" office:value="67.094428793473" calcext:value-type="float">
            <text:p>67,1</text:p>
          </table:table-cell>
          <table:table-cell table:formula="of:=[.$A$3]*SIN(RADIANS([.B130]+120))" office:value-type="float" office:value="-246.602379127982" calcext:value-type="float">
            <text:p>-246,6</text:p>
          </table:table-cell>
          <table:table-cell table:style-name="ce10"/>
          <table:table-cell table:style-name="ce18" table:formula="of:=(MIN([.C130];[.D130];[.E130])+MAX([.C130];[.D130];[.E130]))/2" office:value-type="float" office:value="-33.5472143967365" calcext:value-type="float">
            <text:p>-33,5</text:p>
          </table:table-cell>
          <table:table-cell table:style-name="ce26" table:formula="of:=((((([.C130]-[.G130]+[.$A$3])/2)*[.$V$3])-[.$W$3])-127)*2" office:value-type="float" office:value="246.135660099857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0]-[.G130]+[.$A$3])/2" office:value-type="float" office:value="177.820821595105" calcext:value-type="float">
            <text:p>178</text:p>
          </table:table-cell>
          <table:table-cell table:style-name="ce12" table:formula="of:=([.E130]-[.G130]+[.$A$3])/2" office:value-type="float" office:value="20.9724176343772" calcext:value-type="float">
            <text:p>21</text:p>
          </table:table-cell>
          <table:table-cell table:style-name="ce10"/>
          <table:table-cell table:formula="of:=(((([.$A$3]+[.C130])/2))-127)*2" office:value-type="float" office:value="180.507950334509" calcext:value-type="float">
            <text:p>18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30]+1.065" office:value-type="float" office:value="136.32" calcext:value-type="float">
            <text:p>136,32</text:p>
          </table:table-cell>
          <table:table-cell table:formula="of:=[.$A$3]*SIN(RADIANS([.B131]))" office:value-type="float" office:value="176.110651491604" calcext:value-type="float">
            <text:p>176,1</text:p>
          </table:table-cell>
          <table:table-cell table:formula="of:=[.$A$3]*SIN(RADIANS([.B131]-120))" office:value-type="float" office:value="71.6554404016381" calcext:value-type="float">
            <text:p>71,7</text:p>
          </table:table-cell>
          <table:table-cell table:formula="of:=[.$A$3]*SIN(RADIANS([.B131]+120))" office:value-type="float" office:value="-247.766091893242" calcext:value-type="float">
            <text:p>-247,8</text:p>
          </table:table-cell>
          <table:table-cell table:style-name="ce10"/>
          <table:table-cell table:style-name="ce18" table:formula="of:=(MIN([.C131];[.D131];[.E131])+MAX([.C131];[.D131];[.E131]))/2" office:value-type="float" office:value="-35.8277202008191" calcext:value-type="float">
            <text:p>-35,8</text:p>
          </table:table-cell>
          <table:table-cell table:style-name="ce26" table:formula="of:=((((([.C131]-[.G131]+[.$A$3])/2)*[.$V$3])-[.$W$3])-127)*2" office:value-type="float" office:value="244.846880933056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1]-[.G131]+[.$A$3])/2" office:value-type="float" office:value="181.241580301229" calcext:value-type="float">
            <text:p>181</text:p>
          </table:table-cell>
          <table:table-cell table:style-name="ce12" table:formula="of:=([.E131]-[.G131]+[.$A$3])/2" office:value-type="float" office:value="21.5308141537887" calcext:value-type="float">
            <text:p>22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31]+1.065" office:value-type="float" office:value="137.385" calcext:value-type="float">
            <text:p>137,385</text:p>
          </table:table-cell>
          <table:table-cell table:formula="of:=[.$A$3]*SIN(RADIANS([.B132]))" office:value-type="float" office:value="172.65250734402" calcext:value-type="float">
            <text:p>172,7</text:p>
          </table:table-cell>
          <table:table-cell table:formula="of:=[.$A$3]*SIN(RADIANS([.B132]-120))" office:value-type="float" office:value="76.1916954316737" calcext:value-type="float">
            <text:p>76,2</text:p>
          </table:table-cell>
          <table:table-cell table:formula="of:=[.$A$3]*SIN(RADIANS([.B132]+120))" office:value-type="float" office:value="-248.844202775693" calcext:value-type="float">
            <text:p>-248,8</text:p>
          </table:table-cell>
          <table:table-cell table:style-name="ce10"/>
          <table:table-cell table:style-name="ce18" table:formula="of:=(MIN([.C132];[.D132];[.E132])+MAX([.C132];[.D132];[.E132]))/2" office:value-type="float" office:value="-38.0958477158369" calcext:value-type="float">
            <text:p>-38,1</text:p>
          </table:table-cell>
          <table:table-cell table:style-name="ce26" table:formula="of:=((((([.C132]-[.G132]+[.$A$3])/2)*[.$V$3])-[.$W$3])-127)*2" office:value-type="float" office:value="243.473601739074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2]-[.G132]+[.$A$3])/2" office:value-type="float" office:value="184.643771573755" calcext:value-type="float">
            <text:p>185</text:p>
          </table:table-cell>
          <table:table-cell table:style-name="ce12" table:formula="of:=([.E132]-[.G132]+[.$A$3])/2" office:value-type="float" office:value="22.1258224700718" calcext:value-type="float">
            <text:p>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32]+1.065" office:value-type="float" office:value="138.45" calcext:value-type="float">
            <text:p>138,45</text:p>
          </table:table-cell>
          <table:table-cell table:formula="of:=[.$A$3]*SIN(RADIANS([.B133]))" office:value-type="float" office:value="169.134712662389" calcext:value-type="float">
            <text:p>169,1</text:p>
          </table:table-cell>
          <table:table-cell table:formula="of:=[.$A$3]*SIN(RADIANS([.B133]-120))" office:value-type="float" office:value="80.7016266313036" calcext:value-type="float">
            <text:p>80,7</text:p>
          </table:table-cell>
          <table:table-cell table:formula="of:=[.$A$3]*SIN(RADIANS([.B133]+120))" office:value-type="float" office:value="-249.836339293692" calcext:value-type="float">
            <text:p>-249,8</text:p>
          </table:table-cell>
          <table:table-cell table:style-name="ce10"/>
          <table:table-cell table:style-name="ce18" table:formula="of:=(MIN([.C133];[.D133];[.E133])+MAX([.C133];[.D133];[.E133]))/2" office:value-type="float" office:value="-40.3508133156518" calcext:value-type="float">
            <text:p>-40,4</text:p>
          </table:table-cell>
          <table:table-cell table:style-name="ce26" table:formula="of:=((((([.C133]-[.G133]+[.$A$3])/2)*[.$V$3])-[.$W$3])-127)*2" office:value-type="float" office:value="242.016296978659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3]-[.G133]+[.$A$3])/2" office:value-type="float" office:value="188.026219973478" calcext:value-type="float">
            <text:p>188</text:p>
          </table:table-cell>
          <table:table-cell table:style-name="ce12" table:formula="of:=([.E133]-[.G133]+[.$A$3])/2" office:value-type="float" office:value="22.7572370109798" calcext:value-type="float">
            <text:p>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33]+1.065" office:value-type="float" office:value="139.515" calcext:value-type="float">
            <text:p>139,515</text:p>
          </table:table-cell>
          <table:table-cell table:formula="of:=[.$A$3]*SIN(RADIANS([.B134]))" office:value-type="float" office:value="165.558482826288" calcext:value-type="float">
            <text:p>165,6</text:p>
          </table:table-cell>
          <table:table-cell table:formula="of:=[.$A$3]*SIN(RADIANS([.B134]-120))" office:value-type="float" office:value="85.1836758429967" calcext:value-type="float">
            <text:p>85,2</text:p>
          </table:table-cell>
          <table:table-cell table:formula="of:=[.$A$3]*SIN(RADIANS([.B134]+120))" office:value-type="float" office:value="-250.742158669285" calcext:value-type="float">
            <text:p>-250,7</text:p>
          </table:table-cell>
          <table:table-cell table:style-name="ce10"/>
          <table:table-cell table:style-name="ce18" table:formula="of:=(MIN([.C134];[.D134];[.E134])+MAX([.C134];[.D134];[.E134]))/2" office:value-type="float" office:value="-42.5918379214983" calcext:value-type="float">
            <text:p>-42,6</text:p>
          </table:table-cell>
          <table:table-cell table:style-name="ce26" table:formula="of:=((((([.C134]-[.G134]+[.$A$3])/2)*[.$V$3])-[.$W$3])-127)*2" office:value-type="float" office:value="240.475470142946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4]-[.G134]+[.$A$3])/2" office:value-type="float" office:value="191.387756882248" calcext:value-type="float">
            <text:p>191</text:p>
          </table:table-cell>
          <table:table-cell table:style-name="ce12" table:formula="of:=([.E134]-[.G134]+[.$A$3])/2" office:value-type="float" office:value="23.4248396261067" calcext:value-type="float">
            <text:p>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34]+1.065" office:value-type="float" office:value="140.58" calcext:value-type="float">
            <text:p>140,58</text:p>
          </table:table-cell>
          <table:table-cell table:formula="of:=[.$A$3]*SIN(RADIANS([.B135]))" office:value-type="float" office:value="161.925053404335" calcext:value-type="float">
            <text:p>161,9</text:p>
          </table:table-cell>
          <table:table-cell table:formula="of:=[.$A$3]*SIN(RADIANS([.B135]-120))" office:value-type="float" office:value="89.6362945423023" calcext:value-type="float">
            <text:p>89,6</text:p>
          </table:table-cell>
          <table:table-cell table:formula="of:=[.$A$3]*SIN(RADIANS([.B135]+120))" office:value-type="float" office:value="-251.561347946637" calcext:value-type="float">
            <text:p>-251,6</text:p>
          </table:table-cell>
          <table:table-cell table:style-name="ce10"/>
          <table:table-cell table:style-name="ce18" table:formula="of:=(MIN([.C135];[.D135];[.E135])+MAX([.C135];[.D135];[.E135]))/2" office:value-type="float" office:value="-44.8181472711512" calcext:value-type="float">
            <text:p>-44,8</text:p>
          </table:table-cell>
          <table:table-cell table:style-name="ce26" table:formula="of:=((((([.C135]-[.G135]+[.$A$3])/2)*[.$V$3])-[.$W$3])-127)*2" office:value-type="float" office:value="238.851653579511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5]-[.G135]+[.$A$3])/2" office:value-type="float" office:value="194.727220906727" calcext:value-type="float">
            <text:p>195</text:p>
          </table:table-cell>
          <table:table-cell table:style-name="ce12" table:formula="of:=([.E135]-[.G135]+[.$A$3])/2" office:value-type="float" office:value="24.1283996622571" calcext:value-type="float">
            <text:p>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35]+1.065" office:value-type="float" office:value="141.645" calcext:value-type="float">
            <text:p>141,645</text:p>
          </table:table-cell>
          <table:table-cell table:formula="of:=[.$A$3]*SIN(RADIANS([.B136]))" office:value-type="float" office:value="158.235679727301" calcext:value-type="float">
            <text:p>158,2</text:p>
          </table:table-cell>
          <table:table-cell table:formula="of:=[.$A$3]*SIN(RADIANS([.B136]-120))" office:value-type="float" office:value="94.0579443728571" calcext:value-type="float">
            <text:p>94,1</text:p>
          </table:table-cell>
          <table:table-cell table:formula="of:=[.$A$3]*SIN(RADIANS([.B136]+120))" office:value-type="float" office:value="-252.293624100158" calcext:value-type="float">
            <text:p>-252,3</text:p>
          </table:table-cell>
          <table:table-cell table:style-name="ce10"/>
          <table:table-cell table:style-name="ce18" table:formula="of:=(MIN([.C136];[.D136];[.E136])+MAX([.C136];[.D136];[.E136]))/2" office:value-type="float" office:value="-47.0289721864286" calcext:value-type="float">
            <text:p>-47,0</text:p>
          </table:table-cell>
          <table:table-cell table:style-name="ce26" table:formula="of:=((((([.C136]-[.G136]+[.$A$3])/2)*[.$V$3])-[.$W$3])-127)*2" office:value-type="float" office:value="237.145408308443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6]-[.G136]+[.$A$3])/2" office:value-type="float" office:value="198.043458279643" calcext:value-type="float">
            <text:p>198</text:p>
          </table:table-cell>
          <table:table-cell table:style-name="ce12" table:formula="of:=([.E136]-[.G136]+[.$A$3])/2" office:value-type="float" office:value="24.8676740431354" calcext:value-type="float">
            <text:p>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36]+1.065" office:value-type="float" office:value="142.71" calcext:value-type="float">
            <text:p>142,71</text:p>
          </table:table-cell>
          <table:table-cell table:formula="of:=[.$A$3]*SIN(RADIANS([.B137]))" office:value-type="float" office:value="154.491636454405" calcext:value-type="float">
            <text:p>154,5</text:p>
          </table:table-cell>
          <table:table-cell table:formula="of:=[.$A$3]*SIN(RADIANS([.B137]-120))" office:value-type="float" office:value="98.4470976778792" calcext:value-type="float">
            <text:p>98,4</text:p>
          </table:table-cell>
          <table:table-cell table:formula="of:=[.$A$3]*SIN(RADIANS([.B137]+120))" office:value-type="float" office:value="-252.938734132284" calcext:value-type="float">
            <text:p>-252,9</text:p>
          </table:table-cell>
          <table:table-cell table:style-name="ce10"/>
          <table:table-cell table:style-name="ce18" table:formula="of:=(MIN([.C137];[.D137];[.E137])+MAX([.C137];[.D137];[.E137]))/2" office:value-type="float" office:value="-49.2235488389396" calcext:value-type="float">
            <text:p>-49,2</text:p>
          </table:table-cell>
          <table:table-cell table:style-name="ce26" table:formula="of:=((((([.C137]-[.G137]+[.$A$3])/2)*[.$V$3])-[.$W$3])-127)*2" office:value-type="float" office:value="235.357323828519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7]-[.G137]+[.$A$3])/2" office:value-type="float" office:value="201.335323258409" calcext:value-type="float">
            <text:p>201</text:p>
          </table:table-cell>
          <table:table-cell table:style-name="ce12" table:formula="of:=([.E137]-[.G137]+[.$A$3])/2" office:value-type="float" office:value="25.6424073533279" calcext:value-type="float">
            <text:p>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37]+1.065" office:value-type="float" office:value="143.775" calcext:value-type="float">
            <text:p>143,775</text:p>
          </table:table-cell>
          <table:table-cell table:formula="of:=[.$A$3]*SIN(RADIANS([.B138]))" office:value-type="float" office:value="150.694217132924" calcext:value-type="float">
            <text:p>150,7</text:p>
          </table:table-cell>
          <table:table-cell table:formula="of:=[.$A$3]*SIN(RADIANS([.B138]-120))" office:value-type="float" office:value="102.802238027965" calcext:value-type="float">
            <text:p>102,8</text:p>
          </table:table-cell>
          <table:table-cell table:formula="of:=[.$A$3]*SIN(RADIANS([.B138]+120))" office:value-type="float" office:value="-253.496455160889" calcext:value-type="float">
            <text:p>-253,5</text:p>
          </table:table-cell>
          <table:table-cell table:style-name="ce10"/>
          <table:table-cell table:style-name="ce18" table:formula="of:=(MIN([.C138];[.D138];[.E138])+MAX([.C138];[.D138];[.E138]))/2" office:value-type="float" office:value="-51.4011190139827" calcext:value-type="float">
            <text:p>-51,4</text:p>
          </table:table-cell>
          <table:table-cell table:style-name="ce26" table:formula="of:=((((([.C138]-[.G138]+[.$A$3])/2)*[.$V$3])-[.$W$3])-127)*2" office:value-type="float" office:value="233.48801791353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8]-[.G138]+[.$A$3])/2" office:value-type="float" office:value="204.601678520974" calcext:value-type="float">
            <text:p>205</text:p>
          </table:table-cell>
          <table:table-cell table:style-name="ce12" table:formula="of:=([.E138]-[.G138]+[.$A$3])/2" office:value-type="float" office:value="26.4523319265467" calcext:value-type="float">
            <text:p>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38]+1.065" office:value-type="float" office:value="144.84" calcext:value-type="float">
            <text:p>144,84</text:p>
          </table:table-cell>
          <table:table-cell table:formula="of:=[.$A$3]*SIN(RADIANS([.B139]))" office:value-type="float" office:value="146.84473375128" calcext:value-type="float">
            <text:p>146,8</text:p>
          </table:table-cell>
          <table:table-cell table:formula="of:=[.$A$3]*SIN(RADIANS([.B139]-120))" office:value-type="float" office:value="107.12186074501" calcext:value-type="float">
            <text:p>107,1</text:p>
          </table:table-cell>
          <table:table-cell table:formula="of:=[.$A$3]*SIN(RADIANS([.B139]+120))" office:value-type="float" office:value="-253.966594496289" calcext:value-type="float">
            <text:p>-254,0</text:p>
          </table:table-cell>
          <table:table-cell table:style-name="ce10"/>
          <table:table-cell table:style-name="ce18" table:formula="of:=(MIN([.C139];[.D139];[.E139])+MAX([.C139];[.D139];[.E139]))/2" office:value-type="float" office:value="-53.5609303725048" calcext:value-type="float">
            <text:p>-53,6</text:p>
          </table:table-cell>
          <table:table-cell table:style-name="ce26" table:formula="of:=((((([.C139]-[.G139]+[.$A$3])/2)*[.$V$3])-[.$W$3])-127)*2" office:value-type="float" office:value="231.538136398847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9]-[.G139]+[.$A$3])/2" office:value-type="float" office:value="207.841395558757" calcext:value-type="float">
            <text:p>208</text:p>
          </table:table-cell>
          <table:table-cell table:style-name="ce12" table:formula="of:=([.E139]-[.G139]+[.$A$3])/2" office:value-type="float" office:value="27.2971679381078" calcext:value-type="float">
            <text:p>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39]+1.065" office:value-type="float" office:value="145.905" calcext:value-type="float">
            <text:p>145,905</text:p>
          </table:table-cell>
          <table:table-cell table:formula="of:=[.$A$3]*SIN(RADIANS([.B140]))" office:value-type="float" office:value="142.944516285752" calcext:value-type="float">
            <text:p>142,9</text:p>
          </table:table-cell>
          <table:table-cell table:formula="of:=[.$A$3]*SIN(RADIANS([.B140]-120))" office:value-type="float" office:value="111.404473422062" calcext:value-type="float">
            <text:p>111,4</text:p>
          </table:table-cell>
          <table:table-cell table:formula="of:=[.$A$3]*SIN(RADIANS([.B140]+120))" office:value-type="float" office:value="-254.348989707814" calcext:value-type="float">
            <text:p>-254,3</text:p>
          </table:table-cell>
          <table:table-cell table:style-name="ce10"/>
          <table:table-cell table:style-name="ce18" table:formula="of:=(MIN([.C140];[.D140];[.E140])+MAX([.C140];[.D140];[.E140]))/2" office:value-type="float" office:value="-55.702236711031" calcext:value-type="float">
            <text:p>-55,7</text:p>
          </table:table-cell>
          <table:table-cell table:style-name="ce26" table:formula="of:=((((([.C140]-[.G140]+[.$A$3])/2)*[.$V$3])-[.$W$3])-127)*2" office:value-type="float" office:value="229.508352958287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0]-[.G140]+[.$A$3])/2" office:value-type="float" office:value="211.053355066546" calcext:value-type="float">
            <text:p>211</text:p>
          </table:table-cell>
          <table:table-cell table:style-name="ce12" table:formula="of:=([.E140]-[.G140]+[.$A$3])/2" office:value-type="float" office:value="28.1766235016086" calcext:value-type="float">
            <text:p>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40]+1.065" office:value-type="float" office:value="146.97" calcext:value-type="float">
            <text:p>146,97</text:p>
          </table:table-cell>
          <table:table-cell table:formula="of:=[.$A$3]*SIN(RADIANS([.B141]))" office:value-type="float" office:value="138.994912240981" calcext:value-type="float">
            <text:p>139,0</text:p>
          </table:table-cell>
          <table:table-cell table:formula="of:=[.$A$3]*SIN(RADIANS([.B141]-120))" office:value-type="float" office:value="115.648596438946" calcext:value-type="float">
            <text:p>115,6</text:p>
          </table:table-cell>
          <table:table-cell table:formula="of:=[.$A$3]*SIN(RADIANS([.B141]+120))" office:value-type="float" office:value="-254.643508679927" calcext:value-type="float">
            <text:p>-254,6</text:p>
          </table:table-cell>
          <table:table-cell table:style-name="ce10"/>
          <table:table-cell table:style-name="ce18" table:formula="of:=(MIN([.C141];[.D141];[.E141])+MAX([.C141];[.D141];[.E141]))/2" office:value-type="float" office:value="-57.824298219473" calcext:value-type="float">
            <text:p>-57,8</text:p>
          </table:table-cell>
          <table:table-cell table:style-name="ce26" table:formula="of:=((((([.C141]-[.G141]+[.$A$3])/2)*[.$V$3])-[.$W$3])-127)*2" office:value-type="float" office:value="227.399368871364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1]-[.G141]+[.$A$3])/2" office:value-type="float" office:value="214.236447329209" calcext:value-type="float">
            <text:p>214</text:p>
          </table:table-cell>
          <table:table-cell table:style-name="ce12" table:formula="of:=([.E141]-[.G141]+[.$A$3])/2" office:value-type="float" office:value="29.0903947697732" calcext:value-type="float">
            <text:p>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41]+1.065" office:value-type="float" office:value="148.035" calcext:value-type="float">
            <text:p>148,035</text:p>
          </table:table-cell>
          <table:table-cell table:formula="of:=[.$A$3]*SIN(RADIANS([.B142]))" office:value-type="float" office:value="134.997286184409" calcext:value-type="float">
            <text:p>135,0</text:p>
          </table:table-cell>
          <table:table-cell table:formula="of:=[.$A$3]*SIN(RADIANS([.B142]-120))" office:value-type="float" office:value="119.852763473461" calcext:value-type="float">
            <text:p>119,9</text:p>
          </table:table-cell>
          <table:table-cell table:formula="of:=[.$A$3]*SIN(RADIANS([.B142]+120))" office:value-type="float" office:value="-254.850049657871" calcext:value-type="float">
            <text:p>-254,9</text:p>
          </table:table-cell>
          <table:table-cell table:style-name="ce10"/>
          <table:table-cell table:style-name="ce18" table:formula="of:=(MIN([.C142];[.D142];[.E142])+MAX([.C142];[.D142];[.E142]))/2" office:value-type="float" office:value="-59.9263817367307" calcext:value-type="float">
            <text:p>-59,9</text:p>
          </table:table-cell>
          <table:table-cell table:style-name="ce26" table:formula="of:=((((([.C142]-[.G142]+[.$A$3])/2)*[.$V$3])-[.$W$3])-127)*2" office:value-type="float" office:value="225.211912780996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2]-[.G142]+[.$A$3])/2" office:value-type="float" office:value="217.389572605096" calcext:value-type="float">
            <text:p>217</text:p>
          </table:table-cell>
          <table:table-cell table:style-name="ce12" table:formula="of:=([.E142]-[.G142]+[.$A$3])/2" office:value-type="float" office:value="30.03816603943" calcext:value-type="float">
            <text:p>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42]+1.065" office:value-type="float" office:value="149.1" calcext:value-type="float">
            <text:p>149,1</text:p>
          </table:table-cell>
          <table:table-cell table:formula="of:=[.$A$3]*SIN(RADIANS([.B143]))" office:value-type="float" office:value="130.953019274834" calcext:value-type="float">
            <text:p>131,0</text:p>
          </table:table-cell>
          <table:table-cell table:formula="of:=[.$A$3]*SIN(RADIANS([.B143]-120))" office:value-type="float" office:value="124.015522007989" calcext:value-type="float">
            <text:p>124,0</text:p>
          </table:table-cell>
          <table:table-cell table:formula="of:=[.$A$3]*SIN(RADIANS([.B143]+120))" office:value-type="float" office:value="-254.968541282823" calcext:value-type="float">
            <text:p>-255,0</text:p>
          </table:table-cell>
          <table:table-cell table:style-name="ce10"/>
          <table:table-cell table:style-name="ce18" table:formula="of:=(MIN([.C143];[.D143];[.E143])+MAX([.C143];[.D143];[.E143]))/2" office:value-type="float" office:value="-62.0077610039946" calcext:value-type="float">
            <text:p>-62,0</text:p>
          </table:table-cell>
          <table:table-cell table:style-name="ce26" table:formula="of:=((((([.C143]-[.G143]+[.$A$3])/2)*[.$V$3])-[.$W$3])-127)*2" office:value-type="float" office:value="222.946740441768" calcext:value-type="float">
            <text:p>2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3]-[.G143]+[.$A$3])/2" office:value-type="float" office:value="220.511641505992" calcext:value-type="float">
            <text:p>221</text:p>
          </table:table-cell>
          <table:table-cell table:style-name="ce12" table:formula="of:=([.E143]-[.G143]+[.$A$3])/2" office:value-type="float" office:value="31.0196098605855" calcext:value-type="float">
            <text:p>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43]+1.065" office:value-type="float" office:value="150.165" calcext:value-type="float">
            <text:p>150,165</text:p>
          </table:table-cell>
          <table:table-cell table:formula="of:=[.$A$3]*SIN(RADIANS([.B144]))" office:value-type="float" office:value="126.863508785221" calcext:value-type="float">
            <text:p>126,9</text:p>
          </table:table-cell>
          <table:table-cell table:formula="of:=[.$A$3]*SIN(RADIANS([.B144]-120))" office:value-type="float" office:value="128.13543383133" calcext:value-type="float">
            <text:p>128,1</text:p>
          </table:table-cell>
          <table:table-cell table:formula="of:=[.$A$3]*SIN(RADIANS([.B144]+120))" office:value-type="float" office:value="-254.998942616551" calcext:value-type="float">
            <text:p>-255,0</text:p>
          </table:table-cell>
          <table:table-cell table:style-name="ce10"/>
          <table:table-cell table:style-name="ce18" table:formula="of:=(MIN([.C144];[.D144];[.E144])+MAX([.C144];[.D144];[.E144]))/2" office:value-type="float" office:value="-63.4317543926105" calcext:value-type="float">
            <text:p>-63,4</text:p>
          </table:table-cell>
          <table:table-cell table:style-name="ce26" table:formula="of:=((((([.C144]-[.G144]+[.$A$3])/2)*[.$V$3])-[.$W$3])-127)*2" office:value-type="float" office:value="219.870733707217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4]-[.G144]+[.$A$3])/2" office:value-type="float" office:value="223.28359411197" calcext:value-type="float">
            <text:p>223</text:p>
          </table:table-cell>
          <table:table-cell table:style-name="ce12" table:formula="of:=([.E144]-[.G144]+[.$A$3])/2" office:value-type="float" office:value="31.7164058880298" calcext:value-type="float">
            <text:p>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44]+1.065" office:value-type="float" office:value="151.23" calcext:value-type="float">
            <text:p>151,23</text:p>
          </table:table-cell>
          <table:table-cell table:formula="of:=[.$A$3]*SIN(RADIANS([.B145]))" office:value-type="float" office:value="122.730167619955" calcext:value-type="float">
            <text:p>122,7</text:p>
          </table:table-cell>
          <table:table-cell table:formula="of:=[.$A$3]*SIN(RADIANS([.B145]-120))" office:value-type="float" office:value="132.211075535598" calcext:value-type="float">
            <text:p>132,2</text:p>
          </table:table-cell>
          <table:table-cell table:formula="of:=[.$A$3]*SIN(RADIANS([.B145]+120))" office:value-type="float" office:value="-254.941243155552" calcext:value-type="float">
            <text:p>-254,9</text:p>
          </table:table-cell>
          <table:table-cell table:style-name="ce10"/>
          <table:table-cell table:style-name="ce18" table:formula="of:=(MIN([.C145];[.D145];[.E145])+MAX([.C145];[.D145];[.E145]))/2" office:value-type="float" office:value="-61.3650838099772" calcext:value-type="float">
            <text:p>-61,4</text:p>
          </table:table-cell>
          <table:table-cell table:style-name="ce26" table:formula="of:=((((([.C145]-[.G145]+[.$A$3])/2)*[.$V$3])-[.$W$3])-127)*2" office:value-type="float" office:value="212.715920150141" calcext:value-type="float">
            <text:p>2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5]-[.G145]+[.$A$3])/2" office:value-type="float" office:value="224.288079672787" calcext:value-type="float">
            <text:p>224</text:p>
          </table:table-cell>
          <table:table-cell table:style-name="ce12" table:formula="of:=([.E145]-[.G145]+[.$A$3])/2" office:value-type="float" office:value="30.7119203272125" calcext:value-type="float">
            <text:p>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45]+1.065" office:value-type="float" office:value="152.295" calcext:value-type="float">
            <text:p>152,295</text:p>
          </table:table-cell>
          <table:table-cell table:formula="of:=[.$A$3]*SIN(RADIANS([.B146]))" office:value-type="float" office:value="118.554423826688" calcext:value-type="float">
            <text:p>118,6</text:p>
          </table:table-cell>
          <table:table-cell table:formula="of:=[.$A$3]*SIN(RADIANS([.B146]-120))" office:value-type="float" office:value="136.241039008" calcext:value-type="float">
            <text:p>136,2</text:p>
          </table:table-cell>
          <table:table-cell table:formula="of:=[.$A$3]*SIN(RADIANS([.B146]+120))" office:value-type="float" office:value="-254.795462834688" calcext:value-type="float">
            <text:p>-254,8</text:p>
          </table:table-cell>
          <table:table-cell table:style-name="ce10"/>
          <table:table-cell table:style-name="ce18" table:formula="of:=(MIN([.C146];[.D146];[.E146])+MAX([.C146];[.D146];[.E146]))/2" office:value-type="float" office:value="-59.2772119133439" calcext:value-type="float">
            <text:p>-59,3</text:p>
          </table:table-cell>
          <table:table-cell table:style-name="ce26" table:formula="of:=((((([.C146]-[.G146]+[.$A$3])/2)*[.$V$3])-[.$W$3])-127)*2" office:value-type="float" office:value="205.487707643997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6]-[.G146]+[.$A$3])/2" office:value-type="float" office:value="225.259125460672" calcext:value-type="float">
            <text:p>225</text:p>
          </table:table-cell>
          <table:table-cell table:style-name="ce12" table:formula="of:=([.E146]-[.G146]+[.$A$3])/2" office:value-type="float" office:value="29.7408745393281" calcext:value-type="float">
            <text:p>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46]+1.065" office:value-type="float" office:value="153.36" calcext:value-type="float">
            <text:p>153,36</text:p>
          </table:table-cell>
          <table:table-cell table:formula="of:=[.$A$3]*SIN(RADIANS([.B147]))" office:value-type="float" office:value="114.337720102959" calcext:value-type="float">
            <text:p>114,3</text:p>
          </table:table-cell>
          <table:table-cell table:formula="of:=[.$A$3]*SIN(RADIANS([.B147]-120))" office:value-type="float" office:value="140.223931917333" calcext:value-type="float">
            <text:p>140,2</text:p>
          </table:table-cell>
          <table:table-cell table:formula="of:=[.$A$3]*SIN(RADIANS([.B147]+120))" office:value-type="float" office:value="-254.561652020292" calcext:value-type="float">
            <text:p>-254,6</text:p>
          </table:table-cell>
          <table:table-cell table:style-name="ce10"/>
          <table:table-cell table:style-name="ce18" table:formula="of:=(MIN([.C147];[.D147];[.E147])+MAX([.C147];[.D147];[.E147]))/2" office:value-type="float" office:value="-57.1688600514796" calcext:value-type="float">
            <text:p>-57,2</text:p>
          </table:table-cell>
          <table:table-cell table:style-name="ce26" table:formula="of:=((((([.C147]-[.G147]+[.$A$3])/2)*[.$V$3])-[.$W$3])-127)*2" office:value-type="float" office:value="198.188593498222" calcext:value-type="float">
            <text:p>1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7]-[.G147]+[.$A$3])/2" office:value-type="float" office:value="226.196395984406" calcext:value-type="float">
            <text:p>226</text:p>
          </table:table-cell>
          <table:table-cell table:style-name="ce12" table:formula="of:=([.E147]-[.G147]+[.$A$3])/2" office:value-type="float" office:value="28.8036040155936" calcext:value-type="float">
            <text:p>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47]+1.065" office:value-type="float" office:value="154.425" calcext:value-type="float">
            <text:p>154,425</text:p>
          </table:table-cell>
          <table:table-cell table:formula="of:=[.$A$3]*SIN(RADIANS([.B148]))" office:value-type="float" office:value="110.081513297748" calcext:value-type="float">
            <text:p>110,1</text:p>
          </table:table-cell>
          <table:table-cell table:formula="of:=[.$A$3]*SIN(RADIANS([.B148]-120))" office:value-type="float" office:value="144.158378195026" calcext:value-type="float">
            <text:p>144,2</text:p>
          </table:table-cell>
          <table:table-cell table:formula="of:=[.$A$3]*SIN(RADIANS([.B148]+120))" office:value-type="float" office:value="-254.239891492774" calcext:value-type="float">
            <text:p>-254,2</text:p>
          </table:table-cell>
          <table:table-cell table:style-name="ce10"/>
          <table:table-cell table:style-name="ce18" table:formula="of:=(MIN([.C148];[.D148];[.E148])+MAX([.C148];[.D148];[.E148]))/2" office:value-type="float" office:value="-55.0407566488738" calcext:value-type="float">
            <text:p>-55,0</text:p>
          </table:table-cell>
          <table:table-cell table:style-name="ce26" table:formula="of:=((((([.C148]-[.G148]+[.$A$3])/2)*[.$V$3])-[.$W$3])-127)*2" office:value-type="float" office:value="190.821099518401" calcext:value-type="float">
            <text:p>1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8]-[.G148]+[.$A$3])/2" office:value-type="float" office:value="227.09956742195" calcext:value-type="float">
            <text:p>227</text:p>
          </table:table-cell>
          <table:table-cell table:style-name="ce12" table:formula="of:=([.E148]-[.G148]+[.$A$3])/2" office:value-type="float" office:value="27.9004325780499" calcext:value-type="float">
            <text:p>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48]+1.065" office:value-type="float" office:value="155.49" calcext:value-type="float">
            <text:p>155,49</text:p>
          </table:table-cell>
          <table:table-cell table:formula="of:=[.$A$3]*SIN(RADIANS([.B149]))" office:value-type="float" office:value="105.787273908139" calcext:value-type="float">
            <text:p>105,8</text:p>
          </table:table-cell>
          <table:table-cell table:formula="of:=[.$A$3]*SIN(RADIANS([.B149]-120))" office:value-type="float" office:value="148.043018510565" calcext:value-type="float">
            <text:p>148,0</text:p>
          </table:table-cell>
          <table:table-cell table:formula="of:=[.$A$3]*SIN(RADIANS([.B149]+120))" office:value-type="float" office:value="-253.830292418704" calcext:value-type="float">
            <text:p>-253,8</text:p>
          </table:table-cell>
          <table:table-cell table:style-name="ce10"/>
          <table:table-cell table:style-name="ce18" table:formula="of:=(MIN([.C149];[.D149];[.E149])+MAX([.C149];[.D149];[.E149]))/2" office:value-type="float" office:value="-52.8936369540695" calcext:value-type="float">
            <text:p>-52,9</text:p>
          </table:table-cell>
          <table:table-cell table:style-name="ce26" table:formula="of:=((((([.C149]-[.G149]+[.$A$3])/2)*[.$V$3])-[.$W$3])-127)*2" office:value-type="float" office:value="183.387771134989" calcext:value-type="float">
            <text:p>18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9]-[.G149]+[.$A$3])/2" office:value-type="float" office:value="227.968327732317" calcext:value-type="float">
            <text:p>228</text:p>
          </table:table-cell>
          <table:table-cell table:style-name="ce12" table:formula="of:=([.E149]-[.G149]+[.$A$3])/2" office:value-type="float" office:value="27.0316722676827" calcext:value-type="float">
            <text:p>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49]+1.065" office:value-type="float" office:value="156.555" calcext:value-type="float">
            <text:p>156,555</text:p>
          </table:table-cell>
          <table:table-cell table:formula="of:=[.$A$3]*SIN(RADIANS([.B150]))" office:value-type="float" office:value="101.456485571278" calcext:value-type="float">
            <text:p>101,5</text:p>
          </table:table-cell>
          <table:table-cell table:formula="of:=[.$A$3]*SIN(RADIANS([.B150]-120))" office:value-type="float" office:value="151.876510741133" calcext:value-type="float">
            <text:p>151,9</text:p>
          </table:table-cell>
          <table:table-cell table:formula="of:=[.$A$3]*SIN(RADIANS([.B150]+120))" office:value-type="float" office:value="-253.33299631241" calcext:value-type="float">
            <text:p>-253,3</text:p>
          </table:table-cell>
          <table:table-cell table:style-name="ce10"/>
          <table:table-cell table:style-name="ce18" table:formula="of:=(MIN([.C150];[.D150];[.E150])+MAX([.C150];[.D150];[.E150]))/2" office:value-type="float" office:value="-50.7282427856388" calcext:value-type="float">
            <text:p>-50,7</text:p>
          </table:table-cell>
          <table:table-cell table:style-name="ce26" table:formula="of:=((((([.C150]-[.G150]+[.$A$3])/2)*[.$V$3])-[.$W$3])-127)*2" office:value-type="float" office:value="175.891176523882" calcext:value-type="float">
            <text:p>1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0]-[.G150]+[.$A$3])/2" office:value-type="float" office:value="228.802376763386" calcext:value-type="float">
            <text:p>229</text:p>
          </table:table-cell>
          <table:table-cell table:style-name="ce12" table:formula="of:=([.E150]-[.G150]+[.$A$3])/2" office:value-type="float" office:value="26.1976232366142" calcext:value-type="float">
            <text:p>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50]+1.065" office:value-type="float" office:value="157.62" calcext:value-type="float">
            <text:p>157,62</text:p>
          </table:table-cell>
          <table:table-cell table:formula="of:=[.$A$3]*SIN(RADIANS([.B151]))" office:value-type="float" office:value="97.0906445517766" calcext:value-type="float">
            <text:p>97,1</text:p>
          </table:table-cell>
          <table:table-cell table:formula="of:=[.$A$3]*SIN(RADIANS([.B151]-120))" office:value-type="float" office:value="155.657530435308" calcext:value-type="float">
            <text:p>155,7</text:p>
          </table:table-cell>
          <table:table-cell table:formula="of:=[.$A$3]*SIN(RADIANS([.B151]+120))" office:value-type="float" office:value="-252.748174987084" calcext:value-type="float">
            <text:p>-252,7</text:p>
          </table:table-cell>
          <table:table-cell table:style-name="ce10"/>
          <table:table-cell table:style-name="ce18" table:formula="of:=(MIN([.C151];[.D151];[.E151])+MAX([.C151];[.D151];[.E151]))/2" office:value-type="float" office:value="-48.5453222758883" calcext:value-type="float">
            <text:p>-48,5</text:p>
          </table:table-cell>
          <table:table-cell table:style-name="ce26" table:formula="of:=((((([.C151]-[.G151]+[.$A$3])/2)*[.$V$3])-[.$W$3])-127)*2" office:value-type="float" office:value="168.333905719125" calcext:value-type="float">
            <text:p>1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1]-[.G151]+[.$A$3])/2" office:value-type="float" office:value="229.601426355598" calcext:value-type="float">
            <text:p>230</text:p>
          </table:table-cell>
          <table:table-cell table:style-name="ce12" table:formula="of:=([.E151]-[.G151]+[.$A$3])/2" office:value-type="float" office:value="25.398573644402" calcext:value-type="float">
            <text:p>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51]+1.065" office:value-type="float" office:value="158.685" calcext:value-type="float">
            <text:p>158,685</text:p>
          </table:table-cell>
          <table:table-cell table:formula="of:=[.$A$3]*SIN(RADIANS([.B152]))" office:value-type="float" office:value="92.691259224767" calcext:value-type="float">
            <text:p>92,7</text:p>
          </table:table-cell>
          <table:table-cell table:formula="of:=[.$A$3]*SIN(RADIANS([.B152]-120))" office:value-type="float" office:value="159.384771270654" calcext:value-type="float">
            <text:p>159,4</text:p>
          </table:table-cell>
          <table:table-cell table:formula="of:=[.$A$3]*SIN(RADIANS([.B152]+120))" office:value-type="float" office:value="-252.076030495421" calcext:value-type="float">
            <text:p>-252,1</text:p>
          </table:table-cell>
          <table:table-cell table:style-name="ce10"/>
          <table:table-cell table:style-name="ce18" table:formula="of:=(MIN([.C152];[.D152];[.E152])+MAX([.C152];[.D152];[.E152]))/2" office:value-type="float" office:value="-46.3456296123835" calcext:value-type="float">
            <text:p>-46,3</text:p>
          </table:table-cell>
          <table:table-cell table:style-name="ce26" table:formula="of:=((((([.C152]-[.G152]+[.$A$3])/2)*[.$V$3])-[.$W$3])-127)*2" office:value-type="float" office:value="160.718569718072" calcext:value-type="float">
            <text:p>1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2]-[.G152]+[.$A$3])/2" office:value-type="float" office:value="230.365200441519" calcext:value-type="float">
            <text:p>230</text:p>
          </table:table-cell>
          <table:table-cell table:style-name="ce12" table:formula="of:=([.E152]-[.G152]+[.$A$3])/2" office:value-type="float" office:value="24.6347995584813" calcext:value-type="float">
            <text:p>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52]+1.065" office:value-type="float" office:value="159.75" calcext:value-type="float">
            <text:p>159,75</text:p>
          </table:table-cell>
          <table:table-cell table:formula="of:=[.$A$3]*SIN(RADIANS([.B153]))" office:value-type="float" office:value="88.2598495547618" calcext:value-type="float">
            <text:p>88,3</text:p>
          </table:table-cell>
          <table:table-cell table:formula="of:=[.$A$3]*SIN(RADIANS([.B153]-120))" office:value-type="float" office:value="163.056945505048" calcext:value-type="float">
            <text:p>163,1</text:p>
          </table:table-cell>
          <table:table-cell table:formula="of:=[.$A$3]*SIN(RADIANS([.B153]+120))" office:value-type="float" office:value="-251.31679505981" calcext:value-type="float">
            <text:p>-251,3</text:p>
          </table:table-cell>
          <table:table-cell table:style-name="ce10"/>
          <table:table-cell table:style-name="ce18" table:formula="of:=(MIN([.C153];[.D153];[.E153])+MAX([.C153];[.D153];[.E153]))/2" office:value-type="float" office:value="-44.1299247773809" calcext:value-type="float">
            <text:p>-44,1</text:p>
          </table:table-cell>
          <table:table-cell table:style-name="ce26" table:formula="of:=((((([.C153]-[.G153]+[.$A$3])/2)*[.$V$3])-[.$W$3])-127)*2" office:value-type="float" office:value="153.047799579293" calcext:value-type="float">
            <text:p>1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3]-[.G153]+[.$A$3])/2" office:value-type="float" office:value="231.093435141215" calcext:value-type="float">
            <text:p>231</text:p>
          </table:table-cell>
          <table:table-cell table:style-name="ce12" table:formula="of:=([.E153]-[.G153]+[.$A$3])/2" office:value-type="float" office:value="23.9065648587854" calcext:value-type="float">
            <text:p>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53]+1.065" office:value-type="float" office:value="160.815" calcext:value-type="float">
            <text:p>160,815</text:p>
          </table:table-cell>
          <table:table-cell table:formula="of:=[.$A$3]*SIN(RADIANS([.B154]))" office:value-type="float" office:value="83.7979465705161" calcext:value-type="float">
            <text:p>83,8</text:p>
          </table:table-cell>
          <table:table-cell table:formula="of:=[.$A$3]*SIN(RADIANS([.B154]-120))" office:value-type="float" office:value="166.672784421589" calcext:value-type="float">
            <text:p>166,7</text:p>
          </table:table-cell>
          <table:table-cell table:formula="of:=[.$A$3]*SIN(RADIANS([.B154]+120))" office:value-type="float" office:value="-250.470730992105" calcext:value-type="float">
            <text:p>-250,5</text:p>
          </table:table-cell>
          <table:table-cell table:style-name="ce10"/>
          <table:table-cell table:style-name="ce18" table:formula="of:=(MIN([.C154];[.D154];[.E154])+MAX([.C154];[.D154];[.E154]))/2" office:value-type="float" office:value="-41.8989732852581" calcext:value-type="float">
            <text:p>-41,9</text:p>
          </table:table-cell>
          <table:table-cell table:style-name="ce26" table:formula="of:=((((([.C154]-[.G154]+[.$A$3])/2)*[.$V$3])-[.$W$3])-127)*2" office:value-type="float" office:value="145.324245513563" calcext:value-type="float">
            <text:p>1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4]-[.G154]+[.$A$3])/2" office:value-type="float" office:value="231.785878853424" calcext:value-type="float">
            <text:p>232</text:p>
          </table:table-cell>
          <table:table-cell table:style-name="ce12" table:formula="of:=([.E154]-[.G154]+[.$A$3])/2" office:value-type="float" office:value="23.2141211465765" calcext:value-type="float">
            <text:p>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54]+1.065" office:value-type="float" office:value="161.88" calcext:value-type="float">
            <text:p>161,88</text:p>
          </table:table-cell>
          <table:table-cell table:formula="of:=[.$A$3]*SIN(RADIANS([.B155]))" office:value-type="float" office:value="79.3070918360649" calcext:value-type="float">
            <text:p>79,3</text:p>
          </table:table-cell>
          <table:table-cell table:formula="of:=[.$A$3]*SIN(RADIANS([.B155]-120))" office:value-type="float" office:value="170.231038766931" calcext:value-type="float">
            <text:p>170,2</text:p>
          </table:table-cell>
          <table:table-cell table:formula="of:=[.$A$3]*SIN(RADIANS([.B155]+120))" office:value-type="float" office:value="-249.538130602996" calcext:value-type="float">
            <text:p>-249,5</text:p>
          </table:table-cell>
          <table:table-cell table:style-name="ce10"/>
          <table:table-cell table:style-name="ce18" table:formula="of:=(MIN([.C155];[.D155];[.E155])+MAX([.C155];[.D155];[.E155]))/2" office:value-type="float" office:value="-39.6535459180324" calcext:value-type="float">
            <text:p>-39,7</text:p>
          </table:table-cell>
          <table:table-cell table:style-name="ce26" table:formula="of:=((((([.C155]-[.G155]+[.$A$3])/2)*[.$V$3])-[.$W$3])-127)*2" office:value-type="float" office:value="137.550575968228" calcext:value-type="float">
            <text:p>1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5]-[.G155]+[.$A$3])/2" office:value-type="float" office:value="232.442292342482" calcext:value-type="float">
            <text:p>232</text:p>
          </table:table-cell>
          <table:table-cell table:style-name="ce12" table:formula="of:=([.E155]-[.G155]+[.$A$3])/2" office:value-type="float" office:value="22.5577076575184" calcext:value-type="float">
            <text:p>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55]+1.065" office:value-type="float" office:value="162.945" calcext:value-type="float">
            <text:p>162,945</text:p>
          </table:table-cell>
          <table:table-cell table:formula="of:=[.$A$3]*SIN(RADIANS([.B156]))" office:value-type="float" office:value="74.7888369181209" calcext:value-type="float">
            <text:p>74,8</text:p>
          </table:table-cell>
          <table:table-cell table:formula="of:=[.$A$3]*SIN(RADIANS([.B156]-120))" office:value-type="float" office:value="173.730479182895" calcext:value-type="float">
            <text:p>173,7</text:p>
          </table:table-cell>
          <table:table-cell table:formula="of:=[.$A$3]*SIN(RADIANS([.B156]+120))" office:value-type="float" office:value="-248.519316101016" calcext:value-type="float">
            <text:p>-248,5</text:p>
          </table:table-cell>
          <table:table-cell table:style-name="ce10"/>
          <table:table-cell table:style-name="ce18" table:formula="of:=(MIN([.C156];[.D156];[.E156])+MAX([.C156];[.D156];[.E156]))/2" office:value-type="float" office:value="-37.3944184590604" calcext:value-type="float">
            <text:p>-37,4</text:p>
          </table:table-cell>
          <table:table-cell table:style-name="ce26" table:formula="of:=((((([.C156]-[.G156]+[.$A$3])/2)*[.$V$3])-[.$W$3])-127)*2" office:value-type="float" office:value="129.729476705267" calcext:value-type="float">
            <text:p>1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6]-[.G156]+[.$A$3])/2" office:value-type="float" office:value="233.062448820978" calcext:value-type="float">
            <text:p>233</text:p>
          </table:table-cell>
          <table:table-cell table:style-name="ce12" table:formula="of:=([.E156]-[.G156]+[.$A$3])/2" office:value-type="float" office:value="21.9375511790224" calcext:value-type="float">
            <text:p>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56]+1.065" office:value-type="float" office:value="164.01" calcext:value-type="float">
            <text:p>164,01</text:p>
          </table:table-cell>
          <table:table-cell table:formula="of:=[.$A$3]*SIN(RADIANS([.B157]))" office:value-type="float" office:value="70.2447428500159" calcext:value-type="float">
            <text:p>70,2</text:p>
          </table:table-cell>
          <table:table-cell table:formula="of:=[.$A$3]*SIN(RADIANS([.B157]-120))" office:value-type="float" office:value="177.169896631206" calcext:value-type="float">
            <text:p>177,2</text:p>
          </table:table-cell>
          <table:table-cell table:formula="of:=[.$A$3]*SIN(RADIANS([.B157]+120))" office:value-type="float" office:value="-247.414639481222" calcext:value-type="float">
            <text:p>-247,4</text:p>
          </table:table-cell>
          <table:table-cell table:style-name="ce10"/>
          <table:table-cell table:style-name="ce18" table:formula="of:=(MIN([.C157];[.D157];[.E157])+MAX([.C157];[.D157];[.E157]))/2" office:value-type="float" office:value="-35.122371425008" calcext:value-type="float">
            <text:p>-35,1</text:p>
          </table:table-cell>
          <table:table-cell table:style-name="ce26" table:formula="of:=((((([.C157]-[.G157]+[.$A$3])/2)*[.$V$3])-[.$W$3])-127)*2" office:value-type="float" office:value="121.863649873378" calcext:value-type="float">
            <text:p>1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7]-[.G157]+[.$A$3])/2" office:value-type="float" office:value="233.646134028107" calcext:value-type="float">
            <text:p>234</text:p>
          </table:table-cell>
          <table:table-cell table:style-name="ce12" table:formula="of:=([.E157]-[.G157]+[.$A$3])/2" office:value-type="float" office:value="21.3538659718931" calcext:value-type="float">
            <text:p>2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57]+1.065" office:value-type="float" office:value="165.075" calcext:value-type="float">
            <text:p>165,075</text:p>
          </table:table-cell>
          <table:table-cell table:formula="of:=[.$A$3]*SIN(RADIANS([.B158]))" office:value-type="float" office:value="65.6763795923728" calcext:value-type="float">
            <text:p>65,7</text:p>
          </table:table-cell>
          <table:table-cell table:formula="of:=[.$A$3]*SIN(RADIANS([.B158]-120))" office:value-type="float" office:value="180.548102811209" calcext:value-type="float">
            <text:p>180,5</text:p>
          </table:table-cell>
          <table:table-cell table:formula="of:=[.$A$3]*SIN(RADIANS([.B158]+120))" office:value-type="float" office:value="-246.224482403582" calcext:value-type="float">
            <text:p>-246,2</text:p>
          </table:table-cell>
          <table:table-cell table:style-name="ce10"/>
          <table:table-cell table:style-name="ce18" table:formula="of:=(MIN([.C158];[.D158];[.E158])+MAX([.C158];[.D158];[.E158]))/2" office:value-type="float" office:value="-32.8381897961864" calcext:value-type="float">
            <text:p>-32,8</text:p>
          </table:table-cell>
          <table:table-cell table:style-name="ce26" table:formula="of:=((((([.C158]-[.G158]+[.$A$3])/2)*[.$V$3])-[.$W$3])-127)*2" office:value-type="float" office:value="113.955813074397" calcext:value-type="float">
            <text:p>1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8]-[.G158]+[.$A$3])/2" office:value-type="float" office:value="234.193146303698" calcext:value-type="float">
            <text:p>234</text:p>
          </table:table-cell>
          <table:table-cell table:style-name="ce12" table:formula="of:=([.E158]-[.G158]+[.$A$3])/2" office:value-type="float" office:value="20.8068536963023" calcext:value-type="float">
            <text:p>2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58]+1.065" office:value-type="float" office:value="166.14" calcext:value-type="float">
            <text:p>166,14</text:p>
          </table:table-cell>
          <table:table-cell table:formula="of:=[.$A$3]*SIN(RADIANS([.B159]))" office:value-type="float" office:value="61.0853254906912" calcext:value-type="float">
            <text:p>61,1</text:p>
          </table:table-cell>
          <table:table-cell table:formula="of:=[.$A$3]*SIN(RADIANS([.B159]-120))" office:value-type="float" office:value="183.86393057042" calcext:value-type="float">
            <text:p>183,9</text:p>
          </table:table-cell>
          <table:table-cell table:formula="of:=[.$A$3]*SIN(RADIANS([.B159]+120))" office:value-type="float" office:value="-244.949256061111" calcext:value-type="float">
            <text:p>-244,9</text:p>
          </table:table-cell>
          <table:table-cell table:style-name="ce10"/>
          <table:table-cell table:style-name="ce18" table:formula="of:=(MIN([.C159];[.D159];[.E159])+MAX([.C159];[.D159];[.E159]))/2" office:value-type="float" office:value="-30.5426627453456" calcext:value-type="float">
            <text:p>-30,5</text:p>
          </table:table-cell>
          <table:table-cell table:style-name="ce26" table:formula="of:=((((([.C159]-[.G159]+[.$A$3])/2)*[.$V$3])-[.$W$3])-127)*2" office:value-type="float" office:value="106.008698424386" calcext:value-type="float">
            <text:p>1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9]-[.G159]+[.$A$3])/2" office:value-type="float" office:value="234.703296657883" calcext:value-type="float">
            <text:p>235</text:p>
          </table:table-cell>
          <table:table-cell table:style-name="ce12" table:formula="of:=([.E159]-[.G159]+[.$A$3])/2" office:value-type="float" office:value="20.2967033421171" calcext:value-type="float">
            <text:p>2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59]+1.065" office:value-type="float" office:value="167.205" calcext:value-type="float">
            <text:p>167,205</text:p>
          </table:table-cell>
          <table:table-cell table:formula="of:=[.$A$3]*SIN(RADIANS([.B160]))" office:value-type="float" office:value="56.473166730039" calcext:value-type="float">
            <text:p>56,5</text:p>
          </table:table-cell>
          <table:table-cell table:formula="of:=[.$A$3]*SIN(RADIANS([.B160]-120))" office:value-type="float" office:value="187.116234307773" calcext:value-type="float">
            <text:p>187,1</text:p>
          </table:table-cell>
          <table:table-cell table:formula="of:=[.$A$3]*SIN(RADIANS([.B160]+120))" office:value-type="float" office:value="-243.589401037812" calcext:value-type="float">
            <text:p>-243,6</text:p>
          </table:table-cell>
          <table:table-cell table:style-name="ce10"/>
          <table:table-cell table:style-name="ce18" table:formula="of:=(MIN([.C160];[.D160];[.E160])+MAX([.C160];[.D160];[.E160]))/2" office:value-type="float" office:value="-28.2365833650195" calcext:value-type="float">
            <text:p>-28,2</text:p>
          </table:table-cell>
          <table:table-cell table:style-name="ce26" table:formula="of:=((((([.C160]-[.G160]+[.$A$3])/2)*[.$V$3])-[.$W$3])-127)*2" office:value-type="float" office:value="98.0250516096974" calcext:value-type="float">
            <text:p>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0]-[.G160]+[.$A$3])/2" office:value-type="float" office:value="235.176408836396" calcext:value-type="float">
            <text:p>235</text:p>
          </table:table-cell>
          <table:table-cell table:style-name="ce12" table:formula="of:=([.E160]-[.G160]+[.$A$3])/2" office:value-type="float" office:value="19.8235911636039" calcext:value-type="float">
            <text:p>2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60]+1.065" office:value-type="float" office:value="168.27" calcext:value-type="float">
            <text:p>168,27</text:p>
          </table:table-cell>
          <table:table-cell table:formula="of:=[.$A$3]*SIN(RADIANS([.B161]))" office:value-type="float" office:value="51.841496787032" calcext:value-type="float">
            <text:p>51,8</text:p>
          </table:table-cell>
          <table:table-cell table:formula="of:=[.$A$3]*SIN(RADIANS([.B161]-120))" office:value-type="float" office:value="190.303890369415" calcext:value-type="float">
            <text:p>190,3</text:p>
          </table:table-cell>
          <table:table-cell table:formula="of:=[.$A$3]*SIN(RADIANS([.B161]+120))" office:value-type="float" office:value="-242.145387156447" calcext:value-type="float">
            <text:p>-242,1</text:p>
          </table:table-cell>
          <table:table-cell table:style-name="ce10"/>
          <table:table-cell table:style-name="ce18" table:formula="of:=(MIN([.C161];[.D161];[.E161])+MAX([.C161];[.D161];[.E161]))/2" office:value-type="float" office:value="-25.920748393516" calcext:value-type="float">
            <text:p>-25,9</text:p>
          </table:table-cell>
          <table:table-cell table:style-name="ce26" table:formula="of:=((((([.C161]-[.G161]+[.$A$3])/2)*[.$V$3])-[.$W$3])-127)*2" office:value-type="float" office:value="90.0076309383524" calcext:value-type="float">
            <text:p>9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1]-[.G161]+[.$A$3])/2" office:value-type="float" office:value="235.612319381466" calcext:value-type="float">
            <text:p>236</text:p>
          </table:table-cell>
          <table:table-cell table:style-name="ce12" table:formula="of:=([.E161]-[.G161]+[.$A$3])/2" office:value-type="float" office:value="19.3876806185344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61]+1.065" office:value-type="float" office:value="169.335" calcext:value-type="float">
            <text:p>169,335</text:p>
          </table:table-cell>
          <table:table-cell table:formula="of:=[.$A$3]*SIN(RADIANS([.B162]))" office:value-type="float" office:value="47.1919158792977" calcext:value-type="float">
            <text:p>47,2</text:p>
          </table:table-cell>
          <table:table-cell table:formula="of:=[.$A$3]*SIN(RADIANS([.B162]-120))" office:value-type="float" office:value="193.425797436928" calcext:value-type="float">
            <text:p>193,4</text:p>
          </table:table-cell>
          <table:table-cell table:formula="of:=[.$A$3]*SIN(RADIANS([.B162]+120))" office:value-type="float" office:value="-240.617713316226" calcext:value-type="float">
            <text:p>-240,6</text:p>
          </table:table-cell>
          <table:table-cell table:style-name="ce10"/>
          <table:table-cell table:style-name="ce18" table:formula="of:=(MIN([.C162];[.D162];[.E162])+MAX([.C162];[.D162];[.E162]))/2" office:value-type="float" office:value="-23.5959579396489" calcext:value-type="float">
            <text:p>-23,6</text:p>
          </table:table-cell>
          <table:table-cell table:style-name="ce26" table:formula="of:=((((([.C162]-[.G162]+[.$A$3])/2)*[.$V$3])-[.$W$3])-127)*2" office:value-type="float" office:value="81.9592063870643" calcext:value-type="float">
            <text:p>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2]-[.G162]+[.$A$3])/2" office:value-type="float" office:value="236.010877688289" calcext:value-type="float">
            <text:p>236</text:p>
          </table:table-cell>
          <table:table-cell table:style-name="ce12" table:formula="of:=([.E162]-[.G162]+[.$A$3])/2" office:value-type="float" office:value="18.9891223117113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62]+1.065" office:value-type="float" office:value="170.4" calcext:value-type="float">
            <text:p>170,4</text:p>
          </table:table-cell>
          <table:table-cell table:formula="of:=[.$A$3]*SIN(RADIANS([.B163]))" office:value-type="float" office:value="42.5260304126073" calcext:value-type="float">
            <text:p>42,5</text:p>
          </table:table-cell>
          <table:table-cell table:formula="of:=[.$A$3]*SIN(RADIANS([.B163]-120))" office:value-type="float" office:value="196.480876907825" calcext:value-type="float">
            <text:p>196,5</text:p>
          </table:table-cell>
          <table:table-cell table:formula="of:=[.$A$3]*SIN(RADIANS([.B163]+120))" office:value-type="float" office:value="-239.006907320433" calcext:value-type="float">
            <text:p>-239,0</text:p>
          </table:table-cell>
          <table:table-cell table:style-name="ce10"/>
          <table:table-cell table:style-name="ce18" table:formula="of:=(MIN([.C163];[.D163];[.E163])+MAX([.C163];[.D163];[.E163]))/2" office:value-type="float" office:value="-21.2630152063036" calcext:value-type="float">
            <text:p>-21,3</text:p>
          </table:table-cell>
          <table:table-cell table:style-name="ce26" table:formula="of:=((((([.C163]-[.G163]+[.$A$3])/2)*[.$V$3])-[.$W$3])-127)*2" office:value-type="float" office:value="73.8825586442231" calcext:value-type="float">
            <text:p>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3]-[.G163]+[.$A$3])/2" office:value-type="float" office:value="236.371946057065" calcext:value-type="float">
            <text:p>236</text:p>
          </table:table-cell>
          <table:table-cell table:style-name="ce12" table:formula="of:=([.E163]-[.G163]+[.$A$3])/2" office:value-type="float" office:value="18.6280539429355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63]+1.065" office:value-type="float" office:value="171.465" calcext:value-type="float">
            <text:p>171,465</text:p>
          </table:table-cell>
          <table:table-cell table:formula="of:=[.$A$3]*SIN(RADIANS([.B164]))" office:value-type="float" office:value="37.8454524258717" calcext:value-type="float">
            <text:p>37,8</text:p>
          </table:table-cell>
          <table:table-cell table:formula="of:=[.$A$3]*SIN(RADIANS([.B164]-120))" office:value-type="float" office:value="199.468073268203" calcext:value-type="float">
            <text:p>199,5</text:p>
          </table:table-cell>
          <table:table-cell table:formula="of:=[.$A$3]*SIN(RADIANS([.B164]+120))" office:value-type="float" office:value="-237.313525694074" calcext:value-type="float">
            <text:p>-237,3</text:p>
          </table:table-cell>
          <table:table-cell table:style-name="ce10"/>
          <table:table-cell table:style-name="ce18" table:formula="of:=(MIN([.C164];[.D164];[.E164])+MAX([.C164];[.D164];[.E164]))/2" office:value-type="float" office:value="-18.9227262129359" calcext:value-type="float">
            <text:p>-18,9</text:p>
          </table:table-cell>
          <table:table-cell table:style-name="ce26" table:formula="of:=((((([.C164]-[.G164]+[.$A$3])/2)*[.$V$3])-[.$W$3])-127)*2" office:value-type="float" office:value="65.780478149184" calcext:value-type="float">
            <text:p>6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4]-[.G164]+[.$A$3])/2" office:value-type="float" office:value="236.695399740569" calcext:value-type="float">
            <text:p>237</text:p>
          </table:table-cell>
          <table:table-cell table:style-name="ce12" table:formula="of:=([.E164]-[.G164]+[.$A$3])/2" office:value-type="float" office:value="18.3046002594308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64]+1.065" office:value-type="float" office:value="172.53" calcext:value-type="float">
            <text:p>172,53</text:p>
          </table:table-cell>
          <table:table-cell table:formula="of:=[.$A$3]*SIN(RADIANS([.B165]))" office:value-type="float" office:value="33.1517990341902" calcext:value-type="float">
            <text:p>33,2</text:p>
          </table:table-cell>
          <table:table-cell table:formula="of:=[.$A$3]*SIN(RADIANS([.B165]-120))" office:value-type="float" office:value="202.386354457414" calcext:value-type="float">
            <text:p>202,4</text:p>
          </table:table-cell>
          <table:table-cell table:formula="of:=[.$A$3]*SIN(RADIANS([.B165]+120))" office:value-type="float" office:value="-235.538153491604" calcext:value-type="float">
            <text:p>-235,5</text:p>
          </table:table-cell>
          <table:table-cell table:style-name="ce10"/>
          <table:table-cell table:style-name="ce18" table:formula="of:=(MIN([.C165];[.D165];[.E165])+MAX([.C165];[.D165];[.E165]))/2" office:value-type="float" office:value="-16.5758995170951" calcext:value-type="float">
            <text:p>-16,6</text:p>
          </table:table-cell>
          <table:table-cell table:style-name="ce26" table:formula="of:=((((([.C165]-[.G165]+[.$A$3])/2)*[.$V$3])-[.$W$3])-127)*2" office:value-type="float" office:value="57.6557641281831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5]-[.G165]+[.$A$3])/2" office:value-type="float" office:value="236.981126987255" calcext:value-type="float">
            <text:p>237</text:p>
          </table:table-cell>
          <table:table-cell table:style-name="ce12" table:formula="of:=([.E165]-[.G165]+[.$A$3])/2" office:value-type="float" office:value="18.0188730127454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65]+1.065" office:value-type="float" office:value="173.595" calcext:value-type="float">
            <text:p>173,595</text:p>
          </table:table-cell>
          <table:table-cell table:formula="of:=[.$A$3]*SIN(RADIANS([.B166]))" office:value-type="float" office:value="28.4466918701458" calcext:value-type="float">
            <text:p>28,4</text:p>
          </table:table-cell>
          <table:table-cell table:formula="of:=[.$A$3]*SIN(RADIANS([.B166]-120))" office:value-type="float" office:value="205.234712224644" calcext:value-type="float">
            <text:p>205,2</text:p>
          </table:table-cell>
          <table:table-cell table:formula="of:=[.$A$3]*SIN(RADIANS([.B166]+120))" office:value-type="float" office:value="-233.68140409479" calcext:value-type="float">
            <text:p>-233,7</text:p>
          </table:table-cell>
          <table:table-cell table:style-name="ce10"/>
          <table:table-cell table:style-name="ce18" table:formula="of:=(MIN([.C166];[.D166];[.E166])+MAX([.C166];[.D166];[.E166]))/2" office:value-type="float" office:value="-14.2233459350729" calcext:value-type="float">
            <text:p>-14,2</text:p>
          </table:table-cell>
          <table:table-cell table:style-name="ce26" table:formula="of:=((((([.C166]-[.G166]+[.$A$3])/2)*[.$V$3])-[.$W$3])-127)*2" office:value-type="float" office:value="49.5112236272224" calcext:value-type="float">
            <text:p>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6]-[.G166]+[.$A$3])/2" office:value-type="float" office:value="237.229029079859" calcext:value-type="float">
            <text:p>237</text:p>
          </table:table-cell>
          <table:table-cell table:style-name="ce12" table:formula="of:=([.E166]-[.G166]+[.$A$3])/2" office:value-type="float" office:value="17.7709709201415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66]+1.065" office:value-type="float" office:value="174.66" calcext:value-type="float">
            <text:p>174,66</text:p>
          </table:table-cell>
          <table:table-cell table:formula="of:=[.$A$3]*SIN(RADIANS([.B167]))" office:value-type="float" office:value="23.7317565235395" calcext:value-type="float">
            <text:p>23,7</text:p>
          </table:table-cell>
          <table:table-cell table:formula="of:=[.$A$3]*SIN(RADIANS([.B167]-120))" office:value-type="float" office:value="208.012162477251" calcext:value-type="float">
            <text:p>208,0</text:p>
          </table:table-cell>
          <table:table-cell table:formula="of:=[.$A$3]*SIN(RADIANS([.B167]+120))" office:value-type="float" office:value="-231.743919000791" calcext:value-type="float">
            <text:p>-231,7</text:p>
          </table:table-cell>
          <table:table-cell table:style-name="ce10"/>
          <table:table-cell table:style-name="ce18" table:formula="of:=(MIN([.C167];[.D167];[.E167])+MAX([.C167];[.D167];[.E167]))/2" office:value-type="float" office:value="-11.8658782617698" calcext:value-type="float">
            <text:p>-11,9</text:p>
          </table:table-cell>
          <table:table-cell table:style-name="ce26" table:formula="of:=((((([.C167]-[.G167]+[.$A$3])/2)*[.$V$3])-[.$W$3])-127)*2" office:value-type="float" office:value="41.3496705422468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7]-[.G167]+[.$A$3])/2" office:value-type="float" office:value="237.439020369511" calcext:value-type="float">
            <text:p>237</text:p>
          </table:table-cell>
          <table:table-cell table:style-name="ce12" table:formula="of:=([.E167]-[.G167]+[.$A$3])/2" office:value-type="float" office:value="17.5609796304895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67]+1.065" office:value-type="float" office:value="175.725" calcext:value-type="float">
            <text:p>175,725</text:p>
          </table:table-cell>
          <table:table-cell table:formula="of:=[.$A$3]*SIN(RADIANS([.B168]))" office:value-type="float" office:value="19.0086219797582" calcext:value-type="float">
            <text:p>19,0</text:p>
          </table:table-cell>
          <table:table-cell table:formula="of:=[.$A$3]*SIN(RADIANS([.B168]-120))" office:value-type="float" office:value="210.717745620768" calcext:value-type="float">
            <text:p>210,7</text:p>
          </table:table-cell>
          <table:table-cell table:formula="of:=[.$A$3]*SIN(RADIANS([.B168]+120))" office:value-type="float" office:value="-229.726367600526" calcext:value-type="float">
            <text:p>-229,7</text:p>
          </table:table-cell>
          <table:table-cell table:style-name="ce10"/>
          <table:table-cell table:style-name="ce18" table:formula="of:=(MIN([.C168];[.D168];[.E168])+MAX([.C168];[.D168];[.E168]))/2" office:value-type="float" office:value="-9.50431098987909" calcext:value-type="float">
            <text:p>-9,5</text:p>
          </table:table-cell>
          <table:table-cell table:style-name="ce26" table:formula="of:=((((([.C168]-[.G168]+[.$A$3])/2)*[.$V$3])-[.$W$3])-127)*2" office:value-type="float" office:value="33.1739246469613" calcext:value-type="float">
            <text:p>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8]-[.G168]+[.$A$3])/2" office:value-type="float" office:value="237.611028305323" calcext:value-type="float">
            <text:p>238</text:p>
          </table:table-cell>
          <table:table-cell table:style-name="ce12" table:formula="of:=([.E168]-[.G168]+[.$A$3])/2" office:value-type="float" office:value="17.3889716946765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68]+1.065" office:value-type="float" office:value="176.79" calcext:value-type="float">
            <text:p>176,79</text:p>
          </table:table-cell>
          <table:table-cell table:formula="of:=[.$A$3]*SIN(RADIANS([.B169]))" office:value-type="float" office:value="14.2789200569677" calcext:value-type="float">
            <text:p>14,3</text:p>
          </table:table-cell>
          <table:table-cell table:formula="of:=[.$A$3]*SIN(RADIANS([.B169]-120))" office:value-type="float" office:value="213.350526890435" calcext:value-type="float">
            <text:p>213,4</text:p>
          </table:table-cell>
          <table:table-cell table:formula="of:=[.$A$3]*SIN(RADIANS([.B169]+120))" office:value-type="float" office:value="-227.629446947403" calcext:value-type="float">
            <text:p>-227,6</text:p>
          </table:table-cell>
          <table:table-cell table:style-name="ce10"/>
          <table:table-cell table:style-name="ce18" table:formula="of:=(MIN([.C169];[.D169];[.E169])+MAX([.C169];[.D169];[.E169]))/2" office:value-type="float" office:value="-7.1394600284838" calcext:value-type="float">
            <text:p>-7,1</text:p>
          </table:table-cell>
          <table:table-cell table:style-name="ce26" table:formula="of:=((((([.C169]-[.G169]+[.$A$3])/2)*[.$V$3])-[.$W$3])-127)*2" office:value-type="float" office:value="24.986810618611" calcext:value-type="float">
            <text:p>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9]-[.G169]+[.$A$3])/2" office:value-type="float" office:value="237.744993459459" calcext:value-type="float">
            <text:p>238</text:p>
          </table:table-cell>
          <table:table-cell table:style-name="ce12" table:formula="of:=([.E169]-[.G169]+[.$A$3])/2" office:value-type="float" office:value="17.2550065405406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69]+1.065" office:value-type="float" office:value="177.855" calcext:value-type="float">
            <text:p>177,855</text:p>
          </table:table-cell>
          <table:table-cell table:formula="of:=[.$A$3]*SIN(RADIANS([.B170]))" office:value-type="float" office:value="9.54428484232935" calcext:value-type="float">
            <text:p>9,5</text:p>
          </table:table-cell>
          <table:table-cell table:formula="of:=[.$A$3]*SIN(RADIANS([.B170]-120))" office:value-type="float" office:value="215.909596674159" calcext:value-type="float">
            <text:p>215,9</text:p>
          </table:table-cell>
          <table:table-cell table:formula="of:=[.$A$3]*SIN(RADIANS([.B170]+120))" office:value-type="float" office:value="-225.453881516488" calcext:value-type="float">
            <text:p>-225,5</text:p>
          </table:table-cell>
          <table:table-cell table:style-name="ce10"/>
          <table:table-cell table:style-name="ce18" table:formula="of:=(MIN([.C170];[.D170];[.E170])+MAX([.C170];[.D170];[.E170]))/2" office:value-type="float" office:value="-4.77214242116469" calcext:value-type="float">
            <text:p>-4,8</text:p>
          </table:table-cell>
          <table:table-cell table:style-name="ce26" table:formula="of:=((((([.C170]-[.G170]+[.$A$3])/2)*[.$V$3])-[.$W$3])-127)*2" office:value-type="float" office:value="16.791157062072" calcext:value-type="float">
            <text:p>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0]-[.G170]+[.$A$3])/2" office:value-type="float" office:value="237.840869547662" calcext:value-type="float">
            <text:p>238</text:p>
          </table:table-cell>
          <table:table-cell table:style-name="ce12" table:formula="of:=([.E170]-[.G170]+[.$A$3])/2" office:value-type="float" office:value="17.1591304523383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70]+1.065" office:value-type="float" office:value="178.92" calcext:value-type="float">
            <text:p>178,92</text:p>
          </table:table-cell>
          <table:table-cell table:formula="of:=[.$A$3]*SIN(RADIANS([.B171]))" office:value-type="float" office:value="4.8063521274304" calcext:value-type="float">
            <text:p>4,8</text:p>
          </table:table-cell>
          <table:table-cell table:formula="of:=[.$A$3]*SIN(RADIANS([.B171]-120))" office:value-type="float" office:value="218.394070826776" calcext:value-type="float">
            <text:p>218,4</text:p>
          </table:table-cell>
          <table:table-cell table:formula="of:=[.$A$3]*SIN(RADIANS([.B171]+120))" office:value-type="float" office:value="-223.200422954206" calcext:value-type="float">
            <text:p>-223,2</text:p>
          </table:table-cell>
          <table:table-cell table:style-name="ce10"/>
          <table:table-cell table:style-name="ce18" table:formula="of:=(MIN([.C171];[.D171];[.E171])+MAX([.C171];[.D171];[.E171]))/2" office:value-type="float" office:value="-2.40317606371518" calcext:value-type="float">
            <text:p>-2,4</text:p>
          </table:table-cell>
          <table:table-cell table:style-name="ce26" table:formula="of:=((((([.C171]-[.G171]+[.$A$3])/2)*[.$V$3])-[.$W$3])-127)*2" office:value-type="float" office:value="8.589795532582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1]-[.G171]+[.$A$3])/2" office:value-type="float" office:value="237.898623445245" calcext:value-type="float">
            <text:p>238</text:p>
          </table:table-cell>
          <table:table-cell table:style-name="ce12" table:formula="of:=([.E171]-[.G171]+[.$A$3])/2" office:value-type="float" office:value="17.1013765547546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71]+1.065" office:value-type="float" office:value="179.985" calcext:value-type="float">
            <text:p>179,985</text:p>
          </table:table-cell>
          <table:table-cell table:formula="of:=[.$A$3]*SIN(RADIANS([.B172]))" office:value-type="float" office:value="0.0667588431275726" calcext:value-type="float">
            <text:p>0,1</text:p>
          </table:table-cell>
          <table:table-cell table:formula="of:=[.$A$3]*SIN(RADIANS([.B172]-120))" office:value-type="float" office:value="220.803090975521" calcext:value-type="float">
            <text:p>220,8</text:p>
          </table:table-cell>
          <table:table-cell table:formula="of:=[.$A$3]*SIN(RADIANS([.B172]+120))" office:value-type="float" office:value="-220.869849818649" calcext:value-type="float">
            <text:p>-220,9</text:p>
          </table:table-cell>
          <table:table-cell table:style-name="ce10"/>
          <table:table-cell table:style-name="ce18" table:formula="of:=(MIN([.C172];[.D172];[.E172])+MAX([.C172];[.D172];[.E172]))/2" office:value-type="float" office:value="-0.0333794215637937" calcext:value-type="float">
            <text:p>0,0</text:p>
          </table:table-cell>
          <table:table-cell table:style-name="ce26" table:formula="of:=((((([.C172]-[.G172]+[.$A$3])/2)*[.$V$3])-[.$W$3])-127)*2" office:value-type="float" office:value="0.385559557453803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2]-[.G172]+[.$A$3])/2" office:value-type="float" office:value="237.918235198543" calcext:value-type="float">
            <text:p>238</text:p>
          </table:table-cell>
          <table:table-cell table:style-name="ce12" table:formula="of:=([.E172]-[.G172]+[.$A$3])/2" office:value-type="float" office:value="17.0817648014574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30"/>
          <table:table-cell table:style-name="ce2" table:formula="of:=[.B172]+1.065" office:value-type="float" office:value="181.05" calcext:value-type="float">
            <text:p>181,05</text:p>
          </table:table-cell>
          <table:table-cell table:style-name="ce31" table:formula="of:=[.$A$3]*SIN(RADIANS([.B173]))" office:value-type="float" office:value="-4.67285750600487" calcext:value-type="float">
            <text:p>-4,7</text:p>
          </table:table-cell>
          <table:table-cell table:style-name="ce31" table:formula="of:=[.$A$3]*SIN(RADIANS([.B173]-120))" office:value-type="float" office:value="223.135824816593" calcext:value-type="float">
            <text:p>223,1</text:p>
          </table:table-cell>
          <table:table-cell table:style-name="ce31" table:formula="of:=[.$A$3]*SIN(RADIANS([.B173]+120))" office:value-type="float" office:value="-218.462967310588" calcext:value-type="float">
            <text:p>-218,5</text:p>
          </table:table-cell>
          <table:table-cell table:style-name="ce32"/>
          <table:table-cell table:style-name="ce33" table:formula="of:=(MIN([.C173];[.D173];[.E173])+MAX([.C173];[.D173];[.E173]))/2" office:value-type="float" office:value="2.33642875300248" calcext:value-type="float">
            <text:p>2,3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string" calcext:value-type="string">
            <text:p>,</text:p>
          </table:table-cell>
          <table:table-cell table:style-name="ce35" table:formula="of:=([.D173]-[.G173]+[.$A$3])/2" office:value-type="float" office:value="237.899698031795" calcext:value-type="float">
            <text:p>238</text:p>
          </table:table-cell>
          <table:table-cell table:style-name="ce35" table:formula="of:=([.E173]-[.G173]+[.$A$3])/2" office:value-type="float" office:value="17.1003019682046" calcext:value-type="float">
            <text:p>17</text:p>
          </table:table-cell>
          <table:table-cell table:style-name="ce32"/>
          <table:table-cell table:style-name="ce35" table:formula="of:=0" office:value-type="float" office:value="0" calcext:value-type="float">
            <text:p>0</text:p>
          </table:table-cell>
          <table:table-cell table:style-name="ce35" office:value-type="string" calcext:value-type="string">
            <text:p>,</text:p>
          </table:table-cell>
          <table:table-cell table:style-name="ce30"/>
          <table:table-cell table:style-name="ce35" table:formula="of:=[.P172]" office:value-type="float" office:value="55" calcext:value-type="float">
            <text:p>55</text:p>
          </table:table-cell>
          <table:table-cell table:style-name="ce35" office:value-type="string" calcext:value-type="string">
            <text:p>,</text:p>
          </table:table-cell>
          <table:table-cell table:style-name="ce30" table:number-columns-repeated="1007"/>
        </table:table-row>
        <table:table-row table:style-name="ro1">
          <table:table-cell/>
          <table:table-cell table:style-name="ce2" table:formula="of:=[.B173]+1.065" office:value-type="float" office:value="182.115" calcext:value-type="float">
            <text:p>182,115</text:p>
          </table:table-cell>
          <table:table-cell table:formula="of:=[.$A$3]*SIN(RADIANS([.B174]))" office:value-type="float" office:value="-9.41085940742343" calcext:value-type="float">
            <text:p>-9,4</text:p>
          </table:table-cell>
          <table:table-cell table:formula="of:=[.$A$3]*SIN(RADIANS([.B174]-120))" office:value-type="float" office:value="225.391466402707" calcext:value-type="float">
            <text:p>225,4</text:p>
          </table:table-cell>
          <table:table-cell table:formula="of:=[.$A$3]*SIN(RADIANS([.B174]+120))" office:value-type="float" office:value="-215.980606995284" calcext:value-type="float">
            <text:p>-216,0</text:p>
          </table:table-cell>
          <table:table-cell table:style-name="ce10"/>
          <table:table-cell table:style-name="ce18" table:formula="of:=(MIN([.C174];[.D174];[.E174])+MAX([.C174];[.D174];[.E174]))/2" office:value-type="float" office:value="4.7054297037117" calcext:value-type="float">
            <text:p>4,7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4]-[.G174]+[.$A$3])/2" office:value-type="float" office:value="237.843018349498" calcext:value-type="float">
            <text:p>238</text:p>
          </table:table-cell>
          <table:table-cell table:style-name="ce12" table:formula="of:=([.E174]-[.G174]+[.$A$3])/2" office:value-type="float" office:value="17.1569816505023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74]+1.065" office:value-type="float" office:value="183.18" calcext:value-type="float">
            <text:p>183,18</text:p>
          </table:table-cell>
          <table:table-cell table:formula="of:=[.$A$3]*SIN(RADIANS([.B175]))" office:value-type="float" office:value="-14.1456099063683" calcext:value-type="float">
            <text:p>-14,1</text:p>
          </table:table-cell>
          <table:table-cell table:formula="of:=[.$A$3]*SIN(RADIANS([.B175]-120))" office:value-type="float" office:value="227.569236421547" calcext:value-type="float">
            <text:p>227,6</text:p>
          </table:table-cell>
          <table:table-cell table:formula="of:=[.$A$3]*SIN(RADIANS([.B175]+120))" office:value-type="float" office:value="-213.423626515179" calcext:value-type="float">
            <text:p>-213,4</text:p>
          </table:table-cell>
          <table:table-cell table:style-name="ce10"/>
          <table:table-cell table:style-name="ce18" table:formula="of:=(MIN([.C175];[.D175];[.E175])+MAX([.C175];[.D175];[.E175]))/2" office:value-type="float" office:value="7.07280495318415" calcext:value-type="float">
            <text:p>7,1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5]-[.G175]+[.$A$3])/2" office:value-type="float" office:value="237.748215734182" calcext:value-type="float">
            <text:p>238</text:p>
          </table:table-cell>
          <table:table-cell table:style-name="ce12" table:formula="of:=([.E175]-[.G175]+[.$A$3])/2" office:value-type="float" office:value="17.2517842658184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75]+1.065" office:value-type="float" office:value="184.245" calcext:value-type="float">
            <text:p>184,245</text:p>
          </table:table-cell>
          <table:table-cell table:formula="of:=[.$A$3]*SIN(RADIANS([.B176]))" office:value-type="float" office:value="-18.8754731714215" calcext:value-type="float">
            <text:p>-18,9</text:p>
          </table:table-cell>
          <table:table-cell table:formula="of:=[.$A$3]*SIN(RADIANS([.B176]-120))" office:value-type="float" office:value="229.668382465017" calcext:value-type="float">
            <text:p>229,7</text:p>
          </table:table-cell>
          <table:table-cell table:formula="of:=[.$A$3]*SIN(RADIANS([.B176]+120))" office:value-type="float" office:value="-210.792909293595" calcext:value-type="float">
            <text:p>-210,8</text:p>
          </table:table-cell>
          <table:table-cell table:style-name="ce10"/>
          <table:table-cell table:style-name="ce18" table:formula="of:=(MIN([.C176];[.D176];[.E176])+MAX([.C176];[.D176];[.E176]))/2" office:value-type="float" office:value="9.43773658571075" calcext:value-type="float">
            <text:p>9,4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6]-[.G176]+[.$A$3])/2" office:value-type="float" office:value="237.615322939653" calcext:value-type="float">
            <text:p>238</text:p>
          </table:table-cell>
          <table:table-cell table:style-name="ce12" table:formula="of:=([.E176]-[.G176]+[.$A$3])/2" office:value-type="float" office:value="17.3846770603471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76]+1.065" office:value-type="float" office:value="185.31" calcext:value-type="float">
            <text:p>185,31</text:p>
          </table:table-cell>
          <table:table-cell table:formula="of:=[.$A$3]*SIN(RADIANS([.B177]))" office:value-type="float" office:value="-23.5988150596795" calcext:value-type="float">
            <text:p>-23,6</text:p>
          </table:table-cell>
          <table:table-cell table:formula="of:=[.$A$3]*SIN(RADIANS([.B177]-120))" office:value-type="float" office:value="231.688179289187" calcext:value-type="float">
            <text:p>231,7</text:p>
          </table:table-cell>
          <table:table-cell table:formula="of:=[.$A$3]*SIN(RADIANS([.B177]+120))" office:value-type="float" office:value="-208.089364229507" calcext:value-type="float">
            <text:p>-208,1</text:p>
          </table:table-cell>
          <table:table-cell table:style-name="ce10"/>
          <table:table-cell table:style-name="ce18" table:formula="of:=(MIN([.C177];[.D177];[.E177])+MAX([.C177];[.D177];[.E177]))/2" office:value-type="float" office:value="11.7994075298398" calcext:value-type="float">
            <text:p>11,8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7]-[.G177]+[.$A$3])/2" office:value-type="float" office:value="237.444385879674" calcext:value-type="float">
            <text:p>237</text:p>
          </table:table-cell>
          <table:table-cell table:style-name="ce12" table:formula="of:=([.E177]-[.G177]+[.$A$3])/2" office:value-type="float" office:value="17.5556141203264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77]+1.065" office:value-type="float" office:value="186.375" calcext:value-type="float">
            <text:p>186,375</text:p>
          </table:table-cell>
          <table:table-cell table:formula="of:=[.$A$3]*SIN(RADIANS([.B178]))" office:value-type="float" office:value="-28.3140036813394" calcext:value-type="float">
            <text:p>-28,3</text:p>
          </table:table-cell>
          <table:table-cell table:formula="of:=[.$A$3]*SIN(RADIANS([.B178]-120))" office:value-type="float" office:value="233.627929064869" calcext:value-type="float">
            <text:p>233,6</text:p>
          </table:table-cell>
          <table:table-cell table:formula="of:=[.$A$3]*SIN(RADIANS([.B178]+120))" office:value-type="float" office:value="-205.31392538353" calcext:value-type="float">
            <text:p>-205,3</text:p>
          </table:table-cell>
          <table:table-cell table:style-name="ce10"/>
          <table:table-cell table:style-name="ce18" table:formula="of:=(MIN([.C178];[.D178];[.E178])+MAX([.C178];[.D178];[.E178]))/2" office:value-type="float" office:value="14.1570018406696" calcext:value-type="float">
            <text:p>14,2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8]-[.G178]+[.$A$3])/2" office:value-type="float" office:value="237.2354636121" calcext:value-type="float">
            <text:p>237</text:p>
          </table:table-cell>
          <table:table-cell table:style-name="ce12" table:formula="of:=([.E178]-[.G178]+[.$A$3])/2" office:value-type="float" office:value="17.7645363879003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78]+1.065" office:value-type="float" office:value="187.44" calcext:value-type="float">
            <text:p>187,44</text:p>
          </table:table-cell>
          <table:table-cell table:formula="of:=[.$A$3]*SIN(RADIANS([.B179]))" office:value-type="float" office:value="-33.0194099635096" calcext:value-type="float">
            <text:p>-33,0</text:p>
          </table:table-cell>
          <table:table-cell table:formula="of:=[.$A$3]*SIN(RADIANS([.B179]-120))" office:value-type="float" office:value="235.486961618708" calcext:value-type="float">
            <text:p>235,5</text:p>
          </table:table-cell>
          <table:table-cell table:formula="of:=[.$A$3]*SIN(RADIANS([.B179]+120))" office:value-type="float" office:value="-202.467551655199" calcext:value-type="float">
            <text:p>-202,5</text:p>
          </table:table-cell>
          <table:table-cell table:style-name="ce10"/>
          <table:table-cell table:style-name="ce18" table:formula="of:=(MIN([.C179];[.D179];[.E179])+MAX([.C179];[.D179];[.E179]))/2" office:value-type="float" office:value="16.5097049817548" calcext:value-type="float">
            <text:p>16,5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9]-[.G179]+[.$A$3])/2" office:value-type="float" office:value="236.988628318477" calcext:value-type="float">
            <text:p>237</text:p>
          </table:table-cell>
          <table:table-cell table:style-name="ce12" table:formula="of:=([.E179]-[.G179]+[.$A$3])/2" office:value-type="float" office:value="18.0113716815232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79]+1.065" office:value-type="float" office:value="188.505" calcext:value-type="float">
            <text:p>188,505</text:p>
          </table:table-cell>
          <table:table-cell table:formula="of:=[.$A$3]*SIN(RADIANS([.B180]))" office:value-type="float" office:value="-37.713408213045" calcext:value-type="float">
            <text:p>-37,7</text:p>
          </table:table-cell>
          <table:table-cell table:formula="of:=[.$A$3]*SIN(RADIANS([.B180]-120))" office:value-type="float" office:value="237.264634664726" calcext:value-type="float">
            <text:p>237,3</text:p>
          </table:table-cell>
          <table:table-cell table:formula="of:=[.$A$3]*SIN(RADIANS([.B180]+120))" office:value-type="float" office:value="-199.551226451681" calcext:value-type="float">
            <text:p>-199,6</text:p>
          </table:table-cell>
          <table:table-cell table:style-name="ce10"/>
          <table:table-cell table:style-name="ce18" table:formula="of:=(MIN([.C180];[.D180];[.E180])+MAX([.C180];[.D180];[.E180]))/2" office:value-type="float" office:value="18.8567041065225" calcext:value-type="float">
            <text:p>18,9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0]-[.G180]+[.$A$3])/2" office:value-type="float" office:value="236.703965279102" calcext:value-type="float">
            <text:p>237</text:p>
          </table:table-cell>
          <table:table-cell table:style-name="ce12" table:formula="of:=([.E180]-[.G180]+[.$A$3])/2" office:value-type="float" office:value="18.2960347208981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80]+1.065" office:value-type="float" office:value="189.57" calcext:value-type="float">
            <text:p>189,57</text:p>
          </table:table-cell>
          <table:table-cell table:formula="of:=[.$A$3]*SIN(RADIANS([.B181]))" office:value-type="float" office:value="-42.3943766782163" calcext:value-type="float">
            <text:p>-42,4</text:p>
          </table:table-cell>
          <table:table-cell table:formula="of:=[.$A$3]*SIN(RADIANS([.B181]-120))" office:value-type="float" office:value="238.960334026226" calcext:value-type="float">
            <text:p>239,0</text:p>
          </table:table-cell>
          <table:table-cell table:formula="of:=[.$A$3]*SIN(RADIANS([.B181]+120))" office:value-type="float" office:value="-196.56595734801" calcext:value-type="float">
            <text:p>-196,6</text:p>
          </table:table-cell>
          <table:table-cell table:style-name="ce10"/>
          <table:table-cell table:style-name="ce18" table:formula="of:=(MIN([.C181];[.D181];[.E181])+MAX([.C181];[.D181];[.E181]))/2" office:value-type="float" office:value="21.1971883391082" calcext:value-type="float">
            <text:p>21,2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1]-[.G181]+[.$A$3])/2" office:value-type="float" office:value="236.381572843559" calcext:value-type="float">
            <text:p>236</text:p>
          </table:table-cell>
          <table:table-cell table:style-name="ce12" table:formula="of:=([.E181]-[.G181]+[.$A$3])/2" office:value-type="float" office:value="18.6184271564408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81]+1.065" office:value-type="float" office:value="190.635" calcext:value-type="float">
            <text:p>190,635</text:p>
          </table:table-cell>
          <table:table-cell table:formula="of:=[.$A$3]*SIN(RADIANS([.B182]))" office:value-type="float" office:value="-47.0606981090158" calcext:value-type="float">
            <text:p>-47,1</text:p>
          </table:table-cell>
          <table:table-cell table:formula="of:=[.$A$3]*SIN(RADIANS([.B182]-120))" office:value-type="float" office:value="240.57347384799" calcext:value-type="float">
            <text:p>240,6</text:p>
          </table:table-cell>
          <table:table-cell table:formula="of:=[.$A$3]*SIN(RADIANS([.B182]+120))" office:value-type="float" office:value="-193.512775738974" calcext:value-type="float">
            <text:p>-193,5</text:p>
          </table:table-cell>
          <table:table-cell table:style-name="ce10"/>
          <table:table-cell table:style-name="ce18" table:formula="of:=(MIN([.C182];[.D182];[.E182])+MAX([.C182];[.D182];[.E182]))/2" office:value-type="float" office:value="23.5303490545078" calcext:value-type="float">
            <text:p>23,5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2]-[.G182]+[.$A$3])/2" office:value-type="float" office:value="236.021562396741" calcext:value-type="float">
            <text:p>236</text:p>
          </table:table-cell>
          <table:table-cell table:style-name="ce12" table:formula="of:=([.E182]-[.G182]+[.$A$3])/2" office:value-type="float" office:value="18.9784376032589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82]+1.065" office:value-type="float" office:value="191.7" calcext:value-type="float">
            <text:p>191,7</text:p>
          </table:table-cell>
          <table:table-cell table:formula="of:=[.$A$3]*SIN(RADIANS([.B183]))" office:value-type="float" office:value="-51.7107603159093" calcext:value-type="float">
            <text:p>-51,7</text:p>
          </table:table-cell>
          <table:table-cell table:formula="of:=[.$A$3]*SIN(RADIANS([.B183]-120))" office:value-type="float" office:value="242.103496798685" calcext:value-type="float">
            <text:p>242,1</text:p>
          </table:table-cell>
          <table:table-cell table:formula="of:=[.$A$3]*SIN(RADIANS([.B183]+120))" office:value-type="float" office:value="-190.392736482776" calcext:value-type="float">
            <text:p>-190,4</text:p>
          </table:table-cell>
          <table:table-cell table:style-name="ce10"/>
          <table:table-cell table:style-name="ce18" table:formula="of:=(MIN([.C183];[.D183];[.E183])+MAX([.C183];[.D183];[.E183]))/2" office:value-type="float" office:value="25.8553801579547" calcext:value-type="float">
            <text:p>25,9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3]-[.G183]+[.$A$3])/2" office:value-type="float" office:value="235.624058320365" calcext:value-type="float">
            <text:p>236</text:p>
          </table:table-cell>
          <table:table-cell table:style-name="ce12" table:formula="of:=([.E183]-[.G183]+[.$A$3])/2" office:value-type="float" office:value="19.3759416796348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83]+1.065" office:value-type="float" office:value="192.765" calcext:value-type="float">
            <text:p>192,765</text:p>
          </table:table-cell>
          <table:table-cell table:formula="of:=[.$A$3]*SIN(RADIANS([.B184]))" office:value-type="float" office:value="-56.3429567268392" calcext:value-type="float">
            <text:p>-56,3</text:p>
          </table:table-cell>
          <table:table-cell table:formula="of:=[.$A$3]*SIN(RADIANS([.B184]-120))" office:value-type="float" office:value="243.549874263422" calcext:value-type="float">
            <text:p>243,5</text:p>
          </table:table-cell>
          <table:table-cell table:formula="of:=[.$A$3]*SIN(RADIANS([.B184]+120))" office:value-type="float" office:value="-187.206917536583" calcext:value-type="float">
            <text:p>-187,2</text:p>
          </table:table-cell>
          <table:table-cell table:style-name="ce10"/>
          <table:table-cell table:style-name="ce18" table:formula="of:=(MIN([.C184];[.D184];[.E184])+MAX([.C184];[.D184];[.E184]))/2" office:value-type="float" office:value="28.1714783634195" calcext:value-type="float">
            <text:p>28,2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4]-[.G184]+[.$A$3])/2" office:value-type="float" office:value="235.189197950001" calcext:value-type="float">
            <text:p>235</text:p>
          </table:table-cell>
          <table:table-cell table:style-name="ce12" table:formula="of:=([.E184]-[.G184]+[.$A$3])/2" office:value-type="float" office:value="19.8108020499988" calcext:value-type="float">
            <text:p>2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84]+1.065" office:value-type="float" office:value="193.83" calcext:value-type="float">
            <text:p>193,83</text:p>
          </table:table-cell>
          <table:table-cell table:formula="of:=[.$A$3]*SIN(RADIANS([.B185]))" office:value-type="float" office:value="-60.9556869422863" calcext:value-type="float">
            <text:p>-61,0</text:p>
          </table:table-cell>
          <table:table-cell table:formula="of:=[.$A$3]*SIN(RADIANS([.B185]-120))" office:value-type="float" office:value="244.912106526387" calcext:value-type="float">
            <text:p>244,9</text:p>
          </table:table-cell>
          <table:table-cell table:formula="of:=[.$A$3]*SIN(RADIANS([.B185]+120))" office:value-type="float" office:value="-183.956419584101" calcext:value-type="float">
            <text:p>-184,0</text:p>
          </table:table-cell>
          <table:table-cell table:style-name="ce10"/>
          <table:table-cell table:style-name="ce18" table:formula="of:=(MIN([.C185];[.D185];[.E185])+MAX([.C185];[.D185];[.E185]))/2" office:value-type="float" office:value="30.4778434711432" calcext:value-type="float">
            <text:p>30,5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5]-[.G185]+[.$A$3])/2" office:value-type="float" office:value="234.717131527622" calcext:value-type="float">
            <text:p>235</text:p>
          </table:table-cell>
          <table:table-cell table:style-name="ce12" table:formula="of:=([.E185]-[.G185]+[.$A$3])/2" office:value-type="float" office:value="20.2828684723781" calcext:value-type="float">
            <text:p>2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85]+1.065" office:value-type="float" office:value="194.895" calcext:value-type="float">
            <text:p>194,895</text:p>
          </table:table-cell>
          <table:table-cell table:formula="of:=[.$A$3]*SIN(RADIANS([.B186]))" office:value-type="float" office:value="-65.5473572882" calcext:value-type="float">
            <text:p>-65,5</text:p>
          </table:table-cell>
          <table:table-cell table:formula="of:=[.$A$3]*SIN(RADIANS([.B186]-120))" office:value-type="float" office:value="246.189722943491" calcext:value-type="float">
            <text:p>246,2</text:p>
          </table:table-cell>
          <table:table-cell table:formula="of:=[.$A$3]*SIN(RADIANS([.B186]+120))" office:value-type="float" office:value="-180.642365655292" calcext:value-type="float">
            <text:p>-180,6</text:p>
          </table:table-cell>
          <table:table-cell table:style-name="ce10"/>
          <table:table-cell table:style-name="ce18" table:formula="of:=(MIN([.C186];[.D186];[.E186])+MAX([.C186];[.D186];[.E186]))/2" office:value-type="float" office:value="32.7736786440999" calcext:value-type="float">
            <text:p>32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6]-[.G186]+[.$A$3])/2" office:value-type="float" office:value="234.208022149696" calcext:value-type="float">
            <text:p>234</text:p>
          </table:table-cell>
          <table:table-cell table:style-name="ce12" table:formula="of:=([.E186]-[.G186]+[.$A$3])/2" office:value-type="float" office:value="20.7919778503042" calcext:value-type="float">
            <text:p>2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86]+1.065" office:value-type="float" office:value="195.96" calcext:value-type="float">
            <text:p>195,96</text:p>
          </table:table-cell>
          <table:table-cell table:formula="of:=[.$A$3]*SIN(RADIANS([.B187]))" office:value-type="float" office:value="-70.1163813666034" calcext:value-type="float">
            <text:p>-70,1</text:p>
          </table:table-cell>
          <table:table-cell table:formula="of:=[.$A$3]*SIN(RADIANS([.B187]-120))" office:value-type="float" office:value="247.382282104977" calcext:value-type="float">
            <text:p>247,4</text:p>
          </table:table-cell>
          <table:table-cell table:formula="of:=[.$A$3]*SIN(RADIANS([.B187]+120))" office:value-type="float" office:value="-177.265900738373" calcext:value-type="float">
            <text:p>-177,3</text:p>
          </table:table-cell>
          <table:table-cell table:style-name="ce10"/>
          <table:table-cell table:style-name="ce18" table:formula="of:=(MIN([.C187];[.D187];[.E187])+MAX([.C187];[.D187];[.E187]))/2" office:value-type="float" office:value="35.0581906833017" calcext:value-type="float">
            <text:p>35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7]-[.G187]+[.$A$3])/2" office:value-type="float" office:value="233.662045710837" calcext:value-type="float">
            <text:p>234</text:p>
          </table:table-cell>
          <table:table-cell table:style-name="ce12" table:formula="of:=([.E187]-[.G187]+[.$A$3])/2" office:value-type="float" office:value="21.3379542891625" calcext:value-type="float">
            <text:p>2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87]+1.065" office:value-type="float" office:value="197.025" calcext:value-type="float">
            <text:p>197,025</text:p>
          </table:table-cell>
          <table:table-cell table:formula="of:=[.$A$3]*SIN(RADIANS([.B188]))" office:value-type="float" office:value="-74.6611806036866" calcext:value-type="float">
            <text:p>-74,7</text:p>
          </table:table-cell>
          <table:table-cell table:formula="of:=[.$A$3]*SIN(RADIANS([.B188]-120))" office:value-type="float" office:value="248.489371987919" calcext:value-type="float">
            <text:p>248,5</text:p>
          </table:table-cell>
          <table:table-cell table:formula="of:=[.$A$3]*SIN(RADIANS([.B188]+120))" office:value-type="float" office:value="-173.828191384232" calcext:value-type="float">
            <text:p>-173,8</text:p>
          </table:table-cell>
          <table:table-cell table:style-name="ce10"/>
          <table:table-cell table:style-name="ce18" table:formula="of:=(MIN([.C188];[.D188];[.E188])+MAX([.C188];[.D188];[.E188]))/2" office:value-type="float" office:value="37.3305903018432" calcext:value-type="float">
            <text:p>37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8]-[.G188]+[.$A$3])/2" office:value-type="float" office:value="233.079390843038" calcext:value-type="float">
            <text:p>233</text:p>
          </table:table-cell>
          <table:table-cell table:style-name="ce12" table:formula="of:=([.E188]-[.G188]+[.$A$3])/2" office:value-type="float" office:value="21.9206091569621" calcext:value-type="float">
            <text:p>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88]+1.065" office:value-type="float" office:value="198.09" calcext:value-type="float">
            <text:p>198,09</text:p>
          </table:table-cell>
          <table:table-cell table:formula="of:=[.$A$3]*SIN(RADIANS([.B189]))" office:value-type="float" office:value="-79.1801847951947" calcext:value-type="float">
            <text:p>-79,2</text:p>
          </table:table-cell>
          <table:table-cell table:formula="of:=[.$A$3]*SIN(RADIANS([.B189]-120))" office:value-type="float" office:value="249.510610098581" calcext:value-type="float">
            <text:p>249,5</text:p>
          </table:table-cell>
          <table:table-cell table:formula="of:=[.$A$3]*SIN(RADIANS([.B189]+120))" office:value-type="float" office:value="-170.330425303386" calcext:value-type="float">
            <text:p>-170,3</text:p>
          </table:table-cell>
          <table:table-cell table:style-name="ce10"/>
          <table:table-cell table:style-name="ce18" table:formula="of:=(MIN([.C189];[.D189];[.E189])+MAX([.C189];[.D189];[.E189]))/2" office:value-type="float" office:value="39.5900923975974" calcext:value-type="float">
            <text:p>39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9]-[.G189]+[.$A$3])/2" office:value-type="float" office:value="232.460258850492" calcext:value-type="float">
            <text:p>232</text:p>
          </table:table-cell>
          <table:table-cell table:style-name="ce12" table:formula="of:=([.E189]-[.G189]+[.$A$3])/2" office:value-type="float" office:value="22.539741149508" calcext:value-type="float">
            <text:p>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89]+1.065" office:value-type="float" office:value="199.155" calcext:value-type="float">
            <text:p>199,155</text:p>
          </table:table-cell>
          <table:table-cell table:formula="of:=[.$A$3]*SIN(RADIANS([.B190]))" office:value-type="float" office:value="-83.6718326489257" calcext:value-type="float">
            <text:p>-83,7</text:p>
          </table:table-cell>
          <table:table-cell table:formula="of:=[.$A$3]*SIN(RADIANS([.B190]-120))" office:value-type="float" office:value="250.445643604563" calcext:value-type="float">
            <text:p>250,4</text:p>
          </table:table-cell>
          <table:table-cell table:formula="of:=[.$A$3]*SIN(RADIANS([.B190]+120))" office:value-type="float" office:value="-166.773810955637" calcext:value-type="float">
            <text:p>-166,8</text:p>
          </table:table-cell>
          <table:table-cell table:style-name="ce10"/>
          <table:table-cell table:style-name="ce18" table:formula="of:=(MIN([.C190];[.D190];[.E190])+MAX([.C190];[.D190];[.E190]))/2" office:value-type="float" office:value="41.8359163244628" calcext:value-type="float">
            <text:p>4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0]-[.G190]+[.$A$3])/2" office:value-type="float" office:value="231.80486364005" calcext:value-type="float">
            <text:p>232</text:p>
          </table:table-cell>
          <table:table-cell table:style-name="ce12" table:formula="of:=([.E190]-[.G190]+[.$A$3])/2" office:value-type="float" office:value="23.19513635995" calcext:value-type="float">
            <text:p>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90]+1.065" office:value-type="float" office:value="200.22" calcext:value-type="float">
            <text:p>200,22</text:p>
          </table:table-cell>
          <table:table-cell table:formula="of:=[.$A$3]*SIN(RADIANS([.B191]))" office:value-type="float" office:value="-88.1345723241485" calcext:value-type="float">
            <text:p>-88,1</text:p>
          </table:table-cell>
          <table:table-cell table:formula="of:=[.$A$3]*SIN(RADIANS([.B191]-120))" office:value-type="float" office:value="251.2941494567" calcext:value-type="float">
            <text:p>251,3</text:p>
          </table:table-cell>
          <table:table-cell table:formula="of:=[.$A$3]*SIN(RADIANS([.B191]+120))" office:value-type="float" office:value="-163.159577132552" calcext:value-type="float">
            <text:p>-163,2</text:p>
          </table:table-cell>
          <table:table-cell table:style-name="ce10"/>
          <table:table-cell table:style-name="ce18" table:formula="of:=(MIN([.C191];[.D191];[.E191])+MAX([.C191];[.D191];[.E191]))/2" office:value-type="float" office:value="44.0672861620743" calcext:value-type="float">
            <text:p>44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1]-[.G191]+[.$A$3])/2" office:value-type="float" office:value="231.113431647313" calcext:value-type="float">
            <text:p>231</text:p>
          </table:table-cell>
          <table:table-cell table:style-name="ce12" table:formula="of:=([.E191]-[.G191]+[.$A$3])/2" office:value-type="float" office:value="23.886568352687" calcext:value-type="float">
            <text:p>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91]+1.065" office:value-type="float" office:value="201.285" calcext:value-type="float">
            <text:p>201,285</text:p>
          </table:table-cell>
          <table:table-cell table:formula="of:=[.$A$3]*SIN(RADIANS([.B192]))" office:value-type="float" office:value="-92.5668619677557" calcext:value-type="float">
            <text:p>-92,6</text:p>
          </table:table-cell>
          <table:table-cell table:formula="of:=[.$A$3]*SIN(RADIANS([.B192]-120))" office:value-type="float" office:value="252.05583450068" calcext:value-type="float">
            <text:p>252,1</text:p>
          </table:table-cell>
          <table:table-cell table:formula="of:=[.$A$3]*SIN(RADIANS([.B192]+120))" office:value-type="float" office:value="-159.488972532925" calcext:value-type="float">
            <text:p>-159,5</text:p>
          </table:table-cell>
          <table:table-cell table:style-name="ce10"/>
          <table:table-cell table:style-name="ce18" table:formula="of:=(MIN([.C192];[.D192];[.E192])+MAX([.C192];[.D192];[.E192]))/2" office:value-type="float" office:value="46.2834309838778" calcext:value-type="float">
            <text:p>46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2]-[.G192]+[.$A$3])/2" office:value-type="float" office:value="230.386201758401" calcext:value-type="float">
            <text:p>230</text:p>
          </table:table-cell>
          <table:table-cell table:style-name="ce12" table:formula="of:=([.E192]-[.G192]+[.$A$3])/2" office:value-type="float" office:value="24.6137982415986" calcext:value-type="float">
            <text:p>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92]+1.065" office:value-type="float" office:value="202.35" calcext:value-type="float">
            <text:p>202,35</text:p>
          </table:table-cell>
          <table:table-cell table:formula="of:=[.$A$3]*SIN(RADIANS([.B193]))" office:value-type="float" office:value="-96.9671702469658" calcext:value-type="float">
            <text:p>-97,0</text:p>
          </table:table-cell>
          <table:table-cell table:formula="of:=[.$A$3]*SIN(RADIANS([.B193]-120))" office:value-type="float" office:value="252.730435578323" calcext:value-type="float">
            <text:p>252,7</text:p>
          </table:table-cell>
          <table:table-cell table:formula="of:=[.$A$3]*SIN(RADIANS([.B193]+120))" office:value-type="float" office:value="-155.763265331357" calcext:value-type="float">
            <text:p>-155,8</text:p>
          </table:table-cell>
          <table:table-cell table:style-name="ce10"/>
          <table:table-cell table:style-name="ce18" table:formula="of:=(MIN([.C193];[.D193];[.E193])+MAX([.C193];[.D193];[.E193]))/2" office:value-type="float" office:value="48.483585123483" calcext:value-type="float">
            <text:p>48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3]-[.G193]+[.$A$3])/2" office:value-type="float" office:value="229.62342522742" calcext:value-type="float">
            <text:p>230</text:p>
          </table:table-cell>
          <table:table-cell table:style-name="ce12" table:formula="of:=([.E193]-[.G193]+[.$A$3])/2" office:value-type="float" office:value="25.3765747725798" calcext:value-type="float">
            <text:p>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93]+1.065" office:value-type="float" office:value="203.415" calcext:value-type="float">
            <text:p>203,415</text:p>
          </table:table-cell>
          <table:table-cell table:formula="of:=[.$A$3]*SIN(RADIANS([.B194]))" office:value-type="float" office:value="-101.333976878391" calcext:value-type="float">
            <text:p>-101,3</text:p>
          </table:table-cell>
          <table:table-cell table:formula="of:=[.$A$3]*SIN(RADIANS([.B194]-120))" office:value-type="float" office:value="253.317719618501" calcext:value-type="float">
            <text:p>253,3</text:p>
          </table:table-cell>
          <table:table-cell table:formula="of:=[.$A$3]*SIN(RADIANS([.B194]+120))" office:value-type="float" office:value="-151.983742740111" calcext:value-type="float">
            <text:p>-152,0</text:p>
          </table:table-cell>
          <table:table-cell table:style-name="ce10"/>
          <table:table-cell table:style-name="ce18" table:formula="of:=(MIN([.C194];[.D194];[.E194])+MAX([.C194];[.D194];[.E194]))/2" office:value-type="float" office:value="50.6669884391954" calcext:value-type="float">
            <text:p>50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4]-[.G194]+[.$A$3])/2" office:value-type="float" office:value="228.825365589653" calcext:value-type="float">
            <text:p>229</text:p>
          </table:table-cell>
          <table:table-cell table:style-name="ce12" table:formula="of:=([.E194]-[.G194]+[.$A$3])/2" office:value-type="float" office:value="26.174634410347" calcext:value-type="float">
            <text:p>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94]+1.065" office:value-type="float" office:value="204.48" calcext:value-type="float">
            <text:p>204,48</text:p>
          </table:table-cell>
          <table:table-cell table:formula="of:=[.$A$3]*SIN(RADIANS([.B195]))" office:value-type="float" office:value="-105.665773153286" calcext:value-type="float">
            <text:p>-105,7</text:p>
          </table:table-cell>
          <table:table-cell table:formula="of:=[.$A$3]*SIN(RADIANS([.B195]-120))" office:value-type="float" office:value="253.817483717665" calcext:value-type="float">
            <text:p>253,8</text:p>
          </table:table-cell>
          <table:table-cell table:formula="of:=[.$A$3]*SIN(RADIANS([.B195]+120))" office:value-type="float" office:value="-148.151710564379" calcext:value-type="float">
            <text:p>-148,2</text:p>
          </table:table-cell>
          <table:table-cell table:style-name="ce10"/>
          <table:table-cell table:style-name="ce18" table:formula="of:=(MIN([.C195];[.D195];[.E195])+MAX([.C195];[.D195];[.E195]))/2" office:value-type="float" office:value="52.832886576643" calcext:value-type="float">
            <text:p>52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5]-[.G195]+[.$A$3])/2" office:value-type="float" office:value="227.992298570511" calcext:value-type="float">
            <text:p>228</text:p>
          </table:table-cell>
          <table:table-cell table:style-name="ce12" table:formula="of:=([.E195]-[.G195]+[.$A$3])/2" office:value-type="float" office:value="27.0077014294892" calcext:value-type="float">
            <text:p>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95]+1.065" office:value-type="float" office:value="205.545" calcext:value-type="float">
            <text:p>205,545</text:p>
          </table:table-cell>
          <table:table-cell table:formula="of:=[.$A$3]*SIN(RADIANS([.B196]))" office:value-type="float" office:value="-109.961062458801" calcext:value-type="float">
            <text:p>-110,0</text:p>
          </table:table-cell>
          <table:table-cell table:formula="of:=[.$A$3]*SIN(RADIANS([.B196]-120))" office:value-type="float" office:value="254.229555209943" calcext:value-type="float">
            <text:p>254,2</text:p>
          </table:table-cell>
          <table:table-cell table:formula="of:=[.$A$3]*SIN(RADIANS([.B196]+120))" office:value-type="float" office:value="-144.268492751142" calcext:value-type="float">
            <text:p>-144,3</text:p>
          </table:table-cell>
          <table:table-cell table:style-name="ce10"/>
          <table:table-cell table:style-name="ce18" table:formula="of:=(MIN([.C196];[.D196];[.E196])+MAX([.C196];[.D196];[.E196]))/2" office:value-type="float" office:value="54.9805312294003" calcext:value-type="float">
            <text:p>55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6]-[.G196]+[.$A$3])/2" office:value-type="float" office:value="227.124511990271" calcext:value-type="float">
            <text:p>227</text:p>
          </table:table-cell>
          <table:table-cell table:style-name="ce12" table:formula="of:=([.E196]-[.G196]+[.$A$3])/2" office:value-type="float" office:value="27.8754880097287" calcext:value-type="float">
            <text:p>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96]+1.065" office:value-type="float" office:value="206.61" calcext:value-type="float">
            <text:p>206,61</text:p>
          </table:table-cell>
          <table:table-cell table:formula="of:=[.$A$3]*SIN(RADIANS([.B197]))" office:value-type="float" office:value="-114.21836079505" calcext:value-type="float">
            <text:p>-114,2</text:p>
          </table:table-cell>
          <table:table-cell table:formula="of:=[.$A$3]*SIN(RADIANS([.B197]-120))" office:value-type="float" office:value="254.553791726801" calcext:value-type="float">
            <text:p>254,6</text:p>
          </table:table-cell>
          <table:table-cell table:formula="of:=[.$A$3]*SIN(RADIANS([.B197]+120))" office:value-type="float" office:value="-140.335430931751" calcext:value-type="float">
            <text:p>-140,3</text:p>
          </table:table-cell>
          <table:table-cell table:style-name="ce10"/>
          <table:table-cell table:style-name="ce18" table:formula="of:=(MIN([.C197];[.D197];[.E197])+MAX([.C197];[.D197];[.E197]))/2" office:value-type="float" office:value="57.1091803975252" calcext:value-type="float">
            <text:p>57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7]-[.G197]+[.$A$3])/2" office:value-type="float" office:value="226.222305664638" calcext:value-type="float">
            <text:p>226</text:p>
          </table:table-cell>
          <table:table-cell table:style-name="ce12" table:formula="of:=([.E197]-[.G197]+[.$A$3])/2" office:value-type="float" office:value="28.7776943353621" calcext:value-type="float">
            <text:p>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97]+1.065" office:value-type="float" office:value="207.675" calcext:value-type="float">
            <text:p>207,675</text:p>
          </table:table-cell>
          <table:table-cell table:formula="of:=[.$A$3]*SIN(RADIANS([.B198]))" office:value-type="float" office:value="-118.436197287831" calcext:value-type="float">
            <text:p>-118,4</text:p>
          </table:table-cell>
          <table:table-cell table:formula="of:=[.$A$3]*SIN(RADIANS([.B198]-120))" office:value-type="float" office:value="254.790081246226" calcext:value-type="float">
            <text:p>254,8</text:p>
          </table:table-cell>
          <table:table-cell table:formula="of:=[.$A$3]*SIN(RADIANS([.B198]+120))" office:value-type="float" office:value="-136.353883958396" calcext:value-type="float">
            <text:p>-136,4</text:p>
          </table:table-cell>
          <table:table-cell table:style-name="ce10"/>
          <table:table-cell table:style-name="ce18" table:formula="of:=(MIN([.C198];[.D198];[.E198])+MAX([.C198];[.D198];[.E198]))/2" office:value-type="float" office:value="59.2180986439152" calcext:value-type="float">
            <text:p>59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8]-[.G198]+[.$A$3])/2" office:value-type="float" office:value="225.285991301155" calcext:value-type="float">
            <text:p>225</text:p>
          </table:table-cell>
          <table:table-cell table:style-name="ce12" table:formula="of:=([.E198]-[.G198]+[.$A$3])/2" office:value-type="float" office:value="29.7140086988446" calcext:value-type="float">
            <text:p>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98]+1.065" office:value-type="float" office:value="208.74" calcext:value-type="float">
            <text:p>208,74</text:p>
          </table:table-cell>
          <table:table-cell table:formula="of:=[.$A$3]*SIN(RADIANS([.B199]))" office:value-type="float" office:value="-122.613114696797" calcext:value-type="float">
            <text:p>-122,6</text:p>
          </table:table-cell>
          <table:table-cell table:formula="of:=[.$A$3]*SIN(RADIANS([.B199]-120))" office:value-type="float" office:value="254.938342131431" calcext:value-type="float">
            <text:p>254,9</text:p>
          </table:table-cell>
          <table:table-cell table:formula="of:=[.$A$3]*SIN(RADIANS([.B199]+120))" office:value-type="float" office:value="-132.325227434634" calcext:value-type="float">
            <text:p>-132,3</text:p>
          </table:table-cell>
          <table:table-cell table:style-name="ce10"/>
          <table:table-cell table:style-name="ce18" table:formula="of:=(MIN([.C199];[.D199];[.E199])+MAX([.C199];[.D199];[.E199]))/2" office:value-type="float" office:value="61.3065573483984" calcext:value-type="float">
            <text:p>61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9]-[.G199]+[.$A$3])/2" office:value-type="float" office:value="224.315892391516" calcext:value-type="float">
            <text:p>224</text:p>
          </table:table-cell>
          <table:table-cell table:style-name="ce12" table:formula="of:=([.E199]-[.G199]+[.$A$3])/2" office:value-type="float" office:value="30.6841076084837" calcext:value-type="float">
            <text:p>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199]+1.065" office:value-type="float" office:value="209.805" calcext:value-type="float">
            <text:p>209,805</text:p>
          </table:table-cell>
          <table:table-cell table:formula="of:=[.$A$3]*SIN(RADIANS([.B200]))" office:value-type="float" office:value="-126.747669918933" calcext:value-type="float">
            <text:p>-126,7</text:p>
          </table:table-cell>
          <table:table-cell table:formula="of:=[.$A$3]*SIN(RADIANS([.B200]-120))" office:value-type="float" office:value="254.998523159059" calcext:value-type="float">
            <text:p>255,0</text:p>
          </table:table-cell>
          <table:table-cell table:formula="of:=[.$A$3]*SIN(RADIANS([.B200]+120))" office:value-type="float" office:value="-128.250853240126" calcext:value-type="float">
            <text:p>-128,3</text:p>
          </table:table-cell>
          <table:table-cell table:style-name="ce10"/>
          <table:table-cell table:style-name="ce18" table:formula="of:=(MIN([.C200];[.D200];[.E200])+MAX([.C200];[.D200];[.E200]))/2" office:value-type="float" office:value="63.3738349594663" calcext:value-type="float">
            <text:p>63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0]-[.G200]+[.$A$3])/2" office:value-type="float" office:value="223.312344099796" calcext:value-type="float">
            <text:p>223</text:p>
          </table:table-cell>
          <table:table-cell table:style-name="ce12" table:formula="of:=([.E200]-[.G200]+[.$A$3])/2" office:value-type="float" office:value="31.6876559002038" calcext:value-type="float">
            <text:p>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00]+1.065" office:value-type="float" office:value="210.87" calcext:value-type="float">
            <text:p>210,87</text:p>
          </table:table-cell>
          <table:table-cell table:formula="of:=[.$A$3]*SIN(RADIANS([.B201]))" office:value-type="float" office:value="-130.838434487135" calcext:value-type="float">
            <text:p>-130,8</text:p>
          </table:table-cell>
          <table:table-cell table:formula="of:=[.$A$3]*SIN(RADIANS([.B201]-120))" office:value-type="float" office:value="254.970603536881" calcext:value-type="float">
            <text:p>255,0</text:p>
          </table:table-cell>
          <table:table-cell table:formula="of:=[.$A$3]*SIN(RADIANS([.B201]+120))" office:value-type="float" office:value="-124.132169049745" calcext:value-type="float">
            <text:p>-124,1</text:p>
          </table:table-cell>
          <table:table-cell table:style-name="ce10"/>
          <table:table-cell table:style-name="ce18" table:formula="of:=(MIN([.C201];[.D201];[.E201])+MAX([.C201];[.D201];[.E201]))/2" office:value-type="float" office:value="62.0660845248727" calcext:value-type="float">
            <text:p>6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1]-[.G201]+[.$A$3])/2" office:value-type="float" office:value="223.952259506004" calcext:value-type="float">
            <text:p>224</text:p>
          </table:table-cell>
          <table:table-cell table:style-name="ce12" table:formula="of:=([.E201]-[.G201]+[.$A$3])/2" office:value-type="float" office:value="34.400873212691" calcext:value-type="float">
            <text:p>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01]+1.065" office:value-type="float" office:value="211.935" calcext:value-type="float">
            <text:p>211,935</text:p>
          </table:table-cell>
          <table:table-cell table:formula="of:=[.$A$3]*SIN(RADIANS([.B202]))" office:value-type="float" office:value="-134.883995063741" calcext:value-type="float">
            <text:p>-134,9</text:p>
          </table:table-cell>
          <table:table-cell table:formula="of:=[.$A$3]*SIN(RADIANS([.B202]-120))" office:value-type="float" office:value="254.854592910979" calcext:value-type="float">
            <text:p>254,9</text:p>
          </table:table-cell>
          <table:table-cell table:formula="of:=[.$A$3]*SIN(RADIANS([.B202]+120))" office:value-type="float" office:value="-119.970597847238" calcext:value-type="float">
            <text:p>-120,0</text:p>
          </table:table-cell>
          <table:table-cell table:style-name="ce10"/>
          <table:table-cell table:style-name="ce18" table:formula="of:=(MIN([.C202];[.D202];[.E202])+MAX([.C202];[.D202];[.E202]))/2" office:value-type="float" office:value="59.9852989236189" calcext:value-type="float">
            <text:p>60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2]-[.G202]+[.$A$3])/2" office:value-type="float" office:value="224.93464699368" calcext:value-type="float">
            <text:p>225</text:p>
          </table:table-cell>
          <table:table-cell table:style-name="ce12" table:formula="of:=([.E202]-[.G202]+[.$A$3])/2" office:value-type="float" office:value="37.5220516145716" calcext:value-type="float">
            <text:p>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02]+1.065" office:value-type="float" office:value="213" calcext:value-type="float">
            <text:p>213</text:p>
          </table:table-cell>
          <table:table-cell table:formula="of:=[.$A$3]*SIN(RADIANS([.B203]))" office:value-type="float" office:value="-138.882953928831" calcext:value-type="float">
            <text:p>-138,9</text:p>
          </table:table-cell>
          <table:table-cell table:formula="of:=[.$A$3]*SIN(RADIANS([.B203]-120))" office:value-type="float" office:value="254.650531362416" calcext:value-type="float">
            <text:p>254,7</text:p>
          </table:table-cell>
          <table:table-cell table:formula="of:=[.$A$3]*SIN(RADIANS([.B203]+120))" office:value-type="float" office:value="-115.767577433586" calcext:value-type="float">
            <text:p>-115,8</text:p>
          </table:table-cell>
          <table:table-cell table:style-name="ce10"/>
          <table:table-cell table:style-name="ce18" table:formula="of:=(MIN([.C203];[.D203];[.E203])+MAX([.C203];[.D203];[.E203]))/2" office:value-type="float" office:value="57.883788716793" calcext:value-type="float">
            <text:p>57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3]-[.G203]+[.$A$3])/2" office:value-type="float" office:value="225.883371322812" calcext:value-type="float">
            <text:p>226</text:p>
          </table:table-cell>
          <table:table-cell table:style-name="ce12" table:formula="of:=([.E203]-[.G203]+[.$A$3])/2" office:value-type="float" office:value="40.6743169248106" calcext:value-type="float">
            <text:p>4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03]+1.065" office:value-type="float" office:value="214.065" calcext:value-type="float">
            <text:p>214,065</text:p>
          </table:table-cell>
          <table:table-cell table:formula="of:=[.$A$3]*SIN(RADIANS([.B204]))" office:value-type="float" office:value="-142.833929463128" calcext:value-type="float">
            <text:p>-142,8</text:p>
          </table:table-cell>
          <table:table-cell table:formula="of:=[.$A$3]*SIN(RADIANS([.B204]-120))" office:value-type="float" office:value="254.358489393385" calcext:value-type="float">
            <text:p>254,4</text:p>
          </table:table-cell>
          <table:table-cell table:formula="of:=[.$A$3]*SIN(RADIANS([.B204]+120))" office:value-type="float" office:value="-111.524559930257" calcext:value-type="float">
            <text:p>-111,5</text:p>
          </table:table-cell>
          <table:table-cell table:style-name="ce10"/>
          <table:table-cell table:style-name="ce18" table:formula="of:=(MIN([.C204];[.D204];[.E204])+MAX([.C204];[.D204];[.E204]))/2" office:value-type="float" office:value="55.7622799651283" calcext:value-type="float">
            <text:p>55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4]-[.G204]+[.$A$3])/2" office:value-type="float" office:value="226.798104714128" calcext:value-type="float">
            <text:p>227</text:p>
          </table:table-cell>
          <table:table-cell table:style-name="ce12" table:formula="of:=([.E204]-[.G204]+[.$A$3])/2" office:value-type="float" office:value="43.8565800523074" calcext:value-type="float">
            <text:p>4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04]+1.065" office:value-type="float" office:value="215.13" calcext:value-type="float">
            <text:p>215,13</text:p>
          </table:table-cell>
          <table:table-cell table:formula="of:=[.$A$3]*SIN(RADIANS([.B205]))" office:value-type="float" office:value="-146.735556625349" calcext:value-type="float">
            <text:p>-146,7</text:p>
          </table:table-cell>
          <table:table-cell table:formula="of:=[.$A$3]*SIN(RADIANS([.B205]-120))" office:value-type="float" office:value="253.97856790285" calcext:value-type="float">
            <text:p>254,0</text:p>
          </table:table-cell>
          <table:table-cell table:formula="of:=[.$A$3]*SIN(RADIANS([.B205]+120))" office:value-type="float" office:value="-107.243011277502" calcext:value-type="float">
            <text:p>-107,2</text:p>
          </table:table-cell>
          <table:table-cell table:style-name="ce10"/>
          <table:table-cell table:style-name="ce18" table:formula="of:=(MIN([.C205];[.D205];[.E205])+MAX([.C205];[.D205];[.E205]))/2" office:value-type="float" office:value="53.6215056387509" calcext:value-type="float">
            <text:p>53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5]-[.G205]+[.$A$3])/2" office:value-type="float" office:value="227.67853113205" calcext:value-type="float">
            <text:p>228</text:p>
          </table:table-cell>
          <table:table-cell table:style-name="ce12" table:formula="of:=([.E205]-[.G205]+[.$A$3])/2" office:value-type="float" office:value="47.0677415418737" calcext:value-type="float">
            <text:p>4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05]+1.065" office:value-type="float" office:value="216.195" calcext:value-type="float">
            <text:p>216,195</text:p>
          </table:table-cell>
          <table:table-cell table:formula="of:=[.$A$3]*SIN(RADIANS([.B206]))" office:value-type="float" office:value="-150.586487423809" calcext:value-type="float">
            <text:p>-150,6</text:p>
          </table:table-cell>
          <table:table-cell table:formula="of:=[.$A$3]*SIN(RADIANS([.B206]-120))" office:value-type="float" office:value="253.510898151691" calcext:value-type="float">
            <text:p>253,5</text:p>
          </table:table-cell>
          <table:table-cell table:formula="of:=[.$A$3]*SIN(RADIANS([.B206]+120))" office:value-type="float" office:value="-102.924410727882" calcext:value-type="float">
            <text:p>-102,9</text:p>
          </table:table-cell>
          <table:table-cell table:style-name="ce10"/>
          <table:table-cell table:style-name="ce18" table:formula="of:=(MIN([.C206];[.D206];[.E206])+MAX([.C206];[.D206];[.E206]))/2" office:value-type="float" office:value="51.4622053639412" calcext:value-type="float">
            <text:p>51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6]-[.G206]+[.$A$3])/2" office:value-type="float" office:value="228.524346393875" calcext:value-type="float">
            <text:p>229</text:p>
          </table:table-cell>
          <table:table-cell table:style-name="ce12" table:formula="of:=([.E206]-[.G206]+[.$A$3])/2" office:value-type="float" office:value="50.3066919540882" calcext:value-type="float">
            <text:p>5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06]+1.065" office:value-type="float" office:value="217.26" calcext:value-type="float">
            <text:p>217,26</text:p>
          </table:table-cell>
          <table:table-cell table:formula="of:=[.$A$3]*SIN(RADIANS([.B207]))" office:value-type="float" office:value="-154.385391382154" calcext:value-type="float">
            <text:p>-154,4</text:p>
          </table:table-cell>
          <table:table-cell table:formula="of:=[.$A$3]*SIN(RADIANS([.B207]-120))" office:value-type="float" office:value="252.955641717349" calcext:value-type="float">
            <text:p>253,0</text:p>
          </table:table-cell>
          <table:table-cell table:formula="of:=[.$A$3]*SIN(RADIANS([.B207]+120))" office:value-type="float" office:value="-98.5702503351954" calcext:value-type="float">
            <text:p>-98,6</text:p>
          </table:table-cell>
          <table:table-cell table:style-name="ce10"/>
          <table:table-cell table:style-name="ce18" table:formula="of:=(MIN([.C207];[.D207];[.E207])+MAX([.C207];[.D207];[.E207]))/2" office:value-type="float" office:value="49.2851251675977" calcext:value-type="float">
            <text:p>49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7]-[.G207]+[.$A$3])/2" office:value-type="float" office:value="229.335258274876" calcext:value-type="float">
            <text:p>229</text:p>
          </table:table-cell>
          <table:table-cell table:style-name="ce12" table:formula="of:=([.E207]-[.G207]+[.$A$3])/2" office:value-type="float" office:value="53.5723122486035" calcext:value-type="float">
            <text:p>5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07]+1.065" office:value-type="float" office:value="218.325" calcext:value-type="float">
            <text:p>218,325</text:p>
          </table:table-cell>
          <table:table-cell table:formula="of:=[.$A$3]*SIN(RADIANS([.B208]))" office:value-type="float" office:value="-158.130955999028" calcext:value-type="float">
            <text:p>-158,1</text:p>
          </table:table-cell>
          <table:table-cell table:formula="of:=[.$A$3]*SIN(RADIANS([.B208]-120))" office:value-type="float" office:value="252.312990438005" calcext:value-type="float">
            <text:p>252,3</text:p>
          </table:table-cell>
          <table:table-cell table:formula="of:=[.$A$3]*SIN(RADIANS([.B208]+120))" office:value-type="float" office:value="-94.1820344389767" calcext:value-type="float">
            <text:p>-94,2</text:p>
          </table:table-cell>
          <table:table-cell table:style-name="ce10"/>
          <table:table-cell table:style-name="ce18" table:formula="of:=(MIN([.C208];[.D208];[.E208])+MAX([.C208];[.D208];[.E208]))/2" office:value-type="float" office:value="47.0910172194883" calcext:value-type="float">
            <text:p>47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8]-[.G208]+[.$A$3])/2" office:value-type="float" office:value="230.110986609258" calcext:value-type="float">
            <text:p>230</text:p>
          </table:table-cell>
          <table:table-cell table:style-name="ce12" table:formula="of:=([.E208]-[.G208]+[.$A$3])/2" office:value-type="float" office:value="56.8634741707675" calcext:value-type="float">
            <text:p>5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08]+1.065" office:value-type="float" office:value="219.39" calcext:value-type="float">
            <text:p>219,39</text:p>
          </table:table-cell>
          <table:table-cell table:formula="of:=[.$A$3]*SIN(RADIANS([.B209]))" office:value-type="float" office:value="-161.821887201539" calcext:value-type="float">
            <text:p>-161,8</text:p>
          </table:table-cell>
          <table:table-cell table:formula="of:=[.$A$3]*SIN(RADIANS([.B209]-120))" office:value-type="float" office:value="251.583166346298" calcext:value-type="float">
            <text:p>251,6</text:p>
          </table:table-cell>
          <table:table-cell table:formula="of:=[.$A$3]*SIN(RADIANS([.B209]+120))" office:value-type="float" office:value="-89.761279144759" calcext:value-type="float">
            <text:p>-89,8</text:p>
          </table:table-cell>
          <table:table-cell table:style-name="ce10"/>
          <table:table-cell table:style-name="ce18" table:formula="of:=(MIN([.C209];[.D209];[.E209])+MAX([.C209];[.D209];[.E209]))/2" office:value-type="float" office:value="44.8806395723796" calcext:value-type="float">
            <text:p>44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9]-[.G209]+[.$A$3])/2" office:value-type="float" office:value="230.851263386959" calcext:value-type="float">
            <text:p>231</text:p>
          </table:table-cell>
          <table:table-cell table:style-name="ce12" table:formula="of:=([.E209]-[.G209]+[.$A$3])/2" office:value-type="float" office:value="60.1790406414307" calcext:value-type="float">
            <text:p>6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09]+1.065" office:value-type="float" office:value="220.455" calcext:value-type="float">
            <text:p>220,455</text:p>
          </table:table-cell>
          <table:table-cell table:formula="of:=[.$A$3]*SIN(RADIANS([.B210]))" office:value-type="float" office:value="-165.45690979235" calcext:value-type="float">
            <text:p>-165,5</text:p>
          </table:table-cell>
          <table:table-cell table:formula="of:=[.$A$3]*SIN(RADIANS([.B210]-120))" office:value-type="float" office:value="250.766421592617" calcext:value-type="float">
            <text:p>250,8</text:p>
          </table:table-cell>
          <table:table-cell table:formula="of:=[.$A$3]*SIN(RADIANS([.B210]+120))" office:value-type="float" office:value="-85.3095118002675" calcext:value-type="float">
            <text:p>-85,3</text:p>
          </table:table-cell>
          <table:table-cell table:style-name="ce10"/>
          <table:table-cell table:style-name="ce18" table:formula="of:=(MIN([.C210];[.D210];[.E210])+MAX([.C210];[.D210];[.E210]))/2" office:value-type="float" office:value="42.6547559001337" calcext:value-type="float">
            <text:p>4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0]-[.G210]+[.$A$3])/2" office:value-type="float" office:value="231.555832846242" calcext:value-type="float">
            <text:p>232</text:p>
          </table:table-cell>
          <table:table-cell table:style-name="ce12" table:formula="of:=([.E210]-[.G210]+[.$A$3])/2" office:value-type="float" office:value="63.5178661497994" calcext:value-type="float">
            <text:p>6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10]+1.065" office:value-type="float" office:value="221.52" calcext:value-type="float">
            <text:p>221,52</text:p>
          </table:table-cell>
          <table:table-cell table:formula="of:=[.$A$3]*SIN(RADIANS([.B211]))" office:value-type="float" office:value="-169.034767890257" calcext:value-type="float">
            <text:p>-169,0</text:p>
          </table:table-cell>
          <table:table-cell table:formula="of:=[.$A$3]*SIN(RADIANS([.B211]-120))" office:value-type="float" office:value="249.863038357983" calcext:value-type="float">
            <text:p>249,9</text:p>
          </table:table-cell>
          <table:table-cell table:formula="of:=[.$A$3]*SIN(RADIANS([.B211]+120))" office:value-type="float" office:value="-80.8282704677261" calcext:value-type="float">
            <text:p>-80,8</text:p>
          </table:table-cell>
          <table:table-cell table:style-name="ce10"/>
          <table:table-cell table:style-name="ce18" table:formula="of:=(MIN([.C211];[.D211];[.E211])+MAX([.C211];[.D211];[.E211]))/2" office:value-type="float" office:value="40.4141352338632" calcext:value-type="float">
            <text:p>40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1]-[.G211]+[.$A$3])/2" office:value-type="float" office:value="232.22445156206" calcext:value-type="float">
            <text:p>232</text:p>
          </table:table-cell>
          <table:table-cell table:style-name="ce12" table:formula="of:=([.E211]-[.G211]+[.$A$3])/2" office:value-type="float" office:value="66.8787971492054" calcext:value-type="float">
            <text:p>6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11]+1.065" office:value-type="float" office:value="222.585" calcext:value-type="float">
            <text:p>222,585</text:p>
          </table:table-cell>
          <table:table-cell table:formula="of:=[.$A$3]*SIN(RADIANS([.B212]))" office:value-type="float" office:value="-172.554225364088" calcext:value-type="float">
            <text:p>-172,6</text:p>
          </table:table-cell>
          <table:table-cell table:formula="of:=[.$A$3]*SIN(RADIANS([.B212]-120))" office:value-type="float" office:value="248.873328756557" calcext:value-type="float">
            <text:p>248,9</text:p>
          </table:table-cell>
          <table:table-cell table:formula="of:=[.$A$3]*SIN(RADIANS([.B212]+120))" office:value-type="float" office:value="-76.3191033924686" calcext:value-type="float">
            <text:p>-76,3</text:p>
          </table:table-cell>
          <table:table-cell table:style-name="ce10"/>
          <table:table-cell table:style-name="ce18" table:formula="of:=(MIN([.C212];[.D212];[.E212])+MAX([.C212];[.D212];[.E212]))/2" office:value-type="float" office:value="38.1595516962342" calcext:value-type="float">
            <text:p>38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2]-[.G212]+[.$A$3])/2" office:value-type="float" office:value="232.856888530161" calcext:value-type="float">
            <text:p>233</text:p>
          </table:table-cell>
          <table:table-cell table:style-name="ce12" table:formula="of:=([.E212]-[.G212]+[.$A$3])/2" office:value-type="float" office:value="70.2606724556486" calcext:value-type="float">
            <text:p>7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12]+1.065" office:value-type="float" office:value="223.65" calcext:value-type="float">
            <text:p>223,65</text:p>
          </table:table-cell>
          <table:table-cell table:formula="of:=[.$A$3]*SIN(RADIANS([.B213]))" office:value-type="float" office:value="-176.01406625978" calcext:value-type="float">
            <text:p>-176,0</text:p>
          </table:table-cell>
          <table:table-cell table:formula="of:=[.$A$3]*SIN(RADIANS([.B213]-120))" office:value-type="float" office:value="247.797634727804" calcext:value-type="float">
            <text:p>247,8</text:p>
          </table:table-cell>
          <table:table-cell table:formula="of:=[.$A$3]*SIN(RADIANS([.B213]+120))" office:value-type="float" office:value="-71.7835684680238" calcext:value-type="float">
            <text:p>-71,8</text:p>
          </table:table-cell>
          <table:table-cell table:style-name="ce10"/>
          <table:table-cell table:style-name="ce18" table:formula="of:=(MIN([.C213];[.D213];[.E213])+MAX([.C213];[.D213];[.E213]))/2" office:value-type="float" office:value="35.891784234012" calcext:value-type="float">
            <text:p>35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3]-[.G213]+[.$A$3])/2" office:value-type="float" office:value="233.452925246896" calcext:value-type="float">
            <text:p>233</text:p>
          </table:table-cell>
          <table:table-cell table:style-name="ce12" table:formula="of:=([.E213]-[.G213]+[.$A$3])/2" office:value-type="float" office:value="73.6623236489821" calcext:value-type="float">
            <text:p>7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13]+1.065" office:value-type="float" office:value="224.715" calcext:value-type="float">
            <text:p>224,715</text:p>
          </table:table-cell>
          <table:table-cell table:formula="of:=[.$A$3]*SIN(RADIANS([.B214]))" office:value-type="float" office:value="-179.413095220484" calcext:value-type="float">
            <text:p>-179,4</text:p>
          </table:table-cell>
          <table:table-cell table:formula="of:=[.$A$3]*SIN(RADIANS([.B214]-120))" office:value-type="float" office:value="246.63632791836" calcext:value-type="float">
            <text:p>246,6</text:p>
          </table:table-cell>
          <table:table-cell table:formula="of:=[.$A$3]*SIN(RADIANS([.B214]+120))" office:value-type="float" office:value="-67.2232326978762" calcext:value-type="float">
            <text:p>-67,2</text:p>
          </table:table-cell>
          <table:table-cell table:style-name="ce10"/>
          <table:table-cell table:style-name="ce18" table:formula="of:=(MIN([.C214];[.D214];[.E214])+MAX([.C214];[.D214];[.E214]))/2" office:value-type="float" office:value="33.6116163489381" calcext:value-type="float">
            <text:p>33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4]-[.G214]+[.$A$3])/2" office:value-type="float" office:value="234.012355784711" calcext:value-type="float">
            <text:p>234</text:p>
          </table:table-cell>
          <table:table-cell table:style-name="ce12" table:formula="of:=([.E214]-[.G214]+[.$A$3])/2" office:value-type="float" office:value="77.0825754765929" calcext:value-type="float">
            <text:p>7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14]+1.065" office:value-type="float" office:value="225.78" calcext:value-type="float">
            <text:p>225,78</text:p>
          </table:table-cell>
          <table:table-cell table:formula="of:=[.$A$3]*SIN(RADIANS([.B215]))" office:value-type="float" office:value="-182.750137899554" calcext:value-type="float">
            <text:p>-182,8</text:p>
          </table:table-cell>
          <table:table-cell table:formula="of:=[.$A$3]*SIN(RADIANS([.B215]-120))" office:value-type="float" office:value="245.389809553625" calcext:value-type="float">
            <text:p>245,4</text:p>
          </table:table-cell>
          <table:table-cell table:formula="of:=[.$A$3]*SIN(RADIANS([.B215]+120))" office:value-type="float" office:value="-62.6396716540702" calcext:value-type="float">
            <text:p>-62,6</text:p>
          </table:table-cell>
          <table:table-cell table:style-name="ce10"/>
          <table:table-cell table:style-name="ce18" table:formula="of:=(MIN([.C215];[.D215];[.E215])+MAX([.C215];[.D215];[.E215]))/2" office:value-type="float" office:value="31.3198358270352" calcext:value-type="float">
            <text:p>31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5]-[.G215]+[.$A$3])/2" office:value-type="float" office:value="234.534986863295" calcext:value-type="float">
            <text:p>235</text:p>
          </table:table-cell>
          <table:table-cell table:style-name="ce12" table:formula="of:=([.E215]-[.G215]+[.$A$3])/2" office:value-type="float" office:value="80.5202462594473" calcext:value-type="float">
            <text:p>8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15]+1.065" office:value-type="float" office:value="226.845" calcext:value-type="float">
            <text:p>226,845</text:p>
          </table:table-cell>
          <table:table-cell table:formula="of:=[.$A$3]*SIN(RADIANS([.B216]))" office:value-type="float" office:value="-186.024041366281" calcext:value-type="float">
            <text:p>-186,0</text:p>
          </table:table-cell>
          <table:table-cell table:formula="of:=[.$A$3]*SIN(RADIANS([.B216]-120))" office:value-type="float" office:value="244.058510299143" calcext:value-type="float">
            <text:p>244,1</text:p>
          </table:table-cell>
          <table:table-cell table:formula="of:=[.$A$3]*SIN(RADIANS([.B216]+120))" office:value-type="float" office:value="-58.0344689328623" calcext:value-type="float">
            <text:p>-58,0</text:p>
          </table:table-cell>
          <table:table-cell table:style-name="ce10"/>
          <table:table-cell table:style-name="ce18" table:formula="of:=(MIN([.C216];[.D216];[.E216])+MAX([.C216];[.D216];[.E216]))/2" office:value-type="float" office:value="29.0172344664311" calcext:value-type="float">
            <text:p>29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6]-[.G216]+[.$A$3])/2" office:value-type="float" office:value="235.020637916356" calcext:value-type="float">
            <text:p>235</text:p>
          </table:table-cell>
          <table:table-cell table:style-name="ce12" table:formula="of:=([.E216]-[.G216]+[.$A$3])/2" office:value-type="float" office:value="83.9741483003533" calcext:value-type="float">
            <text:p>8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16]+1.065" office:value-type="float" office:value="227.91" calcext:value-type="float">
            <text:p>227,91</text:p>
          </table:table-cell>
          <table:table-cell table:formula="of:=[.$A$3]*SIN(RADIANS([.B217]))" office:value-type="float" office:value="-189.23367450422" calcext:value-type="float">
            <text:p>-189,2</text:p>
          </table:table-cell>
          <table:table-cell table:formula="of:=[.$A$3]*SIN(RADIANS([.B217]-120))" office:value-type="float" office:value="242.642890111812" calcext:value-type="float">
            <text:p>242,6</text:p>
          </table:table-cell>
          <table:table-cell table:formula="of:=[.$A$3]*SIN(RADIANS([.B217]+120))" office:value-type="float" office:value="-53.4092156075922" calcext:value-type="float">
            <text:p>-53,4</text:p>
          </table:table-cell>
          <table:table-cell table:style-name="ce10"/>
          <table:table-cell table:style-name="ce18" table:formula="of:=(MIN([.C217];[.D217];[.E217])+MAX([.C217];[.D217];[.E217]))/2" office:value-type="float" office:value="26.7046078037962" calcext:value-type="float">
            <text:p>26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7]-[.G217]+[.$A$3])/2" office:value-type="float" office:value="235.469141154008" calcext:value-type="float">
            <text:p>235</text:p>
          </table:table-cell>
          <table:table-cell table:style-name="ce12" table:formula="of:=([.E217]-[.G217]+[.$A$3])/2" office:value-type="float" office:value="87.4430882943058" calcext:value-type="float">
            <text:p>8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17]+1.065" office:value-type="float" office:value="228.975" calcext:value-type="float">
            <text:p>228,975</text:p>
          </table:table-cell>
          <table:table-cell table:formula="of:=[.$A$3]*SIN(RADIANS([.B218]))" office:value-type="float" office:value="-192.377928401987" calcext:value-type="float">
            <text:p>-192,4</text:p>
          </table:table-cell>
          <table:table-cell table:formula="of:=[.$A$3]*SIN(RADIANS([.B218]-120))" office:value-type="float" office:value="241.143438080967" calcext:value-type="float">
            <text:p>241,1</text:p>
          </table:table-cell>
          <table:table-cell table:formula="of:=[.$A$3]*SIN(RADIANS([.B218]+120))" office:value-type="float" office:value="-48.7655096789806" calcext:value-type="float">
            <text:p>-48,8</text:p>
          </table:table-cell>
          <table:table-cell table:style-name="ce10"/>
          <table:table-cell table:style-name="ce18" table:formula="of:=(MIN([.C218];[.D218];[.E218])+MAX([.C218];[.D218];[.E218]))/2" office:value-type="float" office:value="24.3827548394903" calcext:value-type="float">
            <text:p>24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8]-[.G218]+[.$A$3])/2" office:value-type="float" office:value="235.880341620738" calcext:value-type="float">
            <text:p>236</text:p>
          </table:table-cell>
          <table:table-cell table:style-name="ce12" table:formula="of:=([.E218]-[.G218]+[.$A$3])/2" office:value-type="float" office:value="90.9258677407646" calcext:value-type="float">
            <text:p>9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18]+1.065" office:value-type="float" office:value="230.04" calcext:value-type="float">
            <text:p>230,04</text:p>
          </table:table-cell>
          <table:table-cell table:formula="of:=[.$A$3]*SIN(RADIANS([.B219]))" office:value-type="float" office:value="-195.455716736383" calcext:value-type="float">
            <text:p>-195,5</text:p>
          </table:table-cell>
          <table:table-cell table:formula="of:=[.$A$3]*SIN(RADIANS([.B219]-120))" office:value-type="float" office:value="239.560672259407" calcext:value-type="float">
            <text:p>239,6</text:p>
          </table:table-cell>
          <table:table-cell table:formula="of:=[.$A$3]*SIN(RADIANS([.B219]+120))" office:value-type="float" office:value="-44.1049555230235" calcext:value-type="float">
            <text:p>-44,1</text:p>
          </table:table-cell>
          <table:table-cell table:style-name="ce10"/>
          <table:table-cell table:style-name="ce18" table:formula="of:=(MIN([.C219];[.D219];[.E219])+MAX([.C219];[.D219];[.E219]))/2" office:value-type="float" office:value="22.0524777615119" calcext:value-type="float">
            <text:p>2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9]-[.G219]+[.$A$3])/2" office:value-type="float" office:value="236.254097248947" calcext:value-type="float">
            <text:p>236</text:p>
          </table:table-cell>
          <table:table-cell table:style-name="ce12" table:formula="of:=([.E219]-[.G219]+[.$A$3])/2" office:value-type="float" office:value="94.4212833577323" calcext:value-type="float">
            <text:p>9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19]+1.065" office:value-type="float" office:value="231.105" calcext:value-type="float">
            <text:p>231,105</text:p>
          </table:table-cell>
          <table:table-cell table:formula="of:=[.$A$3]*SIN(RADIANS([.B220]))" office:value-type="float" office:value="-198.465976147712" calcext:value-type="float">
            <text:p>-198,5</text:p>
          </table:table-cell>
          <table:table-cell table:formula="of:=[.$A$3]*SIN(RADIANS([.B220]-120))" office:value-type="float" office:value="237.895139484405" calcext:value-type="float">
            <text:p>237,9</text:p>
          </table:table-cell>
          <table:table-cell table:formula="of:=[.$A$3]*SIN(RADIANS([.B220]+120))" office:value-type="float" office:value="-39.429163336693" calcext:value-type="float">
            <text:p>-39,4</text:p>
          </table:table-cell>
          <table:table-cell table:style-name="ce10"/>
          <table:table-cell table:style-name="ce18" table:formula="of:=(MIN([.C220];[.D220];[.E220])+MAX([.C220];[.D220];[.E220]))/2" office:value-type="float" office:value="19.7145816683464" calcext:value-type="float">
            <text:p>19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0]-[.G220]+[.$A$3])/2" office:value-type="float" office:value="236.590278908029" calcext:value-type="float">
            <text:p>237</text:p>
          </table:table-cell>
          <table:table-cell table:style-name="ce12" table:formula="of:=([.E220]-[.G220]+[.$A$3])/2" office:value-type="float" office:value="97.9281274974803" calcext:value-type="float">
            <text:p>9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20]+1.065" office:value-type="float" office:value="232.17" calcext:value-type="float">
            <text:p>232,17</text:p>
          </table:table-cell>
          <table:table-cell table:formula="of:=[.$A$3]*SIN(RADIANS([.B221]))" office:value-type="float" office:value="-201.407666607164" calcext:value-type="float">
            <text:p>-201,4</text:p>
          </table:table-cell>
          <table:table-cell table:formula="of:=[.$A$3]*SIN(RADIANS([.B221]-120))" office:value-type="float" office:value="236.147415188783" calcext:value-type="float">
            <text:p>236,1</text:p>
          </table:table-cell>
          <table:table-cell table:formula="of:=[.$A$3]*SIN(RADIANS([.B221]+120))" office:value-type="float" office:value="-34.7397485816182" calcext:value-type="float">
            <text:p>-34,7</text:p>
          </table:table-cell>
          <table:table-cell table:style-name="ce10"/>
          <table:table-cell table:style-name="ce18" table:formula="of:=(MIN([.C221];[.D221];[.E221])+MAX([.C221];[.D221];[.E221]))/2" office:value-type="float" office:value="17.3698742908091" calcext:value-type="float">
            <text:p>17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1]-[.G221]+[.$A$3])/2" office:value-type="float" office:value="236.888770448987" calcext:value-type="float">
            <text:p>237</text:p>
          </table:table-cell>
          <table:table-cell table:style-name="ce12" table:formula="of:=([.E221]-[.G221]+[.$A$3])/2" office:value-type="float" office:value="101.445188563786" calcext:value-type="float">
            <text:p>10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21]+1.065" office:value-type="float" office:value="233.235" calcext:value-type="float">
            <text:p>233,235</text:p>
          </table:table-cell>
          <table:table-cell table:formula="of:=[.$A$3]*SIN(RADIANS([.B222]))" office:value-type="float" office:value="-204.279771776145" calcext:value-type="float">
            <text:p>-204,3</text:p>
          </table:table-cell>
          <table:table-cell table:formula="of:=[.$A$3]*SIN(RADIANS([.B222]-120))" office:value-type="float" office:value="234.318103202101" calcext:value-type="float">
            <text:p>234,3</text:p>
          </table:table-cell>
          <table:table-cell table:formula="of:=[.$A$3]*SIN(RADIANS([.B222]+120))" office:value-type="float" office:value="-30.0383314259564" calcext:value-type="float">
            <text:p>-30,0</text:p>
          </table:table-cell>
          <table:table-cell table:style-name="ce10"/>
          <table:table-cell table:style-name="ce18" table:formula="of:=(MIN([.C222];[.D222];[.E222])+MAX([.C222];[.D222];[.E222]))/2" office:value-type="float" office:value="15.0191657129782" calcext:value-type="float">
            <text:p>15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2]-[.G222]+[.$A$3])/2" office:value-type="float" office:value="237.149468744562" calcext:value-type="float">
            <text:p>237</text:p>
          </table:table-cell>
          <table:table-cell table:style-name="ce12" table:formula="of:=([.E222]-[.G222]+[.$A$3])/2" office:value-type="float" office:value="104.971251430533" calcext:value-type="float">
            <text:p>10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22]+1.065" office:value-type="float" office:value="234.3" calcext:value-type="float">
            <text:p>234,3</text:p>
          </table:table-cell>
          <table:table-cell table:formula="of:=[.$A$3]*SIN(RADIANS([.B223]))" office:value-type="float" office:value="-207.081299357409" calcext:value-type="float">
            <text:p>-207,1</text:p>
          </table:table-cell>
          <table:table-cell table:formula="of:=[.$A$3]*SIN(RADIANS([.B223]-120))" office:value-type="float" office:value="232.407835542039" calcext:value-type="float">
            <text:p>232,4</text:p>
          </table:table-cell>
          <table:table-cell table:formula="of:=[.$A$3]*SIN(RADIANS([.B223]+120))" office:value-type="float" office:value="-25.3265361846296" calcext:value-type="float">
            <text:p>-25,3</text:p>
          </table:table-cell>
          <table:table-cell table:style-name="ce10"/>
          <table:table-cell table:style-name="ce18" table:formula="of:=(MIN([.C223];[.D223];[.E223])+MAX([.C223];[.D223];[.E223]))/2" office:value-type="float" office:value="12.6632680923149" calcext:value-type="float">
            <text:p>1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3]-[.G223]+[.$A$3])/2" office:value-type="float" office:value="237.372283724862" calcext:value-type="float">
            <text:p>237</text:p>
          </table:table-cell>
          <table:table-cell table:style-name="ce12" table:formula="of:=([.E223]-[.G223]+[.$A$3])/2" office:value-type="float" office:value="108.505097861528" calcext:value-type="float">
            <text:p>10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23]+1.065" office:value-type="float" office:value="235.365" calcext:value-type="float">
            <text:p>235,365</text:p>
          </table:table-cell>
          <table:table-cell table:formula="of:=[.$A$3]*SIN(RADIANS([.B224]))" office:value-type="float" office:value="-209.8112814379" calcext:value-type="float">
            <text:p>-209,8</text:p>
          </table:table-cell>
          <table:table-cell table:formula="of:=[.$A$3]*SIN(RADIANS([.B224]-120))" office:value-type="float" office:value="230.417272196035" calcext:value-type="float">
            <text:p>230,4</text:p>
          </table:table-cell>
          <table:table-cell table:formula="of:=[.$A$3]*SIN(RADIANS([.B224]+120))" office:value-type="float" office:value="-20.6059907581355" calcext:value-type="float">
            <text:p>-20,6</text:p>
          </table:table-cell>
          <table:table-cell table:style-name="ce10"/>
          <table:table-cell table:style-name="ce18" table:formula="of:=(MIN([.C224];[.D224];[.E224])+MAX([.C224];[.D224];[.E224]))/2" office:value-type="float" office:value="10.3029953790676" calcext:value-type="float">
            <text:p>10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4]-[.G224]+[.$A$3])/2" office:value-type="float" office:value="237.557138408484" calcext:value-type="float">
            <text:p>238</text:p>
          </table:table-cell>
          <table:table-cell table:style-name="ce12" table:formula="of:=([.E224]-[.G224]+[.$A$3])/2" office:value-type="float" office:value="112.045506931398" calcext:value-type="float">
            <text:p>11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24]+1.065" office:value-type="float" office:value="236.43" calcext:value-type="float">
            <text:p>236,43</text:p>
          </table:table-cell>
          <table:table-cell table:formula="of:=[.$A$3]*SIN(RADIANS([.B225]))" office:value-type="float" office:value="-212.468774823153" calcext:value-type="float">
            <text:p>-212,5</text:p>
          </table:table-cell>
          <table:table-cell table:formula="of:=[.$A$3]*SIN(RADIANS([.B225]-120))" office:value-type="float" office:value="228.347100893266" calcext:value-type="float">
            <text:p>228,3</text:p>
          </table:table-cell>
          <table:table-cell table:formula="of:=[.$A$3]*SIN(RADIANS([.B225]+120))" office:value-type="float" office:value="-15.8783260701124" calcext:value-type="float">
            <text:p>-15,9</text:p>
          </table:table-cell>
          <table:table-cell table:style-name="ce10"/>
          <table:table-cell table:style-name="ce18" table:formula="of:=(MIN([.C225];[.D225];[.E225])+MAX([.C225];[.D225];[.E225]))/2" office:value-type="float" office:value="7.93916303505625" calcext:value-type="float">
            <text:p>7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5]-[.G225]+[.$A$3])/2" office:value-type="float" office:value="237.703968929105" calcext:value-type="float">
            <text:p>238</text:p>
          </table:table-cell>
          <table:table-cell table:style-name="ce12" table:formula="of:=([.E225]-[.G225]+[.$A$3])/2" office:value-type="float" office:value="115.591255447416" calcext:value-type="float">
            <text:p>11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25]+1.065" office:value-type="float" office:value="237.495" calcext:value-type="float">
            <text:p>237,495</text:p>
          </table:table-cell>
          <table:table-cell table:formula="of:=[.$A$3]*SIN(RADIANS([.B226]))" office:value-type="float" office:value="-215.052861363169" calcext:value-type="float">
            <text:p>-215,1</text:p>
          </table:table-cell>
          <table:table-cell table:formula="of:=[.$A$3]*SIN(RADIANS([.B226]-120))" office:value-type="float" office:value="226.198036867037" calcext:value-type="float">
            <text:p>226,2</text:p>
          </table:table-cell>
          <table:table-cell table:formula="of:=[.$A$3]*SIN(RADIANS([.B226]+120))" office:value-type="float" office:value="-11.1451755038687" calcext:value-type="float">
            <text:p>-11,1</text:p>
          </table:table-cell>
          <table:table-cell table:style-name="ce10"/>
          <table:table-cell table:style-name="ce18" table:formula="of:=(MIN([.C226];[.D226];[.E226])+MAX([.C226];[.D226];[.E226]))/2" office:value-type="float" office:value="5.57258775193429" calcext:value-type="float">
            <text:p>5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6]-[.G226]+[.$A$3])/2" office:value-type="float" office:value="237.812724557552" calcext:value-type="float">
            <text:p>238</text:p>
          </table:table-cell>
          <table:table-cell table:style-name="ce12" table:formula="of:=([.E226]-[.G226]+[.$A$3])/2" office:value-type="float" office:value="119.141118372098" calcext:value-type="float">
            <text:p>1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26]+1.065" office:value-type="float" office:value="238.56" calcext:value-type="float">
            <text:p>238,56</text:p>
          </table:table-cell>
          <table:table-cell table:formula="of:=[.$A$3]*SIN(RADIANS([.B227]))" office:value-type="float" office:value="-217.562648269626" calcext:value-type="float">
            <text:p>-217,6</text:p>
          </table:table-cell>
          <table:table-cell table:formula="of:=[.$A$3]*SIN(RADIANS([.B227]-120))" office:value-type="float" office:value="223.970822607679" calcext:value-type="float">
            <text:p>224,0</text:p>
          </table:table-cell>
          <table:table-cell table:formula="of:=[.$A$3]*SIN(RADIANS([.B227]+120))" office:value-type="float" office:value="-6.40817433805276" calcext:value-type="float">
            <text:p>-6,4</text:p>
          </table:table-cell>
          <table:table-cell table:style-name="ce10"/>
          <table:table-cell table:style-name="ce18" table:formula="of:=(MIN([.C227];[.D227];[.E227])+MAX([.C227];[.D227];[.E227]))/2" office:value-type="float" office:value="3.20408716902649" calcext:value-type="float">
            <text:p>3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7]-[.G227]+[.$A$3])/2" office:value-type="float" office:value="237.883367719326" calcext:value-type="float">
            <text:p>238</text:p>
          </table:table-cell>
          <table:table-cell table:style-name="ce12" table:formula="of:=([.E227]-[.G227]+[.$A$3])/2" office:value-type="float" office:value="122.69386924646" calcext:value-type="float">
            <text:p>1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27]+1.065" office:value-type="float" office:value="239.625" calcext:value-type="float">
            <text:p>239,625</text:p>
          </table:table-cell>
          <table:table-cell table:formula="of:=[.$A$3]*SIN(RADIANS([.B228]))" office:value-type="float" office:value="-219.997268424336" calcext:value-type="float">
            <text:p>-220,0</text:p>
          </table:table-cell>
          <table:table-cell table:formula="of:=[.$A$3]*SIN(RADIANS([.B228]-120))" office:value-type="float" office:value="221.666227606013" calcext:value-type="float">
            <text:p>221,7</text:p>
          </table:table-cell>
          <table:table-cell table:formula="of:=[.$A$3]*SIN(RADIANS([.B228]+120))" office:value-type="float" office:value="-1.66895918167683" calcext:value-type="float">
            <text:p>-1,7</text:p>
          </table:table-cell>
          <table:table-cell table:style-name="ce10"/>
          <table:table-cell table:style-name="ce18" table:formula="of:=(MIN([.C228];[.D228];[.E228])+MAX([.C228];[.D228];[.E228]))/2" office:value-type="float" office:value="0.834479590838313" calcext:value-type="float">
            <text:p>0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8]-[.G228]+[.$A$3])/2" office:value-type="float" office:value="237.915874007587" calcext:value-type="float">
            <text:p>238</text:p>
          </table:table-cell>
          <table:table-cell table:style-name="ce12" table:formula="of:=([.E228]-[.G228]+[.$A$3])/2" office:value-type="float" office:value="126.248280613742" calcext:value-type="float">
            <text:p>1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28]+1.065" office:value-type="float" office:value="240.69" calcext:value-type="float">
            <text:p>240,69</text:p>
          </table:table-cell>
          <table:table-cell table:formula="of:=[.$A$3]*SIN(RADIANS([.B229]))" office:value-type="float" office:value="-222.355880678829" calcext:value-type="float">
            <text:p>-222,4</text:p>
          </table:table-cell>
          <table:table-cell table:formula="of:=[.$A$3]*SIN(RADIANS([.B229]-120))" office:value-type="float" office:value="219.285048087502" calcext:value-type="float">
            <text:p>219,3</text:p>
          </table:table-cell>
          <table:table-cell table:formula="of:=[.$A$3]*SIN(RADIANS([.B229]+120))" office:value-type="float" office:value="3.07083259132713" calcext:value-type="float">
            <text:p>3,1</text:p>
          </table:table-cell>
          <table:table-cell table:style-name="ce10"/>
          <table:table-cell table:style-name="ce18" table:formula="of:=(MIN([.C229];[.D229];[.E229])+MAX([.C229];[.D229];[.E229]))/2" office:value-type="float" office:value="-1.53541629566352" calcext:value-type="float">
            <text:p>-1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9]-[.G229]+[.$A$3])/2" office:value-type="float" office:value="237.910232191583" calcext:value-type="float">
            <text:p>238</text:p>
          </table:table-cell>
          <table:table-cell table:style-name="ce12" table:formula="of:=([.E229]-[.G229]+[.$A$3])/2" office:value-type="float" office:value="129.803124443495" calcext:value-type="float">
            <text:p>1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29]+1.065" office:value-type="float" office:value="241.755" calcext:value-type="float">
            <text:p>241,755</text:p>
          </table:table-cell>
          <table:table-cell table:formula="of:=[.$A$3]*SIN(RADIANS([.B230]))" office:value-type="float" office:value="-224.637670144966" calcext:value-type="float">
            <text:p>-224,6</text:p>
          </table:table-cell>
          <table:table-cell table:formula="of:=[.$A$3]*SIN(RADIANS([.B230]-120))" office:value-type="float" office:value="216.828106737159" calcext:value-type="float">
            <text:p>216,8</text:p>
          </table:table-cell>
          <table:table-cell table:formula="of:=[.$A$3]*SIN(RADIANS([.B230]+120))" office:value-type="float" office:value="7.8095634078067" calcext:value-type="float">
            <text:p>7,8</text:p>
          </table:table-cell>
          <table:table-cell table:style-name="ce10"/>
          <table:table-cell table:style-name="ce18" table:formula="of:=(MIN([.C230];[.D230];[.E230])+MAX([.C230];[.D230];[.E230]))/2" office:value-type="float" office:value="-3.90478170390342" calcext:value-type="float">
            <text:p>-3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0]-[.G230]+[.$A$3])/2" office:value-type="float" office:value="237.866444220531" calcext:value-type="float">
            <text:p>238</text:p>
          </table:table-cell>
          <table:table-cell table:style-name="ce12" table:formula="of:=([.E230]-[.G230]+[.$A$3])/2" office:value-type="float" office:value="133.357172555855" calcext:value-type="float">
            <text:p>1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30]+1.065" office:value-type="float" office:value="242.82" calcext:value-type="float">
            <text:p>242,82</text:p>
          </table:table-cell>
          <table:table-cell table:formula="of:=[.$A$3]*SIN(RADIANS([.B231]))" office:value-type="float" office:value="-226.841848476475" calcext:value-type="float">
            <text:p>-226,8</text:p>
          </table:table-cell>
          <table:table-cell table:formula="of:=[.$A$3]*SIN(RADIANS([.B231]-120))" office:value-type="float" office:value="214.296252415309" calcext:value-type="float">
            <text:p>214,3</text:p>
          </table:table-cell>
          <table:table-cell table:formula="of:=[.$A$3]*SIN(RADIANS([.B231]+120))" office:value-type="float" office:value="12.5455960611664" calcext:value-type="float">
            <text:p>12,5</text:p>
          </table:table-cell>
          <table:table-cell table:style-name="ce10"/>
          <table:table-cell table:style-name="ce18" table:formula="of:=(MIN([.C231];[.D231];[.E231])+MAX([.C231];[.D231];[.E231]))/2" office:value-type="float" office:value="-6.27279803058308" calcext:value-type="float">
            <text:p>-6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1]-[.G231]+[.$A$3])/2" office:value-type="float" office:value="237.784525222946" calcext:value-type="float">
            <text:p>238</text:p>
          </table:table-cell>
          <table:table-cell table:style-name="ce12" table:formula="of:=([.E231]-[.G231]+[.$A$3])/2" office:value-type="float" office:value="136.909197045875" calcext:value-type="float">
            <text:p>1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31]+1.065" office:value-type="float" office:value="243.885" calcext:value-type="float">
            <text:p>243,885</text:p>
          </table:table-cell>
          <table:table-cell table:formula="of:=[.$A$3]*SIN(RADIANS([.B232]))" office:value-type="float" office:value="-228.967654141326" calcext:value-type="float">
            <text:p>-229,0</text:p>
          </table:table-cell>
          <table:table-cell table:formula="of:=[.$A$3]*SIN(RADIANS([.B232]-120))" office:value-type="float" office:value="211.690359864316" calcext:value-type="float">
            <text:p>211,7</text:p>
          </table:table-cell>
          <table:table-cell table:formula="of:=[.$A$3]*SIN(RADIANS([.B232]+120))" office:value-type="float" office:value="17.2772942770098" calcext:value-type="float">
            <text:p>17,3</text:p>
          </table:table-cell>
          <table:table-cell table:style-name="ce10"/>
          <table:table-cell table:style-name="ce18" table:formula="of:=(MIN([.C232];[.D232];[.E232])+MAX([.C232];[.D232];[.E232]))/2" office:value-type="float" office:value="-8.63864713850501" calcext:value-type="float">
            <text:p>-8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2]-[.G232]+[.$A$3])/2" office:value-type="float" office:value="237.664503501411" calcext:value-type="float">
            <text:p>238</text:p>
          </table:table-cell>
          <table:table-cell table:style-name="ce12" table:formula="of:=([.E232]-[.G232]+[.$A$3])/2" office:value-type="float" office:value="140.457970707757" calcext:value-type="float">
            <text:p>14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32]+1.065" office:value-type="float" office:value="244.95" calcext:value-type="float">
            <text:p>244,95</text:p>
          </table:table-cell>
          <table:table-cell table:formula="of:=[.$A$3]*SIN(RADIANS([.B233]))" office:value-type="float" office:value="-231.014352684832" calcext:value-type="float">
            <text:p>-231,0</text:p>
          </table:table-cell>
          <table:table-cell table:formula="of:=[.$A$3]*SIN(RADIANS([.B233]-120))" office:value-type="float" office:value="209.011329406363" calcext:value-type="float">
            <text:p>209,0</text:p>
          </table:table-cell>
          <table:table-cell table:formula="of:=[.$A$3]*SIN(RADIANS([.B233]+120))" office:value-type="float" office:value="22.0030232784686" calcext:value-type="float">
            <text:p>22,0</text:p>
          </table:table-cell>
          <table:table-cell table:style-name="ce10"/>
          <table:table-cell table:style-name="ce18" table:formula="of:=(MIN([.C233];[.D233];[.E233])+MAX([.C233];[.D233];[.E233]))/2" office:value-type="float" office:value="-11.0015116392342" calcext:value-type="float">
            <text:p>-11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3]-[.G233]+[.$A$3])/2" office:value-type="float" office:value="237.506420522799" calcext:value-type="float">
            <text:p>238</text:p>
          </table:table-cell>
          <table:table-cell table:style-name="ce12" table:formula="of:=([.E233]-[.G233]+[.$A$3])/2" office:value-type="float" office:value="144.002267458851" calcext:value-type="float">
            <text:p>14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33]+1.065" office:value-type="float" office:value="246.015" calcext:value-type="float">
            <text:p>246,015</text:p>
          </table:table-cell>
          <table:table-cell table:formula="of:=[.$A$3]*SIN(RADIANS([.B234]))" office:value-type="float" office:value="-232.9812369834" calcext:value-type="float">
            <text:p>-233,0</text:p>
          </table:table-cell>
          <table:table-cell table:formula="of:=[.$A$3]*SIN(RADIANS([.B234]-120))" office:value-type="float" office:value="206.260086632396" calcext:value-type="float">
            <text:p>206,3</text:p>
          </table:table-cell>
          <table:table-cell table:formula="of:=[.$A$3]*SIN(RADIANS([.B234]+120))" office:value-type="float" office:value="26.7211503510039" calcext:value-type="float">
            <text:p>26,7</text:p>
          </table:table-cell>
          <table:table-cell table:style-name="ce10"/>
          <table:table-cell table:style-name="ce18" table:formula="of:=(MIN([.C234];[.D234];[.E234])+MAX([.C234];[.D234];[.E234]))/2" office:value-type="float" office:value="-13.360575175502" calcext:value-type="float">
            <text:p>-13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4]-[.G234]+[.$A$3])/2" office:value-type="float" office:value="237.310330903949" calcext:value-type="float">
            <text:p>237</text:p>
          </table:table-cell>
          <table:table-cell table:style-name="ce12" table:formula="of:=([.E234]-[.G234]+[.$A$3])/2" office:value-type="float" office:value="147.540862763253" calcext:value-type="float">
            <text:p>14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34]+1.065" office:value-type="float" office:value="247.08" calcext:value-type="float">
            <text:p>247,08</text:p>
          </table:table-cell>
          <table:table-cell table:formula="of:=[.$A$3]*SIN(RADIANS([.B235]))" office:value-type="float" office:value="-234.867627488842" calcext:value-type="float">
            <text:p>-234,9</text:p>
          </table:table-cell>
          <table:table-cell table:formula="of:=[.$A$3]*SIN(RADIANS([.B235]-120))" office:value-type="float" office:value="203.437582082337" calcext:value-type="float">
            <text:p>203,4</text:p>
          </table:table-cell>
          <table:table-cell table:formula="of:=[.$A$3]*SIN(RADIANS([.B235]+120))" office:value-type="float" office:value="31.4300454065055" calcext:value-type="float">
            <text:p>31,4</text:p>
          </table:table-cell>
          <table:table-cell table:style-name="ce10"/>
          <table:table-cell table:style-name="ce18" table:formula="of:=(MIN([.C235];[.D235];[.E235])+MAX([.C235];[.D235];[.E235]))/2" office:value-type="float" office:value="-15.7150227032526" calcext:value-type="float">
            <text:p>-15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5]-[.G235]+[.$A$3])/2" office:value-type="float" office:value="237.076302392795" calcext:value-type="float">
            <text:p>237</text:p>
          </table:table-cell>
          <table:table-cell table:style-name="ce12" table:formula="of:=([.E235]-[.G235]+[.$A$3])/2" office:value-type="float" office:value="151.072534054879" calcext:value-type="float">
            <text:p>15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35]+1.065" office:value-type="float" office:value="248.145" calcext:value-type="float">
            <text:p>248,145</text:p>
          </table:table-cell>
          <table:table-cell table:formula="of:=[.$A$3]*SIN(RADIANS([.B236]))" office:value-type="float" office:value="-236.67287246315" calcext:value-type="float">
            <text:p>-236,7</text:p>
          </table:table-cell>
          <table:table-cell table:formula="of:=[.$A$3]*SIN(RADIANS([.B236]-120))" office:value-type="float" office:value="200.544790916675" calcext:value-type="float">
            <text:p>200,5</text:p>
          </table:table-cell>
          <table:table-cell table:formula="of:=[.$A$3]*SIN(RADIANS([.B236]+120))" office:value-type="float" office:value="36.1280815464745" calcext:value-type="float">
            <text:p>36,1</text:p>
          </table:table-cell>
          <table:table-cell table:style-name="ce10"/>
          <table:table-cell table:style-name="ce18" table:formula="of:=(MIN([.C236];[.D236];[.E236])+MAX([.C236];[.D236];[.E236]))/2" office:value-type="float" office:value="-18.0640407732374" calcext:value-type="float">
            <text:p>-1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6]-[.G236]+[.$A$3])/2" office:value-type="float" office:value="236.804415844956" calcext:value-type="float">
            <text:p>237</text:p>
          </table:table-cell>
          <table:table-cell table:style-name="ce12" table:formula="of:=([.E236]-[.G236]+[.$A$3])/2" office:value-type="float" office:value="154.596061159856" calcext:value-type="float">
            <text:p>15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36]+1.065" office:value-type="float" office:value="249.21" calcext:value-type="float">
            <text:p>249,21</text:p>
          </table:table-cell>
          <table:table-cell table:formula="of:=[.$A$3]*SIN(RADIANS([.B237]))" office:value-type="float" office:value="-238.396348203671" calcext:value-type="float">
            <text:p>-238,4</text:p>
          </table:table-cell>
          <table:table-cell table:formula="of:=[.$A$3]*SIN(RADIANS([.B237]-120))" office:value-type="float" office:value="197.582712579558" calcext:value-type="float">
            <text:p>197,6</text:p>
          </table:table-cell>
          <table:table-cell table:formula="of:=[.$A$3]*SIN(RADIANS([.B237]+120))" office:value-type="float" office:value="40.8136356241128" calcext:value-type="float">
            <text:p>40,8</text:p>
          </table:table-cell>
          <table:table-cell table:style-name="ce10"/>
          <table:table-cell table:style-name="ce18" table:formula="of:=(MIN([.C237];[.D237];[.E237])+MAX([.C237];[.D237];[.E237]))/2" office:value-type="float" office:value="-20.4068178120564" calcext:value-type="float">
            <text:p>-20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7]-[.G237]+[.$A$3])/2" office:value-type="float" office:value="236.494765195807" calcext:value-type="float">
            <text:p>236</text:p>
          </table:table-cell>
          <table:table-cell table:style-name="ce12" table:formula="of:=([.E237]-[.G237]+[.$A$3])/2" office:value-type="float" office:value="158.110226718085" calcext:value-type="float">
            <text:p>15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37]+1.065" office:value-type="float" office:value="250.275" calcext:value-type="float">
            <text:p>250,275</text:p>
          </table:table-cell>
          <table:table-cell table:formula="of:=[.$A$3]*SIN(RADIANS([.B238]))" office:value-type="float" office:value="-240.037459258593" calcext:value-type="float">
            <text:p>-240,0</text:p>
          </table:table-cell>
          <table:table-cell table:formula="of:=[.$A$3]*SIN(RADIANS([.B238]-120))" office:value-type="float" office:value="194.552370453487" calcext:value-type="float">
            <text:p>194,6</text:p>
          </table:table-cell>
          <table:table-cell table:formula="of:=[.$A$3]*SIN(RADIANS([.B238]+120))" office:value-type="float" office:value="45.4850888051068" calcext:value-type="float">
            <text:p>45,5</text:p>
          </table:table-cell>
          <table:table-cell table:style-name="ce10"/>
          <table:table-cell table:style-name="ce18" table:formula="of:=(MIN([.C238];[.D238];[.E238])+MAX([.C238];[.D238];[.E238]))/2" office:value-type="float" office:value="-22.7425444025534" calcext:value-type="float">
            <text:p>-2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8]-[.G238]+[.$A$3])/2" office:value-type="float" office:value="236.14745742802" calcext:value-type="float">
            <text:p>236</text:p>
          </table:table-cell>
          <table:table-cell table:style-name="ce12" table:formula="of:=([.E238]-[.G238]+[.$A$3])/2" office:value-type="float" office:value="161.61381660383" calcext:value-type="float">
            <text:p>16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38]+1.065" office:value-type="float" office:value="251.34" calcext:value-type="float">
            <text:p>251,34</text:p>
          </table:table-cell>
          <table:table-cell table:formula="of:=[.$A$3]*SIN(RADIANS([.B239]))" office:value-type="float" office:value="-241.595638632671" calcext:value-type="float">
            <text:p>-241,6</text:p>
          </table:table-cell>
          <table:table-cell table:formula="of:=[.$A$3]*SIN(RADIANS([.B239]-120))" office:value-type="float" office:value="191.454811505741" calcext:value-type="float">
            <text:p>191,5</text:p>
          </table:table-cell>
          <table:table-cell table:formula="of:=[.$A$3]*SIN(RADIANS([.B239]+120))" office:value-type="float" office:value="50.1408271269303" calcext:value-type="float">
            <text:p>50,1</text:p>
          </table:table-cell>
          <table:table-cell table:style-name="ce10"/>
          <table:table-cell table:style-name="ce18" table:formula="of:=(MIN([.C239];[.D239];[.E239])+MAX([.C239];[.D239];[.E239]))/2" office:value-type="float" office:value="-25.070413563465" calcext:value-type="float">
            <text:p>-25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9]-[.G239]+[.$A$3])/2" office:value-type="float" office:value="235.762612534603" calcext:value-type="float">
            <text:p>236</text:p>
          </table:table-cell>
          <table:table-cell table:style-name="ce12" table:formula="of:=([.E239]-[.G239]+[.$A$3])/2" office:value-type="float" office:value="165.105620345198" calcext:value-type="float">
            <text:p>16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39]+1.065" office:value-type="float" office:value="252.405" calcext:value-type="float">
            <text:p>252,405</text:p>
          </table:table-cell>
          <table:table-cell table:formula="of:=[.$A$3]*SIN(RADIANS([.B240]))" office:value-type="float" office:value="-243.070347983119" calcext:value-type="float">
            <text:p>-243,1</text:p>
          </table:table-cell>
          <table:table-cell table:formula="of:=[.$A$3]*SIN(RADIANS([.B240]-120))" office:value-type="float" office:value="188.291105926662" calcext:value-type="float">
            <text:p>188,3</text:p>
          </table:table-cell>
          <table:table-cell table:formula="of:=[.$A$3]*SIN(RADIANS([.B240]+120))" office:value-type="float" office:value="54.7792420564568" calcext:value-type="float">
            <text:p>54,8</text:p>
          </table:table-cell>
          <table:table-cell table:style-name="ce10"/>
          <table:table-cell table:style-name="ce18" table:formula="of:=(MIN([.C240];[.D240];[.E240])+MAX([.C240];[.D240];[.E240]))/2" office:value-type="float" office:value="-27.3896210282285" calcext:value-type="float">
            <text:p>-27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0]-[.G240]+[.$A$3])/2" office:value-type="float" office:value="235.340363477445" calcext:value-type="float">
            <text:p>235</text:p>
          </table:table-cell>
          <table:table-cell table:style-name="ce12" table:formula="of:=([.E240]-[.G240]+[.$A$3])/2" office:value-type="float" office:value="168.584431542343" calcext:value-type="float">
            <text:p>16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40]+1.065" office:value-type="float" office:value="253.47" calcext:value-type="float">
            <text:p>253,47</text:p>
          </table:table-cell>
          <table:table-cell table:formula="of:=[.$A$3]*SIN(RADIANS([.B241]))" office:value-type="float" office:value="-244.461077805605" calcext:value-type="float">
            <text:p>-244,5</text:p>
          </table:table-cell>
          <table:table-cell table:formula="of:=[.$A$3]*SIN(RADIANS([.B241]-120))" office:value-type="float" office:value="185.062346759902" calcext:value-type="float">
            <text:p>185,1</text:p>
          </table:table-cell>
          <table:table-cell table:formula="of:=[.$A$3]*SIN(RADIANS([.B241]+120))" office:value-type="float" office:value="59.398731045703" calcext:value-type="float">
            <text:p>59,4</text:p>
          </table:table-cell>
          <table:table-cell table:style-name="ce10"/>
          <table:table-cell table:style-name="ce18" table:formula="of:=(MIN([.C241];[.D241];[.E241])+MAX([.C241];[.D241];[.E241]))/2" office:value-type="float" office:value="-29.6993655228515" calcext:value-type="float">
            <text:p>-29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1]-[.G241]+[.$A$3])/2" office:value-type="float" office:value="234.880856141377" calcext:value-type="float">
            <text:p>235</text:p>
          </table:table-cell>
          <table:table-cell table:style-name="ce12" table:formula="of:=([.E241]-[.G241]+[.$A$3])/2" office:value-type="float" office:value="172.049048284277" calcext:value-type="float">
            <text:p>17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41]+1.065" office:value-type="float" office:value="254.535" calcext:value-type="float">
            <text:p>254,535</text:p>
          </table:table-cell>
          <table:table-cell table:formula="of:=[.$A$3]*SIN(RADIANS([.B242]))" office:value-type="float" office:value="-245.767347610283" calcext:value-type="float">
            <text:p>-245,8</text:p>
          </table:table-cell>
          <table:table-cell table:formula="of:=[.$A$3]*SIN(RADIANS([.B242]-120))" office:value-type="float" office:value="181.769649524787" calcext:value-type="float">
            <text:p>181,8</text:p>
          </table:table-cell>
          <table:table-cell table:formula="of:=[.$A$3]*SIN(RADIANS([.B242]+120))" office:value-type="float" office:value="63.9976980854961" calcext:value-type="float">
            <text:p>64,0</text:p>
          </table:table-cell>
          <table:table-cell table:style-name="ce10"/>
          <table:table-cell table:style-name="ce18" table:formula="of:=(MIN([.C242];[.D242];[.E242])+MAX([.C242];[.D242];[.E242]))/2" office:value-type="float" office:value="-31.9988490427481" calcext:value-type="float">
            <text:p>-32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2]-[.G242]+[.$A$3])/2" office:value-type="float" office:value="234.384249283768" calcext:value-type="float">
            <text:p>234</text:p>
          </table:table-cell>
          <table:table-cell table:style-name="ce12" table:formula="of:=([.E242]-[.G242]+[.$A$3])/2" office:value-type="float" office:value="175.498273564122" calcext:value-type="float">
            <text:p>17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42]+1.065" office:value-type="float" office:value="255.6" calcext:value-type="float">
            <text:p>255,6</text:p>
          </table:table-cell>
          <table:table-cell table:formula="of:=[.$A$3]*SIN(RADIANS([.B243]))" office:value-type="float" office:value="-246.9887060878" calcext:value-type="float">
            <text:p>-247,0</text:p>
          </table:table-cell>
          <table:table-cell table:formula="of:=[.$A$3]*SIN(RADIANS([.B243]-120))" office:value-type="float" office:value="178.41415183091" calcext:value-type="float">
            <text:p>178,4</text:p>
          </table:table-cell>
          <table:table-cell table:formula="of:=[.$A$3]*SIN(RADIANS([.B243]+120))" office:value-type="float" office:value="68.5745542568909" calcext:value-type="float">
            <text:p>68,6</text:p>
          </table:table-cell>
          <table:table-cell table:style-name="ce10"/>
          <table:table-cell table:style-name="ce18" table:formula="of:=(MIN([.C243];[.D243];[.E243])+MAX([.C243];[.D243];[.E243]))/2" office:value-type="float" office:value="-34.2872771284454" calcext:value-type="float">
            <text:p>-34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3]-[.G243]+[.$A$3])/2" office:value-type="float" office:value="233.850714479678" calcext:value-type="float">
            <text:p>234</text:p>
          </table:table-cell>
          <table:table-cell table:style-name="ce12" table:formula="of:=([.E243]-[.G243]+[.$A$3])/2" office:value-type="float" office:value="178.930915692668" calcext:value-type="float">
            <text:p>17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43]+1.065" office:value-type="float" office:value="256.665" calcext:value-type="float">
            <text:p>256,665</text:p>
          </table:table-cell>
          <table:table-cell table:formula="of:=[.$A$3]*SIN(RADIANS([.B244]))" office:value-type="float" office:value="-248.124731265221" calcext:value-type="float">
            <text:p>-248,1</text:p>
          </table:table-cell>
          <table:table-cell table:formula="of:=[.$A$3]*SIN(RADIANS([.B244]-120))" office:value-type="float" office:value="174.997012985091" calcext:value-type="float">
            <text:p>175,0</text:p>
          </table:table-cell>
          <table:table-cell table:formula="of:=[.$A$3]*SIN(RADIANS([.B244]+120))" office:value-type="float" office:value="73.1277182801296" calcext:value-type="float">
            <text:p>73,1</text:p>
          </table:table-cell>
          <table:table-cell table:style-name="ce10"/>
          <table:table-cell table:style-name="ce18" table:formula="of:=(MIN([.C244];[.D244];[.E244])+MAX([.C244];[.D244];[.E244]))/2" office:value-type="float" office:value="-36.5638591400649" calcext:value-type="float">
            <text:p>-36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4]-[.G244]+[.$A$3])/2" office:value-type="float" office:value="233.280436062578" calcext:value-type="float">
            <text:p>233</text:p>
          </table:table-cell>
          <table:table-cell table:style-name="ce12" table:formula="of:=([.E244]-[.G244]+[.$A$3])/2" office:value-type="float" office:value="182.345788710097" calcext:value-type="float">
            <text:p>18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44]+1.065" office:value-type="float" office:value="257.73" calcext:value-type="float">
            <text:p>257,73</text:p>
          </table:table-cell>
          <table:table-cell table:formula="of:=[.$A$3]*SIN(RADIANS([.B245]))" office:value-type="float" office:value="-249.175030651814" calcext:value-type="float">
            <text:p>-249,2</text:p>
          </table:table-cell>
          <table:table-cell table:formula="of:=[.$A$3]*SIN(RADIANS([.B245]-120))" office:value-type="float" office:value="171.519413590846" calcext:value-type="float">
            <text:p>171,5</text:p>
          </table:table-cell>
          <table:table-cell table:formula="of:=[.$A$3]*SIN(RADIANS([.B245]+120))" office:value-type="float" office:value="77.6556170609684" calcext:value-type="float">
            <text:p>77,7</text:p>
          </table:table-cell>
          <table:table-cell table:style-name="ce10"/>
          <table:table-cell table:style-name="ce18" table:formula="of:=(MIN([.C245];[.D245];[.E245])+MAX([.C245];[.D245];[.E245]))/2" office:value-type="float" office:value="-38.8278085304843" calcext:value-type="float">
            <text:p>-38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5]-[.G245]+[.$A$3])/2" office:value-type="float" office:value="232.673611060665" calcext:value-type="float">
            <text:p>233</text:p>
          </table:table-cell>
          <table:table-cell table:style-name="ce12" table:formula="of:=([.E245]-[.G245]+[.$A$3])/2" office:value-type="float" office:value="185.741712795726" calcext:value-type="float">
            <text:p>18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45]+1.065" office:value-type="float" office:value="258.795" calcext:value-type="float">
            <text:p>258,795</text:p>
          </table:table-cell>
          <table:table-cell table:formula="of:=[.$A$3]*SIN(RADIANS([.B246]))" office:value-type="float" office:value="-250.139241374663" calcext:value-type="float">
            <text:p>-250,1</text:p>
          </table:table-cell>
          <table:table-cell table:formula="of:=[.$A$3]*SIN(RADIANS([.B246]-120))" office:value-type="float" office:value="167.982555140492" calcext:value-type="float">
            <text:p>168,0</text:p>
          </table:table-cell>
          <table:table-cell table:formula="of:=[.$A$3]*SIN(RADIANS([.B246]+120))" office:value-type="float" office:value="82.156686234171" calcext:value-type="float">
            <text:p>82,2</text:p>
          </table:table-cell>
          <table:table-cell table:style-name="ce10"/>
          <table:table-cell table:style-name="ce18" table:formula="of:=(MIN([.C246];[.D246];[.E246])+MAX([.C246];[.D246];[.E246]))/2" office:value-type="float" office:value="-41.0783431170855" calcext:value-type="float">
            <text:p>-4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6]-[.G246]+[.$A$3])/2" office:value-type="float" office:value="232.030449128789" calcext:value-type="float">
            <text:p>232</text:p>
          </table:table-cell>
          <table:table-cell table:style-name="ce12" table:formula="of:=([.E246]-[.G246]+[.$A$3])/2" office:value-type="float" office:value="189.117514675628" calcext:value-type="float">
            <text:p>18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46]+1.065" office:value-type="float" office:value="259.86" calcext:value-type="float">
            <text:p>259,86</text:p>
          </table:table-cell>
          <table:table-cell table:formula="of:=[.$A$3]*SIN(RADIANS([.B247]))" office:value-type="float" office:value="-251.017030304027" calcext:value-type="float">
            <text:p>-251,0</text:p>
          </table:table-cell>
          <table:table-cell table:formula="of:=[.$A$3]*SIN(RADIANS([.B247]-120))" office:value-type="float" office:value="164.387659600037" calcext:value-type="float">
            <text:p>164,4</text:p>
          </table:table-cell>
          <table:table-cell table:formula="of:=[.$A$3]*SIN(RADIANS([.B247]+120))" office:value-type="float" office:value="86.62937070399" calcext:value-type="float">
            <text:p>86,6</text:p>
          </table:table-cell>
          <table:table-cell table:style-name="ce10"/>
          <table:table-cell table:style-name="ce18" table:formula="of:=(MIN([.C247];[.D247];[.E247])+MAX([.C247];[.D247];[.E247]))/2" office:value-type="float" office:value="-43.314685351995" calcext:value-type="float">
            <text:p>-43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7]-[.G247]+[.$A$3])/2" office:value-type="float" office:value="231.351172476016" calcext:value-type="float">
            <text:p>231</text:p>
          </table:table-cell>
          <table:table-cell table:style-name="ce12" table:formula="of:=([.E247]-[.G247]+[.$A$3])/2" office:value-type="float" office:value="192.472028027993" calcext:value-type="float">
            <text:p>19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47]+1.065" office:value-type="float" office:value="260.925" calcext:value-type="float">
            <text:p>260,925</text:p>
          </table:table-cell>
          <table:table-cell table:formula="of:=[.$A$3]*SIN(RADIANS([.B248]))" office:value-type="float" office:value="-251.808094168446" calcext:value-type="float">
            <text:p>-251,8</text:p>
          </table:table-cell>
          <table:table-cell table:formula="of:=[.$A$3]*SIN(RADIANS([.B248]-120))" office:value-type="float" office:value="160.735968987002" calcext:value-type="float">
            <text:p>160,7</text:p>
          </table:table-cell>
          <table:table-cell table:formula="of:=[.$A$3]*SIN(RADIANS([.B248]+120))" office:value-type="float" office:value="91.0721251814438" calcext:value-type="float">
            <text:p>91,1</text:p>
          </table:table-cell>
          <table:table-cell table:style-name="ce10"/>
          <table:table-cell table:style-name="ce18" table:formula="of:=(MIN([.C248];[.D248];[.E248])+MAX([.C248];[.D248];[.E248]))/2" office:value-type="float" office:value="-45.5360625907218" calcext:value-type="float">
            <text:p>-45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8]-[.G248]+[.$A$3])/2" office:value-type="float" office:value="230.636015788862" calcext:value-type="float">
            <text:p>231</text:p>
          </table:table-cell>
          <table:table-cell table:style-name="ce12" table:formula="of:=([.E248]-[.G248]+[.$A$3])/2" office:value-type="float" office:value="195.804093886083" calcext:value-type="float">
            <text:p>19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48]+1.065" office:value-type="float" office:value="261.99" calcext:value-type="float">
            <text:p>261,99</text:p>
          </table:table-cell>
          <table:table-cell table:formula="of:=[.$A$3]*SIN(RADIANS([.B249]))" office:value-type="float" office:value="-252.51215965951" calcext:value-type="float">
            <text:p>-252,5</text:p>
          </table:table-cell>
          <table:table-cell table:formula="of:=[.$A$3]*SIN(RADIANS([.B249]-120))" office:value-type="float" office:value="157.028744941304" calcext:value-type="float">
            <text:p>157,0</text:p>
          </table:table-cell>
          <table:table-cell table:formula="of:=[.$A$3]*SIN(RADIANS([.B249]+120))" office:value-type="float" office:value="95.4834147182056" calcext:value-type="float">
            <text:p>95,5</text:p>
          </table:table-cell>
          <table:table-cell table:style-name="ce10"/>
          <table:table-cell table:style-name="ce18" table:formula="of:=(MIN([.C249];[.D249];[.E249])+MAX([.C249];[.D249];[.E249]))/2" office:value-type="float" office:value="-47.7417073591028" calcext:value-type="float">
            <text:p>-47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9]-[.G249]+[.$A$3])/2" office:value-type="float" office:value="229.885226150204" calcext:value-type="float">
            <text:p>230</text:p>
          </table:table-cell>
          <table:table-cell table:style-name="ce12" table:formula="of:=([.E249]-[.G249]+[.$A$3])/2" office:value-type="float" office:value="199.112561038654" calcext:value-type="float">
            <text:p>19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49]+1.065" office:value-type="float" office:value="263.055" calcext:value-type="float">
            <text:p>263,055</text:p>
          </table:table-cell>
          <table:table-cell table:formula="of:=[.$A$3]*SIN(RADIANS([.B250]))" office:value-type="float" office:value="-253.128983526292" calcext:value-type="float">
            <text:p>-253,1</text:p>
          </table:table-cell>
          <table:table-cell table:formula="of:=[.$A$3]*SIN(RADIANS([.B250]-120))" office:value-type="float" office:value="153.267268289371" calcext:value-type="float">
            <text:p>153,3</text:p>
          </table:table-cell>
          <table:table-cell table:formula="of:=[.$A$3]*SIN(RADIANS([.B250]+120))" office:value-type="float" office:value="99.861715236921" calcext:value-type="float">
            <text:p>99,9</text:p>
          </table:table-cell>
          <table:table-cell table:style-name="ce10"/>
          <table:table-cell table:style-name="ce18" table:formula="of:=(MIN([.C250];[.D250];[.E250])+MAX([.C250];[.D250];[.E250]))/2" office:value-type="float" office:value="-49.9308576184605" calcext:value-type="float">
            <text:p>-4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0]-[.G250]+[.$A$3])/2" office:value-type="float" office:value="229.099062953916" calcext:value-type="float">
            <text:p>229</text:p>
          </table:table-cell>
          <table:table-cell table:style-name="ce12" table:formula="of:=([.E250]-[.G250]+[.$A$3])/2" office:value-type="float" office:value="202.396286427691" calcext:value-type="float">
            <text:p>20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50]+1.065" office:value-type="float" office:value="264.12" calcext:value-type="float">
            <text:p>264,12</text:p>
          </table:table-cell>
          <table:table-cell table:formula="of:=[.$A$3]*SIN(RADIANS([.B251]))" office:value-type="float" office:value="-253.658352659388" calcext:value-type="float">
            <text:p>-253,7</text:p>
          </table:table-cell>
          <table:table-cell table:formula="of:=[.$A$3]*SIN(RADIANS([.B251]-120))" office:value-type="float" office:value="149.452838601621" calcext:value-type="float">
            <text:p>149,5</text:p>
          </table:table-cell>
          <table:table-cell table:formula="of:=[.$A$3]*SIN(RADIANS([.B251]+120))" office:value-type="float" office:value="104.205514057767" calcext:value-type="float">
            <text:p>104,2</text:p>
          </table:table-cell>
          <table:table-cell table:style-name="ce10"/>
          <table:table-cell table:style-name="ce18" table:formula="of:=(MIN([.C251];[.D251];[.E251])+MAX([.C251];[.D251];[.E251]))/2" office:value-type="float" office:value="-52.1027570288836" calcext:value-type="float">
            <text:p>-5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1]-[.G251]+[.$A$3])/2" office:value-type="float" office:value="228.277797815252" calcext:value-type="float">
            <text:p>228</text:p>
          </table:table-cell>
          <table:table-cell table:style-name="ce12" table:formula="of:=([.E251]-[.G251]+[.$A$3])/2" office:value-type="float" office:value="205.654135543325" calcext:value-type="float">
            <text:p>20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51]+1.065" office:value-type="float" office:value="265.185" calcext:value-type="float">
            <text:p>265,185</text:p>
          </table:table-cell>
          <table:table-cell table:formula="of:=[.$A$3]*SIN(RADIANS([.B252]))" office:value-type="float" office:value="-254.100084164543" calcext:value-type="float">
            <text:p>-254,1</text:p>
          </table:table-cell>
          <table:table-cell table:formula="of:=[.$A$3]*SIN(RADIANS([.B252]-120))" office:value-type="float" office:value="145.586773743466" calcext:value-type="float">
            <text:p>145,6</text:p>
          </table:table-cell>
          <table:table-cell table:formula="of:=[.$A$3]*SIN(RADIANS([.B252]+120))" office:value-type="float" office:value="108.513310421077" calcext:value-type="float">
            <text:p>108,5</text:p>
          </table:table-cell>
          <table:table-cell table:style-name="ce10"/>
          <table:table-cell table:style-name="ce18" table:formula="of:=(MIN([.C252];[.D252];[.E252])+MAX([.C252];[.D252];[.E252]))/2" office:value-type="float" office:value="-54.2566552105385" calcext:value-type="float">
            <text:p>-54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2]-[.G252]+[.$A$3])/2" office:value-type="float" office:value="227.421714477002" calcext:value-type="float">
            <text:p>227</text:p>
          </table:table-cell>
          <table:table-cell table:style-name="ce12" table:formula="of:=([.E252]-[.G252]+[.$A$3])/2" office:value-type="float" office:value="208.884982815808" calcext:value-type="float">
            <text:p>20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52]+1.065" office:value-type="float" office:value="266.25" calcext:value-type="float">
            <text:p>266,25</text:p>
          </table:table-cell>
          <table:table-cell table:formula="of:=[.$A$3]*SIN(RADIANS([.B253]))" office:value-type="float" office:value="-254.454025425844" calcext:value-type="float">
            <text:p>-254,5</text:p>
          </table:table-cell>
          <table:table-cell table:formula="of:=[.$A$3]*SIN(RADIANS([.B253]-120))" office:value-type="float" office:value="141.67040942" calcext:value-type="float">
            <text:p>141,7</text:p>
          </table:table-cell>
          <table:table-cell table:formula="of:=[.$A$3]*SIN(RADIANS([.B253]+120))" office:value-type="float" office:value="112.783616005843" calcext:value-type="float">
            <text:p>112,8</text:p>
          </table:table-cell>
          <table:table-cell table:style-name="ce10"/>
          <table:table-cell table:style-name="ce18" table:formula="of:=(MIN([.C253];[.D253];[.E253])+MAX([.C253];[.D253];[.E253]))/2" office:value-type="float" office:value="-56.3918080029218" calcext:value-type="float">
            <text:p>-56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3]-[.G253]+[.$A$3])/2" office:value-type="float" office:value="226.531108711461" calcext:value-type="float">
            <text:p>227</text:p>
          </table:table-cell>
          <table:table-cell table:style-name="ce12" table:formula="of:=([.E253]-[.G253]+[.$A$3])/2" office:value-type="float" office:value="212.087712004383" calcext:value-type="float">
            <text:p>21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53]+1.065" office:value-type="float" office:value="267.315" calcext:value-type="float">
            <text:p>267,315</text:p>
          </table:table-cell>
          <table:table-cell table:formula="of:=[.$A$3]*SIN(RADIANS([.B254]))" office:value-type="float" office:value="-254.720054158444" calcext:value-type="float">
            <text:p>-254,7</text:p>
          </table:table-cell>
          <table:table-cell table:formula="of:=[.$A$3]*SIN(RADIANS([.B254]-120))" office:value-type="float" office:value="137.705098714518" calcext:value-type="float">
            <text:p>137,7</text:p>
          </table:table-cell>
          <table:table-cell table:formula="of:=[.$A$3]*SIN(RADIANS([.B254]+120))" office:value-type="float" office:value="117.014955443926" calcext:value-type="float">
            <text:p>117,0</text:p>
          </table:table-cell>
          <table:table-cell table:style-name="ce10"/>
          <table:table-cell table:style-name="ce18" table:formula="of:=(MIN([.C254];[.D254];[.E254])+MAX([.C254];[.D254];[.E254]))/2" office:value-type="float" office:value="-58.507477721963" calcext:value-type="float">
            <text:p>-58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4]-[.G254]+[.$A$3])/2" office:value-type="float" office:value="225.606288218241" calcext:value-type="float">
            <text:p>226</text:p>
          </table:table-cell>
          <table:table-cell table:style-name="ce12" table:formula="of:=([.E254]-[.G254]+[.$A$3])/2" office:value-type="float" office:value="215.261216582945" calcext:value-type="float">
            <text:p>21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54]+1.065" office:value-type="float" office:value="268.38" calcext:value-type="float">
            <text:p>268,38</text:p>
          </table:table-cell>
          <table:table-cell table:formula="of:=[.$A$3]*SIN(RADIANS([.B255]))" office:value-type="float" office:value="-254.898078450815" calcext:value-type="float">
            <text:p>-254,9</text:p>
          </table:table-cell>
          <table:table-cell table:formula="of:=[.$A$3]*SIN(RADIANS([.B255]-120))" office:value-type="float" office:value="133.692211621032" calcext:value-type="float">
            <text:p>133,7</text:p>
          </table:table-cell>
          <table:table-cell table:formula="of:=[.$A$3]*SIN(RADIANS([.B255]+120))" office:value-type="float" office:value="121.205866829784" calcext:value-type="float">
            <text:p>121,2</text:p>
          </table:table-cell>
          <table:table-cell table:style-name="ce10"/>
          <table:table-cell table:style-name="ce18" table:formula="of:=(MIN([.C255];[.D255];[.E255])+MAX([.C255];[.D255];[.E255]))/2" office:value-type="float" office:value="-60.6029334148918" calcext:value-type="float">
            <text:p>-6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5]-[.G255]+[.$A$3])/2" office:value-type="float" office:value="224.647572517962" calcext:value-type="float">
            <text:p>225</text:p>
          </table:table-cell>
          <table:table-cell table:style-name="ce12" table:formula="of:=([.E255]-[.G255]+[.$A$3])/2" office:value-type="float" office:value="218.404400122338" calcext:value-type="float">
            <text:p>2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55]+1.065" office:value-type="float" office:value="269.445" calcext:value-type="float">
            <text:p>269,445</text:p>
          </table:table-cell>
          <table:table-cell table:formula="of:=[.$A$3]*SIN(RADIANS([.B256]))" office:value-type="float" office:value="-254.988036796499" calcext:value-type="float">
            <text:p>-255,0</text:p>
          </table:table-cell>
          <table:table-cell table:formula="of:=[.$A$3]*SIN(RADIANS([.B256]-120))" office:value-type="float" office:value="129.633134570946" calcext:value-type="float">
            <text:p>129,6</text:p>
          </table:table-cell>
          <table:table-cell table:formula="of:=[.$A$3]*SIN(RADIANS([.B256]+120))" office:value-type="float" office:value="125.354902225554" calcext:value-type="float">
            <text:p>125,4</text:p>
          </table:table-cell>
          <table:table-cell table:style-name="ce10"/>
          <table:table-cell table:style-name="ce18" table:formula="of:=(MIN([.C256];[.D256];[.E256])+MAX([.C256];[.D256];[.E256]))/2" office:value-type="float" office:value="-62.677451112777" calcext:value-type="float">
            <text:p>-6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6]-[.G256]+[.$A$3])/2" office:value-type="float" office:value="223.655292841861" calcext:value-type="float">
            <text:p>224</text:p>
          </table:table-cell>
          <table:table-cell table:style-name="ce12" table:formula="of:=([.E256]-[.G256]+[.$A$3])/2" office:value-type="float" office:value="221.516176669166" calcext:value-type="float">
            <text:p>2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56]+1.065" office:value-type="float" office:value="270.51" calcext:value-type="float">
            <text:p>270,51</text:p>
          </table:table-cell>
          <table:table-cell table:formula="of:=[.$A$3]*SIN(RADIANS([.B257]))" office:value-type="float" office:value="-254.989898115361" calcext:value-type="float">
            <text:p>-255,0</text:p>
          </table:table-cell>
          <table:table-cell table:formula="of:=[.$A$3]*SIN(RADIANS([.B257]-120))" office:value-type="float" office:value="125.52926995405" calcext:value-type="float">
            <text:p>125,5</text:p>
          </table:table-cell>
          <table:table-cell table:formula="of:=[.$A$3]*SIN(RADIANS([.B257]+120))" office:value-type="float" office:value="129.46062816131" calcext:value-type="float">
            <text:p>129,5</text:p>
          </table:table-cell>
          <table:table-cell table:style-name="ce10"/>
          <table:table-cell table:style-name="ce18" table:formula="of:=(MIN([.C257];[.D257];[.E257])+MAX([.C257];[.D257];[.E257]))/2" office:value-type="float" office:value="-62.7646349770253" calcext:value-type="float">
            <text:p>-62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7]-[.G257]+[.$A$3])/2" office:value-type="float" office:value="221.646952465538" calcext:value-type="float">
            <text:p>222</text:p>
          </table:table-cell>
          <table:table-cell table:style-name="ce12" table:formula="of:=([.E257]-[.G257]+[.$A$3])/2" office:value-type="float" office:value="223.612631569168" calcext:value-type="float">
            <text:p>2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1007"/>
        </table:table-row>
        <table:table-row table:style-name="ro1">
          <table:table-cell/>
          <table:table-cell table:style-name="ce2" table:formula="of:=[.B257]+1.065" office:value-type="float" office:value="271.575" calcext:value-type="float">
            <text:p>271,575</text:p>
          </table:table-cell>
          <table:table-cell table:formula="of:=[.$A$3]*SIN(RADIANS([.B258]))" office:value-type="float" office:value="-254.903661764324" calcext:value-type="float">
            <text:p>-254,9</text:p>
          </table:table-cell>
          <table:table-cell table:formula="of:=[.$A$3]*SIN(RADIANS([.B258]-120))" office:value-type="float" office:value="121.382035634007" calcext:value-type="float">
            <text:p>121,4</text:p>
          </table:table-cell>
          <table:table-cell table:formula="of:=[.$A$3]*SIN(RADIANS([.B258]+120))" office:value-type="float" office:value="133.521626130316" calcext:value-type="float">
            <text:p>133,5</text:p>
          </table:table-cell>
          <table:table-cell table:style-name="ce10"/>
          <table:table-cell table:style-name="ce18" table:formula="of:=(MIN([.C258];[.D258];[.E258])+MAX([.C258];[.D258];[.E258]))/2" office:value-type="float" office:value="-60.6910178170037" calcext:value-type="float">
            <text:p>-60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/>
          <table:table-cell table:style-name="ce12" table:formula="of:=([.D258]-[.G258]+[.$A$3])/2" office:value-type="float" office:value="218.536526725506" calcext:value-type="float">
            <text:p>219</text:p>
          </table:table-cell>
          <table:table-cell table:style-name="ce12" table:formula="of:=([.E258]-[.G258]+[.$A$3])/2" office:value-type="float" office:value="224.60632197366" calcext:value-type="float">
            <text:p>2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/>
          <table:table-cell/>
          <table:table-cell table:formula="of:=[.P257]" office:value-type="float" office:value="127" calcext:value-type="float">
            <text:p>127</text:p>
          </table:table-cell>
          <table:table-cell table:style-name="ce12"/>
          <table:table-cell table:number-columns-repeated="1007"/>
        </table:table-row>
        <table:table-row table:style-name="ro1" table:number-rows-repeated="41">
          <table:table-cell/>
          <table:table-cell table:style-name="ce2"/>
          <table:table-cell table:number-columns-repeated="3"/>
          <table:table-cell table:style-name="ce10"/>
          <table:table-cell table:style-name="ce18"/>
          <table:table-cell table:style-name="ce26"/>
          <table:table-cell table:style-name="ce12" table:number-columns-repeated="3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 table:number-rows-repeated="63">
          <table:table-cell/>
          <table:table-cell table:style-name="ce2"/>
          <table:table-cell table:number-columns-repeated="3"/>
          <table:table-cell table:style-name="ce10"/>
          <table:table-cell table:style-name="ce18"/>
          <table:table-cell table:style-name="ce12" table:number-columns-repeated="4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/>
          <table:table-cell table:style-name="ce2"/>
          <table:table-cell table:number-columns-repeated="3"/>
          <table:table-cell table:style-name="ce10"/>
          <table:table-cell table:style-name="ce18"/>
          <table:table-cell table:number-columns-repeated="4"/>
          <table:table-cell table:style-name="ce10"/>
          <table:table-cell table:number-columns-repeated="1012"/>
        </table:table-row>
        <table:table-row table:style-name="ro1" table:number-rows-repeated="10482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-00-0000</text:date>, <text:time style:data-style-name="N2" text:time-value="11:59:03.424272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7-08-16T17:39:01.337391579</dc:date>
    <meta:editing-duration>P3DT9H6M4S</meta:editing-duration>
    <meta:editing-cycles>35</meta:editing-cycles>
    <meta:generator>LibreOffice/5.3.1.2$Linux_X86_64 LibreOffice_project/30m0$Build-2</meta:generator>
    <meta:document-statistic meta:table-count="2" meta:cell-count="669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45cm" svg:height="10.399cm" xlink:href=".." xlink:type="simple" chart:class="chart:line" chart:style-name="ch1">
        <chart:legend chart:legend-position="end" svg:x="26.278cm" svg:y="4.481cm" style:legend-expansion="high" chart:style-name="ch2"/>
        <chart:plot-area chart:style-name="ch3" table:cell-range-address="Sheet1.B2:Sheet1.E258" chart:data-source-has-labels="both" svg:x="0.578cm" svg:y="0.207cm" svg:width="25.122cm" svg:height="9.985cm">
          <chartooo:coordinate-region svg:x="1.782cm" svg:y="0.38cm" svg:width="23.918cm" svg:height="9.64cm"/>
          <chart:axis chart:dimension="x" chart:name="primary-x" chart:style-name="ch4" chartooo:axis-type="auto">
            <chartooo:date-scale/>
            <chart:categories table:cell-range-address="Sheet1.B3:Sheet1.B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58" chart:label-cell-address="Sheet1.C2:Sheet1.C2" chart:class="chart:line">
            <chart:data-point chart:repeated="256"/>
          </chart:series>
          <chart:series chart:style-name="ch8" chart:values-cell-range-address="Sheet1.D3:Sheet1.D258" chart:label-cell-address="Sheet1.D2:Sheet1.D2" chart:class="chart:line">
            <chart:data-point chart:repeated="256"/>
          </chart:series>
          <chart:series chart:style-name="ch9" chart:values-cell-range-address="Sheet1.E3:Sheet1.E258" chart:label-cell-address="Sheet1.E2:Sheet1.E2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</text:p>
                <draw:g>
                  <svg:desc>Sheet1.C2:Sheet1.C2</svg:desc>
                </draw:g>
              </table:table-cell>
              <table:table-cell office:value-type="string">
                <text:p>Phase B</text:p>
                <draw:g>
                  <svg:desc>Sheet1.D2:Sheet1.D2</svg:desc>
                </draw:g>
              </table:table-cell>
              <table:table-cell office:value-type="string">
                <text:p>Phase C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3:Sheet1.B258</svg:desc>
                </draw:g>
              </table:table-cell>
              <table:table-cell office:value-type="float" office:value="0">
                <text:p>0</text:p>
                <draw:g>
                  <svg:desc>Sheet1.C3:Sheet1.C258</svg:desc>
                </draw:g>
              </table:table-cell>
              <table:table-cell office:value-type="float" office:value="-220.836477965032">
                <text:p>-220.836477965032</text:p>
                <draw:g>
                  <svg:desc>Sheet1.D3:Sheet1.D258</svg:desc>
                </draw:g>
              </table:table-cell>
              <table:table-cell office:value-type="float" office:value="220.836477965032">
                <text:p>220.836477965032</text:p>
                <draw:g>
                  <svg:desc>Sheet1.E3:Sheet1.E258</svg:desc>
                </draw:g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4.73960497914135">
                <text:p>4.73960497914135</text:p>
              </table:table-cell>
              <table:table-cell office:value-type="float" office:value="-223.168131533251">
                <text:p>-223.168131533251</text:p>
              </table:table-cell>
              <table:table-cell office:value-type="float" office:value="218.42852655411">
                <text:p>218.42852655411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9.4775724496677">
                <text:p>9.4775724496677</text:p>
              </table:table-cell>
              <table:table-cell office:value-type="float" office:value="-225.422681684711">
                <text:p>-225.422681684711</text:p>
              </table:table-cell>
              <table:table-cell office:value-type="float" office:value="215.945109235043">
                <text:p>215.945109235043</text:p>
              </table:table-cell>
            </table:table-row>
            <table:table-row>
              <table:table-cell office:value-type="float" office:value="3.195">
                <text:p>3.195</text:p>
              </table:table-cell>
              <table:table-cell office:value-type="float" office:value="14.2122654687147">
                <text:p>14.2122654687147</text:p>
              </table:table-cell>
              <table:table-cell office:value-type="float" office:value="-227.599349484182">
                <text:p>-227.599349484182</text:p>
              </table:table-cell>
              <table:table-cell office:value-type="float" office:value="213.387084015467">
                <text:p>213.387084015467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18.9420482247236">
                <text:p>18.9420482247236</text:p>
              </table:table-cell>
              <table:table-cell office:value-type="float" office:value="-229.697382904377">
                <text:p>-229.697382904377</text:p>
              </table:table-cell>
              <table:table-cell office:value-type="float" office:value="210.755334679653">
                <text:p>210.755334679653</text:p>
              </table:table-cell>
            </table:table-row>
            <table:table-row>
              <table:table-cell office:value-type="float" office:value="5.325">
                <text:p>5.325</text:p>
              </table:table-cell>
              <table:table-cell office:value-type="float" office:value="23.6652866026061">
                <text:p>23.6652866026061</text:p>
              </table:table-cell>
              <table:table-cell office:value-type="float" office:value="-231.716057085773">
                <text:p>-231.716057085773</text:p>
              </table:table-cell>
              <table:table-cell office:value-type="float" office:value="208.050770483167">
                <text:p>208.050770483167</text:p>
              </table:table-cell>
            </table:table-row>
            <table:table-row>
              <table:table-cell office:value-type="float" office:value="6.39">
                <text:p>6.39</text:p>
              </table:table-cell>
              <table:table-cell office:value-type="float" office:value="28.3803487483218">
                <text:p>28.3803487483218</text:p>
              </table:table-cell>
              <table:table-cell office:value-type="float" office:value="-233.654674587049">
                <text:p>-233.654674587049</text:p>
              </table:table-cell>
              <table:table-cell office:value-type="float" office:value="205.274325838727">
                <text:p>205.274325838727</text:p>
              </table:table-cell>
            </table:table-row>
            <table:table-row>
              <table:table-cell office:value-type="float" office:value="7.455">
                <text:p>7.455</text:p>
              </table:table-cell>
              <table:table-cell office:value-type="float" office:value="33.0856056326758">
                <text:p>33.0856056326758</text:p>
              </table:table-cell>
              <table:table-cell office:value-type="float" office:value="-235.512565626045">
                <text:p>-235.512565626045</text:p>
              </table:table-cell>
              <table:table-cell office:value-type="float" office:value="202.426959993369">
                <text:p>202.426959993369</text:p>
              </table:table-cell>
            </table:table-row>
            <table:table-row>
              <table:table-cell office:value-type="float" office:value="8.52">
                <text:p>8.52</text:p>
              </table:table-cell>
              <table:table-cell office:value-type="float" office:value="37.7794316141392">
                <text:p>37.7794316141392</text:p>
              </table:table-cell>
              <table:table-cell office:value-type="float" office:value="-237.289088311169">
                <text:p>-237.289088311169</text:p>
              </table:table-cell>
              <table:table-cell office:value-type="float" office:value="199.50965669703">
                <text:p>199.50965669703</text:p>
              </table:table-cell>
            </table:table-row>
            <table:table-row>
              <table:table-cell office:value-type="float" office:value="9.585">
                <text:p>9.585</text:p>
              </table:table-cell>
              <table:table-cell office:value-type="float" office:value="42.4602050005002">
                <text:p>42.4602050005002</text:p>
              </table:table-cell>
              <table:table-cell office:value-type="float" office:value="-238.983628863169">
                <text:p>-238.983628863169</text:p>
              </table:table-cell>
              <table:table-cell office:value-type="float" office:value="196.523423862669">
                <text:p>196.523423862669</text:p>
              </table:table-cell>
            </table:table-row>
            <table:table-row>
              <table:table-cell office:value-type="float" office:value="10.65">
                <text:p>10.65</text:p>
              </table:table-cell>
              <table:table-cell office:value-type="float" office:value="47.1263086091499">
                <text:p>47.1263086091499</text:p>
              </table:table-cell>
              <table:table-cell office:value-type="float" office:value="-240.595601827189">
                <text:p>-240.595601827189</text:p>
              </table:table-cell>
              <table:table-cell office:value-type="float" office:value="193.469293218039">
                <text:p>193.469293218039</text:p>
              </table:table-cell>
            </table:table-row>
            <table:table-row>
              <table:table-cell office:value-type="float" office:value="11.715">
                <text:p>11.715</text:p>
              </table:table-cell>
              <table:table-cell office:value-type="float" office:value="51.7761303258107">
                <text:p>51.7761303258107</text:p>
              </table:table-cell>
              <table:table-cell office:value-type="float" office:value="-242.12445027504">
                <text:p>-242.12445027504</text:p>
              </table:table-cell>
              <table:table-cell office:value-type="float" office:value="190.348319949229">
                <text:p>190.348319949229</text:p>
              </table:table-cell>
            </table:table-row>
            <table:table-row>
              <table:table-cell office:value-type="float" office:value="12.78">
                <text:p>12.78</text:p>
              </table:table-cell>
              <table:table-cell office:value-type="float" office:value="56.408063661513">
                <text:p>56.408063661513</text:p>
              </table:table-cell>
              <table:table-cell office:value-type="float" office:value="-243.569645997617">
                <text:p>-243.569645997617</text:p>
              </table:table-cell>
              <table:table-cell office:value-type="float" office:value="187.161582336104">
                <text:p>187.161582336104</text:p>
              </table:table-cell>
            </table:table-row>
            <table:table-row>
              <table:table-cell office:value-type="float" office:value="13.845">
                <text:p>13.845</text:p>
              </table:table-cell>
              <table:table-cell office:value-type="float" office:value="61.0205083076287">
                <text:p>61.0205083076287</text:p>
              </table:table-cell>
              <table:table-cell office:value-type="float" office:value="-244.930689687392">
                <text:p>-244.930689687392</text:p>
              </table:table-cell>
              <table:table-cell office:value-type="float" office:value="183.910181379763">
                <text:p>183.910181379763</text:p>
              </table:table-cell>
            </table:table-row>
            <table:table-row>
              <table:table-cell office:value-type="float" office:value="14.91">
                <text:p>14.91</text:p>
              </table:table-cell>
              <table:table-cell office:value-type="float" office:value="65.6118706887698">
                <text:p>65.6118706887698</text:p>
              </table:table-cell>
              <table:table-cell office:value-type="float" office:value="-246.207111110921">
                <text:p>-246.207111110921</text:p>
              </table:table-cell>
              <table:table-cell office:value-type="float" office:value="180.595240422151">
                <text:p>180.595240422151</text:p>
              </table:table-cell>
            </table:table-row>
            <table:table-row>
              <table:table-cell office:value-type="float" office:value="15.975">
                <text:p>15.975</text:p>
              </table:table-cell>
              <table:table-cell office:value-type="float" office:value="70.1805645133598">
                <text:p>70.1805645133598</text:p>
              </table:table-cell>
              <table:table-cell office:value-type="float" office:value="-247.398469271311">
                <text:p>-247.398469271311</text:p>
              </table:table-cell>
              <table:table-cell office:value-type="float" office:value="177.217904757951">
                <text:p>177.217904757951</text:p>
              </table:table-cell>
            </table:table-row>
            <table:table-row>
              <table:table-cell office:value-type="float" office:value="17.04">
                <text:p>17.04</text:p>
              </table:table-cell>
              <table:table-cell office:value-type="float" office:value="74.7250113216896">
                <text:p>74.7250113216896</text:p>
              </table:table-cell>
              <table:table-cell office:value-type="float" office:value="-248.504352560577">
                <text:p>-248.504352560577</text:p>
              </table:table-cell>
              <table:table-cell office:value-type="float" office:value="173.779341238888">
                <text:p>173.779341238888</text:p>
              </table:table-cell>
            </table:table-row>
            <table:table-row>
              <table:table-cell office:value-type="float" office:value="18.105">
                <text:p>18.105</text:p>
              </table:table-cell>
              <table:table-cell office:value-type="float" office:value="79.2436410312667">
                <text:p>79.2436410312667</text:p>
              </table:table-cell>
              <table:table-cell office:value-type="float" office:value="-249.524378901854">
                <text:p>-249.524378901854</text:p>
              </table:table-cell>
              <table:table-cell office:value-type="float" office:value="170.280737870587">
                <text:p>170.280737870587</text:p>
              </table:table-cell>
            </table:table-row>
            <table:table-row>
              <table:table-cell office:value-type="float" office:value="19.17">
                <text:p>19.17</text:p>
              </table:table-cell>
              <table:table-cell office:value-type="float" office:value="83.7348924792706">
                <text:p>83.7348924792706</text:p>
              </table:table-cell>
              <table:table-cell office:value-type="float" office:value="-250.458195881401">
                <text:p>-250.458195881401</text:p>
              </table:table-cell>
              <table:table-cell office:value-type="float" office:value="166.72330340213">
                <text:p>166.72330340213</text:p>
              </table:table-cell>
            </table:table-row>
            <table:table-row>
              <table:table-cell office:value-type="float" office:value="20.235">
                <text:p>20.235</text:p>
              </table:table-cell>
              <table:table-cell office:value-type="float" office:value="88.1972139619262">
                <text:p>88.1972139619262</text:p>
              </table:table-cell>
              <table:table-cell office:value-type="float" office:value="-251.305480870358">
                <text:p>-251.305480870358</text:p>
              </table:table-cell>
              <table:table-cell office:value-type="float" office:value="163.108266908432">
                <text:p>163.108266908432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92.6290637706095">
                <text:p>92.6290637706095</text:p>
              </table:table-cell>
              <table:table-cell office:value-type="float" office:value="-252.065941136214">
                <text:p>-252.065941136214</text:p>
              </table:table-cell>
              <table:table-cell office:value-type="float" office:value="159.436877365605">
                <text:p>159.436877365605</text:p>
              </table:table-cell>
            </table:table-row>
            <table:table-row>
              <table:table-cell office:value-type="float" office:value="22.365">
                <text:p>22.365</text:p>
              </table:table-cell>
              <table:table-cell office:value-type="float" office:value="97.0289107244997">
                <text:p>97.0289107244997</text:p>
              </table:table-cell>
              <table:table-cell office:value-type="float" office:value="-252.739313943944">
                <text:p>-252.739313943944</text:p>
              </table:table-cell>
              <table:table-cell office:value-type="float" office:value="155.710403219444">
                <text:p>155.710403219444</text:p>
              </table:table-cell>
            </table:table-row>
            <table:table-row>
              <table:table-cell office:value-type="float" office:value="23.43">
                <text:p>23.43</text:p>
              </table:table-cell>
              <table:table-cell office:value-type="float" office:value="101.395234699594">
                <text:p>101.395234699594</text:p>
              </table:table-cell>
              <table:table-cell office:value-type="float" office:value="-253.325366646779">
                <text:p>-253.325366646779</text:p>
              </table:table-cell>
              <table:table-cell office:value-type="float" office:value="151.930131947185">
                <text:p>151.930131947185</text:p>
              </table:table-cell>
            </table:table-row>
            <table:table-row>
              <table:table-cell office:value-type="float" office:value="24.495">
                <text:p>24.495</text:p>
              </table:table-cell>
              <table:table-cell office:value-type="float" office:value="105.726527153904">
                <text:p>105.726527153904</text:p>
              </table:table-cell>
              <table:table-cell office:value-type="float" office:value="-253.823896766592">
                <text:p>-253.823896766592</text:p>
              </table:table-cell>
              <table:table-cell office:value-type="float" office:value="148.097369612688">
                <text:p>148.097369612688</text:p>
              </table:table-cell>
            </table:table-row>
            <table:table-row>
              <table:table-cell office:value-type="float" office:value="25.56">
                <text:p>25.56</text:p>
              </table:table-cell>
              <table:table-cell office:value-type="float" office:value="110.021291648645">
                <text:p>110.021291648645</text:p>
              </table:table-cell>
              <table:table-cell office:value-type="float" office:value="-254.234732063845">
                <text:p>-254.234732063845</text:p>
              </table:table-cell>
              <table:table-cell office:value-type="float" office:value="144.213440415201">
                <text:p>144.213440415201</text:p>
              </table:table-cell>
            </table:table-row>
            <table:table-row>
              <table:table-cell office:value-type="float" office:value="26.625">
                <text:p>26.625</text:p>
              </table:table-cell>
              <table:table-cell office:value-type="float" office:value="114.278044365252">
                <text:p>114.278044365252</text:p>
              </table:table-cell>
              <table:table-cell office:value-type="float" office:value="-254.557730597103">
                <text:p>-254.557730597103</text:p>
              </table:table-cell>
              <table:table-cell office:value-type="float" office:value="140.279686231851">
                <text:p>140.279686231851</text:p>
              </table:table-cell>
            </table:table-row>
            <table:table-row>
              <table:table-cell office:value-type="float" office:value="27.69">
                <text:p>27.69</text:p>
              </table:table-cell>
              <table:table-cell office:value-type="float" office:value="118.49531461803">
                <text:p>118.49531461803</text:p>
              </table:table-cell>
              <table:table-cell office:value-type="float" office:value="-254.792780772068">
                <text:p>-254.792780772068</text:p>
              </table:table-cell>
              <table:table-cell office:value-type="float" office:value="136.297466154038">
                <text:p>136.297466154038</text:p>
              </table:table-cell>
            </table:table-row>
            <table:table-row>
              <table:table-cell office:value-type="float" office:value="28.755">
                <text:p>28.755</text:p>
              </table:table-cell>
              <table:table-cell office:value-type="float" office:value="122.671645362267">
                <text:p>122.671645362267</text:p>
              </table:table-cell>
              <table:table-cell office:value-type="float" office:value="-254.939801380141">
                <text:p>-254.939801380141</text:p>
              </table:table-cell>
              <table:table-cell office:value-type="float" office:value="132.268156017874">
                <text:p>132.268156017874</text:p>
              </table:table-cell>
            </table:table-row>
            <table:table-row>
              <table:table-cell office:value-type="float" office:value="29.82">
                <text:p>29.82</text:p>
              </table:table-cell>
              <table:table-cell office:value-type="float" office:value="126.805593697636">
                <text:p>126.805593697636</text:p>
              </table:table-cell>
              <table:table-cell office:value-type="float" office:value="-254.998741626474">
                <text:p>-254.998741626474</text:p>
              </table:table-cell>
              <table:table-cell office:value-type="float" office:value="128.193147928838">
                <text:p>128.193147928838</text:p>
              </table:table-cell>
            </table:table-row>
            <table:table-row>
              <table:table-cell office:value-type="float" office:value="30.885">
                <text:p>30.885</text:p>
              </table:table-cell>
              <table:table-cell office:value-type="float" office:value="130.895731366711">
                <text:p>130.895731366711</text:p>
              </table:table-cell>
              <table:table-cell office:value-type="float" office:value="-254.969581147522">
                <text:p>-254.969581147522</text:p>
              </table:table-cell>
              <table:table-cell office:value-type="float" office:value="124.073849780811">
                <text:p>124.073849780811</text:p>
              </table:table-cell>
            </table:table-row>
            <table:table-row>
              <table:table-cell office:value-type="float" office:value="31.95">
                <text:p>31.95</text:p>
              </table:table-cell>
              <table:table-cell office:value-type="float" office:value="134.940645248419">
                <text:p>134.940645248419</text:p>
              </table:table-cell>
              <table:table-cell office:value-type="float" office:value="-254.852330018077">
                <text:p>-254.852330018077</text:p>
              </table:table-cell>
              <table:table-cell office:value-type="float" office:value="119.911684769658">
                <text:p>119.911684769658</text:p>
              </table:table-cell>
            </table:table-row>
            <table:table-row>
              <table:table-cell office:value-type="float" office:value="33.015">
                <text:p>33.015</text:p>
              </table:table-cell>
              <table:table-cell office:value-type="float" office:value="138.938937846268">
                <text:p>138.938937846268</text:p>
              </table:table-cell>
              <table:table-cell office:value-type="float" office:value="-254.647028747788">
                <text:p>-254.647028747788</text:p>
              </table:table-cell>
              <table:table-cell office:value-type="float" office:value="115.708090901519">
                <text:p>115.708090901519</text:p>
              </table:table-cell>
            </table:table-row>
            <table:table-row>
              <table:table-cell office:value-type="float" office:value="34.08">
                <text:p>34.08</text:p>
              </table:table-cell>
              <table:table-cell office:value-type="float" office:value="142.889227771177">
                <text:p>142.889227771177</text:p>
              </table:table-cell>
              <table:table-cell office:value-type="float" office:value="-254.353748267165">
                <text:p>-254.353748267165</text:p>
              </table:table-cell>
              <table:table-cell office:value-type="float" office:value="111.464520495988">
                <text:p>111.464520495988</text:p>
              </table:table-cell>
            </table:table-row>
            <table:table-row>
              <table:table-cell office:value-type="float" office:value="35.145">
                <text:p>35.145</text:p>
              </table:table-cell>
              <table:table-cell office:value-type="float" office:value="146.790150218733">
                <text:p>146.790150218733</text:p>
              </table:table-cell>
              <table:table-cell office:value-type="float" office:value="-253.972589903073">
                <text:p>-253.972589903073</text:p>
              </table:table-cell>
              <table:table-cell office:value-type="float" office:value="107.18243968434">
                <text:p>107.18243968434</text:p>
              </table:table-cell>
            </table:table-row>
            <table:table-row>
              <table:table-cell office:value-type="float" office:value="36.21">
                <text:p>36.21</text:p>
              </table:table-cell>
              <table:table-cell office:value-type="float" office:value="150.64035744073">
                <text:p>150.64035744073</text:p>
              </table:table-cell>
              <table:table-cell office:value-type="float" office:value="-253.503685343725">
                <text:p>-253.503685343725</text:p>
              </table:table-cell>
              <table:table-cell office:value-type="float" office:value="102.863327902994">
                <text:p>102.863327902994</text:p>
              </table:table-cell>
            </table:table-row>
            <table:table-row>
              <table:table-cell office:value-type="float" office:value="37.275">
                <text:p>37.275</text:p>
              </table:table-cell>
              <table:table-cell office:value-type="float" office:value="154.438519210804">
                <text:p>154.438519210804</text:p>
              </table:table-cell>
              <table:table-cell office:value-type="float" office:value="-252.94719659318">
                <text:p>-252.94719659318</text:p>
              </table:table-cell>
              <table:table-cell office:value-type="float" office:value="98.5086773823761">
                <text:p>98.5086773823761</text:p>
              </table:table-cell>
            </table:table-row>
            <table:table-row>
              <table:table-cell office:value-type="float" office:value="38.34">
                <text:p>38.34</text:p>
              </table:table-cell>
              <table:table-cell office:value-type="float" office:value="158.183323284022">
                <text:p>158.183323284022</text:p>
              </table:table-cell>
              <table:table-cell office:value-type="float" office:value="-252.30331591538">
                <text:p>-252.30331591538</text:p>
              </table:table-cell>
              <table:table-cell office:value-type="float" office:value="94.1199926313578">
                <text:p>94.1199926313578</text:p>
              </table:table-cell>
            </table:table-row>
            <table:table-row>
              <table:table-cell office:value-type="float" office:value="39.405">
                <text:p>39.405</text:p>
              </table:table-cell>
              <table:table-cell office:value-type="float" office:value="161.873475850254">
                <text:p>161.873475850254</text:p>
              </table:table-cell>
              <table:table-cell office:value-type="float" office:value="-251.572265767713">
                <text:p>-251.572265767713</text:p>
              </table:table-cell>
              <table:table-cell office:value-type="float" office:value="89.6987899174594">
                <text:p>89.6987899174594</text:p>
              </table:table-cell>
            </table:table-row>
            <table:table-row>
              <table:table-cell office:value-type="float" office:value="40.47">
                <text:p>40.47</text:p>
              </table:table-cell>
              <table:table-cell office:value-type="float" office:value="165.507701981179">
                <text:p>165.507701981179</text:p>
              </table:table-cell>
              <table:table-cell office:value-type="float" office:value="-250.754298724165">
                <text:p>-250.754298724165</text:p>
              </table:table-cell>
              <table:table-cell office:value-type="float" office:value="85.2465967429866">
                <text:p>85.2465967429866</text:p>
              </table:table-cell>
            </table:table-row>
            <table:table-row>
              <table:table-cell office:value-type="float" office:value="41.535">
                <text:p>41.535</text:p>
              </table:table-cell>
              <table:table-cell office:value-type="float" office:value="169.084746070766">
                <text:p>169.084746070766</text:p>
              </table:table-cell>
              <table:table-cell office:value-type="float" office:value="-249.849697388052">
                <text:p>-249.849697388052</text:p>
              </table:table-cell>
              <table:table-cell office:value-type="float" office:value="80.7649513172858">
                <text:p>80.7649513172858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172.603372269078">
                <text:p>172.603372269078</text:p>
              </table:table-cell>
              <table:table-cell office:value-type="float" office:value="-248.858774294381">
                <text:p>-248.858774294381</text:p>
              </table:table-cell>
              <table:table-cell office:value-type="float" office:value="76.2554020253022">
                <text:p>76.2554020253022</text:p>
              </table:table-cell>
            </table:table-row>
            <table:table-row>
              <table:table-cell office:value-type="float" office:value="43.665">
                <text:p>43.665</text:p>
              </table:table-cell>
              <table:table-cell office:value-type="float" office:value="176.062364909254">
                <text:p>176.062364909254</text:p>
              </table:table-cell>
              <table:table-cell office:value-type="float" office:value="-247.781871801874">
                <text:p>-247.781871801874</text:p>
              </table:table-cell>
              <table:table-cell office:value-type="float" office:value="71.7195068926194">
                <text:p>71.7195068926194</text:p>
              </table:table-cell>
            </table:table-row>
            <table:table-row>
              <table:table-cell office:value-type="float" office:value="44.73">
                <text:p>44.73</text:p>
              </table:table-cell>
              <table:table-cell office:value-type="float" office:value="179.460528927512">
                <text:p>179.460528927512</text:p>
              </table:table-cell>
              <table:table-cell office:value-type="float" office:value="-246.619361974683">
                <text:p>-246.619361974683</text:p>
              </table:table-cell>
              <table:table-cell office:value-type="float" office:value="67.1588330471712">
                <text:p>67.1588330471712</text:p>
              </table:table-cell>
            </table:table-row>
            <table:table-row>
              <table:table-cell office:value-type="float" office:value="45.795">
                <text:p>45.795</text:p>
              </table:table-cell>
              <table:table-cell office:value-type="float" office:value="182.79669027604">
                <text:p>182.79669027604</text:p>
              </table:table-cell>
              <table:table-cell office:value-type="float" office:value="-245.371646453846">
                <text:p>-245.371646453846</text:p>
              </table:table-cell>
              <table:table-cell office:value-type="float" office:value="62.5749561778058">
                <text:p>62.5749561778058</text:p>
              </table:table-cell>
            </table:table-row>
            <table:table-row>
              <table:table-cell office:value-type="float" office:value="46.86">
                <text:p>46.86</text:p>
              </table:table-cell>
              <table:table-cell office:value-type="float" office:value="186.069696328623">
                <text:p>186.069696328623</text:p>
              </table:table-cell>
              <table:table-cell office:value-type="float" office:value="-244.039156318518">
                <text:p>-244.039156318518</text:p>
              </table:table-cell>
              <table:table-cell office:value-type="float" office:value="57.969459989895">
                <text:p>57.969459989895</text:p>
              </table:table-cell>
            </table:table-row>
            <table:table-row>
              <table:table-cell office:value-type="float" office:value="47.925">
                <text:p>47.925</text:p>
              </table:table-cell>
              <table:table-cell office:value-type="float" office:value="189.278416278868">
                <text:p>189.278416278868</text:p>
              </table:table-cell>
              <table:table-cell office:value-type="float" office:value="-242.622351937039">
                <text:p>-242.622351937039</text:p>
              </table:table-cell>
              <table:table-cell office:value-type="float" office:value="53.3439356581707">
                <text:p>53.3439356581707</text:p>
              </table:table-cell>
            </table:table-row>
            <table:table-row>
              <table:table-cell office:value-type="float" office:value="48.99">
                <text:p>48.99</text:p>
              </table:table-cell>
              <table:table-cell office:value-type="float" office:value="192.421741530894">
                <text:p>192.421741530894</text:p>
              </table:table-cell>
              <table:table-cell office:value-type="float" office:value="-241.121722807878">
                <text:p>-241.121722807878</text:p>
              </table:table-cell>
              <table:table-cell office:value-type="float" office:value="48.699981276984">
                <text:p>48.699981276984</text:p>
              </table:table-cell>
            </table:table-row>
            <table:table-row>
              <table:table-cell office:value-type="float" office:value="50.055">
                <text:p>50.055</text:p>
              </table:table-cell>
              <table:table-cell office:value-type="float" office:value="195.498586082343">
                <text:p>195.498586082343</text:p>
              </table:table-cell>
              <table:table-cell office:value-type="float" office:value="-239.537787390514">
                <text:p>-239.537787390514</text:p>
              </table:table-cell>
              <table:table-cell office:value-type="float" office:value="44.0392013081708">
                <text:p>44.0392013081708</text:p>
              </table:table-cell>
            </table:table-row>
            <table:table-row>
              <table:table-cell office:value-type="float" office:value="51.12">
                <text:p>51.12</text:p>
              </table:table-cell>
              <table:table-cell office:value-type="float" office:value="198.507886899591">
                <text:p>198.507886899591</text:p>
              </table:table-cell>
              <table:table-cell office:value-type="float" office:value="-237.87109292631">
                <text:p>-237.87109292631</text:p>
              </table:table-cell>
              <table:table-cell office:value-type="float" office:value="39.3632060267192">
                <text:p>39.3632060267192</text:p>
              </table:table-cell>
            </table:table-row>
            <table:table-row>
              <table:table-cell office:value-type="float" office:value="52.185">
                <text:p>52.185</text:p>
              </table:table-cell>
              <table:table-cell office:value-type="float" office:value="201.448604285018">
                <text:p>201.448604285018</text:p>
              </table:table-cell>
              <table:table-cell office:value-type="float" office:value="-236.122215249446">
                <text:p>-236.122215249446</text:p>
              </table:table-cell>
              <table:table-cell office:value-type="float" office:value="34.6736109644281">
                <text:p>34.6736109644281</text:p>
              </table:table-cell>
            </table:table-row>
            <table:table-row>
              <table:table-cell office:value-type="float" office:value="53.25">
                <text:p>53.25</text:p>
              </table:table-cell>
              <table:table-cell office:value-type="float" office:value="204.31972223622">
                <text:p>204.31972223622</text:p>
              </table:table-cell>
              <table:table-cell office:value-type="float" office:value="-234.291758587969">
                <text:p>-234.291758587969</text:p>
              </table:table-cell>
              <table:table-cell office:value-type="float" office:value="29.9720363517487">
                <text:p>29.9720363517487</text:p>
              </table:table-cell>
            </table:table-row>
            <table:table-row>
              <table:table-cell office:value-type="float" office:value="54.315">
                <text:p>54.315</text:p>
              </table:table-cell>
              <table:table-cell office:value-type="float" office:value="207.120248797033">
                <text:p>207.120248797033</text:p>
              </table:table-cell>
              <table:table-cell office:value-type="float" office:value="-232.380355355037">
                <text:p>-232.380355355037</text:p>
              </table:table-cell>
              <table:table-cell office:value-type="float" office:value="25.2601065580045">
                <text:p>25.2601065580045</text:p>
              </table:table-cell>
            </table:table-row>
            <table:table-row>
              <table:table-cell office:value-type="float" office:value="55.38">
                <text:p>55.38</text:p>
              </table:table-cell>
              <table:table-cell office:value-type="float" office:value="209.849216400245">
                <text:p>209.849216400245</text:p>
              </table:table-cell>
              <table:table-cell office:value-type="float" office:value="-230.388665930424">
                <text:p>-230.388665930424</text:p>
              </table:table-cell>
              <table:table-cell office:value-type="float" office:value="20.5394495301792">
                <text:p>20.5394495301792</text:p>
              </table:table-cell>
            </table:table-row>
            <table:table-row>
              <table:table-cell office:value-type="float" office:value="56.445">
                <text:p>56.445</text:p>
              </table:table-cell>
              <table:table-cell office:value-type="float" office:value="212.505682201889">
                <text:p>212.505682201889</text:p>
              </table:table-cell>
              <table:table-cell office:value-type="float" office:value="-228.317378432359">
                <text:p>-228.317378432359</text:p>
              </table:table-cell>
              <table:table-cell office:value-type="float" office:value="15.8116962304704">
                <text:p>15.8116962304704</text:p>
              </table:table-cell>
            </table:table-row>
            <table:table-row>
              <table:table-cell office:value-type="float" office:value="57.51">
                <text:p>57.51</text:p>
              </table:table-cell>
              <table:table-cell office:value-type="float" office:value="215.08872840699">
                <text:p>215.08872840699</text:p>
              </table:table-cell>
              <table:table-cell office:value-type="float" office:value="-226.16720847979">
                <text:p>-226.16720847979</text:p>
              </table:table-cell>
              <table:table-cell office:value-type="float" office:value="11.0784800727998">
                <text:p>11.0784800727998</text:p>
              </table:table-cell>
            </table:table-row>
            <table:table-row>
              <table:table-cell office:value-type="float" office:value="58.575">
                <text:p>58.575</text:p>
              </table:table-cell>
              <table:table-cell office:value-type="float" office:value="217.597462586657">
                <text:p>217.597462586657</text:p>
              </table:table-cell>
              <table:table-cell office:value-type="float" office:value="-223.938898945136">
                <text:p>-223.938898945136</text:p>
              </table:table-cell>
              <table:table-cell office:value-type="float" office:value="6.3414363584785">
                <text:p>6.3414363584785</text:p>
              </table:table-cell>
            </table:table-row>
            <table:table-row>
              <table:table-cell office:value-type="float" office:value="59.64">
                <text:p>59.64</text:p>
              </table:table-cell>
              <table:table-cell office:value-type="float" office:value="220.031017986414">
                <text:p>220.031017986414</text:p>
              </table:table-cell>
              <table:table-cell office:value-type="float" office:value="-221.633219697632">
                <text:p>-221.633219697632</text:p>
              </table:table-cell>
              <table:table-cell office:value-type="float" office:value="1.60220171121769">
                <text:p>1.60220171121769</text:p>
              </table:table-cell>
            </table:table-row>
            <table:table-row>
              <table:table-cell office:value-type="float" office:value="60.705">
                <text:p>60.705</text:p>
              </table:table-cell>
              <table:table-cell office:value-type="float" office:value="222.388553825658">
                <text:p>222.388553825658</text:p>
              </table:table-cell>
              <table:table-cell office:value-type="float" office:value="-219.250967337343">
                <text:p>-219.250967337343</text:p>
              </table:table-cell>
              <table:table-cell office:value-type="float" office:value="-3.13758648831511">
                <text:p>-3.13758648831511</text:p>
              </table:table-cell>
            </table:table-row>
            <table:table-row>
              <table:table-cell office:value-type="float" office:value="61.77">
                <text:p>61.77</text:p>
              </table:table-cell>
              <table:table-cell office:value-type="float" office:value="224.669255588145">
                <text:p>224.669255588145</text:p>
              </table:table-cell>
              <table:table-cell office:value-type="float" office:value="-216.792964919941">
                <text:p>-216.792964919941</text:p>
              </table:table-cell>
              <table:table-cell office:value-type="float" office:value="-7.87629066820344">
                <text:p>-7.87629066820344</text:p>
              </table:table-cell>
            </table:table-row>
            <table:table-row>
              <table:table-cell office:value-type="float" office:value="62.835">
                <text:p>62.835</text:p>
              </table:table-cell>
              <table:table-cell office:value-type="float" office:value="226.872335303399">
                <text:p>226.872335303399</text:p>
              </table:table-cell>
              <table:table-cell office:value-type="float" office:value="-214.260061672346">
                <text:p>-214.260061672346</text:p>
              </table:table-cell>
              <table:table-cell office:value-type="float" office:value="-12.6122736310535">
                <text:p>-12.6122736310535</text:p>
              </table:table-cell>
            </table:table-row>
            <table:table-row>
              <table:table-cell office:value-type="float" office:value="63.9">
                <text:p>63.9</text:p>
              </table:table-cell>
              <table:table-cell office:value-type="float" office:value="228.997031818957">
                <text:p>228.997031818957</text:p>
              </table:table-cell>
              <table:table-cell office:value-type="float" office:value="-211.653132699319">
                <text:p>-211.653132699319</text:p>
              </table:table-cell>
              <table:table-cell office:value-type="float" office:value="-17.3438991196381">
                <text:p>-17.3438991196381</text:p>
              </table:table-cell>
            </table:table-row>
            <table:table-row>
              <table:table-cell office:value-type="float" office:value="64.965">
                <text:p>64.965</text:p>
              </table:table-cell>
              <table:table-cell office:value-type="float" office:value="231.042611063336">
                <text:p>231.042611063336</text:p>
              </table:table-cell>
              <table:table-cell office:value-type="float" office:value="-208.973078681122">
                <text:p>-208.973078681122</text:p>
              </table:table-cell>
              <table:table-cell office:value-type="float" office:value="-22.069532382214">
                <text:p>-22.069532382214</text:p>
              </table:table-cell>
            </table:table-row>
            <table:table-row>
              <table:table-cell office:value-type="float" office:value="66.0299999999999">
                <text:p>66.0299999999999</text:p>
              </table:table-cell>
              <table:table-cell office:value-type="float" office:value="233.008366299657">
                <text:p>233.008366299657</text:p>
              </table:table-cell>
              <table:table-cell office:value-type="float" office:value="-206.220825562336">
                <text:p>-206.220825562336</text:p>
              </table:table-cell>
              <table:table-cell office:value-type="float" office:value="-26.7875407373212">
                <text:p>-26.7875407373212</text:p>
              </table:table-cell>
            </table:table-row>
            <table:table-row>
              <table:table-cell office:value-type="float" office:value="67.0949999999999">
                <text:p>67.0949999999999</text:p>
              </table:table-cell>
              <table:table-cell office:value-type="float" office:value="234.893618369815">
                <text:p>234.893618369815</text:p>
              </table:table-cell>
              <table:table-cell office:value-type="float" office:value="-203.39732423195">
                <text:p>-203.39732423195</text:p>
              </table:table-cell>
              <table:table-cell office:value-type="float" office:value="-31.4962941378646">
                <text:p>-31.4962941378646</text:p>
              </table:table-cell>
            </table:table-row>
            <table:table-row>
              <table:table-cell office:value-type="float" office:value="68.1599999999999">
                <text:p>68.1599999999999</text:p>
              </table:table-cell>
              <table:table-cell office:value-type="float" office:value="236.697715929126">
                <text:p>236.697715929126</text:p>
              </table:table-cell>
              <table:table-cell office:value-type="float" office:value="-200.503550194838">
                <text:p>-200.503550194838</text:p>
              </table:table-cell>
              <table:table-cell office:value-type="float" office:value="-36.1941657342876">
                <text:p>-36.1941657342876</text:p>
              </table:table-cell>
            </table:table-row>
            <table:table-row>
              <table:table-cell office:value-type="float" office:value="69.2249999999999">
                <text:p>69.2249999999999</text:p>
              </table:table-cell>
              <table:table-cell office:value-type="float" office:value="238.420035671363">
                <text:p>238.420035671363</text:p>
              </table:table-cell>
              <table:table-cell office:value-type="float" office:value="-197.540503234723">
                <text:p>-197.540503234723</text:p>
              </table:table-cell>
              <table:table-cell office:value-type="float" office:value="-40.8795324366394">
                <text:p>-40.8795324366394</text:p>
              </table:table-cell>
            </table:table-row>
            <table:table-row>
              <table:table-cell office:value-type="float" office:value="70.2899999999999">
                <text:p>70.2899999999999</text:p>
              </table:table-cell>
              <table:table-cell office:value-type="float" office:value="240.059982544106">
                <text:p>240.059982544106</text:p>
              </table:table-cell>
              <table:table-cell office:value-type="float" office:value="-194.509207068761">
                <text:p>-194.509207068761</text:p>
              </table:table-cell>
              <table:table-cell office:value-type="float" office:value="-45.550775475345">
                <text:p>-45.550775475345</text:p>
              </table:table-cell>
            </table:table-row>
            <table:table-row>
              <table:table-cell office:value-type="float" office:value="71.3549999999999">
                <text:p>71.3549999999999</text:p>
              </table:table-cell>
              <table:table-cell office:value-type="float" office:value="241.616989954328">
                <text:p>241.616989954328</text:p>
              </table:table-cell>
              <table:table-cell office:value-type="float" office:value="-191.410708993848">
                <text:p>-191.410708993848</text:p>
              </table:table-cell>
              <table:table-cell office:value-type="float" office:value="-50.2062809604802">
                <text:p>-50.2062809604802</text:p>
              </table:table-cell>
            </table:table-row>
            <table:table-row>
              <table:table-cell office:value-type="float" office:value="72.4199999999999">
                <text:p>72.4199999999999</text:p>
              </table:table-cell>
              <table:table-cell office:value-type="float" office:value="243.09051996415">
                <text:p>243.09051996415</text:p>
              </table:table-cell>
              <table:table-cell office:value-type="float" office:value="-188.246079524786">
                <text:p>-188.246079524786</text:p>
              </table:table-cell>
              <table:table-cell office:value-type="float" office:value="-54.8444404393636">
                <text:p>-54.8444404393636</text:p>
              </table:table-cell>
            </table:table-row>
            <table:table-row>
              <table:table-cell office:value-type="float" office:value="73.4849999999999">
                <text:p>73.4849999999999</text:p>
              </table:table-cell>
              <table:table-cell office:value-type="float" office:value="244.480063476697">
                <text:p>244.480063476697</text:p>
              </table:table-cell>
              <table:table-cell office:value-type="float" office:value="-185.01641202443">
                <text:p>-185.01641202443</text:p>
              </table:table-cell>
              <table:table-cell office:value-type="float" office:value="-59.4636514522672">
                <text:p>-59.4636514522672</text:p>
              </table:table-cell>
            </table:table-row>
            <table:table-row>
              <table:table-cell office:value-type="float" office:value="74.5499999999999">
                <text:p>74.5499999999999</text:p>
              </table:table-cell>
              <table:table-cell office:value-type="float" office:value="245.785140411987">
                <text:p>245.785140411987</text:p>
              </table:table-cell>
              <table:table-cell office:value-type="float" office:value="-181.722822325928">
                <text:p>-181.722822325928</text:p>
              </table:table-cell>
              <table:table-cell office:value-type="float" office:value="-64.062318086059">
                <text:p>-64.062318086059</text:p>
              </table:table-cell>
            </table:table-row>
            <table:table-row>
              <table:table-cell office:value-type="float" office:value="75.6149999999999">
                <text:p>75.6149999999999</text:p>
              </table:table-cell>
              <table:table-cell office:value-type="float" office:value="247.005299872796">
                <text:p>247.005299872796</text:p>
              </table:table-cell>
              <table:table-cell office:value-type="float" office:value="-178.366448347214">
                <text:p>-178.366448347214</text:p>
              </table:table-cell>
              <table:table-cell office:value-type="float" office:value="-68.6388515255813">
                <text:p>-68.6388515255813</text:p>
              </table:table-cell>
            </table:table-row>
            <table:table-row>
              <table:table-cell office:value-type="float" office:value="76.6799999999999">
                <text:p>76.6799999999999</text:p>
              </table:table-cell>
              <table:table-cell office:value-type="float" office:value="248.140120300442">
                <text:p>248.140120300442</text:p>
              </table:table-cell>
              <table:table-cell office:value-type="float" office:value="-174.948449697863">
                <text:p>-174.948449697863</text:p>
              </table:table-cell>
              <table:table-cell office:value-type="float" office:value="-73.1916706025796">
                <text:p>-73.1916706025796</text:p>
              </table:table-cell>
            </table:table-row>
            <table:table-row>
              <table:table-cell office:value-type="float" office:value="77.7449999999999">
                <text:p>77.7449999999999</text:p>
              </table:table-cell>
              <table:table-cell office:value-type="float" office:value="249.189209620431">
                <text:p>249.189209620431</text:p>
              </table:table-cell>
              <table:table-cell office:value-type="float" office:value="-171.470007278445">
                <text:p>-171.470007278445</text:p>
              </table:table-cell>
              <table:table-cell office:value-type="float" office:value="-77.7192023419862">
                <text:p>-77.7192023419862</text:p>
              </table:table-cell>
            </table:table-row>
            <table:table-row>
              <table:table-cell office:value-type="float" office:value="78.8099999999999">
                <text:p>78.8099999999999</text:p>
              </table:table-cell>
              <table:table-cell office:value-type="float" office:value="250.152205377916">
                <text:p>250.152205377916</text:p>
              </table:table-cell>
              <table:table-cell office:value-type="float" office:value="-167.93232287254">
                <text:p>-167.93232287254</text:p>
              </table:table-cell>
              <table:table-cell office:value-type="float" office:value="-82.2198825053763">
                <text:p>-82.2198825053763</text:p>
              </table:table-cell>
            </table:table-row>
            <table:table-row>
              <table:table-cell office:value-type="float" office:value="79.8749999999999">
                <text:p>79.8749999999999</text:p>
              </table:table-cell>
              <table:table-cell office:value-type="float" office:value="251.028774862922">
                <text:p>251.028774862922</text:p>
              </table:table-cell>
              <table:table-cell office:value-type="float" office:value="-164.336618731519">
                <text:p>-164.336618731519</text:p>
              </table:table-cell>
              <table:table-cell office:value-type="float" office:value="-86.6921561314031">
                <text:p>-86.6921561314031</text:p>
              </table:table-cell>
            </table:table-row>
            <table:table-row>
              <table:table-cell office:value-type="float" office:value="80.9399999999999">
                <text:p>80.9399999999999</text:p>
              </table:table-cell>
              <table:table-cell office:value-type="float" office:value="251.818615225299">
                <text:p>251.818615225299</text:p>
              </table:table-cell>
              <table:table-cell office:value-type="float" office:value="-160.684137152269">
                <text:p>-160.684137152269</text:p>
              </table:table-cell>
              <table:table-cell office:value-type="float" office:value="-91.1344780730295">
                <text:p>-91.1344780730295</text:p>
              </table:table-cell>
            </table:table-row>
            <table:table-row>
              <table:table-cell office:value-type="float" office:value="82.0049999999999">
                <text:p>82.0049999999999</text:p>
              </table:table-cell>
              <table:table-cell office:value-type="float" office:value="252.521453579351">
                <text:p>252.521453579351</text:p>
              </table:table-cell>
              <table:table-cell office:value-type="float" office:value="-156.976140047984">
                <text:p>-156.976140047984</text:p>
              </table:table-cell>
              <table:table-cell office:value-type="float" office:value="-95.5453135313677">
                <text:p>-95.5453135313677</text:p>
              </table:table-cell>
            </table:table-row>
            <table:table-row>
              <table:table-cell office:value-type="float" office:value="83.0699999999999">
                <text:p>83.0699999999999</text:p>
              </table:table-cell>
              <table:table-cell office:value-type="float" office:value="253.137047098121">
                <text:p>253.137047098121</text:p>
              </table:table-cell>
              <table:table-cell office:value-type="float" office:value="-153.213908512177">
                <text:p>-153.213908512177</text:p>
              </table:table-cell>
              <table:table-cell office:value-type="float" office:value="-99.9231385859446">
                <text:p>-99.9231385859446</text:p>
              </table:table-cell>
            </table:table-row>
            <table:table-row>
              <table:table-cell office:value-type="float" office:value="84.1349999999999">
                <text:p>84.1349999999999</text:p>
              </table:table-cell>
              <table:table-cell office:value-type="float" office:value="253.665183097283">
                <text:p>253.665183097283</text:p>
              </table:table-cell>
              <table:table-cell office:value-type="float" office:value="-149.398742376075">
                <text:p>-149.398742376075</text:p>
              </table:table-cell>
              <table:table-cell office:value-type="float" office:value="-104.266440721208">
                <text:p>-104.266440721208</text:p>
              </table:table-cell>
            </table:table-row>
            <table:table-row>
              <table:table-cell office:value-type="float" office:value="85.1999999999999">
                <text:p>85.1999999999999</text:p>
              </table:table-cell>
              <table:table-cell office:value-type="float" office:value="254.105679108624">
                <text:p>254.105679108624</text:p>
              </table:table-cell>
              <table:table-cell office:value-type="float" office:value="-145.53195975953">
                <text:p>-145.53195975953</text:p>
              </table:table-cell>
              <table:table-cell office:value-type="float" office:value="-108.573719349093">
                <text:p>-108.573719349093</text:p>
              </table:table-cell>
            </table:table-row>
            <table:table-row>
              <table:table-cell office:value-type="float" office:value="86.2649999999999">
                <text:p>86.2649999999999</text:p>
              </table:table-cell>
              <table:table-cell office:value-type="float" office:value="254.458382943086">
                <text:p>254.458382943086</text:p>
              </table:table-cell>
              <table:table-cell office:value-type="float" office:value="-141.614896615619">
                <text:p>-141.614896615619</text:p>
              </table:table-cell>
              <table:table-cell office:value-type="float" office:value="-112.843486327467">
                <text:p>-112.843486327467</text:p>
              </table:table-cell>
            </table:table-row>
            <table:table-row>
              <table:table-cell office:value-type="float" office:value="87.3299999999999">
                <text:p>87.3299999999999</text:p>
              </table:table-cell>
              <table:table-cell office:value-type="float" office:value="254.723172743349">
                <text:p>254.723172743349</text:p>
              </table:table-cell>
              <table:table-cell office:value-type="float" office:value="-137.648906269073">
                <text:p>-137.648906269073</text:p>
              </table:table-cell>
              <table:table-cell office:value-type="float" office:value="-117.074266474277">
                <text:p>-117.074266474277</text:p>
              </table:table-cell>
            </table:table-row>
            <table:table-row>
              <table:table-cell office:value-type="float" office:value="88.3949999999999">
                <text:p>88.3949999999999</text:p>
              </table:table-cell>
              <table:table-cell office:value-type="float" office:value="254.899957025928">
                <text:p>254.899957025928</text:p>
              </table:table-cell>
              <table:table-cell office:value-type="float" office:value="-133.635358948717">
                <text:p>-133.635358948717</text:p>
              </table:table-cell>
              <table:table-cell office:value-type="float" office:value="-121.264598077211">
                <text:p>-121.264598077211</text:p>
              </table:table-cell>
            </table:table-row>
            <table:table-row>
              <table:table-cell office:value-type="float" office:value="89.4599999999999">
                <text:p>89.4599999999999</text:p>
              </table:table-cell>
              <table:table-cell office:value-type="float" office:value="254.988674712782">
                <text:p>254.988674712782</text:p>
              </table:table-cell>
              <table:table-cell office:value-type="float" office:value="-129.575641314061">
                <text:p>-129.575641314061</text:p>
              </table:table-cell>
              <table:table-cell office:value-type="float" office:value="-125.413033398721">
                <text:p>-125.413033398721</text:p>
              </table:table-cell>
            </table:table-row>
            <table:table-row>
              <table:table-cell office:value-type="float" office:value="90.5249999999999">
                <text:p>90.5249999999999</text:p>
              </table:table-cell>
              <table:table-cell office:value-type="float" office:value="254.989295152417">
                <text:p>254.989295152417</text:p>
              </table:table-cell>
              <table:table-cell office:value-type="float" office:value="-125.471155976214">
                <text:p>-125.471155976214</text:p>
              </table:table-cell>
              <table:table-cell office:value-type="float" office:value="-129.518139176203">
                <text:p>-129.518139176203</text:p>
              </table:table-cell>
            </table:table-row>
            <table:table-row>
              <table:table-cell office:value-type="float" office:value="91.5899999999999">
                <text:p>91.5899999999999</text:p>
              </table:table-cell>
              <table:table-cell office:value-type="float" office:value="254.901818130473">
                <text:p>254.901818130473</text:p>
              </table:table-cell>
              <table:table-cell office:value-type="float" office:value="-121.323321013294">
                <text:p>-121.323321013294</text:p>
              </table:table-cell>
              <table:table-cell office:value-type="float" office:value="-133.57849711718">
                <text:p>-133.57849711718</text:p>
              </table:table-cell>
            </table:table-row>
            <table:table-row>
              <table:table-cell office:value-type="float" office:value="92.6549999999999">
                <text:p>92.6549999999999</text:p>
              </table:table-cell>
              <table:table-cell office:value-type="float" office:value="254.726273869803">
                <text:p>254.726273869803</text:p>
              </table:table-cell>
              <table:table-cell office:value-type="float" office:value="-117.133569480483">
                <text:p>-117.133569480483</text:p>
              </table:table-cell>
              <table:table-cell office:value-type="float" office:value="-137.592704389321">
                <text:p>-137.592704389321</text:p>
              </table:table-cell>
            </table:table-row>
            <table:table-row>
              <table:table-cell office:value-type="float" office:value="93.7199999999999">
                <text:p>93.7199999999999</text:p>
              </table:table-cell>
              <table:table-cell office:value-type="float" office:value="254.462723020026">
                <text:p>254.462723020026</text:p>
              </table:table-cell>
              <table:table-cell office:value-type="float" office:value="-112.90334891492">
                <text:p>-112.90334891492</text:p>
              </table:table-cell>
              <table:table-cell office:value-type="float" office:value="-141.559374105106">
                <text:p>-141.559374105106</text:p>
              </table:table-cell>
            </table:table-row>
            <table:table-row>
              <table:table-cell office:value-type="float" office:value="94.7849999999999">
                <text:p>94.7849999999999</text:p>
              </table:table-cell>
              <table:table-cell office:value-type="float" office:value="254.111256636576">
                <text:p>254.111256636576</text:p>
              </table:table-cell>
              <table:table-cell office:value-type="float" office:value="-108.634120835583">
                <text:p>-108.634120835583</text:p>
              </table:table-cell>
              <table:table-cell office:value-type="float" office:value="-145.477135800992">
                <text:p>-145.477135800992</text:p>
              </table:table-cell>
            </table:table-row>
            <table:table-row>
              <table:table-cell office:value-type="float" office:value="95.8499999999999">
                <text:p>95.8499999999999</text:p>
              </table:table-cell>
              <table:table-cell office:value-type="float" office:value="253.67199614924">
                <text:p>253.67199614924</text:p>
              </table:table-cell>
              <table:table-cell office:value-type="float" office:value="-104.327360238339">
                <text:p>-104.327360238339</text:p>
              </table:table-cell>
              <table:table-cell office:value-type="float" office:value="-149.344635910901">
                <text:p>-149.344635910901</text:p>
              </table:table-cell>
            </table:table-row>
            <table:table-row>
              <table:table-cell office:value-type="float" office:value="96.9149999999999">
                <text:p>96.9149999999999</text:p>
              </table:table-cell>
              <table:table-cell office:value-type="float" office:value="253.145093320211">
                <text:p>253.145093320211</text:p>
              </table:table-cell>
              <table:table-cell office:value-type="float" office:value="-99.9845550863437">
                <text:p>-99.9845550863437</text:p>
              </table:table-cell>
              <table:table-cell office:value-type="float" office:value="-153.160538233867">
                <text:p>-153.160538233867</text:p>
              </table:table-cell>
            </table:table-row>
            <table:table-row>
              <table:table-cell office:value-type="float" office:value="97.9799999999999">
                <text:p>97.9799999999999</text:p>
              </table:table-cell>
              <table:table-cell office:value-type="float" office:value="252.530730191645">
                <text:p>252.530730191645</text:p>
              </table:table-cell>
              <table:table-cell office:value-type="float" office:value="-95.6072057959567">
                <text:p>-95.6072057959567</text:p>
              </table:table-cell>
              <table:table-cell office:value-type="float" office:value="-156.923524395688">
                <text:p>-156.923524395688</text:p>
              </table:table-cell>
            </table:table-row>
            <table:table-row>
              <table:table-cell office:value-type="float" office:value="99.0449999999999">
                <text:p>99.0449999999999</text:p>
              </table:table-cell>
              <table:table-cell office:value-type="float" office:value="251.829119022776">
                <text:p>251.829119022776</text:p>
              </table:table-cell>
              <table:table-cell office:value-type="float" office:value="-91.1968247183562">
                <text:p>-91.1968247183562</text:p>
              </table:table-cell>
              <table:table-cell office:value-type="float" office:value="-160.63229430442">
                <text:p>-160.63229430442</text:p>
              </table:table-cell>
            </table:table-row>
            <table:table-row>
              <table:table-cell office:value-type="float" office:value="100.11">
                <text:p>100.11</text:p>
              </table:table-cell>
              <table:table-cell office:value-type="float" office:value="251.040502216576">
                <text:p>251.040502216576</text:p>
              </table:table-cell>
              <table:table-cell office:value-type="float" office:value="-86.7549356170291">
                <text:p>-86.7549356170291</text:p>
              </table:table-cell>
              <table:table-cell office:value-type="float" office:value="-164.285566599547">
                <text:p>-164.285566599547</text:p>
              </table:table-cell>
            </table:table-row>
            <table:table-row>
              <table:table-cell office:value-type="float" office:value="101.175">
                <text:p>101.175</text:p>
              </table:table-cell>
              <table:table-cell office:value-type="float" office:value="250.165152236008">
                <text:p>250.165152236008</text:p>
              </table:table-cell>
              <table:table-cell office:value-type="float" office:value="-82.2830731413192">
                <text:p>-82.2830731413192</text:p>
              </table:table-cell>
              <table:table-cell office:value-type="float" office:value="-167.882079094689">
                <text:p>-167.882079094689</text:p>
              </table:table-cell>
            </table:table-row>
            <table:table-row>
              <table:table-cell office:value-type="float" office:value="102.24">
                <text:p>102.24</text:p>
              </table:table-cell>
              <table:table-cell office:value-type="float" office:value="249.203371509889">
                <text:p>249.203371509889</text:p>
              </table:table-cell>
              <table:table-cell office:value-type="float" office:value="-77.7827822962133">
                <text:p>-77.7827822962133</text:p>
              </table:table-cell>
              <table:table-cell office:value-type="float" office:value="-171.420589213676">
                <text:p>-171.420589213676</text:p>
              </table:table-cell>
            </table:table-row>
            <table:table-row>
              <table:table-cell office:value-type="float" office:value="103.305">
                <text:p>103.305</text:p>
              </table:table-cell>
              <table:table-cell office:value-type="float" office:value="248.155492328408">
                <text:p>248.155492328408</text:p>
              </table:table-cell>
              <table:table-cell office:value-type="float" office:value="-73.2556179085508">
                <text:p>-73.2556179085508</text:p>
              </table:table-cell>
              <table:table-cell office:value-type="float" office:value="-174.899874419857">
                <text:p>-174.899874419857</text:p>
              </table:table-cell>
            </table:table-row>
            <table:table-row>
              <table:table-cell office:value-type="float" office:value="104.37">
                <text:p>104.37</text:p>
              </table:table-cell>
              <table:table-cell office:value-type="float" office:value="247.021876728314">
                <text:p>247.021876728314</text:p>
              </table:table-cell>
              <table:table-cell office:value-type="float" office:value="-68.7031440898385">
                <text:p>-68.7031440898385</text:p>
              </table:table-cell>
              <table:table-cell office:value-type="float" office:value="-178.318732638476">
                <text:p>-178.318732638476</text:p>
              </table:table-cell>
            </table:table-row>
            <table:table-row>
              <table:table-cell office:value-type="float" office:value="105.435">
                <text:p>105.435</text:p>
              </table:table-cell>
              <table:table-cell office:value-type="float" office:value="245.802916367842">
                <text:p>245.802916367842</text:p>
              </table:table-cell>
              <table:table-cell office:value-type="float" office:value="-64.126933695859">
                <text:p>-64.126933695859</text:p>
              </table:table-cell>
              <table:table-cell office:value-type="float" office:value="-181.675982671983">
                <text:p>-181.675982671983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244.499032391389">
                <text:p>244.499032391389</text:p>
              </table:table-cell>
              <table:table-cell office:value-type="float" office:value="-59.5285677832565">
                <text:p>-59.5285677832565</text:p>
              </table:table-cell>
              <table:table-cell office:value-type="float" office:value="-184.970464608133">
                <text:p>-184.970464608133</text:p>
              </table:table-cell>
            </table:table-row>
            <table:table-row>
              <table:table-cell office:value-type="float" office:value="107.565">
                <text:p>107.565</text:p>
              </table:table-cell>
              <table:table-cell office:value-type="float" office:value="243.110675284019">
                <text:p>243.110675284019</text:p>
              </table:table-cell>
              <table:table-cell office:value-type="float" office:value="-54.9096350632908">
                <text:p>-54.9096350632908</text:p>
              </table:table-cell>
              <table:table-cell office:value-type="float" office:value="-188.201040220729">
                <text:p>-188.201040220729</text:p>
              </table:table-cell>
            </table:table-row>
            <table:table-row>
              <table:table-cell office:value-type="float" office:value="108.63">
                <text:p>108.63</text:p>
              </table:table-cell>
              <table:table-cell office:value-type="float" office:value="241.638324715817">
                <text:p>241.638324715817</text:p>
              </table:table-cell>
              <table:table-cell office:value-type="float" office:value="-50.2717313529454">
                <text:p>-50.2717313529454</text:p>
              </table:table-cell>
              <table:table-cell office:value-type="float" office:value="-191.366593362872">
                <text:p>-191.366593362872</text:p>
              </table:table-cell>
            </table:table-row>
            <table:table-row>
              <table:table-cell office:value-type="float" office:value="109.695">
                <text:p>109.695</text:p>
              </table:table-cell>
              <table:table-cell office:value-type="float" office:value="240.082489376167">
                <text:p>240.082489376167</text:p>
              </table:table-cell>
              <table:table-cell office:value-type="float" office:value="-45.6164590235814">
                <text:p>-45.6164590235814</text:p>
              </table:table-cell>
              <table:table-cell office:value-type="float" office:value="-194.466030352585">
                <text:p>-194.466030352585</text:p>
              </table:table-cell>
            </table:table-row>
            <table:table-row>
              <table:table-cell office:value-type="float" office:value="110.76">
                <text:p>110.76</text:p>
              </table:table-cell>
              <table:table-cell office:value-type="float" office:value="238.443706798003">
                <text:p>238.443706798003</text:p>
              </table:table-cell>
              <table:table-cell office:value-type="float" office:value="-40.9454264473265">
                <text:p>-40.9454264473265</text:p>
              </table:table-cell>
              <table:table-cell office:value-type="float" office:value="-197.498280350677">
                <text:p>-197.498280350677</text:p>
              </table:table-cell>
            </table:table-row>
            <table:table-row>
              <table:table-cell office:value-type="float" office:value="111.825">
                <text:p>111.825</text:p>
              </table:table-cell>
              <table:table-cell office:value-type="float" office:value="236.722543172095">
                <text:p>236.722543172095</text:p>
              </table:table-cell>
              <table:table-cell office:value-type="float" office:value="-36.2602474413906">
                <text:p>-36.2602474413906</text:p>
              </table:table-cell>
              <table:table-cell office:value-type="float" office:value="-200.462295730705">
                <text:p>-200.462295730705</text:p>
              </table:table-cell>
            </table:table-row>
            <table:table-row>
              <table:table-cell office:value-type="float" office:value="112.89">
                <text:p>112.89</text:p>
              </table:table-cell>
              <table:table-cell office:value-type="float" office:value="234.919593151432">
                <text:p>234.919593151432</text:p>
              </table:table-cell>
              <table:table-cell office:value-type="float" office:value="-31.5625407105012">
                <text:p>-31.5625407105012</text:p>
              </table:table-cell>
              <table:table-cell office:value-type="float" office:value="-203.357052440931">
                <text:p>-203.357052440931</text:p>
              </table:table-cell>
            </table:table-row>
            <table:table-row>
              <table:table-cell office:value-type="float" office:value="113.955">
                <text:p>113.955</text:p>
              </table:table-cell>
              <table:table-cell office:value-type="float" office:value="233.035479645772">
                <text:p>233.035479645772</text:p>
              </table:table-cell>
              <table:table-cell office:value-type="float" office:value="-26.8539292876486">
                <text:p>-26.8539292876486</text:p>
              </table:table-cell>
              <table:table-cell office:value-type="float" office:value="-206.181550358123">
                <text:p>-206.181550358123</text:p>
              </table:table-cell>
            </table:table-row>
            <table:table-row>
              <table:table-cell office:value-type="float" office:value="115.02">
                <text:p>115.02</text:p>
              </table:table-cell>
              <table:table-cell office:value-type="float" office:value="231.070853606429">
                <text:p>231.070853606429</text:p>
              </table:table-cell>
              <table:table-cell office:value-type="float" office:value="-22.136039973337">
                <text:p>-22.136039973337</text:p>
              </table:table-cell>
              <table:table-cell office:value-type="float" office:value="-208.934813633092">
                <text:p>-208.934813633092</text:p>
              </table:table-cell>
            </table:table-row>
            <table:table-row>
              <table:table-cell office:value-type="float" office:value="116.085">
                <text:p>116.085</text:p>
              </table:table-cell>
              <table:table-cell office:value-type="float" office:value="229.026393801378">
                <text:p>229.026393801378</text:p>
              </table:table-cell>
              <table:table-cell office:value-type="float" office:value="-17.4105027735332">
                <text:p>-17.4105027735332</text:p>
              </table:table-cell>
              <table:table-cell office:value-type="float" office:value="-211.615891027845">
                <text:p>-211.615891027845</text:p>
              </table:table-cell>
            </table:table-row>
            <table:table-row>
              <table:table-cell office:value-type="float" office:value="117.15">
                <text:p>117.15</text:p>
              </table:table-cell>
              <table:table-cell office:value-type="float" office:value="226.902806580738">
                <text:p>226.902806580738</text:p>
              </table:table-cell>
              <table:table-cell office:value-type="float" office:value="-12.6789503365085">
                <text:p>-12.6789503365085</text:p>
              </table:table-cell>
              <table:table-cell office:value-type="float" office:value="-214.22385624423">
                <text:p>-214.22385624423</text:p>
              </table:table-cell>
            </table:table-row>
            <table:table-row>
              <table:table-cell office:value-type="float" office:value="118.215">
                <text:p>118.215</text:p>
              </table:table-cell>
              <table:table-cell office:value-type="float" office:value="224.700825632735">
                <text:p>224.700825632735</text:p>
              </table:table-cell>
              <table:table-cell office:value-type="float" office:value="-7.94301738876683">
                <text:p>-7.94301738876683</text:p>
              </table:table-cell>
              <table:table-cell office:value-type="float" office:value="-216.757808243968">
                <text:p>-216.757808243968</text:p>
              </table:table-cell>
            </table:table-row>
            <table:table-row>
              <table:table-cell office:value-type="float" office:value="119.28">
                <text:p>119.28</text:p>
              </table:table-cell>
              <table:table-cell office:value-type="float" office:value="222.421211730216">
                <text:p>222.421211730216</text:p>
              </table:table-cell>
              <table:table-cell office:value-type="float" office:value="-3.20434017025567">
                <text:p>-3.20434017025567</text:p>
              </table:table-cell>
              <table:table-cell office:value-type="float" office:value="-219.21687155996">
                <text:p>-219.21687155996</text:p>
              </table:table-cell>
            </table:table-row>
            <table:table-row>
              <table:table-cell office:value-type="float" office:value="120.345">
                <text:p>120.345</text:p>
              </table:table-cell>
              <table:table-cell office:value-type="float" office:value="220.064752467804">
                <text:p>220.064752467804</text:p>
              </table:table-cell>
              <table:table-cell office:value-type="float" office:value="1.5354441309464">
                <text:p>1.5354441309464</text:p>
              </table:table-cell>
              <table:table-cell office:value-type="float" office:value="-221.60019659875">
                <text:p>-221.60019659875</text:p>
              </table:table-cell>
            </table:table-row>
            <table:table-row>
              <table:table-cell office:value-type="float" office:value="121.41">
                <text:p>121.41</text:p>
              </table:table-cell>
              <table:table-cell office:value-type="float" office:value="217.632261989793">
                <text:p>217.632261989793</text:p>
              </table:table-cell>
              <table:table-cell office:value-type="float" office:value="6.27469794426956">
                <text:p>6.27469794426956</text:p>
              </table:table-cell>
              <table:table-cell office:value-type="float" office:value="-223.906959934063">
                <text:p>-223.906959934063</text:p>
              </table:table-cell>
            </table:table-row>
            <table:table-row>
              <table:table-cell office:value-type="float" office:value="122.475">
                <text:p>122.475</text:p>
              </table:table-cell>
              <table:table-cell office:value-type="float" office:value="215.124580708862">
                <text:p>215.124580708862</text:p>
              </table:table-cell>
              <table:table-cell office:value-type="float" office:value="11.0117838824248">
                <text:p>11.0117838824248</text:p>
              </table:table-cell>
              <table:table-cell office:value-type="float" office:value="-226.136364591286">
                <text:p>-226.136364591286</text:p>
              </table:table-cell>
            </table:table-row>
            <table:table-row>
              <table:table-cell office:value-type="float" office:value="123.54">
                <text:p>123.54</text:p>
              </table:table-cell>
              <table:table-cell office:value-type="float" office:value="212.542575015714">
                <text:p>212.542575015714</text:p>
              </table:table-cell>
              <table:table-cell office:value-type="float" office:value="15.7450653071124">
                <text:p>15.7450653071124</text:p>
              </table:table-cell>
              <table:table-cell office:value-type="float" office:value="-228.287640322827">
                <text:p>-228.287640322827</text:p>
              </table:table-cell>
            </table:table-row>
            <table:table-row>
              <table:table-cell office:value-type="float" office:value="124.605">
                <text:p>124.605</text:p>
              </table:table-cell>
              <table:table-cell office:value-type="float" office:value="209.88713697975">
                <text:p>209.88713697975</text:p>
              </table:table-cell>
              <table:table-cell office:value-type="float" office:value="20.4729068944723">
                <text:p>20.4729068944723</text:p>
              </table:table-cell>
              <table:table-cell office:value-type="float" office:value="-230.360043874223">
                <text:p>-230.360043874223</text:p>
              </table:table-cell>
            </table:table-row>
            <table:table-row>
              <table:table-cell office:value-type="float" office:value="125.67">
                <text:p>125.67</text:p>
              </table:table-cell>
              <table:table-cell office:value-type="float" office:value="207.159184040858">
                <text:p>207.159184040858</text:p>
              </table:table-cell>
              <table:table-cell office:value-type="float" office:value="25.1936752000796">
                <text:p>25.1936752000796</text:p>
              </table:table-cell>
              <table:table-cell office:value-type="float" office:value="-232.352859240937">
                <text:p>-232.352859240937</text:p>
              </table:table-cell>
            </table:table-row>
            <table:table-row>
              <table:table-cell office:value-type="float" office:value="126.735">
                <text:p>126.735</text:p>
              </table:table-cell>
              <table:table-cell office:value-type="float" office:value="204.359658692443">
                <text:p>204.359658692443</text:p>
              </table:table-cell>
              <table:table-cell office:value-type="float" office:value="29.9057392232909">
                <text:p>29.9057392232909</text:p>
              </table:table-cell>
              <table:table-cell office:value-type="float" office:value="-234.265397915733">
                <text:p>-234.265397915733</text:p>
              </table:table-cell>
            </table:table-row>
            <table:table-row>
              <table:table-cell office:value-type="float" office:value="127.8">
                <text:p>127.8</text:p>
              </table:table-cell>
              <table:table-cell office:value-type="float" office:value="201.489528155802">
                <text:p>201.489528155802</text:p>
              </table:table-cell>
              <table:table-cell office:value-type="float" office:value="34.6074709707468">
                <text:p>34.6074709707468</text:p>
              </table:table-cell>
              <table:table-cell office:value-type="float" office:value="-236.096999126548">
                <text:p>-236.096999126548</text:p>
              </table:table-cell>
            </table:table-row>
            <table:table-row>
              <table:table-cell office:value-type="float" office:value="128.865">
                <text:p>128.865</text:p>
              </table:table-cell>
              <table:table-cell office:value-type="float" office:value="198.549784045954">
                <text:p>198.549784045954</text:p>
              </table:table-cell>
              <table:table-cell office:value-type="float" office:value="39.2972460188348">
                <text:p>39.2972460188348</text:p>
              </table:table-cell>
              <table:table-cell office:value-type="float" office:value="-237.847030064788">
                <text:p>-237.847030064788</text:p>
              </table:table-cell>
            </table:table-row>
            <table:table-row>
              <table:table-cell office:value-type="float" office:value="129.93">
                <text:p>129.93</text:p>
              </table:table-cell>
              <table:table-cell office:value-type="float" office:value="195.541442029041">
                <text:p>195.541442029041</text:p>
              </table:table-cell>
              <table:table-cell office:value-type="float" office:value="43.9734440749194">
                <text:p>43.9734440749194</text:p>
              </table:table-cell>
              <table:table-cell office:value-type="float" office:value="-239.51488610396">
                <text:p>-239.51488610396</text:p>
              </table:table-cell>
            </table:table-row>
            <table:table-row>
              <table:table-cell office:value-type="float" office:value="130.995">
                <text:p>130.995</text:p>
              </table:table-cell>
              <table:table-cell office:value-type="float" office:value="192.465541471423">
                <text:p>192.465541471423</text:p>
              </table:table-cell>
              <table:table-cell office:value-type="float" office:value="48.6344495371441">
                <text:p>48.6344495371441</text:p>
              </table:table-cell>
              <table:table-cell office:value-type="float" office:value="-241.099991008567">
                <text:p>-241.099991008567</text:p>
              </table:table-cell>
            </table:table-row>
            <table:table-row>
              <table:table-cell office:value-type="float" office:value="132.06">
                <text:p>132.06</text:p>
              </table:table-cell>
              <table:table-cell office:value-type="float" office:value="189.323145080578">
                <text:p>189.323145080578</text:p>
              </table:table-cell>
              <table:table-cell office:value-type="float" office:value="53.2786520526141">
                <text:p>53.2786520526141</text:p>
              </table:table-cell>
              <table:table-cell office:value-type="float" office:value="-242.601797133193">
                <text:p>-242.601797133193</text:p>
              </table:table-cell>
            </table:table-row>
            <table:table-row>
              <table:table-cell office:value-type="float" office:value="133.125">
                <text:p>133.125</text:p>
              </table:table-cell>
              <table:table-cell office:value-type="float" office:value="186.115338537949">
                <text:p>186.115338537949</text:p>
              </table:table-cell>
              <table:table-cell office:value-type="float" office:value="57.9044470737643">
                <text:p>57.9044470737643</text:p>
              </table:table-cell>
              <table:table-cell office:value-type="float" office:value="-244.019785611713">
                <text:p>-244.019785611713</text:p>
              </table:table-cell>
            </table:table-row>
            <table:table-row>
              <table:table-cell office:value-type="float" office:value="134.19">
                <text:p>134.19</text:p>
              </table:table-cell>
              <table:table-cell office:value-type="float" office:value="182.843230123838">
                <text:p>182.843230123838</text:p>
              </table:table-cell>
              <table:table-cell office:value-type="float" office:value="62.5102364127221">
                <text:p>62.5102364127221</text:p>
              </table:table-cell>
              <table:table-cell office:value-type="float" office:value="-245.35346653656">
                <text:p>-245.35346653656</text:p>
              </table:table-cell>
            </table:table-row>
            <table:table-row>
              <table:table-cell office:value-type="float" office:value="135.255">
                <text:p>135.255</text:p>
              </table:table-cell>
              <table:table-cell office:value-type="float" office:value="179.507950334509">
                <text:p>179.507950334509</text:p>
              </table:table-cell>
              <table:table-cell office:value-type="float" office:value="67.094428793473">
                <text:p>67.094428793473</text:p>
              </table:table-cell>
              <table:table-cell office:value-type="float" office:value="-246.602379127982">
                <text:p>-246.602379127982</text:p>
              </table:table-cell>
            </table:table-row>
            <table:table-row>
              <table:table-cell office:value-type="float" office:value="136.32">
                <text:p>136.32</text:p>
              </table:table-cell>
              <table:table-cell office:value-type="float" office:value="176.110651491604">
                <text:p>176.110651491604</text:p>
              </table:table-cell>
              <table:table-cell office:value-type="float" office:value="71.6554404016381">
                <text:p>71.6554404016381</text:p>
              </table:table-cell>
              <table:table-cell office:value-type="float" office:value="-247.766091893242">
                <text:p>-247.766091893242</text:p>
              </table:table-cell>
            </table:table-row>
            <table:table-row>
              <table:table-cell office:value-type="float" office:value="137.385">
                <text:p>137.385</text:p>
              </table:table-cell>
              <table:table-cell office:value-type="float" office:value="172.65250734402">
                <text:p>172.65250734402</text:p>
              </table:table-cell>
              <table:table-cell office:value-type="float" office:value="76.1916954316737">
                <text:p>76.1916954316737</text:p>
              </table:table-cell>
              <table:table-cell office:value-type="float" office:value="-248.844202775693">
                <text:p>-248.844202775693</text:p>
              </table:table-cell>
            </table:table-row>
            <table:table-row>
              <table:table-cell office:value-type="float" office:value="138.45">
                <text:p>138.45</text:p>
              </table:table-cell>
              <table:table-cell office:value-type="float" office:value="169.134712662389">
                <text:p>169.134712662389</text:p>
              </table:table-cell>
              <table:table-cell office:value-type="float" office:value="80.7016266313036">
                <text:p>80.7016266313036</text:p>
              </table:table-cell>
              <table:table-cell office:value-type="float" office:value="-249.836339293692">
                <text:p>-249.836339293692</text:p>
              </table:table-cell>
            </table:table-row>
            <table:table-row>
              <table:table-cell office:value-type="float" office:value="139.515">
                <text:p>139.515</text:p>
              </table:table-cell>
              <table:table-cell office:value-type="float" office:value="165.558482826288">
                <text:p>165.558482826288</text:p>
              </table:table-cell>
              <table:table-cell office:value-type="float" office:value="85.1836758429967">
                <text:p>85.1836758429967</text:p>
              </table:table-cell>
              <table:table-cell office:value-type="float" office:value="-250.742158669285">
                <text:p>-250.742158669285</text:p>
              </table:table-cell>
            </table:table-row>
            <table:table-row>
              <table:table-cell office:value-type="float" office:value="140.58">
                <text:p>140.58</text:p>
              </table:table-cell>
              <table:table-cell office:value-type="float" office:value="161.925053404335">
                <text:p>161.925053404335</text:p>
              </table:table-cell>
              <table:table-cell office:value-type="float" office:value="89.6362945423023">
                <text:p>89.6362945423023</text:p>
              </table:table-cell>
              <table:table-cell office:value-type="float" office:value="-251.561347946637">
                <text:p>-251.561347946637</text:p>
              </table:table-cell>
            </table:table-row>
            <table:table-row>
              <table:table-cell office:value-type="float" office:value="141.645">
                <text:p>141.645</text:p>
              </table:table-cell>
              <table:table-cell office:value-type="float" office:value="158.235679727301">
                <text:p>158.235679727301</text:p>
              </table:table-cell>
              <table:table-cell office:value-type="float" office:value="94.0579443728571">
                <text:p>94.0579443728571</text:p>
              </table:table-cell>
              <table:table-cell office:value-type="float" office:value="-252.293624100158">
                <text:p>-252.293624100158</text:p>
              </table:table-cell>
            </table:table-row>
            <table:table-row>
              <table:table-cell office:value-type="float" office:value="142.71">
                <text:p>142.71</text:p>
              </table:table-cell>
              <table:table-cell office:value-type="float" office:value="154.491636454405">
                <text:p>154.491636454405</text:p>
              </table:table-cell>
              <table:table-cell office:value-type="float" office:value="98.4470976778792">
                <text:p>98.4470976778792</text:p>
              </table:table-cell>
              <table:table-cell office:value-type="float" office:value="-252.938734132284">
                <text:p>-252.938734132284</text:p>
              </table:table-cell>
            </table:table-row>
            <table:table-row>
              <table:table-cell office:value-type="float" office:value="143.775">
                <text:p>143.775</text:p>
              </table:table-cell>
              <table:table-cell office:value-type="float" office:value="150.694217132924">
                <text:p>150.694217132924</text:p>
              </table:table-cell>
              <table:table-cell office:value-type="float" office:value="102.802238027965">
                <text:p>102.802238027965</text:p>
              </table:table-cell>
              <table:table-cell office:value-type="float" office:value="-253.496455160889">
                <text:p>-253.496455160889</text:p>
              </table:table-cell>
            </table:table-row>
            <table:table-row>
              <table:table-cell office:value-type="float" office:value="144.84">
                <text:p>144.84</text:p>
              </table:table-cell>
              <table:table-cell office:value-type="float" office:value="146.84473375128">
                <text:p>146.84473375128</text:p>
              </table:table-cell>
              <table:table-cell office:value-type="float" office:value="107.12186074501">
                <text:p>107.12186074501</text:p>
              </table:table-cell>
              <table:table-cell office:value-type="float" office:value="-253.966594496289">
                <text:p>-253.966594496289</text:p>
              </table:table-cell>
            </table:table-row>
            <table:table-row>
              <table:table-cell office:value-type="float" office:value="145.905">
                <text:p>145.905</text:p>
              </table:table-cell>
              <table:table-cell office:value-type="float" office:value="142.944516285752">
                <text:p>142.944516285752</text:p>
              </table:table-cell>
              <table:table-cell office:value-type="float" office:value="111.404473422062">
                <text:p>111.404473422062</text:p>
              </table:table-cell>
              <table:table-cell office:value-type="float" office:value="-254.348989707814">
                <text:p>-254.348989707814</text:p>
              </table:table-cell>
            </table:table-row>
            <table:table-row>
              <table:table-cell office:value-type="float" office:value="146.97">
                <text:p>146.97</text:p>
              </table:table-cell>
              <table:table-cell office:value-type="float" office:value="138.994912240981">
                <text:p>138.994912240981</text:p>
              </table:table-cell>
              <table:table-cell office:value-type="float" office:value="115.648596438946">
                <text:p>115.648596438946</text:p>
              </table:table-cell>
              <table:table-cell office:value-type="float" office:value="-254.643508679927">
                <text:p>-254.643508679927</text:p>
              </table:table-cell>
            </table:table-row>
            <table:table-row>
              <table:table-cell office:value-type="float" office:value="148.035">
                <text:p>148.035</text:p>
              </table:table-cell>
              <table:table-cell office:value-type="float" office:value="134.997286184409">
                <text:p>134.997286184409</text:p>
              </table:table-cell>
              <table:table-cell office:value-type="float" office:value="119.852763473461">
                <text:p>119.852763473461</text:p>
              </table:table-cell>
              <table:table-cell office:value-type="float" office:value="-254.850049657871">
                <text:p>-254.850049657871</text:p>
              </table:table-cell>
            </table:table-row>
            <table:table-row>
              <table:table-cell office:value-type="float" office:value="149.1">
                <text:p>149.1</text:p>
              </table:table-cell>
              <table:table-cell office:value-type="float" office:value="130.953019274834">
                <text:p>130.953019274834</text:p>
              </table:table-cell>
              <table:table-cell office:value-type="float" office:value="124.015522007989">
                <text:p>124.015522007989</text:p>
              </table:table-cell>
              <table:table-cell office:value-type="float" office:value="-254.968541282823">
                <text:p>-254.968541282823</text:p>
              </table:table-cell>
            </table:table-row>
            <table:table-row>
              <table:table-cell office:value-type="float" office:value="150.165">
                <text:p>150.165</text:p>
              </table:table-cell>
              <table:table-cell office:value-type="float" office:value="126.863508785221">
                <text:p>126.863508785221</text:p>
              </table:table-cell>
              <table:table-cell office:value-type="float" office:value="128.13543383133">
                <text:p>128.13543383133</text:p>
              </table:table-cell>
              <table:table-cell office:value-type="float" office:value="-254.998942616551">
                <text:p>-254.998942616551</text:p>
              </table:table-cell>
            </table:table-row>
            <table:table-row>
              <table:table-cell office:value-type="float" office:value="151.23">
                <text:p>151.23</text:p>
              </table:table-cell>
              <table:table-cell office:value-type="float" office:value="122.730167619955">
                <text:p>122.730167619955</text:p>
              </table:table-cell>
              <table:table-cell office:value-type="float" office:value="132.211075535598">
                <text:p>132.211075535598</text:p>
              </table:table-cell>
              <table:table-cell office:value-type="float" office:value="-254.941243155552">
                <text:p>-254.941243155552</text:p>
              </table:table-cell>
            </table:table-row>
            <table:table-row>
              <table:table-cell office:value-type="float" office:value="152.295">
                <text:p>152.295</text:p>
              </table:table-cell>
              <table:table-cell office:value-type="float" office:value="118.554423826688">
                <text:p>118.554423826688</text:p>
              </table:table-cell>
              <table:table-cell office:value-type="float" office:value="136.241039008">
                <text:p>136.241039008</text:p>
              </table:table-cell>
              <table:table-cell office:value-type="float" office:value="-254.795462834688">
                <text:p>-254.795462834688</text:p>
              </table:table-cell>
            </table:table-row>
            <table:table-row>
              <table:table-cell office:value-type="float" office:value="153.36">
                <text:p>153.36</text:p>
              </table:table-cell>
              <table:table-cell office:value-type="float" office:value="114.337720102959">
                <text:p>114.337720102959</text:p>
              </table:table-cell>
              <table:table-cell office:value-type="float" office:value="140.223931917333">
                <text:p>140.223931917333</text:p>
              </table:table-cell>
              <table:table-cell office:value-type="float" office:value="-254.561652020292">
                <text:p>-254.561652020292</text:p>
              </table:table-cell>
            </table:table-row>
            <table:table-row>
              <table:table-cell office:value-type="float" office:value="154.425">
                <text:p>154.425</text:p>
              </table:table-cell>
              <table:table-cell office:value-type="float" office:value="110.081513297748">
                <text:p>110.081513297748</text:p>
              </table:table-cell>
              <table:table-cell office:value-type="float" office:value="144.158378195026">
                <text:p>144.158378195026</text:p>
              </table:table-cell>
              <table:table-cell office:value-type="float" office:value="-254.239891492774">
                <text:p>-254.239891492774</text:p>
              </table:table-cell>
            </table:table-row>
            <table:table-row>
              <table:table-cell office:value-type="float" office:value="155.49">
                <text:p>155.49</text:p>
              </table:table-cell>
              <table:table-cell office:value-type="float" office:value="105.787273908139">
                <text:p>105.787273908139</text:p>
              </table:table-cell>
              <table:table-cell office:value-type="float" office:value="148.043018510565">
                <text:p>148.043018510565</text:p>
              </table:table-cell>
              <table:table-cell office:value-type="float" office:value="-253.830292418704">
                <text:p>-253.830292418704</text:p>
              </table:table-cell>
            </table:table-row>
            <table:table-row>
              <table:table-cell office:value-type="float" office:value="156.555">
                <text:p>156.555</text:p>
              </table:table-cell>
              <table:table-cell office:value-type="float" office:value="101.456485571278">
                <text:p>101.456485571278</text:p>
              </table:table-cell>
              <table:table-cell office:value-type="float" office:value="151.876510741133">
                <text:p>151.876510741133</text:p>
              </table:table-cell>
              <table:table-cell office:value-type="float" office:value="-253.33299631241">
                <text:p>-253.33299631241</text:p>
              </table:table-cell>
            </table:table-row>
            <table:table-row>
              <table:table-cell office:value-type="float" office:value="157.62">
                <text:p>157.62</text:p>
              </table:table-cell>
              <table:table-cell office:value-type="float" office:value="97.0906445517766">
                <text:p>97.0906445517766</text:p>
              </table:table-cell>
              <table:table-cell office:value-type="float" office:value="155.657530435308">
                <text:p>155.657530435308</text:p>
              </table:table-cell>
              <table:table-cell office:value-type="float" office:value="-252.748174987084">
                <text:p>-252.748174987084</text:p>
              </table:table-cell>
            </table:table-row>
            <table:table-row>
              <table:table-cell office:value-type="float" office:value="158.685">
                <text:p>158.685</text:p>
              </table:table-cell>
              <table:table-cell office:value-type="float" office:value="92.691259224767">
                <text:p>92.691259224767</text:p>
              </table:table-cell>
              <table:table-cell office:value-type="float" office:value="159.384771270654">
                <text:p>159.384771270654</text:p>
              </table:table-cell>
              <table:table-cell office:value-type="float" office:value="-252.076030495421">
                <text:p>-252.076030495421</text:p>
              </table:table-cell>
            </table:table-row>
            <table:table-row>
              <table:table-cell office:value-type="float" office:value="159.75">
                <text:p>159.75</text:p>
              </table:table-cell>
              <table:table-cell office:value-type="float" office:value="88.2598495547618">
                <text:p>88.2598495547618</text:p>
              </table:table-cell>
              <table:table-cell office:value-type="float" office:value="163.056945505048">
                <text:p>163.056945505048</text:p>
              </table:table-cell>
              <table:table-cell office:value-type="float" office:value="-251.31679505981">
                <text:p>-251.31679505981</text:p>
              </table:table-cell>
            </table:table-row>
            <table:table-row>
              <table:table-cell office:value-type="float" office:value="160.815">
                <text:p>160.815</text:p>
              </table:table-cell>
              <table:table-cell office:value-type="float" office:value="83.7979465705161">
                <text:p>83.7979465705161</text:p>
              </table:table-cell>
              <table:table-cell office:value-type="float" office:value="166.672784421589">
                <text:p>166.672784421589</text:p>
              </table:table-cell>
              <table:table-cell office:value-type="float" office:value="-250.470730992105">
                <text:p>-250.470730992105</text:p>
              </table:table-cell>
            </table:table-row>
            <table:table-row>
              <table:table-cell office:value-type="float" office:value="161.88">
                <text:p>161.88</text:p>
              </table:table-cell>
              <table:table-cell office:value-type="float" office:value="79.3070918360649">
                <text:p>79.3070918360649</text:p>
              </table:table-cell>
              <table:table-cell office:value-type="float" office:value="170.231038766931">
                <text:p>170.231038766931</text:p>
              </table:table-cell>
              <table:table-cell office:value-type="float" office:value="-249.538130602996">
                <text:p>-249.538130602996</text:p>
              </table:table-cell>
            </table:table-row>
            <table:table-row>
              <table:table-cell office:value-type="float" office:value="162.945">
                <text:p>162.945</text:p>
              </table:table-cell>
              <table:table-cell office:value-type="float" office:value="74.7888369181209">
                <text:p>74.7888369181209</text:p>
              </table:table-cell>
              <table:table-cell office:value-type="float" office:value="173.730479182895">
                <text:p>173.730479182895</text:p>
              </table:table-cell>
              <table:table-cell office:value-type="float" office:value="-248.519316101016">
                <text:p>-248.519316101016</text:p>
              </table:table-cell>
            </table:table-row>
            <table:table-row>
              <table:table-cell office:value-type="float" office:value="164.01">
                <text:p>164.01</text:p>
              </table:table-cell>
              <table:table-cell office:value-type="float" office:value="70.2447428500159">
                <text:p>70.2447428500159</text:p>
              </table:table-cell>
              <table:table-cell office:value-type="float" office:value="177.169896631206">
                <text:p>177.169896631206</text:p>
              </table:table-cell>
              <table:table-cell office:value-type="float" office:value="-247.414639481222">
                <text:p>-247.414639481222</text:p>
              </table:table-cell>
            </table:table-row>
            <table:table-row>
              <table:table-cell office:value-type="float" office:value="165.075">
                <text:p>165.075</text:p>
              </table:table-cell>
              <table:table-cell office:value-type="float" office:value="65.6763795923728">
                <text:p>65.6763795923728</text:p>
              </table:table-cell>
              <table:table-cell office:value-type="float" office:value="180.548102811209">
                <text:p>180.548102811209</text:p>
              </table:table-cell>
              <table:table-cell office:value-type="float" office:value="-246.224482403582">
                <text:p>-246.224482403582</text:p>
              </table:table-cell>
            </table:table-row>
            <table:table-row>
              <table:table-cell office:value-type="float" office:value="166.14">
                <text:p>166.14</text:p>
              </table:table-cell>
              <table:table-cell office:value-type="float" office:value="61.0853254906912">
                <text:p>61.0853254906912</text:p>
              </table:table-cell>
              <table:table-cell office:value-type="float" office:value="183.86393057042">
                <text:p>183.86393057042</text:p>
              </table:table-cell>
              <table:table-cell office:value-type="float" office:value="-244.949256061111">
                <text:p>-244.949256061111</text:p>
              </table:table-cell>
            </table:table-row>
            <table:table-row>
              <table:table-cell office:value-type="float" office:value="167.205">
                <text:p>167.205</text:p>
              </table:table-cell>
              <table:table-cell office:value-type="float" office:value="56.473166730039">
                <text:p>56.473166730039</text:p>
              </table:table-cell>
              <table:table-cell office:value-type="float" office:value="187.116234307773">
                <text:p>187.116234307773</text:p>
              </table:table-cell>
              <table:table-cell office:value-type="float" office:value="-243.589401037812">
                <text:p>-243.589401037812</text:p>
              </table:table-cell>
            </table:table-row>
            <table:table-row>
              <table:table-cell office:value-type="float" office:value="168.27">
                <text:p>168.27</text:p>
              </table:table-cell>
              <table:table-cell office:value-type="float" office:value="51.841496787032">
                <text:p>51.841496787032</text:p>
              </table:table-cell>
              <table:table-cell office:value-type="float" office:value="190.303890369415">
                <text:p>190.303890369415</text:p>
              </table:table-cell>
              <table:table-cell office:value-type="float" office:value="-242.145387156447">
                <text:p>-242.145387156447</text:p>
              </table:table-cell>
            </table:table-row>
            <table:table-row>
              <table:table-cell office:value-type="float" office:value="169.335">
                <text:p>169.335</text:p>
              </table:table-cell>
              <table:table-cell office:value-type="float" office:value="47.1919158792977">
                <text:p>47.1919158792977</text:p>
              </table:table-cell>
              <table:table-cell office:value-type="float" office:value="193.425797436928">
                <text:p>193.425797436928</text:p>
              </table:table-cell>
              <table:table-cell office:value-type="float" office:value="-240.617713316226">
                <text:p>-240.617713316226</text:p>
              </table:table-cell>
            </table:table-row>
            <table:table-row>
              <table:table-cell office:value-type="float" office:value="170.4">
                <text:p>170.4</text:p>
              </table:table-cell>
              <table:table-cell office:value-type="float" office:value="42.5260304126073">
                <text:p>42.5260304126073</text:p>
              </table:table-cell>
              <table:table-cell office:value-type="float" office:value="196.480876907825">
                <text:p>196.480876907825</text:p>
              </table:table-cell>
              <table:table-cell office:value-type="float" office:value="-239.006907320433">
                <text:p>-239.006907320433</text:p>
              </table:table-cell>
            </table:table-row>
            <table:table-row>
              <table:table-cell office:value-type="float" office:value="171.465">
                <text:p>171.465</text:p>
              </table:table-cell>
              <table:table-cell office:value-type="float" office:value="37.8454524258717">
                <text:p>37.8454524258717</text:p>
              </table:table-cell>
              <table:table-cell office:value-type="float" office:value="199.468073268203">
                <text:p>199.468073268203</text:p>
              </table:table-cell>
              <table:table-cell office:value-type="float" office:value="-237.313525694074">
                <text:p>-237.313525694074</text:p>
              </table:table-cell>
            </table:table-row>
            <table:table-row>
              <table:table-cell office:value-type="float" office:value="172.53">
                <text:p>172.53</text:p>
              </table:table-cell>
              <table:table-cell office:value-type="float" office:value="33.1517990341902">
                <text:p>33.1517990341902</text:p>
              </table:table-cell>
              <table:table-cell office:value-type="float" office:value="202.386354457414">
                <text:p>202.386354457414</text:p>
              </table:table-cell>
              <table:table-cell office:value-type="float" office:value="-235.538153491604">
                <text:p>-235.538153491604</text:p>
              </table:table-cell>
            </table:table-row>
            <table:table-row>
              <table:table-cell office:value-type="float" office:value="173.595">
                <text:p>173.595</text:p>
              </table:table-cell>
              <table:table-cell office:value-type="float" office:value="28.4466918701458">
                <text:p>28.4466918701458</text:p>
              </table:table-cell>
              <table:table-cell office:value-type="float" office:value="205.234712224644">
                <text:p>205.234712224644</text:p>
              </table:table-cell>
              <table:table-cell office:value-type="float" office:value="-233.68140409479">
                <text:p>-233.68140409479</text:p>
              </table:table-cell>
            </table:table-row>
            <table:table-row>
              <table:table-cell office:value-type="float" office:value="174.66">
                <text:p>174.66</text:p>
              </table:table-cell>
              <table:table-cell office:value-type="float" office:value="23.7317565235395">
                <text:p>23.7317565235395</text:p>
              </table:table-cell>
              <table:table-cell office:value-type="float" office:value="208.012162477251">
                <text:p>208.012162477251</text:p>
              </table:table-cell>
              <table:table-cell office:value-type="float" office:value="-231.743919000791">
                <text:p>-231.743919000791</text:p>
              </table:table-cell>
            </table:table-row>
            <table:table-row>
              <table:table-cell office:value-type="float" office:value="175.725">
                <text:p>175.725</text:p>
              </table:table-cell>
              <table:table-cell office:value-type="float" office:value="19.0086219797582">
                <text:p>19.0086219797582</text:p>
              </table:table-cell>
              <table:table-cell office:value-type="float" office:value="210.717745620768">
                <text:p>210.717745620768</text:p>
              </table:table-cell>
              <table:table-cell office:value-type="float" office:value="-229.726367600526">
                <text:p>-229.726367600526</text:p>
              </table:table-cell>
            </table:table-row>
            <table:table-row>
              <table:table-cell office:value-type="float" office:value="176.79">
                <text:p>176.79</text:p>
              </table:table-cell>
              <table:table-cell office:value-type="float" office:value="14.2789200569677">
                <text:p>14.2789200569677</text:p>
              </table:table-cell>
              <table:table-cell office:value-type="float" office:value="213.350526890435">
                <text:p>213.350526890435</text:p>
              </table:table-cell>
              <table:table-cell office:value-type="float" office:value="-227.629446947403">
                <text:p>-227.629446947403</text:p>
              </table:table-cell>
            </table:table-row>
            <table:table-row>
              <table:table-cell office:value-type="float" office:value="177.855">
                <text:p>177.855</text:p>
              </table:table-cell>
              <table:table-cell office:value-type="float" office:value="9.54428484232935">
                <text:p>9.54428484232935</text:p>
              </table:table-cell>
              <table:table-cell office:value-type="float" office:value="215.909596674159">
                <text:p>215.909596674159</text:p>
              </table:table-cell>
              <table:table-cell office:value-type="float" office:value="-225.453881516488">
                <text:p>-225.453881516488</text:p>
              </table:table-cell>
            </table:table-row>
            <table:table-row>
              <table:table-cell office:value-type="float" office:value="178.92">
                <text:p>178.92</text:p>
              </table:table-cell>
              <table:table-cell office:value-type="float" office:value="4.8063521274304">
                <text:p>4.8063521274304</text:p>
              </table:table-cell>
              <table:table-cell office:value-type="float" office:value="218.394070826776">
                <text:p>218.394070826776</text:p>
              </table:table-cell>
              <table:table-cell office:value-type="float" office:value="-223.200422954206">
                <text:p>-223.200422954206</text:p>
              </table:table-cell>
            </table:table-row>
            <table:table-row>
              <table:table-cell office:value-type="float" office:value="179.985">
                <text:p>179.985</text:p>
              </table:table-cell>
              <table:table-cell office:value-type="float" office:value="0.0667588431275726">
                <text:p>0.0667588431275726</text:p>
              </table:table-cell>
              <table:table-cell office:value-type="float" office:value="220.803090975521">
                <text:p>220.803090975521</text:p>
              </table:table-cell>
              <table:table-cell office:value-type="float" office:value="-220.869849818649">
                <text:p>-220.869849818649</text:p>
              </table:table-cell>
            </table:table-row>
            <table:table-row>
              <table:table-cell office:value-type="float" office:value="181.05">
                <text:p>181.05</text:p>
              </table:table-cell>
              <table:table-cell office:value-type="float" office:value="-4.67285750600487">
                <text:p>-4.67285750600487</text:p>
              </table:table-cell>
              <table:table-cell office:value-type="float" office:value="223.135824816593">
                <text:p>223.135824816593</text:p>
              </table:table-cell>
              <table:table-cell office:value-type="float" office:value="-218.462967310588">
                <text:p>-218.462967310588</text:p>
              </table:table-cell>
            </table:table-row>
            <table:table-row>
              <table:table-cell office:value-type="float" office:value="182.115">
                <text:p>182.115</text:p>
              </table:table-cell>
              <table:table-cell office:value-type="float" office:value="-9.41085940742343">
                <text:p>-9.41085940742343</text:p>
              </table:table-cell>
              <table:table-cell office:value-type="float" office:value="225.391466402707">
                <text:p>225.391466402707</text:p>
              </table:table-cell>
              <table:table-cell office:value-type="float" office:value="-215.980606995284">
                <text:p>-215.980606995284</text:p>
              </table:table-cell>
            </table:table-row>
            <table:table-row>
              <table:table-cell office:value-type="float" office:value="183.18">
                <text:p>183.18</text:p>
              </table:table-cell>
              <table:table-cell office:value-type="float" office:value="-14.1456099063683">
                <text:p>-14.1456099063683</text:p>
              </table:table-cell>
              <table:table-cell office:value-type="float" office:value="227.569236421547">
                <text:p>227.569236421547</text:p>
              </table:table-cell>
              <table:table-cell office:value-type="float" office:value="-213.423626515179">
                <text:p>-213.423626515179</text:p>
              </table:table-cell>
            </table:table-row>
            <table:table-row>
              <table:table-cell office:value-type="float" office:value="184.245">
                <text:p>184.245</text:p>
              </table:table-cell>
              <table:table-cell office:value-type="float" office:value="-18.8754731714215">
                <text:p>-18.8754731714215</text:p>
              </table:table-cell>
              <table:table-cell office:value-type="float" office:value="229.668382465017">
                <text:p>229.668382465017</text:p>
              </table:table-cell>
              <table:table-cell office:value-type="float" office:value="-210.792909293595">
                <text:p>-210.792909293595</text:p>
              </table:table-cell>
            </table:table-row>
            <table:table-row>
              <table:table-cell office:value-type="float" office:value="185.31">
                <text:p>185.31</text:p>
              </table:table-cell>
              <table:table-cell office:value-type="float" office:value="-23.5988150596795">
                <text:p>-23.5988150596795</text:p>
              </table:table-cell>
              <table:table-cell office:value-type="float" office:value="231.688179289187">
                <text:p>231.688179289187</text:p>
              </table:table-cell>
              <table:table-cell office:value-type="float" office:value="-208.089364229507">
                <text:p>-208.089364229507</text:p>
              </table:table-cell>
            </table:table-row>
            <table:table-row>
              <table:table-cell office:value-type="float" office:value="186.375">
                <text:p>186.375</text:p>
              </table:table-cell>
              <table:table-cell office:value-type="float" office:value="-28.3140036813394">
                <text:p>-28.3140036813394</text:p>
              </table:table-cell>
              <table:table-cell office:value-type="float" office:value="233.627929064869">
                <text:p>233.627929064869</text:p>
              </table:table-cell>
              <table:table-cell office:value-type="float" office:value="-205.31392538353">
                <text:p>-205.31392538353</text:p>
              </table:table-cell>
            </table:table-row>
            <table:table-row>
              <table:table-cell office:value-type="float" office:value="187.44">
                <text:p>187.44</text:p>
              </table:table-cell>
              <table:table-cell office:value-type="float" office:value="-33.0194099635096">
                <text:p>-33.0194099635096</text:p>
              </table:table-cell>
              <table:table-cell office:value-type="float" office:value="235.486961618708">
                <text:p>235.486961618708</text:p>
              </table:table-cell>
              <table:table-cell office:value-type="float" office:value="-202.467551655199">
                <text:p>-202.467551655199</text:p>
              </table:table-cell>
            </table:table-row>
            <table:table-row>
              <table:table-cell office:value-type="float" office:value="188.505">
                <text:p>188.505</text:p>
              </table:table-cell>
              <table:table-cell office:value-type="float" office:value="-37.713408213045">
                <text:p>-37.713408213045</text:p>
              </table:table-cell>
              <table:table-cell office:value-type="float" office:value="237.264634664726">
                <text:p>237.264634664726</text:p>
              </table:table-cell>
              <table:table-cell office:value-type="float" office:value="-199.551226451681">
                <text:p>-199.551226451681</text:p>
              </table:table-cell>
            </table:table-row>
            <table:table-row>
              <table:table-cell office:value-type="float" office:value="189.57">
                <text:p>189.57</text:p>
              </table:table-cell>
              <table:table-cell office:value-type="float" office:value="-42.3943766782163">
                <text:p>-42.3943766782163</text:p>
              </table:table-cell>
              <table:table-cell office:value-type="float" office:value="238.960334026226">
                <text:p>238.960334026226</text:p>
              </table:table-cell>
              <table:table-cell office:value-type="float" office:value="-196.56595734801">
                <text:p>-196.56595734801</text:p>
              </table:table-cell>
            </table:table-row>
            <table:table-row>
              <table:table-cell office:value-type="float" office:value="190.635">
                <text:p>190.635</text:p>
              </table:table-cell>
              <table:table-cell office:value-type="float" office:value="-47.0606981090158">
                <text:p>-47.0606981090158</text:p>
              </table:table-cell>
              <table:table-cell office:value-type="float" office:value="240.57347384799">
                <text:p>240.57347384799</text:p>
              </table:table-cell>
              <table:table-cell office:value-type="float" office:value="-193.512775738974">
                <text:p>-193.512775738974</text:p>
              </table:table-cell>
            </table:table-row>
            <table:table-row>
              <table:table-cell office:value-type="float" office:value="191.7">
                <text:p>191.7</text:p>
              </table:table-cell>
              <table:table-cell office:value-type="float" office:value="-51.7107603159093">
                <text:p>-51.7107603159093</text:p>
              </table:table-cell>
              <table:table-cell office:value-type="float" office:value="242.103496798685">
                <text:p>242.103496798685</text:p>
              </table:table-cell>
              <table:table-cell office:value-type="float" office:value="-190.392736482776">
                <text:p>-190.392736482776</text:p>
              </table:table-cell>
            </table:table-row>
            <table:table-row>
              <table:table-cell office:value-type="float" office:value="192.765">
                <text:p>192.765</text:p>
              </table:table-cell>
              <table:table-cell office:value-type="float" office:value="-56.3429567268392">
                <text:p>-56.3429567268392</text:p>
              </table:table-cell>
              <table:table-cell office:value-type="float" office:value="243.549874263422">
                <text:p>243.549874263422</text:p>
              </table:table-cell>
              <table:table-cell office:value-type="float" office:value="-187.206917536583">
                <text:p>-187.206917536583</text:p>
              </table:table-cell>
            </table:table-row>
            <table:table-row>
              <table:table-cell office:value-type="float" office:value="193.83">
                <text:p>193.83</text:p>
              </table:table-cell>
              <table:table-cell office:value-type="float" office:value="-60.9556869422863">
                <text:p>-60.9556869422863</text:p>
              </table:table-cell>
              <table:table-cell office:value-type="float" office:value="244.912106526387">
                <text:p>244.912106526387</text:p>
              </table:table-cell>
              <table:table-cell office:value-type="float" office:value="-183.956419584101">
                <text:p>-183.956419584101</text:p>
              </table:table-cell>
            </table:table-row>
            <table:table-row>
              <table:table-cell office:value-type="float" office:value="194.895">
                <text:p>194.895</text:p>
              </table:table-cell>
              <table:table-cell office:value-type="float" office:value="-65.5473572882">
                <text:p>-65.5473572882</text:p>
              </table:table-cell>
              <table:table-cell office:value-type="float" office:value="246.189722943491">
                <text:p>246.189722943491</text:p>
              </table:table-cell>
              <table:table-cell office:value-type="float" office:value="-180.642365655292">
                <text:p>-180.642365655292</text:p>
              </table:table-cell>
            </table:table-row>
            <table:table-row>
              <table:table-cell office:value-type="float" office:value="195.96">
                <text:p>195.96</text:p>
              </table:table-cell>
              <table:table-cell office:value-type="float" office:value="-70.1163813666034">
                <text:p>-70.1163813666034</text:p>
              </table:table-cell>
              <table:table-cell office:value-type="float" office:value="247.382282104977">
                <text:p>247.382282104977</text:p>
              </table:table-cell>
              <table:table-cell office:value-type="float" office:value="-177.265900738373">
                <text:p>-177.265900738373</text:p>
              </table:table-cell>
            </table:table-row>
            <table:table-row>
              <table:table-cell office:value-type="float" office:value="197.025">
                <text:p>197.025</text:p>
              </table:table-cell>
              <table:table-cell office:value-type="float" office:value="-74.6611806036866">
                <text:p>-74.6611806036866</text:p>
              </table:table-cell>
              <table:table-cell office:value-type="float" office:value="248.489371987919">
                <text:p>248.489371987919</text:p>
              </table:table-cell>
              <table:table-cell office:value-type="float" office:value="-173.828191384232">
                <text:p>-173.828191384232</text:p>
              </table:table-cell>
            </table:table-row>
            <table:table-row>
              <table:table-cell office:value-type="float" office:value="198.09">
                <text:p>198.09</text:p>
              </table:table-cell>
              <table:table-cell office:value-type="float" office:value="-79.1801847951947">
                <text:p>-79.1801847951947</text:p>
              </table:table-cell>
              <table:table-cell office:value-type="float" office:value="249.510610098581">
                <text:p>249.510610098581</text:p>
              </table:table-cell>
              <table:table-cell office:value-type="float" office:value="-170.330425303386">
                <text:p>-170.330425303386</text:p>
              </table:table-cell>
            </table:table-row>
            <table:table-row>
              <table:table-cell office:value-type="float" office:value="199.155">
                <text:p>199.155</text:p>
              </table:table-cell>
              <table:table-cell office:value-type="float" office:value="-83.6718326489257">
                <text:p>-83.6718326489257</text:p>
              </table:table-cell>
              <table:table-cell office:value-type="float" office:value="250.445643604563">
                <text:p>250.445643604563</text:p>
              </table:table-cell>
              <table:table-cell office:value-type="float" office:value="-166.773810955637">
                <text:p>-166.773810955637</text:p>
              </table:table-cell>
            </table:table-row>
            <table:table-row>
              <table:table-cell office:value-type="float" office:value="200.22">
                <text:p>200.22</text:p>
              </table:table-cell>
              <table:table-cell office:value-type="float" office:value="-88.1345723241485">
                <text:p>-88.1345723241485</text:p>
              </table:table-cell>
              <table:table-cell office:value-type="float" office:value="251.2941494567">
                <text:p>251.2941494567</text:p>
              </table:table-cell>
              <table:table-cell office:value-type="float" office:value="-163.159577132552">
                <text:p>-163.159577132552</text:p>
              </table:table-cell>
            </table:table-row>
            <table:table-row>
              <table:table-cell office:value-type="float" office:value="201.285">
                <text:p>201.285</text:p>
              </table:table-cell>
              <table:table-cell office:value-type="float" office:value="-92.5668619677557">
                <text:p>-92.5668619677557</text:p>
              </table:table-cell>
              <table:table-cell office:value-type="float" office:value="252.05583450068">
                <text:p>252.05583450068</text:p>
              </table:table-cell>
              <table:table-cell office:value-type="float" office:value="-159.488972532925">
                <text:p>-159.488972532925</text:p>
              </table:table-cell>
            </table:table-row>
            <table:table-row>
              <table:table-cell office:value-type="float" office:value="202.35">
                <text:p>202.35</text:p>
              </table:table-cell>
              <table:table-cell office:value-type="float" office:value="-96.9671702469658">
                <text:p>-96.9671702469658</text:p>
              </table:table-cell>
              <table:table-cell office:value-type="float" office:value="252.730435578323">
                <text:p>252.730435578323</text:p>
              </table:table-cell>
              <table:table-cell office:value-type="float" office:value="-155.763265331357">
                <text:p>-155.763265331357</text:p>
              </table:table-cell>
            </table:table-row>
            <table:table-row>
              <table:table-cell office:value-type="float" office:value="203.415">
                <text:p>203.415</text:p>
              </table:table-cell>
              <table:table-cell office:value-type="float" office:value="-101.333976878391">
                <text:p>-101.333976878391</text:p>
              </table:table-cell>
              <table:table-cell office:value-type="float" office:value="253.317719618501">
                <text:p>253.317719618501</text:p>
              </table:table-cell>
              <table:table-cell office:value-type="float" office:value="-151.983742740111">
                <text:p>-151.983742740111</text:p>
              </table:table-cell>
            </table:table-row>
            <table:table-row>
              <table:table-cell office:value-type="float" office:value="204.48">
                <text:p>204.48</text:p>
              </table:table-cell>
              <table:table-cell office:value-type="float" office:value="-105.665773153286">
                <text:p>-105.665773153286</text:p>
              </table:table-cell>
              <table:table-cell office:value-type="float" office:value="253.817483717665">
                <text:p>253.817483717665</text:p>
              </table:table-cell>
              <table:table-cell office:value-type="float" office:value="-148.151710564379">
                <text:p>-148.151710564379</text:p>
              </table:table-cell>
            </table:table-row>
            <table:table-row>
              <table:table-cell office:value-type="float" office:value="205.545">
                <text:p>205.545</text:p>
              </table:table-cell>
              <table:table-cell office:value-type="float" office:value="-109.961062458801">
                <text:p>-109.961062458801</text:p>
              </table:table-cell>
              <table:table-cell office:value-type="float" office:value="254.229555209943">
                <text:p>254.229555209943</text:p>
              </table:table-cell>
              <table:table-cell office:value-type="float" office:value="-144.268492751142">
                <text:p>-144.268492751142</text:p>
              </table:table-cell>
            </table:table-row>
            <table:table-row>
              <table:table-cell office:value-type="float" office:value="206.61">
                <text:p>206.61</text:p>
              </table:table-cell>
              <table:table-cell office:value-type="float" office:value="-114.21836079505">
                <text:p>-114.21836079505</text:p>
              </table:table-cell>
              <table:table-cell office:value-type="float" office:value="254.553791726801">
                <text:p>254.553791726801</text:p>
              </table:table-cell>
              <table:table-cell office:value-type="float" office:value="-140.335430931751">
                <text:p>-140.335430931751</text:p>
              </table:table-cell>
            </table:table-row>
            <table:table-row>
              <table:table-cell office:value-type="float" office:value="207.675">
                <text:p>207.675</text:p>
              </table:table-cell>
              <table:table-cell office:value-type="float" office:value="-118.436197287831">
                <text:p>-118.436197287831</text:p>
              </table:table-cell>
              <table:table-cell office:value-type="float" office:value="254.790081246226">
                <text:p>254.790081246226</text:p>
              </table:table-cell>
              <table:table-cell office:value-type="float" office:value="-136.353883958396">
                <text:p>-136.353883958396</text:p>
              </table:table-cell>
            </table:table-row>
            <table:table-row>
              <table:table-cell office:value-type="float" office:value="208.74">
                <text:p>208.74</text:p>
              </table:table-cell>
              <table:table-cell office:value-type="float" office:value="-122.613114696797">
                <text:p>-122.613114696797</text:p>
              </table:table-cell>
              <table:table-cell office:value-type="float" office:value="254.938342131431">
                <text:p>254.938342131431</text:p>
              </table:table-cell>
              <table:table-cell office:value-type="float" office:value="-132.325227434634">
                <text:p>-132.325227434634</text:p>
              </table:table-cell>
            </table:table-row>
            <table:table-row>
              <table:table-cell office:value-type="float" office:value="209.805">
                <text:p>209.805</text:p>
              </table:table-cell>
              <table:table-cell office:value-type="float" office:value="-126.747669918933">
                <text:p>-126.747669918933</text:p>
              </table:table-cell>
              <table:table-cell office:value-type="float" office:value="254.998523159059">
                <text:p>254.998523159059</text:p>
              </table:table-cell>
              <table:table-cell office:value-type="float" office:value="-128.250853240126">
                <text:p>-128.250853240126</text:p>
              </table:table-cell>
            </table:table-row>
            <table:table-row>
              <table:table-cell office:value-type="float" office:value="210.87">
                <text:p>210.87</text:p>
              </table:table-cell>
              <table:table-cell office:value-type="float" office:value="-130.838434487135">
                <text:p>-130.838434487135</text:p>
              </table:table-cell>
              <table:table-cell office:value-type="float" office:value="254.970603536881">
                <text:p>254.970603536881</text:p>
              </table:table-cell>
              <table:table-cell office:value-type="float" office:value="-124.132169049745">
                <text:p>-124.132169049745</text:p>
              </table:table-cell>
            </table:table-row>
            <table:table-row>
              <table:table-cell office:value-type="float" office:value="211.935">
                <text:p>211.935</text:p>
              </table:table-cell>
              <table:table-cell office:value-type="float" office:value="-134.883995063741">
                <text:p>-134.883995063741</text:p>
              </table:table-cell>
              <table:table-cell office:value-type="float" office:value="254.854592910979">
                <text:p>254.854592910979</text:p>
              </table:table-cell>
              <table:table-cell office:value-type="float" office:value="-119.970597847238">
                <text:p>-119.970597847238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-138.882953928831">
                <text:p>-138.882953928831</text:p>
              </table:table-cell>
              <table:table-cell office:value-type="float" office:value="254.650531362416">
                <text:p>254.650531362416</text:p>
              </table:table-cell>
              <table:table-cell office:value-type="float" office:value="-115.767577433586">
                <text:p>-115.767577433586</text:p>
              </table:table-cell>
            </table:table-row>
            <table:table-row>
              <table:table-cell office:value-type="float" office:value="214.065">
                <text:p>214.065</text:p>
              </table:table-cell>
              <table:table-cell office:value-type="float" office:value="-142.833929463128">
                <text:p>-142.833929463128</text:p>
              </table:table-cell>
              <table:table-cell office:value-type="float" office:value="254.358489393385">
                <text:p>254.358489393385</text:p>
              </table:table-cell>
              <table:table-cell office:value-type="float" office:value="-111.524559930257">
                <text:p>-111.524559930257</text:p>
              </table:table-cell>
            </table:table-row>
            <table:table-row>
              <table:table-cell office:value-type="float" office:value="215.13">
                <text:p>215.13</text:p>
              </table:table-cell>
              <table:table-cell office:value-type="float" office:value="-146.735556625349">
                <text:p>-146.735556625349</text:p>
              </table:table-cell>
              <table:table-cell office:value-type="float" office:value="253.97856790285">
                <text:p>253.97856790285</text:p>
              </table:table-cell>
              <table:table-cell office:value-type="float" office:value="-107.243011277502">
                <text:p>-107.243011277502</text:p>
              </table:table-cell>
            </table:table-row>
            <table:table-row>
              <table:table-cell office:value-type="float" office:value="216.195">
                <text:p>216.195</text:p>
              </table:table-cell>
              <table:table-cell office:value-type="float" office:value="-150.586487423809">
                <text:p>-150.586487423809</text:p>
              </table:table-cell>
              <table:table-cell office:value-type="float" office:value="253.510898151691">
                <text:p>253.510898151691</text:p>
              </table:table-cell>
              <table:table-cell office:value-type="float" office:value="-102.924410727882">
                <text:p>-102.924410727882</text:p>
              </table:table-cell>
            </table:table-row>
            <table:table-row>
              <table:table-cell office:value-type="float" office:value="217.26">
                <text:p>217.26</text:p>
              </table:table-cell>
              <table:table-cell office:value-type="float" office:value="-154.385391382154">
                <text:p>-154.385391382154</text:p>
              </table:table-cell>
              <table:table-cell office:value-type="float" office:value="252.955641717349">
                <text:p>252.955641717349</text:p>
              </table:table-cell>
              <table:table-cell office:value-type="float" office:value="-98.5702503351954">
                <text:p>-98.5702503351954</text:p>
              </table:table-cell>
            </table:table-row>
            <table:table-row>
              <table:table-cell office:value-type="float" office:value="218.325">
                <text:p>218.325</text:p>
              </table:table-cell>
              <table:table-cell office:value-type="float" office:value="-158.130955999028">
                <text:p>-158.130955999028</text:p>
              </table:table-cell>
              <table:table-cell office:value-type="float" office:value="252.312990438005">
                <text:p>252.312990438005</text:p>
              </table:table-cell>
              <table:table-cell office:value-type="float" office:value="-94.1820344389767">
                <text:p>-94.1820344389767</text:p>
              </table:table-cell>
            </table:table-row>
            <table:table-row>
              <table:table-cell office:value-type="float" office:value="219.39">
                <text:p>219.39</text:p>
              </table:table-cell>
              <table:table-cell office:value-type="float" office:value="-161.821887201539">
                <text:p>-161.821887201539</text:p>
              </table:table-cell>
              <table:table-cell office:value-type="float" office:value="251.583166346298">
                <text:p>251.583166346298</text:p>
              </table:table-cell>
              <table:table-cell office:value-type="float" office:value="-89.761279144759">
                <text:p>-89.761279144759</text:p>
              </table:table-cell>
            </table:table-row>
            <table:table-row>
              <table:table-cell office:value-type="float" office:value="220.455">
                <text:p>220.455</text:p>
              </table:table-cell>
              <table:table-cell office:value-type="float" office:value="-165.45690979235">
                <text:p>-165.45690979235</text:p>
              </table:table-cell>
              <table:table-cell office:value-type="float" office:value="250.766421592617">
                <text:p>250.766421592617</text:p>
              </table:table-cell>
              <table:table-cell office:value-type="float" office:value="-85.3095118002675">
                <text:p>-85.3095118002675</text:p>
              </table:table-cell>
            </table:table-row>
            <table:table-row>
              <table:table-cell office:value-type="float" office:value="221.52">
                <text:p>221.52</text:p>
              </table:table-cell>
              <table:table-cell office:value-type="float" office:value="-169.034767890257">
                <text:p>-169.034767890257</text:p>
              </table:table-cell>
              <table:table-cell office:value-type="float" office:value="249.863038357983">
                <text:p>249.863038357983</text:p>
              </table:table-cell>
              <table:table-cell office:value-type="float" office:value="-80.8282704677261">
                <text:p>-80.8282704677261</text:p>
              </table:table-cell>
            </table:table-row>
            <table:table-row>
              <table:table-cell office:value-type="float" office:value="222.585">
                <text:p>222.585</text:p>
              </table:table-cell>
              <table:table-cell office:value-type="float" office:value="-172.554225364088">
                <text:p>-172.554225364088</text:p>
              </table:table-cell>
              <table:table-cell office:value-type="float" office:value="248.873328756557">
                <text:p>248.873328756557</text:p>
              </table:table-cell>
              <table:table-cell office:value-type="float" office:value="-76.3191033924686">
                <text:p>-76.3191033924686</text:p>
              </table:table-cell>
            </table:table-row>
            <table:table-row>
              <table:table-cell office:value-type="float" office:value="223.65">
                <text:p>223.65</text:p>
              </table:table-cell>
              <table:table-cell office:value-type="float" office:value="-176.01406625978">
                <text:p>-176.01406625978</text:p>
              </table:table-cell>
              <table:table-cell office:value-type="float" office:value="247.797634727804">
                <text:p>247.797634727804</text:p>
              </table:table-cell>
              <table:table-cell office:value-type="float" office:value="-71.7835684680238">
                <text:p>-71.7835684680238</text:p>
              </table:table-cell>
            </table:table-row>
            <table:table-row>
              <table:table-cell office:value-type="float" office:value="224.715">
                <text:p>224.715</text:p>
              </table:table-cell>
              <table:table-cell office:value-type="float" office:value="-179.413095220484">
                <text:p>-179.413095220484</text:p>
              </table:table-cell>
              <table:table-cell office:value-type="float" office:value="246.63632791836">
                <text:p>246.63632791836</text:p>
              </table:table-cell>
              <table:table-cell office:value-type="float" office:value="-67.2232326978762">
                <text:p>-67.2232326978762</text:p>
              </table:table-cell>
            </table:table-row>
            <table:table-row>
              <table:table-cell office:value-type="float" office:value="225.78">
                <text:p>225.78</text:p>
              </table:table-cell>
              <table:table-cell office:value-type="float" office:value="-182.750137899554">
                <text:p>-182.750137899554</text:p>
              </table:table-cell>
              <table:table-cell office:value-type="float" office:value="245.389809553625">
                <text:p>245.389809553625</text:p>
              </table:table-cell>
              <table:table-cell office:value-type="float" office:value="-62.6396716540702">
                <text:p>-62.6396716540702</text:p>
              </table:table-cell>
            </table:table-row>
            <table:table-row>
              <table:table-cell office:value-type="float" office:value="226.845">
                <text:p>226.845</text:p>
              </table:table-cell>
              <table:table-cell office:value-type="float" office:value="-186.024041366281">
                <text:p>-186.024041366281</text:p>
              </table:table-cell>
              <table:table-cell office:value-type="float" office:value="244.058510299143">
                <text:p>244.058510299143</text:p>
              </table:table-cell>
              <table:table-cell office:value-type="float" office:value="-58.0344689328623">
                <text:p>-58.0344689328623</text:p>
              </table:table-cell>
            </table:table-row>
            <table:table-row>
              <table:table-cell office:value-type="float" office:value="227.91">
                <text:p>227.91</text:p>
              </table:table-cell>
              <table:table-cell office:value-type="float" office:value="-189.23367450422">
                <text:p>-189.23367450422</text:p>
              </table:table-cell>
              <table:table-cell office:value-type="float" office:value="242.642890111812">
                <text:p>242.642890111812</text:p>
              </table:table-cell>
              <table:table-cell office:value-type="float" office:value="-53.4092156075922">
                <text:p>-53.4092156075922</text:p>
              </table:table-cell>
            </table:table-row>
            <table:table-row>
              <table:table-cell office:value-type="float" office:value="228.975">
                <text:p>228.975</text:p>
              </table:table-cell>
              <table:table-cell office:value-type="float" office:value="-192.377928401987">
                <text:p>-192.377928401987</text:p>
              </table:table-cell>
              <table:table-cell office:value-type="float" office:value="241.143438080967">
                <text:p>241.143438080967</text:p>
              </table:table-cell>
              <table:table-cell office:value-type="float" office:value="-48.7655096789806">
                <text:p>-48.7655096789806</text:p>
              </table:table-cell>
            </table:table-row>
            <table:table-row>
              <table:table-cell office:value-type="float" office:value="230.04">
                <text:p>230.04</text:p>
              </table:table-cell>
              <table:table-cell office:value-type="float" office:value="-195.455716736383">
                <text:p>-195.455716736383</text:p>
              </table:table-cell>
              <table:table-cell office:value-type="float" office:value="239.560672259407">
                <text:p>239.560672259407</text:p>
              </table:table-cell>
              <table:table-cell office:value-type="float" office:value="-44.1049555230235">
                <text:p>-44.1049555230235</text:p>
              </table:table-cell>
            </table:table-row>
            <table:table-row>
              <table:table-cell office:value-type="float" office:value="231.105">
                <text:p>231.105</text:p>
              </table:table-cell>
              <table:table-cell office:value-type="float" office:value="-198.465976147712">
                <text:p>-198.465976147712</text:p>
              </table:table-cell>
              <table:table-cell office:value-type="float" office:value="237.895139484405">
                <text:p>237.895139484405</text:p>
              </table:table-cell>
              <table:table-cell office:value-type="float" office:value="-39.429163336693">
                <text:p>-39.429163336693</text:p>
              </table:table-cell>
            </table:table-row>
            <table:table-row>
              <table:table-cell office:value-type="float" office:value="232.17">
                <text:p>232.17</text:p>
              </table:table-cell>
              <table:table-cell office:value-type="float" office:value="-201.407666607164">
                <text:p>-201.407666607164</text:p>
              </table:table-cell>
              <table:table-cell office:value-type="float" office:value="236.147415188783">
                <text:p>236.147415188783</text:p>
              </table:table-cell>
              <table:table-cell office:value-type="float" office:value="-34.7397485816182">
                <text:p>-34.7397485816182</text:p>
              </table:table-cell>
            </table:table-row>
            <table:table-row>
              <table:table-cell office:value-type="float" office:value="233.235">
                <text:p>233.235</text:p>
              </table:table-cell>
              <table:table-cell office:value-type="float" office:value="-204.279771776145">
                <text:p>-204.279771776145</text:p>
              </table:table-cell>
              <table:table-cell office:value-type="float" office:value="234.318103202101">
                <text:p>234.318103202101</text:p>
              </table:table-cell>
              <table:table-cell office:value-type="float" office:value="-30.0383314259564">
                <text:p>-30.0383314259564</text:p>
              </table:table-cell>
            </table:table-row>
            <table:table-row>
              <table:table-cell office:value-type="float" office:value="234.3">
                <text:p>234.3</text:p>
              </table:table-cell>
              <table:table-cell office:value-type="float" office:value="-207.081299357409">
                <text:p>-207.081299357409</text:p>
              </table:table-cell>
              <table:table-cell office:value-type="float" office:value="232.407835542039">
                <text:p>232.407835542039</text:p>
              </table:table-cell>
              <table:table-cell office:value-type="float" office:value="-25.3265361846296">
                <text:p>-25.3265361846296</text:p>
              </table:table-cell>
            </table:table-row>
            <table:table-row>
              <table:table-cell office:value-type="float" office:value="235.365">
                <text:p>235.365</text:p>
              </table:table-cell>
              <table:table-cell office:value-type="float" office:value="-209.8112814379">
                <text:p>-209.8112814379</text:p>
              </table:table-cell>
              <table:table-cell office:value-type="float" office:value="230.417272196035">
                <text:p>230.417272196035</text:p>
              </table:table-cell>
              <table:table-cell office:value-type="float" office:value="-20.6059907581355">
                <text:p>-20.6059907581355</text:p>
              </table:table-cell>
            </table:table-row>
            <table:table-row>
              <table:table-cell office:value-type="float" office:value="236.43">
                <text:p>236.43</text:p>
              </table:table-cell>
              <table:table-cell office:value-type="float" office:value="-212.468774823153">
                <text:p>-212.468774823153</text:p>
              </table:table-cell>
              <table:table-cell office:value-type="float" office:value="228.347100893266">
                <text:p>228.347100893266</text:p>
              </table:table-cell>
              <table:table-cell office:value-type="float" office:value="-15.8783260701124">
                <text:p>-15.8783260701124</text:p>
              </table:table-cell>
            </table:table-row>
            <table:table-row>
              <table:table-cell office:value-type="float" office:value="237.495">
                <text:p>237.495</text:p>
              </table:table-cell>
              <table:table-cell office:value-type="float" office:value="-215.052861363169">
                <text:p>-215.052861363169</text:p>
              </table:table-cell>
              <table:table-cell office:value-type="float" office:value="226.198036867037">
                <text:p>226.198036867037</text:p>
              </table:table-cell>
              <table:table-cell office:value-type="float" office:value="-11.1451755038687">
                <text:p>-11.1451755038687</text:p>
              </table:table-cell>
            </table:table-row>
            <table:table-row>
              <table:table-cell office:value-type="float" office:value="238.56">
                <text:p>238.56</text:p>
              </table:table-cell>
              <table:table-cell office:value-type="float" office:value="-217.562648269626">
                <text:p>-217.562648269626</text:p>
              </table:table-cell>
              <table:table-cell office:value-type="float" office:value="223.970822607679">
                <text:p>223.970822607679</text:p>
              </table:table-cell>
              <table:table-cell office:value-type="float" office:value="-6.40817433805276">
                <text:p>-6.40817433805276</text:p>
              </table:table-cell>
            </table:table-row>
            <table:table-row>
              <table:table-cell office:value-type="float" office:value="239.625">
                <text:p>239.625</text:p>
              </table:table-cell>
              <table:table-cell office:value-type="float" office:value="-219.997268424336">
                <text:p>-219.997268424336</text:p>
              </table:table-cell>
              <table:table-cell office:value-type="float" office:value="221.666227606013">
                <text:p>221.666227606013</text:p>
              </table:table-cell>
              <table:table-cell office:value-type="float" office:value="-1.66895918167683">
                <text:p>-1.66895918167683</text:p>
              </table:table-cell>
            </table:table-row>
            <table:table-row>
              <table:table-cell office:value-type="float" office:value="240.69">
                <text:p>240.69</text:p>
              </table:table-cell>
              <table:table-cell office:value-type="float" office:value="-222.355880678829">
                <text:p>-222.355880678829</text:p>
              </table:table-cell>
              <table:table-cell office:value-type="float" office:value="219.285048087502">
                <text:p>219.285048087502</text:p>
              </table:table-cell>
              <table:table-cell office:value-type="float" office:value="3.07083259132713">
                <text:p>3.07083259132713</text:p>
              </table:table-cell>
            </table:table-row>
            <table:table-row>
              <table:table-cell office:value-type="float" office:value="241.755">
                <text:p>241.755</text:p>
              </table:table-cell>
              <table:table-cell office:value-type="float" office:value="-224.637670144966">
                <text:p>-224.637670144966</text:p>
              </table:table-cell>
              <table:table-cell office:value-type="float" office:value="216.828106737159">
                <text:p>216.828106737159</text:p>
              </table:table-cell>
              <table:table-cell office:value-type="float" office:value="7.8095634078067">
                <text:p>7.8095634078067</text:p>
              </table:table-cell>
            </table:table-row>
            <table:table-row>
              <table:table-cell office:value-type="float" office:value="242.82">
                <text:p>242.82</text:p>
              </table:table-cell>
              <table:table-cell office:value-type="float" office:value="-226.841848476475">
                <text:p>-226.841848476475</text:p>
              </table:table-cell>
              <table:table-cell office:value-type="float" office:value="214.296252415309">
                <text:p>214.296252415309</text:p>
              </table:table-cell>
              <table:table-cell office:value-type="float" office:value="12.5455960611664">
                <text:p>12.5455960611664</text:p>
              </table:table-cell>
            </table:table-row>
            <table:table-row>
              <table:table-cell office:value-type="float" office:value="243.885">
                <text:p>243.885</text:p>
              </table:table-cell>
              <table:table-cell office:value-type="float" office:value="-228.967654141326">
                <text:p>-228.967654141326</text:p>
              </table:table-cell>
              <table:table-cell office:value-type="float" office:value="211.690359864316">
                <text:p>211.690359864316</text:p>
              </table:table-cell>
              <table:table-cell office:value-type="float" office:value="17.2772942770098">
                <text:p>17.2772942770098</text:p>
              </table:table-cell>
            </table:table-row>
            <table:table-row>
              <table:table-cell office:value-type="float" office:value="244.95">
                <text:p>244.95</text:p>
              </table:table-cell>
              <table:table-cell office:value-type="float" office:value="-231.014352684832">
                <text:p>-231.014352684832</text:p>
              </table:table-cell>
              <table:table-cell office:value-type="float" office:value="209.011329406363">
                <text:p>209.011329406363</text:p>
              </table:table-cell>
              <table:table-cell office:value-type="float" office:value="22.0030232784686">
                <text:p>22.0030232784686</text:p>
              </table:table-cell>
            </table:table-row>
            <table:table-row>
              <table:table-cell office:value-type="float" office:value="246.015">
                <text:p>246.015</text:p>
              </table:table-cell>
              <table:table-cell office:value-type="float" office:value="-232.9812369834">
                <text:p>-232.9812369834</text:p>
              </table:table-cell>
              <table:table-cell office:value-type="float" office:value="206.260086632396">
                <text:p>206.260086632396</text:p>
              </table:table-cell>
              <table:table-cell office:value-type="float" office:value="26.7211503510039">
                <text:p>26.7211503510039</text:p>
              </table:table-cell>
            </table:table-row>
            <table:table-row>
              <table:table-cell office:value-type="float" office:value="247.08">
                <text:p>247.08</text:p>
              </table:table-cell>
              <table:table-cell office:value-type="float" office:value="-234.867627488842">
                <text:p>-234.867627488842</text:p>
              </table:table-cell>
              <table:table-cell office:value-type="float" office:value="203.437582082337">
                <text:p>203.437582082337</text:p>
              </table:table-cell>
              <table:table-cell office:value-type="float" office:value="31.4300454065055">
                <text:p>31.4300454065055</text:p>
              </table:table-cell>
            </table:table-row>
            <table:table-row>
              <table:table-cell office:value-type="float" office:value="248.145">
                <text:p>248.145</text:p>
              </table:table-cell>
              <table:table-cell office:value-type="float" office:value="-236.67287246315">
                <text:p>-236.67287246315</text:p>
              </table:table-cell>
              <table:table-cell office:value-type="float" office:value="200.544790916675">
                <text:p>200.544790916675</text:p>
              </table:table-cell>
              <table:table-cell office:value-type="float" office:value="36.1280815464745">
                <text:p>36.1280815464745</text:p>
              </table:table-cell>
            </table:table-row>
            <table:table-row>
              <table:table-cell office:value-type="float" office:value="249.21">
                <text:p>249.21</text:p>
              </table:table-cell>
              <table:table-cell office:value-type="float" office:value="-238.396348203671">
                <text:p>-238.396348203671</text:p>
              </table:table-cell>
              <table:table-cell office:value-type="float" office:value="197.582712579558">
                <text:p>197.582712579558</text:p>
              </table:table-cell>
              <table:table-cell office:value-type="float" office:value="40.8136356241128">
                <text:p>40.8136356241128</text:p>
              </table:table-cell>
            </table:table-row>
            <table:table-row>
              <table:table-cell office:value-type="float" office:value="250.275">
                <text:p>250.275</text:p>
              </table:table-cell>
              <table:table-cell office:value-type="float" office:value="-240.037459258593">
                <text:p>-240.037459258593</text:p>
              </table:table-cell>
              <table:table-cell office:value-type="float" office:value="194.552370453487">
                <text:p>194.552370453487</text:p>
              </table:table-cell>
              <table:table-cell office:value-type="float" office:value="45.4850888051068">
                <text:p>45.4850888051068</text:p>
              </table:table-cell>
            </table:table-row>
            <table:table-row>
              <table:table-cell office:value-type="float" office:value="251.34">
                <text:p>251.34</text:p>
              </table:table-cell>
              <table:table-cell office:value-type="float" office:value="-241.595638632671">
                <text:p>-241.595638632671</text:p>
              </table:table-cell>
              <table:table-cell office:value-type="float" office:value="191.454811505741">
                <text:p>191.454811505741</text:p>
              </table:table-cell>
              <table:table-cell office:value-type="float" office:value="50.1408271269303">
                <text:p>50.1408271269303</text:p>
              </table:table-cell>
            </table:table-row>
            <table:table-row>
              <table:table-cell office:value-type="float" office:value="252.405">
                <text:p>252.405</text:p>
              </table:table-cell>
              <table:table-cell office:value-type="float" office:value="-243.070347983119">
                <text:p>-243.070347983119</text:p>
              </table:table-cell>
              <table:table-cell office:value-type="float" office:value="188.291105926662">
                <text:p>188.291105926662</text:p>
              </table:table-cell>
              <table:table-cell office:value-type="float" office:value="54.7792420564568">
                <text:p>54.7792420564568</text:p>
              </table:table-cell>
            </table:table-row>
            <table:table-row>
              <table:table-cell office:value-type="float" office:value="253.47">
                <text:p>253.47</text:p>
              </table:table-cell>
              <table:table-cell office:value-type="float" office:value="-244.461077805605">
                <text:p>-244.461077805605</text:p>
              </table:table-cell>
              <table:table-cell office:value-type="float" office:value="185.062346759902">
                <text:p>185.062346759902</text:p>
              </table:table-cell>
              <table:table-cell office:value-type="float" office:value="59.398731045703">
                <text:p>59.398731045703</text:p>
              </table:table-cell>
            </table:table-row>
            <table:table-row>
              <table:table-cell office:value-type="float" office:value="254.535">
                <text:p>254.535</text:p>
              </table:table-cell>
              <table:table-cell office:value-type="float" office:value="-245.767347610283">
                <text:p>-245.767347610283</text:p>
              </table:table-cell>
              <table:table-cell office:value-type="float" office:value="181.769649524787">
                <text:p>181.769649524787</text:p>
              </table:table-cell>
              <table:table-cell office:value-type="float" office:value="63.9976980854961">
                <text:p>63.9976980854961</text:p>
              </table:table-cell>
            </table:table-row>
            <table:table-row>
              <table:table-cell office:value-type="float" office:value="255.6">
                <text:p>255.6</text:p>
              </table:table-cell>
              <table:table-cell office:value-type="float" office:value="-246.9887060878">
                <text:p>-246.9887060878</text:p>
              </table:table-cell>
              <table:table-cell office:value-type="float" office:value="178.41415183091">
                <text:p>178.41415183091</text:p>
              </table:table-cell>
              <table:table-cell office:value-type="float" office:value="68.5745542568909">
                <text:p>68.5745542568909</text:p>
              </table:table-cell>
            </table:table-row>
            <table:table-row>
              <table:table-cell office:value-type="float" office:value="256.665">
                <text:p>256.665</text:p>
              </table:table-cell>
              <table:table-cell office:value-type="float" office:value="-248.124731265221">
                <text:p>-248.124731265221</text:p>
              </table:table-cell>
              <table:table-cell office:value-type="float" office:value="174.997012985091">
                <text:p>174.997012985091</text:p>
              </table:table-cell>
              <table:table-cell office:value-type="float" office:value="73.1277182801296">
                <text:p>73.1277182801296</text:p>
              </table:table-cell>
            </table:table-row>
            <table:table-row>
              <table:table-cell office:value-type="float" office:value="257.73">
                <text:p>257.73</text:p>
              </table:table-cell>
              <table:table-cell office:value-type="float" office:value="-249.175030651814">
                <text:p>-249.175030651814</text:p>
              </table:table-cell>
              <table:table-cell office:value-type="float" office:value="171.519413590846">
                <text:p>171.519413590846</text:p>
              </table:table-cell>
              <table:table-cell office:value-type="float" office:value="77.6556170609684">
                <text:p>77.6556170609684</text:p>
              </table:table-cell>
            </table:table-row>
            <table:table-row>
              <table:table-cell office:value-type="float" office:value="258.795">
                <text:p>258.795</text:p>
              </table:table-cell>
              <table:table-cell office:value-type="float" office:value="-250.139241374663">
                <text:p>-250.139241374663</text:p>
              </table:table-cell>
              <table:table-cell office:value-type="float" office:value="167.982555140492">
                <text:p>167.982555140492</text:p>
              </table:table-cell>
              <table:table-cell office:value-type="float" office:value="82.156686234171">
                <text:p>82.156686234171</text:p>
              </table:table-cell>
            </table:table-row>
            <table:table-row>
              <table:table-cell office:value-type="float" office:value="259.86">
                <text:p>259.86</text:p>
              </table:table-cell>
              <table:table-cell office:value-type="float" office:value="-251.017030304027">
                <text:p>-251.017030304027</text:p>
              </table:table-cell>
              <table:table-cell office:value-type="float" office:value="164.387659600037">
                <text:p>164.387659600037</text:p>
              </table:table-cell>
              <table:table-cell office:value-type="float" office:value="86.62937070399">
                <text:p>86.62937070399</text:p>
              </table:table-cell>
            </table:table-row>
            <table:table-row>
              <table:table-cell office:value-type="float" office:value="260.925">
                <text:p>260.925</text:p>
              </table:table-cell>
              <table:table-cell office:value-type="float" office:value="-251.808094168446">
                <text:p>-251.808094168446</text:p>
              </table:table-cell>
              <table:table-cell office:value-type="float" office:value="160.735968987002">
                <text:p>160.735968987002</text:p>
              </table:table-cell>
              <table:table-cell office:value-type="float" office:value="91.0721251814438">
                <text:p>91.0721251814438</text:p>
              </table:table-cell>
            </table:table-row>
            <table:table-row>
              <table:table-cell office:value-type="float" office:value="261.99">
                <text:p>261.99</text:p>
              </table:table-cell>
              <table:table-cell office:value-type="float" office:value="-252.51215965951">
                <text:p>-252.51215965951</text:p>
              </table:table-cell>
              <table:table-cell office:value-type="float" office:value="157.028744941304">
                <text:p>157.028744941304</text:p>
              </table:table-cell>
              <table:table-cell office:value-type="float" office:value="95.4834147182056">
                <text:p>95.4834147182056</text:p>
              </table:table-cell>
            </table:table-row>
            <table:table-row>
              <table:table-cell office:value-type="float" office:value="263.055">
                <text:p>263.055</text:p>
              </table:table-cell>
              <table:table-cell office:value-type="float" office:value="-253.128983526292">
                <text:p>-253.128983526292</text:p>
              </table:table-cell>
              <table:table-cell office:value-type="float" office:value="153.267268289371">
                <text:p>153.267268289371</text:p>
              </table:table-cell>
              <table:table-cell office:value-type="float" office:value="99.861715236921">
                <text:p>99.861715236921</text:p>
              </table:table-cell>
            </table:table-row>
            <table:table-row>
              <table:table-cell office:value-type="float" office:value="264.12">
                <text:p>264.12</text:p>
              </table:table-cell>
              <table:table-cell office:value-type="float" office:value="-253.658352659388">
                <text:p>-253.658352659388</text:p>
              </table:table-cell>
              <table:table-cell office:value-type="float" office:value="149.452838601621">
                <text:p>149.452838601621</text:p>
              </table:table-cell>
              <table:table-cell office:value-type="float" office:value="104.205514057767">
                <text:p>104.205514057767</text:p>
              </table:table-cell>
            </table:table-row>
            <table:table-row>
              <table:table-cell office:value-type="float" office:value="265.185">
                <text:p>265.185</text:p>
              </table:table-cell>
              <table:table-cell office:value-type="float" office:value="-254.100084164543">
                <text:p>-254.100084164543</text:p>
              </table:table-cell>
              <table:table-cell office:value-type="float" office:value="145.586773743466">
                <text:p>145.586773743466</text:p>
              </table:table-cell>
              <table:table-cell office:value-type="float" office:value="108.513310421077">
                <text:p>108.513310421077</text:p>
              </table:table-cell>
            </table:table-row>
            <table:table-row>
              <table:table-cell office:value-type="float" office:value="266.25">
                <text:p>266.25</text:p>
              </table:table-cell>
              <table:table-cell office:value-type="float" office:value="-254.454025425844">
                <text:p>-254.454025425844</text:p>
              </table:table-cell>
              <table:table-cell office:value-type="float" office:value="141.67040942">
                <text:p>141.67040942</text:p>
              </table:table-cell>
              <table:table-cell office:value-type="float" office:value="112.783616005843">
                <text:p>112.783616005843</text:p>
              </table:table-cell>
            </table:table-row>
            <table:table-row>
              <table:table-cell office:value-type="float" office:value="267.315">
                <text:p>267.315</text:p>
              </table:table-cell>
              <table:table-cell office:value-type="float" office:value="-254.720054158444">
                <text:p>-254.720054158444</text:p>
              </table:table-cell>
              <table:table-cell office:value-type="float" office:value="137.705098714518">
                <text:p>137.705098714518</text:p>
              </table:table-cell>
              <table:table-cell office:value-type="float" office:value="117.014955443926">
                <text:p>117.014955443926</text:p>
              </table:table-cell>
            </table:table-row>
            <table:table-row>
              <table:table-cell office:value-type="float" office:value="268.38">
                <text:p>268.38</text:p>
              </table:table-cell>
              <table:table-cell office:value-type="float" office:value="-254.898078450815">
                <text:p>-254.898078450815</text:p>
              </table:table-cell>
              <table:table-cell office:value-type="float" office:value="133.692211621032">
                <text:p>133.692211621032</text:p>
              </table:table-cell>
              <table:table-cell office:value-type="float" office:value="121.205866829784">
                <text:p>121.205866829784</text:p>
              </table:table-cell>
            </table:table-row>
            <table:table-row>
              <table:table-cell office:value-type="float" office:value="269.445">
                <text:p>269.445</text:p>
              </table:table-cell>
              <table:table-cell office:value-type="float" office:value="-254.988036796499">
                <text:p>-254.988036796499</text:p>
              </table:table-cell>
              <table:table-cell office:value-type="float" office:value="129.633134570946">
                <text:p>129.633134570946</text:p>
              </table:table-cell>
              <table:table-cell office:value-type="float" office:value="125.354902225554">
                <text:p>125.354902225554</text:p>
              </table:table-cell>
            </table:table-row>
            <table:table-row>
              <table:table-cell office:value-type="float" office:value="270.51">
                <text:p>270.51</text:p>
              </table:table-cell>
              <table:table-cell office:value-type="float" office:value="-254.989898115361">
                <text:p>-254.989898115361</text:p>
              </table:table-cell>
              <table:table-cell office:value-type="float" office:value="125.52926995405">
                <text:p>125.52926995405</text:p>
              </table:table-cell>
              <table:table-cell office:value-type="float" office:value="129.46062816131">
                <text:p>129.46062816131</text:p>
              </table:table-cell>
            </table:table-row>
            <table:table-row>
              <table:table-cell office:value-type="float" office:value="271.575">
                <text:p>271.575</text:p>
              </table:table-cell>
              <table:table-cell office:value-type="float" office:value="-254.903661764324">
                <text:p>-254.903661764324</text:p>
              </table:table-cell>
              <table:table-cell office:value-type="float" office:value="121.382035634007">
                <text:p>121.382035634007</text:p>
              </table:table-cell>
              <table:table-cell office:value-type="float" office:value="133.521626130316">
                <text:p>133.521626130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loext:label-stroke-color="#3465a4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9.727cm" svg:height="15.417cm" xlink:href=".." xlink:type="simple" chart:class="chart:line" chart:style-name="ch1">
        <chart:legend chart:legend-position="end" svg:x="26.875cm" svg:y="7.435cm" style:legend-expansion="high" chart:style-name="ch2"/>
        <chart:plot-area chart:style-name="ch3" table:cell-range-address="Sheet1.H2:Sheet1.H258" svg:x="0.594cm" svg:y="0.308cm" svg:width="25.687cm" svg:height="14.801cm">
          <chartooo:coordinate-region svg:x="1.692cm" svg:y="0.43cm" svg:width="24.589cm" svg:height="13.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258" chart:class="chart:line">
            <chart:data-point chart:repeated="257"/>
          </chart:series>
          <chart:wall chart:style-name="ch8"/>
          <chart:floor chart:style-name="ch9"/>
        </chart:plot-area>
        <draw:frame draw:style-name="gr1" draw:text-style-name="P1" svg:width="9.342cm" svg:height="0.398cm" svg:x="-0.902cm" svg:y="-0.038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2:Sheet1.H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9999999999982">
                <text:p>0.269999999999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7425621889369">
                <text:p>8.47425621889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6756779103748">
                <text:p>16.6756779103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871431526345">
                <text:p>24.871431526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0586854769966">
                <text:p>33.0586854769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2346111091112">
                <text:p>41.2346111091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3963836833451">
                <text:p>49.3963836833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5411833501617">
                <text:p>57.5411833501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.6661961240749">
                <text:p>65.66619612407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.7686148558657">
                <text:p>73.7686148558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8456402024385">
                <text:p>81.8456402024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.8944815939784">
                <text:p>89.8944815939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.912358198079">
                <text:p>97.912358198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.896499880505">
                <text:p>105.896499880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3.844148162261">
                <text:p>113.844148162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1.752557172626">
                <text:p>121.752557172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9.618994597845">
                <text:p>129.6189945978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.440742625123">
                <text:p>137.440742625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.215098881617">
                <text:p>145.2150988816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2.939377368094">
                <text:p>152.9393773680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.610909386925">
                <text:p>160.610909386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8.227044464109">
                <text:p>168.227044464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5.785151264998">
                <text:p>175.785151264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3.282618503407">
                <text:p>183.2826185034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0.716855843804">
                <text:p>190.716855843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.085294796251">
                <text:p>198.085294796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5.38538960381">
                <text:p>205.38538960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2.614618122084">
                <text:p>212.614618122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9.770482690608">
                <text:p>219.770482690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2.914285320712">
                <text:p>222.914285320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5.180546728768">
                <text:p>225.1805467287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7.36910272477">
                <text:p>227.369102724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9.479197174123">
                <text:p>229.4791971741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1.510101050282">
                <text:p>231.5101010502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3.46111268663">
                <text:p>233.461112686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5.331558018899">
                <text:p>235.331558018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7.120790818054">
                <text:p>237.1207908180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.828192913567">
                <text:p>238.828192913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.453174406983">
                <text:p>240.453174406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1.995173875738">
                <text:p>241.9951738757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3.453658567116">
                <text:p>243.453658567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4.828124582321">
                <text:p>244.828124582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6.118097050567">
                <text:p>246.118097050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7.323130293144">
                <text:p>247.3231302931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8.4428079774">
                <text:p>248.4428079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9.476743260578">
                <text:p>249.4767432605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.424578923471">
                <text:p>250.4245789234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1.285987493839">
                <text:p>251.285987493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2.060671359545">
                <text:p>252.0606713595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2.748362871386">
                <text:p>252.7483628713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3.348824435557">
                <text:p>253.3488244355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3.861848595744">
                <text:p>253.8618485957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4.287258104796">
                <text:p>254.2872581047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4.624905985961">
                <text:p>254.6249059859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4.874675583672">
                <text:p>254.8746755836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5.036480603844">
                <text:p>255.0364806038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5.110265143695">
                <text:p>255.1102651436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5.096003711052">
                <text:p>255.0960037110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4.993701233166">
                <text:p>254.9937012331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4.803393055005">
                <text:p>254.803393055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4.525144927045">
                <text:p>254.5251449270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4.159052982552">
                <text:p>254.1590529825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3.70524370437">
                <text:p>253.70524370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3.163873881218">
                <text:p>253.1638738812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2.535130553527">
                <text:p>252.5351305535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1.819230948812">
                <text:p>251.819230948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1.016422406624">
                <text:p>251.0164224066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0.126982293097">
                <text:p>250.1269822930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9.151217905116">
                <text:p>249.1512179051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8.08946636415">
                <text:p>248.089466364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6.942094499776">
                <text:p>246.9420944997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5.709498722946">
                <text:p>245.7094987229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4.392104889022">
                <text:p>244.3921048890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2.990368150652">
                <text:p>242.9903681506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1.504772800513">
                <text:p>241.5047728005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9.935832103993">
                <text:p>239.9358321039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8.284088121857">
                <text:p>238.2840881218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6.550111522972">
                <text:p>236.5501115229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4.734501387142">
                <text:p>234.7345013871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2.837884998127">
                <text:p>232.8378849981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0.860917626925">
                <text:p>230.8609176269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8.804282305373">
                <text:p>228.8042823053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6.668689590167">
                <text:p>226.6686895901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4.45487731737">
                <text:p>224.45487731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2.163610347488">
                <text:p>222.1636103474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2.130789607613">
                <text:p>222.1307896076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4.423141897896">
                <text:p>224.423141897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6.638050455514">
                <text:p>226.638050455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8.774750041201">
                <text:p>228.7747500412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0.832502436477">
                <text:p>230.8325024364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.810596698702">
                <text:p>232.8105966987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4.708349406703">
                <text:p>234.7083494067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.525104896891">
                <text:p>236.5251048968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8.260235489792">
                <text:p>238.260235489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9.913141706903">
                <text:p>239.913141706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1.483252477812">
                <text:p>241.4832524778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2.970025337497">
                <text:p>242.9700253374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4.372946613749">
                <text:p>244.3729466137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.691531604638">
                <text:p>245.691531604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6.925324745979">
                <text:p>246.9253247459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8.073899768724">
                <text:p>248.0738997687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9.13685984624">
                <text:p>249.136859846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0.113837731403">
                <text:p>250.1138377314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1.00449588349">
                <text:p>251.004495883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1.808526584788">
                <text:p>251.8085265847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2.525652046916">
                <text:p>252.5256520469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3.155624506793">
                <text:p>253.1556245067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3.698226312247">
                <text:p>253.6982263122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4.153269997204">
                <text:p>254.1532699972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4.520598346462">
                <text:p>254.5205983464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4.800084450007">
                <text:p>254.8000844500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4.991631746858">
                <text:p>254.9916317468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5.095174058431">
                <text:p>255.0951740584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5.110675611402">
                <text:p>255.1106756114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5.038131050065">
                <text:p>255.0381310500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4.877565438185">
                <text:p>254.8775654381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4.629034250338">
                <text:p>254.6290342503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4.292623352742">
                <text:p>254.2926233527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3.868448973596">
                <text:p>253.8684489735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3.356657662918">
                <text:p>253.3566576629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2.757426241916">
                <text:p>252.7574262419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2.070961741898">
                <text:p>252.0709617418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1.297501332742">
                <text:p>251.2975013327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.437312240954">
                <text:p>250.4373122409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9.490691657346">
                <text:p>249.4906916573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8.457966634355">
                <text:p>248.4579666343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7.33949397305">
                <text:p>247.339493973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6.135660099857">
                <text:p>246.1356600998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4.846880933056">
                <text:p>244.8468809330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3.473601739074">
                <text:p>243.4736017390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2.016296978659">
                <text:p>242.0162969786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0.475470142946">
                <text:p>240.4754701429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8.851653579511">
                <text:p>238.8516535795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7.145408308443">
                <text:p>237.1454083084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5.357323828519">
                <text:p>235.3573238285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3.48801791353">
                <text:p>233.488017913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1.538136398847">
                <text:p>231.5381363988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9.508352958287">
                <text:p>229.5083529582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7.399368871364">
                <text:p>227.3993688713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5.211912780996">
                <text:p>225.2119127809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2.946740441768">
                <text:p>222.9467404417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9.870733707217">
                <text:p>219.8707337072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2.715920150141">
                <text:p>212.7159201501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5.487707643997">
                <text:p>205.4877076439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8.188593498222">
                <text:p>198.1885934982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0.821099518401">
                <text:p>190.8210995184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3.387771134989">
                <text:p>183.3877711349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5.891176523882">
                <text:p>175.8911765238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8.333905719125">
                <text:p>168.333905719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0.718569718072">
                <text:p>160.7185697180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.047799579293">
                <text:p>153.0477995792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5.324245513563">
                <text:p>145.3242455135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7.550575968228">
                <text:p>137.5505759682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9.729476705267">
                <text:p>129.7294767052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1.863649873378">
                <text:p>121.8636498733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3.955813074397">
                <text:p>113.9558130743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6.008698424386">
                <text:p>106.0086984243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8.0250516096974">
                <text:p>98.02505160969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0.0076309383524">
                <text:p>90.00763093835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1.9592063870643">
                <text:p>81.95920638706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3.8825586442231">
                <text:p>73.88255864422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.780478149184">
                <text:p>65.7804781491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7.6557641281831">
                <text:p>57.65576412818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.5112236272224">
                <text:p>49.51122362722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3496705422468">
                <text:p>41.34967054224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1739246469613">
                <text:p>33.17392464696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.986810618611">
                <text:p>24.9868106186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791157062072">
                <text:p>16.7911570620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89795532582">
                <text:p>8.5897955325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85559557453803">
                <text:p>0.3855595574538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45cm" svg:height="10.399cm" xlink:href=".." xlink:type="simple" chart:class="chart:line" chart:style-name="ch1">
        <chart:legend chart:legend-position="end" svg:x="26.278cm" svg:y="4.481cm" style:legend-expansion="high" chart:style-name="ch2"/>
        <chart:plot-area chart:style-name="ch3" table:cell-range-address="Sheet1_2.B2:Sheet1_2.E258" chart:data-source-has-labels="both" svg:x="0.578cm" svg:y="0.207cm" svg:width="25.122cm" svg:height="9.985cm">
          <chartooo:coordinate-region svg:x="1.782cm" svg:y="0.38cm" svg:width="23.918cm" svg:height="9.64cm"/>
          <chart:axis chart:dimension="x" chart:name="primary-x" chart:style-name="ch4" chartooo:axis-type="auto">
            <chartooo:date-scale/>
            <chart:categories table:cell-range-address="Sheet1_2.B3:Sheet1_2.B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C3:Sheet1_2.C258" chart:label-cell-address="Sheet1_2.C2:Sheet1_2.C2" chart:class="chart:line">
            <chart:data-point chart:repeated="256"/>
          </chart:series>
          <chart:series chart:style-name="ch8" chart:values-cell-range-address="Sheet1_2.D3:Sheet1_2.D258" chart:label-cell-address="Sheet1_2.D2:Sheet1_2.D2" chart:class="chart:line">
            <chart:data-point chart:repeated="256"/>
          </chart:series>
          <chart:series chart:style-name="ch9" chart:values-cell-range-address="Sheet1_2.E3:Sheet1_2.E258" chart:label-cell-address="Sheet1_2.E2:Sheet1_2.E2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</text:p>
                <draw:g>
                  <svg:desc>Sheet1_2.C2:Sheet1_2.C2</svg:desc>
                </draw:g>
              </table:table-cell>
              <table:table-cell office:value-type="string">
                <text:p>Phase B</text:p>
                <draw:g>
                  <svg:desc>Sheet1_2.D2:Sheet1_2.D2</svg:desc>
                </draw:g>
              </table:table-cell>
              <table:table-cell office:value-type="string">
                <text:p>Phase C</text:p>
                <draw:g>
                  <svg:desc>Sheet1_2.E2:Sheet1_2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_2.B3:Sheet1_2.B258</svg:desc>
                </draw:g>
              </table:table-cell>
              <table:table-cell office:value-type="float" office:value="0">
                <text:p>0</text:p>
                <draw:g>
                  <svg:desc>Sheet1_2.C3:Sheet1_2.C258</svg:desc>
                </draw:g>
              </table:table-cell>
              <table:table-cell office:value-type="float" office:value="-220.836477965032">
                <text:p>-220.836477965032</text:p>
                <draw:g>
                  <svg:desc>Sheet1_2.D3:Sheet1_2.D258</svg:desc>
                </draw:g>
              </table:table-cell>
              <table:table-cell office:value-type="float" office:value="220.836477965032">
                <text:p>220.836477965032</text:p>
                <draw:g>
                  <svg:desc>Sheet1_2.E3:Sheet1_2.E258</svg:desc>
                </draw:g>
              </table:table-cell>
            </table:table-row>
            <table:table-row>
              <table:table-cell office:value-type="float" office:value="1.40625">
                <text:p>1.40625</text:p>
              </table:table-cell>
              <table:table-cell office:value-type="float" office:value="6.25801327334263">
                <text:p>6.25801327334263</text:p>
              </table:table-cell>
              <table:table-cell office:value-type="float" office:value="-223.898972783344">
                <text:p>-223.898972783344</text:p>
              </table:table-cell>
              <table:table-cell office:value-type="float" office:value="217.640959510001">
                <text:p>217.640959510001</text:p>
              </table:table-cell>
            </table:table-row>
            <table:table-row>
              <table:table-cell office:value-type="float" office:value="2.8125">
                <text:p>2.8125</text:p>
              </table:table-cell>
              <table:table-cell office:value-type="float" office:value="12.5122569534916">
                <text:p>12.5122569534916</text:p>
              </table:table-cell>
              <table:table-cell office:value-type="float" office:value="-226.826599232573">
                <text:p>-226.826599232573</text:p>
              </table:table-cell>
              <table:table-cell office:value-type="float" office:value="214.314342279082">
                <text:p>214.314342279082</text:p>
              </table:table-cell>
            </table:table-row>
            <table:table-row>
              <table:table-cell office:value-type="float" office:value="4.21875">
                <text:p>4.21875</text:p>
              </table:table-cell>
              <table:table-cell office:value-type="float" office:value="18.7589637179152">
                <text:p>18.7589637179152</text:p>
              </table:table-cell>
              <table:table-cell office:value-type="float" office:value="-229.617593820018">
                <text:p>-229.617593820018</text:p>
              </table:table-cell>
              <table:table-cell office:value-type="float" office:value="210.858630102103">
                <text:p>210.858630102103</text:p>
              </table:table-cell>
            </table:table-row>
            <table:table-row>
              <table:table-cell office:value-type="float" office:value="5.625">
                <text:p>5.625</text:p>
              </table:table-cell>
              <table:table-cell office:value-type="float" office:value="24.994370784038">
                <text:p>24.994370784038</text:p>
              </table:table-cell>
              <table:table-cell office:value-type="float" office:value="-232.2702753549">
                <text:p>-232.2702753549</text:p>
              </table:table-cell>
              <table:table-cell office:value-type="float" office:value="207.275904570862">
                <text:p>207.275904570862</text:p>
              </table:table-cell>
            </table:table-row>
            <table:table-row>
              <table:table-cell office:value-type="float" office:value="7.03125">
                <text:p>7.03125</text:p>
              </table:table-cell>
              <table:table-cell office:value-type="float" office:value="31.2147221758001">
                <text:p>31.2147221758001</text:p>
              </table:table-cell>
              <table:table-cell office:value-type="float" office:value="-234.783045961053">
                <text:p>-234.783045961053</text:p>
              </table:table-cell>
              <table:table-cell office:value-type="float" office:value="203.568323785253">
                <text:p>203.568323785253</text:p>
              </table:table-cell>
            </table:table-row>
            <table:table-row>
              <table:table-cell office:value-type="float" office:value="8.4375">
                <text:p>8.4375</text:p>
              </table:table-cell>
              <table:table-cell office:value-type="float" office:value="37.4162709861172">
                <text:p>37.4162709861172</text:p>
              </table:table-cell>
              <table:table-cell office:value-type="float" office:value="-237.154392039423">
                <text:p>-237.154392039423</text:p>
              </table:table-cell>
              <table:table-cell office:value-type="float" office:value="199.738121053306">
                <text:p>199.738121053306</text:p>
              </table:table-cell>
            </table:table-row>
            <table:table-row>
              <table:table-cell office:value-type="float" office:value="9.84375">
                <text:p>9.84375</text:p>
              </table:table-cell>
              <table:table-cell office:value-type="float" office:value="43.5952816338768">
                <text:p>43.5952816338768</text:p>
              </table:table-cell>
              <table:table-cell office:value-type="float" office:value="-239.382885179802">
                <text:p>-239.382885179802</text:p>
              </table:table-cell>
              <table:table-cell office:value-type="float" office:value="195.787603545926">
                <text:p>195.787603545926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49.7480321141127">
                <text:p>49.7480321141127</text:p>
              </table:table-cell>
              <table:table-cell office:value-type="float" office:value="-241.467183021252">
                <text:p>-241.467183021252</text:p>
              </table:table-cell>
              <table:table-cell office:value-type="float" office:value="191.719150907139">
                <text:p>191.719150907139</text:p>
              </table:table-cell>
            </table:table-row>
            <table:table-row>
              <table:table-cell office:value-type="float" office:value="12.65625">
                <text:p>12.65625</text:p>
              </table:table-cell>
              <table:table-cell office:value-type="float" office:value="55.8708162400018">
                <text:p>55.8708162400018</text:p>
              </table:table-cell>
              <table:table-cell office:value-type="float" office:value="-243.406030060689">
                <text:p>-243.406030060689</text:p>
              </table:table-cell>
              <table:table-cell office:value-type="float" office:value="187.535213820687">
                <text:p>187.535213820687</text:p>
              </table:table-cell>
            </table:table-row>
            <table:table-row>
              <table:table-cell office:value-type="float" office:value="14.0625">
                <text:p>14.0625</text:p>
              </table:table-cell>
              <table:table-cell office:value-type="float" office:value="61.9599458753323">
                <text:p>61.9599458753323</text:p>
              </table:table-cell>
              <table:table-cell office:value-type="float" office:value="-245.198258409155">
                <text:p>-245.198258409155</text:p>
              </table:table-cell>
              <table:table-cell office:value-type="float" office:value="183.238312533823">
                <text:p>183.238312533823</text:p>
              </table:table-cell>
            </table:table-row>
            <table:table-row>
              <table:table-cell office:value-type="float" office:value="15.46875">
                <text:p>15.46875</text:p>
              </table:table-cell>
              <table:table-cell office:value-type="float" office:value="68.0117531560991">
                <text:p>68.0117531560991</text:p>
              </table:table-cell>
              <table:table-cell office:value-type="float" office:value="-246.842788495309">
                <text:p>-246.842788495309</text:p>
              </table:table-cell>
              <table:table-cell office:value-type="float" office:value="178.83103533921">
                <text:p>178.83103533921</text:p>
              </table:table-cell>
            </table:table-row>
            <table:table-row>
              <table:table-cell office:value-type="float" office:value="16.875">
                <text:p>16.875</text:p>
              </table:table-cell>
              <table:table-cell office:value-type="float" office:value="74.0225926998879">
                <text:p>74.0225926998879</text:p>
              </table:table-cell>
              <table:table-cell office:value-type="float" office:value="-248.33862971572">
                <text:p>-248.33862971572</text:p>
              </table:table-cell>
              <table:table-cell office:value-type="float" office:value="174.316037015832">
                <text:p>174.316037015832</text:p>
              </table:table-cell>
            </table:table-row>
            <table:table-row>
              <table:table-cell office:value-type="float" office:value="18.28125">
                <text:p>18.28125</text:p>
              </table:table-cell>
              <table:table-cell office:value-type="float" office:value="79.9888438017173">
                <text:p>79.9888438017173</text:p>
              </table:table-cell>
              <table:table-cell office:value-type="float" office:value="-249.68488103157">
                <text:p>-249.68488103157</text:p>
              </table:table-cell>
              <table:table-cell office:value-type="float" office:value="169.696037229852">
                <text:p>169.696037229852</text:p>
              </table:table-cell>
            </table:table-row>
            <table:table-row>
              <table:table-cell office:value-type="float" office:value="19.6875">
                <text:p>19.6875</text:p>
              </table:table-cell>
              <table:table-cell office:value-type="float" office:value="85.9069126150161">
                <text:p>85.9069126150161</text:p>
              </table:table-cell>
              <table:table-cell office:value-type="float" office:value="-250.880731511405">
                <text:p>-250.880731511405</text:p>
              </table:table-cell>
              <table:table-cell office:value-type="float" office:value="164.973818896389">
                <text:p>164.973818896389</text:p>
              </table:table-cell>
            </table:table-row>
            <table:table-row>
              <table:table-cell office:value-type="float" office:value="21.09375">
                <text:p>21.09375</text:p>
              </table:table-cell>
              <table:table-cell office:value-type="float" office:value="91.773234316422">
                <text:p>91.773234316422</text:p>
              </table:table-cell>
              <table:table-cell office:value-type="float" office:value="-251.925460819612">
                <text:p>-251.925460819612</text:p>
              </table:table-cell>
              <table:table-cell office:value-type="float" office:value="160.15222650319">
                <text:p>160.15222650319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97.5842752530979">
                <text:p>97.5842752530979</text:p>
              </table:table-cell>
              <table:table-cell office:value-type="float" office:value="-252.818439650322">
                <text:p>-252.818439650322</text:p>
              </table:table-cell>
              <table:table-cell office:value-type="float" office:value="155.234164397224">
                <text:p>155.234164397224</text:p>
              </table:table-cell>
            </table:table-row>
            <table:table-row>
              <table:table-cell office:value-type="float" office:value="23.90625">
                <text:p>23.90625</text:p>
              </table:table-cell>
              <table:table-cell office:value-type="float" office:value="103.336535071272">
                <text:p>103.336535071272</text:p>
              </table:table-cell>
              <table:table-cell office:value-type="float" office:value="-253.559130106476">
                <text:p>-253.559130106476</text:p>
              </table:table-cell>
              <table:table-cell office:value-type="float" office:value="150.222595035204">
                <text:p>150.222595035204</text:p>
              </table:table-cell>
            </table:table-row>
            <table:table-row>
              <table:table-cell office:value-type="float" office:value="25.3125">
                <text:p>25.3125</text:p>
              </table:table-cell>
              <table:table-cell office:value-type="float" office:value="109.026548824722">
                <text:p>109.026548824722</text:p>
              </table:table-cell>
              <table:table-cell office:value-type="float" office:value="-254.147086023841">
                <text:p>-254.147086023841</text:p>
              </table:table-cell>
              <table:table-cell office:value-type="float" office:value="145.120537199119">
                <text:p>145.120537199119</text:p>
              </table:table-cell>
            </table:table-row>
            <table:table-row>
              <table:table-cell office:value-type="float" office:value="26.71875">
                <text:p>26.71875</text:p>
              </table:table-cell>
              <table:table-cell office:value-type="float" office:value="114.650889061925">
                <text:p>114.650889061925</text:p>
              </table:table-cell>
              <table:table-cell office:value-type="float" office:value="-254.581953239757">
                <text:p>-254.581953239757</text:p>
              </table:table-cell>
              <table:table-cell office:value-type="float" office:value="139.931064177832">
                <text:p>139.931064177832</text:p>
              </table:table-cell>
            </table:table-row>
            <table:table-row>
              <table:table-cell office:value-type="float" office:value="28.125">
                <text:p>28.125</text:p>
              </table:table-cell>
              <table:table-cell office:value-type="float" office:value="120.206167890629">
                <text:p>120.206167890629</text:p>
              </table:table-cell>
              <table:table-cell office:value-type="float" office:value="-254.863469806473">
                <text:p>-254.863469806473</text:p>
              </table:table-cell>
              <table:table-cell office:value-type="float" office:value="134.657301915844">
                <text:p>134.657301915844</text:p>
              </table:table-cell>
            </table:table-row>
            <table:table-row>
              <table:table-cell office:value-type="float" office:value="29.53125">
                <text:p>29.53125</text:p>
              </table:table-cell>
              <table:table-cell office:value-type="float" office:value="125.689039018595">
                <text:p>125.689039018595</text:p>
              </table:table-cell>
              <table:table-cell office:value-type="float" office:value="-254.991466148937">
                <text:p>-254.991466148937</text:p>
              </table:table-cell>
              <table:table-cell office:value-type="float" office:value="129.302427130342">
                <text:p>129.302427130342</text:p>
              </table:table-cell>
            </table:table-row>
            <table:table-row>
              <table:table-cell office:value-type="float" office:value="30.9375">
                <text:p>30.9375</text:p>
              </table:table-cell>
              <table:table-cell office:value-type="float" office:value="131.096199769272">
                <text:p>131.096199769272</text:p>
              </table:table-cell>
              <table:table-cell office:value-type="float" office:value="-254.965865166938">
                <text:p>-254.965865166938</text:p>
              </table:table-cell>
              <table:table-cell office:value-type="float" office:value="123.869665397667">
                <text:p>123.869665397667</text:p>
              </table:table-cell>
            </table:table-row>
            <table:table-row>
              <table:table-cell office:value-type="float" office:value="32.34375">
                <text:p>32.34375</text:p>
              </table:table-cell>
              <table:table-cell office:value-type="float" office:value="136.42439307121">
                <text:p>136.42439307121</text:p>
              </table:table-cell>
              <table:table-cell office:value-type="float" office:value="-254.78668228155">
                <text:p>-254.78668228155</text:p>
              </table:table-cell>
              <table:table-cell office:value-type="float" office:value="118.362289210341">
                <text:p>118.362289210341</text:p>
              </table:table-cell>
            </table:table-row>
            <table:table-row>
              <table:table-cell office:value-type="float" office:value="33.75">
                <text:p>33.75</text:p>
              </table:table-cell>
              <table:table-cell office:value-type="float" office:value="141.670409419999">
                <text:p>141.670409419999</text:p>
              </table:table-cell>
              <table:table-cell office:value-type="float" office:value="-254.454025425844">
                <text:p>-254.454025425844</text:p>
              </table:table-cell>
              <table:table-cell office:value-type="float" office:value="112.783616005845">
                <text:p>112.783616005845</text:p>
              </table:table-cell>
            </table:table-row>
            <table:table-row>
              <table:table-cell office:value-type="float" office:value="35.15625">
                <text:p>35.15625</text:p>
              </table:table-cell>
              <table:table-cell office:value-type="float" office:value="146.831088811551">
                <text:p>146.831088811551</text:p>
              </table:table-cell>
              <table:table-cell office:value-type="float" office:value="-253.96809497987">
                <text:p>-253.96809497987</text:p>
              </table:table-cell>
              <table:table-cell office:value-type="float" office:value="107.137006168319">
                <text:p>107.137006168319</text:p>
              </table:table-cell>
            </table:table-row>
            <table:table-row>
              <table:table-cell office:value-type="float" office:value="36.5625">
                <text:p>36.5625</text:p>
              </table:table-cell>
              <table:table-cell office:value-type="float" office:value="151.903322645571">
                <text:p>151.903322645571</text:p>
              </table:table-cell>
              <table:table-cell office:value-type="float" office:value="-253.329183649958">
                <text:p>-253.329183649958</text:p>
              </table:table-cell>
              <table:table-cell office:value-type="float" office:value="101.425861004388">
                <text:p>101.425861004388</text:p>
              </table:table-cell>
            </table:table-row>
            <table:table-row>
              <table:table-cell office:value-type="float" office:value="37.96875">
                <text:p>37.96875</text:p>
              </table:table-cell>
              <table:table-cell office:value-type="float" office:value="156.88405559806">
                <text:p>156.88405559806</text:p>
              </table:table-cell>
              <table:table-cell office:value-type="float" office:value="-252.537676292405">
                <text:p>-252.537676292405</text:p>
              </table:table-cell>
              <table:table-cell office:value-type="float" office:value="95.6536206943447">
                <text:p>95.6536206943447</text:p>
              </table:table-cell>
            </table:table-row>
            <table:table-row>
              <table:table-cell office:value-type="float" office:value="39.375">
                <text:p>39.375</text:p>
              </table:table-cell>
              <table:table-cell office:value-type="float" office:value="161.77028746173">
                <text:p>161.77028746173</text:p>
              </table:table-cell>
              <table:table-cell office:value-type="float" office:value="-251.594049681644">
                <text:p>-251.594049681644</text:p>
              </table:table-cell>
              <table:table-cell office:value-type="float" office:value="89.8237622199145">
                <text:p>89.8237622199145</text:p>
              </table:table-cell>
            </table:table-row>
            <table:table-row>
              <table:table-cell office:value-type="float" office:value="40.78125">
                <text:p>40.78125</text:p>
              </table:table-cell>
              <table:table-cell office:value-type="float" office:value="166.559074953213">
                <text:p>166.559074953213</text:p>
              </table:table-cell>
              <table:table-cell office:value-type="float" office:value="-250.498872223063">
                <text:p>-250.498872223063</text:p>
              </table:table-cell>
              <table:table-cell office:value-type="float" office:value="83.9397972698499">
                <text:p>83.9397972698499</text:p>
              </table:table-cell>
            </table:table-row>
            <table:table-row>
              <table:table-cell office:value-type="float" office:value="42.1875">
                <text:p>42.1875</text:p>
              </table:table-cell>
              <table:table-cell office:value-type="float" office:value="171.24753348599">
                <text:p>171.24753348599</text:p>
              </table:table-cell>
              <table:table-cell office:value-type="float" office:value="-249.252803610611">
                <text:p>-249.252803610611</text:p>
              </table:table-cell>
              <table:table-cell office:value-type="float" office:value="78.0052701246212">
                <text:p>78.0052701246212</text:p>
              </table:table-cell>
            </table:table-row>
            <table:table-row>
              <table:table-cell office:value-type="float" office:value="43.59375">
                <text:p>43.59375</text:p>
              </table:table-cell>
              <table:table-cell office:value-type="float" office:value="175.832838907952">
                <text:p>175.832838907952</text:p>
              </table:table-cell>
              <table:table-cell office:value-type="float" office:value="-247.856594429426">
                <text:p>-247.856594429426</text:p>
              </table:table-cell>
              <table:table-cell office:value-type="float" office:value="72.0237555214742">
                <text:p>72.023755521474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80.31222920257">
                <text:p>180.31222920257</text:p>
              </table:table-cell>
              <table:table-cell office:value-type="float" office:value="-246.311085703712">
                <text:p>-246.311085703712</text:p>
              </table:table-cell>
              <table:table-cell office:value-type="float" office:value="65.9988565011429">
                <text:p>65.9988565011429</text:p>
              </table:table-cell>
            </table:table-row>
            <table:table-row>
              <table:table-cell office:value-type="float" office:value="46.40625">
                <text:p>46.40625</text:p>
              </table:table-cell>
              <table:table-cell office:value-type="float" office:value="184.683006152624">
                <text:p>184.683006152624</text:p>
              </table:table-cell>
              <table:table-cell office:value-type="float" office:value="-244.617208390135">
                <text:p>-244.617208390135</text:p>
              </table:table-cell>
              <table:table-cell office:value-type="float" office:value="59.9342022375113">
                <text:p>59.9342022375113</text:p>
              </table:table-cell>
            </table:table-row>
            <table:table-row>
              <table:table-cell office:value-type="float" office:value="47.8125">
                <text:p>47.8125</text:p>
              </table:table-cell>
              <table:table-cell office:value-type="float" office:value="188.942536965515">
                <text:p>188.942536965515</text:p>
              </table:table-cell>
              <table:table-cell office:value-type="float" office:value="-242.775982817051">
                <text:p>-242.775982817051</text:p>
              </table:table-cell>
              <table:table-cell office:value-type="float" office:value="53.8334458515361">
                <text:p>53.8334458515361</text:p>
              </table:table-cell>
            </table:table-row>
            <table:table-row>
              <table:table-cell office:value-type="float" office:value="49.21875">
                <text:p>49.21875</text:p>
              </table:table-cell>
              <table:table-cell office:value-type="float" office:value="193.088255859154">
                <text:p>193.088255859154</text:p>
              </table:table-cell>
              <table:table-cell office:value-type="float" office:value="-240.788518069896">
                <text:p>-240.788518069896</text:p>
              </table:table-cell>
              <table:table-cell office:value-type="float" office:value="47.7002622107422">
                <text:p>47.7002622107422</text:p>
              </table:table-cell>
            </table:table-row>
            <table:table-row>
              <table:table-cell office:value-type="float" office:value="50.625">
                <text:p>50.625</text:p>
              </table:table-cell>
              <table:table-cell office:value-type="float" office:value="197.117665607498">
                <text:p>197.117665607498</text:p>
              </table:table-cell>
              <table:table-cell office:value-type="float" office:value="-238.656011323118">
                <text:p>-238.656011323118</text:p>
              </table:table-cell>
              <table:table-cell office:value-type="float" office:value="41.5383457156202">
                <text:p>41.5383457156202</text:p>
              </table:table-cell>
            </table:table-row>
            <table:table-row>
              <table:table-cell office:value-type="float" office:value="52.03125">
                <text:p>52.03125</text:p>
              </table:table-cell>
              <table:table-cell office:value-type="float" office:value="201.028339044785">
                <text:p>201.028339044785</text:p>
              </table:table-cell>
              <table:table-cell office:value-type="float" office:value="-236.379747119042">
                <text:p>-236.379747119042</text:p>
              </table:table-cell>
              <table:table-cell office:value-type="float" office:value="35.3514080742579">
                <text:p>35.3514080742579</text:p>
              </table:table-cell>
            </table:table-row>
            <table:table-row>
              <table:table-cell office:value-type="float" office:value="53.4375">
                <text:p>53.4375</text:p>
              </table:table-cell>
              <table:table-cell office:value-type="float" office:value="204.817920527564">
                <text:p>204.817920527564</text:p>
              </table:table-cell>
              <table:table-cell office:value-type="float" office:value="-233.96109659411">
                <text:p>-233.96109659411</text:p>
              </table:table-cell>
              <table:table-cell office:value-type="float" office:value="29.1431760665458">
                <text:p>29.1431760665458</text:p>
              </table:table-cell>
            </table:table-row>
            <table:table-row>
              <table:table-cell office:value-type="float" office:value="54.84375">
                <text:p>54.84375</text:p>
              </table:table-cell>
              <table:table-cell office:value-type="float" office:value="208.484127353654">
                <text:p>208.484127353654</text:p>
              </table:table-cell>
              <table:table-cell office:value-type="float" office:value="-231.401516652959">
                <text:p>-231.401516652959</text:p>
              </table:table-cell>
              <table:table-cell office:value-type="float" office:value="22.9173892993049">
                <text:p>22.9173892993049</text:p>
              </table:table-cell>
            </table:table-row>
            <table:table-row>
              <table:table-cell office:value-type="float" office:value="56.25">
                <text:p>56.25</text:p>
              </table:table-cell>
              <table:table-cell office:value-type="float" office:value="212.024751137149">
                <text:p>212.024751137149</text:p>
              </table:table-cell>
              <table:table-cell office:value-type="float" office:value="-228.702549090836">
                <text:p>-228.702549090836</text:p>
              </table:table-cell>
              <table:table-cell office:value-type="float" office:value="16.6777979536865">
                <text:p>16.6777979536865</text:p>
              </table:table-cell>
            </table:table-row>
            <table:table-row>
              <table:table-cell office:value-type="float" office:value="57.65625">
                <text:p>57.65625</text:p>
              </table:table-cell>
              <table:table-cell office:value-type="float" office:value="215.437659138675">
                <text:p>215.437659138675</text:p>
              </table:table-cell>
              <table:table-cell office:value-type="float" office:value="-225.865819664879">
                <text:p>-225.865819664879</text:p>
              </table:table-cell>
              <table:table-cell office:value-type="float" office:value="10.4281605262038">
                <text:p>10.4281605262038</text:p>
              </table:table-cell>
            </table:table-row>
            <table:table-row>
              <table:table-cell office:value-type="float" office:value="59.0625">
                <text:p>59.0625</text:p>
              </table:table-cell>
              <table:table-cell office:value-type="float" office:value="218.720795550069">
                <text:p>218.720795550069</text:p>
              </table:table-cell>
              <table:table-cell office:value-type="float" office:value="-222.893037114823">
                <text:p>-222.893037114823</text:p>
              </table:table-cell>
              <table:table-cell office:value-type="float" office:value="4.17224156475418">
                <text:p>4.17224156475418</text:p>
              </table:table-cell>
            </table:table-row>
            <table:table-row>
              <table:table-cell office:value-type="float" office:value="60.46875">
                <text:p>60.46875</text:p>
              </table:table-cell>
              <table:table-cell office:value-type="float" office:value="221.872182732721">
                <text:p>221.872182732721</text:p>
              </table:table-cell>
              <table:table-cell office:value-type="float" office:value="-219.785992133717">
                <text:p>-219.785992133717</text:p>
              </table:table-cell>
              <table:table-cell office:value-type="float" office:value="-2.08619059900401">
                <text:p>-2.08619059900401</text:p>
              </table:table-cell>
            </table:table-row>
            <table:table-row>
              <table:table-cell office:value-type="float" office:value="61.875">
                <text:p>61.875</text:p>
              </table:table-cell>
              <table:table-cell office:value-type="float" office:value="224.889922408831">
                <text:p>224.889922408831</text:p>
              </table:table-cell>
              <table:table-cell office:value-type="float" office:value="-216.546556289278">
                <text:p>-216.546556289278</text:p>
              </table:table-cell>
              <table:table-cell office:value-type="float" office:value="-8.34336611955293">
                <text:p>-8.34336611955293</text:p>
              </table:table-cell>
            </table:table-row>
            <table:table-row>
              <table:table-cell office:value-type="float" office:value="63.28125">
                <text:p>63.28125</text:p>
              </table:table-cell>
              <table:table-cell office:value-type="float" office:value="227.772196804856">
                <text:p>227.772196804856</text:p>
              </table:table-cell>
              <table:table-cell office:value-type="float" office:value="-213.176680896526">
                <text:p>-213.176680896526</text:p>
              </table:table-cell>
              <table:table-cell office:value-type="float" office:value="-14.59551590833">
                <text:p>-14.59551590833</text:p>
              </table:table-cell>
            </table:table-row>
            <table:table-row>
              <table:table-cell office:value-type="float" office:value="64.6875">
                <text:p>64.6875</text:p>
              </table:table-cell>
              <table:table-cell office:value-type="float" office:value="230.517269746478">
                <text:p>230.517269746478</text:p>
              </table:table-cell>
              <table:table-cell office:value-type="float" office:value="-209.678395842393">
                <text:p>-209.678395842393</text:p>
              </table:table-cell>
              <table:table-cell office:value-type="float" office:value="-20.8388739040854">
                <text:p>-20.8388739040854</text:p>
              </table:table-cell>
            </table:table-row>
            <table:table-row>
              <table:table-cell office:value-type="float" office:value="66.09375">
                <text:p>66.09375</text:p>
              </table:table-cell>
              <table:table-cell office:value-type="float" office:value="233.1234877044">
                <text:p>233.1234877044</text:p>
              </table:table-cell>
              <table:table-cell office:value-type="float" office:value="-206.053808362984">
                <text:p>-206.053808362984</text:p>
              </table:table-cell>
              <table:table-cell office:value-type="float" office:value="-27.0696793414166">
                <text:p>-27.0696793414166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235.589280790378">
                <text:p>235.589280790378</text:p>
              </table:table-cell>
              <table:table-cell office:value-type="float" office:value="-202.305101774265">
                <text:p>-202.305101774265</text:p>
              </table:table-cell>
              <table:table-cell office:value-type="float" office:value="-33.2841790161131">
                <text:p>-33.2841790161131</text:p>
              </table:table-cell>
            </table:table-row>
            <table:table-row>
              <table:table-cell office:value-type="float" office:value="68.90625">
                <text:p>68.90625</text:p>
              </table:table-cell>
              <table:table-cell office:value-type="float" office:value="237.913163702858">
                <text:p>237.913163702858</text:p>
              </table:table-cell>
              <table:table-cell office:value-type="float" office:value="-198.434534156912">
                <text:p>-198.434534156912</text:p>
              </table:table-cell>
              <table:table-cell office:value-type="float" office:value="-39.478629545946">
                <text:p>-39.478629545946</text:p>
              </table:table-cell>
            </table:table-row>
            <table:table-row>
              <table:table-cell office:value-type="float" office:value="70.3125">
                <text:p>70.3125</text:p>
              </table:table-cell>
              <table:table-cell office:value-type="float" office:value="240.09373662167">
                <text:p>240.09373662167</text:p>
              </table:table-cell>
              <table:table-cell office:value-type="float" office:value="-194.444436996129">
                <text:p>-194.444436996129</text:p>
              </table:table-cell>
              <table:table-cell office:value-type="float" office:value="-45.6492996255413">
                <text:p>-45.6492996255413</text:p>
              </table:table-cell>
            </table:table-row>
            <table:table-row>
              <table:table-cell office:value-type="float" office:value="71.71875">
                <text:p>71.71875</text:p>
              </table:table-cell>
              <table:table-cell office:value-type="float" office:value="242.129686051224">
                <text:p>242.129686051224</text:p>
              </table:table-cell>
              <table:table-cell office:value-type="float" office:value="-190.337213777245">
                <text:p>-190.337213777245</text:p>
              </table:table-cell>
              <table:table-cell office:value-type="float" office:value="-51.7924722739795">
                <text:p>-51.7924722739795</text:p>
              </table:table-cell>
            </table:table-row>
            <table:table-row>
              <table:table-cell office:value-type="float" office:value="73.125">
                <text:p>73.125</text:p>
              </table:table-cell>
              <table:table-cell office:value-type="float" office:value="244.019785611713">
                <text:p>244.019785611713</text:p>
              </table:table-cell>
              <table:table-cell office:value-type="float" office:value="-186.115338537948">
                <text:p>-186.115338537948</text:p>
              </table:table-cell>
              <table:table-cell office:value-type="float" office:value="-57.9044470737651">
                <text:p>-57.9044470737651</text:p>
              </table:table-cell>
            </table:table-row>
            <table:table-row>
              <table:table-cell office:value-type="float" office:value="74.53125">
                <text:p>74.53125</text:p>
              </table:table-cell>
              <table:table-cell office:value-type="float" office:value="245.762896777837">
                <text:p>245.762896777837</text:p>
              </table:table-cell>
              <table:table-cell office:value-type="float" office:value="-181.781354378017">
                <text:p>-181.781354378017</text:p>
              </table:table-cell>
              <table:table-cell office:value-type="float" office:value="-63.9815423998202">
                <text:p>-63.9815423998202</text:p>
              </table:table-cell>
            </table:table-row>
            <table:table-row>
              <table:table-cell office:value-type="float" office:value="75.9375">
                <text:p>75.9375</text:p>
              </table:table-cell>
              <table:table-cell office:value-type="float" office:value="247.357969564609">
                <text:p>247.357969564609</text:p>
              </table:table-cell>
              <table:table-cell office:value-type="float" office:value="-177.337871927451">
                <text:p>-177.337871927451</text:p>
              </table:table-cell>
              <table:table-cell office:value-type="float" office:value="-70.0200976371578">
                <text:p>-70.0200976371578</text:p>
              </table:table-cell>
            </table:table-row>
            <table:table-row>
              <table:table-cell office:value-type="float" office:value="77.34375">
                <text:p>77.34375</text:p>
              </table:table-cell>
              <table:table-cell office:value-type="float" office:value="248.804043159825">
                <text:p>248.804043159825</text:p>
              </table:table-cell>
              <table:table-cell office:value-type="float" office:value="-172.787567773926">
                <text:p>-172.787567773926</text:p>
              </table:table-cell>
              <table:table-cell office:value-type="float" office:value="-76.0164753858987">
                <text:p>-76.0164753858987</text:p>
              </table:table-cell>
            </table:table-row>
            <table:table-row>
              <table:table-cell office:value-type="float" office:value="78.75">
                <text:p>78.75</text:p>
              </table:table-cell>
              <table:table-cell office:value-type="float" office:value="250.100246502824">
                <text:p>250.100246502824</text:p>
              </table:table-cell>
              <table:table-cell office:value-type="float" office:value="-168.133182850518">
                <text:p>-168.133182850518</text:p>
              </table:table-cell>
              <table:table-cell office:value-type="float" office:value="-81.9670636523062">
                <text:p>-81.9670636523062</text:p>
              </table:table-cell>
            </table:table-row>
            <table:table-row>
              <table:table-cell office:value-type="float" office:value="80.15625">
                <text:p>80.15625</text:p>
              </table:table-cell>
              <table:table-cell office:value-type="float" office:value="251.24579880918">
                <text:p>251.24579880918</text:p>
              </table:table-cell>
              <table:table-cell office:value-type="float" office:value="-163.377520784665">
                <text:p>-163.377520784665</text:p>
              </table:table-cell>
              <table:table-cell office:value-type="float" office:value="-87.8682780245155">
                <text:p>-87.8682780245155</text:p>
              </table:table-cell>
            </table:table-row>
            <table:table-row>
              <table:table-cell office:value-type="float" office:value="81.5625">
                <text:p>81.5625</text:p>
              </table:table-cell>
              <table:table-cell office:value-type="float" office:value="252.240010041019">
                <text:p>252.240010041019</text:p>
              </table:table-cell>
              <table:table-cell office:value-type="float" office:value="-158.52344620937">
                <text:p>-158.52344620937</text:p>
              </table:table-cell>
              <table:table-cell office:value-type="float" office:value="-93.7165638316494">
                <text:p>-93.7165638316494</text:p>
              </table:table-cell>
            </table:table-row>
            <table:table-row>
              <table:table-cell office:value-type="float" office:value="82.96875">
                <text:p>82.96875</text:p>
              </table:table-cell>
              <table:table-cell office:value-type="float" office:value="253.082281322671">
                <text:p>253.082281322671</text:p>
              </table:table-cell>
              <table:table-cell office:value-type="float" office:value="-153.573883037652">
                <text:p>-153.573883037652</text:p>
              </table:table-cell>
              <table:table-cell office:value-type="float" office:value="-99.5083982850192">
                <text:p>-99.5083982850192</text:p>
              </table:table-cell>
            </table:table-row>
            <table:table-row>
              <table:table-cell office:value-type="float" office:value="84.375">
                <text:p>84.375</text:p>
              </table:table-cell>
              <table:table-cell office:value-type="float" office:value="253.77210530141">
                <text:p>253.77210530141</text:p>
              </table:table-cell>
              <table:table-cell office:value-type="float" office:value="-148.53181270129">
                <text:p>-148.53181270129</text:p>
              </table:table-cell>
              <table:table-cell office:value-type="float" office:value="-105.240292600121">
                <text:p>-105.240292600121</text:p>
              </table:table-cell>
            </table:table-row>
            <table:table-row>
              <table:table-cell office:value-type="float" office:value="85.78125">
                <text:p>85.78125</text:p>
              </table:table-cell>
              <table:table-cell office:value-type="float" office:value="254.309066453066">
                <text:p>254.309066453066</text:p>
              </table:table-cell>
              <table:table-cell office:value-type="float" office:value="-143.400272354918">
                <text:p>-143.400272354918</text:p>
              </table:table-cell>
              <table:table-cell office:value-type="float" office:value="-110.908794098148">
                <text:p>-110.908794098148</text:p>
              </table:table-cell>
            </table:table-row>
            <table:table-row>
              <table:table-cell office:value-type="float" office:value="87.1875">
                <text:p>87.1875</text:p>
              </table:table-cell>
              <table:table-cell office:value-type="float" office:value="254.692841332319">
                <text:p>254.692841332319</text:p>
              </table:table-cell>
              <table:table-cell office:value-type="float" office:value="-138.182353046562">
                <text:p>-138.182353046562</text:p>
              </table:table-cell>
              <table:table-cell office:value-type="float" office:value="-116.510488285757">
                <text:p>-116.510488285757</text:p>
              </table:table-cell>
            </table:table-row>
            <table:table-row>
              <table:table-cell office:value-type="float" office:value="88.59375">
                <text:p>88.59375</text:p>
              </table:table-cell>
              <table:table-cell office:value-type="float" office:value="254.923198767532">
                <text:p>254.923198767532</text:p>
              </table:table-cell>
              <table:table-cell office:value-type="float" office:value="-132.881197855701">
                <text:p>-132.881197855701</text:p>
              </table:table-cell>
              <table:table-cell office:value-type="float" office:value="-122.042000911831">
                <text:p>-122.0420009118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-127.5">
                <text:p>-127.5</text:p>
              </table:table-cell>
              <table:table-cell office:value-type="float" office:value="-127.5">
                <text:p>-127.5</text:p>
              </table:table-cell>
            </table:table-row>
            <table:table-row>
              <table:table-cell office:value-type="float" office:value="91.40625">
                <text:p>91.40625</text:p>
              </table:table-cell>
              <table:table-cell office:value-type="float" office:value="254.923198767532">
                <text:p>254.923198767532</text:p>
              </table:table-cell>
              <table:table-cell office:value-type="float" office:value="-122.042000911831">
                <text:p>-122.042000911831</text:p>
              </table:table-cell>
              <table:table-cell office:value-type="float" office:value="-132.881197855701">
                <text:p>-132.881197855701</text:p>
              </table:table-cell>
            </table:table-row>
            <table:table-row>
              <table:table-cell office:value-type="float" office:value="92.8125">
                <text:p>92.8125</text:p>
              </table:table-cell>
              <table:table-cell office:value-type="float" office:value="254.692841332319">
                <text:p>254.692841332319</text:p>
              </table:table-cell>
              <table:table-cell office:value-type="float" office:value="-116.510488285757">
                <text:p>-116.510488285757</text:p>
              </table:table-cell>
              <table:table-cell office:value-type="float" office:value="-138.182353046562">
                <text:p>-138.182353046562</text:p>
              </table:table-cell>
            </table:table-row>
            <table:table-row>
              <table:table-cell office:value-type="float" office:value="94.21875">
                <text:p>94.21875</text:p>
              </table:table-cell>
              <table:table-cell office:value-type="float" office:value="254.309066453066">
                <text:p>254.309066453066</text:p>
              </table:table-cell>
              <table:table-cell office:value-type="float" office:value="-110.908794098148">
                <text:p>-110.908794098148</text:p>
              </table:table-cell>
              <table:table-cell office:value-type="float" office:value="-143.400272354918">
                <text:p>-143.400272354918</text:p>
              </table:table-cell>
            </table:table-row>
            <table:table-row>
              <table:table-cell office:value-type="float" office:value="95.625">
                <text:p>95.625</text:p>
              </table:table-cell>
              <table:table-cell office:value-type="float" office:value="253.77210530141">
                <text:p>253.77210530141</text:p>
              </table:table-cell>
              <table:table-cell office:value-type="float" office:value="-105.240292600121">
                <text:p>-105.240292600121</text:p>
              </table:table-cell>
              <table:table-cell office:value-type="float" office:value="-148.53181270129">
                <text:p>-148.53181270129</text:p>
              </table:table-cell>
            </table:table-row>
            <table:table-row>
              <table:table-cell office:value-type="float" office:value="97.03125">
                <text:p>97.03125</text:p>
              </table:table-cell>
              <table:table-cell office:value-type="float" office:value="253.082281322671">
                <text:p>253.082281322671</text:p>
              </table:table-cell>
              <table:table-cell office:value-type="float" office:value="-99.5083982850191">
                <text:p>-99.5083982850191</text:p>
              </table:table-cell>
              <table:table-cell office:value-type="float" office:value="-153.573883037652">
                <text:p>-153.573883037652</text:p>
              </table:table-cell>
            </table:table-row>
            <table:table-row>
              <table:table-cell office:value-type="float" office:value="98.4375">
                <text:p>98.4375</text:p>
              </table:table-cell>
              <table:table-cell office:value-type="float" office:value="252.240010041019">
                <text:p>252.240010041019</text:p>
              </table:table-cell>
              <table:table-cell office:value-type="float" office:value="-93.7165638316494">
                <text:p>-93.7165638316494</text:p>
              </table:table-cell>
              <table:table-cell office:value-type="float" office:value="-158.52344620937">
                <text:p>-158.52344620937</text:p>
              </table:table-cell>
            </table:table-row>
            <table:table-row>
              <table:table-cell office:value-type="float" office:value="99.84375">
                <text:p>99.84375</text:p>
              </table:table-cell>
              <table:table-cell office:value-type="float" office:value="251.24579880918">
                <text:p>251.24579880918</text:p>
              </table:table-cell>
              <table:table-cell office:value-type="float" office:value="-87.8682780245155">
                <text:p>-87.8682780245155</text:p>
              </table:table-cell>
              <table:table-cell office:value-type="float" office:value="-163.377520784664">
                <text:p>-163.377520784664</text:p>
              </table:table-cell>
            </table:table-row>
            <table:table-row>
              <table:table-cell office:value-type="float" office:value="101.25">
                <text:p>101.25</text:p>
              </table:table-cell>
              <table:table-cell office:value-type="float" office:value="250.100246502824">
                <text:p>250.100246502824</text:p>
              </table:table-cell>
              <table:table-cell office:value-type="float" office:value="-81.9670636523062">
                <text:p>-81.9670636523062</text:p>
              </table:table-cell>
              <table:table-cell office:value-type="float" office:value="-168.133182850518">
                <text:p>-168.133182850518</text:p>
              </table:table-cell>
            </table:table-row>
            <table:table-row>
              <table:table-cell office:value-type="float" office:value="102.65625">
                <text:p>102.65625</text:p>
              </table:table-cell>
              <table:table-cell office:value-type="float" office:value="248.804043159825">
                <text:p>248.804043159825</text:p>
              </table:table-cell>
              <table:table-cell office:value-type="float" office:value="-76.0164753858986">
                <text:p>-76.0164753858986</text:p>
              </table:table-cell>
              <table:table-cell office:value-type="float" office:value="-172.787567773926">
                <text:p>-172.787567773926</text:p>
              </table:table-cell>
            </table:table-row>
            <table:table-row>
              <table:table-cell office:value-type="float" office:value="104.0625">
                <text:p>104.0625</text:p>
              </table:table-cell>
              <table:table-cell office:value-type="float" office:value="247.357969564609">
                <text:p>247.357969564609</text:p>
              </table:table-cell>
              <table:table-cell office:value-type="float" office:value="-70.0200976371577">
                <text:p>-70.0200976371577</text:p>
              </table:table-cell>
              <table:table-cell office:value-type="float" office:value="-177.337871927451">
                <text:p>-177.337871927451</text:p>
              </table:table-cell>
            </table:table-row>
            <table:table-row>
              <table:table-cell office:value-type="float" office:value="105.46875">
                <text:p>105.46875</text:p>
              </table:table-cell>
              <table:table-cell office:value-type="float" office:value="245.762896777837">
                <text:p>245.762896777837</text:p>
              </table:table-cell>
              <table:table-cell office:value-type="float" office:value="-63.9815423998203">
                <text:p>-63.9815423998203</text:p>
              </table:table-cell>
              <table:table-cell office:value-type="float" office:value="-181.781354378017">
                <text:p>-181.781354378017</text:p>
              </table:table-cell>
            </table:table-row>
            <table:table-row>
              <table:table-cell office:value-type="float" office:value="106.875">
                <text:p>106.875</text:p>
              </table:table-cell>
              <table:table-cell office:value-type="float" office:value="244.019785611713">
                <text:p>244.019785611713</text:p>
              </table:table-cell>
              <table:table-cell office:value-type="float" office:value="-57.9044470737652">
                <text:p>-57.9044470737652</text:p>
              </table:table-cell>
              <table:table-cell office:value-type="float" office:value="-186.115338537948">
                <text:p>-186.115338537948</text:p>
              </table:table-cell>
            </table:table-row>
            <table:table-row>
              <table:table-cell office:value-type="float" office:value="108.28125">
                <text:p>108.28125</text:p>
              </table:table-cell>
              <table:table-cell office:value-type="float" office:value="242.129686051224">
                <text:p>242.129686051224</text:p>
              </table:table-cell>
              <table:table-cell office:value-type="float" office:value="-51.7924722739795">
                <text:p>-51.7924722739795</text:p>
              </table:table-cell>
              <table:table-cell office:value-type="float" office:value="-190.337213777245">
                <text:p>-190.337213777245</text:p>
              </table:table-cell>
            </table:table-row>
            <table:table-row>
              <table:table-cell office:value-type="float" office:value="109.6875">
                <text:p>109.6875</text:p>
              </table:table-cell>
              <table:table-cell office:value-type="float" office:value="240.09373662167">
                <text:p>240.09373662167</text:p>
              </table:table-cell>
              <table:table-cell office:value-type="float" office:value="-45.6492996255413">
                <text:p>-45.6492996255413</text:p>
              </table:table-cell>
              <table:table-cell office:value-type="float" office:value="-194.444436996129">
                <text:p>-194.444436996129</text:p>
              </table:table-cell>
            </table:table-row>
            <table:table-row>
              <table:table-cell office:value-type="float" office:value="111.09375">
                <text:p>111.09375</text:p>
              </table:table-cell>
              <table:table-cell office:value-type="float" office:value="237.913163702858">
                <text:p>237.913163702858</text:p>
              </table:table-cell>
              <table:table-cell office:value-type="float" office:value="-39.478629545946">
                <text:p>-39.478629545946</text:p>
              </table:table-cell>
              <table:table-cell office:value-type="float" office:value="-198.434534156912">
                <text:p>-198.434534156912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235.589280790378">
                <text:p>235.589280790378</text:p>
              </table:table-cell>
              <table:table-cell office:value-type="float" office:value="-33.2841790161131">
                <text:p>-33.2841790161131</text:p>
              </table:table-cell>
              <table:table-cell office:value-type="float" office:value="-202.305101774265">
                <text:p>-202.305101774265</text:p>
              </table:table-cell>
            </table:table-row>
            <table:table-row>
              <table:table-cell office:value-type="float" office:value="113.90625">
                <text:p>113.90625</text:p>
              </table:table-cell>
              <table:table-cell office:value-type="float" office:value="233.1234877044">
                <text:p>233.1234877044</text:p>
              </table:table-cell>
              <table:table-cell office:value-type="float" office:value="-27.0696793414167">
                <text:p>-27.0696793414167</text:p>
              </table:table-cell>
              <table:table-cell office:value-type="float" office:value="-206.053808362984">
                <text:p>-206.053808362984</text:p>
              </table:table-cell>
            </table:table-row>
            <table:table-row>
              <table:table-cell office:value-type="float" office:value="115.3125">
                <text:p>115.3125</text:p>
              </table:table-cell>
              <table:table-cell office:value-type="float" office:value="230.517269746478">
                <text:p>230.517269746478</text:p>
              </table:table-cell>
              <table:table-cell office:value-type="float" office:value="-20.8388739040854">
                <text:p>-20.8388739040854</text:p>
              </table:table-cell>
              <table:table-cell office:value-type="float" office:value="-209.678395842393">
                <text:p>-209.678395842393</text:p>
              </table:table-cell>
            </table:table-row>
            <table:table-row>
              <table:table-cell office:value-type="float" office:value="116.71875">
                <text:p>116.71875</text:p>
              </table:table-cell>
              <table:table-cell office:value-type="float" office:value="227.772196804856">
                <text:p>227.772196804856</text:p>
              </table:table-cell>
              <table:table-cell office:value-type="float" office:value="-14.59551590833">
                <text:p>-14.59551590833</text:p>
              </table:table-cell>
              <table:table-cell office:value-type="float" office:value="-213.176680896526">
                <text:p>-213.176680896526</text:p>
              </table:table-cell>
            </table:table-row>
            <table:table-row>
              <table:table-cell office:value-type="float" office:value="118.125">
                <text:p>118.125</text:p>
              </table:table-cell>
              <table:table-cell office:value-type="float" office:value="224.889922408831">
                <text:p>224.889922408831</text:p>
              </table:table-cell>
              <table:table-cell office:value-type="float" office:value="-8.34336611955292">
                <text:p>-8.34336611955292</text:p>
              </table:table-cell>
              <table:table-cell office:value-type="float" office:value="-216.546556289278">
                <text:p>-216.546556289278</text:p>
              </table:table-cell>
            </table:table-row>
            <table:table-row>
              <table:table-cell office:value-type="float" office:value="119.53125">
                <text:p>119.53125</text:p>
              </table:table-cell>
              <table:table-cell office:value-type="float" office:value="221.872182732721">
                <text:p>221.872182732721</text:p>
              </table:table-cell>
              <table:table-cell office:value-type="float" office:value="-2.08619059900397">
                <text:p>-2.08619059900397</text:p>
              </table:table-cell>
              <table:table-cell office:value-type="float" office:value="-219.785992133717">
                <text:p>-219.785992133717</text:p>
              </table:table-cell>
            </table:table-row>
            <table:table-row>
              <table:table-cell office:value-type="float" office:value="120.9375">
                <text:p>120.9375</text:p>
              </table:table-cell>
              <table:table-cell office:value-type="float" office:value="218.720795550069">
                <text:p>218.720795550069</text:p>
              </table:table-cell>
              <table:table-cell office:value-type="float" office:value="4.17224156475413">
                <text:p>4.17224156475413</text:p>
              </table:table-cell>
              <table:table-cell office:value-type="float" office:value="-222.893037114824">
                <text:p>-222.893037114824</text:p>
              </table:table-cell>
            </table:table-row>
            <table:table-row>
              <table:table-cell office:value-type="float" office:value="122.34375">
                <text:p>122.34375</text:p>
              </table:table-cell>
              <table:table-cell office:value-type="float" office:value="215.437659138675">
                <text:p>215.437659138675</text:p>
              </table:table-cell>
              <table:table-cell office:value-type="float" office:value="10.4281605262038">
                <text:p>10.4281605262038</text:p>
              </table:table-cell>
              <table:table-cell office:value-type="float" office:value="-225.865819664879">
                <text:p>-225.865819664879</text:p>
              </table:table-cell>
            </table:table-row>
            <table:table-row>
              <table:table-cell office:value-type="float" office:value="123.75">
                <text:p>123.75</text:p>
              </table:table-cell>
              <table:table-cell office:value-type="float" office:value="212.024751137149">
                <text:p>212.024751137149</text:p>
              </table:table-cell>
              <table:table-cell office:value-type="float" office:value="16.6777979536865">
                <text:p>16.6777979536865</text:p>
              </table:table-cell>
              <table:table-cell office:value-type="float" office:value="-228.702549090836">
                <text:p>-228.702549090836</text:p>
              </table:table-cell>
            </table:table-row>
            <table:table-row>
              <table:table-cell office:value-type="float" office:value="125.15625">
                <text:p>125.15625</text:p>
              </table:table-cell>
              <table:table-cell office:value-type="float" office:value="208.484127353654">
                <text:p>208.484127353654</text:p>
              </table:table-cell>
              <table:table-cell office:value-type="float" office:value="22.9173892993049">
                <text:p>22.9173892993049</text:p>
              </table:table-cell>
              <table:table-cell office:value-type="float" office:value="-231.401516652959">
                <text:p>-231.401516652959</text:p>
              </table:table-cell>
            </table:table-row>
            <table:table-row>
              <table:table-cell office:value-type="float" office:value="126.5625">
                <text:p>126.5625</text:p>
              </table:table-cell>
              <table:table-cell office:value-type="float" office:value="204.817920527564">
                <text:p>204.817920527564</text:p>
              </table:table-cell>
              <table:table-cell office:value-type="float" office:value="29.1431760665458">
                <text:p>29.1431760665458</text:p>
              </table:table-cell>
              <table:table-cell office:value-type="float" office:value="-233.96109659411">
                <text:p>-233.96109659411</text:p>
              </table:table-cell>
            </table:table-row>
            <table:table-row>
              <table:table-cell office:value-type="float" office:value="127.96875">
                <text:p>127.96875</text:p>
              </table:table-cell>
              <table:table-cell office:value-type="float" office:value="201.028339044785">
                <text:p>201.028339044785</text:p>
              </table:table-cell>
              <table:table-cell office:value-type="float" office:value="35.3514080742578">
                <text:p>35.3514080742578</text:p>
              </table:table-cell>
              <table:table-cell office:value-type="float" office:value="-236.379747119042">
                <text:p>-236.379747119042</text:p>
              </table:table-cell>
            </table:table-row>
            <table:table-row>
              <table:table-cell office:value-type="float" office:value="129.375">
                <text:p>129.375</text:p>
              </table:table-cell>
              <table:table-cell office:value-type="float" office:value="197.117665607498">
                <text:p>197.117665607498</text:p>
              </table:table-cell>
              <table:table-cell office:value-type="float" office:value="41.5383457156201">
                <text:p>41.5383457156201</text:p>
              </table:table-cell>
              <table:table-cell office:value-type="float" office:value="-238.656011323118">
                <text:p>-238.656011323118</text:p>
              </table:table-cell>
            </table:table-row>
            <table:table-row>
              <table:table-cell office:value-type="float" office:value="130.78125">
                <text:p>130.78125</text:p>
              </table:table-cell>
              <table:table-cell office:value-type="float" office:value="193.088255859154">
                <text:p>193.088255859154</text:p>
              </table:table-cell>
              <table:table-cell office:value-type="float" office:value="47.7002622107422">
                <text:p>47.7002622107422</text:p>
              </table:table-cell>
              <table:table-cell office:value-type="float" office:value="-240.788518069896">
                <text:p>-240.788518069896</text:p>
              </table:table-cell>
            </table:table-row>
            <table:table-row>
              <table:table-cell office:value-type="float" office:value="132.1875">
                <text:p>132.1875</text:p>
              </table:table-cell>
              <table:table-cell office:value-type="float" office:value="188.942536965515">
                <text:p>188.942536965515</text:p>
              </table:table-cell>
              <table:table-cell office:value-type="float" office:value="53.8334458515361">
                <text:p>53.8334458515361</text:p>
              </table:table-cell>
              <table:table-cell office:value-type="float" office:value="-242.775982817051">
                <text:p>-242.775982817051</text:p>
              </table:table-cell>
            </table:table-row>
            <table:table-row>
              <table:table-cell office:value-type="float" office:value="133.59375">
                <text:p>133.59375</text:p>
              </table:table-cell>
              <table:table-cell office:value-type="float" office:value="184.683006152624">
                <text:p>184.683006152624</text:p>
              </table:table-cell>
              <table:table-cell office:value-type="float" office:value="59.9342022375113">
                <text:p>59.9342022375113</text:p>
              </table:table-cell>
              <table:table-cell office:value-type="float" office:value="-244.617208390135">
                <text:p>-244.61720839013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80.31222920257">
                <text:p>180.31222920257</text:p>
              </table:table-cell>
              <table:table-cell office:value-type="float" office:value="65.9988565011428">
                <text:p>65.9988565011428</text:p>
              </table:table-cell>
              <table:table-cell office:value-type="float" office:value="-246.311085703712">
                <text:p>-246.311085703712</text:p>
              </table:table-cell>
            </table:table-row>
            <table:table-row>
              <table:table-cell office:value-type="float" office:value="136.40625">
                <text:p>136.40625</text:p>
              </table:table-cell>
              <table:table-cell office:value-type="float" office:value="175.832838907952">
                <text:p>175.832838907952</text:p>
              </table:table-cell>
              <table:table-cell office:value-type="float" office:value="72.0237555214742">
                <text:p>72.0237555214742</text:p>
              </table:table-cell>
              <table:table-cell office:value-type="float" office:value="-247.856594429426">
                <text:p>-247.856594429426</text:p>
              </table:table-cell>
            </table:table-row>
            <table:table-row>
              <table:table-cell office:value-type="float" office:value="137.8125">
                <text:p>137.8125</text:p>
              </table:table-cell>
              <table:table-cell office:value-type="float" office:value="171.24753348599">
                <text:p>171.24753348599</text:p>
              </table:table-cell>
              <table:table-cell office:value-type="float" office:value="78.0052701246211">
                <text:p>78.0052701246211</text:p>
              </table:table-cell>
              <table:table-cell office:value-type="float" office:value="-249.252803610611">
                <text:p>-249.252803610611</text:p>
              </table:table-cell>
            </table:table-row>
            <table:table-row>
              <table:table-cell office:value-type="float" office:value="139.21875">
                <text:p>139.21875</text:p>
              </table:table-cell>
              <table:table-cell office:value-type="float" office:value="166.559074953213">
                <text:p>166.559074953213</text:p>
              </table:table-cell>
              <table:table-cell office:value-type="float" office:value="83.9397972698499">
                <text:p>83.9397972698499</text:p>
              </table:table-cell>
              <table:table-cell office:value-type="float" office:value="-250.498872223063">
                <text:p>-250.498872223063</text:p>
              </table:table-cell>
            </table:table-row>
            <table:table-row>
              <table:table-cell office:value-type="float" office:value="140.625">
                <text:p>140.625</text:p>
              </table:table-cell>
              <table:table-cell office:value-type="float" office:value="161.77028746173">
                <text:p>161.77028746173</text:p>
              </table:table-cell>
              <table:table-cell office:value-type="float" office:value="89.8237622199146">
                <text:p>89.8237622199146</text:p>
              </table:table-cell>
              <table:table-cell office:value-type="float" office:value="-251.594049681644">
                <text:p>-251.594049681644</text:p>
              </table:table-cell>
            </table:table-row>
            <table:table-row>
              <table:table-cell office:value-type="float" office:value="142.03125">
                <text:p>142.03125</text:p>
              </table:table-cell>
              <table:table-cell office:value-type="float" office:value="156.88405559806">
                <text:p>156.88405559806</text:p>
              </table:table-cell>
              <table:table-cell office:value-type="float" office:value="95.6536206943447">
                <text:p>95.6536206943447</text:p>
              </table:table-cell>
              <table:table-cell office:value-type="float" office:value="-252.537676292405">
                <text:p>-252.537676292405</text:p>
              </table:table-cell>
            </table:table-row>
            <table:table-row>
              <table:table-cell office:value-type="float" office:value="143.4375">
                <text:p>143.4375</text:p>
              </table:table-cell>
              <table:table-cell office:value-type="float" office:value="151.903322645571">
                <text:p>151.903322645571</text:p>
              </table:table-cell>
              <table:table-cell office:value-type="float" office:value="101.425861004388">
                <text:p>101.425861004388</text:p>
              </table:table-cell>
              <table:table-cell office:value-type="float" office:value="-253.329183649958">
                <text:p>-253.329183649958</text:p>
              </table:table-cell>
            </table:table-row>
            <table:table-row>
              <table:table-cell office:value-type="float" office:value="144.84375">
                <text:p>144.84375</text:p>
              </table:table-cell>
              <table:table-cell office:value-type="float" office:value="146.831088811551">
                <text:p>146.831088811551</text:p>
              </table:table-cell>
              <table:table-cell office:value-type="float" office:value="107.137006168319">
                <text:p>107.137006168319</text:p>
              </table:table-cell>
              <table:table-cell office:value-type="float" office:value="-253.96809497987">
                <text:p>-253.96809497987</text:p>
              </table:table-cell>
            </table:table-row>
            <table:table-row>
              <table:table-cell office:value-type="float" office:value="146.25">
                <text:p>146.25</text:p>
              </table:table-cell>
              <table:table-cell office:value-type="float" office:value="141.670409419999">
                <text:p>141.670409419999</text:p>
              </table:table-cell>
              <table:table-cell office:value-type="float" office:value="112.783616005845">
                <text:p>112.783616005845</text:p>
              </table:table-cell>
              <table:table-cell office:value-type="float" office:value="-254.454025425844">
                <text:p>-254.454025425844</text:p>
              </table:table-cell>
            </table:table-row>
            <table:table-row>
              <table:table-cell office:value-type="float" office:value="147.65625">
                <text:p>147.65625</text:p>
              </table:table-cell>
              <table:table-cell office:value-type="float" office:value="136.42439307121">
                <text:p>136.42439307121</text:p>
              </table:table-cell>
              <table:table-cell office:value-type="float" office:value="118.362289210341">
                <text:p>118.362289210341</text:p>
              </table:table-cell>
              <table:table-cell office:value-type="float" office:value="-254.78668228155">
                <text:p>-254.78668228155</text:p>
              </table:table-cell>
            </table:table-row>
            <table:table-row>
              <table:table-cell office:value-type="float" office:value="149.0625">
                <text:p>149.0625</text:p>
              </table:table-cell>
              <table:table-cell office:value-type="float" office:value="131.096199769272">
                <text:p>131.096199769272</text:p>
              </table:table-cell>
              <table:table-cell office:value-type="float" office:value="123.869665397667">
                <text:p>123.869665397667</text:p>
              </table:table-cell>
              <table:table-cell office:value-type="float" office:value="-254.965865166938">
                <text:p>-254.965865166938</text:p>
              </table:table-cell>
            </table:table-row>
            <table:table-row>
              <table:table-cell office:value-type="float" office:value="150.46875">
                <text:p>150.46875</text:p>
              </table:table-cell>
              <table:table-cell office:value-type="float" office:value="125.689039018595">
                <text:p>125.689039018595</text:p>
              </table:table-cell>
              <table:table-cell office:value-type="float" office:value="129.302427130342">
                <text:p>129.302427130342</text:p>
              </table:table-cell>
              <table:table-cell office:value-type="float" office:value="-254.991466148937">
                <text:p>-254.991466148937</text:p>
              </table:table-cell>
            </table:table-row>
            <table:table-row>
              <table:table-cell office:value-type="float" office:value="151.875">
                <text:p>151.875</text:p>
              </table:table-cell>
              <table:table-cell office:value-type="float" office:value="120.206167890629">
                <text:p>120.206167890629</text:p>
              </table:table-cell>
              <table:table-cell office:value-type="float" office:value="134.657301915844">
                <text:p>134.657301915844</text:p>
              </table:table-cell>
              <table:table-cell office:value-type="float" office:value="-254.863469806473">
                <text:p>-254.863469806473</text:p>
              </table:table-cell>
            </table:table-row>
            <table:table-row>
              <table:table-cell office:value-type="float" office:value="153.28125">
                <text:p>153.28125</text:p>
              </table:table-cell>
              <table:table-cell office:value-type="float" office:value="114.650889061925">
                <text:p>114.650889061925</text:p>
              </table:table-cell>
              <table:table-cell office:value-type="float" office:value="139.931064177832">
                <text:p>139.931064177832</text:p>
              </table:table-cell>
              <table:table-cell office:value-type="float" office:value="-254.581953239757">
                <text:p>-254.581953239757</text:p>
              </table:table-cell>
            </table:table-row>
            <table:table-row>
              <table:table-cell office:value-type="float" office:value="154.6875">
                <text:p>154.6875</text:p>
              </table:table-cell>
              <table:table-cell office:value-type="float" office:value="109.026548824722">
                <text:p>109.026548824722</text:p>
              </table:table-cell>
              <table:table-cell office:value-type="float" office:value="145.120537199119">
                <text:p>145.120537199119</text:p>
              </table:table-cell>
              <table:table-cell office:value-type="float" office:value="-254.147086023841">
                <text:p>-254.147086023841</text:p>
              </table:table-cell>
            </table:table-row>
            <table:table-row>
              <table:table-cell office:value-type="float" office:value="156.09375">
                <text:p>156.09375</text:p>
              </table:table-cell>
              <table:table-cell office:value-type="float" office:value="103.336535071272">
                <text:p>103.336535071272</text:p>
              </table:table-cell>
              <table:table-cell office:value-type="float" office:value="150.222595035204">
                <text:p>150.222595035204</text:p>
              </table:table-cell>
              <table:table-cell office:value-type="float" office:value="-253.559130106476">
                <text:p>-253.559130106476</text:p>
              </table:table-cell>
            </table:table-row>
            <table:table-row>
              <table:table-cell office:value-type="float" office:value="157.5">
                <text:p>157.5</text:p>
              </table:table-cell>
              <table:table-cell office:value-type="float" office:value="97.5842752530979">
                <text:p>97.5842752530979</text:p>
              </table:table-cell>
              <table:table-cell office:value-type="float" office:value="155.234164397224">
                <text:p>155.234164397224</text:p>
              </table:table-cell>
              <table:table-cell office:value-type="float" office:value="-252.818439650322">
                <text:p>-252.818439650322</text:p>
              </table:table-cell>
            </table:table-row>
            <table:table-row>
              <table:table-cell office:value-type="float" office:value="158.90625">
                <text:p>158.90625</text:p>
              </table:table-cell>
              <table:table-cell office:value-type="float" office:value="91.773234316422">
                <text:p>91.773234316422</text:p>
              </table:table-cell>
              <table:table-cell office:value-type="float" office:value="160.15222650319">
                <text:p>160.15222650319</text:p>
              </table:table-cell>
              <table:table-cell office:value-type="float" office:value="-251.925460819612">
                <text:p>-251.925460819612</text:p>
              </table:table-cell>
            </table:table-row>
            <table:table-row>
              <table:table-cell office:value-type="float" office:value="160.3125">
                <text:p>160.3125</text:p>
              </table:table-cell>
              <table:table-cell office:value-type="float" office:value="85.9069126150161">
                <text:p>85.9069126150161</text:p>
              </table:table-cell>
              <table:table-cell office:value-type="float" office:value="164.973818896389">
                <text:p>164.973818896389</text:p>
              </table:table-cell>
              <table:table-cell office:value-type="float" office:value="-250.880731511405">
                <text:p>-250.880731511405</text:p>
              </table:table-cell>
            </table:table-row>
            <table:table-row>
              <table:table-cell office:value-type="float" office:value="161.71875">
                <text:p>161.71875</text:p>
              </table:table-cell>
              <table:table-cell office:value-type="float" office:value="79.9888438017173">
                <text:p>79.9888438017173</text:p>
              </table:table-cell>
              <table:table-cell office:value-type="float" office:value="169.696037229852">
                <text:p>169.696037229852</text:p>
              </table:table-cell>
              <table:table-cell office:value-type="float" office:value="-249.68488103157">
                <text:p>-249.68488103157</text:p>
              </table:table-cell>
            </table:table-row>
            <table:table-row>
              <table:table-cell office:value-type="float" office:value="163.125">
                <text:p>163.125</text:p>
              </table:table-cell>
              <table:table-cell office:value-type="float" office:value="74.0225926998879">
                <text:p>74.0225926998879</text:p>
              </table:table-cell>
              <table:table-cell office:value-type="float" office:value="174.316037015832">
                <text:p>174.316037015832</text:p>
              </table:table-cell>
              <table:table-cell office:value-type="float" office:value="-248.33862971572">
                <text:p>-248.33862971572</text:p>
              </table:table-cell>
            </table:table-row>
            <table:table-row>
              <table:table-cell office:value-type="float" office:value="164.53125">
                <text:p>164.53125</text:p>
              </table:table-cell>
              <table:table-cell office:value-type="float" office:value="68.0117531560991">
                <text:p>68.0117531560991</text:p>
              </table:table-cell>
              <table:table-cell office:value-type="float" office:value="178.83103533921">
                <text:p>178.83103533921</text:p>
              </table:table-cell>
              <table:table-cell office:value-type="float" office:value="-246.842788495309">
                <text:p>-246.842788495309</text:p>
              </table:table-cell>
            </table:table-row>
            <table:table-row>
              <table:table-cell office:value-type="float" office:value="165.9375">
                <text:p>165.9375</text:p>
              </table:table-cell>
              <table:table-cell office:value-type="float" office:value="61.9599458753323">
                <text:p>61.9599458753323</text:p>
              </table:table-cell>
              <table:table-cell office:value-type="float" office:value="183.238312533823">
                <text:p>183.238312533823</text:p>
              </table:table-cell>
              <table:table-cell office:value-type="float" office:value="-245.198258409155">
                <text:p>-245.198258409155</text:p>
              </table:table-cell>
            </table:table-row>
            <table:table-row>
              <table:table-cell office:value-type="float" office:value="167.34375">
                <text:p>167.34375</text:p>
              </table:table-cell>
              <table:table-cell office:value-type="float" office:value="55.8708162400019">
                <text:p>55.8708162400019</text:p>
              </table:table-cell>
              <table:table-cell office:value-type="float" office:value="187.535213820687">
                <text:p>187.535213820687</text:p>
              </table:table-cell>
              <table:table-cell office:value-type="float" office:value="-243.406030060689">
                <text:p>-243.406030060689</text:p>
              </table:table-cell>
            </table:table-row>
            <table:table-row>
              <table:table-cell office:value-type="float" office:value="168.75">
                <text:p>168.75</text:p>
              </table:table-cell>
              <table:table-cell office:value-type="float" office:value="49.7480321141127">
                <text:p>49.7480321141127</text:p>
              </table:table-cell>
              <table:table-cell office:value-type="float" office:value="191.719150907139">
                <text:p>191.719150907139</text:p>
              </table:table-cell>
              <table:table-cell office:value-type="float" office:value="-241.467183021252">
                <text:p>-241.467183021252</text:p>
              </table:table-cell>
            </table:table-row>
            <table:table-row>
              <table:table-cell office:value-type="float" office:value="170.15625">
                <text:p>170.15625</text:p>
              </table:table-cell>
              <table:table-cell office:value-type="float" office:value="43.5952816338768">
                <text:p>43.5952816338768</text:p>
              </table:table-cell>
              <table:table-cell office:value-type="float" office:value="195.787603545926">
                <text:p>195.787603545926</text:p>
              </table:table-cell>
              <table:table-cell office:value-type="float" office:value="-239.382885179802">
                <text:p>-239.382885179802</text:p>
              </table:table-cell>
            </table:table-row>
            <table:table-row>
              <table:table-cell office:value-type="float" office:value="171.5625">
                <text:p>171.5625</text:p>
              </table:table-cell>
              <table:table-cell office:value-type="float" office:value="37.4162709861173">
                <text:p>37.4162709861173</text:p>
              </table:table-cell>
              <table:table-cell office:value-type="float" office:value="199.738121053306">
                <text:p>199.738121053306</text:p>
              </table:table-cell>
              <table:table-cell office:value-type="float" office:value="-237.154392039423">
                <text:p>-237.154392039423</text:p>
              </table:table-cell>
            </table:table-row>
            <table:table-row>
              <table:table-cell office:value-type="float" office:value="172.96875">
                <text:p>172.96875</text:p>
              </table:table-cell>
              <table:table-cell office:value-type="float" office:value="31.2147221758002">
                <text:p>31.2147221758002</text:p>
              </table:table-cell>
              <table:table-cell office:value-type="float" office:value="203.568323785253">
                <text:p>203.568323785253</text:p>
              </table:table-cell>
              <table:table-cell office:value-type="float" office:value="-234.783045961053">
                <text:p>-234.783045961053</text:p>
              </table:table-cell>
            </table:table-row>
            <table:table-row>
              <table:table-cell office:value-type="float" office:value="174.375">
                <text:p>174.375</text:p>
              </table:table-cell>
              <table:table-cell office:value-type="float" office:value="24.994370784038">
                <text:p>24.994370784038</text:p>
              </table:table-cell>
              <table:table-cell office:value-type="float" office:value="207.275904570862">
                <text:p>207.275904570862</text:p>
              </table:table-cell>
              <table:table-cell office:value-type="float" office:value="-232.2702753549">
                <text:p>-232.2702753549</text:p>
              </table:table-cell>
            </table:table-row>
            <table:table-row>
              <table:table-cell office:value-type="float" office:value="175.78125">
                <text:p>175.78125</text:p>
              </table:table-cell>
              <table:table-cell office:value-type="float" office:value="18.7589637179152">
                <text:p>18.7589637179152</text:p>
              </table:table-cell>
              <table:table-cell office:value-type="float" office:value="210.858630102103">
                <text:p>210.858630102103</text:p>
              </table:table-cell>
              <table:table-cell office:value-type="float" office:value="-229.617593820018">
                <text:p>-229.617593820018</text:p>
              </table:table-cell>
            </table:table-row>
            <table:table-row>
              <table:table-cell office:value-type="float" office:value="177.1875">
                <text:p>177.1875</text:p>
              </table:table-cell>
              <table:table-cell office:value-type="float" office:value="12.5122569534916">
                <text:p>12.5122569534916</text:p>
              </table:table-cell>
              <table:table-cell office:value-type="float" office:value="214.314342279082">
                <text:p>214.314342279082</text:p>
              </table:table-cell>
              <table:table-cell office:value-type="float" office:value="-226.826599232573">
                <text:p>-226.826599232573</text:p>
              </table:table-cell>
            </table:table-row>
            <table:table-row>
              <table:table-cell office:value-type="float" office:value="178.59375">
                <text:p>178.59375</text:p>
              </table:table-cell>
              <table:table-cell office:value-type="float" office:value="6.25801327334264">
                <text:p>6.25801327334264</text:p>
              </table:table-cell>
              <table:table-cell office:value-type="float" office:value="217.640959510001">
                <text:p>217.640959510001</text:p>
              </table:table-cell>
              <table:table-cell office:value-type="float" office:value="-223.898972783344">
                <text:p>-223.8989727833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000000000312284933782575">
                <text:p>0.0000000000000312284933782575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-220.836477965032">
                <text:p>-220.836477965032</text:p>
              </table:table-cell>
            </table:table-row>
            <table:table-row>
              <table:table-cell office:value-type="float" office:value="181.40625">
                <text:p>181.40625</text:p>
              </table:table-cell>
              <table:table-cell office:value-type="float" office:value="-6.25801327334258">
                <text:p>-6.25801327334258</text:p>
              </table:table-cell>
              <table:table-cell office:value-type="float" office:value="223.898972783344">
                <text:p>223.898972783344</text:p>
              </table:table-cell>
              <table:table-cell office:value-type="float" office:value="-217.640959510001">
                <text:p>-217.640959510001</text:p>
              </table:table-cell>
            </table:table-row>
            <table:table-row>
              <table:table-cell office:value-type="float" office:value="182.8125">
                <text:p>182.8125</text:p>
              </table:table-cell>
              <table:table-cell office:value-type="float" office:value="-12.5122569534916">
                <text:p>-12.5122569534916</text:p>
              </table:table-cell>
              <table:table-cell office:value-type="float" office:value="226.826599232573">
                <text:p>226.826599232573</text:p>
              </table:table-cell>
              <table:table-cell office:value-type="float" office:value="-214.314342279082">
                <text:p>-214.314342279082</text:p>
              </table:table-cell>
            </table:table-row>
            <table:table-row>
              <table:table-cell office:value-type="float" office:value="184.21875">
                <text:p>184.21875</text:p>
              </table:table-cell>
              <table:table-cell office:value-type="float" office:value="-18.7589637179152">
                <text:p>-18.7589637179152</text:p>
              </table:table-cell>
              <table:table-cell office:value-type="float" office:value="229.617593820018">
                <text:p>229.617593820018</text:p>
              </table:table-cell>
              <table:table-cell office:value-type="float" office:value="-210.858630102103">
                <text:p>-210.858630102103</text:p>
              </table:table-cell>
            </table:table-row>
            <table:table-row>
              <table:table-cell office:value-type="float" office:value="185.625">
                <text:p>185.625</text:p>
              </table:table-cell>
              <table:table-cell office:value-type="float" office:value="-24.9943707840379">
                <text:p>-24.9943707840379</text:p>
              </table:table-cell>
              <table:table-cell office:value-type="float" office:value="232.2702753549">
                <text:p>232.2702753549</text:p>
              </table:table-cell>
              <table:table-cell office:value-type="float" office:value="-207.275904570862">
                <text:p>-207.275904570862</text:p>
              </table:table-cell>
            </table:table-row>
            <table:table-row>
              <table:table-cell office:value-type="float" office:value="187.03125">
                <text:p>187.03125</text:p>
              </table:table-cell>
              <table:table-cell office:value-type="float" office:value="-31.2147221758001">
                <text:p>-31.2147221758001</text:p>
              </table:table-cell>
              <table:table-cell office:value-type="float" office:value="234.783045961053">
                <text:p>234.783045961053</text:p>
              </table:table-cell>
              <table:table-cell office:value-type="float" office:value="-203.568323785253">
                <text:p>-203.568323785253</text:p>
              </table:table-cell>
            </table:table-row>
            <table:table-row>
              <table:table-cell office:value-type="float" office:value="188.4375">
                <text:p>188.4375</text:p>
              </table:table-cell>
              <table:table-cell office:value-type="float" office:value="-37.4162709861172">
                <text:p>-37.4162709861172</text:p>
              </table:table-cell>
              <table:table-cell office:value-type="float" office:value="237.154392039423">
                <text:p>237.154392039423</text:p>
              </table:table-cell>
              <table:table-cell office:value-type="float" office:value="-199.738121053306">
                <text:p>-199.738121053306</text:p>
              </table:table-cell>
            </table:table-row>
            <table:table-row>
              <table:table-cell office:value-type="float" office:value="189.84375">
                <text:p>189.84375</text:p>
              </table:table-cell>
              <table:table-cell office:value-type="float" office:value="-43.5952816338767">
                <text:p>-43.5952816338767</text:p>
              </table:table-cell>
              <table:table-cell office:value-type="float" office:value="239.382885179802">
                <text:p>239.382885179802</text:p>
              </table:table-cell>
              <table:table-cell office:value-type="float" office:value="-195.787603545926">
                <text:p>-195.787603545926</text:p>
              </table:table-cell>
            </table:table-row>
            <table:table-row>
              <table:table-cell office:value-type="float" office:value="191.25">
                <text:p>191.25</text:p>
              </table:table-cell>
              <table:table-cell office:value-type="float" office:value="-49.7480321141127">
                <text:p>-49.7480321141127</text:p>
              </table:table-cell>
              <table:table-cell office:value-type="float" office:value="241.467183021252">
                <text:p>241.467183021252</text:p>
              </table:table-cell>
              <table:table-cell office:value-type="float" office:value="-191.719150907139">
                <text:p>-191.719150907139</text:p>
              </table:table-cell>
            </table:table-row>
            <table:table-row>
              <table:table-cell office:value-type="float" office:value="192.65625">
                <text:p>192.65625</text:p>
              </table:table-cell>
              <table:table-cell office:value-type="float" office:value="-55.8708162400018">
                <text:p>-55.8708162400018</text:p>
              </table:table-cell>
              <table:table-cell office:value-type="float" office:value="243.406030060689">
                <text:p>243.406030060689</text:p>
              </table:table-cell>
              <table:table-cell office:value-type="float" office:value="-187.535213820687">
                <text:p>-187.535213820687</text:p>
              </table:table-cell>
            </table:table-row>
            <table:table-row>
              <table:table-cell office:value-type="float" office:value="194.0625">
                <text:p>194.0625</text:p>
              </table:table-cell>
              <table:table-cell office:value-type="float" office:value="-61.9599458753323">
                <text:p>-61.9599458753323</text:p>
              </table:table-cell>
              <table:table-cell office:value-type="float" office:value="245.198258409155">
                <text:p>245.198258409155</text:p>
              </table:table-cell>
              <table:table-cell office:value-type="float" office:value="-183.238312533823">
                <text:p>-183.238312533823</text:p>
              </table:table-cell>
            </table:table-row>
            <table:table-row>
              <table:table-cell office:value-type="float" office:value="195.46875">
                <text:p>195.46875</text:p>
              </table:table-cell>
              <table:table-cell office:value-type="float" office:value="-68.0117531560991">
                <text:p>-68.0117531560991</text:p>
              </table:table-cell>
              <table:table-cell office:value-type="float" office:value="246.842788495309">
                <text:p>246.842788495309</text:p>
              </table:table-cell>
              <table:table-cell office:value-type="float" office:value="-178.83103533921">
                <text:p>-178.83103533921</text:p>
              </table:table-cell>
            </table:table-row>
            <table:table-row>
              <table:table-cell office:value-type="float" office:value="196.875">
                <text:p>196.875</text:p>
              </table:table-cell>
              <table:table-cell office:value-type="float" office:value="-74.0225926998878">
                <text:p>-74.0225926998878</text:p>
              </table:table-cell>
              <table:table-cell office:value-type="float" office:value="248.33862971572">
                <text:p>248.33862971572</text:p>
              </table:table-cell>
              <table:table-cell office:value-type="float" office:value="-174.316037015832">
                <text:p>-174.316037015832</text:p>
              </table:table-cell>
            </table:table-row>
            <table:table-row>
              <table:table-cell office:value-type="float" office:value="198.28125">
                <text:p>198.28125</text:p>
              </table:table-cell>
              <table:table-cell office:value-type="float" office:value="-79.9888438017174">
                <text:p>-79.9888438017174</text:p>
              </table:table-cell>
              <table:table-cell office:value-type="float" office:value="249.68488103157">
                <text:p>249.68488103157</text:p>
              </table:table-cell>
              <table:table-cell office:value-type="float" office:value="-169.696037229852">
                <text:p>-169.696037229852</text:p>
              </table:table-cell>
            </table:table-row>
            <table:table-row>
              <table:table-cell office:value-type="float" office:value="199.6875">
                <text:p>199.6875</text:p>
              </table:table-cell>
              <table:table-cell office:value-type="float" office:value="-85.9069126150161">
                <text:p>-85.9069126150161</text:p>
              </table:table-cell>
              <table:table-cell office:value-type="float" office:value="250.880731511405">
                <text:p>250.880731511405</text:p>
              </table:table-cell>
              <table:table-cell office:value-type="float" office:value="-164.973818896389">
                <text:p>-164.973818896389</text:p>
              </table:table-cell>
            </table:table-row>
            <table:table-row>
              <table:table-cell office:value-type="float" office:value="201.09375">
                <text:p>201.09375</text:p>
              </table:table-cell>
              <table:table-cell office:value-type="float" office:value="-91.773234316422">
                <text:p>-91.773234316422</text:p>
              </table:table-cell>
              <table:table-cell office:value-type="float" office:value="251.925460819612">
                <text:p>251.925460819612</text:p>
              </table:table-cell>
              <table:table-cell office:value-type="float" office:value="-160.15222650319">
                <text:p>-160.15222650319</text:p>
              </table:table-cell>
            </table:table-row>
            <table:table-row>
              <table:table-cell office:value-type="float" office:value="202.5">
                <text:p>202.5</text:p>
              </table:table-cell>
              <table:table-cell office:value-type="float" office:value="-97.5842752530979">
                <text:p>-97.5842752530979</text:p>
              </table:table-cell>
              <table:table-cell office:value-type="float" office:value="252.818439650322">
                <text:p>252.818439650322</text:p>
              </table:table-cell>
              <table:table-cell office:value-type="float" office:value="-155.234164397224">
                <text:p>-155.234164397224</text:p>
              </table:table-cell>
            </table:table-row>
            <table:table-row>
              <table:table-cell office:value-type="float" office:value="203.90625">
                <text:p>203.90625</text:p>
              </table:table-cell>
              <table:table-cell office:value-type="float" office:value="-103.336535071272">
                <text:p>-103.336535071272</text:p>
              </table:table-cell>
              <table:table-cell office:value-type="float" office:value="253.559130106476">
                <text:p>253.559130106476</text:p>
              </table:table-cell>
              <table:table-cell office:value-type="float" office:value="-150.222595035204">
                <text:p>-150.222595035204</text:p>
              </table:table-cell>
            </table:table-row>
            <table:table-row>
              <table:table-cell office:value-type="float" office:value="205.3125">
                <text:p>205.3125</text:p>
              </table:table-cell>
              <table:table-cell office:value-type="float" office:value="-109.026548824722">
                <text:p>-109.026548824722</text:p>
              </table:table-cell>
              <table:table-cell office:value-type="float" office:value="254.147086023841">
                <text:p>254.147086023841</text:p>
              </table:table-cell>
              <table:table-cell office:value-type="float" office:value="-145.120537199119">
                <text:p>-145.120537199119</text:p>
              </table:table-cell>
            </table:table-row>
            <table:table-row>
              <table:table-cell office:value-type="float" office:value="206.71875">
                <text:p>206.71875</text:p>
              </table:table-cell>
              <table:table-cell office:value-type="float" office:value="-114.650889061925">
                <text:p>-114.650889061925</text:p>
              </table:table-cell>
              <table:table-cell office:value-type="float" office:value="254.581953239757">
                <text:p>254.581953239757</text:p>
              </table:table-cell>
              <table:table-cell office:value-type="float" office:value="-139.931064177832">
                <text:p>-139.931064177832</text:p>
              </table:table-cell>
            </table:table-row>
            <table:table-row>
              <table:table-cell office:value-type="float" office:value="208.125">
                <text:p>208.125</text:p>
              </table:table-cell>
              <table:table-cell office:value-type="float" office:value="-120.206167890629">
                <text:p>-120.206167890629</text:p>
              </table:table-cell>
              <table:table-cell office:value-type="float" office:value="254.863469806473">
                <text:p>254.863469806473</text:p>
              </table:table-cell>
              <table:table-cell office:value-type="float" office:value="-134.657301915844">
                <text:p>-134.657301915844</text:p>
              </table:table-cell>
            </table:table-row>
            <table:table-row>
              <table:table-cell office:value-type="float" office:value="209.53125">
                <text:p>209.53125</text:p>
              </table:table-cell>
              <table:table-cell office:value-type="float" office:value="-125.689039018595">
                <text:p>-125.689039018595</text:p>
              </table:table-cell>
              <table:table-cell office:value-type="float" office:value="254.991466148937">
                <text:p>254.991466148937</text:p>
              </table:table-cell>
              <table:table-cell office:value-type="float" office:value="-129.302427130342">
                <text:p>-129.302427130342</text:p>
              </table:table-cell>
            </table:table-row>
            <table:table-row>
              <table:table-cell office:value-type="float" office:value="210.9375">
                <text:p>210.9375</text:p>
              </table:table-cell>
              <table:table-cell office:value-type="float" office:value="-131.096199769272">
                <text:p>-131.096199769272</text:p>
              </table:table-cell>
              <table:table-cell office:value-type="float" office:value="254.965865166938">
                <text:p>254.965865166938</text:p>
              </table:table-cell>
              <table:table-cell office:value-type="float" office:value="-123.869665397667">
                <text:p>-123.869665397667</text:p>
              </table:table-cell>
            </table:table-row>
            <table:table-row>
              <table:table-cell office:value-type="float" office:value="212.34375">
                <text:p>212.34375</text:p>
              </table:table-cell>
              <table:table-cell office:value-type="float" office:value="-136.42439307121">
                <text:p>-136.42439307121</text:p>
              </table:table-cell>
              <table:table-cell office:value-type="float" office:value="254.78668228155">
                <text:p>254.78668228155</text:p>
              </table:table-cell>
              <table:table-cell office:value-type="float" office:value="-118.362289210341">
                <text:p>-118.362289210341</text:p>
              </table:table-cell>
            </table:table-row>
            <table:table-row>
              <table:table-cell office:value-type="float" office:value="213.75">
                <text:p>213.75</text:p>
              </table:table-cell>
              <table:table-cell office:value-type="float" office:value="-141.670409419999">
                <text:p>-141.670409419999</text:p>
              </table:table-cell>
              <table:table-cell office:value-type="float" office:value="254.454025425844">
                <text:p>254.454025425844</text:p>
              </table:table-cell>
              <table:table-cell office:value-type="float" office:value="-112.783616005845">
                <text:p>-112.783616005845</text:p>
              </table:table-cell>
            </table:table-row>
            <table:table-row>
              <table:table-cell office:value-type="float" office:value="215.15625">
                <text:p>215.15625</text:p>
              </table:table-cell>
              <table:table-cell office:value-type="float" office:value="-146.831088811551">
                <text:p>-146.831088811551</text:p>
              </table:table-cell>
              <table:table-cell office:value-type="float" office:value="253.96809497987">
                <text:p>253.96809497987</text:p>
              </table:table-cell>
              <table:table-cell office:value-type="float" office:value="-107.137006168319">
                <text:p>-107.137006168319</text:p>
              </table:table-cell>
            </table:table-row>
            <table:table-row>
              <table:table-cell office:value-type="float" office:value="216.5625">
                <text:p>216.5625</text:p>
              </table:table-cell>
              <table:table-cell office:value-type="float" office:value="-151.903322645571">
                <text:p>-151.903322645571</text:p>
              </table:table-cell>
              <table:table-cell office:value-type="float" office:value="253.329183649958">
                <text:p>253.329183649958</text:p>
              </table:table-cell>
              <table:table-cell office:value-type="float" office:value="-101.425861004388">
                <text:p>-101.425861004388</text:p>
              </table:table-cell>
            </table:table-row>
            <table:table-row>
              <table:table-cell office:value-type="float" office:value="217.96875">
                <text:p>217.96875</text:p>
              </table:table-cell>
              <table:table-cell office:value-type="float" office:value="-156.88405559806">
                <text:p>-156.88405559806</text:p>
              </table:table-cell>
              <table:table-cell office:value-type="float" office:value="252.537676292405">
                <text:p>252.537676292405</text:p>
              </table:table-cell>
              <table:table-cell office:value-type="float" office:value="-95.6536206943448">
                <text:p>-95.6536206943448</text:p>
              </table:table-cell>
            </table:table-row>
            <table:table-row>
              <table:table-cell office:value-type="float" office:value="219.375">
                <text:p>219.375</text:p>
              </table:table-cell>
              <table:table-cell office:value-type="float" office:value="-161.77028746173">
                <text:p>-161.77028746173</text:p>
              </table:table-cell>
              <table:table-cell office:value-type="float" office:value="251.594049681644">
                <text:p>251.594049681644</text:p>
              </table:table-cell>
              <table:table-cell office:value-type="float" office:value="-89.8237622199147">
                <text:p>-89.8237622199147</text:p>
              </table:table-cell>
            </table:table-row>
            <table:table-row>
              <table:table-cell office:value-type="float" office:value="220.78125">
                <text:p>220.78125</text:p>
              </table:table-cell>
              <table:table-cell office:value-type="float" office:value="-166.559074953213">
                <text:p>-166.559074953213</text:p>
              </table:table-cell>
              <table:table-cell office:value-type="float" office:value="250.498872223063">
                <text:p>250.498872223063</text:p>
              </table:table-cell>
              <table:table-cell office:value-type="float" office:value="-83.9397972698498">
                <text:p>-83.9397972698498</text:p>
              </table:table-cell>
            </table:table-row>
            <table:table-row>
              <table:table-cell office:value-type="float" office:value="222.1875">
                <text:p>222.1875</text:p>
              </table:table-cell>
              <table:table-cell office:value-type="float" office:value="-171.24753348599">
                <text:p>-171.24753348599</text:p>
              </table:table-cell>
              <table:table-cell office:value-type="float" office:value="249.252803610611">
                <text:p>249.252803610611</text:p>
              </table:table-cell>
              <table:table-cell office:value-type="float" office:value="-78.0052701246211">
                <text:p>-78.0052701246211</text:p>
              </table:table-cell>
            </table:table-row>
            <table:table-row>
              <table:table-cell office:value-type="float" office:value="223.59375">
                <text:p>223.59375</text:p>
              </table:table-cell>
              <table:table-cell office:value-type="float" office:value="-175.832838907952">
                <text:p>-175.832838907952</text:p>
              </table:table-cell>
              <table:table-cell office:value-type="float" office:value="247.856594429426">
                <text:p>247.856594429426</text:p>
              </table:table-cell>
              <table:table-cell office:value-type="float" office:value="-72.0237555214742">
                <text:p>-72.023755521474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-180.31222920257">
                <text:p>-180.31222920257</text:p>
              </table:table-cell>
              <table:table-cell office:value-type="float" office:value="246.311085703712">
                <text:p>246.311085703712</text:p>
              </table:table-cell>
              <table:table-cell office:value-type="float" office:value="-65.9988565011428">
                <text:p>-65.9988565011428</text:p>
              </table:table-cell>
            </table:table-row>
            <table:table-row>
              <table:table-cell office:value-type="float" office:value="226.40625">
                <text:p>226.40625</text:p>
              </table:table-cell>
              <table:table-cell office:value-type="float" office:value="-184.683006152624">
                <text:p>-184.683006152624</text:p>
              </table:table-cell>
              <table:table-cell office:value-type="float" office:value="244.617208390135">
                <text:p>244.617208390135</text:p>
              </table:table-cell>
              <table:table-cell office:value-type="float" office:value="-59.9342022375113">
                <text:p>-59.9342022375113</text:p>
              </table:table-cell>
            </table:table-row>
            <table:table-row>
              <table:table-cell office:value-type="float" office:value="227.8125">
                <text:p>227.8125</text:p>
              </table:table-cell>
              <table:table-cell office:value-type="float" office:value="-188.942536965515">
                <text:p>-188.942536965515</text:p>
              </table:table-cell>
              <table:table-cell office:value-type="float" office:value="242.775982817051">
                <text:p>242.775982817051</text:p>
              </table:table-cell>
              <table:table-cell office:value-type="float" office:value="-53.8334458515361">
                <text:p>-53.8334458515361</text:p>
              </table:table-cell>
            </table:table-row>
            <table:table-row>
              <table:table-cell office:value-type="float" office:value="229.21875">
                <text:p>229.21875</text:p>
              </table:table-cell>
              <table:table-cell office:value-type="float" office:value="-193.088255859154">
                <text:p>-193.088255859154</text:p>
              </table:table-cell>
              <table:table-cell office:value-type="float" office:value="240.788518069896">
                <text:p>240.788518069896</text:p>
              </table:table-cell>
              <table:table-cell office:value-type="float" office:value="-47.7002622107422">
                <text:p>-47.7002622107422</text:p>
              </table:table-cell>
            </table:table-row>
            <table:table-row>
              <table:table-cell office:value-type="float" office:value="230.625">
                <text:p>230.625</text:p>
              </table:table-cell>
              <table:table-cell office:value-type="float" office:value="-197.117665607498">
                <text:p>-197.117665607498</text:p>
              </table:table-cell>
              <table:table-cell office:value-type="float" office:value="238.656011323118">
                <text:p>238.656011323118</text:p>
              </table:table-cell>
              <table:table-cell office:value-type="float" office:value="-41.5383457156202">
                <text:p>-41.5383457156202</text:p>
              </table:table-cell>
            </table:table-row>
            <table:table-row>
              <table:table-cell office:value-type="float" office:value="232.03125">
                <text:p>232.03125</text:p>
              </table:table-cell>
              <table:table-cell office:value-type="float" office:value="-201.028339044785">
                <text:p>-201.028339044785</text:p>
              </table:table-cell>
              <table:table-cell office:value-type="float" office:value="236.379747119042">
                <text:p>236.379747119042</text:p>
              </table:table-cell>
              <table:table-cell office:value-type="float" office:value="-35.3514080742579">
                <text:p>-35.3514080742579</text:p>
              </table:table-cell>
            </table:table-row>
            <table:table-row>
              <table:table-cell office:value-type="float" office:value="233.4375">
                <text:p>233.4375</text:p>
              </table:table-cell>
              <table:table-cell office:value-type="float" office:value="-204.817920527565">
                <text:p>-204.817920527565</text:p>
              </table:table-cell>
              <table:table-cell office:value-type="float" office:value="233.96109659411">
                <text:p>233.96109659411</text:p>
              </table:table-cell>
              <table:table-cell office:value-type="float" office:value="-29.1431760665459">
                <text:p>-29.1431760665459</text:p>
              </table:table-cell>
            </table:table-row>
            <table:table-row>
              <table:table-cell office:value-type="float" office:value="234.84375">
                <text:p>234.84375</text:p>
              </table:table-cell>
              <table:table-cell office:value-type="float" office:value="-208.484127353654">
                <text:p>-208.484127353654</text:p>
              </table:table-cell>
              <table:table-cell office:value-type="float" office:value="231.401516652959">
                <text:p>231.401516652959</text:p>
              </table:table-cell>
              <table:table-cell office:value-type="float" office:value="-22.917389299305">
                <text:p>-22.917389299305</text:p>
              </table:table-cell>
            </table:table-row>
            <table:table-row>
              <table:table-cell office:value-type="float" office:value="236.25">
                <text:p>236.25</text:p>
              </table:table-cell>
              <table:table-cell office:value-type="float" office:value="-212.024751137149">
                <text:p>-212.024751137149</text:p>
              </table:table-cell>
              <table:table-cell office:value-type="float" office:value="228.702549090836">
                <text:p>228.702549090836</text:p>
              </table:table-cell>
              <table:table-cell office:value-type="float" office:value="-16.6777979536864">
                <text:p>-16.6777979536864</text:p>
              </table:table-cell>
            </table:table-row>
            <table:table-row>
              <table:table-cell office:value-type="float" office:value="237.65625">
                <text:p>237.65625</text:p>
              </table:table-cell>
              <table:table-cell office:value-type="float" office:value="-215.437659138675">
                <text:p>-215.437659138675</text:p>
              </table:table-cell>
              <table:table-cell office:value-type="float" office:value="225.865819664879">
                <text:p>225.865819664879</text:p>
              </table:table-cell>
              <table:table-cell office:value-type="float" office:value="-10.4281605262037">
                <text:p>-10.4281605262037</text:p>
              </table:table-cell>
            </table:table-row>
            <table:table-row>
              <table:table-cell office:value-type="float" office:value="239.0625">
                <text:p>239.0625</text:p>
              </table:table-cell>
              <table:table-cell office:value-type="float" office:value="-218.720795550069">
                <text:p>-218.720795550069</text:p>
              </table:table-cell>
              <table:table-cell office:value-type="float" office:value="222.893037114823">
                <text:p>222.893037114823</text:p>
              </table:table-cell>
              <table:table-cell office:value-type="float" office:value="-4.1722415647541">
                <text:p>-4.1722415647541</text:p>
              </table:table-cell>
            </table:table-row>
            <table:table-row>
              <table:table-cell office:value-type="float" office:value="240.46875">
                <text:p>240.46875</text:p>
              </table:table-cell>
              <table:table-cell office:value-type="float" office:value="-221.872182732721">
                <text:p>-221.872182732721</text:p>
              </table:table-cell>
              <table:table-cell office:value-type="float" office:value="219.785992133717">
                <text:p>219.785992133717</text:p>
              </table:table-cell>
              <table:table-cell office:value-type="float" office:value="2.08619059900397">
                <text:p>2.08619059900397</text:p>
              </table:table-cell>
            </table:table-row>
            <table:table-row>
              <table:table-cell office:value-type="float" office:value="241.875">
                <text:p>241.875</text:p>
              </table:table-cell>
              <table:table-cell office:value-type="float" office:value="-224.88992240883">
                <text:p>-224.88992240883</text:p>
              </table:table-cell>
              <table:table-cell office:value-type="float" office:value="216.546556289278">
                <text:p>216.546556289278</text:p>
              </table:table-cell>
              <table:table-cell office:value-type="float" office:value="8.3433661195529">
                <text:p>8.3433661195529</text:p>
              </table:table-cell>
            </table:table-row>
            <table:table-row>
              <table:table-cell office:value-type="float" office:value="243.28125">
                <text:p>243.28125</text:p>
              </table:table-cell>
              <table:table-cell office:value-type="float" office:value="-227.772196804856">
                <text:p>-227.772196804856</text:p>
              </table:table-cell>
              <table:table-cell office:value-type="float" office:value="213.176680896526">
                <text:p>213.176680896526</text:p>
              </table:table-cell>
              <table:table-cell office:value-type="float" office:value="14.59551590833">
                <text:p>14.59551590833</text:p>
              </table:table-cell>
            </table:table-row>
            <table:table-row>
              <table:table-cell office:value-type="float" office:value="244.6875">
                <text:p>244.6875</text:p>
              </table:table-cell>
              <table:table-cell office:value-type="float" office:value="-230.517269746478">
                <text:p>-230.517269746478</text:p>
              </table:table-cell>
              <table:table-cell office:value-type="float" office:value="209.678395842393">
                <text:p>209.678395842393</text:p>
              </table:table-cell>
              <table:table-cell office:value-type="float" office:value="20.8388739040853">
                <text:p>20.8388739040853</text:p>
              </table:table-cell>
            </table:table-row>
            <table:table-row>
              <table:table-cell office:value-type="float" office:value="246.09375">
                <text:p>246.09375</text:p>
              </table:table-cell>
              <table:table-cell office:value-type="float" office:value="-233.1234877044">
                <text:p>-233.1234877044</text:p>
              </table:table-cell>
              <table:table-cell office:value-type="float" office:value="206.053808362984">
                <text:p>206.053808362984</text:p>
              </table:table-cell>
              <table:table-cell office:value-type="float" office:value="27.0696793414166">
                <text:p>27.0696793414166</text:p>
              </table:table-cell>
            </table:table-row>
            <table:table-row>
              <table:table-cell office:value-type="float" office:value="247.5">
                <text:p>247.5</text:p>
              </table:table-cell>
              <table:table-cell office:value-type="float" office:value="-235.589280790378">
                <text:p>-235.589280790378</text:p>
              </table:table-cell>
              <table:table-cell office:value-type="float" office:value="202.305101774265">
                <text:p>202.305101774265</text:p>
              </table:table-cell>
              <table:table-cell office:value-type="float" office:value="33.2841790161131">
                <text:p>33.2841790161131</text:p>
              </table:table-cell>
            </table:table-row>
            <table:table-row>
              <table:table-cell office:value-type="float" office:value="248.90625">
                <text:p>248.90625</text:p>
              </table:table-cell>
              <table:table-cell office:value-type="float" office:value="-237.913163702858">
                <text:p>-237.913163702858</text:p>
              </table:table-cell>
              <table:table-cell office:value-type="float" office:value="198.434534156912">
                <text:p>198.434534156912</text:p>
              </table:table-cell>
              <table:table-cell office:value-type="float" office:value="39.4786295459458">
                <text:p>39.4786295459458</text:p>
              </table:table-cell>
            </table:table-row>
            <table:table-row>
              <table:table-cell office:value-type="float" office:value="250.3125">
                <text:p>250.3125</text:p>
              </table:table-cell>
              <table:table-cell office:value-type="float" office:value="-240.09373662167">
                <text:p>-240.09373662167</text:p>
              </table:table-cell>
              <table:table-cell office:value-type="float" office:value="194.444436996129">
                <text:p>194.444436996129</text:p>
              </table:table-cell>
              <table:table-cell office:value-type="float" office:value="45.6492996255414">
                <text:p>45.6492996255414</text:p>
              </table:table-cell>
            </table:table-row>
            <table:table-row>
              <table:table-cell office:value-type="float" office:value="251.71875">
                <text:p>251.71875</text:p>
              </table:table-cell>
              <table:table-cell office:value-type="float" office:value="-242.129686051224">
                <text:p>-242.129686051224</text:p>
              </table:table-cell>
              <table:table-cell office:value-type="float" office:value="190.337213777245">
                <text:p>190.337213777245</text:p>
              </table:table-cell>
              <table:table-cell office:value-type="float" office:value="51.7924722739796">
                <text:p>51.7924722739796</text:p>
              </table:table-cell>
            </table:table-row>
            <table:table-row>
              <table:table-cell office:value-type="float" office:value="253.125">
                <text:p>253.125</text:p>
              </table:table-cell>
              <table:table-cell office:value-type="float" office:value="-244.019785611713">
                <text:p>-244.019785611713</text:p>
              </table:table-cell>
              <table:table-cell office:value-type="float" office:value="186.115338537948">
                <text:p>186.115338537948</text:p>
              </table:table-cell>
              <table:table-cell office:value-type="float" office:value="57.9044470737652">
                <text:p>57.9044470737652</text:p>
              </table:table-cell>
            </table:table-row>
            <table:table-row>
              <table:table-cell office:value-type="float" office:value="254.53125">
                <text:p>254.53125</text:p>
              </table:table-cell>
              <table:table-cell office:value-type="float" office:value="-245.762896777837">
                <text:p>-245.762896777837</text:p>
              </table:table-cell>
              <table:table-cell office:value-type="float" office:value="181.781354378017">
                <text:p>181.781354378017</text:p>
              </table:table-cell>
              <table:table-cell office:value-type="float" office:value="63.9815423998203">
                <text:p>63.9815423998203</text:p>
              </table:table-cell>
            </table:table-row>
            <table:table-row>
              <table:table-cell office:value-type="float" office:value="255.9375">
                <text:p>255.9375</text:p>
              </table:table-cell>
              <table:table-cell office:value-type="float" office:value="-247.357969564609">
                <text:p>-247.357969564609</text:p>
              </table:table-cell>
              <table:table-cell office:value-type="float" office:value="177.337871927451">
                <text:p>177.337871927451</text:p>
              </table:table-cell>
              <table:table-cell office:value-type="float" office:value="70.0200976371577">
                <text:p>70.0200976371577</text:p>
              </table:table-cell>
            </table:table-row>
            <table:table-row>
              <table:table-cell office:value-type="float" office:value="257.34375">
                <text:p>257.34375</text:p>
              </table:table-cell>
              <table:table-cell office:value-type="float" office:value="-248.804043159825">
                <text:p>-248.804043159825</text:p>
              </table:table-cell>
              <table:table-cell office:value-type="float" office:value="172.787567773926">
                <text:p>172.787567773926</text:p>
              </table:table-cell>
              <table:table-cell office:value-type="float" office:value="76.0164753858986">
                <text:p>76.0164753858986</text:p>
              </table:table-cell>
            </table:table-row>
            <table:table-row>
              <table:table-cell office:value-type="float" office:value="258.75">
                <text:p>258.75</text:p>
              </table:table-cell>
              <table:table-cell office:value-type="float" office:value="-250.100246502824">
                <text:p>-250.100246502824</text:p>
              </table:table-cell>
              <table:table-cell office:value-type="float" office:value="168.133182850518">
                <text:p>168.133182850518</text:p>
              </table:table-cell>
              <table:table-cell office:value-type="float" office:value="81.9670636523062">
                <text:p>81.9670636523062</text:p>
              </table:table-cell>
            </table:table-row>
            <table:table-row>
              <table:table-cell office:value-type="float" office:value="260.15625">
                <text:p>260.15625</text:p>
              </table:table-cell>
              <table:table-cell office:value-type="float" office:value="-251.24579880918">
                <text:p>-251.24579880918</text:p>
              </table:table-cell>
              <table:table-cell office:value-type="float" office:value="163.377520784665">
                <text:p>163.377520784665</text:p>
              </table:table-cell>
              <table:table-cell office:value-type="float" office:value="87.8682780245154">
                <text:p>87.8682780245154</text:p>
              </table:table-cell>
            </table:table-row>
            <table:table-row>
              <table:table-cell office:value-type="float" office:value="261.5625">
                <text:p>261.5625</text:p>
              </table:table-cell>
              <table:table-cell office:value-type="float" office:value="-252.240010041019">
                <text:p>-252.240010041019</text:p>
              </table:table-cell>
              <table:table-cell office:value-type="float" office:value="158.52344620937">
                <text:p>158.52344620937</text:p>
              </table:table-cell>
              <table:table-cell office:value-type="float" office:value="93.7165638316493">
                <text:p>93.7165638316493</text:p>
              </table:table-cell>
            </table:table-row>
            <table:table-row>
              <table:table-cell office:value-type="float" office:value="262.96875">
                <text:p>262.96875</text:p>
              </table:table-cell>
              <table:table-cell office:value-type="float" office:value="-253.082281322671">
                <text:p>-253.082281322671</text:p>
              </table:table-cell>
              <table:table-cell office:value-type="float" office:value="153.573883037652">
                <text:p>153.573883037652</text:p>
              </table:table-cell>
              <table:table-cell office:value-type="float" office:value="99.508398285019">
                <text:p>99.508398285019</text:p>
              </table:table-cell>
            </table:table-row>
            <table:table-row>
              <table:table-cell office:value-type="float" office:value="264.375">
                <text:p>264.375</text:p>
              </table:table-cell>
              <table:table-cell office:value-type="float" office:value="-253.77210530141">
                <text:p>-253.77210530141</text:p>
              </table:table-cell>
              <table:table-cell office:value-type="float" office:value="148.53181270129">
                <text:p>148.53181270129</text:p>
              </table:table-cell>
              <table:table-cell office:value-type="float" office:value="105.240292600121">
                <text:p>105.240292600121</text:p>
              </table:table-cell>
            </table:table-row>
            <table:table-row>
              <table:table-cell office:value-type="float" office:value="265.78125">
                <text:p>265.78125</text:p>
              </table:table-cell>
              <table:table-cell office:value-type="float" office:value="-254.309066453066">
                <text:p>-254.309066453066</text:p>
              </table:table-cell>
              <table:table-cell office:value-type="float" office:value="143.400272354918">
                <text:p>143.400272354918</text:p>
              </table:table-cell>
              <table:table-cell office:value-type="float" office:value="110.908794098148">
                <text:p>110.908794098148</text:p>
              </table:table-cell>
            </table:table-row>
            <table:table-row>
              <table:table-cell office:value-type="float" office:value="267.1875">
                <text:p>267.1875</text:p>
              </table:table-cell>
              <table:table-cell office:value-type="float" office:value="-254.692841332319">
                <text:p>-254.692841332319</text:p>
              </table:table-cell>
              <table:table-cell office:value-type="float" office:value="138.182353046562">
                <text:p>138.182353046562</text:p>
              </table:table-cell>
              <table:table-cell office:value-type="float" office:value="116.510488285757">
                <text:p>116.510488285757</text:p>
              </table:table-cell>
            </table:table-row>
            <table:table-row>
              <table:table-cell office:value-type="float" office:value="268.59375">
                <text:p>268.59375</text:p>
              </table:table-cell>
              <table:table-cell office:value-type="float" office:value="-254.923198767532">
                <text:p>-254.923198767532</text:p>
              </table:table-cell>
              <table:table-cell office:value-type="float" office:value="132.881197855701">
                <text:p>132.881197855701</text:p>
              </table:table-cell>
              <table:table-cell office:value-type="float" office:value="122.042000911831">
                <text:p>122.04200091183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255">
                <text:p>-255</text:p>
              </table:table-cell>
              <table:table-cell office:value-type="float" office:value="127.5">
                <text:p>127.5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float" office:value="271.40625">
                <text:p>271.40625</text:p>
              </table:table-cell>
              <table:table-cell office:value-type="float" office:value="-254.923198767532">
                <text:p>-254.923198767532</text:p>
              </table:table-cell>
              <table:table-cell office:value-type="float" office:value="122.042000911831">
                <text:p>122.042000911831</text:p>
              </table:table-cell>
              <table:table-cell office:value-type="float" office:value="132.881197855701">
                <text:p>132.881197855701</text:p>
              </table:table-cell>
            </table:table-row>
            <table:table-row>
              <table:table-cell office:value-type="float" office:value="272.8125">
                <text:p>272.8125</text:p>
              </table:table-cell>
              <table:table-cell office:value-type="float" office:value="-254.692841332319">
                <text:p>-254.692841332319</text:p>
              </table:table-cell>
              <table:table-cell office:value-type="float" office:value="116.510488285757">
                <text:p>116.510488285757</text:p>
              </table:table-cell>
              <table:table-cell office:value-type="float" office:value="138.182353046562">
                <text:p>138.182353046562</text:p>
              </table:table-cell>
            </table:table-row>
            <table:table-row>
              <table:table-cell office:value-type="float" office:value="274.21875">
                <text:p>274.21875</text:p>
              </table:table-cell>
              <table:table-cell office:value-type="float" office:value="-254.309066453066">
                <text:p>-254.309066453066</text:p>
              </table:table-cell>
              <table:table-cell office:value-type="float" office:value="110.908794098148">
                <text:p>110.908794098148</text:p>
              </table:table-cell>
              <table:table-cell office:value-type="float" office:value="143.400272354918">
                <text:p>143.400272354918</text:p>
              </table:table-cell>
            </table:table-row>
            <table:table-row>
              <table:table-cell office:value-type="float" office:value="275.625">
                <text:p>275.625</text:p>
              </table:table-cell>
              <table:table-cell office:value-type="float" office:value="-253.77210530141">
                <text:p>-253.77210530141</text:p>
              </table:table-cell>
              <table:table-cell office:value-type="float" office:value="105.240292600121">
                <text:p>105.240292600121</text:p>
              </table:table-cell>
              <table:table-cell office:value-type="float" office:value="148.531812701289">
                <text:p>148.531812701289</text:p>
              </table:table-cell>
            </table:table-row>
            <table:table-row>
              <table:table-cell office:value-type="float" office:value="277.03125">
                <text:p>277.03125</text:p>
              </table:table-cell>
              <table:table-cell office:value-type="float" office:value="-253.082281322671">
                <text:p>-253.082281322671</text:p>
              </table:table-cell>
              <table:table-cell office:value-type="float" office:value="99.5083982850191">
                <text:p>99.5083982850191</text:p>
              </table:table-cell>
              <table:table-cell office:value-type="float" office:value="153.573883037652">
                <text:p>153.573883037652</text:p>
              </table:table-cell>
            </table:table-row>
            <table:table-row>
              <table:table-cell office:value-type="float" office:value="278.4375">
                <text:p>278.4375</text:p>
              </table:table-cell>
              <table:table-cell office:value-type="float" office:value="-252.240010041019">
                <text:p>-252.240010041019</text:p>
              </table:table-cell>
              <table:table-cell office:value-type="float" office:value="93.7165638316494">
                <text:p>93.7165638316494</text:p>
              </table:table-cell>
              <table:table-cell office:value-type="float" office:value="158.52344620937">
                <text:p>158.52344620937</text:p>
              </table:table-cell>
            </table:table-row>
            <table:table-row>
              <table:table-cell office:value-type="float" office:value="279.84375">
                <text:p>279.84375</text:p>
              </table:table-cell>
              <table:table-cell office:value-type="float" office:value="-251.24579880918">
                <text:p>-251.24579880918</text:p>
              </table:table-cell>
              <table:table-cell office:value-type="float" office:value="87.8682780245155">
                <text:p>87.8682780245155</text:p>
              </table:table-cell>
              <table:table-cell office:value-type="float" office:value="163.377520784664">
                <text:p>163.377520784664</text:p>
              </table:table-cell>
            </table:table-row>
            <table:table-row>
              <table:table-cell office:value-type="float" office:value="281.25">
                <text:p>281.25</text:p>
              </table:table-cell>
              <table:table-cell office:value-type="float" office:value="-250.100246502824">
                <text:p>-250.100246502824</text:p>
              </table:table-cell>
              <table:table-cell office:value-type="float" office:value="81.9670636523063">
                <text:p>81.9670636523063</text:p>
              </table:table-cell>
              <table:table-cell office:value-type="float" office:value="168.133182850518">
                <text:p>168.133182850518</text:p>
              </table:table-cell>
            </table:table-row>
            <table:table-row>
              <table:table-cell office:value-type="float" office:value="282.65625">
                <text:p>282.65625</text:p>
              </table:table-cell>
              <table:table-cell office:value-type="float" office:value="-248.804043159825">
                <text:p>-248.804043159825</text:p>
              </table:table-cell>
              <table:table-cell office:value-type="float" office:value="76.0164753858987">
                <text:p>76.0164753858987</text:p>
              </table:table-cell>
              <table:table-cell office:value-type="float" office:value="172.787567773926">
                <text:p>172.787567773926</text:p>
              </table:table-cell>
            </table:table-row>
            <table:table-row>
              <table:table-cell office:value-type="float" office:value="284.0625">
                <text:p>284.0625</text:p>
              </table:table-cell>
              <table:table-cell office:value-type="float" office:value="-247.357969564609">
                <text:p>-247.357969564609</text:p>
              </table:table-cell>
              <table:table-cell office:value-type="float" office:value="70.0200976371577">
                <text:p>70.0200976371577</text:p>
              </table:table-cell>
              <table:table-cell office:value-type="float" office:value="177.337871927451">
                <text:p>177.337871927451</text:p>
              </table:table-cell>
            </table:table-row>
            <table:table-row>
              <table:table-cell office:value-type="float" office:value="285.46875">
                <text:p>285.46875</text:p>
              </table:table-cell>
              <table:table-cell office:value-type="float" office:value="-245.762896777837">
                <text:p>-245.762896777837</text:p>
              </table:table-cell>
              <table:table-cell office:value-type="float" office:value="63.9815423998203">
                <text:p>63.9815423998203</text:p>
              </table:table-cell>
              <table:table-cell office:value-type="float" office:value="181.781354378017">
                <text:p>181.781354378017</text:p>
              </table:table-cell>
            </table:table-row>
            <table:table-row>
              <table:table-cell office:value-type="float" office:value="286.875">
                <text:p>286.875</text:p>
              </table:table-cell>
              <table:table-cell office:value-type="float" office:value="-244.019785611713">
                <text:p>-244.019785611713</text:p>
              </table:table-cell>
              <table:table-cell office:value-type="float" office:value="57.9044470737652">
                <text:p>57.9044470737652</text:p>
              </table:table-cell>
              <table:table-cell office:value-type="float" office:value="186.115338537948">
                <text:p>186.115338537948</text:p>
              </table:table-cell>
            </table:table-row>
            <table:table-row>
              <table:table-cell office:value-type="float" office:value="288.28125">
                <text:p>288.28125</text:p>
              </table:table-cell>
              <table:table-cell office:value-type="float" office:value="-242.129686051224">
                <text:p>-242.129686051224</text:p>
              </table:table-cell>
              <table:table-cell office:value-type="float" office:value="51.7924722739796">
                <text:p>51.7924722739796</text:p>
              </table:table-cell>
              <table:table-cell office:value-type="float" office:value="190.337213777245">
                <text:p>190.337213777245</text:p>
              </table:table-cell>
            </table:table-row>
            <table:table-row>
              <table:table-cell office:value-type="float" office:value="289.6875">
                <text:p>289.6875</text:p>
              </table:table-cell>
              <table:table-cell office:value-type="float" office:value="-240.09373662167">
                <text:p>-240.09373662167</text:p>
              </table:table-cell>
              <table:table-cell office:value-type="float" office:value="45.6492996255414">
                <text:p>45.6492996255414</text:p>
              </table:table-cell>
              <table:table-cell office:value-type="float" office:value="194.444436996129">
                <text:p>194.444436996129</text:p>
              </table:table-cell>
            </table:table-row>
            <table:table-row>
              <table:table-cell office:value-type="float" office:value="291.09375">
                <text:p>291.09375</text:p>
              </table:table-cell>
              <table:table-cell office:value-type="float" office:value="-237.913163702858">
                <text:p>-237.913163702858</text:p>
              </table:table-cell>
              <table:table-cell office:value-type="float" office:value="39.4786295459459">
                <text:p>39.4786295459459</text:p>
              </table:table-cell>
              <table:table-cell office:value-type="float" office:value="198.434534156912">
                <text:p>198.434534156912</text:p>
              </table:table-cell>
            </table:table-row>
            <table:table-row>
              <table:table-cell office:value-type="float" office:value="292.5">
                <text:p>292.5</text:p>
              </table:table-cell>
              <table:table-cell office:value-type="float" office:value="-235.589280790378">
                <text:p>-235.589280790378</text:p>
              </table:table-cell>
              <table:table-cell office:value-type="float" office:value="33.2841790161131">
                <text:p>33.2841790161131</text:p>
              </table:table-cell>
              <table:table-cell office:value-type="float" office:value="202.305101774265">
                <text:p>202.305101774265</text:p>
              </table:table-cell>
            </table:table-row>
            <table:table-row>
              <table:table-cell office:value-type="float" office:value="293.90625">
                <text:p>293.90625</text:p>
              </table:table-cell>
              <table:table-cell office:value-type="float" office:value="-233.1234877044">
                <text:p>-233.1234877044</text:p>
              </table:table-cell>
              <table:table-cell office:value-type="float" office:value="27.0696793414167">
                <text:p>27.0696793414167</text:p>
              </table:table-cell>
              <table:table-cell office:value-type="float" office:value="206.053808362984">
                <text:p>206.053808362984</text:p>
              </table:table-cell>
            </table:table-row>
            <table:table-row>
              <table:table-cell office:value-type="float" office:value="295.3125">
                <text:p>295.3125</text:p>
              </table:table-cell>
              <table:table-cell office:value-type="float" office:value="-230.517269746478">
                <text:p>-230.517269746478</text:p>
              </table:table-cell>
              <table:table-cell office:value-type="float" office:value="20.8388739040854">
                <text:p>20.8388739040854</text:p>
              </table:table-cell>
              <table:table-cell office:value-type="float" office:value="209.678395842393">
                <text:p>209.678395842393</text:p>
              </table:table-cell>
            </table:table-row>
            <table:table-row>
              <table:table-cell office:value-type="float" office:value="296.71875">
                <text:p>296.71875</text:p>
              </table:table-cell>
              <table:table-cell office:value-type="float" office:value="-227.772196804856">
                <text:p>-227.772196804856</text:p>
              </table:table-cell>
              <table:table-cell office:value-type="float" office:value="14.5955159083301">
                <text:p>14.5955159083301</text:p>
              </table:table-cell>
              <table:table-cell office:value-type="float" office:value="213.176680896526">
                <text:p>213.176680896526</text:p>
              </table:table-cell>
            </table:table-row>
            <table:table-row>
              <table:table-cell office:value-type="float" office:value="298.125">
                <text:p>298.125</text:p>
              </table:table-cell>
              <table:table-cell office:value-type="float" office:value="-224.889922408831">
                <text:p>-224.889922408831</text:p>
              </table:table-cell>
              <table:table-cell office:value-type="float" office:value="8.34336611955288">
                <text:p>8.34336611955288</text:p>
              </table:table-cell>
              <table:table-cell office:value-type="float" office:value="216.546556289278">
                <text:p>216.546556289278</text:p>
              </table:table-cell>
            </table:table-row>
            <table:table-row>
              <table:table-cell office:value-type="float" office:value="299.53125">
                <text:p>299.53125</text:p>
              </table:table-cell>
              <table:table-cell office:value-type="float" office:value="-221.872182732721">
                <text:p>-221.872182732721</text:p>
              </table:table-cell>
              <table:table-cell office:value-type="float" office:value="2.08619059900395">
                <text:p>2.08619059900395</text:p>
              </table:table-cell>
              <table:table-cell office:value-type="float" office:value="219.785992133717">
                <text:p>219.785992133717</text:p>
              </table:table-cell>
            </table:table-row>
            <table:table-row>
              <table:table-cell office:value-type="float" office:value="300.9375">
                <text:p>300.9375</text:p>
              </table:table-cell>
              <table:table-cell office:value-type="float" office:value="-218.720795550069">
                <text:p>-218.720795550069</text:p>
              </table:table-cell>
              <table:table-cell office:value-type="float" office:value="-4.17224156475412">
                <text:p>-4.17224156475412</text:p>
              </table:table-cell>
              <table:table-cell office:value-type="float" office:value="222.893037114823">
                <text:p>222.893037114823</text:p>
              </table:table-cell>
            </table:table-row>
            <table:table-row>
              <table:table-cell office:value-type="float" office:value="302.34375">
                <text:p>302.34375</text:p>
              </table:table-cell>
              <table:table-cell office:value-type="float" office:value="-215.437659138675">
                <text:p>-215.437659138675</text:p>
              </table:table-cell>
              <table:table-cell office:value-type="float" office:value="-10.4281605262038">
                <text:p>-10.4281605262038</text:p>
              </table:table-cell>
              <table:table-cell office:value-type="float" office:value="225.865819664879">
                <text:p>225.865819664879</text:p>
              </table:table-cell>
            </table:table-row>
            <table:table-row>
              <table:table-cell office:value-type="float" office:value="303.75">
                <text:p>303.75</text:p>
              </table:table-cell>
              <table:table-cell office:value-type="float" office:value="-212.024751137149">
                <text:p>-212.024751137149</text:p>
              </table:table-cell>
              <table:table-cell office:value-type="float" office:value="-16.6777979536864">
                <text:p>-16.6777979536864</text:p>
              </table:table-cell>
              <table:table-cell office:value-type="float" office:value="228.702549090836">
                <text:p>228.702549090836</text:p>
              </table:table-cell>
            </table:table-row>
            <table:table-row>
              <table:table-cell office:value-type="float" office:value="305.15625">
                <text:p>305.15625</text:p>
              </table:table-cell>
              <table:table-cell office:value-type="float" office:value="-208.484127353654">
                <text:p>-208.484127353654</text:p>
              </table:table-cell>
              <table:table-cell office:value-type="float" office:value="-22.917389299305">
                <text:p>-22.917389299305</text:p>
              </table:table-cell>
              <table:table-cell office:value-type="float" office:value="231.401516652959">
                <text:p>231.401516652959</text:p>
              </table:table-cell>
            </table:table-row>
            <table:table-row>
              <table:table-cell office:value-type="float" office:value="306.5625">
                <text:p>306.5625</text:p>
              </table:table-cell>
              <table:table-cell office:value-type="float" office:value="-204.817920527564">
                <text:p>-204.817920527564</text:p>
              </table:table-cell>
              <table:table-cell office:value-type="float" office:value="-29.1431760665458">
                <text:p>-29.1431760665458</text:p>
              </table:table-cell>
              <table:table-cell office:value-type="float" office:value="233.96109659411">
                <text:p>233.96109659411</text:p>
              </table:table-cell>
            </table:table-row>
            <table:table-row>
              <table:table-cell office:value-type="float" office:value="307.96875">
                <text:p>307.96875</text:p>
              </table:table-cell>
              <table:table-cell office:value-type="float" office:value="-201.028339044785">
                <text:p>-201.028339044785</text:p>
              </table:table-cell>
              <table:table-cell office:value-type="float" office:value="-35.3514080742578">
                <text:p>-35.3514080742578</text:p>
              </table:table-cell>
              <table:table-cell office:value-type="float" office:value="236.379747119042">
                <text:p>236.379747119042</text:p>
              </table:table-cell>
            </table:table-row>
            <table:table-row>
              <table:table-cell office:value-type="float" office:value="309.375">
                <text:p>309.375</text:p>
              </table:table-cell>
              <table:table-cell office:value-type="float" office:value="-197.117665607498">
                <text:p>-197.117665607498</text:p>
              </table:table-cell>
              <table:table-cell office:value-type="float" office:value="-41.5383457156201">
                <text:p>-41.5383457156201</text:p>
              </table:table-cell>
              <table:table-cell office:value-type="float" office:value="238.656011323118">
                <text:p>238.656011323118</text:p>
              </table:table-cell>
            </table:table-row>
            <table:table-row>
              <table:table-cell office:value-type="float" office:value="310.78125">
                <text:p>310.78125</text:p>
              </table:table-cell>
              <table:table-cell office:value-type="float" office:value="-193.088255859154">
                <text:p>-193.088255859154</text:p>
              </table:table-cell>
              <table:table-cell office:value-type="float" office:value="-47.7002622107421">
                <text:p>-47.7002622107421</text:p>
              </table:table-cell>
              <table:table-cell office:value-type="float" office:value="240.788518069896">
                <text:p>240.788518069896</text:p>
              </table:table-cell>
            </table:table-row>
            <table:table-row>
              <table:table-cell office:value-type="float" office:value="312.1875">
                <text:p>312.1875</text:p>
              </table:table-cell>
              <table:table-cell office:value-type="float" office:value="-188.942536965515">
                <text:p>-188.942536965515</text:p>
              </table:table-cell>
              <table:table-cell office:value-type="float" office:value="-53.8334458515361">
                <text:p>-53.8334458515361</text:p>
              </table:table-cell>
              <table:table-cell office:value-type="float" office:value="242.775982817051">
                <text:p>242.775982817051</text:p>
              </table:table-cell>
            </table:table-row>
            <table:table-row>
              <table:table-cell office:value-type="float" office:value="313.59375">
                <text:p>313.59375</text:p>
              </table:table-cell>
              <table:table-cell office:value-type="float" office:value="-184.683006152624">
                <text:p>-184.683006152624</text:p>
              </table:table-cell>
              <table:table-cell office:value-type="float" office:value="-59.9342022375113">
                <text:p>-59.9342022375113</text:p>
              </table:table-cell>
              <table:table-cell office:value-type="float" office:value="244.617208390135">
                <text:p>244.617208390135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-180.31222920257">
                <text:p>-180.31222920257</text:p>
              </table:table-cell>
              <table:table-cell office:value-type="float" office:value="-65.9988565011428">
                <text:p>-65.9988565011428</text:p>
              </table:table-cell>
              <table:table-cell office:value-type="float" office:value="246.311085703712">
                <text:p>246.311085703712</text:p>
              </table:table-cell>
            </table:table-row>
            <table:table-row>
              <table:table-cell office:value-type="float" office:value="316.40625">
                <text:p>316.40625</text:p>
              </table:table-cell>
              <table:table-cell office:value-type="float" office:value="-175.832838907952">
                <text:p>-175.832838907952</text:p>
              </table:table-cell>
              <table:table-cell office:value-type="float" office:value="-72.0237555214742">
                <text:p>-72.0237555214742</text:p>
              </table:table-cell>
              <table:table-cell office:value-type="float" office:value="247.856594429426">
                <text:p>247.856594429426</text:p>
              </table:table-cell>
            </table:table-row>
            <table:table-row>
              <table:table-cell office:value-type="float" office:value="317.8125">
                <text:p>317.8125</text:p>
              </table:table-cell>
              <table:table-cell office:value-type="float" office:value="-171.24753348599">
                <text:p>-171.24753348599</text:p>
              </table:table-cell>
              <table:table-cell office:value-type="float" office:value="-78.0052701246211">
                <text:p>-78.0052701246211</text:p>
              </table:table-cell>
              <table:table-cell office:value-type="float" office:value="249.252803610611">
                <text:p>249.252803610611</text:p>
              </table:table-cell>
            </table:table-row>
            <table:table-row>
              <table:table-cell office:value-type="float" office:value="319.21875">
                <text:p>319.21875</text:p>
              </table:table-cell>
              <table:table-cell office:value-type="float" office:value="-166.559074953213">
                <text:p>-166.559074953213</text:p>
              </table:table-cell>
              <table:table-cell office:value-type="float" office:value="-83.9397972698499">
                <text:p>-83.9397972698499</text:p>
              </table:table-cell>
              <table:table-cell office:value-type="float" office:value="250.498872223063">
                <text:p>250.498872223063</text:p>
              </table:table-cell>
            </table:table-row>
            <table:table-row>
              <table:table-cell office:value-type="float" office:value="320.625">
                <text:p>320.625</text:p>
              </table:table-cell>
              <table:table-cell office:value-type="float" office:value="-161.77028746173">
                <text:p>-161.77028746173</text:p>
              </table:table-cell>
              <table:table-cell office:value-type="float" office:value="-89.8237622199146">
                <text:p>-89.8237622199146</text:p>
              </table:table-cell>
              <table:table-cell office:value-type="float" office:value="251.594049681644">
                <text:p>251.594049681644</text:p>
              </table:table-cell>
            </table:table-row>
            <table:table-row>
              <table:table-cell office:value-type="float" office:value="322.03125">
                <text:p>322.03125</text:p>
              </table:table-cell>
              <table:table-cell office:value-type="float" office:value="-156.88405559806">
                <text:p>-156.88405559806</text:p>
              </table:table-cell>
              <table:table-cell office:value-type="float" office:value="-95.6536206943447">
                <text:p>-95.6536206943447</text:p>
              </table:table-cell>
              <table:table-cell office:value-type="float" office:value="252.537676292405">
                <text:p>252.537676292405</text:p>
              </table:table-cell>
            </table:table-row>
            <table:table-row>
              <table:table-cell office:value-type="float" office:value="323.4375">
                <text:p>323.4375</text:p>
              </table:table-cell>
              <table:table-cell office:value-type="float" office:value="-151.903322645571">
                <text:p>-151.903322645571</text:p>
              </table:table-cell>
              <table:table-cell office:value-type="float" office:value="-101.425861004388">
                <text:p>-101.425861004388</text:p>
              </table:table-cell>
              <table:table-cell office:value-type="float" office:value="253.329183649958">
                <text:p>253.329183649958</text:p>
              </table:table-cell>
            </table:table-row>
            <table:table-row>
              <table:table-cell office:value-type="float" office:value="324.84375">
                <text:p>324.84375</text:p>
              </table:table-cell>
              <table:table-cell office:value-type="float" office:value="-146.831088811551">
                <text:p>-146.831088811551</text:p>
              </table:table-cell>
              <table:table-cell office:value-type="float" office:value="-107.137006168319">
                <text:p>-107.137006168319</text:p>
              </table:table-cell>
              <table:table-cell office:value-type="float" office:value="253.96809497987">
                <text:p>253.96809497987</text:p>
              </table:table-cell>
            </table:table-row>
            <table:table-row>
              <table:table-cell office:value-type="float" office:value="326.25">
                <text:p>326.25</text:p>
              </table:table-cell>
              <table:table-cell office:value-type="float" office:value="-141.670409419999">
                <text:p>-141.670409419999</text:p>
              </table:table-cell>
              <table:table-cell office:value-type="float" office:value="-112.783616005845">
                <text:p>-112.783616005845</text:p>
              </table:table-cell>
              <table:table-cell office:value-type="float" office:value="254.454025425844">
                <text:p>254.454025425844</text:p>
              </table:table-cell>
            </table:table-row>
            <table:table-row>
              <table:table-cell office:value-type="float" office:value="327.65625">
                <text:p>327.65625</text:p>
              </table:table-cell>
              <table:table-cell office:value-type="float" office:value="-136.42439307121">
                <text:p>-136.42439307121</text:p>
              </table:table-cell>
              <table:table-cell office:value-type="float" office:value="-118.362289210341">
                <text:p>-118.362289210341</text:p>
              </table:table-cell>
              <table:table-cell office:value-type="float" office:value="254.78668228155">
                <text:p>254.78668228155</text:p>
              </table:table-cell>
            </table:table-row>
            <table:table-row>
              <table:table-cell office:value-type="float" office:value="329.0625">
                <text:p>329.0625</text:p>
              </table:table-cell>
              <table:table-cell office:value-type="float" office:value="-131.096199769272">
                <text:p>-131.096199769272</text:p>
              </table:table-cell>
              <table:table-cell office:value-type="float" office:value="-123.869665397667">
                <text:p>-123.869665397667</text:p>
              </table:table-cell>
              <table:table-cell office:value-type="float" office:value="254.965865166938">
                <text:p>254.965865166938</text:p>
              </table:table-cell>
            </table:table-row>
            <table:table-row>
              <table:table-cell office:value-type="float" office:value="330.46875">
                <text:p>330.46875</text:p>
              </table:table-cell>
              <table:table-cell office:value-type="float" office:value="-125.689039018595">
                <text:p>-125.689039018595</text:p>
              </table:table-cell>
              <table:table-cell office:value-type="float" office:value="-129.302427130342">
                <text:p>-129.302427130342</text:p>
              </table:table-cell>
              <table:table-cell office:value-type="float" office:value="254.991466148937">
                <text:p>254.991466148937</text:p>
              </table:table-cell>
            </table:table-row>
            <table:table-row>
              <table:table-cell office:value-type="float" office:value="331.875">
                <text:p>331.875</text:p>
              </table:table-cell>
              <table:table-cell office:value-type="float" office:value="-120.206167890629">
                <text:p>-120.206167890629</text:p>
              </table:table-cell>
              <table:table-cell office:value-type="float" office:value="-134.657301915844">
                <text:p>-134.657301915844</text:p>
              </table:table-cell>
              <table:table-cell office:value-type="float" office:value="254.863469806473">
                <text:p>254.863469806473</text:p>
              </table:table-cell>
            </table:table-row>
            <table:table-row>
              <table:table-cell office:value-type="float" office:value="333.28125">
                <text:p>333.28125</text:p>
              </table:table-cell>
              <table:table-cell office:value-type="float" office:value="-114.650889061925">
                <text:p>-114.650889061925</text:p>
              </table:table-cell>
              <table:table-cell office:value-type="float" office:value="-139.931064177832">
                <text:p>-139.931064177832</text:p>
              </table:table-cell>
              <table:table-cell office:value-type="float" office:value="254.581953239757">
                <text:p>254.581953239757</text:p>
              </table:table-cell>
            </table:table-row>
            <table:table-row>
              <table:table-cell office:value-type="float" office:value="334.6875">
                <text:p>334.6875</text:p>
              </table:table-cell>
              <table:table-cell office:value-type="float" office:value="-109.026548824722">
                <text:p>-109.026548824722</text:p>
              </table:table-cell>
              <table:table-cell office:value-type="float" office:value="-145.120537199119">
                <text:p>-145.120537199119</text:p>
              </table:table-cell>
              <table:table-cell office:value-type="float" office:value="254.147086023841">
                <text:p>254.147086023841</text:p>
              </table:table-cell>
            </table:table-row>
            <table:table-row>
              <table:table-cell office:value-type="float" office:value="336.09375">
                <text:p>336.09375</text:p>
              </table:table-cell>
              <table:table-cell office:value-type="float" office:value="-103.336535071272">
                <text:p>-103.336535071272</text:p>
              </table:table-cell>
              <table:table-cell office:value-type="float" office:value="-150.222595035204">
                <text:p>-150.222595035204</text:p>
              </table:table-cell>
              <table:table-cell office:value-type="float" office:value="253.559130106476">
                <text:p>253.559130106476</text:p>
              </table:table-cell>
            </table:table-row>
            <table:table-row>
              <table:table-cell office:value-type="float" office:value="337.5">
                <text:p>337.5</text:p>
              </table:table-cell>
              <table:table-cell office:value-type="float" office:value="-97.5842752530978">
                <text:p>-97.5842752530978</text:p>
              </table:table-cell>
              <table:table-cell office:value-type="float" office:value="-155.234164397224">
                <text:p>-155.234164397224</text:p>
              </table:table-cell>
              <table:table-cell office:value-type="float" office:value="252.818439650322">
                <text:p>252.818439650322</text:p>
              </table:table-cell>
            </table:table-row>
            <table:table-row>
              <table:table-cell office:value-type="float" office:value="338.90625">
                <text:p>338.90625</text:p>
              </table:table-cell>
              <table:table-cell office:value-type="float" office:value="-91.7732343164219">
                <text:p>-91.7732343164219</text:p>
              </table:table-cell>
              <table:table-cell office:value-type="float" office:value="-160.15222650319">
                <text:p>-160.15222650319</text:p>
              </table:table-cell>
              <table:table-cell office:value-type="float" office:value="251.925460819612">
                <text:p>251.925460819612</text:p>
              </table:table-cell>
            </table:table-row>
            <table:table-row>
              <table:table-cell office:value-type="float" office:value="340.3125">
                <text:p>340.3125</text:p>
              </table:table-cell>
              <table:table-cell office:value-type="float" office:value="-85.9069126150161">
                <text:p>-85.9069126150161</text:p>
              </table:table-cell>
              <table:table-cell office:value-type="float" office:value="-164.973818896389">
                <text:p>-164.973818896389</text:p>
              </table:table-cell>
              <table:table-cell office:value-type="float" office:value="250.880731511405">
                <text:p>250.880731511405</text:p>
              </table:table-cell>
            </table:table-row>
            <table:table-row>
              <table:table-cell office:value-type="float" office:value="341.71875">
                <text:p>341.71875</text:p>
              </table:table-cell>
              <table:table-cell office:value-type="float" office:value="-79.9888438017173">
                <text:p>-79.9888438017173</text:p>
              </table:table-cell>
              <table:table-cell office:value-type="float" office:value="-169.696037229852">
                <text:p>-169.696037229852</text:p>
              </table:table-cell>
              <table:table-cell office:value-type="float" office:value="249.68488103157">
                <text:p>249.68488103157</text:p>
              </table:table-cell>
            </table:table-row>
            <table:table-row>
              <table:table-cell office:value-type="float" office:value="343.125">
                <text:p>343.125</text:p>
              </table:table-cell>
              <table:table-cell office:value-type="float" office:value="-74.0225926998879">
                <text:p>-74.0225926998879</text:p>
              </table:table-cell>
              <table:table-cell office:value-type="float" office:value="-174.316037015832">
                <text:p>-174.316037015832</text:p>
              </table:table-cell>
              <table:table-cell office:value-type="float" office:value="248.33862971572">
                <text:p>248.33862971572</text:p>
              </table:table-cell>
            </table:table-row>
            <table:table-row>
              <table:table-cell office:value-type="float" office:value="344.53125">
                <text:p>344.53125</text:p>
              </table:table-cell>
              <table:table-cell office:value-type="float" office:value="-68.0117531560992">
                <text:p>-68.0117531560992</text:p>
              </table:table-cell>
              <table:table-cell office:value-type="float" office:value="-178.83103533921">
                <text:p>-178.83103533921</text:p>
              </table:table-cell>
              <table:table-cell office:value-type="float" office:value="246.842788495309">
                <text:p>246.842788495309</text:p>
              </table:table-cell>
            </table:table-row>
            <table:table-row>
              <table:table-cell office:value-type="float" office:value="345.9375">
                <text:p>345.9375</text:p>
              </table:table-cell>
              <table:table-cell office:value-type="float" office:value="-61.9599458753324">
                <text:p>-61.9599458753324</text:p>
              </table:table-cell>
              <table:table-cell office:value-type="float" office:value="-183.238312533823">
                <text:p>-183.238312533823</text:p>
              </table:table-cell>
              <table:table-cell office:value-type="float" office:value="245.198258409155">
                <text:p>245.198258409155</text:p>
              </table:table-cell>
            </table:table-row>
            <table:table-row>
              <table:table-cell office:value-type="float" office:value="347.34375">
                <text:p>347.34375</text:p>
              </table:table-cell>
              <table:table-cell office:value-type="float" office:value="-55.8708162400019">
                <text:p>-55.8708162400019</text:p>
              </table:table-cell>
              <table:table-cell office:value-type="float" office:value="-187.535213820687">
                <text:p>-187.535213820687</text:p>
              </table:table-cell>
              <table:table-cell office:value-type="float" office:value="243.406030060689">
                <text:p>243.406030060689</text:p>
              </table:table-cell>
            </table:table-row>
            <table:table-row>
              <table:table-cell office:value-type="float" office:value="348.75">
                <text:p>348.75</text:p>
              </table:table-cell>
              <table:table-cell office:value-type="float" office:value="-49.7480321141128">
                <text:p>-49.7480321141128</text:p>
              </table:table-cell>
              <table:table-cell office:value-type="float" office:value="-191.719150907139">
                <text:p>-191.719150907139</text:p>
              </table:table-cell>
              <table:table-cell office:value-type="float" office:value="241.467183021252">
                <text:p>241.467183021252</text:p>
              </table:table-cell>
            </table:table-row>
            <table:table-row>
              <table:table-cell office:value-type="float" office:value="350.15625">
                <text:p>350.15625</text:p>
              </table:table-cell>
              <table:table-cell office:value-type="float" office:value="-43.595281633877">
                <text:p>-43.595281633877</text:p>
              </table:table-cell>
              <table:table-cell office:value-type="float" office:value="-195.787603545926">
                <text:p>-195.787603545926</text:p>
              </table:table-cell>
              <table:table-cell office:value-type="float" office:value="239.382885179802">
                <text:p>239.382885179802</text:p>
              </table:table-cell>
            </table:table-row>
            <table:table-row>
              <table:table-cell office:value-type="float" office:value="351.5625">
                <text:p>351.5625</text:p>
              </table:table-cell>
              <table:table-cell office:value-type="float" office:value="-37.4162709861172">
                <text:p>-37.4162709861172</text:p>
              </table:table-cell>
              <table:table-cell office:value-type="float" office:value="-199.738121053306">
                <text:p>-199.738121053306</text:p>
              </table:table-cell>
              <table:table-cell office:value-type="float" office:value="237.154392039423">
                <text:p>237.154392039423</text:p>
              </table:table-cell>
            </table:table-row>
            <table:table-row>
              <table:table-cell office:value-type="float" office:value="352.96875">
                <text:p>352.96875</text:p>
              </table:table-cell>
              <table:table-cell office:value-type="float" office:value="-31.2147221758001">
                <text:p>-31.2147221758001</text:p>
              </table:table-cell>
              <table:table-cell office:value-type="float" office:value="-203.568323785253">
                <text:p>-203.568323785253</text:p>
              </table:table-cell>
              <table:table-cell office:value-type="float" office:value="234.783045961053">
                <text:p>234.783045961053</text:p>
              </table:table-cell>
            </table:table-row>
            <table:table-row>
              <table:table-cell office:value-type="float" office:value="354.375">
                <text:p>354.375</text:p>
              </table:table-cell>
              <table:table-cell office:value-type="float" office:value="-24.9943707840379">
                <text:p>-24.9943707840379</text:p>
              </table:table-cell>
              <table:table-cell office:value-type="float" office:value="-207.275904570862">
                <text:p>-207.275904570862</text:p>
              </table:table-cell>
              <table:table-cell office:value-type="float" office:value="232.2702753549">
                <text:p>232.2702753549</text:p>
              </table:table-cell>
            </table:table-row>
            <table:table-row>
              <table:table-cell office:value-type="float" office:value="355.78125">
                <text:p>355.78125</text:p>
              </table:table-cell>
              <table:table-cell office:value-type="float" office:value="-18.7589637179152">
                <text:p>-18.7589637179152</text:p>
              </table:table-cell>
              <table:table-cell office:value-type="float" office:value="-210.858630102102">
                <text:p>-210.858630102102</text:p>
              </table:table-cell>
              <table:table-cell office:value-type="float" office:value="229.617593820018">
                <text:p>229.617593820018</text:p>
              </table:table-cell>
            </table:table-row>
            <table:table-row>
              <table:table-cell office:value-type="float" office:value="357.1875">
                <text:p>357.1875</text:p>
              </table:table-cell>
              <table:table-cell office:value-type="float" office:value="-12.5122569534916">
                <text:p>-12.5122569534916</text:p>
              </table:table-cell>
              <table:table-cell office:value-type="float" office:value="-214.314342279082">
                <text:p>-214.314342279082</text:p>
              </table:table-cell>
              <table:table-cell office:value-type="float" office:value="226.826599232573">
                <text:p>226.826599232573</text:p>
              </table:table-cell>
            </table:table-row>
            <table:table-row>
              <table:table-cell office:value-type="float" office:value="358.59375">
                <text:p>358.59375</text:p>
              </table:table-cell>
              <table:table-cell office:value-type="float" office:value="-6.25801327334267">
                <text:p>-6.25801327334267</text:p>
              </table:table-cell>
              <table:table-cell office:value-type="float" office:value="-217.640959510001">
                <text:p>-217.640959510001</text:p>
              </table:table-cell>
              <table:table-cell office:value-type="float" office:value="223.898972783344">
                <text:p>223.8989727833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9.727cm" svg:height="15.417cm" xlink:href=".." xlink:type="simple" chart:class="chart:line" chart:style-name="ch1">
        <chart:legend chart:legend-position="end" svg:x="26.875cm" svg:y="6.99cm" style:legend-expansion="high" chart:style-name="ch2"/>
        <chart:plot-area chart:style-name="ch3" table:cell-range-address="Sheet1_2.H2:Sheet1_2.H258 Sheet1_2.J2:Sheet1_2.K258" svg:x="0.594cm" svg:y="0.308cm" svg:width="25.687cm" svg:height="14.801cm">
          <chartooo:coordinate-region svg:x="1.692cm" svg:y="0.42cm" svg:width="24.589cm" svg:height="14.4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H2:Sheet1_2.H258" chart:class="chart:line">
            <chart:data-point chart:repeated="257"/>
          </chart:series>
          <chart:series chart:style-name="ch8" chart:values-cell-range-address="Sheet1_2.J2:Sheet1_2.J258" chart:class="chart:line">
            <chart:data-point chart:repeated="257"/>
          </chart:series>
          <chart:series chart:style-name="ch9" chart:values-cell-range-address="Sheet1_2.K2:Sheet1_2.K258" chart:class="chart:line">
            <chart:data-point chart:repeated="257"/>
          </chart:series>
          <chart:wall chart:style-name="ch10"/>
          <chart:floor chart:style-name="ch11"/>
        </chart:plot-area>
        <draw:frame draw:style-name="gr1" draw:text-style-name="P1" svg:width="9.342cm" svg:height="0.398cm" svg:x="-0.902cm" svg:y="-0.038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_2.H2:Sheet1_2.H258</svg:desc>
                </draw:g>
              </table:table-cell>
              <table:table-cell office:value-type="float" office:value="NaN">
                <text:p>NaN</text:p>
                <draw:g>
                  <svg:desc>Sheet1_2.J2:Sheet1_2.J258</svg:desc>
                </draw:g>
              </table:table-cell>
              <table:table-cell office:value-type="float" office:value="NaN">
                <text:p>NaN</text:p>
                <draw:g>
                  <svg:desc>Sheet1_2.K2:Sheet1_2.K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.2625">
                <text:p>127.2625</text:p>
              </table:table-cell>
              <table:table-cell office:value-type="float" office:value="17.0817610174841">
                <text:p>17.0817610174841</text:p>
              </table:table-cell>
              <table:table-cell office:value-type="float" office:value="237.918238982516">
                <text:p>237.918238982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.683503998033">
                <text:p>132.683503998033</text:p>
              </table:table-cell>
              <table:table-cell office:value-type="float" office:value="17.1150169266637">
                <text:p>17.1150169266637</text:p>
              </table:table-cell>
              <table:table-cell office:value-type="float" office:value="237.884983073336">
                <text:p>237.884983073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8.101242585962">
                <text:p>138.101242585962</text:p>
              </table:table-cell>
              <table:table-cell office:value-type="float" office:value="17.2147646220863">
                <text:p>17.2147646220863</text:p>
              </table:table-cell>
              <table:table-cell office:value-type="float" office:value="237.785235377914">
                <text:p>237.785235377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.512452320644">
                <text:p>143.512452320644</text:p>
              </table:table-cell>
              <table:table-cell office:value-type="float" office:value="17.3809440194699">
                <text:p>17.3809440194699</text:p>
              </table:table-cell>
              <table:table-cell office:value-type="float" office:value="237.61905598053">
                <text:p>237.61905598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.913873691673">
                <text:p>148.913873691673</text:p>
              </table:table-cell>
              <table:table-cell office:value-type="float" office:value="17.6134550185596">
                <text:p>17.6134550185596</text:p>
              </table:table-cell>
              <table:table-cell office:value-type="float" office:value="237.38654498144">
                <text:p>237.38654498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.302253084787">
                <text:p>154.302253084787</text:p>
              </table:table-cell>
              <table:table-cell office:value-type="float" office:value="17.9121575634235">
                <text:p>17.9121575634235</text:p>
              </table:table-cell>
              <table:table-cell office:value-type="float" office:value="237.087842436577">
                <text:p>237.087842436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9.674344741724">
                <text:p>159.674344741724</text:p>
              </table:table-cell>
              <table:table-cell office:value-type="float" office:value="18.2768717268178">
                <text:p>18.2768717268178</text:p>
              </table:table-cell>
              <table:table-cell office:value-type="float" office:value="236.723128273182">
                <text:p>236.723128273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.026912715346">
                <text:p>165.026912715346</text:p>
              </table:table-cell>
              <table:table-cell office:value-type="float" office:value="18.707377818568">
                <text:p>18.707377818568</text:p>
              </table:table-cell>
              <table:table-cell office:value-type="float" office:value="236.292622181432">
                <text:p>236.292622181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.35673281885">
                <text:p>170.35673281885</text:p>
              </table:table-cell>
              <table:table-cell office:value-type="float" office:value="19.2034165179022">
                <text:p>19.2034165179022</text:p>
              </table:table-cell>
              <table:table-cell office:value-type="float" office:value="235.796583482098">
                <text:p>235.796583482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5.660594567902">
                <text:p>175.660594567902</text:p>
              </table:table-cell>
              <table:table-cell office:value-type="float" office:value="19.7646890296559">
                <text:p>19.7646890296559</text:p>
              </table:table-cell>
              <table:table-cell office:value-type="float" office:value="235.235310970344">
                <text:p>235.235310970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.935303114507">
                <text:p>180.935303114507</text:p>
              </table:table-cell>
              <table:table-cell office:value-type="float" office:value="20.3908572642554">
                <text:p>20.3908572642554</text:p>
              </table:table-cell>
              <table:table-cell office:value-type="float" office:value="234.609142735745">
                <text:p>234.6091427357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6.177681171471">
                <text:p>186.177681171471</text:p>
              </table:table-cell>
              <table:table-cell office:value-type="float" office:value="21.0815440413701">
                <text:p>21.0815440413701</text:p>
              </table:table-cell>
              <table:table-cell office:value-type="float" office:value="233.91845595863">
                <text:p>233.91845595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.384570926278">
                <text:p>191.384570926278</text:p>
              </table:table-cell>
              <table:table-cell office:value-type="float" office:value="21.8363333171119">
                <text:p>21.8363333171119</text:p>
              </table:table-cell>
              <table:table-cell office:value-type="float" office:value="233.163666682888">
                <text:p>233.1636666828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.552835943238">
                <text:p>196.552835943238</text:p>
              </table:table-cell>
              <table:table-cell office:value-type="float" office:value="22.6547704346445">
                <text:p>22.6547704346445</text:p>
              </table:table-cell>
              <table:table-cell office:value-type="float" office:value="232.345229565355">
                <text:p>232.345229565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.679363052758">
                <text:p>201.679363052758</text:p>
              </table:table-cell>
              <table:table-cell office:value-type="float" office:value="23.5363623980517">
                <text:p>23.5363623980517</text:p>
              </table:table-cell>
              <table:table-cell office:value-type="float" office:value="231.463637601948">
                <text:p>231.4636376019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6.761064226601">
                <text:p>206.761064226601</text:p>
              </table:table-cell>
              <table:table-cell office:value-type="float" office:value="24.4805781692994">
                <text:p>24.4805781692994</text:p>
              </table:table-cell>
              <table:table-cell office:value-type="float" office:value="230.519421830701">
                <text:p>230.519421830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1.794878437996">
                <text:p>211.794878437996</text:p>
              </table:table-cell>
              <table:table-cell office:value-type="float" office:value="25.4868489881136">
                <text:p>25.4868489881136</text:p>
              </table:table-cell>
              <table:table-cell office:value-type="float" office:value="229.513151011886">
                <text:p>229.5131510118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6.77777350549">
                <text:p>216.77777350549</text:p>
              </table:table-cell>
              <table:table-cell office:value-type="float" office:value="26.5545687145801">
                <text:p>26.5545687145801</text:p>
              </table:table-cell>
              <table:table-cell office:value-type="float" office:value="228.44543128542">
                <text:p>228.44543128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1.706747919415">
                <text:p>221.706747919415</text:p>
              </table:table-cell>
              <table:table-cell office:value-type="float" office:value="27.68309419426">
                <text:p>27.68309419426</text:p>
              </table:table-cell>
              <table:table-cell office:value-type="float" office:value="227.31690580574">
                <text:p>227.316905805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6.578832649892">
                <text:p>226.578832649892</text:p>
              </table:table-cell>
              <table:table-cell office:value-type="float" office:value="28.8717456456028">
                <text:p>28.8717456456028</text:p>
              </table:table-cell>
              <table:table-cell office:value-type="float" office:value="226.128254354397">
                <text:p>226.1282543543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1.391092935258">
                <text:p>231.391092935258</text:p>
              </table:table-cell>
              <table:table-cell office:value-type="float" office:value="30.1198070694207">
                <text:p>30.1198070694207</text:p>
              </table:table-cell>
              <table:table-cell office:value-type="float" office:value="224.880192930579">
                <text:p>224.880192930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6.140630049858">
                <text:p>236.140630049858</text:p>
              </table:table-cell>
              <table:table-cell office:value-type="float" office:value="31.4265266801801">
                <text:p>31.4265266801801</text:p>
              </table:table-cell>
              <table:table-cell office:value-type="float" office:value="223.57347331982">
                <text:p>223.573473319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8.737921250331">
                <text:p>238.737921250331</text:p>
              </table:table-cell>
              <table:table-cell office:value-type="float" office:value="30.9844837659475">
                <text:p>30.9844837659475</text:p>
              </table:table-cell>
              <table:table-cell office:value-type="float" office:value="220.40224904825">
                <text:p>220.40224904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224698008109">
                <text:p>240.224698008109</text:p>
              </table:table-cell>
              <table:table-cell office:value-type="float" office:value="29.69723116181">
                <text:p>29.69723116181</text:p>
              </table:table-cell>
              <table:table-cell office:value-type="float" office:value="216.271716907755">
                <text:p>216.271716907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1.643430561737">
                <text:p>241.643430561737</text:p>
              </table:table-cell>
              <table:table-cell office:value-type="float" office:value="28.4688912885394">
                <text:p>28.4688912885394</text:p>
              </table:table-cell>
              <table:table-cell office:value-type="float" office:value="212.087712004384">
                <text:p>212.087712004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2.993264319773">
                <text:p>242.993264319773</text:p>
              </table:table-cell>
              <table:table-cell office:value-type="float" office:value="27.3002040521449">
                <text:p>27.3002040521449</text:p>
              </table:table-cell>
              <table:table-cell office:value-type="float" office:value="207.852754626239">
                <text:p>207.8527546262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4.273386192834">
                <text:p>244.273386192834</text:p>
              </table:table-cell>
              <table:table-cell office:value-type="float" office:value="26.1918734261178">
                <text:p>26.1918734261178</text:p>
              </table:table-cell>
              <table:table-cell office:value-type="float" office:value="203.569395753291">
                <text:p>203.569395753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5.483025083372">
                <text:p>245.483025083372</text:p>
              </table:table-cell>
              <table:table-cell office:value-type="float" office:value="25.1445670273839">
                <text:p>25.1445670273839</text:p>
              </table:table-cell>
              <table:table-cell office:value-type="float" office:value="199.240215520759">
                <text:p>199.2402155207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6.621452350149">
                <text:p>246.621452350149</text:p>
              </table:table-cell>
              <table:table-cell office:value-type="float" office:value="24.1589157141566">
                <text:p>24.1589157141566</text:p>
              </table:table-cell>
              <table:table-cell office:value-type="float" office:value="194.867821664936">
                <text:p>194.8678216649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7.68798224715">
                <text:p>247.68798224715</text:p>
              </table:table-cell>
              <table:table-cell office:value-type="float" office:value="23.235513205931">
                <text:p>23.235513205931</text:p>
              </table:table-cell>
              <table:table-cell office:value-type="float" office:value="190.454847952387">
                <text:p>190.4548479523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8.681972336643">
                <text:p>248.681972336643</text:p>
              </table:table-cell>
              <table:table-cell office:value-type="float" office:value="22.3749157258499">
                <text:p>22.3749157258499</text:p>
              </table:table-cell>
              <table:table-cell office:value-type="float" office:value="186.003952593466">
                <text:p>186.0039525934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9.602823876168">
                <text:p>249.602823876168</text:p>
              </table:table-cell>
              <table:table-cell office:value-type="float" office:value="21.5776416656554">
                <text:p>21.5776416656554</text:p>
              </table:table-cell>
              <table:table-cell office:value-type="float" office:value="181.517816641106">
                <text:p>181.517816641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.449982179189">
                <text:p>250.449982179189</text:p>
              </table:table-cell>
              <table:table-cell office:value-type="float" office:value="20.8441712734295">
                <text:p>20.8441712734295</text:p>
              </table:table-cell>
              <table:table-cell office:value-type="float" office:value="176.999142375857">
                <text:p>176.999142375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.222936949222">
                <text:p>251.222936949222</text:p>
              </table:table-cell>
              <table:table-cell office:value-type="float" office:value="20.1749463643101">
                <text:p>20.1749463643101</text:p>
              </table:table-cell>
              <table:table-cell office:value-type="float" office:value="172.450651678134">
                <text:p>172.450651678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1.921222587216">
                <text:p>251.921222587216</text:p>
              </table:table-cell>
              <table:table-cell office:value-type="float" office:value="19.5703700543587">
                <text:p>19.5703700543587</text:p>
              </table:table-cell>
              <table:table-cell office:value-type="float" office:value="167.875084388652">
                <text:p>167.8750843886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2.544418472013">
                <text:p>252.544418472013</text:p>
              </table:table-cell>
              <table:table-cell office:value-type="float" office:value="19.0308065177377">
                <text:p>19.0308065177377</text:p>
              </table:table-cell>
              <table:table-cell office:value-type="float" office:value="163.275196658057">
                <text:p>163.2751966580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.092149213715">
                <text:p>253.092149213715</text:p>
              </table:table-cell>
              <table:table-cell office:value-type="float" office:value="18.556580767346">
                <text:p>18.556580767346</text:p>
              </table:table-cell>
              <table:table-cell office:value-type="float" office:value="158.653759286715">
                <text:p>158.6537592867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3.564084879805">
                <text:p>253.564084879805</text:p>
              </table:table-cell>
              <table:table-cell office:value-type="float" office:value="18.1479784590433">
                <text:p>18.1479784590433</text:p>
              </table:table-cell>
              <table:table-cell office:value-type="float" office:value="154.013556055693">
                <text:p>154.0135560556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3.959941193884">
                <text:p>253.959941193884</text:p>
              </table:table-cell>
              <table:table-cell office:value-type="float" office:value="17.8052457195813">
                <text:p>17.8052457195813</text:p>
              </table:table-cell>
              <table:table-cell office:value-type="float" office:value="149.357382049909">
                <text:p>149.3573820499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4.279479706909">
                <text:p>254.279479706909</text:p>
              </table:table-cell>
              <table:table-cell office:value-type="float" office:value="17.5285889983468">
                <text:p>17.5285889983468</text:p>
              </table:table-cell>
              <table:table-cell office:value-type="float" office:value="144.688041974479">
                <text:p>144.6880419744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4.522507940831">
                <text:p>254.522507940831</text:p>
              </table:table-cell>
              <table:table-cell office:value-type="float" office:value="17.3181749430039">
                <text:p>17.3181749430039</text:p>
              </table:table-cell>
              <table:table-cell office:value-type="float" office:value="140.008348465265">
                <text:p>140.008348465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4.688879504526">
                <text:p>254.688879504526</text:p>
              </table:table-cell>
              <table:table-cell office:value-type="float" office:value="17.1741302991114">
                <text:p>17.1741302991114</text:p>
              </table:table-cell>
              <table:table-cell office:value-type="float" office:value="135.321120394653">
                <text:p>135.3211203946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4.778494181988">
                <text:p>254.778494181988</text:p>
              </table:table-cell>
              <table:table-cell office:value-type="float" office:value="17.0965418337768">
                <text:p>17.0965418337768</text:p>
              </table:table-cell>
              <table:table-cell office:value-type="float" office:value="130.629181173566">
                <text:p>130.6291811735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4.791297992684">
                <text:p>254.791297992684</text:p>
              </table:table-cell>
              <table:table-cell office:value-type="float" office:value="17.0854562833903">
                <text:p>17.0854562833903</text:p>
              </table:table-cell>
              <table:table-cell office:value-type="float" office:value="125.935357050747">
                <text:p>125.935357050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4.727283224079">
                <text:p>254.727283224079</text:p>
              </table:table-cell>
              <table:table-cell office:value-type="float" office:value="17.140880325473">
                <text:p>17.140880325473</text:p>
              </table:table-cell>
              <table:table-cell office:value-type="float" office:value="121.242475410335">
                <text:p>121.242475410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.586488436274">
                <text:p>254.586488436274</text:p>
              </table:table-cell>
              <table:table-cell office:value-type="float" office:value="17.2627805746543">
                <text:p>17.2627805746543</text:p>
              </table:table-cell>
              <table:table-cell office:value-type="float" office:value="116.553363068753">
                <text:p>116.553363068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4.368998438786">
                <text:p>254.368998438786</text:p>
              </table:table-cell>
              <table:table-cell office:value-type="float" office:value="17.4510836027823">
                <text:p>17.4510836027823</text:p>
              </table:table-cell>
              <table:table-cell office:value-type="float" office:value="111.870844571936">
                <text:p>111.870844571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4.074944239457">
                <text:p>254.074944239457</text:p>
              </table:table-cell>
              <table:table-cell office:value-type="float" office:value="17.705675983154">
                <text:p>17.705675983154</text:p>
              </table:table-cell>
              <table:table-cell office:value-type="float" office:value="107.197740493938">
                <text:p>107.1977404939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3.704502965541">
                <text:p>253.704502965541</text:p>
              </table:table-cell>
              <table:table-cell office:value-type="float" office:value="18.0264043588392">
                <text:p>18.0264043588392</text:p>
              </table:table-cell>
              <table:table-cell office:value-type="float" office:value="102.536865737915">
                <text:p>102.5368657379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3.257897757009">
                <text:p>253.257897757009</text:p>
              </table:table-cell>
              <table:table-cell office:value-type="float" office:value="18.4130755350573">
                <text:p>18.4130755350573</text:p>
              </table:table-cell>
              <table:table-cell office:value-type="float" office:value="97.8910278405405">
                <text:p>97.89102784054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2.73539763214">
                <text:p>252.73539763214</text:p>
              </table:table-cell>
              <table:table-cell office:value-type="float" office:value="18.8654565955502">
                <text:p>18.8654565955502</text:p>
              </table:table-cell>
              <table:table-cell office:value-type="float" office:value="93.263025280844">
                <text:p>93.2630252808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.13731732547">
                <text:p>252.13731732547</text:p>
              </table:table-cell>
              <table:table-cell office:value-type="float" office:value="19.3832750428827">
                <text:p>19.3832750428827</text:p>
              </table:table-cell>
              <table:table-cell office:value-type="float" office:value="88.6556457945154">
                <text:p>88.65564579451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1.464017098215">
                <text:p>251.464017098215</text:p>
              </table:table-cell>
              <table:table-cell office:value-type="float" office:value="19.9662189625847">
                <text:p>19.9662189625847</text:p>
              </table:table-cell>
              <table:table-cell office:value-type="float" office:value="84.0716646946762">
                <text:p>84.0716646946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0.715902521253">
                <text:p>250.715902521253</text:p>
              </table:table-cell>
              <table:table-cell office:value-type="float" office:value="20.6139372110365">
                <text:p>20.6139372110365</text:p>
              </table:table-cell>
              <table:table-cell office:value-type="float" office:value="79.5138432001348">
                <text:p>79.51384320013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.893424230832">
                <text:p>249.893424230832</text:p>
              </table:table-cell>
              <table:table-cell office:value-type="float" office:value="21.3260396269851">
                <text:p>21.3260396269851</text:p>
              </table:table-cell>
              <table:table-cell office:value-type="float" office:value="74.9849267721317">
                <text:p>74.98492677213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.997077657121">
                <text:p>248.997077657121</text:p>
              </table:table-cell>
              <table:table-cell office:value-type="float" office:value="22.1020972665623">
                <text:p>22.1020972665623</text:p>
              </table:table-cell>
              <table:table-cell office:value-type="float" office:value="70.487643460576">
                <text:p>70.4876434605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8.027402725777">
                <text:p>248.027402725777</text:p>
              </table:table-cell>
              <table:table-cell office:value-type="float" office:value="22.9416426616647">
                <text:p>22.9416426616647</text:p>
              </table:table-cell>
              <table:table-cell office:value-type="float" office:value="66.0247022607704">
                <text:p>66.02470226077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6.984983532723">
                <text:p>246.984983532723</text:p>
              </table:table-cell>
              <table:table-cell office:value-type="float" office:value="23.8441701015389">
                <text:p>23.8441701015389</text:p>
              </table:table-cell>
              <table:table-cell office:value-type="float" office:value="61.5987914816134">
                <text:p>61.59879148161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5.8704479923">
                <text:p>245.8704479923</text:p>
              </table:table-cell>
              <table:table-cell office:value-type="float" office:value="24.8091359374028">
                <text:p>24.8091359374028</text:p>
              </table:table-cell>
              <table:table-cell office:value-type="float" office:value="57.212577126263">
                <text:p>57.2125771262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4.684467459043">
                <text:p>244.684467459043</text:p>
              </table:table-cell>
              <table:table-cell office:value-type="float" office:value="25.8359589099193">
                <text:p>25.8359589099193</text:p>
              </table:table-cell>
              <table:table-cell office:value-type="float" office:value="52.8687012862356">
                <text:p>52.86870128623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3.42775632328">
                <text:p>243.42775632328</text:p>
              </table:table-cell>
              <table:table-cell office:value-type="float" office:value="26.9240204993251">
                <text:p>26.9240204993251</text:p>
              </table:table-cell>
              <table:table-cell office:value-type="float" office:value="48.5697805499095">
                <text:p>48.56978054990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2.101071580805">
                <text:p>242.101071580805</text:p>
              </table:table-cell>
              <table:table-cell office:value-type="float" office:value="28.072665298004">
                <text:p>28.072665298004</text:p>
              </table:table-cell>
              <table:table-cell office:value-type="float" office:value="44.3184044263891">
                <text:p>44.31840442638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.705212376902">
                <text:p>240.705212376902</text:p>
              </table:table-cell>
              <table:table-cell office:value-type="float" office:value="29.2812014052798">
                <text:p>29.2812014052798</text:p>
              </table:table-cell>
              <table:table-cell office:value-type="float" office:value="40.1171337856821">
                <text:p>40.1171337856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9.241019524959">
                <text:p>239.241019524959</text:p>
              </table:table-cell>
              <table:table-cell office:value-type="float" office:value="30.5489008441917">
                <text:p>30.5489008441917</text:p>
              </table:table-cell>
              <table:table-cell office:value-type="float" office:value="35.9684993161267">
                <text:p>35.9684993161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7.709375">
                <text:p>237.709375</text:p>
              </table:table-cell>
              <table:table-cell office:value-type="float" office:value="31.875">
                <text:p>31.875</text:p>
              </table:table-cell>
              <table:table-cell office:value-type="float" office:value="31.875">
                <text:p>31.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9.241019524959">
                <text:p>239.241019524959</text:p>
              </table:table-cell>
              <table:table-cell office:value-type="float" office:value="35.9684993161267">
                <text:p>35.9684993161267</text:p>
              </table:table-cell>
              <table:table-cell office:value-type="float" office:value="30.5489008441917">
                <text:p>30.54890084419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0.705212376902">
                <text:p>240.705212376902</text:p>
              </table:table-cell>
              <table:table-cell office:value-type="float" office:value="40.117133785682">
                <text:p>40.117133785682</text:p>
              </table:table-cell>
              <table:table-cell office:value-type="float" office:value="29.2812014052798">
                <text:p>29.28120140527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2.101071580805">
                <text:p>242.101071580805</text:p>
              </table:table-cell>
              <table:table-cell office:value-type="float" office:value="44.3184044263891">
                <text:p>44.3184044263891</text:p>
              </table:table-cell>
              <table:table-cell office:value-type="float" office:value="28.072665298004">
                <text:p>28.0726652980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3.42775632328">
                <text:p>243.42775632328</text:p>
              </table:table-cell>
              <table:table-cell office:value-type="float" office:value="48.5697805499095">
                <text:p>48.5697805499095</text:p>
              </table:table-cell>
              <table:table-cell office:value-type="float" office:value="26.9240204993251">
                <text:p>26.92402049932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4.684467459043">
                <text:p>244.684467459043</text:p>
              </table:table-cell>
              <table:table-cell office:value-type="float" office:value="52.8687012862356">
                <text:p>52.8687012862356</text:p>
              </table:table-cell>
              <table:table-cell office:value-type="float" office:value="25.8359589099193">
                <text:p>25.83595890991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5.8704479923">
                <text:p>245.8704479923</text:p>
              </table:table-cell>
              <table:table-cell office:value-type="float" office:value="57.2125771262629">
                <text:p>57.2125771262629</text:p>
              </table:table-cell>
              <table:table-cell office:value-type="float" office:value="24.8091359374028">
                <text:p>24.80913593740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6.984983532723">
                <text:p>246.984983532723</text:p>
              </table:table-cell>
              <table:table-cell office:value-type="float" office:value="61.5987914816134">
                <text:p>61.5987914816134</text:p>
              </table:table-cell>
              <table:table-cell office:value-type="float" office:value="23.8441701015389">
                <text:p>23.84417010153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8.027402725777">
                <text:p>248.027402725777</text:p>
              </table:table-cell>
              <table:table-cell office:value-type="float" office:value="66.0247022607703">
                <text:p>66.0247022607703</text:p>
              </table:table-cell>
              <table:table-cell office:value-type="float" office:value="22.9416426616647">
                <text:p>22.94164266166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8.997077657121">
                <text:p>248.997077657121</text:p>
              </table:table-cell>
              <table:table-cell office:value-type="float" office:value="70.487643460576">
                <text:p>70.487643460576</text:p>
              </table:table-cell>
              <table:table-cell office:value-type="float" office:value="22.1020972665623">
                <text:p>22.10209726656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9.893424230832">
                <text:p>249.893424230832</text:p>
              </table:table-cell>
              <table:table-cell office:value-type="float" office:value="74.9849267721317">
                <text:p>74.9849267721317</text:p>
              </table:table-cell>
              <table:table-cell office:value-type="float" office:value="21.3260396269851">
                <text:p>21.32603962698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0.715902521253">
                <text:p>250.715902521253</text:p>
              </table:table-cell>
              <table:table-cell office:value-type="float" office:value="79.5138432001348">
                <text:p>79.5138432001348</text:p>
              </table:table-cell>
              <table:table-cell office:value-type="float" office:value="20.6139372110365">
                <text:p>20.61393721103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1.464017098215">
                <text:p>251.464017098215</text:p>
              </table:table-cell>
              <table:table-cell office:value-type="float" office:value="84.0716646946761">
                <text:p>84.0716646946761</text:p>
              </table:table-cell>
              <table:table-cell office:value-type="float" office:value="19.9662189625847">
                <text:p>19.96621896258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2.13731732547">
                <text:p>252.13731732547</text:p>
              </table:table-cell>
              <table:table-cell office:value-type="float" office:value="88.6556457945154">
                <text:p>88.6556457945154</text:p>
              </table:table-cell>
              <table:table-cell office:value-type="float" office:value="19.3832750428827">
                <text:p>19.38327504288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2.73539763214">
                <text:p>252.73539763214</text:p>
              </table:table-cell>
              <table:table-cell office:value-type="float" office:value="93.263025280844">
                <text:p>93.263025280844</text:p>
              </table:table-cell>
              <table:table-cell office:value-type="float" office:value="18.8654565955502">
                <text:p>18.86545659555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3.257897757009">
                <text:p>253.257897757009</text:p>
              </table:table-cell>
              <table:table-cell office:value-type="float" office:value="97.8910278405405">
                <text:p>97.8910278405405</text:p>
              </table:table-cell>
              <table:table-cell office:value-type="float" office:value="18.4130755350573">
                <text:p>18.41307553505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.704502965541">
                <text:p>253.704502965541</text:p>
              </table:table-cell>
              <table:table-cell office:value-type="float" office:value="102.536865737915">
                <text:p>102.536865737915</text:p>
              </table:table-cell>
              <table:table-cell office:value-type="float" office:value="18.0264043588392">
                <text:p>18.02640435883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4.074944239457">
                <text:p>254.074944239457</text:p>
              </table:table-cell>
              <table:table-cell office:value-type="float" office:value="107.197740493937">
                <text:p>107.197740493937</text:p>
              </table:table-cell>
              <table:table-cell office:value-type="float" office:value="17.705675983154">
                <text:p>17.7056759831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4.368998438786">
                <text:p>254.368998438786</text:p>
              </table:table-cell>
              <table:table-cell office:value-type="float" office:value="111.870844571936">
                <text:p>111.870844571936</text:p>
              </table:table-cell>
              <table:table-cell office:value-type="float" office:value="17.4510836027823">
                <text:p>17.45108360278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4.586488436274">
                <text:p>254.586488436274</text:p>
              </table:table-cell>
              <table:table-cell office:value-type="float" office:value="116.553363068753">
                <text:p>116.553363068753</text:p>
              </table:table-cell>
              <table:table-cell office:value-type="float" office:value="17.2627805746543">
                <text:p>17.26278057465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4.727283224079">
                <text:p>254.727283224079</text:p>
              </table:table-cell>
              <table:table-cell office:value-type="float" office:value="121.242475410335">
                <text:p>121.242475410335</text:p>
              </table:table-cell>
              <table:table-cell office:value-type="float" office:value="17.140880325473">
                <text:p>17.1408803254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4.791297992684">
                <text:p>254.791297992684</text:p>
              </table:table-cell>
              <table:table-cell office:value-type="float" office:value="125.935357050747">
                <text:p>125.935357050747</text:p>
              </table:table-cell>
              <table:table-cell office:value-type="float" office:value="17.0854562833903">
                <text:p>17.08545628339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4.778494181988">
                <text:p>254.778494181988</text:p>
              </table:table-cell>
              <table:table-cell office:value-type="float" office:value="130.629181173566">
                <text:p>130.629181173566</text:p>
              </table:table-cell>
              <table:table-cell office:value-type="float" office:value="17.0965418337768">
                <text:p>17.09654183377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4.688879504526">
                <text:p>254.688879504526</text:p>
              </table:table-cell>
              <table:table-cell office:value-type="float" office:value="135.321120394653">
                <text:p>135.321120394653</text:p>
              </table:table-cell>
              <table:table-cell office:value-type="float" office:value="17.1741302991114">
                <text:p>17.1741302991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4.522507940831">
                <text:p>254.522507940831</text:p>
              </table:table-cell>
              <table:table-cell office:value-type="float" office:value="140.008348465265">
                <text:p>140.008348465265</text:p>
              </table:table-cell>
              <table:table-cell office:value-type="float" office:value="17.3181749430039">
                <text:p>17.31817494300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4.279479706909">
                <text:p>254.279479706909</text:p>
              </table:table-cell>
              <table:table-cell office:value-type="float" office:value="144.688041974479">
                <text:p>144.688041974479</text:p>
              </table:table-cell>
              <table:table-cell office:value-type="float" office:value="17.5285889983469">
                <text:p>17.52858899834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3.959941193884">
                <text:p>253.959941193884</text:p>
              </table:table-cell>
              <table:table-cell office:value-type="float" office:value="149.357382049909">
                <text:p>149.357382049909</text:p>
              </table:table-cell>
              <table:table-cell office:value-type="float" office:value="17.8052457195813">
                <text:p>17.80524571958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3.564084879805">
                <text:p>253.564084879805</text:p>
              </table:table-cell>
              <table:table-cell office:value-type="float" office:value="154.013556055693">
                <text:p>154.013556055693</text:p>
              </table:table-cell>
              <table:table-cell office:value-type="float" office:value="18.1479784590433">
                <text:p>18.14797845904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3.092149213715">
                <text:p>253.092149213715</text:p>
              </table:table-cell>
              <table:table-cell office:value-type="float" office:value="158.653759286715">
                <text:p>158.653759286715</text:p>
              </table:table-cell>
              <table:table-cell office:value-type="float" office:value="18.556580767346">
                <text:p>18.5565807673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2.544418472013">
                <text:p>252.544418472013</text:p>
              </table:table-cell>
              <table:table-cell office:value-type="float" office:value="163.275196658057">
                <text:p>163.275196658057</text:p>
              </table:table-cell>
              <table:table-cell office:value-type="float" office:value="19.0308065177377">
                <text:p>19.03080651773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1.921222587216">
                <text:p>251.921222587216</text:p>
              </table:table-cell>
              <table:table-cell office:value-type="float" office:value="167.875084388652">
                <text:p>167.875084388652</text:p>
              </table:table-cell>
              <table:table-cell office:value-type="float" office:value="19.5703700543587">
                <text:p>19.57037005435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.222936949222">
                <text:p>251.222936949222</text:p>
              </table:table-cell>
              <table:table-cell office:value-type="float" office:value="172.450651678134">
                <text:p>172.450651678134</text:p>
              </table:table-cell>
              <table:table-cell office:value-type="float" office:value="20.1749463643101">
                <text:p>20.17494636431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0.449982179189">
                <text:p>250.449982179189</text:p>
              </table:table-cell>
              <table:table-cell office:value-type="float" office:value="176.999142375857">
                <text:p>176.999142375857</text:p>
              </table:table-cell>
              <table:table-cell office:value-type="float" office:value="20.8441712734295">
                <text:p>20.84417127342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9.602823876168">
                <text:p>249.602823876168</text:p>
              </table:table-cell>
              <table:table-cell office:value-type="float" office:value="181.517816641106">
                <text:p>181.517816641106</text:p>
              </table:table-cell>
              <table:table-cell office:value-type="float" office:value="21.5776416656554">
                <text:p>21.57764166565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8.681972336643">
                <text:p>248.681972336643</text:p>
              </table:table-cell>
              <table:table-cell office:value-type="float" office:value="186.003952593466">
                <text:p>186.003952593466</text:p>
              </table:table-cell>
              <table:table-cell office:value-type="float" office:value="22.3749157258499">
                <text:p>22.37491572584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7.68798224715">
                <text:p>247.68798224715</text:p>
              </table:table-cell>
              <table:table-cell office:value-type="float" office:value="190.454847952387">
                <text:p>190.454847952387</text:p>
              </table:table-cell>
              <table:table-cell office:value-type="float" office:value="23.235513205931">
                <text:p>23.2355132059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6.621452350149">
                <text:p>246.621452350149</text:p>
              </table:table-cell>
              <table:table-cell office:value-type="float" office:value="194.867821664936">
                <text:p>194.867821664936</text:p>
              </table:table-cell>
              <table:table-cell office:value-type="float" office:value="24.1589157141566">
                <text:p>24.15891571415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5.483025083372">
                <text:p>245.483025083372</text:p>
              </table:table-cell>
              <table:table-cell office:value-type="float" office:value="199.240215520759">
                <text:p>199.240215520759</text:p>
              </table:table-cell>
              <table:table-cell office:value-type="float" office:value="25.1445670273839">
                <text:p>25.14456702738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4.273386192834">
                <text:p>244.273386192834</text:p>
              </table:table-cell>
              <table:table-cell office:value-type="float" office:value="203.569395753291">
                <text:p>203.569395753291</text:p>
              </table:table-cell>
              <table:table-cell office:value-type="float" office:value="26.1918734261178">
                <text:p>26.19187342611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2.993264319773">
                <text:p>242.993264319773</text:p>
              </table:table-cell>
              <table:table-cell office:value-type="float" office:value="207.852754626239">
                <text:p>207.852754626239</text:p>
              </table:table-cell>
              <table:table-cell office:value-type="float" office:value="27.3002040521449">
                <text:p>27.30020405214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1.643430561737">
                <text:p>241.643430561737</text:p>
              </table:table-cell>
              <table:table-cell office:value-type="float" office:value="212.087712004384">
                <text:p>212.087712004384</text:p>
              </table:table-cell>
              <table:table-cell office:value-type="float" office:value="28.4688912885394">
                <text:p>28.46889128853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0.224698008109">
                <text:p>240.224698008109</text:p>
              </table:table-cell>
              <table:table-cell office:value-type="float" office:value="216.271716907755">
                <text:p>216.271716907755</text:p>
              </table:table-cell>
              <table:table-cell office:value-type="float" office:value="29.69723116181">
                <text:p>29.697231161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8.737921250331">
                <text:p>238.737921250331</text:p>
              </table:table-cell>
              <table:table-cell office:value-type="float" office:value="220.40224904825">
                <text:p>220.40224904825</text:p>
              </table:table-cell>
              <table:table-cell office:value-type="float" office:value="30.9844837659475">
                <text:p>30.98448376594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6.140630049858">
                <text:p>236.140630049858</text:p>
              </table:table-cell>
              <table:table-cell office:value-type="float" office:value="223.57347331982">
                <text:p>223.57347331982</text:p>
              </table:table-cell>
              <table:table-cell office:value-type="float" office:value="31.4265266801801">
                <text:p>31.42652668018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1.391092935258">
                <text:p>231.391092935258</text:p>
              </table:table-cell>
              <table:table-cell office:value-type="float" office:value="224.880192930579">
                <text:p>224.880192930579</text:p>
              </table:table-cell>
              <table:table-cell office:value-type="float" office:value="30.1198070694207">
                <text:p>30.11980706942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6.578832649892">
                <text:p>226.578832649892</text:p>
              </table:table-cell>
              <table:table-cell office:value-type="float" office:value="226.128254354397">
                <text:p>226.128254354397</text:p>
              </table:table-cell>
              <table:table-cell office:value-type="float" office:value="28.8717456456028">
                <text:p>28.87174564560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1.706747919415">
                <text:p>221.706747919415</text:p>
              </table:table-cell>
              <table:table-cell office:value-type="float" office:value="227.31690580574">
                <text:p>227.31690580574</text:p>
              </table:table-cell>
              <table:table-cell office:value-type="float" office:value="27.68309419426">
                <text:p>27.68309419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6.77777350549">
                <text:p>216.77777350549</text:p>
              </table:table-cell>
              <table:table-cell office:value-type="float" office:value="228.44543128542">
                <text:p>228.44543128542</text:p>
              </table:table-cell>
              <table:table-cell office:value-type="float" office:value="26.5545687145801">
                <text:p>26.55456871458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1.794878437996">
                <text:p>211.794878437996</text:p>
              </table:table-cell>
              <table:table-cell office:value-type="float" office:value="229.513151011886">
                <text:p>229.513151011886</text:p>
              </table:table-cell>
              <table:table-cell office:value-type="float" office:value="25.4868489881136">
                <text:p>25.48684898811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6.761064226601">
                <text:p>206.761064226601</text:p>
              </table:table-cell>
              <table:table-cell office:value-type="float" office:value="230.519421830701">
                <text:p>230.519421830701</text:p>
              </table:table-cell>
              <table:table-cell office:value-type="float" office:value="24.4805781692994">
                <text:p>24.48057816929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.679363052758">
                <text:p>201.679363052758</text:p>
              </table:table-cell>
              <table:table-cell office:value-type="float" office:value="231.463637601948">
                <text:p>231.463637601948</text:p>
              </table:table-cell>
              <table:table-cell office:value-type="float" office:value="23.5363623980517">
                <text:p>23.53636239805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6.552835943238">
                <text:p>196.552835943238</text:p>
              </table:table-cell>
              <table:table-cell office:value-type="float" office:value="232.345229565355">
                <text:p>232.345229565355</text:p>
              </table:table-cell>
              <table:table-cell office:value-type="float" office:value="22.6547704346445">
                <text:p>22.65477043464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1.384570926278">
                <text:p>191.384570926278</text:p>
              </table:table-cell>
              <table:table-cell office:value-type="float" office:value="233.163666682888">
                <text:p>233.163666682888</text:p>
              </table:table-cell>
              <table:table-cell office:value-type="float" office:value="21.8363333171119">
                <text:p>21.83633331711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6.177681171471">
                <text:p>186.177681171471</text:p>
              </table:table-cell>
              <table:table-cell office:value-type="float" office:value="233.91845595863">
                <text:p>233.91845595863</text:p>
              </table:table-cell>
              <table:table-cell office:value-type="float" office:value="21.0815440413701">
                <text:p>21.08154404137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0.935303114507">
                <text:p>180.935303114507</text:p>
              </table:table-cell>
              <table:table-cell office:value-type="float" office:value="234.609142735745">
                <text:p>234.609142735745</text:p>
              </table:table-cell>
              <table:table-cell office:value-type="float" office:value="20.3908572642554">
                <text:p>20.39085726425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5.660594567902">
                <text:p>175.660594567902</text:p>
              </table:table-cell>
              <table:table-cell office:value-type="float" office:value="235.235310970344">
                <text:p>235.235310970344</text:p>
              </table:table-cell>
              <table:table-cell office:value-type="float" office:value="19.7646890296559">
                <text:p>19.76468902965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0.35673281885">
                <text:p>170.35673281885</text:p>
              </table:table-cell>
              <table:table-cell office:value-type="float" office:value="235.796583482098">
                <text:p>235.796583482098</text:p>
              </table:table-cell>
              <table:table-cell office:value-type="float" office:value="19.2034165179022">
                <text:p>19.20341651790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5.026912715346">
                <text:p>165.026912715346</text:p>
              </table:table-cell>
              <table:table-cell office:value-type="float" office:value="236.292622181432">
                <text:p>236.292622181432</text:p>
              </table:table-cell>
              <table:table-cell office:value-type="float" office:value="18.707377818568">
                <text:p>18.7073778185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9.674344741724">
                <text:p>159.674344741724</text:p>
              </table:table-cell>
              <table:table-cell office:value-type="float" office:value="236.723128273182">
                <text:p>236.723128273182</text:p>
              </table:table-cell>
              <table:table-cell office:value-type="float" office:value="18.2768717268178">
                <text:p>18.27687172681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4.302253084787">
                <text:p>154.302253084787</text:p>
              </table:table-cell>
              <table:table-cell office:value-type="float" office:value="237.087842436577">
                <text:p>237.087842436577</text:p>
              </table:table-cell>
              <table:table-cell office:value-type="float" office:value="17.9121575634235">
                <text:p>17.91215756342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.913873691673">
                <text:p>148.913873691673</text:p>
              </table:table-cell>
              <table:table-cell office:value-type="float" office:value="237.38654498144">
                <text:p>237.38654498144</text:p>
              </table:table-cell>
              <table:table-cell office:value-type="float" office:value="17.6134550185596">
                <text:p>17.61345501855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.512452320644">
                <text:p>143.512452320644</text:p>
              </table:table-cell>
              <table:table-cell office:value-type="float" office:value="237.61905598053">
                <text:p>237.61905598053</text:p>
              </table:table-cell>
              <table:table-cell office:value-type="float" office:value="17.3809440194699">
                <text:p>17.38094401946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8.101242585962">
                <text:p>138.101242585962</text:p>
              </table:table-cell>
              <table:table-cell office:value-type="float" office:value="237.785235377914">
                <text:p>237.785235377914</text:p>
              </table:table-cell>
              <table:table-cell office:value-type="float" office:value="17.2147646220863">
                <text:p>17.21476462208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2.683503998033">
                <text:p>132.683503998033</text:p>
              </table:table-cell>
              <table:table-cell office:value-type="float" office:value="237.884983073336">
                <text:p>237.884983073336</text:p>
              </table:table-cell>
              <table:table-cell office:value-type="float" office:value="17.1150169266637">
                <text:p>17.11501692666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.2625">
                <text:p>127.2625</text:p>
              </table:table-cell>
              <table:table-cell office:value-type="float" office:value="237.918238982516">
                <text:p>237.918238982516</text:p>
              </table:table-cell>
              <table:table-cell office:value-type="float" office:value="17.0817610174841">
                <text:p>17.08176101748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1.841496001967">
                <text:p>121.841496001967</text:p>
              </table:table-cell>
              <table:table-cell office:value-type="float" office:value="237.884983073336">
                <text:p>237.884983073336</text:p>
              </table:table-cell>
              <table:table-cell office:value-type="float" office:value="17.1150169266637">
                <text:p>17.11501692666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6.423757414038">
                <text:p>116.423757414038</text:p>
              </table:table-cell>
              <table:table-cell office:value-type="float" office:value="237.785235377914">
                <text:p>237.785235377914</text:p>
              </table:table-cell>
              <table:table-cell office:value-type="float" office:value="17.2147646220863">
                <text:p>17.21476462208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1.012547679356">
                <text:p>111.012547679356</text:p>
              </table:table-cell>
              <table:table-cell office:value-type="float" office:value="237.61905598053">
                <text:p>237.61905598053</text:p>
              </table:table-cell>
              <table:table-cell office:value-type="float" office:value="17.3809440194699">
                <text:p>17.38094401946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.611126308327">
                <text:p>105.611126308327</text:p>
              </table:table-cell>
              <table:table-cell office:value-type="float" office:value="237.38654498144">
                <text:p>237.38654498144</text:p>
              </table:table-cell>
              <table:table-cell office:value-type="float" office:value="17.6134550185596">
                <text:p>17.61345501855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.222746915213">
                <text:p>100.222746915213</text:p>
              </table:table-cell>
              <table:table-cell office:value-type="float" office:value="237.087842436577">
                <text:p>237.087842436577</text:p>
              </table:table-cell>
              <table:table-cell office:value-type="float" office:value="17.9121575634235">
                <text:p>17.91215756342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4.850655258276">
                <text:p>94.850655258276</text:p>
              </table:table-cell>
              <table:table-cell office:value-type="float" office:value="236.723128273182">
                <text:p>236.723128273182</text:p>
              </table:table-cell>
              <table:table-cell office:value-type="float" office:value="18.2768717268177">
                <text:p>18.27687172681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9.4980872846543">
                <text:p>89.4980872846543</text:p>
              </table:table-cell>
              <table:table-cell office:value-type="float" office:value="236.292622181432">
                <text:p>236.292622181432</text:p>
              </table:table-cell>
              <table:table-cell office:value-type="float" office:value="18.707377818568">
                <text:p>18.7073778185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.1682671811499">
                <text:p>84.1682671811499</text:p>
              </table:table-cell>
              <table:table-cell office:value-type="float" office:value="235.796583482098">
                <text:p>235.796583482098</text:p>
              </table:table-cell>
              <table:table-cell office:value-type="float" office:value="19.2034165179022">
                <text:p>19.20341651790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8.8644054320984">
                <text:p>78.8644054320984</text:p>
              </table:table-cell>
              <table:table-cell office:value-type="float" office:value="235.235310970344">
                <text:p>235.235310970344</text:p>
              </table:table-cell>
              <table:table-cell office:value-type="float" office:value="19.7646890296559">
                <text:p>19.76468902965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3.5896968854934">
                <text:p>73.5896968854934</text:p>
              </table:table-cell>
              <table:table-cell office:value-type="float" office:value="234.609142735745">
                <text:p>234.609142735745</text:p>
              </table:table-cell>
              <table:table-cell office:value-type="float" office:value="20.3908572642554">
                <text:p>20.39085726425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.3473188285292">
                <text:p>68.3473188285292</text:p>
              </table:table-cell>
              <table:table-cell office:value-type="float" office:value="233.91845595863">
                <text:p>233.91845595863</text:p>
              </table:table-cell>
              <table:table-cell office:value-type="float" office:value="21.0815440413701">
                <text:p>21.0815440413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.1404290737222">
                <text:p>63.1404290737222</text:p>
              </table:table-cell>
              <table:table-cell office:value-type="float" office:value="233.163666682888">
                <text:p>233.163666682888</text:p>
              </table:table-cell>
              <table:table-cell office:value-type="float" office:value="21.8363333171119">
                <text:p>21.83633331711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.9721640567624">
                <text:p>57.9721640567624</text:p>
              </table:table-cell>
              <table:table-cell office:value-type="float" office:value="232.345229565355">
                <text:p>232.345229565355</text:p>
              </table:table-cell>
              <table:table-cell office:value-type="float" office:value="22.6547704346445">
                <text:p>22.65477043464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.8456369472423">
                <text:p>52.8456369472423</text:p>
              </table:table-cell>
              <table:table-cell office:value-type="float" office:value="231.463637601948">
                <text:p>231.463637601948</text:p>
              </table:table-cell>
              <table:table-cell office:value-type="float" office:value="23.5363623980517">
                <text:p>23.53636239805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.7639357733995">
                <text:p>47.7639357733995</text:p>
              </table:table-cell>
              <table:table-cell office:value-type="float" office:value="230.519421830701">
                <text:p>230.519421830701</text:p>
              </table:table-cell>
              <table:table-cell office:value-type="float" office:value="24.4805781692994">
                <text:p>24.48057816929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.730121562004">
                <text:p>42.730121562004</text:p>
              </table:table-cell>
              <table:table-cell office:value-type="float" office:value="229.513151011886">
                <text:p>229.513151011886</text:p>
              </table:table-cell>
              <table:table-cell office:value-type="float" office:value="25.4868489881136">
                <text:p>25.48684898811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.7472264945103">
                <text:p>37.7472264945103</text:p>
              </table:table-cell>
              <table:table-cell office:value-type="float" office:value="228.44543128542">
                <text:p>228.44543128542</text:p>
              </table:table-cell>
              <table:table-cell office:value-type="float" office:value="26.55456871458">
                <text:p>26.554568714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.8182520805846">
                <text:p>32.8182520805846</text:p>
              </table:table-cell>
              <table:table-cell office:value-type="float" office:value="227.31690580574">
                <text:p>227.31690580574</text:p>
              </table:table-cell>
              <table:table-cell office:value-type="float" office:value="27.68309419426">
                <text:p>27.683094194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.9461673501077">
                <text:p>27.9461673501077</text:p>
              </table:table-cell>
              <table:table-cell office:value-type="float" office:value="226.128254354397">
                <text:p>226.128254354397</text:p>
              </table:table-cell>
              <table:table-cell office:value-type="float" office:value="28.8717456456028">
                <text:p>28.87174564560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.1339070647423">
                <text:p>23.1339070647423</text:p>
              </table:table-cell>
              <table:table-cell office:value-type="float" office:value="224.880192930579">
                <text:p>224.880192930579</text:p>
              </table:table-cell>
              <table:table-cell office:value-type="float" office:value="30.1198070694207">
                <text:p>30.11980706942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3843699501422">
                <text:p>18.3843699501422</text:p>
              </table:table-cell>
              <table:table-cell office:value-type="float" office:value="223.57347331982">
                <text:p>223.57347331982</text:p>
              </table:table-cell>
              <table:table-cell office:value-type="float" office:value="31.4265266801801">
                <text:p>31.42652668018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7870787496694">
                <text:p>15.7870787496694</text:p>
              </table:table-cell>
              <table:table-cell office:value-type="float" office:value="224.015516234052">
                <text:p>224.015516234052</text:p>
              </table:table-cell>
              <table:table-cell office:value-type="float" office:value="34.59775095175">
                <text:p>34.59775095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3003019918905">
                <text:p>14.3003019918905</text:p>
              </table:table-cell>
              <table:table-cell office:value-type="float" office:value="225.30276883819">
                <text:p>225.30276883819</text:p>
              </table:table-cell>
              <table:table-cell office:value-type="float" office:value="38.7282830922445">
                <text:p>38.72828309224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881569438263">
                <text:p>12.881569438263</text:p>
              </table:table-cell>
              <table:table-cell office:value-type="float" office:value="226.531108711461">
                <text:p>226.531108711461</text:p>
              </table:table-cell>
              <table:table-cell office:value-type="float" office:value="42.912287995616">
                <text:p>42.9122879956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.5317356802274">
                <text:p>11.5317356802274</text:p>
              </table:table-cell>
              <table:table-cell office:value-type="float" office:value="227.699795947855">
                <text:p>227.699795947855</text:p>
              </table:table-cell>
              <table:table-cell office:value-type="float" office:value="47.1472453737606">
                <text:p>47.14724537376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2516138071661">
                <text:p>10.2516138071661</text:p>
              </table:table-cell>
              <table:table-cell office:value-type="float" office:value="228.808126573882">
                <text:p>228.808126573882</text:p>
              </table:table-cell>
              <table:table-cell office:value-type="float" office:value="51.4306042467091">
                <text:p>51.43060424670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04197491662842">
                <text:p>9.04197491662842</text:p>
              </table:table-cell>
              <table:table-cell office:value-type="float" office:value="229.855432972616">
                <text:p>229.855432972616</text:p>
              </table:table-cell>
              <table:table-cell office:value-type="float" office:value="55.7597844792414">
                <text:p>55.75978447924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90354764985085">
                <text:p>7.90354764985085</text:p>
              </table:table-cell>
              <table:table-cell office:value-type="float" office:value="230.841084285843">
                <text:p>230.841084285843</text:p>
              </table:table-cell>
              <table:table-cell office:value-type="float" office:value="60.132178335064">
                <text:p>60.1321783350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83701775285027">
                <text:p>6.83701775285027</text:p>
              </table:table-cell>
              <table:table-cell office:value-type="float" office:value="231.764486794069">
                <text:p>231.764486794069</text:p>
              </table:table-cell>
              <table:table-cell office:value-type="float" office:value="64.5451520476126">
                <text:p>64.54515204761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84302766335659">
                <text:p>5.84302766335659</text:p>
              </table:table-cell>
              <table:table-cell office:value-type="float" office:value="232.62508427415">
                <text:p>232.62508427415</text:p>
              </table:table-cell>
              <table:table-cell office:value-type="float" office:value="68.9960474065342">
                <text:p>68.99604740653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92217612383201">
                <text:p>4.92217612383201</text:p>
              </table:table-cell>
              <table:table-cell office:value-type="float" office:value="233.422358334345">
                <text:p>233.422358334345</text:p>
              </table:table-cell>
              <table:table-cell office:value-type="float" office:value="73.4821833588944">
                <text:p>73.48218335889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7501782081107">
                <text:p>4.07501782081107</text:p>
              </table:table-cell>
              <table:table-cell office:value-type="float" office:value="234.15582872657">
                <text:p>234.15582872657</text:p>
              </table:table-cell>
              <table:table-cell office:value-type="float" office:value="78.0008576241429">
                <text:p>78.00085762414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30206305077823">
                <text:p>3.30206305077823</text:p>
              </table:table-cell>
              <table:table-cell office:value-type="float" office:value="234.82505363569">
                <text:p>234.82505363569</text:p>
              </table:table-cell>
              <table:table-cell office:value-type="float" office:value="82.5493483218665">
                <text:p>82.54934832186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0377741278427">
                <text:p>2.60377741278427</text:p>
              </table:table-cell>
              <table:table-cell office:value-type="float" office:value="235.429629945641">
                <text:p>235.429629945641</text:p>
              </table:table-cell>
              <table:table-cell office:value-type="float" office:value="87.1249156113479">
                <text:p>87.12491561134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98058152798705">
                <text:p>1.98058152798705</text:p>
              </table:table-cell>
              <table:table-cell office:value-type="float" office:value="235.969193482262">
                <text:p>235.969193482262</text:p>
              </table:table-cell>
              <table:table-cell office:value-type="float" office:value="91.7248033419433">
                <text:p>91.72480334194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3285078628465">
                <text:p>1.43285078628465</text:p>
              </table:table-cell>
              <table:table-cell office:value-type="float" office:value="236.443419232654">
                <text:p>236.443419232654</text:p>
              </table:table-cell>
              <table:table-cell office:value-type="float" office:value="96.3462407132849">
                <text:p>96.34624071328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60915120194933">
                <text:p>0.960915120194933</text:p>
              </table:table-cell>
              <table:table-cell office:value-type="float" office:value="236.852021540957">
                <text:p>236.852021540957</text:p>
              </table:table-cell>
              <table:table-cell office:value-type="float" office:value="100.986443944307">
                <text:p>100.9864439443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65058806116411">
                <text:p>0.565058806116411</text:p>
              </table:table-cell>
              <table:table-cell office:value-type="float" office:value="237.194754280419">
                <text:p>237.194754280419</text:p>
              </table:table-cell>
              <table:table-cell office:value-type="float" office:value="105.642617950091">
                <text:p>105.6426179500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45520293090593">
                <text:p>0.245520293090593</text:p>
              </table:table-cell>
              <table:table-cell office:value-type="float" office:value="237.471411001653">
                <text:p>237.471411001653</text:p>
              </table:table-cell>
              <table:table-cell office:value-type="float" office:value="110.311958025521">
                <text:p>110.3119580255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49205916946948">
                <text:p>0.00249205916946948</text:p>
              </table:table-cell>
              <table:table-cell office:value-type="float" office:value="237.681825056996">
                <text:p>237.681825056996</text:p>
              </table:table-cell>
              <table:table-cell office:value-type="float" office:value="114.991651534735">
                <text:p>114.991651534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63879504526335">
                <text:p>-0.163879504526335</text:p>
              </table:table-cell>
              <table:table-cell office:value-type="float" office:value="237.825869700889">
                <text:p>237.825869700889</text:p>
              </table:table-cell>
              <table:table-cell office:value-type="float" office:value="119.678879605347">
                <text:p>119.6788796053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253494181987815">
                <text:p>-0.253494181987815</text:p>
              </table:table-cell>
              <table:table-cell office:value-type="float" office:value="237.903458166223">
                <text:p>237.903458166223</text:p>
              </table:table-cell>
              <table:table-cell office:value-type="float" office:value="124.370818826434">
                <text:p>124.3708188264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266297992684201">
                <text:p>-0.266297992684201</text:p>
              </table:table-cell>
              <table:table-cell office:value-type="float" office:value="237.91454371661">
                <text:p>237.91454371661</text:p>
              </table:table-cell>
              <table:table-cell office:value-type="float" office:value="129.064642949253">
                <text:p>129.0646429492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202283224078709">
                <text:p>-0.202283224078709</text:p>
              </table:table-cell>
              <table:table-cell office:value-type="float" office:value="237.859119674527">
                <text:p>237.859119674527</text:p>
              </table:table-cell>
              <table:table-cell office:value-type="float" office:value="133.757524589665">
                <text:p>133.7575245896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614884362742814">
                <text:p>-0.0614884362742814</text:p>
              </table:table-cell>
              <table:table-cell office:value-type="float" office:value="237.737219425346">
                <text:p>237.737219425346</text:p>
              </table:table-cell>
              <table:table-cell office:value-type="float" office:value="138.446636931247">
                <text:p>138.4466369312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56001561213579">
                <text:p>0.156001561213579</text:p>
              </table:table-cell>
              <table:table-cell office:value-type="float" office:value="237.548916397218">
                <text:p>237.548916397218</text:p>
              </table:table-cell>
              <table:table-cell office:value-type="float" office:value="143.129155428064">
                <text:p>143.1291554280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50055760542881">
                <text:p>0.450055760542881</text:p>
              </table:table-cell>
              <table:table-cell office:value-type="float" office:value="237.294324016846">
                <text:p>237.294324016846</text:p>
              </table:table-cell>
              <table:table-cell office:value-type="float" office:value="147.802259506062">
                <text:p>147.8022595060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20497034459294">
                <text:p>0.820497034459294</text:p>
              </table:table-cell>
              <table:table-cell office:value-type="float" office:value="236.973595641161">
                <text:p>236.973595641161</text:p>
              </table:table-cell>
              <table:table-cell office:value-type="float" office:value="152.463134262085">
                <text:p>152.4631342620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26710224299117">
                <text:p>1.26710224299117</text:p>
              </table:table-cell>
              <table:table-cell office:value-type="float" office:value="236.586924464943">
                <text:p>236.586924464943</text:p>
              </table:table-cell>
              <table:table-cell office:value-type="float" office:value="157.108972159459">
                <text:p>157.1089721594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8960236786045">
                <text:p>1.78960236786045</text:p>
              </table:table-cell>
              <table:table-cell office:value-type="float" office:value="236.13454340445">
                <text:p>236.13454340445</text:p>
              </table:table-cell>
              <table:table-cell office:value-type="float" office:value="161.736974719156">
                <text:p>161.736974719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38768267452952">
                <text:p>2.38768267452952</text:p>
              </table:table-cell>
              <table:table-cell office:value-type="float" office:value="235.616724957117">
                <text:p>235.616724957117</text:p>
              </table:table-cell>
              <table:table-cell office:value-type="float" office:value="166.344354205485">
                <text:p>166.3443542054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06098290178528">
                <text:p>3.06098290178528</text:p>
              </table:table-cell>
              <table:table-cell office:value-type="float" office:value="235.033781037415">
                <text:p>235.033781037415</text:p>
              </table:table-cell>
              <table:table-cell office:value-type="float" office:value="170.928335305324">
                <text:p>170.9283353053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80909747874716">
                <text:p>3.80909747874716</text:p>
              </table:table-cell>
              <table:table-cell office:value-type="float" office:value="234.386062788963">
                <text:p>234.386062788963</text:p>
              </table:table-cell>
              <table:table-cell office:value-type="float" office:value="175.486156799865">
                <text:p>175.4861567998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63157576916777">
                <text:p>4.63157576916777</text:p>
              </table:table-cell>
              <table:table-cell office:value-type="float" office:value="233.673960373015">
                <text:p>233.673960373015</text:p>
              </table:table-cell>
              <table:table-cell office:value-type="float" office:value="180.015073227868">
                <text:p>180.0150732278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52792234287944">
                <text:p>5.52792234287944</text:p>
              </table:table-cell>
              <table:table-cell office:value-type="float" office:value="232.897902733438">
                <text:p>232.897902733438</text:p>
              </table:table-cell>
              <table:table-cell office:value-type="float" office:value="184.512356539424">
                <text:p>184.5123565394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4975972742227">
                <text:p>6.4975972742227</text:p>
              </table:table-cell>
              <table:table-cell office:value-type="float" office:value="232.058357338335">
                <text:p>232.058357338335</text:p>
              </table:table-cell>
              <table:table-cell office:value-type="float" office:value="188.97529773923">
                <text:p>188.975297739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5400164672774">
                <text:p>7.5400164672774</text:p>
              </table:table-cell>
              <table:table-cell office:value-type="float" office:value="231.155829898461">
                <text:p>231.155829898461</text:p>
              </table:table-cell>
              <table:table-cell office:value-type="float" office:value="193.401208518387">
                <text:p>193.4012085183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6545520077002">
                <text:p>8.6545520077002</text:p>
              </table:table-cell>
              <table:table-cell office:value-type="float" office:value="230.190864062597">
                <text:p>230.190864062597</text:p>
              </table:table-cell>
              <table:table-cell office:value-type="float" office:value="197.787422873737">
                <text:p>197.7874228737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84053254095676">
                <text:p>9.84053254095676</text:p>
              </table:table-cell>
              <table:table-cell office:value-type="float" office:value="229.164041090081">
                <text:p>229.164041090081</text:p>
              </table:table-cell>
              <table:table-cell office:value-type="float" office:value="202.131298713764">
                <text:p>202.1312987137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0972436767204">
                <text:p>11.0972436767204</text:p>
              </table:table-cell>
              <table:table-cell office:value-type="float" office:value="228.075979500675">
                <text:p>228.075979500675</text:p>
              </table:table-cell>
              <table:table-cell office:value-type="float" office:value="206.43021945009">
                <text:p>206.430219450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.4239284191946">
                <text:p>12.4239284191946</text:p>
              </table:table-cell>
              <table:table-cell office:value-type="float" office:value="226.927334701996">
                <text:p>226.927334701996</text:p>
              </table:table-cell>
              <table:table-cell office:value-type="float" office:value="210.681595573611">
                <text:p>210.6815955736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8197876230982">
                <text:p>13.8197876230982</text:p>
              </table:table-cell>
              <table:table-cell office:value-type="float" office:value="225.71879859472">
                <text:p>225.71879859472</text:p>
              </table:table-cell>
              <table:table-cell office:value-type="float" office:value="214.882866214318">
                <text:p>214.8828662143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2839804750415">
                <text:p>15.2839804750415</text:p>
              </table:table-cell>
              <table:table-cell office:value-type="float" office:value="224.451099155808">
                <text:p>224.451099155808</text:p>
              </table:table-cell>
              <table:table-cell office:value-type="float" office:value="219.031500683873">
                <text:p>219.0315006838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815625">
                <text:p>16.815625</text:p>
              </table:table-cell>
              <table:table-cell office:value-type="float" office:value="223.125">
                <text:p>223.125</text:p>
              </table:table-cell>
              <table:table-cell office:value-type="float" office:value="223.125">
                <text:p>223.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.2839804750415">
                <text:p>15.2839804750415</text:p>
              </table:table-cell>
              <table:table-cell office:value-type="float" office:value="219.031500683873">
                <text:p>219.031500683873</text:p>
              </table:table-cell>
              <table:table-cell office:value-type="float" office:value="224.451099155808">
                <text:p>224.4510991558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8197876230982">
                <text:p>13.8197876230982</text:p>
              </table:table-cell>
              <table:table-cell office:value-type="float" office:value="214.882866214318">
                <text:p>214.882866214318</text:p>
              </table:table-cell>
              <table:table-cell office:value-type="float" office:value="225.71879859472">
                <text:p>225.718798594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4239284191946">
                <text:p>12.4239284191946</text:p>
              </table:table-cell>
              <table:table-cell office:value-type="float" office:value="210.681595573611">
                <text:p>210.681595573611</text:p>
              </table:table-cell>
              <table:table-cell office:value-type="float" office:value="226.927334701996">
                <text:p>226.9273347019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0972436767205">
                <text:p>11.0972436767205</text:p>
              </table:table-cell>
              <table:table-cell office:value-type="float" office:value="206.430219450091">
                <text:p>206.430219450091</text:p>
              </table:table-cell>
              <table:table-cell office:value-type="float" office:value="228.075979500675">
                <text:p>228.0759795006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84053254095678">
                <text:p>9.84053254095678</text:p>
              </table:table-cell>
              <table:table-cell office:value-type="float" office:value="202.131298713764">
                <text:p>202.131298713764</text:p>
              </table:table-cell>
              <table:table-cell office:value-type="float" office:value="229.164041090081">
                <text:p>229.1640410900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65455200770024">
                <text:p>8.65455200770024</text:p>
              </table:table-cell>
              <table:table-cell office:value-type="float" office:value="197.787422873737">
                <text:p>197.787422873737</text:p>
              </table:table-cell>
              <table:table-cell office:value-type="float" office:value="230.190864062597">
                <text:p>230.1908640625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54001646727744">
                <text:p>7.54001646727744</text:p>
              </table:table-cell>
              <table:table-cell office:value-type="float" office:value="193.401208518387">
                <text:p>193.401208518387</text:p>
              </table:table-cell>
              <table:table-cell office:value-type="float" office:value="231.155829898461">
                <text:p>231.1558298984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49759727422268">
                <text:p>6.49759727422268</text:p>
              </table:table-cell>
              <table:table-cell office:value-type="float" office:value="188.97529773923">
                <text:p>188.97529773923</text:p>
              </table:table-cell>
              <table:table-cell office:value-type="float" office:value="232.058357338335">
                <text:p>232.0583573383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52792234287944">
                <text:p>5.52792234287944</text:p>
              </table:table-cell>
              <table:table-cell office:value-type="float" office:value="184.512356539424">
                <text:p>184.512356539424</text:p>
              </table:table-cell>
              <table:table-cell office:value-type="float" office:value="232.897902733438">
                <text:p>232.8979027334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63157576916777">
                <text:p>4.63157576916777</text:p>
              </table:table-cell>
              <table:table-cell office:value-type="float" office:value="180.015073227868">
                <text:p>180.015073227868</text:p>
              </table:table-cell>
              <table:table-cell office:value-type="float" office:value="233.673960373015">
                <text:p>233.6739603730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80909747874713">
                <text:p>3.80909747874713</text:p>
              </table:table-cell>
              <table:table-cell office:value-type="float" office:value="175.486156799865">
                <text:p>175.486156799865</text:p>
              </table:table-cell>
              <table:table-cell office:value-type="float" office:value="234.386062788964">
                <text:p>234.3860627889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6098290178528">
                <text:p>3.06098290178528</text:p>
              </table:table-cell>
              <table:table-cell office:value-type="float" office:value="170.928335305324">
                <text:p>170.928335305324</text:p>
              </table:table-cell>
              <table:table-cell office:value-type="float" office:value="235.033781037415">
                <text:p>235.0337810374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38768267452952">
                <text:p>2.38768267452952</text:p>
              </table:table-cell>
              <table:table-cell office:value-type="float" office:value="166.344354205485">
                <text:p>166.344354205485</text:p>
              </table:table-cell>
              <table:table-cell office:value-type="float" office:value="235.616724957117">
                <text:p>235.6167249571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78960236786046">
                <text:p>1.78960236786046</text:p>
              </table:table-cell>
              <table:table-cell office:value-type="float" office:value="161.736974719156">
                <text:p>161.736974719156</text:p>
              </table:table-cell>
              <table:table-cell office:value-type="float" office:value="236.13454340445">
                <text:p>236.134543404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671022429912">
                <text:p>1.2671022429912</text:p>
              </table:table-cell>
              <table:table-cell office:value-type="float" office:value="157.108972159459">
                <text:p>157.108972159459</text:p>
              </table:table-cell>
              <table:table-cell office:value-type="float" office:value="236.586924464943">
                <text:p>236.5869244649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20497034459326">
                <text:p>0.820497034459326</text:p>
              </table:table-cell>
              <table:table-cell office:value-type="float" office:value="152.463134262085">
                <text:p>152.463134262085</text:p>
              </table:table-cell>
              <table:table-cell office:value-type="float" office:value="236.973595641161">
                <text:p>236.9735956411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50055760542913">
                <text:p>0.450055760542913</text:p>
              </table:table-cell>
              <table:table-cell office:value-type="float" office:value="147.802259506063">
                <text:p>147.802259506063</text:p>
              </table:table-cell>
              <table:table-cell office:value-type="float" office:value="237.294324016846">
                <text:p>237.2943240168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56001561213561">
                <text:p>0.156001561213561</text:p>
              </table:table-cell>
              <table:table-cell office:value-type="float" office:value="143.129155428064">
                <text:p>143.129155428064</text:p>
              </table:table-cell>
              <table:table-cell office:value-type="float" office:value="237.548916397218">
                <text:p>237.5489163972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614884362742814">
                <text:p>-0.0614884362742814</text:p>
              </table:table-cell>
              <table:table-cell office:value-type="float" office:value="138.446636931248">
                <text:p>138.446636931248</text:p>
              </table:table-cell>
              <table:table-cell office:value-type="float" office:value="237.737219425346">
                <text:p>237.7372194253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202283224078744">
                <text:p>-0.202283224078744</text:p>
              </table:table-cell>
              <table:table-cell office:value-type="float" office:value="133.757524589665">
                <text:p>133.757524589665</text:p>
              </table:table-cell>
              <table:table-cell office:value-type="float" office:value="237.859119674527">
                <text:p>237.8591196745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266297992684219">
                <text:p>-0.266297992684219</text:p>
              </table:table-cell>
              <table:table-cell office:value-type="float" office:value="129.064642949253">
                <text:p>129.064642949253</text:p>
              </table:table-cell>
              <table:table-cell office:value-type="float" office:value="237.91454371661">
                <text:p>237.914543716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253494181987833">
                <text:p>-0.253494181987833</text:p>
              </table:table-cell>
              <table:table-cell office:value-type="float" office:value="124.370818826434">
                <text:p>124.370818826434</text:p>
              </table:table-cell>
              <table:table-cell office:value-type="float" office:value="237.903458166223">
                <text:p>237.9034581662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163879504526335">
                <text:p>-0.163879504526335</text:p>
              </table:table-cell>
              <table:table-cell office:value-type="float" office:value="119.678879605347">
                <text:p>119.678879605347</text:p>
              </table:table-cell>
              <table:table-cell office:value-type="float" office:value="237.825869700889">
                <text:p>237.8258697008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49205916945172">
                <text:p>0.00249205916945172</text:p>
              </table:table-cell>
              <table:table-cell office:value-type="float" office:value="114.991651534735">
                <text:p>114.991651534735</text:p>
              </table:table-cell>
              <table:table-cell office:value-type="float" office:value="237.681825056996">
                <text:p>237.6818250569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45520293090593">
                <text:p>0.245520293090593</text:p>
              </table:table-cell>
              <table:table-cell office:value-type="float" office:value="110.311958025521">
                <text:p>110.311958025521</text:p>
              </table:table-cell>
              <table:table-cell office:value-type="float" office:value="237.471411001653">
                <text:p>237.471411001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65058806116443">
                <text:p>0.565058806116443</text:p>
              </table:table-cell>
              <table:table-cell office:value-type="float" office:value="105.642617950091">
                <text:p>105.642617950091</text:p>
              </table:table-cell>
              <table:table-cell office:value-type="float" office:value="237.194754280419">
                <text:p>237.1947542804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60915120194965">
                <text:p>0.960915120194965</text:p>
              </table:table-cell>
              <table:table-cell office:value-type="float" office:value="100.986443944307">
                <text:p>100.986443944307</text:p>
              </table:table-cell>
              <table:table-cell office:value-type="float" office:value="236.852021540957">
                <text:p>236.8520215409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3285078628465">
                <text:p>1.43285078628465</text:p>
              </table:table-cell>
              <table:table-cell office:value-type="float" office:value="96.3462407132849">
                <text:p>96.3462407132849</text:p>
              </table:table-cell>
              <table:table-cell office:value-type="float" office:value="236.443419232654">
                <text:p>236.4434192326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98058152798701">
                <text:p>1.98058152798701</text:p>
              </table:table-cell>
              <table:table-cell office:value-type="float" office:value="91.7248033419434">
                <text:p>91.7248033419434</text:p>
              </table:table-cell>
              <table:table-cell office:value-type="float" office:value="235.969193482262">
                <text:p>235.9691934822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60377741278427">
                <text:p>2.60377741278427</text:p>
              </table:table-cell>
              <table:table-cell office:value-type="float" office:value="87.1249156113479">
                <text:p>87.1249156113479</text:p>
              </table:table-cell>
              <table:table-cell office:value-type="float" office:value="235.429629945641">
                <text:p>235.4296299456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3020630507782">
                <text:p>3.3020630507782</text:p>
              </table:table-cell>
              <table:table-cell office:value-type="float" office:value="82.5493483218665">
                <text:p>82.5493483218665</text:p>
              </table:table-cell>
              <table:table-cell office:value-type="float" office:value="234.82505363569">
                <text:p>234.825053635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07501782081105">
                <text:p>4.07501782081105</text:p>
              </table:table-cell>
              <table:table-cell office:value-type="float" office:value="78.0008576241429">
                <text:p>78.0008576241429</text:p>
              </table:table-cell>
              <table:table-cell office:value-type="float" office:value="234.15582872657">
                <text:p>234.155828726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922176123832">
                <text:p>4.922176123832</text:p>
              </table:table-cell>
              <table:table-cell office:value-type="float" office:value="73.4821833588944">
                <text:p>73.4821833588944</text:p>
              </table:table-cell>
              <table:table-cell office:value-type="float" office:value="233.422358334345">
                <text:p>233.4223583343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84302766335659">
                <text:p>5.84302766335659</text:p>
              </table:table-cell>
              <table:table-cell office:value-type="float" office:value="68.9960474065342">
                <text:p>68.9960474065342</text:p>
              </table:table-cell>
              <table:table-cell office:value-type="float" office:value="232.62508427415">
                <text:p>232.625084274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83701775285027">
                <text:p>6.83701775285027</text:p>
              </table:table-cell>
              <table:table-cell office:value-type="float" office:value="64.5451520476126">
                <text:p>64.5451520476126</text:p>
              </table:table-cell>
              <table:table-cell office:value-type="float" office:value="231.764486794069">
                <text:p>231.7644867940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90354764985085">
                <text:p>7.90354764985085</text:p>
              </table:table-cell>
              <table:table-cell office:value-type="float" office:value="60.1321783350641">
                <text:p>60.1321783350641</text:p>
              </table:table-cell>
              <table:table-cell office:value-type="float" office:value="230.841084285843">
                <text:p>230.8410842858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04197491662844">
                <text:p>9.04197491662844</text:p>
              </table:table-cell>
              <table:table-cell office:value-type="float" office:value="55.7597844792415">
                <text:p>55.7597844792415</text:p>
              </table:table-cell>
              <table:table-cell office:value-type="float" office:value="229.855432972616">
                <text:p>229.8554329726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2516138071661">
                <text:p>10.2516138071661</text:p>
              </table:table-cell>
              <table:table-cell office:value-type="float" office:value="51.4306042467091">
                <text:p>51.4306042467091</text:p>
              </table:table-cell>
              <table:table-cell office:value-type="float" office:value="228.808126573882">
                <text:p>228.8081265738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5317356802274">
                <text:p>11.5317356802274</text:p>
              </table:table-cell>
              <table:table-cell office:value-type="float" office:value="47.1472453737607">
                <text:p>47.1472453737607</text:p>
              </table:table-cell>
              <table:table-cell office:value-type="float" office:value="227.699795947855">
                <text:p>227.6997959478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.881569438263">
                <text:p>12.881569438263</text:p>
              </table:table-cell>
              <table:table-cell office:value-type="float" office:value="42.912287995616">
                <text:p>42.912287995616</text:p>
              </table:table-cell>
              <table:table-cell office:value-type="float" office:value="226.531108711461">
                <text:p>226.5311087114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.3003019918905">
                <text:p>14.3003019918905</text:p>
              </table:table-cell>
              <table:table-cell office:value-type="float" office:value="38.7282830922445">
                <text:p>38.7282830922445</text:p>
              </table:table-cell>
              <table:table-cell office:value-type="float" office:value="225.30276883819">
                <text:p>225.302768838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7870787496694">
                <text:p>15.7870787496694</text:p>
              </table:table-cell>
              <table:table-cell office:value-type="float" office:value="34.59775095175">
                <text:p>34.59775095175</text:p>
              </table:table-cell>
              <table:table-cell office:value-type="float" office:value="224.015516234052">
                <text:p>224.0155162340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.3843699501421">
                <text:p>18.3843699501421</text:p>
              </table:table-cell>
              <table:table-cell office:value-type="float" office:value="31.4265266801801">
                <text:p>31.4265266801801</text:p>
              </table:table-cell>
              <table:table-cell office:value-type="float" office:value="223.57347331982">
                <text:p>223.573473319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1339070647422">
                <text:p>23.1339070647422</text:p>
              </table:table-cell>
              <table:table-cell office:value-type="float" office:value="30.1198070694207">
                <text:p>30.1198070694207</text:p>
              </table:table-cell>
              <table:table-cell office:value-type="float" office:value="224.880192930579">
                <text:p>224.8801929305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.9461673501077">
                <text:p>27.9461673501077</text:p>
              </table:table-cell>
              <table:table-cell office:value-type="float" office:value="28.8717456456028">
                <text:p>28.8717456456028</text:p>
              </table:table-cell>
              <table:table-cell office:value-type="float" office:value="226.128254354397">
                <text:p>226.1282543543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.8182520805845">
                <text:p>32.8182520805845</text:p>
              </table:table-cell>
              <table:table-cell office:value-type="float" office:value="27.68309419426">
                <text:p>27.68309419426</text:p>
              </table:table-cell>
              <table:table-cell office:value-type="float" office:value="227.31690580574">
                <text:p>227.316905805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.7472264945103">
                <text:p>37.7472264945103</text:p>
              </table:table-cell>
              <table:table-cell office:value-type="float" office:value="26.55456871458">
                <text:p>26.55456871458</text:p>
              </table:table-cell>
              <table:table-cell office:value-type="float" office:value="228.44543128542">
                <text:p>228.445431285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.730121562004">
                <text:p>42.730121562004</text:p>
              </table:table-cell>
              <table:table-cell office:value-type="float" office:value="25.4868489881136">
                <text:p>25.4868489881136</text:p>
              </table:table-cell>
              <table:table-cell office:value-type="float" office:value="229.513151011886">
                <text:p>229.5131510118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7.7639357733995">
                <text:p>47.7639357733995</text:p>
              </table:table-cell>
              <table:table-cell office:value-type="float" office:value="24.4805781692994">
                <text:p>24.4805781692994</text:p>
              </table:table-cell>
              <table:table-cell office:value-type="float" office:value="230.519421830701">
                <text:p>230.5194218307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.8456369472423">
                <text:p>52.8456369472423</text:p>
              </table:table-cell>
              <table:table-cell office:value-type="float" office:value="23.5363623980517">
                <text:p>23.5363623980517</text:p>
              </table:table-cell>
              <table:table-cell office:value-type="float" office:value="231.463637601948">
                <text:p>231.4636376019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7.9721640567623">
                <text:p>57.9721640567623</text:p>
              </table:table-cell>
              <table:table-cell office:value-type="float" office:value="22.6547704346445">
                <text:p>22.6547704346445</text:p>
              </table:table-cell>
              <table:table-cell office:value-type="float" office:value="232.345229565355">
                <text:p>232.3452295653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.1404290737221">
                <text:p>63.1404290737221</text:p>
              </table:table-cell>
              <table:table-cell office:value-type="float" office:value="21.8363333171119">
                <text:p>21.8363333171119</text:p>
              </table:table-cell>
              <table:table-cell office:value-type="float" office:value="233.163666682888">
                <text:p>233.1636666828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8.3473188285291">
                <text:p>68.3473188285291</text:p>
              </table:table-cell>
              <table:table-cell office:value-type="float" office:value="21.0815440413701">
                <text:p>21.0815440413701</text:p>
              </table:table-cell>
              <table:table-cell office:value-type="float" office:value="233.91845595863">
                <text:p>233.918455958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3.5896968854933">
                <text:p>73.5896968854933</text:p>
              </table:table-cell>
              <table:table-cell office:value-type="float" office:value="20.3908572642554">
                <text:p>20.3908572642554</text:p>
              </table:table-cell>
              <table:table-cell office:value-type="float" office:value="234.609142735745">
                <text:p>234.6091427357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8.8644054320984">
                <text:p>78.8644054320984</text:p>
              </table:table-cell>
              <table:table-cell office:value-type="float" office:value="19.764689029656">
                <text:p>19.764689029656</text:p>
              </table:table-cell>
              <table:table-cell office:value-type="float" office:value="235.235310970344">
                <text:p>235.2353109703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4.1682671811498">
                <text:p>84.1682671811498</text:p>
              </table:table-cell>
              <table:table-cell office:value-type="float" office:value="19.2034165179022">
                <text:p>19.2034165179022</text:p>
              </table:table-cell>
              <table:table-cell office:value-type="float" office:value="235.796583482098">
                <text:p>235.7965834820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.4980872846542">
                <text:p>89.4980872846542</text:p>
              </table:table-cell>
              <table:table-cell office:value-type="float" office:value="18.707377818568">
                <text:p>18.707377818568</text:p>
              </table:table-cell>
              <table:table-cell office:value-type="float" office:value="236.292622181432">
                <text:p>236.2926221814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4.850655258276">
                <text:p>94.850655258276</text:p>
              </table:table-cell>
              <table:table-cell office:value-type="float" office:value="18.2768717268177">
                <text:p>18.2768717268177</text:p>
              </table:table-cell>
              <table:table-cell office:value-type="float" office:value="236.723128273182">
                <text:p>236.7231282731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.222746915213">
                <text:p>100.222746915213</text:p>
              </table:table-cell>
              <table:table-cell office:value-type="float" office:value="17.9121575634235">
                <text:p>17.9121575634235</text:p>
              </table:table-cell>
              <table:table-cell office:value-type="float" office:value="237.087842436576">
                <text:p>237.0878424365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5.611126308327">
                <text:p>105.611126308327</text:p>
              </table:table-cell>
              <table:table-cell office:value-type="float" office:value="17.6134550185596">
                <text:p>17.6134550185596</text:p>
              </table:table-cell>
              <table:table-cell office:value-type="float" office:value="237.38654498144">
                <text:p>237.386544981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1.012547679356">
                <text:p>111.012547679356</text:p>
              </table:table-cell>
              <table:table-cell office:value-type="float" office:value="17.38094401947">
                <text:p>17.38094401947</text:p>
              </table:table-cell>
              <table:table-cell office:value-type="float" office:value="237.61905598053">
                <text:p>237.619055980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6.423757414038">
                <text:p>116.423757414038</text:p>
              </table:table-cell>
              <table:table-cell office:value-type="float" office:value="17.2147646220863">
                <text:p>17.2147646220863</text:p>
              </table:table-cell>
              <table:table-cell office:value-type="float" office:value="237.785235377914">
                <text:p>237.7852353779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1.841496001967">
                <text:p>121.841496001967</text:p>
              </table:table-cell>
              <table:table-cell office:value-type="float" office:value="17.1150169266637">
                <text:p>17.1150169266637</text:p>
              </table:table-cell>
              <table:table-cell office:value-type="float" office:value="237.884983073336">
                <text:p>237.8849830733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5.366cm" svg:height="13.155cm" xlink:href=".." xlink:type="simple" chart:class="chart:line" chart:style-name="ch1">
        <chart:legend chart:legend-position="end" svg:x="22.461cm" svg:y="6.304cm" style:legend-expansion="high" chart:style-name="ch2"/>
        <chart:plot-area chart:style-name="ch3" table:cell-range-address="Sheet1_2.M2:Sheet1_2.M258" svg:x="0.507cm" svg:y="0.263cm" svg:width="21.447cm" svg:height="12.629cm">
          <chartooo:coordinate-region svg:x="1.314cm" svg:y="0.384cm" svg:width="20.64cm" svg:height="11.5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M2:Sheet1_2.M258" chart:class="chart:line">
            <chart:data-point chart:repeated="257"/>
          </chart:series>
          <chart:wall chart:style-name="ch7"/>
          <chart:floor chart:style-name="ch8"/>
        </chart:plot-area>
        <draw:frame draw:style-name="gr1" draw:text-style-name="P1" svg:width="9.342cm" svg:height="0.398cm" svg:x="-1.455cm" svg:y="-0.062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_2.M2:Sheet1_2.M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.629006636671">
                <text:p>130.6290066366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.756128476746">
                <text:p>133.756128476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.879481858958">
                <text:p>136.879481858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.997185392019">
                <text:p>139.997185392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3.1073610879">
                <text:p>143.1073610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.208135493059">
                <text:p>146.208135493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.297640816938">
                <text:p>149.297640816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.374016057056">
                <text:p>152.374016057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.435408120001">
                <text:p>155.43540812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8.479972937666">
                <text:p>158.479972937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.50587657805">
                <text:p>161.50587657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.511296349944">
                <text:p>164.5112963499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.494421900859">
                <text:p>167.494421900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.453456307508">
                <text:p>170.453456307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3.386617158211">
                <text:p>173.386617158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.292137626549">
                <text:p>176.2921376265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9.168267535636">
                <text:p>179.168267535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.013274412361">
                <text:p>182.013274412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4.825444530962">
                <text:p>184.825444530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7.603083945315">
                <text:p>187.603083945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0.344519509297">
                <text:p>190.344519509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3.048099884636">
                <text:p>193.048099884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5.712196535605">
                <text:p>195.712196535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.335204709999">
                <text:p>198.33520470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.915544405775">
                <text:p>200.915544405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3.451661322785">
                <text:p>203.4516613227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5.94202779903">
                <text:p>205.942027799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8.385143730865">
                <text:p>208.3851437308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0.779537476607">
                <text:p>210.7795374766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3.123766742995">
                <text:p>213.1237667429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5.416419453976">
                <text:p>215.416419453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7.656114601285">
                <text:p>217.656114601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9.841503076312">
                <text:p>219.8415030763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.971268482757">
                <text:p>221.9712684827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4.044127929577">
                <text:p>224.0441279295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6.058832803749">
                <text:p>226.0588328037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8.014169522392">
                <text:p>228.0141695223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9.908960263782">
                <text:p>229.9089602637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1.742063676827">
                <text:p>231.7420636768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3.512375568574">
                <text:p>233.5123755685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5.218829569338">
                <text:p>235.2188295693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6.860397775035">
                <text:p>236.8603977750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8.436091366361">
                <text:p>238.436091366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9.944961204415">
                <text:p>239.9449612044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1.386098402428">
                <text:p>241.3860984024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2.758634873239">
                <text:p>242.7586348732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4.0617438522">
                <text:p>244.0617438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.294640395189">
                <text:p>245.2946403951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6.456581851429">
                <text:p>246.4565818514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7.546868310835">
                <text:p>247.5468683108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8.564843025612">
                <text:p>248.5648430256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9.509892805857">
                <text:p>249.509892805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0.381448388919">
                <text:p>250.3814483889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1.178984782304">
                <text:p>251.178984782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1.902021579912">
                <text:p>251.9020215799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2.550123251412">
                <text:p>252.5501232514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3.12289940459">
                <text:p>253.12289940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3.62000502051">
                <text:p>253.620005020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4.041140661336">
                <text:p>254.0411406613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4.386052650705">
                <text:p>254.3860526507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4.654533226533">
                <text:p>254.6545332265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4.846420666159">
                <text:p>254.8464206661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4.961599383766">
                <text:p>254.9615993837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4.961599383766">
                <text:p>254.961599383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4.846420666159">
                <text:p>254.8464206661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.654533226533">
                <text:p>254.6545332265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4.386052650705">
                <text:p>254.3860526507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4.041140661336">
                <text:p>254.0411406613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3.62000502051">
                <text:p>253.620005020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3.12289940459">
                <text:p>253.122899404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2.550123251412">
                <text:p>252.5501232514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1.902021579912">
                <text:p>251.9020215799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1.178984782304">
                <text:p>251.178984782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0.381448388919">
                <text:p>250.3814483889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9.509892805857">
                <text:p>249.5098928058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8.564843025612">
                <text:p>248.5648430256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7.546868310835">
                <text:p>247.5468683108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6.456581851429">
                <text:p>246.4565818514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5.294640395189">
                <text:p>245.2946403951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4.0617438522">
                <text:p>244.06174385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2.758634873239">
                <text:p>242.7586348732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1.386098402428">
                <text:p>241.3860984024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9.944961204415">
                <text:p>239.9449612044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8.436091366361">
                <text:p>238.4360913663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6.860397775035">
                <text:p>236.8603977750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5.218829569338">
                <text:p>235.2188295693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.512375568574">
                <text:p>233.5123755685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1.742063676827">
                <text:p>231.7420636768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9.908960263782">
                <text:p>229.9089602637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8.014169522392">
                <text:p>228.0141695223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6.058832803749">
                <text:p>226.058832803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4.044127929577">
                <text:p>224.0441279295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1.971268482757">
                <text:p>221.9712684827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9.841503076312">
                <text:p>219.8415030763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7.656114601285">
                <text:p>217.6561146012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5.416419453976">
                <text:p>215.4164194539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3.123766742995">
                <text:p>213.1237667429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0.779537476607">
                <text:p>210.7795374766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8.385143730865">
                <text:p>208.3851437308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.94202779903">
                <text:p>205.942027799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3.451661322785">
                <text:p>203.4516613227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.915544405775">
                <text:p>200.9155444057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8.335204709999">
                <text:p>198.335204709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5.712196535605">
                <text:p>195.7121965356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3.048099884636">
                <text:p>193.048099884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0.344519509297">
                <text:p>190.3445195092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7.603083945315">
                <text:p>187.6030839453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4.825444530962">
                <text:p>184.8254445309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2.013274412361">
                <text:p>182.0132744123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9.168267535636">
                <text:p>179.1682675356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6.292137626549">
                <text:p>176.2921376265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3.386617158211">
                <text:p>173.3866171582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0.453456307508">
                <text:p>170.4534563075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7.494421900859">
                <text:p>167.4944219008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4.511296349944">
                <text:p>164.5112963499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1.50587657805">
                <text:p>161.505876578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8.479972937666">
                <text:p>158.4799729376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5.435408120001">
                <text:p>155.435408120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2.374016057056">
                <text:p>152.3740160570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9.297640816938">
                <text:p>149.2976408169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6.208135493059">
                <text:p>146.2081354930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3.1073610879">
                <text:p>143.10736108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9.997185392019">
                <text:p>139.997185392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6.879481858958">
                <text:p>136.879481858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.756128476746">
                <text:p>133.7561284767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.629006636671">
                <text:p>130.6290066366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4.370993363329">
                <text:p>124.3709933633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1.243871523254">
                <text:p>121.2438715232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8.120518141042">
                <text:p>118.1205181410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5.002814607981">
                <text:p>115.0028146079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1.8926389121">
                <text:p>111.89263891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.791864506941">
                <text:p>108.7918645069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5.702359183062">
                <text:p>105.7023591830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.625983942944">
                <text:p>102.6259839429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.5645918799991">
                <text:p>99.56459187999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6.5200270623339">
                <text:p>96.52002706233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.4941234219505">
                <text:p>93.49412342195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.4887036500561">
                <text:p>90.48870365005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7.5055780991413">
                <text:p>87.50557809914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4.5465436924919">
                <text:p>84.54654369249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1.613382841789">
                <text:p>81.6133828417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8.7078623734511">
                <text:p>78.70786237345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5.8317324643638">
                <text:p>75.83173246436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.986725587639">
                <text:p>72.9867255876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.1745554690376">
                <text:p>70.17455546903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7.3969160546853">
                <text:p>67.39691605468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4.6554804907026">
                <text:p>64.65548049070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.9519001153643">
                <text:p>61.95190011536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.2878034643951">
                <text:p>59.2878034643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.6647952900007">
                <text:p>56.66479529000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.0844555942247">
                <text:p>54.08445559422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.5483386772148">
                <text:p>51.54833867721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.0579722009701">
                <text:p>49.05797220097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.6148562691352">
                <text:p>46.61485626913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.2204625233935">
                <text:p>44.22046252339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.8762332570052">
                <text:p>41.87623325700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583580546024">
                <text:p>39.5835805460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.3438853987152">
                <text:p>37.34388539871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.158496923688">
                <text:p>35.1584969236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.0287315172427">
                <text:p>33.02873151724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.9558720704233">
                <text:p>30.95587207042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.9411671962511">
                <text:p>28.94116719625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9858304776077">
                <text:p>26.98583047760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0910397362178">
                <text:p>25.09103973621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.2579363231731">
                <text:p>23.25793632317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4876244314255">
                <text:p>21.48762443142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.7811704306624">
                <text:p>19.78117043066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1396022249653">
                <text:p>18.13960222496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5639086336393">
                <text:p>16.56390863363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.0550387955848">
                <text:p>15.05503879558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.6139015975718">
                <text:p>13.61390159757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241365126761">
                <text:p>12.2413651267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9382561477998">
                <text:p>10.93825614779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70535960481092">
                <text:p>9.705359604810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54341814857078">
                <text:p>8.543418148570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45313168916485">
                <text:p>7.453131689164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43515697438782">
                <text:p>6.435156974387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49010719414338">
                <text:p>5.490107194143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61855161108142">
                <text:p>4.618551611081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82101521769565">
                <text:p>3.821015217695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9797842008763">
                <text:p>3.097978420087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44987674858814">
                <text:p>2.449876748588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710059541001">
                <text:p>1.877100595410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37999497949042">
                <text:p>1.379994979490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58859338664468">
                <text:p>0.9588593386644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1394734929489">
                <text:p>0.613947349294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45466773466995">
                <text:p>0.3454667734669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3579333840511">
                <text:p>0.1535793338405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84006162339574">
                <text:p>0.03840061623395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84006162339574">
                <text:p>0.03840061623395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53579333840511">
                <text:p>0.1535793338405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45466773466995">
                <text:p>0.345466773466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1394734929489">
                <text:p>0.613947349294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58859338664482">
                <text:p>0.9588593386644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7999497949043">
                <text:p>1.379994979490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87710059541">
                <text:p>1.877100595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44987674858812">
                <text:p>2.449876748588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9797842008761">
                <text:p>3.097978420087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82101521769565">
                <text:p>3.821015217695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6185516110814">
                <text:p>4.61855161108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49010719414336">
                <text:p>5.490107194143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43515697438781">
                <text:p>6.435156974387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45313168916483">
                <text:p>7.453131689164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54341814857081">
                <text:p>8.543418148570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70535960481095">
                <text:p>9.705359604810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9382561477998">
                <text:p>10.93825614779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241365126761">
                <text:p>12.2413651267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6139015975718">
                <text:p>13.61390159757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.0550387955847">
                <text:p>15.05503879558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.5639086336393">
                <text:p>16.56390863363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.1396022249653">
                <text:p>18.13960222496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.7811704306623">
                <text:p>19.78117043066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4876244314255">
                <text:p>21.48762443142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257936323173">
                <text:p>23.2579363231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.0910397362178">
                <text:p>25.09103973621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.9858304776077">
                <text:p>26.98583047760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.941167196251">
                <text:p>28.9411671962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.9558720704232">
                <text:p>30.95587207042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.0287315172427">
                <text:p>33.02873151724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.158496923688">
                <text:p>35.1584969236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.3438853987152">
                <text:p>37.34388539871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.5835805460239">
                <text:p>39.58358054602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1.8762332570051">
                <text:p>41.87623325700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4.2204625233934">
                <text:p>44.22046252339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.6148562691352">
                <text:p>46.61485626913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.0579722009701">
                <text:p>49.05797220097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.5483386772148">
                <text:p>51.54833867721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4.0844555942247">
                <text:p>54.08445559422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6.6647952900007">
                <text:p>56.66479529000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.2878034643951">
                <text:p>59.28780346439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1.9519001153642">
                <text:p>61.95190011536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4.6554804907025">
                <text:p>64.65548049070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7.3969160546853">
                <text:p>67.39691605468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.1745554690376">
                <text:p>70.17455546903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2.986725587639">
                <text:p>72.9867255876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5.8317324643638">
                <text:p>75.83173246436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8.7078623734511">
                <text:p>78.70786237345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1.613382841789">
                <text:p>81.6133828417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4.5465436924919">
                <text:p>84.54654369249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7.5055780991413">
                <text:p>87.50557809914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.488703650056">
                <text:p>90.4887036500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3.4941234219504">
                <text:p>93.49412342195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6.5200270623338">
                <text:p>96.52002706233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9.5645918799991">
                <text:p>99.56459187999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2.625983942944">
                <text:p>102.6259839429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5.702359183062">
                <text:p>105.7023591830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8.791864506941">
                <text:p>108.7918645069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1.8926389121">
                <text:p>111.89263891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5.002814607981">
                <text:p>115.0028146079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8.120518141042">
                <text:p>118.1205181410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1.243871523254">
                <text:p>121.2438715232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4.370993363329">
                <text:p>124.3709933633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